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tkinson Hyperlegible Next"/>
    </style:style>
    <style:style style:name="P2" style:family="paragraph" style:parent-style-name="Standard">
      <style:paragraph-properties fo:margin-top="0in" fo:margin-bottom="0.1965in"/>
      <style:text-properties style:font-name="Atkinson Hyperlegible Next"/>
    </style:style>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list-style-name="L27"/>
    <style:style style:name="P24" style:family="paragraph" style:parent-style-name="Text_20_body" style:list-style-name="L28"/>
    <style:style style:name="P25" style:family="paragraph" style:parent-style-name="Text_20_body" style:list-style-name="L29"/>
    <style:style style:name="P26" style:family="paragraph" style:parent-style-name="Text_20_body" style:list-style-name="L30"/>
    <style:style style:name="P27" style:family="paragraph" style:parent-style-name="Text_20_body" style:list-style-name="L31"/>
    <style:style style:name="P28" style:family="paragraph" style:parent-style-name="Text_20_body" style:list-style-name="L32"/>
    <style:style style:name="P29" style:family="paragraph" style:parent-style-name="Text_20_body" style:list-style-name="L33"/>
    <style:style style:name="P30" style:family="paragraph" style:parent-style-name="Text_20_body" style:list-style-name="L34"/>
    <style:style style:name="P31" style:family="paragraph" style:parent-style-name="Text_20_body" style:list-style-name="L35"/>
    <style:style style:name="P32" style:family="paragraph" style:parent-style-name="Text_20_body" style:list-style-name="L36"/>
    <style:style style:name="P33" style:family="paragraph" style:parent-style-name="Text_20_body" style:list-style-name="L37"/>
    <style:style style:name="P34" style:family="paragraph" style:parent-style-name="Text_20_body" style:list-style-name="L38"/>
    <style:style style:name="P35" style:family="paragraph" style:parent-style-name="Text_20_body" style:list-style-name="L39"/>
    <style:style style:name="P36" style:family="paragraph" style:parent-style-name="Text_20_body" style:list-style-name="L40"/>
    <style:style style:name="P37" style:family="paragraph" style:parent-style-name="Text_20_body" style:list-style-name="L41"/>
    <style:style style:name="P38" style:family="paragraph" style:parent-style-name="Text_20_body" style:list-style-name="L42"/>
    <style:style style:name="P39" style:family="paragraph" style:parent-style-name="Text_20_body" style:list-style-name="L43"/>
    <style:style style:name="P40" style:family="paragraph" style:parent-style-name="Text_20_body" style:list-style-name="L44"/>
    <style:style style:name="P41" style:family="paragraph" style:parent-style-name="Text_20_body" style:list-style-name="L45"/>
    <style:style style:name="P42" style:family="paragraph" style:parent-style-name="Text_20_body" style:list-style-name="L46"/>
    <style:style style:name="P43" style:family="paragraph" style:parent-style-name="Text_20_body" style:list-style-name="L47"/>
    <style:style style:name="P44" style:family="paragraph" style:parent-style-name="Text_20_body" style:list-style-name="L48"/>
    <style:style style:name="P45" style:family="paragraph" style:parent-style-name="Text_20_body" style:list-style-name="L49"/>
    <style:style style:name="P46" style:family="paragraph" style:parent-style-name="Text_20_body" style:list-style-name="L50"/>
    <style:style style:name="P47" style:family="paragraph" style:parent-style-name="Text_20_body" style:list-style-name="L51"/>
    <style:style style:name="P48" style:family="paragraph" style:parent-style-name="Text_20_body" style:list-style-name="L52"/>
    <style:style style:name="P49" style:family="paragraph" style:parent-style-name="Text_20_body" style:list-style-name="L53"/>
    <style:style style:name="P50" style:family="paragraph" style:parent-style-name="Text_20_body" style:list-style-name="L54"/>
    <style:style style:name="P51" style:family="paragraph" style:parent-style-name="Text_20_body" style:list-style-name="L55"/>
    <style:style style:name="P52" style:family="paragraph" style:parent-style-name="Text_20_body" style:list-style-name="L56"/>
    <style:style style:name="P53" style:family="paragraph" style:parent-style-name="Text_20_body" style:list-style-name="L57"/>
    <style:style style:name="P54" style:family="paragraph" style:parent-style-name="Text_20_body" style:list-style-name="L58"/>
    <style:style style:name="P55" style:family="paragraph" style:parent-style-name="Text_20_body" style:list-style-name="L59"/>
    <style:style style:name="P56" style:family="paragraph" style:parent-style-name="Text_20_body" style:list-style-name="L60"/>
    <style:style style:name="P57" style:family="paragraph" style:parent-style-name="Text_20_body" style:list-style-name="L61"/>
    <style:style style:name="P58" style:family="paragraph" style:parent-style-name="Text_20_body" style:list-style-name="L62"/>
    <style:style style:name="P59" style:family="paragraph" style:parent-style-name="Text_20_body" style:list-style-name="L63"/>
    <style:style style:name="P60" style:family="paragraph" style:parent-style-name="Text_20_body" style:list-style-name="L64"/>
    <style:style style:name="P61" style:family="paragraph" style:parent-style-name="Text_20_body" style:list-style-name="L65"/>
    <style:style style:name="P62" style:family="paragraph" style:parent-style-name="Text_20_body" style:list-style-name="L66"/>
    <style:style style:name="P63" style:family="paragraph" style:parent-style-name="Text_20_body" style:list-style-name="L67"/>
    <style:style style:name="P64" style:family="paragraph" style:parent-style-name="Text_20_body" style:list-style-name="L68"/>
    <style:style style:name="P65" style:family="paragraph" style:parent-style-name="Text_20_body" style:list-style-name="L69"/>
    <style:style style:name="P66" style:family="paragraph" style:parent-style-name="Text_20_body" style:list-style-name="L70"/>
    <style:style style:name="P67" style:family="paragraph" style:parent-style-name="Text_20_body" style:list-style-name="L71"/>
    <style:style style:name="P68" style:family="paragraph" style:parent-style-name="Text_20_body" style:list-style-name="L72"/>
    <style:style style:name="P69" style:family="paragraph" style:parent-style-name="Text_20_body" style:list-style-name="L73"/>
    <style:style style:name="P70" style:family="paragraph" style:parent-style-name="Text_20_body" style:list-style-name="L74"/>
    <style:style style:name="P71" style:family="paragraph" style:parent-style-name="Text_20_body" style:list-style-name="L75"/>
    <style:style style:name="P72" style:family="paragraph" style:parent-style-name="Text_20_body" style:list-style-name="L76"/>
    <style:style style:name="P73" style:family="paragraph" style:parent-style-name="Text_20_body" style:list-style-name="L77"/>
    <style:style style:name="P74" style:family="paragraph" style:parent-style-name="Text_20_body" style:list-style-name="L78"/>
    <style:style style:name="P75" style:family="paragraph" style:parent-style-name="Text_20_body" style:list-style-name="L79"/>
    <style:style style:name="P76" style:family="paragraph" style:parent-style-name="Text_20_body" style:list-style-name="L80"/>
    <style:style style:name="P77" style:family="paragraph" style:parent-style-name="Text_20_body" style:list-style-name="L81"/>
    <style:style style:name="P78" style:family="paragraph" style:parent-style-name="Text_20_body" style:list-style-name="L82"/>
    <style:style style:name="P79" style:family="paragraph" style:parent-style-name="Text_20_body" style:list-style-name="L83"/>
    <style:style style:name="P80" style:family="paragraph" style:parent-style-name="Text_20_body" style:list-style-name="L84"/>
    <style:style style:name="P81" style:family="paragraph" style:parent-style-name="Text_20_body" style:list-style-name="L85"/>
    <style:style style:name="P82" style:family="paragraph" style:parent-style-name="Text_20_body" style:list-style-name="L87"/>
    <style:style style:name="P83" style:family="paragraph" style:parent-style-name="Text_20_body" style:list-style-name="L88"/>
    <style:style style:name="P84" style:family="paragraph" style:parent-style-name="Text_20_body" style:list-style-name="L89"/>
    <style:style style:name="P85" style:family="paragraph" style:parent-style-name="Text_20_body" style:list-style-name="L90"/>
    <style:style style:name="P86" style:family="paragraph" style:parent-style-name="Text_20_body" style:list-style-name="L91"/>
    <style:style style:name="P87" style:family="paragraph" style:parent-style-name="Text_20_body" style:list-style-name="L92"/>
    <style:style style:name="P88" style:family="paragraph" style:parent-style-name="Text_20_body" style:list-style-name="L93"/>
    <style:style style:name="P89" style:family="paragraph" style:parent-style-name="Text_20_body" style:list-style-name="L94"/>
    <style:style style:name="P90" style:family="paragraph" style:parent-style-name="Text_20_body" style:list-style-name="L95"/>
    <style:style style:name="P91" style:family="paragraph" style:parent-style-name="Text_20_body" style:list-style-name="L96"/>
    <style:style style:name="P92" style:family="paragraph" style:parent-style-name="Text_20_body" style:list-style-name="L97"/>
    <style:style style:name="P93" style:family="paragraph" style:parent-style-name="Text_20_body" style:list-style-name="L98"/>
    <style:style style:name="P94" style:family="paragraph" style:parent-style-name="Text_20_body" style:list-style-name="L99"/>
    <style:style style:name="P95" style:family="paragraph" style:parent-style-name="Text_20_body" style:list-style-name="L100"/>
    <style:style style:name="P96" style:family="paragraph" style:parent-style-name="Text_20_body" style:list-style-name="L101"/>
    <style:style style:name="P97" style:family="paragraph" style:parent-style-name="Text_20_body" style:list-style-name="L102"/>
    <style:style style:name="P98" style:family="paragraph" style:parent-style-name="Text_20_body" style:list-style-name="L103"/>
    <style:style style:name="P99" style:family="paragraph" style:parent-style-name="Text_20_body" style:list-style-name="L104"/>
    <style:style style:name="P100" style:family="paragraph" style:parent-style-name="Text_20_body" style:list-style-name="L105"/>
    <style:style style:name="P101" style:family="paragraph" style:parent-style-name="Text_20_body" style:list-style-name="L106"/>
    <style:style style:name="P102" style:family="paragraph" style:parent-style-name="Text_20_body" style:list-style-name="L107"/>
    <style:style style:name="P103" style:family="paragraph" style:parent-style-name="Text_20_body" style:list-style-name="L108"/>
    <style:style style:name="P104" style:family="paragraph" style:parent-style-name="Text_20_body" style:list-style-name="L109"/>
    <style:style style:name="P105" style:family="paragraph" style:parent-style-name="Text_20_body" style:list-style-name="L110"/>
    <style:style style:name="P106" style:family="paragraph" style:parent-style-name="Text_20_body" style:list-style-name="L111"/>
    <style:style style:name="P107" style:family="paragraph" style:parent-style-name="Text_20_body" style:list-style-name="L112"/>
    <style:style style:name="P108" style:family="paragraph" style:parent-style-name="Text_20_body" style:list-style-name="L113"/>
    <style:style style:name="P109" style:family="paragraph" style:parent-style-name="Text_20_body" style:list-style-name="L114"/>
    <style:style style:name="P110" style:family="paragraph" style:parent-style-name="Text_20_body" style:list-style-name="L115"/>
    <style:style style:name="P111" style:family="paragraph" style:parent-style-name="Text_20_body" style:list-style-name="L116"/>
    <style:style style:name="P112" style:family="paragraph" style:parent-style-name="Text_20_body" style:list-style-name="L117"/>
    <style:style style:name="P113" style:family="paragraph" style:parent-style-name="Text_20_body" style:list-style-name="L118"/>
    <style:style style:name="P114" style:family="paragraph" style:parent-style-name="Text_20_body" style:list-style-name="L119"/>
    <style:style style:name="P115" style:family="paragraph" style:parent-style-name="Text_20_body" style:list-style-name="L120"/>
    <style:style style:name="P116" style:family="paragraph" style:parent-style-name="Text_20_body" style:list-style-name="L121"/>
    <style:style style:name="P117" style:family="paragraph" style:parent-style-name="Text_20_body" style:list-style-name="L122"/>
    <style:style style:name="P118" style:family="paragraph" style:parent-style-name="Text_20_body" style:list-style-name="L123"/>
    <style:style style:name="P119" style:family="paragraph" style:parent-style-name="Text_20_body" style:list-style-name="L124"/>
    <style:style style:name="P120" style:family="paragraph" style:parent-style-name="Text_20_body" style:list-style-name="L125"/>
    <style:style style:name="P121" style:family="paragraph" style:parent-style-name="Text_20_body" style:list-style-name="L126"/>
    <style:style style:name="P122" style:family="paragraph" style:parent-style-name="Text_20_body" style:list-style-name="L127"/>
    <style:style style:name="P123" style:family="paragraph" style:parent-style-name="Text_20_body" style:list-style-name="L128"/>
    <style:style style:name="P124" style:family="paragraph" style:parent-style-name="Text_20_body" style:list-style-name="L129"/>
    <style:style style:name="P125" style:family="paragraph" style:parent-style-name="Text_20_body" style:list-style-name="L130"/>
    <style:style style:name="P126" style:family="paragraph" style:parent-style-name="Text_20_body" style:list-style-name="L131"/>
    <style:style style:name="P127" style:family="paragraph" style:parent-style-name="Text_20_body" style:list-style-name="L132"/>
    <style:style style:name="P128" style:family="paragraph" style:parent-style-name="Text_20_body" style:list-style-name="L133"/>
    <style:style style:name="P129" style:family="paragraph" style:parent-style-name="Text_20_body" style:list-style-name="L134"/>
    <style:style style:name="P130" style:family="paragraph" style:parent-style-name="Text_20_body" style:list-style-name="L135"/>
    <style:style style:name="P131" style:family="paragraph" style:parent-style-name="Text_20_body" style:list-style-name="L136"/>
    <style:style style:name="P132" style:family="paragraph" style:parent-style-name="Text_20_body" style:list-style-name="L137"/>
    <style:style style:name="P133" style:family="paragraph" style:parent-style-name="Text_20_body" style:list-style-name="L139"/>
    <style:style style:name="P134" style:family="paragraph" style:parent-style-name="Text_20_body" style:list-style-name="L140"/>
    <style:style style:name="P135" style:family="paragraph" style:parent-style-name="Text_20_body" style:list-style-name="L141"/>
    <style:style style:name="P136" style:family="paragraph" style:parent-style-name="Text_20_body" style:list-style-name="L142"/>
    <style:style style:name="P137" style:family="paragraph" style:parent-style-name="Text_20_body" style:list-style-name="L143"/>
    <style:style style:name="P138" style:family="paragraph" style:parent-style-name="Text_20_body" style:list-style-name="L144"/>
    <style:style style:name="P139" style:family="paragraph" style:parent-style-name="Text_20_body" style:list-style-name="L145"/>
    <style:style style:name="P140" style:family="paragraph" style:parent-style-name="Text_20_body" style:list-style-name="L146"/>
    <style:style style:name="P141" style:family="paragraph" style:parent-style-name="Text_20_body" style:list-style-name="L147"/>
    <style:style style:name="P142" style:family="paragraph" style:parent-style-name="Text_20_body" style:list-style-name="L148"/>
    <style:style style:name="P143" style:family="paragraph" style:parent-style-name="Text_20_body" style:list-style-name="L149"/>
    <style:style style:name="P144" style:family="paragraph" style:parent-style-name="Text_20_body" style:list-style-name="L150"/>
    <style:style style:name="P145" style:family="paragraph" style:parent-style-name="Text_20_body" style:list-style-name="L151"/>
    <style:style style:name="P146" style:family="paragraph" style:parent-style-name="Text_20_body" style:list-style-name="L152"/>
    <style:style style:name="P147" style:family="paragraph" style:parent-style-name="Text_20_body" style:list-style-name="L153"/>
    <style:style style:name="P148" style:family="paragraph" style:parent-style-name="Text_20_body" style:list-style-name="L154"/>
    <style:style style:name="P149" style:family="paragraph" style:parent-style-name="Text_20_body" style:list-style-name="L155"/>
    <style:style style:name="P150" style:family="paragraph" style:parent-style-name="Text_20_body" style:list-style-name="L156"/>
    <style:style style:name="P151" style:family="paragraph" style:parent-style-name="Text_20_body" style:list-style-name="L157"/>
    <style:style style:name="P152" style:family="paragraph" style:parent-style-name="Text_20_body" style:list-style-name="L158"/>
    <style:style style:name="P153" style:family="paragraph" style:parent-style-name="Text_20_body" style:list-style-name="L159"/>
    <style:style style:name="P154" style:family="paragraph" style:parent-style-name="Text_20_body" style:list-style-name="L160"/>
    <style:style style:name="P155" style:family="paragraph" style:parent-style-name="Text_20_body" style:list-style-name="L161"/>
    <style:style style:name="P156" style:family="paragraph" style:parent-style-name="Text_20_body" style:list-style-name="L162"/>
    <style:style style:name="P157" style:family="paragraph" style:parent-style-name="Text_20_body" style:list-style-name="L163"/>
    <style:style style:name="P158" style:family="paragraph" style:parent-style-name="Text_20_body" style:list-style-name="L164"/>
    <style:style style:name="P159" style:family="paragraph" style:parent-style-name="Text_20_body" style:list-style-name="L165"/>
    <style:style style:name="P160" style:family="paragraph" style:parent-style-name="Text_20_body" style:list-style-name="L166"/>
    <style:style style:name="P161" style:family="paragraph" style:parent-style-name="Text_20_body" style:list-style-name="L167"/>
    <style:style style:name="P162" style:family="paragraph" style:parent-style-name="Text_20_body" style:list-style-name="L168"/>
    <style:style style:name="P163" style:family="paragraph" style:parent-style-name="Text_20_body" style:list-style-name="L169"/>
    <style:style style:name="P164" style:family="paragraph" style:parent-style-name="Text_20_body" style:list-style-name="L170"/>
    <style:style style:name="P165" style:family="paragraph" style:parent-style-name="Text_20_body" style:list-style-name="L171"/>
    <style:style style:name="P166" style:family="paragraph" style:parent-style-name="Text_20_body" style:list-style-name="L172"/>
    <style:style style:name="P167" style:family="paragraph" style:parent-style-name="Text_20_body" style:list-style-name="L173"/>
    <style:style style:name="P168" style:family="paragraph" style:parent-style-name="Text_20_body" style:list-style-name="L174"/>
    <style:style style:name="P169" style:family="paragraph" style:parent-style-name="Text_20_body" style:list-style-name="L175"/>
    <style:style style:name="P170" style:family="paragraph" style:parent-style-name="Text_20_body" style:list-style-name="L176"/>
    <style:style style:name="P171" style:family="paragraph" style:parent-style-name="Text_20_body" style:list-style-name="L177"/>
    <style:style style:name="P172" style:family="paragraph" style:parent-style-name="Text_20_body" style:list-style-name="L178"/>
    <style:style style:name="P173" style:family="paragraph" style:parent-style-name="Text_20_body" style:list-style-name="L179"/>
    <style:style style:name="P174" style:family="paragraph" style:parent-style-name="Text_20_body" style:list-style-name="L180"/>
    <style:style style:name="P175" style:family="paragraph" style:parent-style-name="Text_20_body" style:list-style-name="L181"/>
    <style:style style:name="P176" style:family="paragraph" style:parent-style-name="Text_20_body" style:list-style-name="L182"/>
    <style:style style:name="P177" style:family="paragraph" style:parent-style-name="Text_20_body" style:list-style-name="L183"/>
    <style:style style:name="P178" style:family="paragraph" style:parent-style-name="Text_20_body" style:list-style-name="L184"/>
    <style:style style:name="P179" style:family="paragraph" style:parent-style-name="Text_20_body" style:list-style-name="L185"/>
    <style:style style:name="P180" style:family="paragraph" style:parent-style-name="Text_20_body" style:list-style-name="L186"/>
    <style:style style:name="P181" style:family="paragraph" style:parent-style-name="Text_20_body" style:list-style-name="L187"/>
    <style:style style:name="P182" style:family="paragraph" style:parent-style-name="Text_20_body" style:list-style-name="L188"/>
    <style:style style:name="P183" style:family="paragraph" style:parent-style-name="Text_20_body" style:list-style-name="L189"/>
    <style:style style:name="P184" style:family="paragraph" style:parent-style-name="Text_20_body" style:list-style-name="L190"/>
    <style:style style:name="P185" style:family="paragraph" style:parent-style-name="Text_20_body" style:list-style-name="L191"/>
    <style:style style:name="P186" style:family="paragraph" style:parent-style-name="Text_20_body" style:list-style-name="L192"/>
    <style:style style:name="P187" style:family="paragraph" style:parent-style-name="Text_20_body" style:list-style-name="L193"/>
    <style:style style:name="P188" style:family="paragraph" style:parent-style-name="Text_20_body" style:list-style-name="L194"/>
    <style:style style:name="P189" style:family="paragraph" style:parent-style-name="Text_20_body" style:list-style-name="L195"/>
    <style:style style:name="P190" style:family="paragraph" style:parent-style-name="Text_20_body" style:list-style-name="L196"/>
    <style:style style:name="P191" style:family="paragraph" style:parent-style-name="Text_20_body" style:list-style-name="L197"/>
    <style:style style:name="P192" style:family="paragraph" style:parent-style-name="Text_20_body" style:list-style-name="L198"/>
    <style:style style:name="P193" style:family="paragraph" style:parent-style-name="Text_20_body" style:list-style-name="L199"/>
    <style:style style:name="P194" style:family="paragraph" style:parent-style-name="Text_20_body" style:list-style-name="L200"/>
    <style:style style:name="P195" style:family="paragraph" style:parent-style-name="Text_20_body" style:list-style-name="L201"/>
    <style:style style:name="P196" style:family="paragraph" style:parent-style-name="Text_20_body" style:list-style-name="L202"/>
    <style:style style:name="P197" style:family="paragraph" style:parent-style-name="Text_20_body" style:list-style-name="L203"/>
    <style:style style:name="P198" style:family="paragraph" style:parent-style-name="Text_20_body" style:list-style-name="L204"/>
    <style:style style:name="P199" style:family="paragraph" style:parent-style-name="Text_20_body" style:list-style-name="L205"/>
    <style:style style:name="P200" style:family="paragraph" style:parent-style-name="Text_20_body" style:list-style-name="L206"/>
    <style:style style:name="P201" style:family="paragraph" style:parent-style-name="Text_20_body" style:list-style-name="L207"/>
    <style:style style:name="P202" style:family="paragraph" style:parent-style-name="Text_20_body" style:list-style-name="L208"/>
    <style:style style:name="P203" style:family="paragraph" style:parent-style-name="Text_20_body" style:list-style-name="L209"/>
    <style:style style:name="P204" style:family="paragraph" style:parent-style-name="Text_20_body" style:list-style-name="L210"/>
    <style:style style:name="P205" style:family="paragraph" style:parent-style-name="Text_20_body" style:list-style-name="L211"/>
    <style:style style:name="P206" style:family="paragraph" style:parent-style-name="Text_20_body" style:list-style-name="L212"/>
    <style:style style:name="P207" style:family="paragraph" style:parent-style-name="Text_20_body" style:list-style-name="L213"/>
    <style:style style:name="P208" style:family="paragraph" style:parent-style-name="Text_20_body" style:list-style-name="L214"/>
    <style:style style:name="P209" style:family="paragraph" style:parent-style-name="Text_20_body" style:list-style-name="L215"/>
    <style:style style:name="P210" style:family="paragraph" style:parent-style-name="Text_20_body" style:list-style-name="L216"/>
    <style:style style:name="P211" style:family="paragraph" style:parent-style-name="Text_20_body" style:list-style-name="L217"/>
    <style:style style:name="P212" style:family="paragraph" style:parent-style-name="Text_20_body" style:list-style-name="L218"/>
    <style:style style:name="P213" style:family="paragraph" style:parent-style-name="Text_20_body" style:list-style-name="L219"/>
    <style:style style:name="P214" style:family="paragraph" style:parent-style-name="Text_20_body" style:list-style-name="L220"/>
    <style:style style:name="P215" style:family="paragraph" style:parent-style-name="Text_20_body" style:list-style-name="L221"/>
    <style:style style:name="P216" style:family="paragraph" style:parent-style-name="Text_20_body" style:list-style-name="L222"/>
    <style:style style:name="P217" style:family="paragraph" style:parent-style-name="Text_20_body" style:list-style-name="L223"/>
    <style:style style:name="P218" style:family="paragraph" style:parent-style-name="Text_20_body" style:list-style-name="L224"/>
    <style:style style:name="P219" style:family="paragraph" style:parent-style-name="Text_20_body" style:list-style-name="L225"/>
    <style:style style:name="P220" style:family="paragraph" style:parent-style-name="Text_20_body" style:list-style-name="L226"/>
    <style:style style:name="P221" style:family="paragraph" style:parent-style-name="Text_20_body" style:list-style-name="L227"/>
    <style:style style:name="P222" style:family="paragraph" style:parent-style-name="Text_20_body" style:list-style-name="L228"/>
    <style:style style:name="P223" style:family="paragraph" style:parent-style-name="Text_20_body" style:list-style-name="L229"/>
    <style:style style:name="P224" style:family="paragraph" style:parent-style-name="Text_20_body" style:list-style-name="L230"/>
    <style:style style:name="P225" style:family="paragraph" style:parent-style-name="Text_20_body" style:list-style-name="L231"/>
    <style:style style:name="P226" style:family="paragraph" style:parent-style-name="Text_20_body" style:list-style-name="L232"/>
    <style:style style:name="P227" style:family="paragraph" style:parent-style-name="Text_20_body" style:list-style-name="L233"/>
    <style:style style:name="P228" style:family="paragraph" style:parent-style-name="Text_20_body" style:list-style-name="L234"/>
    <style:style style:name="P229" style:family="paragraph" style:parent-style-name="Text_20_body" style:list-style-name="L235"/>
    <style:style style:name="P230" style:family="paragraph" style:parent-style-name="Text_20_body" style:list-style-name="L236"/>
    <style:style style:name="P231" style:family="paragraph" style:parent-style-name="Text_20_body" style:list-style-name="L237"/>
    <style:style style:name="P232" style:family="paragraph" style:parent-style-name="Text_20_body" style:list-style-name="L238"/>
    <style:style style:name="P233" style:family="paragraph" style:parent-style-name="Text_20_body" style:list-style-name="L239"/>
    <style:style style:name="P234" style:family="paragraph" style:parent-style-name="Text_20_body" style:list-style-name="L240"/>
    <style:style style:name="P235" style:family="paragraph" style:parent-style-name="Text_20_body" style:list-style-name="L241"/>
    <style:style style:name="P236" style:family="paragraph" style:parent-style-name="Text_20_body" style:list-style-name="L242"/>
    <style:style style:name="P237" style:family="paragraph" style:parent-style-name="Text_20_body" style:list-style-name="L243"/>
    <style:style style:name="P238" style:family="paragraph" style:parent-style-name="Text_20_body" style:list-style-name="L244"/>
    <style:style style:name="P239" style:family="paragraph" style:parent-style-name="Text_20_body" style:list-style-name="L245"/>
    <style:style style:name="P240" style:family="paragraph" style:parent-style-name="Text_20_body" style:list-style-name="L246"/>
    <style:style style:name="P241" style:family="paragraph" style:parent-style-name="Text_20_body" style:list-style-name="L247"/>
    <style:style style:name="P242" style:family="paragraph" style:parent-style-name="Text_20_body" style:list-style-name="L248"/>
    <style:style style:name="P243" style:family="paragraph" style:parent-style-name="Text_20_body" style:list-style-name="L249"/>
    <style:style style:name="P244" style:family="paragraph" style:parent-style-name="Text_20_body" style:list-style-name="L250"/>
    <style:style style:name="P245" style:family="paragraph" style:parent-style-name="Text_20_body" style:list-style-name="L251"/>
    <style:style style:name="P246" style:family="paragraph" style:parent-style-name="Text_20_body" style:list-style-name="L252"/>
    <style:style style:name="P247" style:family="paragraph" style:parent-style-name="Text_20_body" style:list-style-name="L253"/>
    <style:style style:name="P248" style:family="paragraph" style:parent-style-name="Text_20_body" style:list-style-name="L254"/>
    <style:style style:name="P249" style:family="paragraph" style:parent-style-name="Text_20_body" style:list-style-name="L255"/>
    <style:style style:name="P250" style:family="paragraph" style:parent-style-name="Text_20_body" style:list-style-name="L257"/>
    <style:style style:name="P251" style:family="paragraph" style:parent-style-name="Text_20_body" style:list-style-name="L258"/>
    <style:style style:name="P252" style:family="paragraph" style:parent-style-name="Text_20_body" style:list-style-name="L259"/>
    <style:style style:name="P253" style:family="paragraph" style:parent-style-name="Text_20_body" style:list-style-name="L260"/>
    <style:style style:name="P254" style:family="paragraph" style:parent-style-name="Text_20_body" style:list-style-name="L261"/>
    <style:style style:name="P255" style:family="paragraph" style:parent-style-name="Text_20_body" style:list-style-name="L262"/>
    <style:style style:name="P256" style:family="paragraph" style:parent-style-name="Text_20_body" style:list-style-name="L263"/>
    <style:style style:name="P257" style:family="paragraph" style:parent-style-name="Text_20_body" style:list-style-name="L264"/>
    <style:style style:name="P258" style:family="paragraph" style:parent-style-name="Text_20_body" style:list-style-name="L265"/>
    <style:style style:name="P259" style:family="paragraph" style:parent-style-name="Text_20_body" style:list-style-name="L266"/>
    <style:style style:name="P260" style:family="paragraph" style:parent-style-name="Text_20_body" style:list-style-name="L267"/>
    <style:style style:name="P261" style:family="paragraph" style:parent-style-name="Text_20_body" style:list-style-name="L268"/>
    <style:style style:name="P262" style:family="paragraph" style:parent-style-name="Text_20_body" style:list-style-name="L270"/>
    <style:style style:name="P263" style:family="paragraph" style:parent-style-name="Text_20_body" style:list-style-name="L271"/>
    <style:style style:name="P264" style:family="paragraph" style:parent-style-name="Text_20_body" style:list-style-name="L272"/>
    <style:style style:name="P265" style:family="paragraph" style:parent-style-name="Text_20_body" style:list-style-name="L274"/>
    <style:style style:name="P266" style:family="paragraph" style:parent-style-name="Text_20_body" style:list-style-name="L275"/>
    <style:style style:name="P267" style:family="paragraph" style:parent-style-name="Text_20_body" style:list-style-name="L276"/>
    <style:style style:name="P268" style:family="paragraph" style:parent-style-name="Text_20_body" style:list-style-name="L277"/>
    <style:style style:name="P269" style:family="paragraph" style:parent-style-name="Text_20_body" style:list-style-name="L278"/>
    <style:style style:name="P270" style:family="paragraph" style:parent-style-name="Text_20_body" style:list-style-name="L279"/>
    <style:style style:name="P271" style:family="paragraph" style:parent-style-name="Text_20_body" style:list-style-name="L280"/>
    <style:style style:name="P272" style:family="paragraph" style:parent-style-name="Text_20_body" style:list-style-name="L281"/>
    <style:style style:name="P273" style:family="paragraph" style:parent-style-name="Text_20_body" style:list-style-name="L282"/>
    <style:style style:name="P274" style:family="paragraph" style:parent-style-name="Text_20_body" style:list-style-name="L283"/>
    <style:style style:name="P275" style:family="paragraph" style:parent-style-name="Text_20_body" style:list-style-name="L284"/>
    <style:style style:name="P276" style:family="paragraph" style:parent-style-name="Text_20_body" style:list-style-name="L285"/>
    <style:style style:name="P277" style:family="paragraph" style:parent-style-name="Text_20_body" style:list-style-name="L286"/>
    <style:style style:name="P278" style:family="paragraph" style:parent-style-name="Text_20_body" style:list-style-name="L287"/>
    <style:style style:name="P279" style:family="paragraph" style:parent-style-name="Text_20_body" style:list-style-name="L288"/>
    <style:style style:name="P280" style:family="paragraph" style:parent-style-name="Text_20_body" style:list-style-name="L289"/>
    <style:style style:name="P281" style:family="paragraph" style:parent-style-name="Text_20_body" style:list-style-name="L290"/>
    <style:style style:name="P282" style:family="paragraph" style:parent-style-name="Text_20_body" style:list-style-name="L291"/>
    <style:style style:name="P283" style:family="paragraph" style:parent-style-name="Text_20_body" style:list-style-name="L292"/>
    <style:style style:name="P284" style:family="paragraph" style:parent-style-name="Text_20_body" style:list-style-name="L293"/>
    <style:style style:name="P285" style:family="paragraph" style:parent-style-name="Text_20_body" style:list-style-name="L294"/>
    <style:style style:name="P286" style:family="paragraph" style:parent-style-name="Text_20_body" style:list-style-name="L295"/>
    <style:style style:name="P287" style:family="paragraph" style:parent-style-name="Text_20_body" style:list-style-name="L296"/>
    <style:style style:name="P288" style:family="paragraph" style:parent-style-name="Text_20_body" style:list-style-name="L297"/>
    <style:style style:name="P289" style:family="paragraph" style:parent-style-name="Text_20_body" style:list-style-name="L298"/>
    <style:style style:name="P290" style:family="paragraph" style:parent-style-name="Text_20_body" style:list-style-name="L299"/>
    <style:style style:name="P291" style:family="paragraph" style:parent-style-name="Text_20_body" style:list-style-name="L300"/>
    <style:style style:name="P292" style:family="paragraph" style:parent-style-name="Text_20_body" style:list-style-name="L301"/>
    <style:style style:name="P293" style:family="paragraph" style:parent-style-name="Text_20_body" style:list-style-name="L302"/>
    <style:style style:name="P294" style:family="paragraph" style:parent-style-name="Text_20_body" style:list-style-name="L303"/>
    <style:style style:name="P295" style:family="paragraph" style:parent-style-name="Text_20_body" style:list-style-name="L304"/>
    <style:style style:name="P296" style:family="paragraph" style:parent-style-name="Text_20_body" style:list-style-name="L305"/>
    <style:style style:name="P297" style:family="paragraph" style:parent-style-name="Text_20_body" style:list-style-name="L306"/>
    <style:style style:name="P298" style:family="paragraph" style:parent-style-name="Text_20_body" style:list-style-name="L307"/>
    <style:style style:name="P299" style:family="paragraph" style:parent-style-name="Text_20_body" style:list-style-name="L308"/>
    <style:style style:name="P300" style:family="paragraph" style:parent-style-name="Text_20_body" style:list-style-name="L309"/>
    <style:style style:name="P301" style:family="paragraph" style:parent-style-name="Text_20_body" style:list-style-name="L310"/>
    <style:style style:name="P302" style:family="paragraph" style:parent-style-name="Text_20_body" style:list-style-name="L311"/>
    <style:style style:name="P303" style:family="paragraph" style:parent-style-name="Text_20_body" style:list-style-name="L312"/>
    <style:style style:name="P304" style:family="paragraph" style:parent-style-name="Text_20_body" style:list-style-name="L313"/>
    <style:style style:name="P305" style:family="paragraph" style:parent-style-name="Text_20_body" style:list-style-name="L314"/>
    <style:style style:name="P306" style:family="paragraph" style:parent-style-name="Text_20_body" style:list-style-name="L315"/>
    <style:style style:name="P307" style:family="paragraph" style:parent-style-name="Text_20_body" style:list-style-name="L316"/>
    <style:style style:name="P308" style:family="paragraph" style:parent-style-name="Text_20_body" style:list-style-name="L317"/>
    <style:style style:name="P309" style:family="paragraph" style:parent-style-name="Text_20_body" style:list-style-name="L318"/>
    <style:style style:name="P310" style:family="paragraph" style:parent-style-name="Text_20_body" style:list-style-name="L319"/>
    <style:style style:name="P311" style:family="paragraph" style:parent-style-name="Text_20_body" style:list-style-name="L320"/>
    <style:style style:name="P312" style:family="paragraph" style:parent-style-name="Text_20_body" style:list-style-name="L321"/>
    <style:style style:name="P313" style:family="paragraph" style:parent-style-name="Text_20_body" style:list-style-name="L322"/>
    <style:style style:name="P314" style:family="paragraph" style:parent-style-name="Text_20_body" style:list-style-name="L323"/>
    <style:style style:name="P315" style:family="paragraph" style:parent-style-name="Text_20_body" style:list-style-name="L324"/>
    <style:style style:name="P316" style:family="paragraph" style:parent-style-name="Text_20_body" style:list-style-name="L325"/>
    <style:style style:name="P317" style:family="paragraph" style:parent-style-name="Text_20_body" style:list-style-name="L326"/>
    <style:style style:name="P318" style:family="paragraph" style:parent-style-name="Text_20_body">
      <style:text-properties style:font-name="Atkinson Hyperlegible Next"/>
    </style:style>
    <style:style style:name="P319" style:family="paragraph" style:parent-style-name="Text_20_body" style:list-style-name="L1">
      <style:text-properties style:font-name="Atkinson Hyperlegible Next"/>
    </style:style>
    <style:style style:name="P320" style:family="paragraph" style:parent-style-name="Text_20_body" style:list-style-name="L2">
      <style:text-properties style:font-name="Atkinson Hyperlegible Next"/>
    </style:style>
    <style:style style:name="P321" style:family="paragraph" style:parent-style-name="Text_20_body" style:list-style-name="L3">
      <style:text-properties style:font-name="Atkinson Hyperlegible Next"/>
    </style:style>
    <style:style style:name="P322" style:family="paragraph" style:parent-style-name="Text_20_body" style:list-style-name="L4">
      <style:text-properties style:font-name="Atkinson Hyperlegible Next"/>
    </style:style>
    <style:style style:name="P323" style:family="paragraph" style:parent-style-name="Text_20_body" style:list-style-name="L5">
      <style:text-properties style:font-name="Atkinson Hyperlegible Next"/>
    </style:style>
    <style:style style:name="P324" style:family="paragraph" style:parent-style-name="Text_20_body" style:list-style-name="L6">
      <style:text-properties style:font-name="Atkinson Hyperlegible Next"/>
    </style:style>
    <style:style style:name="P325" style:family="paragraph" style:parent-style-name="Text_20_body" style:list-style-name="L86">
      <style:text-properties style:font-name="Atkinson Hyperlegible Next"/>
    </style:style>
    <style:style style:name="P326" style:family="paragraph" style:parent-style-name="Text_20_body" style:list-style-name="L134">
      <style:text-properties style:font-name="Atkinson Hyperlegible Next"/>
    </style:style>
    <style:style style:name="P327" style:family="paragraph" style:parent-style-name="Text_20_body" style:list-style-name="L138">
      <style:text-properties style:font-name="Atkinson Hyperlegible Next"/>
    </style:style>
    <style:style style:name="P328" style:family="paragraph" style:parent-style-name="Text_20_body" style:list-style-name="L256">
      <style:text-properties style:font-name="Atkinson Hyperlegible Next"/>
    </style:style>
    <style:style style:name="P329" style:family="paragraph" style:parent-style-name="Text_20_body" style:list-style-name="L269">
      <style:text-properties style:font-name="Atkinson Hyperlegible Next"/>
    </style:style>
    <style:style style:name="P330" style:family="paragraph" style:parent-style-name="Text_20_body" style:list-style-name="L273">
      <style:text-properties style:font-name="Atkinson Hyperlegible Next"/>
    </style:style>
    <style:style style:name="P331" style:family="paragraph" style:parent-style-name="Text_20_body" style:list-style-name="L327">
      <style:text-properties style:font-name="Atkinson Hyperlegible Next"/>
    </style:style>
    <style:style style:name="P332" style:family="paragraph" style:parent-style-name="Text_20_body" style:list-style-name="L2">
      <style:paragraph-properties fo:margin-top="0in" fo:margin-bottom="0in"/>
    </style:style>
    <style:style style:name="P333" style:family="paragraph" style:parent-style-name="Text_20_body" style:list-style-name="L3">
      <style:paragraph-properties fo:margin-top="0in" fo:margin-bottom="0in"/>
    </style:style>
    <style:style style:name="P334" style:family="paragraph" style:parent-style-name="Text_20_body" style:list-style-name="L4">
      <style:paragraph-properties fo:margin-top="0in" fo:margin-bottom="0in"/>
    </style:style>
    <style:style style:name="P335" style:family="paragraph" style:parent-style-name="Text_20_body" style:list-style-name="L5">
      <style:paragraph-properties fo:margin-top="0in" fo:margin-bottom="0in"/>
    </style:style>
    <style:style style:name="P336" style:family="paragraph" style:parent-style-name="Text_20_body" style:list-style-name="L7">
      <style:paragraph-properties fo:margin-top="0in" fo:margin-bottom="0in"/>
    </style:style>
    <style:style style:name="P337" style:family="paragraph" style:parent-style-name="Text_20_body" style:list-style-name="L8">
      <style:paragraph-properties fo:margin-top="0in" fo:margin-bottom="0in"/>
    </style:style>
    <style:style style:name="P338" style:family="paragraph" style:parent-style-name="Text_20_body" style:list-style-name="L9">
      <style:paragraph-properties fo:margin-top="0in" fo:margin-bottom="0in"/>
    </style:style>
    <style:style style:name="P339" style:family="paragraph" style:parent-style-name="Text_20_body" style:list-style-name="L10">
      <style:paragraph-properties fo:margin-top="0in" fo:margin-bottom="0in"/>
    </style:style>
    <style:style style:name="P340" style:family="paragraph" style:parent-style-name="Text_20_body" style:list-style-name="L33">
      <style:paragraph-properties fo:margin-top="0in" fo:margin-bottom="0in"/>
    </style:style>
    <style:style style:name="P341" style:family="paragraph" style:parent-style-name="Text_20_body" style:list-style-name="L40">
      <style:paragraph-properties fo:margin-top="0in" fo:margin-bottom="0in"/>
    </style:style>
    <style:style style:name="P342" style:family="paragraph" style:parent-style-name="Text_20_body" style:list-style-name="L46">
      <style:paragraph-properties fo:margin-top="0in" fo:margin-bottom="0in"/>
    </style:style>
    <style:style style:name="P343" style:family="paragraph" style:parent-style-name="Text_20_body" style:list-style-name="L47">
      <style:paragraph-properties fo:margin-top="0in" fo:margin-bottom="0in"/>
    </style:style>
    <style:style style:name="P344" style:family="paragraph" style:parent-style-name="Text_20_body" style:list-style-name="L51">
      <style:paragraph-properties fo:margin-top="0in" fo:margin-bottom="0in"/>
    </style:style>
    <style:style style:name="P345" style:family="paragraph" style:parent-style-name="Text_20_body" style:list-style-name="L54">
      <style:paragraph-properties fo:margin-top="0in" fo:margin-bottom="0in"/>
    </style:style>
    <style:style style:name="P346" style:family="paragraph" style:parent-style-name="Text_20_body" style:list-style-name="L56">
      <style:paragraph-properties fo:margin-top="0in" fo:margin-bottom="0in"/>
    </style:style>
    <style:style style:name="P347" style:family="paragraph" style:parent-style-name="Text_20_body" style:list-style-name="L58">
      <style:paragraph-properties fo:margin-top="0in" fo:margin-bottom="0in"/>
    </style:style>
    <style:style style:name="P348" style:family="paragraph" style:parent-style-name="Text_20_body" style:list-style-name="L59">
      <style:paragraph-properties fo:margin-top="0in" fo:margin-bottom="0in"/>
    </style:style>
    <style:style style:name="P349" style:family="paragraph" style:parent-style-name="Text_20_body" style:list-style-name="L60">
      <style:paragraph-properties fo:margin-top="0in" fo:margin-bottom="0in"/>
    </style:style>
    <style:style style:name="P350" style:family="paragraph" style:parent-style-name="Text_20_body" style:list-style-name="L61">
      <style:paragraph-properties fo:margin-top="0in" fo:margin-bottom="0in"/>
    </style:style>
    <style:style style:name="P351" style:family="paragraph" style:parent-style-name="Text_20_body" style:list-style-name="L64">
      <style:paragraph-properties fo:margin-top="0in" fo:margin-bottom="0in"/>
    </style:style>
    <style:style style:name="P352" style:family="paragraph" style:parent-style-name="Text_20_body" style:list-style-name="L65">
      <style:paragraph-properties fo:margin-top="0in" fo:margin-bottom="0in"/>
    </style:style>
    <style:style style:name="P353" style:family="paragraph" style:parent-style-name="Text_20_body" style:list-style-name="L67">
      <style:paragraph-properties fo:margin-top="0in" fo:margin-bottom="0in"/>
    </style:style>
    <style:style style:name="P354" style:family="paragraph" style:parent-style-name="Text_20_body" style:list-style-name="L69">
      <style:paragraph-properties fo:margin-top="0in" fo:margin-bottom="0in"/>
    </style:style>
    <style:style style:name="P355" style:family="paragraph" style:parent-style-name="Text_20_body" style:list-style-name="L73">
      <style:paragraph-properties fo:margin-top="0in" fo:margin-bottom="0in"/>
    </style:style>
    <style:style style:name="P356" style:family="paragraph" style:parent-style-name="Text_20_body" style:list-style-name="L74">
      <style:paragraph-properties fo:margin-top="0in" fo:margin-bottom="0in"/>
    </style:style>
    <style:style style:name="P357" style:family="paragraph" style:parent-style-name="Text_20_body" style:list-style-name="L75">
      <style:paragraph-properties fo:margin-top="0in" fo:margin-bottom="0in"/>
    </style:style>
    <style:style style:name="P358" style:family="paragraph" style:parent-style-name="Text_20_body" style:list-style-name="L79">
      <style:paragraph-properties fo:margin-top="0in" fo:margin-bottom="0in"/>
    </style:style>
    <style:style style:name="P359" style:family="paragraph" style:parent-style-name="Text_20_body" style:list-style-name="L80">
      <style:paragraph-properties fo:margin-top="0in" fo:margin-bottom="0in"/>
    </style:style>
    <style:style style:name="P360" style:family="paragraph" style:parent-style-name="Text_20_body" style:list-style-name="L84">
      <style:paragraph-properties fo:margin-top="0in" fo:margin-bottom="0in"/>
    </style:style>
    <style:style style:name="P361" style:family="paragraph" style:parent-style-name="Text_20_body" style:list-style-name="L85">
      <style:paragraph-properties fo:margin-top="0in" fo:margin-bottom="0in"/>
    </style:style>
    <style:style style:name="P362" style:family="paragraph" style:parent-style-name="Text_20_body" style:list-style-name="L86">
      <style:paragraph-properties fo:margin-top="0in" fo:margin-bottom="0in"/>
    </style:style>
    <style:style style:name="P363" style:family="paragraph" style:parent-style-name="Text_20_body" style:list-style-name="L87">
      <style:paragraph-properties fo:margin-top="0in" fo:margin-bottom="0in"/>
    </style:style>
    <style:style style:name="P364" style:family="paragraph" style:parent-style-name="Text_20_body" style:list-style-name="L88">
      <style:paragraph-properties fo:margin-top="0in" fo:margin-bottom="0in"/>
    </style:style>
    <style:style style:name="P365" style:family="paragraph" style:parent-style-name="Text_20_body" style:list-style-name="L89">
      <style:paragraph-properties fo:margin-top="0in" fo:margin-bottom="0in"/>
    </style:style>
    <style:style style:name="P366" style:family="paragraph" style:parent-style-name="Text_20_body" style:list-style-name="L91">
      <style:paragraph-properties fo:margin-top="0in" fo:margin-bottom="0in"/>
    </style:style>
    <style:style style:name="P367" style:family="paragraph" style:parent-style-name="Text_20_body" style:list-style-name="L92">
      <style:paragraph-properties fo:margin-top="0in" fo:margin-bottom="0in"/>
    </style:style>
    <style:style style:name="P368" style:family="paragraph" style:parent-style-name="Text_20_body" style:list-style-name="L93">
      <style:paragraph-properties fo:margin-top="0in" fo:margin-bottom="0in"/>
    </style:style>
    <style:style style:name="P369" style:family="paragraph" style:parent-style-name="Text_20_body" style:list-style-name="L95">
      <style:paragraph-properties fo:margin-top="0in" fo:margin-bottom="0in"/>
    </style:style>
    <style:style style:name="P370" style:family="paragraph" style:parent-style-name="Text_20_body" style:list-style-name="L96">
      <style:paragraph-properties fo:margin-top="0in" fo:margin-bottom="0in"/>
    </style:style>
    <style:style style:name="P371" style:family="paragraph" style:parent-style-name="Text_20_body" style:list-style-name="L100">
      <style:paragraph-properties fo:margin-top="0in" fo:margin-bottom="0in"/>
    </style:style>
    <style:style style:name="P372" style:family="paragraph" style:parent-style-name="Text_20_body" style:list-style-name="L104">
      <style:paragraph-properties fo:margin-top="0in" fo:margin-bottom="0in"/>
    </style:style>
    <style:style style:name="P373" style:family="paragraph" style:parent-style-name="Text_20_body" style:list-style-name="L105">
      <style:paragraph-properties fo:margin-top="0in" fo:margin-bottom="0in"/>
    </style:style>
    <style:style style:name="P374" style:family="paragraph" style:parent-style-name="Text_20_body" style:list-style-name="L109">
      <style:paragraph-properties fo:margin-top="0in" fo:margin-bottom="0in"/>
    </style:style>
    <style:style style:name="P375" style:family="paragraph" style:parent-style-name="Text_20_body" style:list-style-name="L110">
      <style:paragraph-properties fo:margin-top="0in" fo:margin-bottom="0in"/>
    </style:style>
    <style:style style:name="P376" style:family="paragraph" style:parent-style-name="Text_20_body" style:list-style-name="L111">
      <style:paragraph-properties fo:margin-top="0in" fo:margin-bottom="0in"/>
    </style:style>
    <style:style style:name="P377" style:family="paragraph" style:parent-style-name="Text_20_body" style:list-style-name="L112">
      <style:paragraph-properties fo:margin-top="0in" fo:margin-bottom="0in"/>
    </style:style>
    <style:style style:name="P378" style:family="paragraph" style:parent-style-name="Text_20_body" style:list-style-name="L116">
      <style:paragraph-properties fo:margin-top="0in" fo:margin-bottom="0in"/>
    </style:style>
    <style:style style:name="P379" style:family="paragraph" style:parent-style-name="Text_20_body" style:list-style-name="L117">
      <style:paragraph-properties fo:margin-top="0in" fo:margin-bottom="0in"/>
    </style:style>
    <style:style style:name="P380" style:family="paragraph" style:parent-style-name="Text_20_body" style:list-style-name="L121">
      <style:paragraph-properties fo:margin-top="0in" fo:margin-bottom="0in"/>
    </style:style>
    <style:style style:name="P381" style:family="paragraph" style:parent-style-name="Text_20_body" style:list-style-name="L122">
      <style:paragraph-properties fo:margin-top="0in" fo:margin-bottom="0in"/>
    </style:style>
    <style:style style:name="P382" style:family="paragraph" style:parent-style-name="Text_20_body" style:list-style-name="L126">
      <style:paragraph-properties fo:margin-top="0in" fo:margin-bottom="0in"/>
    </style:style>
    <style:style style:name="P383" style:family="paragraph" style:parent-style-name="Text_20_body" style:list-style-name="L130">
      <style:paragraph-properties fo:margin-top="0in" fo:margin-bottom="0in"/>
    </style:style>
    <style:style style:name="P384" style:family="paragraph" style:parent-style-name="Text_20_body" style:list-style-name="L134">
      <style:paragraph-properties fo:margin-top="0in" fo:margin-bottom="0in"/>
    </style:style>
    <style:style style:name="P385" style:family="paragraph" style:parent-style-name="Text_20_body" style:list-style-name="L137">
      <style:paragraph-properties fo:margin-top="0in" fo:margin-bottom="0in"/>
    </style:style>
    <style:style style:name="P386" style:family="paragraph" style:parent-style-name="Text_20_body" style:list-style-name="L138">
      <style:paragraph-properties fo:margin-top="0in" fo:margin-bottom="0in"/>
    </style:style>
    <style:style style:name="P387" style:family="paragraph" style:parent-style-name="Text_20_body" style:list-style-name="L142">
      <style:paragraph-properties fo:margin-top="0in" fo:margin-bottom="0in"/>
    </style:style>
    <style:style style:name="P388" style:family="paragraph" style:parent-style-name="Text_20_body" style:list-style-name="L143">
      <style:paragraph-properties fo:margin-top="0in" fo:margin-bottom="0in"/>
    </style:style>
    <style:style style:name="P389" style:family="paragraph" style:parent-style-name="Text_20_body" style:list-style-name="L145">
      <style:paragraph-properties fo:margin-top="0in" fo:margin-bottom="0in"/>
    </style:style>
    <style:style style:name="P390" style:family="paragraph" style:parent-style-name="Text_20_body" style:list-style-name="L147">
      <style:paragraph-properties fo:margin-top="0in" fo:margin-bottom="0in"/>
    </style:style>
    <style:style style:name="P391" style:family="paragraph" style:parent-style-name="Text_20_body" style:list-style-name="L149">
      <style:paragraph-properties fo:margin-top="0in" fo:margin-bottom="0in"/>
    </style:style>
    <style:style style:name="P392" style:family="paragraph" style:parent-style-name="Text_20_body" style:list-style-name="L151">
      <style:paragraph-properties fo:margin-top="0in" fo:margin-bottom="0in"/>
    </style:style>
    <style:style style:name="P393" style:family="paragraph" style:parent-style-name="Text_20_body" style:list-style-name="L152">
      <style:paragraph-properties fo:margin-top="0in" fo:margin-bottom="0in"/>
    </style:style>
    <style:style style:name="P394" style:family="paragraph" style:parent-style-name="Text_20_body" style:list-style-name="L153">
      <style:paragraph-properties fo:margin-top="0in" fo:margin-bottom="0in"/>
    </style:style>
    <style:style style:name="P395" style:family="paragraph" style:parent-style-name="Text_20_body" style:list-style-name="L157">
      <style:paragraph-properties fo:margin-top="0in" fo:margin-bottom="0in"/>
    </style:style>
    <style:style style:name="P396" style:family="paragraph" style:parent-style-name="Text_20_body" style:list-style-name="L161">
      <style:paragraph-properties fo:margin-top="0in" fo:margin-bottom="0in"/>
    </style:style>
    <style:style style:name="P397" style:family="paragraph" style:parent-style-name="Text_20_body" style:list-style-name="L162">
      <style:paragraph-properties fo:margin-top="0in" fo:margin-bottom="0in"/>
    </style:style>
    <style:style style:name="P398" style:family="paragraph" style:parent-style-name="Text_20_body" style:list-style-name="L163">
      <style:paragraph-properties fo:margin-top="0in" fo:margin-bottom="0in"/>
    </style:style>
    <style:style style:name="P399" style:family="paragraph" style:parent-style-name="Text_20_body" style:list-style-name="L167">
      <style:paragraph-properties fo:margin-top="0in" fo:margin-bottom="0in"/>
    </style:style>
    <style:style style:name="P400" style:family="paragraph" style:parent-style-name="Text_20_body" style:list-style-name="L168">
      <style:paragraph-properties fo:margin-top="0in" fo:margin-bottom="0in"/>
    </style:style>
    <style:style style:name="P401" style:family="paragraph" style:parent-style-name="Text_20_body" style:list-style-name="L169">
      <style:paragraph-properties fo:margin-top="0in" fo:margin-bottom="0in"/>
    </style:style>
    <style:style style:name="P402" style:family="paragraph" style:parent-style-name="Text_20_body" style:list-style-name="L170">
      <style:paragraph-properties fo:margin-top="0in" fo:margin-bottom="0in"/>
    </style:style>
    <style:style style:name="P403" style:family="paragraph" style:parent-style-name="Text_20_body" style:list-style-name="L172">
      <style:paragraph-properties fo:margin-top="0in" fo:margin-bottom="0in"/>
    </style:style>
    <style:style style:name="P404" style:family="paragraph" style:parent-style-name="Text_20_body" style:list-style-name="L174">
      <style:paragraph-properties fo:margin-top="0in" fo:margin-bottom="0in"/>
    </style:style>
    <style:style style:name="P405" style:family="paragraph" style:parent-style-name="Text_20_body" style:list-style-name="L175">
      <style:paragraph-properties fo:margin-top="0in" fo:margin-bottom="0in"/>
    </style:style>
    <style:style style:name="P406" style:family="paragraph" style:parent-style-name="Text_20_body" style:list-style-name="L179">
      <style:paragraph-properties fo:margin-top="0in" fo:margin-bottom="0in"/>
    </style:style>
    <style:style style:name="P407" style:family="paragraph" style:parent-style-name="Text_20_body" style:list-style-name="L181">
      <style:paragraph-properties fo:margin-top="0in" fo:margin-bottom="0in"/>
    </style:style>
    <style:style style:name="P408" style:family="paragraph" style:parent-style-name="Text_20_body" style:list-style-name="L183">
      <style:paragraph-properties fo:margin-top="0in" fo:margin-bottom="0in"/>
    </style:style>
    <style:style style:name="P409" style:family="paragraph" style:parent-style-name="Text_20_body" style:list-style-name="L187">
      <style:paragraph-properties fo:margin-top="0in" fo:margin-bottom="0in"/>
    </style:style>
    <style:style style:name="P410" style:family="paragraph" style:parent-style-name="Text_20_body" style:list-style-name="L188">
      <style:paragraph-properties fo:margin-top="0in" fo:margin-bottom="0in"/>
    </style:style>
    <style:style style:name="P411" style:family="paragraph" style:parent-style-name="Text_20_body" style:list-style-name="L189">
      <style:paragraph-properties fo:margin-top="0in" fo:margin-bottom="0in"/>
    </style:style>
    <style:style style:name="P412" style:family="paragraph" style:parent-style-name="Text_20_body" style:list-style-name="L193">
      <style:paragraph-properties fo:margin-top="0in" fo:margin-bottom="0in"/>
    </style:style>
    <style:style style:name="P413" style:family="paragraph" style:parent-style-name="Text_20_body" style:list-style-name="L194">
      <style:paragraph-properties fo:margin-top="0in" fo:margin-bottom="0in"/>
    </style:style>
    <style:style style:name="P414" style:family="paragraph" style:parent-style-name="Text_20_body" style:list-style-name="L195">
      <style:paragraph-properties fo:margin-top="0in" fo:margin-bottom="0in"/>
    </style:style>
    <style:style style:name="P415" style:family="paragraph" style:parent-style-name="Text_20_body" style:list-style-name="L199">
      <style:paragraph-properties fo:margin-top="0in" fo:margin-bottom="0in"/>
    </style:style>
    <style:style style:name="P416" style:family="paragraph" style:parent-style-name="Text_20_body" style:list-style-name="L200">
      <style:paragraph-properties fo:margin-top="0in" fo:margin-bottom="0in"/>
    </style:style>
    <style:style style:name="P417" style:family="paragraph" style:parent-style-name="Text_20_body" style:list-style-name="L201">
      <style:paragraph-properties fo:margin-top="0in" fo:margin-bottom="0in"/>
    </style:style>
    <style:style style:name="P418" style:family="paragraph" style:parent-style-name="Text_20_body" style:list-style-name="L202">
      <style:paragraph-properties fo:margin-top="0in" fo:margin-bottom="0in"/>
    </style:style>
    <style:style style:name="P419" style:family="paragraph" style:parent-style-name="Text_20_body" style:list-style-name="L205">
      <style:paragraph-properties fo:margin-top="0in" fo:margin-bottom="0in"/>
    </style:style>
    <style:style style:name="P420" style:family="paragraph" style:parent-style-name="Text_20_body" style:list-style-name="L206">
      <style:paragraph-properties fo:margin-top="0in" fo:margin-bottom="0in"/>
    </style:style>
    <style:style style:name="P421" style:family="paragraph" style:parent-style-name="Text_20_body" style:list-style-name="L207">
      <style:paragraph-properties fo:margin-top="0in" fo:margin-bottom="0in"/>
    </style:style>
    <style:style style:name="P422" style:family="paragraph" style:parent-style-name="Text_20_body" style:list-style-name="L210">
      <style:paragraph-properties fo:margin-top="0in" fo:margin-bottom="0in"/>
    </style:style>
    <style:style style:name="P423" style:family="paragraph" style:parent-style-name="Text_20_body" style:list-style-name="L211">
      <style:paragraph-properties fo:margin-top="0in" fo:margin-bottom="0in"/>
    </style:style>
    <style:style style:name="P424" style:family="paragraph" style:parent-style-name="Text_20_body" style:list-style-name="L212">
      <style:paragraph-properties fo:margin-top="0in" fo:margin-bottom="0in"/>
    </style:style>
    <style:style style:name="P425" style:family="paragraph" style:parent-style-name="Text_20_body" style:list-style-name="L216">
      <style:paragraph-properties fo:margin-top="0in" fo:margin-bottom="0in"/>
    </style:style>
    <style:style style:name="P426" style:family="paragraph" style:parent-style-name="Text_20_body" style:list-style-name="L217">
      <style:paragraph-properties fo:margin-top="0in" fo:margin-bottom="0in"/>
    </style:style>
    <style:style style:name="P427" style:family="paragraph" style:parent-style-name="Text_20_body" style:list-style-name="L223">
      <style:paragraph-properties fo:margin-top="0in" fo:margin-bottom="0in"/>
    </style:style>
    <style:style style:name="P428" style:family="paragraph" style:parent-style-name="Text_20_body" style:list-style-name="L229">
      <style:paragraph-properties fo:margin-top="0in" fo:margin-bottom="0in"/>
    </style:style>
    <style:style style:name="P429" style:family="paragraph" style:parent-style-name="Text_20_body" style:list-style-name="L230">
      <style:paragraph-properties fo:margin-top="0in" fo:margin-bottom="0in"/>
    </style:style>
    <style:style style:name="P430" style:family="paragraph" style:parent-style-name="Text_20_body" style:list-style-name="L233">
      <style:paragraph-properties fo:margin-top="0in" fo:margin-bottom="0in"/>
    </style:style>
    <style:style style:name="P431" style:family="paragraph" style:parent-style-name="Text_20_body" style:list-style-name="L234">
      <style:paragraph-properties fo:margin-top="0in" fo:margin-bottom="0in"/>
    </style:style>
    <style:style style:name="P432" style:family="paragraph" style:parent-style-name="Text_20_body" style:list-style-name="L238">
      <style:paragraph-properties fo:margin-top="0in" fo:margin-bottom="0in"/>
    </style:style>
    <style:style style:name="P433" style:family="paragraph" style:parent-style-name="Text_20_body" style:list-style-name="L240">
      <style:paragraph-properties fo:margin-top="0in" fo:margin-bottom="0in"/>
    </style:style>
    <style:style style:name="P434" style:family="paragraph" style:parent-style-name="Text_20_body" style:list-style-name="L241">
      <style:paragraph-properties fo:margin-top="0in" fo:margin-bottom="0in"/>
    </style:style>
    <style:style style:name="P435" style:family="paragraph" style:parent-style-name="Text_20_body" style:list-style-name="L245">
      <style:paragraph-properties fo:margin-top="0in" fo:margin-bottom="0in"/>
    </style:style>
    <style:style style:name="P436" style:family="paragraph" style:parent-style-name="Text_20_body" style:list-style-name="L250">
      <style:paragraph-properties fo:margin-top="0in" fo:margin-bottom="0in"/>
    </style:style>
    <style:style style:name="P437" style:family="paragraph" style:parent-style-name="Text_20_body" style:list-style-name="L251">
      <style:paragraph-properties fo:margin-top="0in" fo:margin-bottom="0in"/>
    </style:style>
    <style:style style:name="P438" style:family="paragraph" style:parent-style-name="Text_20_body" style:list-style-name="L255">
      <style:paragraph-properties fo:margin-top="0in" fo:margin-bottom="0in"/>
    </style:style>
    <style:style style:name="P439" style:family="paragraph" style:parent-style-name="Text_20_body" style:list-style-name="L257">
      <style:paragraph-properties fo:margin-top="0in" fo:margin-bottom="0in"/>
    </style:style>
    <style:style style:name="P440" style:family="paragraph" style:parent-style-name="Text_20_body" style:list-style-name="L261">
      <style:paragraph-properties fo:margin-top="0in" fo:margin-bottom="0in"/>
    </style:style>
    <style:style style:name="P441" style:family="paragraph" style:parent-style-name="Text_20_body" style:list-style-name="L262">
      <style:paragraph-properties fo:margin-top="0in" fo:margin-bottom="0in"/>
    </style:style>
    <style:style style:name="P442" style:family="paragraph" style:parent-style-name="Text_20_body" style:list-style-name="L266">
      <style:paragraph-properties fo:margin-top="0in" fo:margin-bottom="0in"/>
    </style:style>
    <style:style style:name="P443" style:family="paragraph" style:parent-style-name="Text_20_body" style:list-style-name="L267">
      <style:paragraph-properties fo:margin-top="0in" fo:margin-bottom="0in"/>
    </style:style>
    <style:style style:name="P444" style:family="paragraph" style:parent-style-name="Text_20_body" style:list-style-name="L268">
      <style:paragraph-properties fo:margin-top="0in" fo:margin-bottom="0in"/>
    </style:style>
    <style:style style:name="P445" style:family="paragraph" style:parent-style-name="Text_20_body" style:list-style-name="L269">
      <style:paragraph-properties fo:margin-top="0in" fo:margin-bottom="0in"/>
    </style:style>
    <style:style style:name="P446" style:family="paragraph" style:parent-style-name="Text_20_body" style:list-style-name="L274">
      <style:paragraph-properties fo:margin-top="0in" fo:margin-bottom="0in"/>
    </style:style>
    <style:style style:name="P447" style:family="paragraph" style:parent-style-name="Text_20_body" style:list-style-name="L278">
      <style:paragraph-properties fo:margin-top="0in" fo:margin-bottom="0in"/>
    </style:style>
    <style:style style:name="P448" style:family="paragraph" style:parent-style-name="Text_20_body" style:list-style-name="L279">
      <style:paragraph-properties fo:margin-top="0in" fo:margin-bottom="0in"/>
    </style:style>
    <style:style style:name="P449" style:family="paragraph" style:parent-style-name="Text_20_body" style:list-style-name="L280">
      <style:paragraph-properties fo:margin-top="0in" fo:margin-bottom="0in"/>
    </style:style>
    <style:style style:name="P450" style:family="paragraph" style:parent-style-name="Text_20_body" style:list-style-name="L281">
      <style:paragraph-properties fo:margin-top="0in" fo:margin-bottom="0in"/>
    </style:style>
    <style:style style:name="P451" style:family="paragraph" style:parent-style-name="Text_20_body" style:list-style-name="L285">
      <style:paragraph-properties fo:margin-top="0in" fo:margin-bottom="0in"/>
    </style:style>
    <style:style style:name="P452" style:family="paragraph" style:parent-style-name="Text_20_body" style:list-style-name="L286">
      <style:paragraph-properties fo:margin-top="0in" fo:margin-bottom="0in"/>
    </style:style>
    <style:style style:name="P453" style:family="paragraph" style:parent-style-name="Text_20_body" style:list-style-name="L287">
      <style:paragraph-properties fo:margin-top="0in" fo:margin-bottom="0in"/>
    </style:style>
    <style:style style:name="P454" style:family="paragraph" style:parent-style-name="Text_20_body" style:list-style-name="L291">
      <style:paragraph-properties fo:margin-top="0in" fo:margin-bottom="0in"/>
    </style:style>
    <style:style style:name="P455" style:family="paragraph" style:parent-style-name="Text_20_body" style:list-style-name="L292">
      <style:paragraph-properties fo:margin-top="0in" fo:margin-bottom="0in"/>
    </style:style>
    <style:style style:name="P456" style:family="paragraph" style:parent-style-name="Text_20_body" style:list-style-name="L295">
      <style:paragraph-properties fo:margin-top="0in" fo:margin-bottom="0in"/>
    </style:style>
    <style:style style:name="P457" style:family="paragraph" style:parent-style-name="Text_20_body" style:list-style-name="L296">
      <style:paragraph-properties fo:margin-top="0in" fo:margin-bottom="0in"/>
    </style:style>
    <style:style style:name="P458" style:family="paragraph" style:parent-style-name="Text_20_body" style:list-style-name="L297">
      <style:paragraph-properties fo:margin-top="0in" fo:margin-bottom="0in"/>
    </style:style>
    <style:style style:name="P459" style:family="paragraph" style:parent-style-name="Text_20_body" style:list-style-name="L301">
      <style:paragraph-properties fo:margin-top="0in" fo:margin-bottom="0in"/>
    </style:style>
    <style:style style:name="P460" style:family="paragraph" style:parent-style-name="Text_20_body" style:list-style-name="L302">
      <style:paragraph-properties fo:margin-top="0in" fo:margin-bottom="0in"/>
    </style:style>
    <style:style style:name="P461" style:family="paragraph" style:parent-style-name="Text_20_body" style:list-style-name="L304">
      <style:paragraph-properties fo:margin-top="0in" fo:margin-bottom="0in"/>
    </style:style>
    <style:style style:name="P462" style:family="paragraph" style:parent-style-name="Text_20_body" style:list-style-name="L305">
      <style:paragraph-properties fo:margin-top="0in" fo:margin-bottom="0in"/>
    </style:style>
    <style:style style:name="P463" style:family="paragraph" style:parent-style-name="Text_20_body" style:list-style-name="L306">
      <style:paragraph-properties fo:margin-top="0in" fo:margin-bottom="0in"/>
    </style:style>
    <style:style style:name="P464" style:family="paragraph" style:parent-style-name="Text_20_body" style:list-style-name="L307">
      <style:paragraph-properties fo:margin-top="0in" fo:margin-bottom="0in"/>
    </style:style>
    <style:style style:name="P465" style:family="paragraph" style:parent-style-name="Text_20_body" style:list-style-name="L310">
      <style:paragraph-properties fo:margin-top="0in" fo:margin-bottom="0in"/>
    </style:style>
    <style:style style:name="P466" style:family="paragraph" style:parent-style-name="Text_20_body" style:list-style-name="L311">
      <style:paragraph-properties fo:margin-top="0in" fo:margin-bottom="0in"/>
    </style:style>
    <style:style style:name="P467" style:family="paragraph" style:parent-style-name="Text_20_body" style:list-style-name="L312">
      <style:paragraph-properties fo:margin-top="0in" fo:margin-bottom="0in"/>
    </style:style>
    <style:style style:name="P468" style:family="paragraph" style:parent-style-name="Text_20_body" style:list-style-name="L313">
      <style:paragraph-properties fo:margin-top="0in" fo:margin-bottom="0in"/>
    </style:style>
    <style:style style:name="P469" style:family="paragraph" style:parent-style-name="Text_20_body" style:list-style-name="L314">
      <style:paragraph-properties fo:margin-top="0in" fo:margin-bottom="0in"/>
    </style:style>
    <style:style style:name="P470" style:family="paragraph" style:parent-style-name="Text_20_body" style:list-style-name="L318">
      <style:paragraph-properties fo:margin-top="0in" fo:margin-bottom="0in"/>
    </style:style>
    <style:style style:name="P471" style:family="paragraph" style:parent-style-name="Text_20_body" style:list-style-name="L320">
      <style:paragraph-properties fo:margin-top="0in" fo:margin-bottom="0in"/>
    </style:style>
    <style:style style:name="P472" style:family="paragraph" style:parent-style-name="Text_20_body" style:list-style-name="L322">
      <style:paragraph-properties fo:margin-top="0in" fo:margin-bottom="0in"/>
    </style:style>
    <style:style style:name="P473" style:family="paragraph" style:parent-style-name="Text_20_body" style:list-style-name="L324">
      <style:paragraph-properties fo:margin-top="0in" fo:margin-bottom="0in"/>
    </style:style>
    <style:style style:name="P474" style:family="paragraph" style:parent-style-name="Text_20_body" style:list-style-name="L325">
      <style:paragraph-properties fo:margin-top="0in" fo:margin-bottom="0in"/>
    </style:style>
    <style:style style:name="P475" style:family="paragraph" style:parent-style-name="Text_20_body" style:list-style-name="L326">
      <style:paragraph-properties fo:margin-top="0in" fo:margin-bottom="0in"/>
    </style:style>
    <style:style style:name="P476" style:family="paragraph" style:parent-style-name="Text_20_body" style:list-style-name="L327">
      <style:paragraph-properties fo:margin-top="0in" fo:margin-bottom="0in"/>
    </style:style>
    <style:style style:name="P477" style:family="paragraph" style:parent-style-name="Text_20_body">
      <style:paragraph-properties fo:margin-top="0in" fo:margin-bottom="0in"/>
      <style:text-properties style:font-name="Atkinson Hyperlegible Next"/>
    </style:style>
    <style:style style:name="P478" style:family="paragraph" style:parent-style-name="Text_20_body" style:list-style-name="L1">
      <style:paragraph-properties fo:margin-top="0in" fo:margin-bottom="0in"/>
      <style:text-properties style:font-name="Atkinson Hyperlegible Next"/>
    </style:style>
    <style:style style:name="P479" style:family="paragraph" style:parent-style-name="Text_20_body" style:list-style-name="L2">
      <style:paragraph-properties fo:margin-top="0in" fo:margin-bottom="0in"/>
      <style:text-properties style:font-name="Atkinson Hyperlegible Next"/>
    </style:style>
    <style:style style:name="P480" style:family="paragraph" style:parent-style-name="Text_20_body" style:list-style-name="L3">
      <style:paragraph-properties fo:margin-top="0in" fo:margin-bottom="0in"/>
      <style:text-properties style:font-name="Atkinson Hyperlegible Next"/>
    </style:style>
    <style:style style:name="P481" style:family="paragraph" style:parent-style-name="Text_20_body" style:list-style-name="L4">
      <style:paragraph-properties fo:margin-top="0in" fo:margin-bottom="0in"/>
      <style:text-properties style:font-name="Atkinson Hyperlegible Next"/>
    </style:style>
    <style:style style:name="P482" style:family="paragraph" style:parent-style-name="Text_20_body" style:list-style-name="L5">
      <style:paragraph-properties fo:margin-top="0in" fo:margin-bottom="0in"/>
      <style:text-properties style:font-name="Atkinson Hyperlegible Next"/>
    </style:style>
    <style:style style:name="P483" style:family="paragraph" style:parent-style-name="Text_20_body" style:list-style-name="L6">
      <style:paragraph-properties fo:margin-top="0in" fo:margin-bottom="0in"/>
      <style:text-properties style:font-name="Atkinson Hyperlegible Next"/>
    </style:style>
    <style:style style:name="P484" style:family="paragraph" style:parent-style-name="Text_20_body" style:list-style-name="L60">
      <style:paragraph-properties fo:margin-top="0in" fo:margin-bottom="0in"/>
      <style:text-properties style:font-name="Atkinson Hyperlegible Next"/>
    </style:style>
    <style:style style:name="P485" style:family="paragraph" style:parent-style-name="Text_20_body" style:list-style-name="L86">
      <style:paragraph-properties fo:margin-top="0in" fo:margin-bottom="0in"/>
      <style:text-properties style:font-name="Atkinson Hyperlegible Next"/>
    </style:style>
    <style:style style:name="P486" style:family="paragraph" style:parent-style-name="Text_20_body" style:list-style-name="L122">
      <style:paragraph-properties fo:margin-top="0in" fo:margin-bottom="0in"/>
      <style:text-properties style:font-name="Atkinson Hyperlegible Next"/>
    </style:style>
    <style:style style:name="P487" style:family="paragraph" style:parent-style-name="Text_20_body" style:list-style-name="L134">
      <style:paragraph-properties fo:margin-top="0in" fo:margin-bottom="0in"/>
      <style:text-properties style:font-name="Atkinson Hyperlegible Next"/>
    </style:style>
    <style:style style:name="P488" style:family="paragraph" style:parent-style-name="Text_20_body" style:list-style-name="L138">
      <style:paragraph-properties fo:margin-top="0in" fo:margin-bottom="0in"/>
      <style:text-properties style:font-name="Atkinson Hyperlegible Next"/>
    </style:style>
    <style:style style:name="P489" style:family="paragraph" style:parent-style-name="Text_20_body" style:list-style-name="L147">
      <style:paragraph-properties fo:margin-top="0in" fo:margin-bottom="0in"/>
      <style:text-properties style:font-name="Atkinson Hyperlegible Next"/>
    </style:style>
    <style:style style:name="P490" style:family="paragraph" style:parent-style-name="Text_20_body" style:list-style-name="L221">
      <style:paragraph-properties fo:margin-top="0in" fo:margin-bottom="0in"/>
      <style:text-properties style:font-name="Atkinson Hyperlegible Next"/>
    </style:style>
    <style:style style:name="P491" style:family="paragraph" style:parent-style-name="Text_20_body" style:list-style-name="L249">
      <style:paragraph-properties fo:margin-top="0in" fo:margin-bottom="0in"/>
      <style:text-properties style:font-name="Atkinson Hyperlegible Next"/>
    </style:style>
    <style:style style:name="P492" style:family="paragraph" style:parent-style-name="Text_20_body" style:list-style-name="L256">
      <style:paragraph-properties fo:margin-top="0in" fo:margin-bottom="0in"/>
      <style:text-properties style:font-name="Atkinson Hyperlegible Next"/>
    </style:style>
    <style:style style:name="P493" style:family="paragraph" style:parent-style-name="Text_20_body" style:list-style-name="L269">
      <style:paragraph-properties fo:margin-top="0in" fo:margin-bottom="0in"/>
      <style:text-properties style:font-name="Atkinson Hyperlegible Next"/>
    </style:style>
    <style:style style:name="P494" style:family="paragraph" style:parent-style-name="Text_20_body" style:list-style-name="L273">
      <style:paragraph-properties fo:margin-top="0in" fo:margin-bottom="0in"/>
      <style:text-properties style:font-name="Atkinson Hyperlegible Next"/>
    </style:style>
    <style:style style:name="P495" style:family="paragraph" style:parent-style-name="Text_20_body" style:list-style-name="L291">
      <style:paragraph-properties fo:margin-top="0in" fo:margin-bottom="0in"/>
      <style:text-properties style:font-name="Atkinson Hyperlegible Next"/>
    </style:style>
    <style:style style:name="P496" style:family="paragraph" style:parent-style-name="Text_20_body">
      <style:paragraph-properties style:writing-mode="lr-tb"/>
      <style:text-properties style:font-name="Atkinson Hyperlegible Next"/>
    </style:style>
    <style:style style:name="P497" style:family="paragraph" style:parent-style-name="Heading_20_1">
      <style:text-properties style:font-name="Atkinson Hyperlegible Next"/>
    </style:style>
    <style:style style:name="P498" style:family="paragraph" style:parent-style-name="Horizontal_20_Line">
      <style:text-properties style:font-name="Atkinson Hyperlegible Next"/>
    </style:style>
    <style:style style:name="P499" style:family="paragraph" style:parent-style-name="Preformatted_20_Text" style:list-style-name="L17"/>
    <style:style style:name="P500" style:family="paragraph" style:parent-style-name="Preformatted_20_Text" style:list-style-name="L19"/>
    <style:style style:name="P501" style:family="paragraph" style:parent-style-name="Preformatted_20_Text" style:list-style-name="L21"/>
    <style:style style:name="P502" style:family="paragraph" style:parent-style-name="Preformatted_20_Text" style:list-style-name="L23"/>
    <style:style style:name="P503" style:family="paragraph" style:parent-style-name="Preformatted_20_Text" style:list-style-name="L25"/>
    <style:style style:name="P504" style:family="paragraph" style:parent-style-name="Preformatted_20_Text" style:list-style-name="L29"/>
    <style:style style:name="P505" style:family="paragraph" style:parent-style-name="Preformatted_20_Text" style:list-style-name="L31"/>
    <style:style style:name="P506" style:family="paragraph" style:parent-style-name="Preformatted_20_Text" style:list-style-name="L11">
      <style:paragraph-properties fo:margin-top="0in" fo:margin-bottom="0.1965in"/>
    </style:style>
    <style:style style:name="P507" style:family="paragraph" style:parent-style-name="Preformatted_20_Text" style:list-style-name="L12">
      <style:paragraph-properties fo:margin-top="0in" fo:margin-bottom="0.1965in"/>
    </style:style>
    <style:style style:name="P508" style:family="paragraph" style:parent-style-name="Preformatted_20_Text" style:list-style-name="L13">
      <style:paragraph-properties fo:margin-top="0in" fo:margin-bottom="0.1965in"/>
    </style:style>
    <style:style style:name="P509" style:family="paragraph" style:parent-style-name="Preformatted_20_Text" style:list-style-name="L14">
      <style:paragraph-properties fo:margin-top="0in" fo:margin-bottom="0.1965in"/>
    </style:style>
    <style:style style:name="P510" style:family="paragraph" style:parent-style-name="Preformatted_20_Text" style:list-style-name="L15">
      <style:paragraph-properties fo:margin-top="0in" fo:margin-bottom="0.1965in"/>
    </style:style>
    <style:style style:name="P511" style:family="paragraph" style:parent-style-name="Preformatted_20_Text" style:list-style-name="L16">
      <style:paragraph-properties fo:margin-top="0in" fo:margin-bottom="0.1965in"/>
    </style:style>
    <style:style style:name="P512" style:family="paragraph" style:parent-style-name="Preformatted_20_Text" style:list-style-name="L17">
      <style:paragraph-properties fo:margin-top="0in" fo:margin-bottom="0.1965in"/>
    </style:style>
    <style:style style:name="P513" style:family="paragraph" style:parent-style-name="Preformatted_20_Text" style:list-style-name="L18">
      <style:paragraph-properties fo:margin-top="0in" fo:margin-bottom="0.1965in"/>
    </style:style>
    <style:style style:name="P514" style:family="paragraph" style:parent-style-name="Preformatted_20_Text" style:list-style-name="L19">
      <style:paragraph-properties fo:margin-top="0in" fo:margin-bottom="0.1965in"/>
    </style:style>
    <style:style style:name="P515" style:family="paragraph" style:parent-style-name="Preformatted_20_Text" style:list-style-name="L20">
      <style:paragraph-properties fo:margin-top="0in" fo:margin-bottom="0.1965in"/>
    </style:style>
    <style:style style:name="P516" style:family="paragraph" style:parent-style-name="Preformatted_20_Text" style:list-style-name="L21">
      <style:paragraph-properties fo:margin-top="0in" fo:margin-bottom="0.1965in"/>
    </style:style>
    <style:style style:name="P517" style:family="paragraph" style:parent-style-name="Preformatted_20_Text" style:list-style-name="L22">
      <style:paragraph-properties fo:margin-top="0in" fo:margin-bottom="0.1965in"/>
    </style:style>
    <style:style style:name="P518" style:family="paragraph" style:parent-style-name="Preformatted_20_Text" style:list-style-name="L23">
      <style:paragraph-properties fo:margin-top="0in" fo:margin-bottom="0.1965in"/>
    </style:style>
    <style:style style:name="P519" style:family="paragraph" style:parent-style-name="Preformatted_20_Text" style:list-style-name="L24">
      <style:paragraph-properties fo:margin-top="0in" fo:margin-bottom="0.1965in"/>
    </style:style>
    <style:style style:name="P520" style:family="paragraph" style:parent-style-name="Preformatted_20_Text" style:list-style-name="L25">
      <style:paragraph-properties fo:margin-top="0in" fo:margin-bottom="0.1965in"/>
    </style:style>
    <style:style style:name="P521" style:family="paragraph" style:parent-style-name="Preformatted_20_Text" style:list-style-name="L26">
      <style:paragraph-properties fo:margin-top="0in" fo:margin-bottom="0.1965in"/>
    </style:style>
    <style:style style:name="P522" style:family="paragraph" style:parent-style-name="Preformatted_20_Text" style:list-style-name="L27">
      <style:paragraph-properties fo:margin-top="0in" fo:margin-bottom="0.1965in"/>
    </style:style>
    <style:style style:name="P523" style:family="paragraph" style:parent-style-name="Preformatted_20_Text" style:list-style-name="L28">
      <style:paragraph-properties fo:margin-top="0in" fo:margin-bottom="0.1965in"/>
    </style:style>
    <style:style style:name="P524" style:family="paragraph" style:parent-style-name="Preformatted_20_Text" style:list-style-name="L29">
      <style:paragraph-properties fo:margin-top="0in" fo:margin-bottom="0.1965in"/>
    </style:style>
    <style:style style:name="P525" style:family="paragraph" style:parent-style-name="Preformatted_20_Text" style:list-style-name="L30">
      <style:paragraph-properties fo:margin-top="0in" fo:margin-bottom="0.1965in"/>
    </style:style>
    <style:style style:name="P526" style:family="paragraph" style:parent-style-name="Preformatted_20_Text" style:list-style-name="L31">
      <style:paragraph-properties fo:margin-top="0in" fo:margin-bottom="0.1965in"/>
    </style:style>
    <style:style style:name="P527" style:family="paragraph" style:parent-style-name="Preformatted_20_Text" style:list-style-name="L32">
      <style:paragraph-properties fo:margin-top="0in" fo:margin-bottom="0.1965in"/>
    </style:style>
    <style:style style:name="T1" style:family="text">
      <style:text-properties style:font-name="Atkinson Hyperlegible Nex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cakapan baru</text:p>
      <text:h text:style-name="P497" text:outline-level="1">Terbaru </text:h>
      <text:section text:style-name="Sect1" text:name="conversations-list-0">
        <text:p text:style-name="P477">[ +1 ] PASC - BASIC </text:p>
        <text:p text:style-name="P477">[@3] RMTA - WOW! Fakta Unik </text:p>
        <text:p text:style-name="P477">Outline Buku Sejarah Biologi </text:p>
        <text:p text:style-name="P477">Outline Buku Sejarah Fisika </text:p>
        <text:p text:style-name="P477">Outline Buku Sejarah Matematika </text:p>
        <text:p text:style-name="P477">Lainnya</text:p>
      </text:section>
      <text:h text:style-name="P497" text:outline-level="1">Gem</text:h>
      <text:p text:style-name="P477">Pencari ide</text:p>
      <text:p text:style-name="P477">Konsultan karier</text:p>
      <text:p text:style-name="P477">Partner coding</text:p>
      <text:p text:style-name="P477">Lainnya</text:p>
      <text:p text:style-name="P477">Pengelola Gem</text:p>
      <text:p text:style-name="P477">Bantuan</text:p>
      <text:p text:style-name="P477">Aktivitas</text:p>
      <text:p text:style-name="P477">Setelan</text:p>
      <text:p text:style-name="P318">Kota Medan, Sumatera Utara, Indonesia <text:line-break/>Dari alamat IP Anda • Perbarui lokasi</text:p>
      <text:h text:style-name="P497" text:outline-level="1">Percakapan dengan Gemini</text:h>
      <text:section text:style-name="Sect1" text:name="chat-history">
        <text:p text:style-name="P318"/>
        <text:section text:style-name="Sect1" text:name="1f04b252cec8b879">
          <text:p text:style-name="P318"/>
          <text:section text:style-name="Sect1" text:name="user-query-content-0">
            <text:p text:style-name="P496">Gemini Anda Telah dilatih sehingga menjadi ahli dalam menyusun buku [non-fiksi] untuk tema-tema [Sains]. </text:p>
            <text:p text:style-name="P496">Gemini yang Kreatif, Saya Sedang menyusun Buku : </text:p>
            <text:p text:style-name="P496">Judul : 'WOW! Fakta Unik: Kumpulan Fakta Ilmiah yang Bikin Kamu Terpukau dari A sampai Z' </text:p>
            <text:p text:style-name="P496"><text:soft-page-break/>Deskripsi :'Buku ini berisi kumpulan fakta-fakta ilmiah unik dan menarik dari berbagai bidang (sains, teknologi, sejarah, budaya, dll.). Fakta-fakta ini dijamin akan membuat remaja terheran-heran dan menambah wawasan mereka tentang dunia.' </text:p>
            <text:p text:style-name="P496">Topik Utama : </text:p>
            <text:p text:style-name="P496">Terget Pembaca : Remaja ( Usia 13 sampai dengan 20 tahun ). </text:p>
            <text:p text:style-name="P496">Tugas Anda adalah : </text:p>
            <text:p text:style-name="P496">1. Menyusun Outline/Kerangka/Daftar Isi buku ini yang terdiri atas Bab dan Subbab yang dikembangkan dari Deskripsi buku yang sedang saya susun. </text:p>
            <text:p text:style-name="P496">2. Memberi Saran Gaya Bahasa Penulisan Yang Sesuai dengan Target Pembaca. </text:p>
            <text:p text:style-name="P496">3. Memberikan Tips Tambahan yang memperkaya isi dan bobot buku ini . </text:p>
          </text:section>
          <text:p text:style-name="P477">Tampilkan alur berpikir</text:p>
          <text:section text:style-name="Sect2" text:name="model-response-message-contentr_1f04b252cec8b879">
            <text:p text:style-name="P318">Tentu, dengan senang hati saya akan membantu menyusun kerangka buku "WOW! Fakta Unik" Anda! Mengingat target pembaca remaja dan fokus pada fakta ilmiah yang "bikin terpukau", kita akan merancang struktur yang dinamis dan gaya bahasa yang menarik.</text:p>
            <text:p text:style-name="P318">Berikut adalah usulan saya:</text:p>
            <text:p text:style-name="Text_20_body"><text:span text:style-name="Strong_20_Emphasis"><text:span text:style-name="T1">1. Outline/Kerangka/Daftar Isi Buku</text:span></text:span></text:p>
            <text:p text:style-name="P318">Struktur ini dirancang berdasarkan tema-tema besar dalam sains dan kehidupan, agar lebih terorganisir daripada sekadar urutan A-Z, namun tetap menyajikan fakta dari berbagai bidang seperti deskripsi Anda. Judul Bab dan Subbab dibuat menarik dan memancing rasa ingin tahu remaja.</text:p>
            <text:p text:style-name="P498"/>
            <text:p text:style-name="Text_20_body"><text:span text:style-name="Strong_20_Emphasis"><text:span text:style-name="T1">Judul Buku: WOW! Fakta Unik: Kumpulan Fakta Ilmiah yang Bikin Kamu Terpukau dari A sampai Z</text:span></text:span></text:p>
            <text:p text:style-name="Text_20_body"><text:span text:style-name="Strong_20_Emphasis"><text:span text:style-name="T1">Kata Pengantar/Pendahuluan: Selamat Datang di Dunia Penuh Keajaiban!</text:span></text:span></text:p>
            <text:list xml:id="list3832418026165828709" text:style-name="L1">
              <text:list-item>
                <text:p text:style-name="P478">Apa itu "Fakta Unik"? Kenapa kita perlu tahu? </text:p>
              </text:list-item>
              <text:list-item>
                <text:p text:style-name="P478">Siap-siap Terpukau: Petualangan menjelajahi sains dan dunia di sekitar kita. </text:p>
              </text:list-item>
              <text:list-item>
                <text:p text:style-name="P319"><text:soft-page-break/>Cara Menggunakan Buku Ini (Tips membaca agar lebih seru). </text:p>
              </text:list-item>
            </text:list>
            <text:p text:style-name="Text_20_body"><text:span text:style-name="Strong_20_Emphasis"><text:span text:style-name="T1">BAGIAN 1: ALAM SEMESTA DAN BUMI KITA YANG LUAR BIASA</text:span></text:span></text:p>
            <text:list xml:id="list8708743440803562289" text:style-name="L2">
              <text:list-item>
                <text:p text:style-name="P332"><text:span text:style-name="Strong_20_Emphasis"><text:span text:style-name="T1">Bab 1: Menjelajah Antariksa: Lebih Luas dari Imajinasimu!</text:span></text:span><text:span text:style-name="T1"> </text:span></text:p>
                <text:list>
                  <text:list-item>
                    <text:p text:style-name="P479">Subbab 1.1: Planet-Planet Paling Aneh di Galaksi (Hujan berlian? Planet air?) </text:p>
                  </text:list-item>
                  <text:list-item>
                    <text:p text:style-name="P479">Subbab 1.2: Misteri Lubang Hitam: Apa Sih Sebenarnya? </text:p>
                  </text:list-item>
                  <text:list-item>
                    <text:p text:style-name="P479">Subbab 1.3: Bintang Jatuh Bukan Bintang? Fakta Mengejutkan Meteoroid! </text:p>
                  </text:list-item>
                  <text:list-item>
                    <text:p text:style-name="P479">Subbab 1.4: Bisakah Kita Tinggal di Mars? Tantangan Hidup di Luar Bumi. </text:p>
                  </text:list-item>
                  <text:list-item>
                    <text:p text:style-name="P479">Subbab 1.5: Suara di Luar Angkasa? (Dan fakta unik lainnya tentang ruang hampa) </text:p>
                  </text:list-item>
                </text:list>
              </text:list-item>
              <text:list-item>
                <text:p text:style-name="P332"><text:span text:style-name="Strong_20_Emphasis"><text:span text:style-name="T1">Bab 2: Bumi Kita: Planet Ajaib Penuh Kejutan</text:span></text:span><text:span text:style-name="T1"> </text:span></text:p>
                <text:list>
                  <text:list-item>
                    <text:p text:style-name="P479">Subbab 2.1: Tempat Terdalam dan Tertinggi di Bumi (Palung Mariana &amp; Everest) </text:p>
                  </text:list-item>
                  <text:list-item>
                    <text:p text:style-name="P479">Subbab 2.2: Petir dan Badai: Kekuatan Alam yang Dahsyat (Fakta unik tentang cuaca ekstrem) </text:p>
                  </text:list-item>
                  <text:list-item>
                    <text:p text:style-name="P479">Subbab 2.3: Gunung Berapi Tidur vs Aktif: Kapan Mereka Meletus? </text:p>
                  </text:list-item>
                  <text:list-item>
                    <text:p text:style-name="P479">Subbab 2.4: Mengapa Langit Berwarna Biru? (Dan fenomena optik atmosfer lainnya) </text:p>
                  </text:list-item>
                  <text:list-item>
                    <text:p text:style-name="P320">Subbab 2.5: Air Terjun di Bawah Laut? Keajaiban Tersembunyi Samudra. </text:p>
                  </text:list-item>
                </text:list>
              </text:list-item>
            </text:list>
            <text:p text:style-name="Text_20_body"><text:span text:style-name="Strong_20_Emphasis"><text:span text:style-name="T1">BAGIAN 2: KEAJAIBAN DUNIA KEHIDUPAN</text:span></text:span></text:p>
            <text:list xml:id="list6477665978002628620" text:style-name="L3">
              <text:list-item>
                <text:p text:style-name="P333"><text:span text:style-name="Strong_20_Emphasis"><text:span text:style-name="T1">Bab 3: Hewan-Hewan Super Aneh Tapi Nyata!</text:span></text:span><text:span text:style-name="T1"> </text:span></text:p>
                <text:list>
                  <text:list-item>
                    <text:p text:style-name="P480">Subbab 3.1: Makhluk Laut Dalam yang Seperti Alien. </text:p>
                  </text:list-item>
                  <text:list-item>
                    <text:p text:style-name="P480">Subbab 3.2: Hewan dengan Kemampuan Super (Kamuflase, regenerasi, kecepatan kilat). </text:p>
                  </text:list-item>
                  <text:list-item>
                    <text:p text:style-name="P480">Subbab 3.3: Bisa Hidup Tanpa Kepala? Kecoa dan Keajaiban Bertahan Hidup Lainnya. </text:p>
                  </text:list-item>
                  <text:list-item>
                    <text:p text:style-name="P480">Subbab 3.4: Hewan Terkecil vs Terbesar di Dunia. </text:p>
                  </text:list-item>
                  <text:list-item>
                    <text:p text:style-name="P480">Subbab 3.5: Tidur Sambil Terbang? Kebiasaan Unik Burung dan Mamalia. </text:p>
                  </text:list-item>
                </text:list>
              </text:list-item>
              <text:list-item>
                <text:p text:style-name="P333"><text:span text:style-name="Strong_20_Emphasis"><text:span text:style-name="T1">Bab 4: Tanaman Unik: Lebih dari Sekadar Hijau!</text:span></text:span><text:span text:style-name="T1"> </text:span></text:p>
                <text:list>
                  <text:list-item>
                    <text:p text:style-name="P480"><text:soft-page-break/>Subbab 4.1: Tanaman Pemakan Daging: Bagaimana Cara Kerjanya? </text:p>
                  </text:list-item>
                  <text:list-item>
                    <text:p text:style-name="P480">Subbab 4.2: Pohon Tertua dan Terbesar di Dunia. </text:p>
                  </text:list-item>
                  <text:list-item>
                    <text:p text:style-name="P480">Subbab 4.3: Tumbuhan yang Bisa Bergerak atau "Berbicara". </text:p>
                  </text:list-item>
                  <text:list-item>
                    <text:p text:style-name="P480">Subbab 4.4: Rahasia Bunga Mekar dan Mengapa Warnanya Berbeda-beda. </text:p>
                  </text:list-item>
                  <text:list-item>
                    <text:p text:style-name="P480">Subbab 4.5: Tanaman yang Hidup di Tempat Ekstrem (Gurun, Kutub). </text:p>
                  </text:list-item>
                </text:list>
              </text:list-item>
              <text:list-item>
                <text:p text:style-name="P333"><text:span text:style-name="Strong_20_Emphasis"><text:span text:style-name="T1">Bab 5: Dunia Mikro: Kehidupan yang Tak Terlihat Mata</text:span></text:span><text:span text:style-name="T1"> </text:span></text:p>
                <text:list>
                  <text:list-item>
                    <text:p text:style-name="P480">Subbab 5.1: Bakteri Baik vs Jahat: Teman dan Musuh di Tubuh Kita. </text:p>
                  </text:list-item>
                  <text:list-item>
                    <text:p text:style-name="P480">Subbab 5.2: Virus: Makhluk Aneh di Antara Hidup dan Mati. </text:p>
                  </text:list-item>
                  <text:list-item>
                    <text:p text:style-name="P480">Subbab 5.3: Jamur Ajaib: Dari Makanan hingga Obat. </text:p>
                  </text:list-item>
                  <text:list-item>
                    <text:p text:style-name="P321">Subbab 5.4: Plankton: Raksasa Kecil Penguasa Lautan. </text:p>
                  </text:list-item>
                </text:list>
              </text:list-item>
            </text:list>
            <text:p text:style-name="Text_20_body"><text:span text:style-name="Strong_20_Emphasis"><text:span text:style-name="T1">BAGIAN 3: TUBUH MANUSIA &amp; KECANGGIHAN TEKNOLOGI</text:span></text:span></text:p>
            <text:list xml:id="list68739388203477483" text:style-name="L4">
              <text:list-item>
                <text:p text:style-name="P334"><text:span text:style-name="Strong_20_Emphasis"><text:span text:style-name="T1">Bab 6: Mesin Paling Canggih: Tubuh Manusia!</text:span></text:span><text:span text:style-name="T1"> </text:span></text:p>
                <text:list>
                  <text:list-item>
                    <text:p text:style-name="P481">Subbab 6.1: Otakmu: Superkomputer yang Tak Pernah Tidur. </text:p>
                  </text:list-item>
                  <text:list-item>
                    <text:p text:style-name="P481">Subbab 6.2: Kekuatan Tersembunyi Otot dan Tulangmu. </text:p>
                  </text:list-item>
                  <text:list-item>
                    <text:p text:style-name="P481">Subbab 6.3: Kenapa Kita Menguap, Bersin, dan Cegukan? </text:p>
                  </text:list-item>
                  <text:list-item>
                    <text:p text:style-name="P481">Subbab 6.4: Mata dan Telinga: Jendela Dunia dengan Kemampuan Super. </text:p>
                  </text:list-item>
                  <text:list-item>
                    <text:p text:style-name="P481">Subbab 6.5: Sidik Jari dan DNA: Kode Unik Setiap Manusia. </text:p>
                  </text:list-item>
                </text:list>
              </text:list-item>
              <text:list-item>
                <text:p text:style-name="P334"><text:span text:style-name="Strong_20_Emphasis"><text:span text:style-name="T1">Bab 7: Sains di Sekitar Kita: Dari Dapur Sampai Gadget</text:span></text:span><text:span text:style-name="T1"> </text:span></text:p>
                <text:list>
                  <text:list-item>
                    <text:p text:style-name="P481">Subbab 7.1: Bagaimana Microwave Memasak Makanan? (Gelombang mikro) </text:p>
                  </text:list-item>
                  <text:list-item>
                    <text:p text:style-name="P481">Subbab 7.2: Rahasia di Balik Layar Sentuh Smartphone Kamu. </text:p>
                  </text:list-item>
                  <text:list-item>
                    <text:p text:style-name="P481">Subbab 7.3: Mengapa Sabun Bisa Membersihkan Kotoran? (Kimia sehari-hari) </text:p>
                  </text:list-item>
                  <text:list-item>
                    <text:p text:style-name="P481">Subbab 7.4: Internet: Bagaimana Data Mengalir ke Seluruh Dunia? </text:p>
                  </text:list-item>
                  <text:list-item>
                    <text:p text:style-name="P481">Subbab 7.5: Mobil Listrik vs Bensin: Sains di Balik Transportasi. </text:p>
                  </text:list-item>
                </text:list>
              </text:list-item>
              <text:list-item>
                <text:p text:style-name="P334"><text:span text:style-name="Strong_20_Emphasis"><text:span text:style-name="T1">Bab 8: Teknologi Masa Depan: Apa yang Akan Datang?</text:span></text:span><text:span text:style-name="T1"> </text:span></text:p>
                <text:list>
                  <text:list-item>
                    <text:p text:style-name="P481">Subbab 8.1: Kecerdasan Buatan (AI): Teman atau Ancaman? </text:p>
                  </text:list-item>
                  <text:list-item>
                    <text:p text:style-name="P481">Subbab 8.2: Mencetak Organ Manusia? (Teknologi 3D <text:soft-page-break/>Bioprinting) </text:p>
                  </text:list-item>
                  <text:list-item>
                    <text:p text:style-name="P481">Subbab 8.3: Komputer Kuantum: Sekuat Apa Nantinya? </text:p>
                  </text:list-item>
                  <text:list-item>
                    <text:p text:style-name="P322">Subbab 8.4: Perjalanan ke Luar Angkasa untuk Wisatawan. </text:p>
                  </text:list-item>
                </text:list>
              </text:list-item>
            </text:list>
            <text:p text:style-name="Text_20_body"><text:span text:style-name="Strong_20_Emphasis"><text:span text:style-name="T1">BAGIAN 4: SAINS DALAM SEJARAH DAN BUDAYA (Menyesuaikan dengan deskripsi)</text:span></text:span></text:p>
            <text:list xml:id="list7932869972903142653" text:style-name="L5">
              <text:list-item>
                <text:p text:style-name="P335"><text:span text:style-name="Strong_20_Emphasis"><text:span text:style-name="T1">Bab 9: Penemuan Tak Sengaja yang Mengubah Dunia</text:span></text:span><text:span text:style-name="T1"> </text:span></text:p>
                <text:list>
                  <text:list-item>
                    <text:p text:style-name="P482">Subbab 9.1: Kisah Penisilin, Microwave, dan Penemuan "Kebetulan" Lainnya. </text:p>
                  </text:list-item>
                  <text:list-item>
                    <text:p text:style-name="P482">Subbab 9.2: Ilmuwan "Gila" dan Eksperimen Aneh Mereka. </text:p>
                  </text:list-item>
                  <text:list-item>
                    <text:p text:style-name="P482">Subbab 9.3: Alat Sains Kuno yang Mengejutkan (Mekanisme Antikythera, dll). </text:p>
                  </text:list-item>
                </text:list>
              </text:list-item>
              <text:list-item>
                <text:p text:style-name="P335"><text:span text:style-name="Strong_20_Emphasis"><text:span text:style-name="T1">Bab 10: Sains di Balik Film dan Game Favoritmu</text:span></text:span><text:span text:style-name="T1"> </text:span></text:p>
                <text:list>
                  <text:list-item>
                    <text:p text:style-name="P482">Subbab 10.1: Apakah Lightsaber Mungkin Dibuat? (Fisika Star Wars) </text:p>
                  </text:list-item>
                  <text:list-item>
                    <text:p text:style-name="P482">Subbab 10.2: Realitas Virtual (VR) dan Dunia Metaverse. </text:p>
                  </text:list-item>
                  <text:list-item>
                    <text:p text:style-name="P323">Subbab 10.3: Sains di Balik Kekuatan Super Para Superhero. </text:p>
                  </text:list-item>
                </text:list>
              </text:list-item>
            </text:list>
            <text:p text:style-name="Text_20_body"><text:span text:style-name="Strong_20_Emphasis"><text:span text:style-name="T1">Penutup: Teruslah Bertanya dan Terpukau!</text:span></text:span></text:p>
            <text:list xml:id="list7344615428690721471" text:style-name="L6">
              <text:list-item>
                <text:p text:style-name="P483">Rekapitulasi fakta-fakta paling "WOW". </text:p>
              </text:list-item>
              <text:list-item>
                <text:p text:style-name="P483">Ajakan untuk terus belajar dan mengeksplorasi sains. </text:p>
              </text:list-item>
              <text:list-item>
                <text:p text:style-name="P324">Dunia ini penuh keajaiban, sains adalah kuncinya! </text:p>
              </text:list-item>
            </text:list>
            <text:p text:style-name="Text_20_body"><text:span text:style-name="Strong_20_Emphasis"><text:span text:style-name="T1">Tambahan:</text:span></text:span></text:p>
            <text:list xml:id="list6130818469491776006" text:style-name="L7">
              <text:list-item>
                <text:p text:style-name="P336"><text:span text:style-name="Strong_20_Emphasis"><text:span text:style-name="T1">Glosarium:</text:span></text:span><text:span text:style-name="T1"> Daftar istilah sains penting dengan penjelasan singkat dan mudah. </text:span></text:p>
              </text:list-item>
              <text:list-item>
                <text:p text:style-name="P336"><text:span text:style-name="Strong_20_Emphasis"><text:span text:style-name="T1">Sumber Bacaan Lanjutan/Website Keren:</text:span></text:span><text:span text:style-name="T1"> Rekomendasi buku, website, channel YouTube sains untuk remaja. </text:span></text:p>
              </text:list-item>
              <text:list-item>
                <text:p text:style-name="P3"><text:span text:style-name="Strong_20_Emphasis"><text:span text:style-name="T1">Indeks:</text:span></text:span><text:span text:style-name="T1"> Memudahkan pencarian fakta spesifik. </text:span></text:p>
              </text:list-item>
            </text:list>
            <text:p text:style-name="P498"/>
            <text:p text:style-name="Text_20_body"><text:span text:style-name="Strong_20_Emphasis"><text:span text:style-name="T1">2. Saran Gaya Bahasa Penulisan</text:span></text:span></text:p>
            <text:p text:style-name="P318">Untuk target remaja (13-20 tahun), gaya bahasa haruslah:</text:p>
            <text:list xml:id="list1457039313661216889" text:style-name="L8">
              <text:list-item>
                <text:p text:style-name="P337"><text:span text:style-name="Strong_20_Emphasis"><text:span text:style-name="T1">Santai dan Akrab:</text:span></text:span><text:span text:style-name="T1"> Gunakan bahasa sehari-hari yang mudah dipahami, hindari kalimat yang terlalu formal dan kaku. Sapa pembaca dengan "kamu" atau "kalian". </text:span></text:p>
              </text:list-item>
              <text:list-item>
                <text:p text:style-name="P337"><text:soft-page-break/><text:span text:style-name="Strong_20_Emphasis"><text:span text:style-name="T1">Antusias dan Enerjik:</text:span></text:span><text:span text:style-name="T1"> Tunjukkan semangat dan kekaguman terhadap fakta yang disajikan. Gunakan kata seru seperti "Wow!", "Keren banget!", "Bayangkan!", "Luar biasa!". </text:span></text:p>
              </text:list-item>
              <text:list-item>
                <text:p text:style-name="P337"><text:span text:style-name="Strong_20_Emphasis"><text:span text:style-name="T1">Jelas dan Ringkas:</text:span></text:span><text:span text:style-name="T1"> Sampaikan fakta secara langsung, hindari penjelasan yang bertele-tele. Jika ada istilah sulit, jelaskan dengan bahasa sederhana atau analogi. </text:span></text:p>
              </text:list-item>
              <text:list-item>
                <text:p text:style-name="P337"><text:span text:style-name="Strong_20_Emphasis"><text:span text:style-name="T1">Gunakan Analogi dan Metafora:</text:span></text:span><text:span text:style-name="T1"> Hubungkan konsep sains yang abstrak dengan hal-hal yang dekat dengan dunia remaja (misalnya, membandingkan kecepatan prosesor komputer dengan kecepatan berpikir otak, atau daya tahan bakteri dengan karakter game). </text:span></text:p>
              </text:list-item>
              <text:list-item>
                <text:p text:style-name="P337"><text:span text:style-name="Strong_20_Emphasis"><text:span text:style-name="T1">Humoris (Secukupnya):</text:span></text:span><text:span text:style-name="T1"> Selipkan humor ringan atau fakta lucu yang relevan untuk menjaga minat pembaca. </text:span></text:p>
              </text:list-item>
              <text:list-item>
                <text:p text:style-name="P337"><text:span text:style-name="Strong_20_Emphasis"><text:span text:style-name="T1">Interaktif:</text:span></text:span><text:span text:style-name="T1"> Ajukan pertanyaan retoris ("Pernah kepikiran nggak sih...", "Menurut kamu gimana?"), ajak pembaca membayangkan situasi tertentu. </text:span></text:p>
              </text:list-item>
              <text:list-item>
                <text:p text:style-name="P4"><text:span text:style-name="Strong_20_Emphasis"><text:span text:style-name="T1">Visual:</text:span></text:span><text:span text:style-name="T1"> Dukung teks dengan banyak gambar, ilustrasi menarik, infografis keren, dan mungkin ikon-ikon unik untuk menandai jenis fakta tertentu. </text:span></text:p>
              </text:list-item>
            </text:list>
            <text:p text:style-name="Text_20_body"><text:span text:style-name="Strong_20_Emphasis"><text:span text:style-name="T1">Contoh Penerapan Gaya Bahasa:</text:span></text:span></text:p>
            <text:list xml:id="list1611625424706529687" text:style-name="L9">
              <text:list-item>
                <text:p text:style-name="P338"><text:span text:style-name="Emphasis"><text:span text:style-name="T1">Formal:</text:span></text:span><text:span text:style-name="T1"> "Fotosintesis adalah proses biokimia di mana tumbuhan hijau menggunakan energi cahaya matahari untuk mengubah air dan karbon dioksida menjadi glukosa dan oksigen."   </text:span></text:p>
              </text:list-item>
              <text:list-item>
                <text:p text:style-name="P5"><text:span text:style-name="Emphasis"><text:span text:style-name="T1">Gaya Remaja:</text:span></text:span><text:span text:style-name="T1"> "Gimana sih caranya tumbuhan makan? Ternyata mereka 'memasak' makanannya sendiri pakai cahaya matahari! Keren, kan? Proses ini namanya fotosintesis. Mereka menyulap air dan karbon dioksida (yang kita hembuskan) jadi makanan manis (glukosa) plus oksigen segar buat kita hirup. Wow!" </text:span></text:p>
              </text:list-item>
            </text:list>
            <text:p text:style-name="P498"/>
            <text:p text:style-name="Text_20_body"><text:span text:style-name="Strong_20_Emphasis"><text:span text:style-name="T1">3. Tips Tambahan untuk Memperkaya Buku</text:span></text:span></text:p>
            <text:list xml:id="list3960938560449953381" text:style-name="L10">
              <text:list-item>
                <text:p text:style-name="P339"><text:span text:style-name="Strong_20_Emphasis"><text:span text:style-name="T1">Fokus pada "WOW Factor":</text:span></text:span><text:span text:style-name="T1"> Pastikan setiap fakta yang dipilih benar-benar unik, mengejutkan, atau memicu rasa ingin tahu yang besar. Prioritaskan kualitas daripada kuantitas fakta. </text:span></text:p>
              </text:list-item>
              <text:list-item>
                <text:p text:style-name="P339"><text:span text:style-name="Strong_20_Emphasis"><text:span text:style-name="T1">Visual adalah Kunci:</text:span></text:span><text:span text:style-name="T1"> Investasikan pada ilustrasi orisinal, infografis yang menarik, dan foto berkualitas tinggi. Desain layout buku harus </text:span><text:soft-page-break/><text:span text:style-name="T1">dinamis, berwarna, dan tidak membosankan. Gunakan font yang modern dan mudah dibaca. </text:span></text:p>
              </text:list-item>
              <text:list-item>
                <text:p text:style-name="P339"><text:span text:style-name="Strong_20_Emphasis"><text:span text:style-name="T1">Kotak "Tahukah Kamu?" atau "Fakta Kilat":</text:span></text:span><text:span text:style-name="T1"> Sisipkan kotak-kotak kecil berisi fakta super singkat dan paling mengejutkan di sela-sela teks utama. </text:span></text:p>
              </text:list-item>
              <text:list-item>
                <text:p text:style-name="P339"><text:span text:style-name="Strong_20_Emphasis"><text:span text:style-name="T1">Mitos vs Fakta:</text:span></text:span><text:span text:style-name="T1"> Buat bagian khusus atau sisipan yang membantah mitos-mitos sains populer di kalangan remaja (misal: kita hanya pakai 10% otak, petir tidak menyambar tempat yang sama dua kali, dll). </text:span></text:p>
              </text:list-item>
              <text:list-item>
                <text:p text:style-name="P339"><text:span text:style-name="Strong_20_Emphasis"><text:span text:style-name="T1">Hubungkan dengan Kehidupan Sehari-hari:</text:span></text:span><text:span text:style-name="T1"> Tunjukkan relevansi fakta sains dengan apa yang dialami atau dilihat remaja setiap hari (gadget, makanan, fenomena alam, tubuh mereka sendiri). </text:span></text:p>
              </text:list-item>
              <text:list-item>
                <text:p text:style-name="P339"><text:span text:style-name="Strong_20_Emphasis"><text:span text:style-name="T1">Eksperimen Sederhana (Opsional):</text:span></text:span><text:span text:style-name="T1"> Jika memungkinkan, sertakan beberapa ide eksperimen sains sederhana dan aman yang bisa dicoba di rumah dengan bahan-bahan mudah. </text:span></text:p>
              </text:list-item>
              <text:list-item>
                <text:p text:style-name="P339"><text:span text:style-name="Strong_20_Emphasis"><text:span text:style-name="T1">Profil Ilmuwan Singkat:</text:span></text:span><text:span text:style-name="T1"> Kenalkan beberapa ilmuwan (terutama yang muda, perempuan, atau dari beragam latar belakang) dengan kisah penemuan mereka yang inspiratif secara singkat dan menarik. </text:span></text:p>
              </text:list-item>
              <text:list-item>
                <text:p text:style-name="P339"><text:span text:style-name="Strong_20_Emphasis"><text:span text:style-name="T1">Kredibilitas Sumber:</text:span></text:span><text:span text:style-name="T1"> Meskipun gaya bahasa santai, pastikan semua fakta akurat dan berasal dari sumber tepercaya. Anda bisa mencantumkan daftar sumber di akhir buku untuk pembaca yang ingin tahu lebih lanjut. </text:span></text:p>
              </text:list-item>
              <text:list-item>
                <text:p text:style-name="P6"><text:span text:style-name="Strong_20_Emphasis"><text:span text:style-name="T1">Libatkan Pembaca:</text:span></text:span><text:span text:style-name="T1"> Mungkin bisa ada kuis singkat di akhir setiap bab atau ajakan untuk berbagi fakta favorit mereka di media sosial (jika relevan dengan strategi pemasaran). </text:span></text:p>
              </text:list-item>
            </text:list>
            <text:p text:style-name="P318">Semoga kerangka, saran gaya bahasa, dan tips tambahan ini bermanfaat untuk menyusun buku "WOW! Fakta Unik" Anda menjadi karya yang benar-benar memukau bagi pembaca remaja! Selamat menulis!</text:p>
          </text:section>
          <text:section text:style-name="Sect1" text:name="feedback-form-0">
            <text:p text:style-name="P477"/>
          </text:section>
        </text:section>
        <text:section text:style-name="Sect1" text:name="87dd397d729e7b3e">
          <text:p text:style-name="P318"/>
          <text:section text:style-name="Sect1" text:name="user-query-content-1">
            <text:p text:style-name="P496">Pada Pendahuluan / Kata Pengantar, Tambahkan prompt pada subbab untuk mendapatkan isinya </text:p>
          </text:section>
          <text:p text:style-name="P477">Tampilkan alur berpikir</text:p>
          <text:section text:style-name="Sect2" text:name="model-response-message-contentr_87dd397d729e7b3e">
            <text:p text:style-name="P318">Baik, mari kita tambahkan prompt yang bisa Anda gunakan untuk <text:soft-page-break/>menghasilkan isi pada setiap subbab di bagian Pendahuluan/Kata Pengantar buku "WOW! Fakta Unik". Prompt ini dirancang untuk menghasilkan teks dengan gaya bahasa yang sesuai target pembaca remaja.</text:p>
            <text:p text:style-name="P498"/>
            <text:p text:style-name="Text_20_body"><text:span text:style-name="Strong_20_Emphasis"><text:span text:style-name="T1">Kata Pengantar/Pendahuluan: Selamat Datang di Dunia Penuh Keajaiban!</text:span></text:span></text:p>
            <text:list xml:id="list7262356178570349432" text:style-name="L11">
              <text:list-item>
                <text:p text:style-name="P7"><text:span text:style-name="Strong_20_Emphasis"><text:span text:style-name="T1">Subbab 1.1: Apa itu "Fakta Unik"? Kenapa kita perlu tahu?</text:span></text:span></text:p>
                <text:list>
                  <text:list-item>
                    <text:p text:style-name="P7"><text:span text:style-name="Strong_20_Emphasis"><text:span text:style-name="T1">Prompt:</text:span></text:span><text:span text:style-name="T1"> </text:span></text:p>
                    <text:p text:style-name="P506"><text:span text:style-name="Source_20_Text"><text:span text:style-name="T1">Tuliskan bagian pendahuluan untuk buku sains remaja berjudul 'WOW! Fakta Unik'. Jelaskan dengan gaya bahasa santai, akrab, dan antusias apa yang dimaksud dengan 'fakta unik' dalam konteks buku ini (fakta yang bikin kaget, keren, aneh, tapi benar-benar terjadi di dunia sains dan sekitar kita). Tekankan mengapa mengetahui fakta-fakta unik ini seru dan penting buat remaja (misalnya: bikin pintar, jadi bahan obrolan keren, membuka mata tentang keajaiban dunia, memicu rasa ingin tahu). Gunakan sapaan 'kamu' atau 'kalian' dan hindari bahasa formal. Buat pembaca merasa 'wow' sejak awal.</text:span></text:span></text:p>
                  </text:list-item>
                </text:list>
              </text:list-item>
              <text:list-item>
                <text:p text:style-name="P7"><text:span text:style-name="Strong_20_Emphasis"><text:span text:style-name="T1">Subbab 1.2: Siap-siap Terpukau: Petualangan menjelajahi sains dan dunia di sekitar kita.</text:span></text:span></text:p>
                <text:list>
                  <text:list-item>
                    <text:p text:style-name="P7"><text:span text:style-name="Strong_20_Emphasis"><text:span text:style-name="T1">Prompt:</text:span></text:span><text:span text:style-name="T1"> </text:span></text:p>
                    <text:p text:style-name="P506"><text:span text:style-name="Source_20_Text"><text:span text:style-name="T1">Lanjutkan bagian pendahuluan buku 'WOW! Fakta Unik'. Bangun antusiasme pembaca remaja dengan menggambarkan isi buku ini sebagai sebuah 'petualangan' atau 'perjalanan seru' menjelajahi berbagai keajaiban. Beri sedikit bocoran (tanpa spoiler detail) tentang topik-topik keren yang akan dibahas (misalnya: rahasia luar angkasa, hewan super aneh, kehebatan tubuh manusia, teknologi canggih, sampai hal-hal mengejutkan dari masa lalu). Gunakan kata-kata yang membangkitkan rasa penasaran dan kekaguman ('menakjubkan', 'gila banget', 'nggak nyangka', 'siap-siap terpukau'). Ajak mereka untuk membuka halaman berikutnya.</text:span></text:span></text:p>
                  </text:list-item>
                </text:list>
              </text:list-item>
              <text:list-item>
                <text:p text:style-name="P7"><text:span text:style-name="Strong_20_Emphasis"><text:span text:style-name="T1">Subbab 1.3: Cara Menggunakan Buku Ini (Tips membaca agar lebih seru).</text:span></text:span></text:p>
                <text:list>
                  <text:list-item>
                    <text:p text:style-name="P7"><text:span text:style-name="Strong_20_Emphasis"><text:span text:style-name="T1">Prompt:</text:span></text:span><text:span text:style-name="T1"> </text:span></text:p>
                    <text:p text:style-name="P506"><text:span text:style-name="Source_20_Text"><text:span text:style-name="T1">Tuliskan bagian penutup untuk pendahuluan buku 'WOW! Fakta Unik'. </text:span></text:span><text:soft-page-break/><text:span text:style-name="Source_20_Text"><text:span text:style-name="T1">Berikan beberapa tips singkat dan santai tentang cara menikmati buku ini agar lebih maksimal dan seru bagi remaja. Sarankan hal-hal seperti: tidak harus membaca berurutan (boleh lompat ke bab yang paling bikin penasaran), membaca sambil membayangkan, berbagi fakta keren ke teman atau keluarga, memperhatikan gambar/ilustrasi, atau mungkin mencari tahu lebih lanjut tentang topik yang disukai. Buat tips ini terasa seperti saran dari teman, bukan instruksi kaku. Akhiri dengan nada positif dan semangat untuk memulai petualangan membaca.</text:span></text:span></text:p>
                  </text:list-item>
                </text:list>
              </text:list-item>
            </text:list>
            <text:p text:style-name="P498"/>
            <text:p text:style-name="P318">Dengan menggunakan prompt ini, Anda bisa menghasilkan teks pendahuluan yang menarik, sesuai dengan target pembaca, dan memberikan gambaran yang jelas tentang apa yang akan mereka dapatkan dari buku "WOW! Fakta Unik".</text:p>
          </text:section>
          <text:section text:style-name="Sect1" text:name="feedback-form-1">
            <text:p text:style-name="P477"/>
          </text:section>
        </text:section>
        <text:section text:style-name="Sect1" text:name="b968a1070e2081c6">
          <text:p text:style-name="P318"/>
          <text:section text:style-name="Sect1" text:name="user-query-content-2">
            <text:p text:style-name="P496">Pada Bab 1 Tambahkan prompt pada tiap bab untuk mendapatkan pengantar , pada tiap subbab/sub-subab untuk mendapatkan isi dengan pembahasan mendalam </text:p>
          </text:section>
          <text:p text:style-name="P477">Tampilkan alur berpikir</text:p>
          <text:section text:style-name="Sect2" text:name="model-response-message-contentr_b968a1070e2081c6">
            <text:p text:style-name="P318">Oke, siap! Berikut adalah prompt yang bisa Anda gunakan untuk Bab 1, mencakup pengantar bab dan isi mendalam untuk setiap subbabnya, dengan tetap mempertahankan gaya "WOW! Fakta Unik" untuk remaja:</text:p>
            <text:p text:style-name="P498"/>
            <text:p text:style-name="Text_20_body"><text:span text:style-name="Strong_20_Emphasis"><text:span text:style-name="T1">Bab 1: Menjelajah Antariksa: Lebih Luas dari Imajinasimu!</text:span></text:span></text:p>
            <text:list xml:id="list6851931677390838316" text:style-name="L12">
              <text:list-item>
                <text:p text:style-name="P8"><text:span text:style-name="Strong_20_Emphasis"><text:span text:style-name="T1">Prompt untuk Pengantar Bab 1:</text:span></text:span><text:span text:style-name="T1"> </text:span></text:p>
                <text:p text:style-name="P507"><text:span text:style-name="Source_20_Text"><text:span text:style-name="T1">Tuliskan pengantar yang MEMUKAU untuk Bab 1 buku sains remaja 'WOW! Fakta Unik' yang bertema Antariksa ('Menjelajah Antariksa: Lebih Luas dari Imajinasimu!'). Mulai dengan mengajak pembaca (remaja) menatap langit malam dan membayangkan luasnya alam semesta. Bangkitkan rasa ingin tahu mereka tentang misteri dan keajaiban di luar Bumi. Gunakan bahasa yang antusias, penuh semangat petualangan, dan sedikit dramatis. Beri sedikit bocoran tentang hal-hal gila dan keren yang akan dibahas di bab ini (planet aneh, lubang hitam misterius, 'bintang jatuh', kemungkinan hidup di Mars, keunikan ruang hampa). Akhiri dengan ajakan seru untuk memulai penjelajahan antariksa di halaman-halaman berikutnya. Ingat target pembaca remaja dan gaya bahasa santai tapi penuh 'wow'.</text:span></text:span></text:p>
              </text:list-item>
            </text:list>
            <text:p text:style-name="P498"><text:soft-page-break/></text:p>
            <text:list xml:id="list6807257327660656288" text:style-name="L13">
              <text:list-item>
                <text:p text:style-name="P9"><text:span text:style-name="Strong_20_Emphasis"><text:span text:style-name="T1">Subbab 1.1: Planet-Planet Paling Aneh di Galaksi (Hujan berlian? Planet air?)</text:span></text:span></text:p>
                <text:list>
                  <text:list-item>
                    <text:p text:style-name="P9"><text:span text:style-name="Strong_20_Emphasis"><text:span text:style-name="T1">Prompt untuk Isi Subbab 1.1:</text:span></text:span><text:span text:style-name="T1"> </text:span></text:p>
                    <text:p text:style-name="P508"><text:span text:style-name="Source_20_Text"><text:span text:style-name="T1">Tuliskan pembahasan MENDALAM tapi MENARIK untuk Subbab 1.1 ('Planet-Planet Paling Aneh di Galaksi') dalam buku 'WOW! Fakta Unik' untuk remaja. Jelaskan dengan bahasa santai dan mudah dimengerti mengapa para ilmuwan menganggap beberapa planet di luar tata surya kita (exoplanet) itu 'aneh'. Berikan contoh-contoh planet paling ekstrem dan unik yang sudah ditemukan (misalnya: planet yang super panas dekat bintangnya, planet es, planet yang mungkin diselimuti air, planet yang mengorbit dua bintang, atau bahkan planet yang diduga memiliki hujan berlian!). Jelaskan secara singkat bagaimana ilmuwan menemukannya dan apa yang membuat kondisi di sana begitu berbeda dari Bumi. Fokus pada fakta-fakta paling 'wow' dan bikin melongo. Gunakan analogi jika perlu.</text:span></text:span></text:p>
                  </text:list-item>
                </text:list>
              </text:list-item>
              <text:list-item>
                <text:p text:style-name="P9"><text:span text:style-name="Strong_20_Emphasis"><text:span text:style-name="T1">Subbab 1.2: Misteri Lubang Hitam: Apa Sih Sebenarnya?</text:span></text:span></text:p>
                <text:list>
                  <text:list-item>
                    <text:p text:style-name="P9"><text:span text:style-name="Strong_20_Emphasis"><text:span text:style-name="T1">Prompt untuk Isi Subbab 1.2:</text:span></text:span><text:span text:style-name="T1"> </text:span></text:p>
                    <text:p text:style-name="P508"><text:span text:style-name="Source_20_Text"><text:span text:style-name="T1">Tuliskan penjelasan MENDALAM namun TETAP SERU untuk Subbab 1.2 ('Misteri Lubang Hitam: Apa Sih Sebenarnya?') dalam buku 'WOW! Fakta Unik' untuk remaja. Jelaskan konsep lubang hitam dengan bahasa yang sederhana dan analogi yang mudah dipahami (misalnya, tentang gravitasi super kuat yang bahkan cahaya pun tak bisa lolos). Ceritakan secara singkat bagaimana lubang hitam bisa terbentuk (dari bintang raksasa yang mati). Jelaskan bagian penting seperti 'event horizon'. Bahas misteri apa yang masih menyelimuti lubang hitam dan mengapa objek ini begitu menarik bagi ilmuwan. Hilangkan beberapa miskonsepsi umum jika ada. Pastikan gaya bahasanya antusias dan menjawab rasa penasaran pembaca tentang objek paling misterius di alam semesta ini.</text:span></text:span></text:p>
                  </text:list-item>
                </text:list>
              </text:list-item>
              <text:list-item>
                <text:p text:style-name="P9"><text:span text:style-name="Strong_20_Emphasis"><text:span text:style-name="T1">Subbab 1.3: Bintang Jatuh Bukan Bintang? Fakta Mengejutkan Meteoroid!</text:span></text:span></text:p>
                <text:list>
                  <text:list-item>
                    <text:p text:style-name="P9"><text:span text:style-name="Strong_20_Emphasis"><text:span text:style-name="T1">Prompt untuk Isi Subbab 1.3:</text:span></text:span><text:span text:style-name="T1"> </text:span></text:p>
                    <text:p text:style-name="P508"><text:span text:style-name="Source_20_Text"><text:span text:style-name="T1">Tuliskan pembahasan MENDALAM dan MELURUSKAN MITOS untuk Subbab 1.3 ('Bintang Jatuh Bukan Bintang? Fakta Mengejutkan Meteoroid!') dalam buku 'WOW! Fakta Unik' untuk remaja. Jelaskan dengan jelas dan santai apa itu 'bintang jatuh' sebenarnya. Bedakan istilah meteoroid, meteor, dan meteorit dengan cara yang mudah diingat. Terangkan proses </text:span></text:span><text:soft-page-break/><text:span text:style-name="Source_20_Text"><text:span text:style-name="T1">mengapa kita melihat cahaya terang di langit saat meteor memasuki atmosfer Bumi (gesekan dan panas). Ceritakan juga tentang hujan meteor: kapan terjadi dan mengapa. Sajikan fakta-fakta unik lainnya tentang batuan luar angkasa ini (asalnya, ukurannya, dampaknya jika sampai ke Bumi). Gunakan gaya 'oh, ternyata begitu!' untuk fakta-fakta mengejutkannya.</text:span></text:span></text:p>
                  </text:list-item>
                </text:list>
              </text:list-item>
              <text:list-item>
                <text:p text:style-name="P9"><text:span text:style-name="Strong_20_Emphasis"><text:span text:style-name="T1">Subbab 1.4: Bisakah Kita Tinggal di Mars? Tantangan Hidup di Luar Bumi.</text:span></text:span></text:p>
                <text:list>
                  <text:list-item>
                    <text:p text:style-name="P9"><text:span text:style-name="Strong_20_Emphasis"><text:span text:style-name="T1">Prompt untuk Isi Subbab 1.4:</text:span></text:span><text:span text:style-name="T1"> </text:span></text:p>
                    <text:p text:style-name="P508"><text:span text:style-name="Source_20_Text"><text:span text:style-name="T1">Tuliskan pembahasan MENDALAM dan REALISTIS namun tetap MEMICU IMAJINASI untuk Subbab 1.4 ('Bisakah Kita Tinggal di Mars? Tantangan Hidup di Luar Bumi.') dalam buku 'WOW! Fakta Unik' untuk remaja. Jelaskan kondisi di Planet Mars saat ini berdasarkan penemuan ilmiah (atmosfer tipis, suhu dingin, adanya air beku, radiasi). Paparkan tantangan-tantangan terbesar yang harus dihadapi manusia jika ingin membangun koloni atau tinggal di Mars (kebutuhan oksigen, air, makanan, perlindungan dari radiasi, efek psikologis). Jelaskan secara singkat teknologi apa saja yang sedang dikembangkan untuk mengatasi tantangan ini. Akhiri dengan pandangan tentang masa depan eksplorasi Mars. Gunakan bahasa yang seimbang antara fakta ilmiah dan visi masa depan yang menarik.</text:span></text:span></text:p>
                  </text:list-item>
                </text:list>
              </text:list-item>
              <text:list-item>
                <text:p text:style-name="P9"><text:span text:style-name="Strong_20_Emphasis"><text:span text:style-name="T1">Subbab 1.5: Suara di Luar Angkasa? (Dan fakta unik lainnya tentang ruang hampa)</text:span></text:span></text:p>
                <text:list>
                  <text:list-item>
                    <text:p text:style-name="P9"><text:span text:style-name="Strong_20_Emphasis"><text:span text:style-name="T1">Prompt untuk Isi Subbab 1.5:</text:span></text:span><text:span text:style-name="T1"> </text:span></text:p>
                    <text:p text:style-name="P508"><text:span text:style-name="Source_20_Text"><text:span text:style-name="T1">Tuliskan penjelasan MENDALAM yang MENGUNGKAP FAKTA TAK TERDUGA untuk Subbab 1.5 ('Suara di Luar Angkasa? (Dan fakta unik lainnya tentang ruang hampa)') dalam buku 'WOW! Fakta Unik' untuk remaja. Mulai dengan menjelaskan mengapa suara seperti yang kita kenal tidak bisa merambat di ruang hampa (butuh medium). Lalu, ungkap fakta 'wow'-nya: bagaimana ilmuwan 'mendengarkan' luar angkasa (misalnya melalui gelombang radio) atau adakah fenomena lain yang mirip 'suara' di kondisi tertentu di angkasa (misalnya gelombang plasma)? Jelaskan juga fakta-fakta unik lain tentang ruang hampa (misalnya, suhu ekstrem, bagaimana benda bergerak, apa yang terjadi pada benda tanpa tekanan udara). Gunakan bahasa yang jelas untuk konsep fisika sederhana dan fokus pada aspek-aspek yang paling aneh dan mengejutkan tentang 'kekosongan' di luar angkasa.</text:span></text:span></text:p>
                  </text:list-item>
                </text:list>
              </text:list-item>
            </text:list>
            <text:p text:style-name="P498"/>
            <text:p text:style-name="P318"><text:soft-page-break/>Semoga prompt ini membantu Anda menghasilkan konten Bab 1 yang informatif sekaligus sangat menarik bagi pembaca remaja Anda!</text:p>
          </text:section>
          <text:section text:style-name="Sect1" text:name="feedback-form-2">
            <text:p text:style-name="P477"/>
          </text:section>
        </text:section>
        <text:section text:style-name="Sect1" text:name="8c3becc2412d8165">
          <text:p text:style-name="P318"/>
          <text:section text:style-name="Sect1" text:name="user-query-content-3">
            <text:p text:style-name="P496">Pada Bab 2 Tambahkan prompt pada tiap bab untuk mendapatkan pengantar , pada tiap subbab/sub-subab untuk mendapatkan isi dengan pembahasan mendalam </text:p>
          </text:section>
          <text:p text:style-name="P477">Tampilkan alur berpikir</text:p>
          <text:section text:style-name="Sect2" text:name="model-response-message-contentr_8c3becc2412d8165">
            <text:p text:style-name="P318">Tentu, mari kita siapkan prompt untuk Bab 2 buku "WOW! Fakta Unik", yang fokus pada keajaiban planet Bumi kita.</text:p>
            <text:p text:style-name="P498"/>
            <text:p text:style-name="Text_20_body"><text:span text:style-name="Strong_20_Emphasis"><text:span text:style-name="T1">Bab 2: Bumi Kita: Planet Ajaib Penuh Kejutan</text:span></text:span></text:p>
            <text:list xml:id="list8933142098774443561" text:style-name="L14">
              <text:list-item>
                <text:p text:style-name="P10"><text:span text:style-name="Strong_20_Emphasis"><text:span text:style-name="T1">Prompt untuk Pengantar Bab 2:</text:span></text:span><text:span text:style-name="T1"> </text:span></text:p>
                <text:p text:style-name="P509"><text:span text:style-name="Source_20_Text"><text:span text:style-name="T1">Tuliskan pengantar yang MENARIK dan MEMBUAT PENASARAN untuk Bab 2 buku sains remaja 'WOW! Fakta Unik' yang berjudul 'Bumi Kita: Planet Ajaib Penuh Kejutan'. Ajak pembaca (remaja) untuk 'kembali ke rumah' setelah petualangan antariksa di Bab 1, tapi tekankan bahwa planet kita sendiri menyimpan keajaiban dan kejutan yang tak kalah luar biasa. Bangkitkan rasa kagum terhadap Bumi. Beri gambaran sekilas tentang topik-topik spektakuler yang akan dibahas: dari titik terdalam di lautan hingga puncak tertinggi dunia, kekuatan alam yang dahsyat seperti petir dan badai, gunung berapi yang 'tidur' dan 'bangun', penjelasan di balik warna langit, hingga keajaiban tersembunyi di dasar samudra. Gunakan bahasa yang antusias, bikin penasaran, dan sesuai gaya 'WOW! Fakta Unik'. Akhiri dengan ajakan untuk menjelajahi keunikan planet kita sendiri.</text:span></text:span></text:p>
              </text:list-item>
            </text:list>
            <text:p text:style-name="P498"/>
            <text:list xml:id="list5832242049597200507" text:style-name="L15">
              <text:list-item>
                <text:p text:style-name="P11"><text:span text:style-name="Strong_20_Emphasis"><text:span text:style-name="T1">Subbab 2.1: Tempat Terdalam dan Tertinggi di Bumi (Palung Mariana &amp; Everest)</text:span></text:span></text:p>
                <text:list>
                  <text:list-item>
                    <text:p text:style-name="P11"><text:span text:style-name="Strong_20_Emphasis"><text:span text:style-name="T1">Prompt untuk Isi Subbab 2.1:</text:span></text:span><text:span text:style-name="T1"> </text:span></text:p>
                    <text:p text:style-name="P510"><text:span text:style-name="Source_20_Text"><text:span text:style-name="T1">Tuliskan pembahasan MENDALAM namun TETAP MENAKJUBKAN untuk Subbab 2.1 ('Tempat Terdalam dan Tertinggi di Bumi') dalam buku 'WOW! Fakta Unik' untuk remaja. Jelaskan secara detail tapi mudah dipahami tentang Palung Mariana (titik terdalam) dan Gunung Everest (titik tertinggi). Sertakan fakta-fakta kunci seperti ukuran kedalaman/ketinggian dan berikan perbandingan yang bikin 'wow' (misal: Everest bisa tenggelam di </text:span></text:span><text:soft-page-break/><text:span text:style-name="Source_20_Text"><text:span text:style-name="T1">Palung Mariana). Ceritakan sedikit tentang kondisi ekstrem di kedua tempat tersebut (tekanan, suhu, oksigen tipis) dan mungkin sedikit tentang makhluk hidup unik atau tantangan eksplorasi. Fokus pada skala ekstrem dan kehebatan geografi Bumi. Gunakan bahasa santai dan penuh kekaguman.</text:span></text:span></text:p>
                  </text:list-item>
                </text:list>
              </text:list-item>
              <text:list-item>
                <text:p text:style-name="P11"><text:span text:style-name="Strong_20_Emphasis"><text:span text:style-name="T1">Subbab 2.2: Petir dan Badai: Kekuatan Alam yang Dahsyat (Fakta unik tentang cuaca ekstrem)</text:span></text:span></text:p>
                <text:list>
                  <text:list-item>
                    <text:p text:style-name="P11"><text:span text:style-name="Strong_20_Emphasis"><text:span text:style-name="T1">Prompt untuk Isi Subbab 2.2:</text:span></text:span><text:span text:style-name="T1"> </text:span></text:p>
                    <text:p text:style-name="P510"><text:span text:style-name="Source_20_Text"><text:span text:style-name="T1">Tuliskan penjelasan MENDALAM tapi SERU tentang Subbab 2.2 ('Petir dan Badai: Kekuatan Alam yang Dahsyat') dalam buku 'WOW! Fakta Unik' untuk remaja. Jelaskan proses terjadinya petir dengan bahasa sederhana (perpisahan muatan listrik di awan). Sajikan fakta-fakta mengejutkan tentang petir (suhunya yang lebih panas dari permukaan Matahari, kecepatannya, jenis-jenis petir yang aneh). Bahas juga secara singkat tentang kekuatan badai lain seperti tornado atau siklon (bisa sebutkan contoh yang relevan di Indonesia jika ada). Fokus pada kedahsyatan kekuatan alam ini, sains di baliknya, dan fakta-fakta unik yang jarang diketahui. Gunakan gaya bahasa yang energik dan sedikit dramatis untuk menggambarkan kekuatannya.</text:span></text:span></text:p>
                  </text:list-item>
                </text:list>
              </text:list-item>
              <text:list-item>
                <text:p text:style-name="P11"><text:span text:style-name="Strong_20_Emphasis"><text:span text:style-name="T1">Subbab 2.3: Gunung Berapi Tidur vs Aktif: Kapan Mereka Meletus?</text:span></text:span></text:p>
                <text:list>
                  <text:list-item>
                    <text:p text:style-name="P11"><text:span text:style-name="Strong_20_Emphasis"><text:span text:style-name="T1">Prompt untuk Isi Subbab 2.3:</text:span></text:span><text:span text:style-name="T1"> </text:span></text:p>
                    <text:p text:style-name="P510"><text:span text:style-name="Source_20_Text"><text:span text:style-name="T1">Tuliskan pembahasan MENDALAM dan INFORMATIF untuk Subbab 2.3 ('Gunung Berapi Tidur vs Aktif: Kapan Mereka Meletus?') dalam buku 'WOW! Fakta Unik' untuk remaja. Jelaskan dengan bahasa santai apa itu gunung berapi dan bagaimana bisa terbentuk (pergerakan lempeng tektonik, magma). Bedakan secara jelas antara gunung berapi aktif, tidur (dorman), dan mati. Jelaskan secara singkat tanda-tanda umum gunung berapi akan meletus (jika ada). Ceritakan fakta-fakta menarik tentang gunung berapi (misalnya, Cincin Api Pasifik, jenis-jenis letusan, dampaknya bagi lingkungan). Bisa sertakan contoh gunung berapi terkenal di Indonesia. Buat penjelasan ini mudah dicerna dan menjawab rasa penasaran tentang 'raksasa tidur' Bumi ini.</text:span></text:span></text:p>
                  </text:list-item>
                </text:list>
              </text:list-item>
              <text:list-item>
                <text:p text:style-name="P11"><text:span text:style-name="Strong_20_Emphasis"><text:span text:style-name="T1">Subbab 2.4: Mengapa Langit Berwarna Biru? (Dan fenomena optik atmosfer lainnya)</text:span></text:span></text:p>
                <text:list>
                  <text:list-item>
                    <text:p text:style-name="P11"><text:span text:style-name="Strong_20_Emphasis"><text:span text:style-name="T1">Prompt untuk Isi Subbab 2.4:</text:span></text:span><text:span text:style-name="T1"> </text:span></text:p>
                    <text:p text:style-name="P510"><text:soft-page-break/><text:span text:style-name="Source_20_Text"><text:span text:style-name="T1">Tuliskan penjelasan MENDALAM tapi MUDAH DIMENGERTI untuk Subbab 2.4 ('Mengapa Langit Berwarna Biru?') dalam buku 'WOW! Fakta Unik' untuk remaja. Jelaskan konsep hamburan Rayleigh dengan analogi sederhana untuk menerangkan mengapa kita melihat langit berwarna biru pada siang hari. Jelaskan juga mengapa saat matahari terbenam atau terbit, langit bisa berwarna merah, oranye, atau ungu. Jika memungkinkan, sebutkan secara singkat fenomena optik atmosfer menarik lainnya seperti pelangi atau halo matahari/bulan dengan penjelasan ilmiah yang disederhanakan. Hubungkan penjelasan ini dengan pengalaman sehari-hari pembaca. Gunakan gaya bahasa yang cerah dan menjawab pertanyaan 'kenapa sih?' yang sering muncul.</text:span></text:span></text:p>
                  </text:list-item>
                </text:list>
              </text:list-item>
              <text:list-item>
                <text:p text:style-name="P11"><text:span text:style-name="Strong_20_Emphasis"><text:span text:style-name="T1">Subbab 2.5: Air Terjun di Bawah Laut? Keajaiban Tersembunyi Samudra.</text:span></text:span></text:p>
                <text:list>
                  <text:list-item>
                    <text:p text:style-name="P11"><text:span text:style-name="Strong_20_Emphasis"><text:span text:style-name="T1">Prompt untuk Isi Subbab 2.5:</text:span></text:span><text:span text:style-name="T1"> </text:span></text:p>
                    <text:p text:style-name="P510"><text:span text:style-name="Source_20_Text"><text:span text:style-name="T1">Tuliskan pembahasan MENDALAM yang MENGUNGKAP KEAJAIBAN TERSEMBUNYI untuk Subbab 2.5 ('Air Terjun di Bawah Laut? Keajaiban Tersembunyi Samudra.') dalam buku 'WOW! Fakta Unik' untuk remaja. Jelaskan fenomena 'air terjun bawah laut' yang terdengar mustahil ini. Terangkan bahwa ini terjadi karena perbedaan suhu dan kadar garam (salinitas) air laut, yang membuat air yang lebih dingin/asin (lebih padat) 'jatuh' melewati air yang lebih hangat/kurang asin. Berikan contoh nyata seperti Denmark Strait Cataract. Jelaskan bagaimana ilmuwan mempelajarinya dan apa pengaruhnya terhadap arus laut global. Fokus pada aspek 'wow', keunikan, dan misteri kedalaman laut yang belum banyak diketahui. Gunakan bahasa yang membangkitkan imajinasi tentang dunia bawah laut.</text:span></text:span></text:p>
                  </text:list-item>
                </text:list>
              </text:list-item>
            </text:list>
            <text:p text:style-name="P498"/>
            <text:p text:style-name="P318">Prompt ini dirancang untuk membantu Anda menciptakan Bab 2 yang penuh dengan fakta menakjubkan tentang Bumi, disajikan dengan cara yang relevan dan menarik bagi pembaca remaja. Selamat melanjutkan!</text:p>
          </text:section>
          <text:section text:style-name="Sect1" text:name="feedback-form-3">
            <text:p text:style-name="P477"/>
          </text:section>
        </text:section>
        <text:section text:style-name="Sect1" text:name="7797c9475ba1c88b">
          <text:p text:style-name="P318"/>
          <text:section text:style-name="Sect1" text:name="user-query-content-4">
            <text:p text:style-name="P496">Pada Bab 3 Tambahkan prompt pada tiap bab untuk mendapatkan pengantar , pada tiap subbab/sub-subab untuk mendapatkan isi dengan pembahasan mendalam </text:p>
          </text:section>
          <text:p text:style-name="P477">Tampilkan alur berpikir</text:p>
          <text:section text:style-name="Sect2" text:name="model-response-message-contentr_7797c9475ba1c88b">
            <text:p text:style-name="P318"><text:soft-page-break/>Baik, mari kita buatkan prompt untuk Bab 3 yang akan membawa pembaca remaja ke dunia hewan-hewan paling aneh dan menakjubkan di planet ini!</text:p>
            <text:p text:style-name="P498"/>
            <text:p text:style-name="Text_20_body"><text:span text:style-name="Strong_20_Emphasis"><text:span text:style-name="T1">Bab 3: Hewan-Hewan Super Aneh Tapi Nyata!</text:span></text:span></text:p>
            <text:list xml:id="list2579232646217226918" text:style-name="L16">
              <text:list-item>
                <text:p text:style-name="P12"><text:span text:style-name="Strong_20_Emphasis"><text:span text:style-name="T1">Prompt untuk Pengantar Bab 3:</text:span></text:span><text:span text:style-name="T1"> </text:span></text:p>
                <text:p text:style-name="P511"><text:span text:style-name="Source_20_Text"><text:span text:style-name="T1">Tuliskan pengantar yang SUPER MENARIK dan bikin penasaran untuk Bab 3 buku sains remaja 'WOW! Fakta Unik' yang berjudul 'Hewan-Hewan Super Aneh Tapi Nyata!'. Mulai dengan menggambarkan betapa beragam dan kadang anehnya dunia hewan. Tekankan bahwa beberapa hewan di Bumi ini punya penampilan atau kemampuan yang saking uniknya sampai terasa seperti makhluk dari film fiksi ilmiah atau game, tapi mereka benar-benar ada! Bangkitkan rasa ingin tahu tentang keajaiban adaptasi dan evolusi. Beri sedikit bocoran tentang jenis-jenis hewan 'ajaib' yang akan dibahas: dari 'alien' laut dalam, hewan dengan kekuatan super, makhluk yang hampir mustahil dibunuh, ukuran ekstrem, sampai kebiasaan tidur yang nggak masuk akal. Gunakan bahasa yang santai, penuh semangat, heboh, dan sangat 'WOW!'. Ajak pembaca untuk siap-siap kaget dan terpukau dengan keanekaragaman hayati planet kita.</text:span></text:span></text:p>
              </text:list-item>
            </text:list>
            <text:p text:style-name="P498"/>
            <text:list xml:id="list8410436085524957554" text:style-name="L17">
              <text:list-item>
                <text:p text:style-name="P13"><text:span text:style-name="Strong_20_Emphasis"><text:span text:style-name="T1">Subbab 3.1: Makhluk Laut Dalam yang Seperti Alien.</text:span></text:span></text:p>
                <text:list>
                  <text:list-item>
                    <text:p text:style-name="P13"><text:span text:style-name="Strong_20_Emphasis"><text:span text:style-name="T1">Prompt untuk Isi Subbab 3.1:</text:span></text:span><text:span text:style-name="T1"> </text:span></text:p>
                    <text:p text:style-name="P512"><text:span text:style-name="Source_20_Text"><text:span text:style-name="T1">Tuliskan pembahasan MENDALAM yang penuh VISUAL dan KEAJAIBAN untuk Subbab 3.1 ('Makhluk Laut Dalam yang Seperti Alien') dalam buku 'WOW! Fakta Unik' untuk remaja. Jelaskan mengapa laut dalam menjadi rumah bagi makhluk-makhluk paling aneh di Bumi (kondisi gelap total, tekanan tinggi). Berikan contoh-contoh spesifik hewan laut dalam yang penampilannya benar-benar 'alien' (misalnya: anglerfish dengan umpannya yang bercahaya, viperfish bergigi taring, blobfish yang unik, cumi-cumi vampir). Deskripsikan penampilan dan adaptasi unik mereka dengan bahasa yang hidup dan bikin merinding (tapi tetap seru!). Jelaskan bagaimana mereka bertahan hidup di lingkungan ekstrem tersebut. Gunakan perumpamaan yang relevan untuk menggambarkan keanehan mereka. Fokus pada fakta paling aneh dan visual yang paling mencengangkan.</text:span></text:span></text:p>
                  </text:list-item>
                </text:list>
              </text:list-item>
              <text:list-item>
                <text:p text:style-name="P13"><text:span text:style-name="Strong_20_Emphasis"><text:span text:style-name="T1">Subbab 3.2: Hewan dengan Kemampuan Super (Kamuflase, regenerasi, kecepatan kilat).</text:span></text:span></text:p>
                <text:list>
                  <text:list-item>
                    <text:p text:style-name="P13"><text:soft-page-break/><text:span text:style-name="Strong_20_Emphasis"><text:span text:style-name="T1">Prompt untuk Isi Subbab 3.2:</text:span></text:span><text:span text:style-name="T1"> </text:span></text:p>
                    <text:p text:style-name="P499"><text:span text:style-name="Source_20_Text"><text:span text:style-name="T1">Tuliskan penjelasan MENDALAM yang MENGAGUMKAN tentang Subbab 3.2 ('Hewan dengan Kemampuan Super') dalam buku 'WOW! Fakta Unik' untuk remaja. Jelaskan konsep 'kemampuan super' pada hewan dan bagaimana ini membantu mereka bertahan hidup. Berikan contoh-contoh hewan dengan kemampuan spesifik dan jelaskan secara detail tapi mudah dipahami bagaimana kemampuan itu bekerja:</text:span></text:span></text:p>
                    <text:p text:style-name="P499"><text:span text:style-name="Source_20_Text"><text:span text:style-name="T1">- Kamuflase: Contoh (gurita, bunglon, serangga daun), bagaimana mereka melakukannya?</text:span></text:span></text:p>
                    <text:p text:style-name="P499"><text:span text:style-name="Source_20_Text"><text:span text:style-name="T1">- Regenerasi: Contoh (bintang laut, axolotl, cicak), bagian tubuh apa saja yang bisa tumbuh kembali dan seberapa cepat?</text:span></text:span></text:p>
                    <text:p text:style-name="P499"><text:span text:style-name="Source_20_Text"><text:span text:style-name="T1">- Kecepatan: Contoh (cheetah, elang peregrine), seberapa cepat mereka bisa bergerak (beri perbandingan) dan adaptasi apa yang mendukungnya?</text:span></text:span></text:p>
                    <text:p text:style-name="P512"><text:span text:style-name="Source_20_Text"><text:span text:style-name="T1">Sebutkan juga mungkin kemampuan super lain secara singkat (misal: sengatan listrik, ekolokasi). Gunakan bahasa yang antusias seolah sedang membahas superhero, tapi tetap berdasarkan fakta sains.</text:span></text:span></text:p>
                  </text:list-item>
                </text:list>
              </text:list-item>
              <text:list-item>
                <text:p text:style-name="P13"><text:span text:style-name="Strong_20_Emphasis"><text:span text:style-name="T1">Subbab 3.3: Bisa Hidup Tanpa Kepala? Kecoa dan Keajaiban Bertahan Hidup Lainnya.</text:span></text:span></text:p>
                <text:list>
                  <text:list-item>
                    <text:p text:style-name="P13"><text:span text:style-name="Strong_20_Emphasis"><text:span text:style-name="T1">Prompt untuk Isi Subbab 3.3:</text:span></text:span><text:span text:style-name="T1"> </text:span></text:p>
                    <text:p text:style-name="P512"><text:span text:style-name="Source_20_Text"><text:span text:style-name="T1">Tuliskan pembahasan MENDALAM yang BIKIN GELENG-GELENG KEPALA untuk Subbab 3.3 ('Bisa Hidup Tanpa Kepala? Kecoa dan Keajaiban Bertahan Hidup Lainnya.') dalam buku 'WOW! Fakta Unik' untuk remaja. Jelaskan fakta mengejutkan tentang kecoa yang bisa hidup beberapa lama tanpa kepala, dan terangkan alasan ilmiahnya dengan bahasa sederhana (sistem pernapasan, sistem saraf tersebar). Kemudian, perluas ke contoh hewan lain yang punya daya tahan hidup luar biasa, terutama tardigrade (beruang air). Jelaskan kemampuan tardigrade untuk bertahan dalam kondisi super ekstrem (vakum luar angkasa, radiasi, kekeringan total). Fokus pada betapa 'keras kepalanya' kehidupan dan adaptasi ekstrem untuk bertahan hidup. Gunakan nada takjub dan sedikit tidak percaya.</text:span></text:span></text:p>
                  </text:list-item>
                </text:list>
              </text:list-item>
              <text:list-item>
                <text:p text:style-name="P13"><text:span text:style-name="Strong_20_Emphasis"><text:span text:style-name="T1">Subbab 3.4: Hewan Terkecil vs Terbesar di Dunia.</text:span></text:span></text:p>
                <text:list>
                  <text:list-item>
                    <text:p text:style-name="P13"><text:span text:style-name="Strong_20_Emphasis"><text:span text:style-name="T1">Prompt untuk Isi Subbab 3.4:</text:span></text:span><text:span text:style-name="T1"> </text:span></text:p>
                    <text:p text:style-name="P512"><text:span text:style-name="Source_20_Text"><text:span text:style-name="T1">Tuliskan pembahasan MENDALAM yang MEMBANDINGKAN UKURAN EKSTREM untuk Subbab 3.4 ('Hewan Terkecil vs Terbesar di Dunia.') dalam buku 'WOW! Fakta Unik' untuk remaja. Sajikan fakta tentang hewan-hewan pemegang rekor ukuran di dunia. Identifikasi hewan terkecil (misal: mamalia terkecil, ikan terkecil, burung terkecil) dan terbesar (paus biru sebagai hewan terbesar sepanjang masa, gajah Afrika sebagai hewan darat </text:span></text:span><text:soft-page-break/><text:span text:style-name="Source_20_Text"><text:span text:style-name="T1">terbesar). Berikan data ukuran/berat yang spesifik dan buat perbandingan yang mudah dibayangkan oleh remaja (misal: sebesar apa jantung paus biru? Hewan terkecil bisa muat di mana?). Tekankan rentang ukuran yang luar biasa dalam kerajaan hewan. Gunakan bahasa yang menunjukkan skala dan kebesaran/kekecilan yang menakjubkan.</text:span></text:span></text:p>
                  </text:list-item>
                </text:list>
              </text:list-item>
              <text:list-item>
                <text:p text:style-name="P13"><text:span text:style-name="Strong_20_Emphasis"><text:span text:style-name="T1">Subbab 3.5: Tidur Sambil Terbang? Kebiasaan Unik Burung dan Mamalia.</text:span></text:span></text:p>
                <text:list>
                  <text:list-item>
                    <text:p text:style-name="P13"><text:span text:style-name="Strong_20_Emphasis"><text:span text:style-name="T1">Prompt untuk Isi Subbab 3.5:</text:span></text:span><text:span text:style-name="T1"> </text:span></text:p>
                    <text:p text:style-name="P512"><text:span text:style-name="Source_20_Text"><text:span text:style-name="T1">Tuliskan penjelasan MENDALAM tentang KEBIASAAN ANEH tapi NYATA untuk Subbab 3.5 ('Tidur Sambil Terbang? Kebiasaan Unik Burung dan Mamalia.') dalam buku 'WOW! Fakta Unik' untuk remaja. Jelaskan fenomena unihemispheric slow-wave sleep (tidur separuh otak) pada beberapa jenis burung (seperti burung layang-layang/swift, albatros) yang memungkinkan mereka tidur sambil terbang dalam perjalanan jauh. Jelaskan juga kebiasaan tidur unik lainnya pada hewan (misal: lumba-lumba yang tidur dengan satu mata terbuka, berang-berang laut yang tidur sambil bergandengan tangan). Jelaskan mengapa adaptasi tidur unik ini penting bagi kelangsungan hidup mereka. Gunakan gaya bahasa yang santai, sedikit lucu, dan penuh keheranan terhadap perilaku hewan yang tidak biasa ini.</text:span></text:span></text:p>
                  </text:list-item>
                </text:list>
              </text:list-item>
            </text:list>
            <text:p text:style-name="P498"/>
            <text:p text:style-name="P318">Dengan prompt ini, Bab 3 buku Anda akan penuh dengan cerita hewan yang aneh, kuat, ekstrem, dan pastinya bikin pembaca remaja bilang "WOW!".</text:p>
          </text:section>
          <text:section text:style-name="Sect1" text:name="feedback-form-4">
            <text:p text:style-name="P477"/>
          </text:section>
        </text:section>
        <text:section text:style-name="Sect1" text:name="3be7fcb8eb8a9607">
          <text:p text:style-name="P318"/>
          <text:section text:style-name="Sect1" text:name="user-query-content-5">
            <text:p text:style-name="P496">Pada Bab 4 Tambahkan prompt pada tiap bab untuk mendapatkan pengantar , pada tiap subbab/sub-subab untuk mendapatkan isi dengan pembahasan mendalam </text:p>
          </text:section>
          <text:p text:style-name="P477">Tampilkan alur berpikir</text:p>
          <text:section text:style-name="Sect2" text:name="model-response-message-contentr_3be7fcb8eb8a9607">
            <text:p text:style-name="P318">Tentu saja! Mari kita siapkan prompt untuk Bab 4, yang akan mengungkap sisi lain dunia tumbuhan yang penuh kejutan dan jauh dari kata membosankan.</text:p>
            <text:p text:style-name="P498"/>
            <text:p text:style-name="Text_20_body"><text:span text:style-name="Strong_20_Emphasis"><text:span text:style-name="T1">Bab 4: Tanaman Unik: Lebih dari Sekadar Hijau!</text:span></text:span></text:p>
            <text:list xml:id="list5848971190180020509" text:style-name="L18">
              <text:list-item>
                <text:p text:style-name="P14"><text:soft-page-break/><text:span text:style-name="Strong_20_Emphasis"><text:span text:style-name="T1">Prompt untuk Pengantar Bab 4:</text:span></text:span><text:span text:style-name="T1"> </text:span></text:p>
                <text:p text:style-name="P513"><text:span text:style-name="Source_20_Text"><text:span text:style-name="T1">Tuliskan pengantar yang MENGGEBRAK dan MENGUBAH PANDANGAN untuk Bab 4 buku sains remaja 'WOW! Fakta Unik' yang berjudul 'Tanaman Unik: Lebih dari Sekadar Hijau!'. Mulai dengan menantang persepsi umum remaja tentang tanaman yang mungkin dianggap diam dan membosankan. Tekankan bahwa dunia tumbuhan itu penuh aksi, strategi cerdas, dan keajaiban yang mengejutkan. Janjikan bahwa bab ini akan mengungkap sisi 'liar' tumbuhan: ada yang jadi pemburu, ada yang jadi raksasa abadi, ada yang bisa bergerak dan 'berkomunikasi', punya rahasia kecantikan, bahkan jadi penyintas di tempat paling ekstrem! Gunakan bahasa yang energik, bikin penasaran, dan mematahkan stereotip. Ajak pembaca untuk melihat tumbuhan dengan cara baru yang penuh 'WOW!'.</text:span></text:span></text:p>
              </text:list-item>
            </text:list>
            <text:p text:style-name="P498"/>
            <text:list xml:id="list3542710790398749165" text:style-name="L19">
              <text:list-item>
                <text:p text:style-name="P15"><text:span text:style-name="Strong_20_Emphasis"><text:span text:style-name="T1">Subbab 4.1: Tanaman Pemakan Daging: Bagaimana Cara Kerjanya?</text:span></text:span></text:p>
                <text:list>
                  <text:list-item>
                    <text:p text:style-name="P15"><text:span text:style-name="Strong_20_Emphasis"><text:span text:style-name="T1">Prompt untuk Isi Subbab 4.1:</text:span></text:span><text:span text:style-name="T1"> </text:span></text:p>
                    <text:p text:style-name="P500"><text:span text:style-name="Source_20_Text"><text:span text:style-name="T1">Tuliskan pembahasan MENDALAM yang SERU dan sedikit 'MENYERAMKAN' untuk Subbab 4.1 ('Tanaman Pemakan Daging: Bagaimana Cara Kerjanya?') dalam buku 'WOW! Fakta Unik' untuk remaja. Jelaskan mengapa beberapa tanaman berevolusi menjadi karnivora (karena hidup di tanah miskin nutrisi). Deskripsikan secara detail tapi mudah dipahami berbagai mekanisme perangkap unik mereka, sertakan contoh spesifik:</text:span></text:span></text:p>
                    <text:p text:style-name="P500"><text:span text:style-name="Source_20_Text"><text:span text:style-name="T1">- Perangkap Jepit (Venus Flytrap): Bagaimana sensornya bekerja dan seberapa cepat menutup?</text:span></text:span></text:p>
                    <text:p text:style-name="P500"><text:span text:style-name="Source_20_Text"><text:span text:style-name="T1">- Perangkap Kantong (Nepenthes/Kantong Semar - sebutkan ini umum di Indonesia!): Bagaimana serangga terpeleset dan apa isi 'kantongnya'?</text:span></text:span></text:p>
                    <text:p text:style-name="P500"><text:span text:style-name="Source_20_Text"><text:span text:style-name="T1">- Perangkap Lengket (Sundews/Drosera): Bagaimana tentakel lengketnya menjerat mangsa?</text:span></text:span></text:p>
                    <text:p text:style-name="P514"><text:span text:style-name="Source_20_Text"><text:span text:style-name="T1">Jelaskan proses pencernaan mangsanya secara sederhana. Gunakan gaya bahasa yang dramatis tapi tetap ilmiah, seolah menceritakan 'monster' mini dari dunia tumbuhan.</text:span></text:span></text:p>
                  </text:list-item>
                </text:list>
              </text:list-item>
              <text:list-item>
                <text:p text:style-name="P15"><text:span text:style-name="Strong_20_Emphasis"><text:span text:style-name="T1">Subbab 4.2: Pohon Tertua dan Terbesar di Dunia.</text:span></text:span></text:p>
                <text:list>
                  <text:list-item>
                    <text:p text:style-name="P15"><text:span text:style-name="Strong_20_Emphasis"><text:span text:style-name="T1">Prompt untuk Isi Subbab 4.2:</text:span></text:span><text:span text:style-name="T1"> </text:span></text:p>
                    <text:p text:style-name="P500"><text:span text:style-name="Source_20_Text"><text:span text:style-name="T1">Tuliskan penjelasan MENDALAM yang MEMBUAT KAGUM tentang Subbab 4.2 ('Pohon Tertua dan Terbesar di Dunia.') dalam buku 'WOW! Fakta Unik' untuk remaja. Sajikan fakta-fakta mencengangkan tentang pohon-pohon pemegang rekor dunia:</text:span></text:span></text:p>
                    <text:p text:style-name="P500"><text:soft-page-break/><text:span text:style-name="Source_20_Text"><text:span text:style-name="T1">- Pohon Tertua: Contoh (Bristlecone Pine), berapa usianya, bagaimana ilmuwan mengetahuinya? Sebut juga konsep koloni klonal seperti Pando.</text:span></text:span></text:p>
                    <text:p text:style-name="P500"><text:span text:style-name="Source_20_Text"><text:span text:style-name="T1">- Pohon Terbesar (berdasarkan volume/massa): Contoh (Giant Sequoia 'General Sherman'), berikan statistik ukuran (tinggi, diameter, perkiraan berat) dan perbandingan yang mudah dibayangkan.</text:span></text:span></text:p>
                    <text:p text:style-name="P500"><text:span text:style-name="Source_20_Text"><text:span text:style-name="T1">- Pohon Tertinggi: Contoh (Coast Redwood), seberapa tingginya (bandingkan dengan bangunan terkenal).</text:span></text:span></text:p>
                    <text:p text:style-name="P514"><text:span text:style-name="Source_20_Text"><text:span text:style-name="T1">Jelaskan secara singkat faktor apa yang memungkinkan mereka mencapai usia tua dan ukuran raksasa. Gunakan bahasa yang menunjukkan keagungan, skala masif, dan keabadian.</text:span></text:span></text:p>
                  </text:list-item>
                </text:list>
              </text:list-item>
              <text:list-item>
                <text:p text:style-name="P15"><text:span text:style-name="Strong_20_Emphasis"><text:span text:style-name="T1">Subbab 4.3: Tumbuhan yang Bisa Bergerak atau "Berbicara".</text:span></text:span></text:p>
                <text:list>
                  <text:list-item>
                    <text:p text:style-name="P15"><text:span text:style-name="Strong_20_Emphasis"><text:span text:style-name="T1">Prompt untuk Isi Subbab 4.3:</text:span></text:span><text:span text:style-name="T1"> </text:span></text:p>
                    <text:p text:style-name="P500"><text:span text:style-name="Source_20_Text"><text:span text:style-name="T1">Tuliskan pembahasan MENDALAM yang MENGUNGKAP SISI AKTIF TUMBUHAN untuk Subbab 4.3 ('Tumbuhan yang Bisa Bergerak atau "Berbicara".') dalam buku 'WOW! Fakta Unik' untuk remaja. Jelaskan bahwa tumbuhan tidak sepenuhnya diam. Berikan contoh gerakan tumbuhan yang bisa diamati:</text:span></text:span></text:p>
                    <text:p text:style-name="P500"><text:span text:style-name="Source_20_Text"><text:span text:style-name="T1">- Gerak Cepat: Contoh (Mimosa pudica/Putri Malu - sangat relevan di Indonesia!, Venus Flytrap), jelaskan secara sederhana pemicu dan mekanisme geraknya (perubahan tekanan air/turgor).</text:span></text:span></text:p>
                    <text:p text:style-name="P500"><text:span text:style-name="Source_20_Text"><text:span text:style-name="T1">- Gerak Lambat: Pertumbuhan sulur tanaman merambat.</text:span></text:span></text:p>
                    <text:p text:style-name="P514"><text:span text:style-name="Source_20_Text"><text:span text:style-name="T1">Kemudian, jelaskan konsep tumbuhan 'berbicara' atau berkomunikasi melalui sinyal kimia (VOC) untuk memperingatkan tumbuhan lain tentang serangan hama atau menarik perhatian predator hama tersebut. Gunakan bahasa yang mematahkan anggapan bahwa tumbuhan itu pasif dan tunjukkan betapa dinamisnya mereka.</text:span></text:span></text:p>
                  </text:list-item>
                </text:list>
              </text:list-item>
              <text:list-item>
                <text:p text:style-name="P15"><text:span text:style-name="Strong_20_Emphasis"><text:span text:style-name="T1">Subbab 4.4: Rahasia Bunga Mekar dan Mengapa Warnanya Berbeda-beda.</text:span></text:span></text:p>
                <text:list>
                  <text:list-item>
                    <text:p text:style-name="P15"><text:span text:style-name="Strong_20_Emphasis"><text:span text:style-name="T1">Prompt untuk Isi Subbab 4.4:</text:span></text:span><text:span text:style-name="T1"> </text:span></text:p>
                    <text:p text:style-name="P514"><text:span text:style-name="Source_20_Text"><text:span text:style-name="T1">Tuliskan penjelasan MENDALAM yang INDAH dan ILMIAH untuk Subbab 4.4 ('Rahasia Bunga Mekar dan Mengapa Warnanya Berbeda-beda.') dalam buku 'WOW! Fakta Unik' untuk remaja. Jelaskan fungsi utama bunga bagi tumbuhan (reproduksi). Terangkan bagaimana bunga 'memikat' penyerbuk (serangga, burung) menggunakan warna, bentuk, aroma, dan nektar. Jelaskan secara sederhana sains di balik warna-warni bunga (pigmen seperti antosianin, karotenoid). Bahas secara singkat berbagai strategi penyerbukan. Bisa sebutkan contoh bunga unik seperti Rafflesia Arnoldii (bunga terbesar dan baunya khas, asli Indonesia!). Fokus pada kecerdasan </text:span></text:span><text:soft-page-break/><text:span text:style-name="Source_20_Text"><text:span text:style-name="T1">strategi evolusi bunga dan keindahan yang dihasilkannya.</text:span></text:span></text:p>
                  </text:list-item>
                </text:list>
              </text:list-item>
              <text:list-item>
                <text:p text:style-name="P15"><text:span text:style-name="Strong_20_Emphasis"><text:span text:style-name="T1">Subbab 4.5: Tanaman yang Hidup di Tempat Ekstrem (Gurun, Kutub).</text:span></text:span></text:p>
                <text:list>
                  <text:list-item>
                    <text:p text:style-name="P15"><text:span text:style-name="Strong_20_Emphasis"><text:span text:style-name="T1">Prompt untuk Isi Subbab 4.5:</text:span></text:span><text:span text:style-name="T1"> </text:span></text:p>
                    <text:p text:style-name="P500"><text:span text:style-name="Source_20_Text"><text:span text:style-name="T1">Tuliskan pembahasan MENDALAM yang MENUNJUKKAN KETANGGUHAN HIDUP untuk Subbab 4.5 ('Tanaman yang Hidup di Tempat Ekstrem') dalam buku 'WOW! Fakta Unik' untuk remaja. Tunjukkan bahwa tumbuhan bisa bertahan hidup di lingkungan paling keras di Bumi. Berikan contoh spesifik dan jelaskan adaptasi unik mereka:</text:span></text:span></text:p>
                    <text:p text:style-name="P500"><text:span text:style-name="Source_20_Text"><text:span text:style-name="T1">- Gurun: Contoh (Kaktus, Welwitschia), adaptasi (menyimpan air, daun jadi duri, akar dalam, metabolisme khusus CAM).</text:span></text:span></text:p>
                    <text:p text:style-name="P500"><text:span text:style-name="Source_20_Text"><text:span text:style-name="T1">- Kutub/Pegunungan Tinggi: Contoh (Lumut kerak, rumput arktik, cushion plants), adaptasi (tumbuh rendah, tahan beku, siklus hidup cepat).</text:span></text:span></text:p>
                    <text:p text:style-name="P500"><text:span text:style-name="Source_20_Text"><text:span text:style-name="T1">- Lingkungan Lain: Contoh (Mangrove - relevan di pesisir Indonesia), adaptasi terhadap air asin dan tanah minim oksigen.</text:span></text:span></text:p>
                    <text:p text:style-name="P514"><text:span text:style-name="Source_20_Text"><text:span text:style-name="T1">Tekankan betapa hebatnya adaptasi tumbuhan dalam menghadapi tantangan lingkungan. Gunakan bahasa yang menunjukkan kekaguman pada daya juang tumbuhan.</text:span></text:span></text:p>
                  </text:list-item>
                </text:list>
              </text:list-item>
            </text:list>
            <text:p text:style-name="P498"/>
            <text:p text:style-name="P318">Semoga dengan prompt ini, Bab 4 tentang dunia tumbuhan akan menjadi salah satu bagian paling mengejutkan dan menarik dalam buku Anda!</text:p>
          </text:section>
          <text:section text:style-name="Sect1" text:name="feedback-form-5">
            <text:p text:style-name="P477"/>
          </text:section>
        </text:section>
        <text:section text:style-name="Sect1" text:name="96ae3f2ae874fec4">
          <text:p text:style-name="P318"/>
          <text:section text:style-name="Sect1" text:name="user-query-content-6">
            <text:p text:style-name="P496">Pada Bab 5 Tambahkan prompt pada tiap bab untuk mendapatkan pengantar , pada tiap subbab/sub-subab untuk mendapatkan isi dengan pembahasan mendalam </text:p>
          </text:section>
          <text:p text:style-name="P477">Tampilkan alur berpikir</text:p>
          <text:section text:style-name="Sect2" text:name="model-response-message-contentr_96ae3f2ae874fec4">
            <text:p text:style-name="P477"/>
          </text:section>
          <text:section text:style-name="Sect1" text:name="feedback-form-6">
            <text:p text:style-name="P477"/>
          </text:section>
        </text:section>
        <text:section text:style-name="Sect1" text:name="da87e8c81096f6ff">
          <text:p text:style-name="P318"/>
          <text:section text:style-name="Sect1" text:name="user-query-content-7">
            <text:p text:style-name="P496">present it </text:p>
          </text:section>
          <text:p text:style-name="P477">Tampilkan alur berpikir</text:p>
          <text:section text:style-name="Sect2" text:name="model-response-message-contentr_da87e8c81096f6ff">
            <text:p text:style-name="P318">Baik, ini dia prompt untuk Bab 5, yang akan mengajak pembaca menyelami dunia mikroorganisme yang tak terlihat namun sangat berpengaruh!</text:p>
            <text:p text:style-name="P498"><text:soft-page-break/></text:p>
            <text:p text:style-name="Text_20_body"><text:span text:style-name="Strong_20_Emphasis"><text:span text:style-name="T1">Bab 5: Dunia Mikro: Kehidupan yang Tak Terlihat Mata</text:span></text:span></text:p>
            <text:list xml:id="list1268577244675665699" text:style-name="L20">
              <text:list-item>
                <text:p text:style-name="P16"><text:span text:style-name="Strong_20_Emphasis"><text:span text:style-name="T1">Prompt untuk Pengantar Bab 5:</text:span></text:span><text:span text:style-name="T1"> </text:span></text:p>
                <text:p text:style-name="P515"><text:span text:style-name="Source_20_Text"><text:span text:style-name="T1">Tuliskan pengantar yang MISTERIUS sekaligus MENARIK untuk Bab 5 buku sains remaja 'WOW! Fakta Unik' yang berjudul 'Dunia Mikro: Kehidupan yang Tak Terlihat Mata'. Mulai dengan mengajak pembaca membayangkan dunia paralel yang ada di mana-mana—di udara, air, tanah, bahkan di dalam tubuh mereka sendiri—tapi tak kasat mata. Perkenalkan para 'penghuni' dunia ini: mikroorganisme (bakteri, virus, jamur mikro, plankton). Tekankan betapa kecilnya ukuran mereka tapi betapa BESAR dampaknya bagi kehidupan di Bumi dan bagi kita. Bangkitkan rasa penasaran tentang peran mereka yang bisa jadi teman atau musuh, pembangun atau perusak. Gunakan bahasa yang mengundang keingintahuan, seolah membuka pintu ke dunia rahasia. Ajak pembaca untuk 'memperbesar' pandangan mereka dan siap terkejut dengan fakta-fakta dari dunia mikro.</text:span></text:span></text:p>
              </text:list-item>
            </text:list>
            <text:p text:style-name="P498"/>
            <text:list xml:id="list5106692154914282221" text:style-name="L21">
              <text:list-item>
                <text:p text:style-name="P17"><text:span text:style-name="Strong_20_Emphasis"><text:span text:style-name="T1">Subbab 5.1: Bakteri Baik vs Jahat: Teman dan Musuh di Tubuh Kita.</text:span></text:span></text:p>
                <text:list>
                  <text:list-item>
                    <text:p text:style-name="P17"><text:span text:style-name="Strong_20_Emphasis"><text:span text:style-name="T1">Prompt untuk Isi Subbab 5.1:</text:span></text:span><text:span text:style-name="T1"> </text:span></text:p>
                    <text:p text:style-name="P501"><text:span text:style-name="Source_20_Text"><text:span text:style-name="T1">Tuliskan pembahasan MENDALAM yang SEIMBANG dan RELEVAN untuk Subbab 5.1 ('Bakteri Baik vs Jahat: Teman dan Musuh di Tubuh Kita.') dalam buku 'WOW! Fakta Unik' untuk remaja. Jelaskan secara sederhana apa itu bakteri dan mengapa mereka ada di mana-mana, termasuk MILYARAN di tubuh kita. Fokus pada DUA SISI bakteri:</text:span></text:span></text:p>
                    <text:p text:style-name="P501"><text:span text:style-name="Source_20_Text"><text:span text:style-name="T1">- Bakteri 'Baik' (Probiotik/Mikrobioma): Jelaskan peran penting mereka dalam pencernaan (usus), membantu membuat vitamin, melatih sistem imun. Beri contoh nyata manfaatnya atau contoh makanan hasil fermentasi bakteri (yogurt, kimchi, atau **tempe** sebagai contoh khas Indonesia!).</text:span></text:span></text:p>
                    <text:p text:style-name="P501"><text:span text:style-name="Source_20_Text"><text:span text:style-name="T1">- Bakteri 'Jahat' (Patogen): Jelaskan bagaimana beberapa bakteri bisa menyebabkan penyakit. Beri contoh penyakit umum yang disebabkan bakteri (sakit tenggorokan karena Streptococcus, diare karena E. coli tertentu).</text:span></text:span></text:p>
                    <text:p text:style-name="P516"><text:span text:style-name="Source_20_Text"><text:span text:style-name="T1">Tekankan bahwa keseimbangan bakteri itu penting. Gunakan bahasa yang mudah dipahami, hindari jargon medis berlebihan, dan buat pembaca sadar akan 'pertempuran' baik vs jahat yang terjadi dalam skala mikro di sekitar dan di dalam mereka.</text:span></text:span></text:p>
                  </text:list-item>
                </text:list>
              </text:list-item>
              <text:list-item>
                <text:p text:style-name="P17"><text:span text:style-name="Strong_20_Emphasis"><text:span text:style-name="T1">Subbab 5.2: Virus: Makhluk Aneh di Antara Hidup dan Mati.</text:span></text:span></text:p>
                <text:list>
                  <text:list-item>
                    <text:p text:style-name="P17"><text:soft-page-break/><text:span text:style-name="Strong_20_Emphasis"><text:span text:style-name="T1">Prompt untuk Isi Subbab 5.2:</text:span></text:span><text:span text:style-name="T1"> </text:span></text:p>
                    <text:p text:style-name="P516"><text:span text:style-name="Source_20_Text"><text:span text:style-name="T1">Tuliskan penjelasan MENDALAM yang MENGUNGKAP KEANEHAN untuk Subbab 5.2 ('Virus: Makhluk Aneh di Antara Hidup dan Mati.') dalam buku 'WOW! Fakta Unik' untuk remaja. Jelaskan mengapa virus dianggap sangat aneh oleh ilmuwan: mereka tidak benar-benar hidup seperti sel, tapi juga tidak mati, dan butuh 'membajak' sel lain untuk berkembang biak. Gambarkan struktur dasar virus secara sederhana (materi genetik + selubung protein). Jelaskan cara kerja virus menginfeksi sel dengan analogi yang mudah (seperti penyusup atau perompak). Berikan contoh penyakit populer yang disebabkan virus (flu, cacar air, demam berdarah - relevan di Indonesia). Fokus pada sifat unik virus yang 'di ambang kehidupan' dan dampaknya yang besar meski ukurannya super kecil. Gunakan nada sedikit misterius dan penuh keheranan.</text:span></text:span></text:p>
                  </text:list-item>
                </text:list>
              </text:list-item>
              <text:list-item>
                <text:p text:style-name="P17"><text:span text:style-name="Strong_20_Emphasis"><text:span text:style-name="T1">Subbab 5.3: Jamur Ajaib: Dari Makanan hingga Obat.</text:span></text:span></text:p>
                <text:list>
                  <text:list-item>
                    <text:p text:style-name="P17"><text:span text:style-name="Strong_20_Emphasis"><text:span text:style-name="T1">Prompt untuk Isi Subbab 5.3:</text:span></text:span><text:span text:style-name="T1"> </text:span></text:p>
                    <text:p text:style-name="P501"><text:span text:style-name="Source_20_Text"><text:span text:style-name="T1">Tuliskan pembahasan MENDALAM yang MENUNJUKKAN KEAJAIBAN dan MANFAAT untuk Subbab 5.3 ('Jamur Ajaib: Dari Makanan hingga Obat.') dalam buku 'WOW! Fakta Unik' untuk remaja. Klarifikasi bahwa fokusnya pada jamur mikroskopis seperti ragi (yeast) dan kapang (mold), walau bisa disinggung hubungannya dengan jamur besar. Jelaskan peran 'ajaib' jamur mikro ini:</text:span></text:span></text:p>
                    <text:p text:style-name="P501"><text:span text:style-name="Source_20_Text"><text:span text:style-name="T1">- Peran Positif: Contoh ragi dalam fermentasi pembuatan roti atau **tape** (contoh Indonesia!), kapang dalam pembuatan antibiotik (kisah penemuan Penisilin secara singkat!), pembuatan keju tertentu.</text:span></text:span></text:p>
                    <text:p text:style-name="P501"><text:span text:style-name="Source_20_Text"><text:span text:style-name="T1">- Peran Negatif: Contoh kapang yang merusak makanan, menyebabkan alergi, atau ragi yang menyebabkan infeksi ringan.</text:span></text:span></text:p>
                    <text:p text:style-name="P516"><text:span text:style-name="Source_20_Text"><text:span text:style-name="T1">Tekankan betapa beragamnya fungsi jamur mikro ini dalam kehidupan sehari-hari dan dunia medis, seolah mereka punya 'kekuatan sihir' untuk mengubah bahan atau menyembuhkan. Gunakan bahasa yang positif dan menunjukkan kekaguman.</text:span></text:span></text:p>
                  </text:list-item>
                </text:list>
              </text:list-item>
              <text:list-item>
                <text:p text:style-name="P17"><text:span text:style-name="Strong_20_Emphasis"><text:span text:style-name="T1">Subbab 5.4: Plankton: Raksasa Kecil Penguasa Lautan.</text:span></text:span></text:p>
                <text:list>
                  <text:list-item>
                    <text:p text:style-name="P17"><text:span text:style-name="Strong_20_Emphasis"><text:span text:style-name="T1">Prompt untuk Isi Subbab 5.4:</text:span></text:span><text:span text:style-name="T1"> </text:span></text:p>
                    <text:p text:style-name="P501"><text:span text:style-name="Source_20_Text"><text:span text:style-name="T1">Tuliskan penjelasan MENDALAM yang MENGUNGKAP PERAN VITAL untuk Subbab 5.4 ('Plankton: Raksasa Kecil Penguasa Lautan.') dalam buku 'WOW! Fakta Unik' untuk remaja. Jelaskan apa itu plankton (organisme hanyut, bukan satu jenis hewan/tumbuhan). Bedakan secara sederhana antara:</text:span></text:span></text:p>
                    <text:p text:style-name="P501"><text:span text:style-name="Source_20_Text"><text:span text:style-name="T1">- Fitoplankton: 'Tumbuhan' laut mikro, lakukan fotosintesis, jadi dasar rantai </text:span></text:span><text:soft-page-break/><text:span text:style-name="Source_20_Text"><text:span text:style-name="T1">makanan laut, dan PENGHASIL OKSIGEN utama di Bumi (tekankan fakta 'wow' ini!). Beri contoh (diatom).</text:span></text:span></text:p>
                    <text:p text:style-name="P501"><text:span text:style-name="Source_20_Text"><text:span text:style-name="T1">- Zooplankton: 'Hewan' laut mikro, makan fitoplankton atau zooplankton lain, jadi makanan hewan laut lebih besar. Beri contoh (kopepoda, larva hewan laut).</text:span></text:span></text:p>
                    <text:p text:style-name="P516"><text:span text:style-name="Source_20_Text"><text:span text:style-name="T1">Jelaskan mengapa plankton disebut 'raksasa kecil' (ukurannya kecil tapi jumlah dan dampaknya masif). Sebutkan fenomena menarik seperti bioluminesensi plankton. Gunakan bahasa yang menunjukkan betapa pentingnya makhluk super kecil ini bagi kehidupan laut dan planet kita.</text:span></text:span></text:p>
                  </text:list-item>
                </text:list>
              </text:list-item>
            </text:list>
            <text:p text:style-name="P498"/>
            <text:p text:style-name="P318">Semoga prompt ini membantu Anda menyajikan dunia mikro yang tak terlihat menjadi bab yang penuh fakta mengejutkan dan relevan bagi pembaca remaja!</text:p>
          </text:section>
          <text:section text:style-name="Sect1" text:name="feedback-form-7">
            <text:p text:style-name="P477"/>
          </text:section>
        </text:section>
        <text:section text:style-name="Sect1" text:name="2475bb015c8e75b4">
          <text:p text:style-name="P318"/>
          <text:section text:style-name="Sect1" text:name="user-query-content-8">
            <text:p text:style-name="P496">Pada Bab 6 Tambahkan prompt pada tiap bab untuk mendapatkan pengantar , pada tiap subbab/sub-subab untuk mendapatkan isi dengan pembahasan mendalam </text:p>
          </text:section>
          <text:p text:style-name="P477">Tampilkan alur berpikir</text:p>
          <text:section text:style-name="Sect2" text:name="model-response-message-contentr_2475bb015c8e75b4">
            <text:p text:style-name="P477"/>
          </text:section>
          <text:section text:style-name="Sect1" text:name="feedback-form-8">
            <text:p text:style-name="P477"/>
          </text:section>
        </text:section>
        <text:section text:style-name="Sect1" text:name="d2a362ec9205c6e9">
          <text:p text:style-name="P318"/>
          <text:section text:style-name="Sect1" text:name="user-query-content-9">
            <text:p text:style-name="P496">present it </text:p>
          </text:section>
          <text:p text:style-name="P477">Tampilkan alur berpikir</text:p>
          <text:section text:style-name="Sect2" text:name="model-response-message-contentr_d2a362ec9205c6e9">
            <text:p text:style-name="P318">Oke, ini dia prompt untuk Bab 6, yang akan membahas 'mesin' paling canggih yang kita semua miliki: tubuh kita sendiri!</text:p>
            <text:p text:style-name="P498"/>
            <text:p text:style-name="Text_20_body"><text:span text:style-name="Strong_20_Emphasis"><text:span text:style-name="T1">Bab 6: Mesin Paling Canggih: Tubuh Manusia!</text:span></text:span></text:p>
            <text:list xml:id="list3149846784949727866" text:style-name="L22">
              <text:list-item>
                <text:p text:style-name="P18"><text:span text:style-name="Strong_20_Emphasis"><text:span text:style-name="T1">Prompt untuk Pengantar Bab 6:</text:span></text:span><text:span text:style-name="T1"> </text:span></text:p>
                <text:p text:style-name="P517"><text:span text:style-name="Source_20_Text"><text:span text:style-name="T1">Tuliskan pengantar yang SUPER RELATABLE dan BIKIN TAKJUB untuk Bab 6 buku sains remaja 'WOW! Fakta Unik' yang berjudul 'Mesin Paling Canggih: Tubuh Manusia!'. Mulai dengan menyapa pembaca (remaja) dan membuat mereka sadar bahwa mereka membawa 'mesin' atau 'gadget' paling canggih ke mana-mana: tubuh mereka sendiri! Tekankan betapa luar biasanya tubuh manusia—kompleks, </text:span></text:span><text:soft-page-break/><text:span text:style-name="Source_20_Text"><text:span text:style-name="T1">efisien, penuh adaptasi cerdas, dan menyimpan banyak rahasia mengejutkan. Bangkitkan rasa ingin tahu tentang apa saja yang terjadi 'di balik layar' tubuh kita setiap detik. Beri sedikit bocoran tentang topik-topik keren di bab ini: kehebatan otak si superkomputer, kekuatan tersembunyi otot dan tulang, alasan di balik kebiasaan aneh seperti menguap atau cegukan, kemampuan super mata dan telinga, hingga kode unik yang membuat setiap kita berbeda. Gunakan bahasa yang akrab, antusias, dan penuh kekaguman pada keajaiban tubuh manusia. Ajak mereka untuk 'mengintip' ke dalam diri sendiri.</text:span></text:span></text:p>
              </text:list-item>
            </text:list>
            <text:p text:style-name="P498"/>
            <text:list xml:id="list4256379598930995955" text:style-name="L23">
              <text:list-item>
                <text:p text:style-name="P19"><text:span text:style-name="Strong_20_Emphasis"><text:span text:style-name="T1">Subbab 6.1: Otakmu: Superkomputer yang Tak Pernah Tidur.</text:span></text:span></text:p>
                <text:list>
                  <text:list-item>
                    <text:p text:style-name="P19"><text:span text:style-name="Strong_20_Emphasis"><text:span text:style-name="T1">Prompt untuk Isi Subbab 6.1:</text:span></text:span><text:span text:style-name="T1"> </text:span></text:p>
                    <text:p text:style-name="P518"><text:span text:style-name="Source_20_Text"><text:span text:style-name="T1">Tuliskan pembahasan MENDALAM yang MEMBUAT KAGUM tentang Subbab 6.1 ('Otakmu: Superkomputer yang Tak Pernah Tidur.') dalam buku 'WOW! Fakta Unik' untuk remaja. Jelaskan mengapa otakmu bisa dibilang superkomputer paling canggih. Berikan fakta 'wow' tentang otak: jumlah sel saraf (neuron) dan koneksinya yang triliunan, kecepatan sinyal saraf, fakta bahwa otak selalu aktif (bahkan saat tidur), dan konsumsi energinya yang besar. Jelaskan secara sederhana fungsi utama bagian-bagian otak (misal: berpikir, mengingat, mengontrol gerakan, emosi). Gunakan analogi komputer yang mudah dipahami. Sajikan fakta unik lainnya (misal: otak tidak bisa merasakan sakit, kemampuan otak untuk berubah/belajar - plastisitas). Gunakan bahasa yang menunjukkan betapa hebatnya 'prosesor' di kepala pembaca.</text:span></text:span></text:p>
                  </text:list-item>
                </text:list>
              </text:list-item>
              <text:list-item>
                <text:p text:style-name="P19"><text:span text:style-name="Strong_20_Emphasis"><text:span text:style-name="T1">Subbab 6.2: Kekuatan Tersembunyi Otot dan Tulangmu.</text:span></text:span></text:p>
                <text:list>
                  <text:list-item>
                    <text:p text:style-name="P19"><text:span text:style-name="Strong_20_Emphasis"><text:span text:style-name="T1">Prompt untuk Isi Subbab 6.2:</text:span></text:span><text:span text:style-name="T1"> </text:span></text:p>
                    <text:p text:style-name="P502"><text:span text:style-name="Source_20_Text"><text:span text:style-name="T1">Tuliskan penjelasan MENDALAM yang MENUNJUKKAN KEKUATAN FISIK untuk Subbab 6.2 ('Kekuatan Tersembunyi Otot dan Tulangmu.') dalam buku 'WOW! Fakta Unik' untuk remaja. Bahas dua bagian:</text:span></text:span></text:p>
                    <text:p text:style-name="P502"><text:span text:style-name="Source_20_Text"><text:span text:style-name="T1">- Otot: Sebutkan jumlah otot dalam tubuh. Jelaskan secara singkat jenis-jenis otot. Fokus pada kekuatan otot: berikan contoh otot terkuat (misal: otot rahang) atau potensi kekuatan manusia dalam kondisi tertentu ('hysterical strength' - jelaskan secara hati-hati). Singgung konsep 'muscle memory'.</text:span></text:span></text:p>
                    <text:p text:style-name="P502"><text:span text:style-name="Source_20_Text"><text:span text:style-name="T1">- Tulang: Sebutkan jumlah tulang (perbedaan bayi dan dewasa). Tekankan kekuatan tulang (misal: lebih kuat dari baja/beton untuk berat yang sama - cari perbandingan akurat!). Jelaskan fungsi utama tulang (penopang, pelindung organ, pembuat sel darah). Ceritakan kemampuan tulang untuk memperbaiki diri (patah tulang bisa sembuh).</text:span></text:span></text:p>
                    <text:p text:style-name="P518"><text:soft-page-break/><text:span text:style-name="Source_20_Text"><text:span text:style-name="T1">Gunakan bahasa yang menunjukkan betapa kuat dan dinamisnya kerangka dan sistem gerak tubuh kita.</text:span></text:span></text:p>
                  </text:list-item>
                </text:list>
              </text:list-item>
              <text:list-item>
                <text:p text:style-name="P19"><text:span text:style-name="Strong_20_Emphasis"><text:span text:style-name="T1">Subbab 6.3: Kenapa Kita Menguap, Bersin, dan Cegukan?</text:span></text:span></text:p>
                <text:list>
                  <text:list-item>
                    <text:p text:style-name="P19"><text:span text:style-name="Strong_20_Emphasis"><text:span text:style-name="T1">Prompt untuk Isi Subbab 6.3:</text:span></text:span><text:span text:style-name="T1"> </text:span></text:p>
                    <text:p text:style-name="P502"><text:span text:style-name="Source_20_Text"><text:span text:style-name="T1">Tuliskan pembahasan MENDALAM yang MENJAWAB RASA PENASARAN tentang Subbab 6.3 ('Kenapa Kita Menguap, Bersin, dan Cegukan?') dalam buku 'WOW! Fakta Unik' untuk remaja. Jelaskan kemungkinan alasan ilmiah di balik refleks-refleks umum ini dengan bahasa santai dan mudah dimengerti (akui jika ada teori yang masih diperdebatkan):</text:span></text:span></text:p>
                    <text:p text:style-name="P502"><text:span text:style-name="Source_20_Text"><text:span text:style-name="T1">- Menguap: Mendinginkan otak? Meningkatkan kewaspadaan? Menular karena empati? Jelaskan mekanismenya.</text:span></text:span></text:p>
                    <text:p text:style-name="P502"><text:span text:style-name="Source_20_Text"><text:span text:style-name="T1">- Bersin: Fungsi membersihkan hidung. Jelaskan pemicu dan kecepatan udara saat bersin. Singgung fenomena unik seperti bersin karena cahaya (photic sneeze reflex).</text:span></text:span></text:p>
                    <text:p text:style-name="P502"><text:span text:style-name="Source_20_Text"><text:span text:style-name="T1">- Cegukan: Kejang otot diafragma. Jelaskan kemungkinan penyebab dan suara 'hik' yang khas. Bisa sebutkan mitos cara menghentikannya (dengan catatan tidak terbukti ilmiah).</text:span></text:span></text:p>
                    <text:p text:style-name="P518"><text:span text:style-name="Source_20_Text"><text:span text:style-name="T1">Fokus pada penjelasan fungsi refleks ini bagi tubuh dan keanehannya. Gunakan gaya bahasa yang ringan dan menjawab pertanyaan sehari-hari.</text:span></text:span></text:p>
                  </text:list-item>
                </text:list>
              </text:list-item>
              <text:list-item>
                <text:p text:style-name="P19"><text:span text:style-name="Strong_20_Emphasis"><text:span text:style-name="T1">Subbab 6.4: Mata dan Telinga: Jendela Dunia dengan Kemampuan Super.</text:span></text:span></text:p>
                <text:list>
                  <text:list-item>
                    <text:p text:style-name="P19"><text:span text:style-name="Strong_20_Emphasis"><text:span text:style-name="T1">Prompt untuk Isi Subbab 6.4:</text:span></text:span><text:span text:style-name="T1"> </text:span></text:p>
                    <text:p text:style-name="P502"><text:span text:style-name="Source_20_Text"><text:span text:style-name="T1">Tuliskan penjelasan MENDALAM yang MENUNJUKKAN KECANGGIHAN SENSOR ALAMI untuk Subbab 6.4 ('Mata dan Telinga: Jendela Dunia dengan Kemampuan Super.') dalam buku 'WOW! Fakta Unik' untuk remaja. Bahas kedua indra ini:</text:span></text:span></text:p>
                    <text:p text:style-name="P502"><text:span text:style-name="Source_20_Text"><text:span text:style-name="T1">- Mata: Bandingkan dengan kamera canggih. Jelaskan secara sederhana cara kerja mata melihat (cahaya, lensa, retina, sinyal ke otak). Sebutkan kemampuan mata (misal: membedakan jutaan warna, fokus cepat). Sajikan fakta unik (blind spot, otot mata yang super aktif).</text:span></text:span></text:p>
                    <text:p text:style-name="P502"><text:span text:style-name="Source_20_Text"><text:span text:style-name="T1">- Telinga: Jelaskan cara kerja telinga mendengar (gelombang suara, gendang telinga, tulang pendengaran terkecil, koklea, sinyal ke otak). Sebutkan rentang frekuensi yang bisa didengar manusia. Jelaskan juga peran telinga dalam menjaga keseimbangan tubuh (sistem vestibular).</text:span></text:span></text:p>
                    <text:p text:style-name="P518"><text:span text:style-name="Source_20_Text"><text:span text:style-name="T1">Gunakan bahasa yang menunjukkan betapa detail dan sensitifnya kedua 'jendela dunia' ini.</text:span></text:span></text:p>
                  </text:list-item>
                </text:list>
              </text:list-item>
              <text:list-item>
                <text:p text:style-name="P19"><text:span text:style-name="Strong_20_Emphasis"><text:span text:style-name="T1">Subbab 6.5: Sidik Jari dan DNA: Kode Unik Setiap Manusia.</text:span></text:span></text:p>
                <text:list>
                  <text:list-item>
                    <text:p text:style-name="P19"><text:soft-page-break/><text:span text:style-name="Strong_20_Emphasis"><text:span text:style-name="T1">Prompt untuk Isi Subbab 6.5:</text:span></text:span><text:span text:style-name="T1"> </text:span></text:p>
                    <text:p text:style-name="P502"><text:span text:style-name="Source_20_Text"><text:span text:style-name="T1">Tuliskan pembahasan MENDALAM yang MENEKANKAN KEUNIKAN INDIVIDU untuk Subbab 6.5 ('Sidik Jari dan DNA: Kode Unik Setiap Manusia.') dalam buku 'WOW! Fakta Unik' untuk remaja. Jelaskan dua 'kode' unik ini:</text:span></text:span></text:p>
                    <text:p text:style-name="P502"><text:span text:style-name="Source_20_Text"><text:span text:style-name="T1">- Sidik Jari: Terangkan bagaimana sidik jari terbentuk (sejak dalam kandungan) dan mengapa polanya unik pada setiap orang (bahkan kembar identik berbeda). Sebutkan jenis pola dasar (lingkaran, lengkungan, ulir). Jelaskan fungsi sidik jari (membantu genggaman? sensasi sentuhan?).</text:span></text:span></text:p>
                    <text:p text:style-name="P502"><text:span text:style-name="Source_20_Text"><text:span text:style-name="T1">- DNA: Jelaskan DNA sebagai 'buku instruksi' atau 'cetak biru' tubuh dengan bahasa sederhana. Di mana DNA ditemukan (dalam sel). Sebutkan betapa panjangnya jika direntangkan. Tekankan perannya dalam menentukan sifat dan keunikan individu (kecuali kembar identik). Jelaskan secara singkat penggunaannya dalam identifikasi (forensik).</text:span></text:span></text:p>
                    <text:p text:style-name="P518"><text:span text:style-name="Source_20_Text"><text:span text:style-name="T1">Fokus pada konsep identitas biologis yang membuat setiap orang spesial dan berbeda.</text:span></text:span></text:p>
                  </text:list-item>
                </text:list>
              </text:list-item>
            </text:list>
            <text:p text:style-name="P498"/>
            <text:p text:style-name="P318">Dengan prompt ini, Bab 6 akan menjadi eksplorasi yang seru dan personal bagi pembaca remaja tentang keajaiban tubuh mereka sendiri!</text:p>
          </text:section>
          <text:section text:style-name="Sect1" text:name="feedback-form-9">
            <text:p text:style-name="P477"/>
          </text:section>
        </text:section>
        <text:section text:style-name="Sect1" text:name="fec0f80e8c66a35c">
          <text:p text:style-name="P318"/>
          <text:section text:style-name="Sect1" text:name="user-query-content-10">
            <text:p text:style-name="P496">Pada Bab 7 Tambahkan prompt pada tiap bab untuk mendapatkan pengantar , pada tiap subbab/sub-subab untuk mendapatkan isi dengan pembahasan mendalam </text:p>
          </text:section>
          <text:p text:style-name="P477">Tampilkan alur berpikir</text:p>
          <text:section text:style-name="Sect2" text:name="model-response-message-contentr_fec0f80e8c66a35c">
            <text:p text:style-name="P318">Tentu, mari kita siapkan prompt untuk Bab 7, yang akan mengungkap sains di balik hal-hal yang sering kita gunakan setiap hari!</text:p>
            <text:p text:style-name="P498"/>
            <text:p text:style-name="Text_20_body"><text:span text:style-name="Strong_20_Emphasis"><text:span text:style-name="T1">Bab 7: Sains di Sekitar Kita: Dari Dapur Sampai Gadget</text:span></text:span></text:p>
            <text:list xml:id="list763043092723958078" text:style-name="L24">
              <text:list-item>
                <text:p text:style-name="P20"><text:span text:style-name="Strong_20_Emphasis"><text:span text:style-name="T1">Prompt untuk Pengantar Bab 7:</text:span></text:span><text:span text:style-name="T1"> </text:span></text:p>
                <text:p text:style-name="P519"><text:span text:style-name="Source_20_Text"><text:span text:style-name="T1">Tuliskan pengantar yang MEMBUKA MATA dan BIKIN PENASARAN untuk Bab 7 buku sains remaja 'WOW! Fakta Unik' yang berjudul 'Sains di Sekitar Kita: Dari Dapur Sampai Gadget'. Mulai dengan mengajak pembaca (remaja) melihat sekeliling mereka—dapur, kamar, jalanan—dan bertanya apakah mereka tahu sains keren apa yang bekerja di balik benda-benda sehari-hari seperti microwave, </text:span></text:span><text:soft-page-break/><text:span text:style-name="Source_20_Text"><text:span text:style-name="T1">smartphone, sabun, internet, atau mobil. Tekankan bahwa sains itu bukan cuma ada di laboratorium, tapi 'bersembunyi' di teknologi dan aktivitas harian kita. Janjikan bahwa bab ini akan 'membongkar' rahasia cara kerja hal-hal biasa tersebut, mengubahnya jadi luar biasa. Beri sedikit bocoran topik: memasak dengan gelombang, layar yang bisa 'merasakan' sentuhan, kimia di balik kebersihan, perjalanan data keliling dunia, hingga mesin kendaraan. Gunakan bahasa yang akrab, relevan dengan kehidupan remaja, dan penuh semangat 'mengungkap rahasia'.</text:span></text:span></text:p>
              </text:list-item>
            </text:list>
            <text:p text:style-name="P498"/>
            <text:list xml:id="list7090526570374160170" text:style-name="L25">
              <text:list-item>
                <text:p text:style-name="P21"><text:span text:style-name="Strong_20_Emphasis"><text:span text:style-name="T1">Subbab 7.1: Bagaimana Microwave Memasak Makanan? (Gelombang mikro)</text:span></text:span></text:p>
                <text:list>
                  <text:list-item>
                    <text:p text:style-name="P21"><text:span text:style-name="Strong_20_Emphasis"><text:span text:style-name="T1">Prompt untuk Isi Subbab 7.1:</text:span></text:span><text:span text:style-name="T1"> </text:span></text:p>
                    <text:p text:style-name="P520"><text:span text:style-name="Source_20_Text"><text:span text:style-name="T1">Tuliskan penjelasan MENDALAM tapi SUPER GAMPANG DIMENGERTI untuk Subbab 7.1 ('Bagaimana Microwave Memasak Makanan?') dalam buku 'WOW! Fakta Unik' untuk remaja. Jelaskan bahwa microwave menggunakan gelombang elektromagnetik (gelombang mikro). Terangkan secara sederhana bagaimana gelombang ini berinteraksi spesifik dengan molekul air dalam makanan, membuatnya bergetar super cepat dan menghasilkan panas dari dalam. Sebutkan secara singkat sumber gelombang ini (magnetron). Hindari detail teknis yang rumit. Fokus pada konsep 'memasak dengan gelombang tak terlihat' dan bagaimana prosesnya berbeda dari oven biasa. Gunakan analogi jika perlu. Jelaskan juga mengapa wadah logam tidak boleh masuk microwave.</text:span></text:span></text:p>
                  </text:list-item>
                </text:list>
              </text:list-item>
              <text:list-item>
                <text:p text:style-name="P21"><text:span text:style-name="Strong_20_Emphasis"><text:span text:style-name="T1">Subbab 7.2: Rahasia di Balik Layar Sentuh Smartphone Kamu.</text:span></text:span></text:p>
                <text:list>
                  <text:list-item>
                    <text:p text:style-name="P21"><text:span text:style-name="Strong_20_Emphasis"><text:span text:style-name="T1">Prompt untuk Isi Subbab 7.2:</text:span></text:span><text:span text:style-name="T1"> </text:span></text:p>
                    <text:p text:style-name="P520"><text:span text:style-name="Source_20_Text"><text:span text:style-name="T1">Tuliskan penjelasan MENDALAM yang KEREN dan RELEVAN untuk Subbab 7.2 ('Rahasia di Balik Layar Sentuh Smartphone Kamu.') dalam buku 'WOW! Fakta Unik' untuk remaja. Jelaskan cara kerja layar sentuh kapasitif (jenis paling umum di smartphone) dengan bahasa sederhana. Terangkan adanya lapisan konduktif tipis di layar dan bagaimana sentuhan jari (yang juga konduktif) mengganggu medan listrik di titik sentuhan. Jelaskan bagaimana perangkat mendeteksi lokasi gangguan ini untuk mengetahui di mana kamu menyentuh. Gunakan analogi sederhana (misal: seperti riak air saat jari menyentuh permukaan). Fokus pada 'keajaiban' teknologi yang memungkinkan interaksi langsung dengan layar dan sains kelistrikan di baliknya.</text:span></text:span></text:p>
                  </text:list-item>
                </text:list>
              </text:list-item>
              <text:list-item>
                <text:p text:style-name="P21"><text:span text:style-name="Strong_20_Emphasis"><text:span text:style-name="T1">Subbab 7.3: Mengapa Sabun Bisa Membersihkan Kotoran? </text:span></text:span><text:soft-page-break/><text:span text:style-name="Strong_20_Emphasis"><text:span text:style-name="T1">(Kimia sehari-hari)</text:span></text:span></text:p>
                <text:list>
                  <text:list-item>
                    <text:p text:style-name="P21"><text:span text:style-name="Strong_20_Emphasis"><text:span text:style-name="T1">Prompt untuk Isi Subbab 7.3:</text:span></text:span><text:span text:style-name="T1"> </text:span></text:p>
                    <text:p text:style-name="P520"><text:span text:style-name="Source_20_Text"><text:span text:style-name="T1">Tuliskan pembahasan MENDALAM tapi PRAKTIS tentang Subbab 7.3 ('Mengapa Sabun Bisa Membersihkan Kotoran?') dalam buku 'WOW! Fakta Unik' untuk remaja. Jelaskan secara sederhana struktur molekul sabun yang unik: punya satu ujung yang 'suka air' (hidrofilik) dan satu ujung yang 'suka minyak/kotoran' (hidrofobik/lipofilik). Terangkan bagaimana ujung hidrofobik 'menangkap' kotoran berminyak, sementara ujung hidrofilik 'berpegangan' pada air, sehingga kotoran bisa terangkat dan terbawa air saat dibilas (bisa singgung konsep misel secara sederhana). Gunakan analogi (misal: seperti agen ganda atau jembatan antara minyak dan air). Fokus pada kimia cerdas di balik aktivitas membersihkan yang sering kita lakukan.</text:span></text:span></text:p>
                  </text:list-item>
                </text:list>
              </text:list-item>
              <text:list-item>
                <text:p text:style-name="P21"><text:span text:style-name="Strong_20_Emphasis"><text:span text:style-name="T1">Subbab 7.4: Internet: Bagaimana Data Mengalir ke Seluruh Dunia?</text:span></text:span></text:p>
                <text:list>
                  <text:list-item>
                    <text:p text:style-name="P21"><text:span text:style-name="Strong_20_Emphasis"><text:span text:style-name="T1">Prompt untuk Isi Subbab 7.4:</text:span></text:span><text:span text:style-name="T1"> </text:span></text:p>
                    <text:p text:style-name="P520"><text:span text:style-name="Source_20_Text"><text:span text:style-name="T1">Tuliskan penjelasan MENDALAM yang MEMBUKA WAWASAN untuk Subbab 7.4 ('Internet: Bagaimana Data Mengalir ke Seluruh Dunia?') dalam buku 'WOW! Fakta Unik' untuk remaja. Jelaskan konsep dasar cara kerja internet dengan bahasa mudah dan analogi yang relevan. Terangkan bahwa data (gambar, teks, video) dipecah jadi paket-paket kecil. Jelaskan perjalanan paket ini: dari perangkatmu, lewat router, melalui jaringan kabel (termasuk kabel bawah laut yang menghubungkan benua!), ke server tujuan, lalu kembali lagi. Jelaskan fungsi IP address secara sederhana (seperti alamat rumah untuk data). Fokus pada skala infrastruktur global internet yang luar biasa dan kecepatan transfer informasi yang memungkinkan kita terhubung secara instan. Demistifikasi 'awan' (cloud).</text:span></text:span></text:p>
                  </text:list-item>
                </text:list>
              </text:list-item>
              <text:list-item>
                <text:p text:style-name="P21"><text:span text:style-name="Strong_20_Emphasis"><text:span text:style-name="T1">Subbab 7.5: Mobil Listrik vs Bensin: Sains di Balik Transportasi.</text:span></text:span></text:p>
                <text:list>
                  <text:list-item>
                    <text:p text:style-name="P21"><text:span text:style-name="Strong_20_Emphasis"><text:span text:style-name="T1">Prompt untuk Isi Subbab 7.5:</text:span></text:span><text:span text:style-name="T1"> </text:span></text:p>
                    <text:p text:style-name="P503"><text:span text:style-name="Source_20_Text"><text:span text:style-name="T1">Tuliskan pembahasan MENDALAM yang MEMBANDINGKAN DUA TEKNOLOGI untuk Subbab 7.5 ('Mobil Listrik vs Bensin: Sains di Balik Transportasi.') dalam buku 'WOW! Fakta Unik' untuk remaja. Bandingkan prinsip dasar cara kerja kedua jenis mobil ini dengan fokus pada sains konversi energinya:</text:span></text:span></text:p>
                    <text:p text:style-name="P503"><text:span text:style-name="Source_20_Text"><text:span text:style-name="T1">- Mobil Bensin: Jelaskan secara sederhana proses pembakaran bahan bakar di mesin (konversi energi kimia jadi panas, lalu mekanik) untuk menggerakkan roda. Sebutkan adanya emisi gas buang.</text:span></text:span></text:p>
                    <text:p text:style-name="P503"><text:soft-page-break/><text:span text:style-name="Source_20_Text"><text:span text:style-name="T1">- Mobil Listrik: Jelaskan secara sederhana bagaimana energi listrik dari baterai langsung diubah jadi energi mekanik oleh motor listrik untuk menggerakkan roda. Sebutkan proses pengisian ulang baterai dan keunggulannya (lebih sedikit bagian bergerak, tanpa emisi knalpot).</text:span></text:span></text:p>
                    <text:p text:style-name="P520"><text:span text:style-name="Source_20_Text"><text:span text:style-name="T1">Fokus pada perbedaan sains fundamental di balik cara kedua mobil menghasilkan gerakan. Hindari detail mesin yang terlalu teknis. Kaitkan dengan isu lingkungan dan masa depan transportasi.</text:span></text:span></text:p>
                  </text:list-item>
                </text:list>
              </text:list-item>
            </text:list>
            <text:p text:style-name="P498"/>
            <text:p text:style-name="P318">Dengan prompt ini, Bab 7 akan membantu remaja melihat sains yang bekerja dalam kehidupan sehari-hari mereka, membuat hal-hal biasa menjadi luar biasa menarik!</text:p>
          </text:section>
          <text:section text:style-name="Sect1" text:name="feedback-form-10">
            <text:p text:style-name="P477"/>
          </text:section>
        </text:section>
        <text:section text:style-name="Sect1" text:name="ce237b1f31ff00b1">
          <text:p text:style-name="P318"/>
          <text:section text:style-name="Sect1" text:name="user-query-content-11">
            <text:p text:style-name="P496">Pada Bab 8, Tambahkan prompt pada tiap bab untuk mendapatkan pengantar , pada tiap subbab/sub-subab untuk mendapatkan isi dengan pembahasan mendalam </text:p>
          </text:section>
          <text:p text:style-name="P477">Tampilkan alur berpikir</text:p>
          <text:section text:style-name="Sect2" text:name="model-response-message-contentr_ce237b1f31ff00b1">
            <text:p text:style-name="P318">Tentu, mari kita siapkan prompt untuk Bab 8, yang akan membawa pembaca mengintip ke dunia teknologi masa depan yang menakjubkan!</text:p>
            <text:p text:style-name="P498"/>
            <text:p text:style-name="Text_20_body"><text:span text:style-name="Strong_20_Emphasis"><text:span text:style-name="T1">Bab 8: Teknologi Masa Depan: Apa yang Akan Datang?</text:span></text:span></text:p>
            <text:list xml:id="list5279797508156193589" text:style-name="L26">
              <text:list-item>
                <text:p text:style-name="P22"><text:span text:style-name="Strong_20_Emphasis"><text:span text:style-name="T1">Prompt untuk Pengantar Bab 8:</text:span></text:span><text:span text:style-name="T1"> </text:span></text:p>
                <text:p text:style-name="P521"><text:span text:style-name="Source_20_Text"><text:span text:style-name="T1">Tuliskan pengantar yang FUTURISTIK dan MEMBANGKITKAN IMAJINASI untuk Bab 8 buku sains remaja 'WOW! Fakta Unik' yang berjudul 'Teknologi Masa Depan: Apa yang Akan Datang?'. Mulai dengan mengajak pembaca (remaja) membayangkan bagaimana dunia akan berubah dalam 10, 20, atau 50 tahun ke depan berkat teknologi. Ingatkan betapa cepatnya teknologi berkembang (contoh: bandingkan ponsel jadul dengan smartphone sekarang). Tekankan bahwa saat ini, para ilmuwan dan insinyur sedang mengerjakan ide-ide yang lebih 'gila' lagi. Janjikan bahwa bab ini adalah 'intipan eksklusif' ke beberapa teknologi revolusioner yang mungkin akan membentuk masa depan kita. Beri sedikit bocoran topik: mesin yang bisa berpikir, 'mencetak' organ tubuh, komputer super kuat, hingga liburan ke luar angkasa. Gunakan bahasa yang penuh semangat, sedikit spekulatif (tapi tetap berbasis sains), dan memicu pertanyaan 'bagaimana jika...?'. Ajak mereka bersiap untuk terpesona dengan kemungkinan-kemungkinan di masa depan.</text:span></text:span></text:p>
              </text:list-item>
            </text:list>
            <text:p text:style-name="P498"><text:soft-page-break/></text:p>
            <text:list xml:id="list1540395275661614668" text:style-name="L27">
              <text:list-item>
                <text:p text:style-name="P23"><text:span text:style-name="Strong_20_Emphasis"><text:span text:style-name="T1">Subbab 8.1: Kecerdasan Buatan (AI): Teman atau Ancaman?</text:span></text:span></text:p>
                <text:list>
                  <text:list-item>
                    <text:p text:style-name="P23"><text:span text:style-name="Strong_20_Emphasis"><text:span text:style-name="T1">Prompt untuk Isi Subbab 8.1:</text:span></text:span><text:span text:style-name="T1"> </text:span></text:p>
                    <text:p text:style-name="P522"><text:span text:style-name="Source_20_Text"><text:span text:style-name="T1">Tuliskan pembahasan MENDALAM yang SEIMBANG dan MEMICU PEMIKIRAN untuk Subbab 8.1 ('Kecerdasan Buatan (AI): Teman atau Ancaman?') dalam buku 'WOW! Fakta Unik' untuk remaja. Jelaskan secara sederhana apa itu Kecerdasan Buatan (AI): kemampuan mesin untuk meniru kecerdasan manusia seperti belajar dan memecahkan masalah. Bedakan antara AI 'lemah' yang ada sekarang (asisten suara, rekomendasi film) dengan AI 'kuat' yang mungkin ada di masa depan (setara manusia). Bahas potensi manfaat besar AI (membantu di bidang kedokteran, penemuan ilmiah, kemudahan hidup) sekaligus potensi risiko atau tantangannya (penggantian pekerjaan manusia, isu privasi, bias, pertanyaan tentang kontrol—aspek 'teman atau ancaman?'). Gunakan bahasa yang mudah dipahami dan ajak pembaca untuk berpikir kritis tentang dampak AI di masa depan mereka.</text:span></text:span></text:p>
                  </text:list-item>
                </text:list>
              </text:list-item>
              <text:list-item>
                <text:p text:style-name="P23"><text:span text:style-name="Strong_20_Emphasis"><text:span text:style-name="T1">Subbab 8.2: Mencetak Organ Manusia? (Teknologi 3D Bioprinting)</text:span></text:span></text:p>
                <text:list>
                  <text:list-item>
                    <text:p text:style-name="P23"><text:span text:style-name="Strong_20_Emphasis"><text:span text:style-name="T1">Prompt untuk Isi Subbab 8.2:</text:span></text:span><text:span text:style-name="T1"> </text:span></text:p>
                    <text:p text:style-name="P522"><text:span text:style-name="Source_20_Text"><text:span text:style-name="T1">Tuliskan penjelasan MENDALAM yang REVOLUSIONER dan PENUH HARAPAN untuk Subbab 8.2 ('Mencetak Organ Manusia? (Teknologi 3D Bioprinting)') dalam buku 'WOW! Fakta Unik' untuk remaja. Jelaskan konsep dasar 3D printing (mencetak lapis demi lapis). Terangkan apa itu 'bio-ink' (tinta biologis yang berisi sel hidup dan material pendukung). Jelaskan potensi luar biasa teknologi ini di dunia medis: kemampuan untuk 'mencetak' jaringan tubuh, dan di masa depan mungkin organ utuh (jantung, ginjal) untuk transplantasi tanpa perlu donor, serta untuk menguji obat baru. Sebutkan kemajuan saat ini (misal: sudah bisa mencetak jaringan kulit atau tulang rawan) dan tantangan ke depannya. Fokus pada faktor 'wow' dari 'mencetak kehidupan' dan dampaknya yang bisa menyelamatkan nyawa.</text:span></text:span></text:p>
                  </text:list-item>
                </text:list>
              </text:list-item>
              <text:list-item>
                <text:p text:style-name="P23"><text:span text:style-name="Strong_20_Emphasis"><text:span text:style-name="T1">Subbab 8.3: Komputer Kuantum: Sekuat Apa Nantinya?</text:span></text:span></text:p>
                <text:list>
                  <text:list-item>
                    <text:p text:style-name="P23"><text:span text:style-name="Strong_20_Emphasis"><text:span text:style-name="T1">Prompt untuk Isi Subbab 8.3:</text:span></text:span><text:span text:style-name="T1"> </text:span></text:p>
                    <text:p text:style-name="P522"><text:span text:style-name="Source_20_Text"><text:span text:style-name="T1">Tuliskan pembahasan MENDALAM yang MENJELASKAN KONSEP RUMIT SECARA SEDERHANA untuk Subbab 8.3 ('Komputer Kuantum: Sekuat Apa Nantinya?') dalam buku 'WOW! Fakta Unik' untuk remaja. Jelaskan bahwa </text:span></text:span><text:soft-page-break/><text:span text:style-name="Source_20_Text"><text:span text:style-name="T1">komputer kuantum adalah jenis komputer baru yang bekerja berdasarkan prinsip fisika kuantum yang 'aneh'. Perkenalkan konsep 'qubit' yang bisa bernilai 0, 1, atau keduanya sekaligus (superposisi), berbeda dari 'bit' komputer biasa (hanya 0 atau 1). Sebutkan juga fenomena 'entanglement' secara singkat dan sederhana. Tekankan bahwa komputer ini tidak akan menggantikan laptop/ponsel kita, tapi punya potensi kekuatan luar biasa untuk memecahkan masalah super kompleks yang mustahil bagi komputer biasa (misal: menemukan obat baru, menciptakan material baru, memecahkan kode rahasia). Gunakan analogi yang hati-hati dan fokus pada potensi kekuatan komputasi yang revolusioner.</text:span></text:span></text:p>
                  </text:list-item>
                </text:list>
              </text:list-item>
              <text:list-item>
                <text:p text:style-name="P23"><text:span text:style-name="Strong_20_Emphasis"><text:span text:style-name="T1">Subbab 8.4: Perjalanan ke Luar Angkasa untuk Wisatawan.</text:span></text:span></text:p>
                <text:list>
                  <text:list-item>
                    <text:p text:style-name="P23"><text:span text:style-name="Strong_20_Emphasis"><text:span text:style-name="T1">Prompt untuk Isi Subbab 8.4:</text:span></text:span><text:span text:style-name="T1"> </text:span></text:p>
                    <text:p text:style-name="P522"><text:span text:style-name="Source_20_Text"><text:span text:style-name="T1">Tuliskan penjelasan MENDALAM yang MEMBAWA MIMPI KE REALITAS untuk Subbab 8.4 ('Perjalanan ke Luar Angkasa untuk Wisatawan.') dalam buku 'WOW! Fakta Unik' untuk remaja. Ceritakan tentang perkembangan terbaru yang membuat wisata luar angkasa bukan lagi sekadar fiksi ilmiah (sebutkan nama perusahaan pionir seperti SpaceX, Blue Origin, Virgin Galactic). Jelaskan secara singkat jenis perjalanan yang ditawarkan (terbang tinggi ke tepi angkasa/suborbital, atau mungkin mengorbit Bumi). Bahas tantangan utamanya (biaya yang masih sangat mahal, keamanan, pelatihan). Gambarkan seperti apa rasanya atau apa yang bisa dilihat/dilakukan wisatawan di luar angkasa. Fokus pada bagaimana impian lama manusia untuk 'berlibur' ke bintang-bintang mulai menjadi kenyataan, meskipun baru untuk segelintir orang. Gunakan bahasa yang penuh petualangan dan optimisme.</text:span></text:span></text:p>
                  </text:list-item>
                </text:list>
              </text:list-item>
            </text:list>
            <text:p text:style-name="P498"/>
            <text:p text:style-name="P318">Semoga prompt untuk Bab 8 ini bisa membantu Anda menyajikan gambaran masa depan teknologi yang seru, menakjubkan, dan relevan bagi generasi muda!</text:p>
          </text:section>
          <text:section text:style-name="Sect1" text:name="feedback-form-11">
            <text:p text:style-name="P477"/>
          </text:section>
        </text:section>
        <text:section text:style-name="Sect1" text:name="8b03d9e7a30298cc">
          <text:p text:style-name="P318"/>
          <text:section text:style-name="Sect1" text:name="user-query-content-12">
            <text:p text:style-name="P496">Pada Bab 9 Tambahkan prompt pada tiap bab untuk mendapatkan pengantar , pada tiap subbab/sub-subab untuk mendapatkan isi dengan pembahasan mendalam </text:p>
          </text:section>
          <text:p text:style-name="P477">Tampilkan alur berpikir</text:p>
          <text:section text:style-name="Sect2" text:name="model-response-message-contentr_8b03d9e7a30298cc">
            <text:p text:style-name="P318">Oke, mari kita susun prompt untuk Bab 9, yang akan mengungkap kisah-<text:soft-page-break/>kisah mengejutkan di balik penemuan ilmiah yang tak disengaja dan kejeniusan masa lalu!</text:p>
            <text:p text:style-name="P498"/>
            <text:p text:style-name="Text_20_body"><text:span text:style-name="Strong_20_Emphasis"><text:span text:style-name="T1">Bab 9: Penemuan Tak Sengaja yang Mengubah Dunia</text:span></text:span></text:p>
            <text:list xml:id="list4655164790704655572" text:style-name="L28">
              <text:list-item>
                <text:p text:style-name="P24"><text:span text:style-name="Strong_20_Emphasis"><text:span text:style-name="T1">Prompt untuk Pengantar Bab 9:</text:span></text:span><text:span text:style-name="T1"> </text:span></text:p>
                <text:p text:style-name="P523"><text:span text:style-name="Source_20_Text"><text:span text:style-name="T1">Tuliskan pengantar yang MEMBUKA PIKIRAN dan PENUH CERITA untuk Bab 9 buku sains remaja 'WOW! Fakta Unik' yang berjudul 'Penemuan Tak Sengaja yang Mengubah Dunia'. Mulai dengan menantang anggapan bahwa semua penemuan hebat itu hasil rencana matang. Perkenalkan konsep 'serendipity' atau penemuan tak sengaja dalam sains—bagaimana keberuntungan, kesalahan, atau pengamatan jeli terhadap hal aneh justru bisa memicu ide brilian. Janjikan bahwa bab ini akan menyajikan kisah-kisah nyata yang seru tentang bagaimana 'kecelakaan' di laboratorium atau keisengan ilmuwan bisa mengubah dunia. Beri sedikit bocoran topik: obat penyelamat nyawa dari jamur 'nyasar', teknologi dapur dari insiden di dekat radar, eksperimen 'gila', dan kecanggihan teknologi kuno yang bikin melongo. Gunakan bahasa yang mengalir seperti cerita, penuh kejutan, dan menunjukkan sisi manusiawi dari sains. Ajak pembaca untuk melihat bahwa kadang, kesalahan bisa jadi berkah!</text:span></text:span></text:p>
              </text:list-item>
            </text:list>
            <text:p text:style-name="P498"/>
            <text:list xml:id="list6497686972929803163" text:style-name="L29">
              <text:list-item>
                <text:p text:style-name="P25"><text:span text:style-name="Strong_20_Emphasis"><text:span text:style-name="T1">Subbab 9.1: Kisah Penisilin, Microwave, dan Penemuan "Kebetulan" Lainnya.</text:span></text:span></text:p>
                <text:list>
                  <text:list-item>
                    <text:p text:style-name="P25"><text:span text:style-name="Strong_20_Emphasis"><text:span text:style-name="T1">Prompt untuk Isi Subbab 9.1:</text:span></text:span><text:span text:style-name="T1"> </text:span></text:p>
                    <text:p text:style-name="P504"><text:span text:style-name="Source_20_Text"><text:span text:style-name="T1">Tuliskan pembahasan MENDALAM dalam bentuk CERITA MENARIK untuk Subbab 9.1 ('Kisah Penisilin, Microwave, dan Penemuan "Kebetulan" Lainnya.') dalam buku 'WOW! Fakta Unik' untuk remaja. Fokus pada narasi di balik beberapa penemuan tak sengaja paling terkenal:</text:span></text:span></text:p>
                    <text:p text:style-name="P504"><text:span text:style-name="Source_20_Text"><text:span text:style-name="T1">- Penisilin: Ceritakan kisah Alexander Fleming yang menemukan jamur (Penicillium) secara tak sengaja mengkontaminasi cawan petri dan membunuh bakteri di sekitarnya. Jelaskan bagaimana 'kecelakaan' ini, ditambah pengamatan jeli, mengarah pada penemuan antibiotik pertama yang menyelamatkan jutaan nyawa.</text:span></text:span></text:p>
                    <text:p text:style-name="P504"><text:span text:style-name="Source_20_Text"><text:span text:style-name="T1">- Microwave: Ceritakan kisah Percy Spencer yang menyadari permen cokelat di sakunya meleleh saat bekerja dekat magnetron (tabung radar). Jelaskan bagaimana rasa penasarannya mendorong eksperimen lebih lanjut (popcorn, telur) hingga terciptanya oven microwave pertama.</text:span></text:span></text:p>
                    <text:p text:style-name="P504"><text:span text:style-name="Source_20_Text"><text:span text:style-name="T1">- Pilih 1-2 contoh lain: Misal Velcro (terinspirasi duri tanaman menempel di bulu anjing), Post-it Notes (lem yang 'gagal' karena kurang rekat), atau </text:span></text:span><text:soft-page-break/><text:span text:style-name="Source_20_Text"><text:span text:style-name="T1">Sinar-X (Roentgen melihat layar berpendar secara tak terduga).</text:span></text:span></text:p>
                    <text:p text:style-name="P524"><text:span text:style-name="Source_20_Text"><text:span text:style-name="T1">Untuk setiap cerita, jelaskan 'momen kebetulan'-nya, bagaimana ilmuwan/penemu meresponsnya, dan apa dampak besar penemuan itu. Gunakan gaya bercerita yang hidup.</text:span></text:span></text:p>
                  </text:list-item>
                </text:list>
              </text:list-item>
              <text:list-item>
                <text:p text:style-name="P25"><text:span text:style-name="Strong_20_Emphasis"><text:span text:style-name="T1">Subbab 9.2: Ilmuwan "Gila" dan Eksperimen Aneh Mereka.</text:span></text:span></text:p>
                <text:list>
                  <text:list-item>
                    <text:p text:style-name="P25"><text:span text:style-name="Strong_20_Emphasis"><text:span text:style-name="T1">Prompt untuk Isi Subbab 9.2:</text:span></text:span><text:span text:style-name="T1"> </text:span></text:p>
                    <text:p text:style-name="P504"><text:span text:style-name="Source_20_Text"><text:span text:style-name="T1">Tuliskan pembahasan MENDALAM yang MENAMPILKAN SISI UNIK ILMUWAN untuk Subbab 9.2 ('Ilmuwan "Gila" dan Eksperimen Aneh Mereka.') dalam buku 'WOW! Fakta Unik' untuk remaja. Fokus pada ilmuwan-ilmuwan yang dikenal punya pemikiran out-of-the-box, metode tak konvensional, atau melakukan eksperimen yang pada masanya dianggap aneh atau bahkan berbahaya, tapi menunjukkan semangat penemuan yang besar. Ceritakan kisah mereka secara menarik:</text:span></text:span></text:p>
                    <text:p text:style-name="P504"><text:span text:style-name="Source_20_Text"><text:span text:style-name="T1">- Contoh: Nikola Tesla (visinya tentang listrik nirkabel, eksperimennya yang spektakuler), Benjamin Franklin (eksperimen layang-layang petirnya yang nekat), mungkin Barry Marshall (yang minum bakteri H. pylori untuk membuktikan teorinya tentang sakit maag).</text:span></text:span></text:p>
                    <text:p text:style-name="P524"><text:span text:style-name="Source_20_Text"><text:span text:style-name="T1">Tekankan bukan pada 'kegilaan' tapi pada keberanian berpikir beda, rasa ingin tahu yang ekstrem, dedikasi, dan kadang pengorbanan demi sains. Tunjukkan bahwa jalan menuju penemuan tidak selalu lurus dan rapi. Buat cerita ini inspiratif dan menunjukkan sisi petualangan dalam sains.</text:span></text:span></text:p>
                  </text:list-item>
                </text:list>
              </text:list-item>
              <text:list-item>
                <text:p text:style-name="P25"><text:span text:style-name="Strong_20_Emphasis"><text:span text:style-name="T1">Subbab 9.3: Alat Sains Kuno yang Mengejutkan (Mekanisme Antikythera, dll).</text:span></text:span></text:p>
                <text:list>
                  <text:list-item>
                    <text:p text:style-name="P25"><text:span text:style-name="Strong_20_Emphasis"><text:span text:style-name="T1">Prompt untuk Isi Subbab 9.3:</text:span></text:span><text:span text:style-name="T1"> </text:span></text:p>
                    <text:p text:style-name="P504"><text:span text:style-name="Source_20_Text"><text:span text:style-name="T1">Tuliskan penjelasan MENDALAM yang MEMBUAT TAKJUB tentang KECANGGIHAN TEKNOLOGI MASA LALU untuk Subbab 9.3 ('Alat Sains Kuno yang Mengejutkan') dalam buku 'WOW! Fakta Unik' untuk remaja. Tunjukkan bahwa nenek moyang kita tidak 'primitif' dan punya kejeniusan teknologi yang kadang hilang atau baru terungkap. Fokus pada contoh spesifik:</text:span></text:span></text:p>
                    <text:p text:style-name="P504"><text:span text:style-name="Source_20_Text"><text:span text:style-name="T1">- Mekanisme Antikythera: Jelaskan apa itu (semacam komputer analog kuno dari Yunani), bagaimana ditemukannya (dari bangkai kapal), dan fungsinya yang diduga untuk memprediksi posisi benda langit. Tekankan betapa kompleks dan majunya alat ini untuk zamannya (sekitar 2000 tahun lalu).</text:span></text:span></text:p>
                    <text:p text:style-name="P504"><text:span text:style-name="Source_20_Text"><text:span text:style-name="T1">- Contoh Lain (pilih 1-2): Misal Baterai Baghdad (potensi baterai kuno?), Lensa Nimrud (lensa tertua?), atau kehebatan arsitektur kuno yang butuh perhitungan presisi (Piramida, Stonehenge - jelaskan aspek </text:span></text:span><text:soft-page-break/><text:span text:style-name="Source_20_Text"><text:span text:style-name="T1">sains/matematikanya secara sederhana).</text:span></text:span></text:p>
                    <text:p text:style-name="P524"><text:span text:style-name="Source_20_Text"><text:span text:style-name="T1">Gunakan bahasa yang penuh kekaguman dan misteri. Tantang pandangan pembaca tentang sejarah teknologi dan tunjukkan bahwa inovasi sudah ada sejak lama.</text:span></text:span></text:p>
                  </text:list-item>
                </text:list>
              </text:list-item>
            </text:list>
            <text:p text:style-name="P498"/>
            <text:p text:style-name="P318">Semoga prompt untuk Bab 9 ini membantu Anda menyajikan kisah-kisah sejarah sains yang penuh kejutan dan inspirasi bagi pembaca remaja!</text:p>
          </text:section>
          <text:section text:style-name="Sect1" text:name="feedback-form-12">
            <text:p text:style-name="P477"/>
          </text:section>
        </text:section>
        <text:section text:style-name="Sect1" text:name="f64ff05cea59336a">
          <text:p text:style-name="P318"/>
          <text:section text:style-name="Sect1" text:name="user-query-content-13">
            <text:p text:style-name="P496">Pada Bab 10 , Tambahkan prompt pada tiap bab untuk mendapatkan pengantar , pada tiap subbab/sub-subab untuk mendapatkan isi dengan pembahasan mendalam </text:p>
          </text:section>
          <text:p text:style-name="P477">Tampilkan alur berpikir</text:p>
          <text:section text:style-name="Sect2" text:name="model-response-message-contentr_f64ff05cea59336a">
            <text:p text:style-name="P318">Tentu, mari kita siapkan prompt untuk Bab 10, bab penutup yang seru karena akan membahas sains di balik dunia hiburan favorit remaja!</text:p>
            <text:p text:style-name="P498"/>
            <text:p text:style-name="Text_20_body"><text:span text:style-name="Strong_20_Emphasis"><text:span text:style-name="T1">Bab 10: Sains di Balik Film dan Game Favoritmu</text:span></text:span></text:p>
            <text:list xml:id="list938545029554318072" text:style-name="L30">
              <text:list-item>
                <text:p text:style-name="P26"><text:span text:style-name="Strong_20_Emphasis"><text:span text:style-name="T1">Prompt untuk Pengantar Bab 10:</text:span></text:span><text:span text:style-name="T1"> </text:span></text:p>
                <text:p text:style-name="P525"><text:span text:style-name="Source_20_Text"><text:span text:style-name="T1">Tuliskan pengantar yang SUPER SERU dan RELEVAN dengan MINAT REMAJA untuk Bab 10 buku sains remaja 'WOW! Fakta Unik' yang berjudul 'Sains di Balik Film dan Game Favoritmu'. Mulai dengan bertanya kepada pembaca (remaja) seberapa sering mereka nonton film keren atau main game seru. Ajak mereka berpikir: pernah nggak sih kepikiran apakah teknologi canggih atau kekuatan super di dalamnya itu beneran mungkin menurut sains? Tekankan bahwa bab ini akan jadi 'detektif sains' yang seru, membongkar fakta dan fiksi di balik layar hiburan populer. Janjikan analisis yang asyik tentang lightsaber, dunia virtual, sampai kekuatan superhero. Gunakan bahasa gaul yang pas, penuh antusiasme, dan bikin penasaran. Ajak mereka untuk melihat film dan game favorit dengan 'kacamata sains' yang baru!</text:span></text:span></text:p>
              </text:list-item>
            </text:list>
            <text:p text:style-name="P498"/>
            <text:list xml:id="list4348740606039523801" text:style-name="L31">
              <text:list-item>
                <text:p text:style-name="P27"><text:span text:style-name="Strong_20_Emphasis"><text:span text:style-name="T1">Subbab 10.1: Apakah Lightsaber Mungkin Dibuat? (Fisika Star Wars)</text:span></text:span></text:p>
                <text:list>
                  <text:list-item>
                    <text:p text:style-name="P27"><text:span text:style-name="Strong_20_Emphasis"><text:span text:style-name="T1">Prompt untuk Isi Subbab 10.1:</text:span></text:span><text:span text:style-name="T1"> </text:span></text:p>
                    <text:p text:style-name="P505"><text:soft-page-break/><text:span text:style-name="Source_20_Text"><text:span text:style-name="T1">Tuliskan pembahasan MENDALAM yang MENGANALISIS SENJATA IKONIK untuk Subbab 10.1 ('Apakah Lightsaber Mungkin Dibuat? (Fisika Star Wars)') dalam buku 'WOW! Fakta Unik' untuk remaja. Jelaskan dulu apa itu lightsaber berdasarkan film Star Wars (pedang cahaya/plasma yang bisa memotong, beradu, punya gagang). Lalu, analisis fitur-fitur utamanya menggunakan prinsip fisika dasar secara sederhana:</text:span></text:span></text:p>
                    <text:p text:style-name="P505"><text:span text:style-name="Source_20_Text"><text:span text:style-name="T1">- Bisakah cahaya/plasma 'berhenti' di ujung tertentu seperti pedang? (Tantangan menahan energi).</text:span></text:span></text:p>
                    <text:p text:style-name="P505"><text:span text:style-name="Source_20_Text"><text:span text:style-name="T1">- Bagaimana sumber energinya? (Butuh energi sangat besar).</text:span></text:span></text:p>
                    <text:p text:style-name="P505"><text:span text:style-name="Source_20_Text"><text:span text:style-name="T1">- Mengapa lightsaber bisa beradu, padahal cahaya biasanya saling menembus?</text:span></text:span></text:p>
                    <text:p text:style-name="P526"><text:span text:style-name="Source_20_Text"><text:span text:style-name="T1">Bandingkan dengan teknologi nyata yang mirip (misal: obor plasma) dan jelaskan mengapa itu bukan lightsaber. Simpulkan tingkat kemungkinan dibuatnya lightsaber di dunia nyata berdasarkan hukum fisika yang kita kenal (kemungkinan besar tidak mungkin seperti di film, tapi tetap keren!). Buat analisis ini seru dan mudah diikuti fans Star Wars maupun non-fans.</text:span></text:span></text:p>
                  </text:list-item>
                </text:list>
              </text:list-item>
              <text:list-item>
                <text:p text:style-name="P27"><text:span text:style-name="Strong_20_Emphasis"><text:span text:style-name="T1">Subbab 10.2: Realitas Virtual (VR) dan Dunia Metaverse.</text:span></text:span></text:p>
                <text:list>
                  <text:list-item>
                    <text:p text:style-name="P27"><text:span text:style-name="Strong_20_Emphasis"><text:span text:style-name="T1">Prompt untuk Isi Subbab 10.2:</text:span></text:span><text:span text:style-name="T1"> </text:span></text:p>
                    <text:p text:style-name="P526"><text:span text:style-name="Source_20_Text"><text:span text:style-name="T1">Tuliskan penjelasan MENDALAM yang MENJELAJAHI DUNIA DIGITAL untuk Subbab 10.2 ('Realitas Virtual (VR) dan Dunia Metaverse.') dalam buku 'WOW! Fakta Unik' untuk remaja. Jelaskan secara sederhana apa itu Realitas Virtual (VR): teknologi yang membuat kita merasa masuk ke dalam dunia digital yang imersif. Terangkan cara kerja teknologi dasarnya (headset dengan layar untuk tiap mata, sensor gerak, kontroler). Lalu, jelaskan konsep Metaverse yang lebih luas (dunia virtual bersama yang persisten, tempat orang bisa berinteraksi, bekerja, bermain - kaitkan dengan game populer atau visi perusahaan teknologi). Bahas kondisi teknologi VR dan Metaverse saat ini (kelebihan dan kekurangan) serta potensi perkembangannya di masa depan. Fokus pada sains dan teknologi yang memungkinkan pengalaman virtual ini.</text:span></text:span></text:p>
                  </text:list-item>
                </text:list>
              </text:list-item>
              <text:list-item>
                <text:p text:style-name="P27"><text:span text:style-name="Strong_20_Emphasis"><text:span text:style-name="T1">Subbab 10.3: Sains di Balik Kekuatan Super Para Superhero.</text:span></text:span></text:p>
                <text:list>
                  <text:list-item>
                    <text:p text:style-name="P27"><text:span text:style-name="Strong_20_Emphasis"><text:span text:style-name="T1">Prompt untuk Isi Subbab 10.3:</text:span></text:span><text:span text:style-name="T1"> </text:span></text:p>
                    <text:p text:style-name="P505"><text:span text:style-name="Source_20_Text"><text:span text:style-name="T1">Tuliskan pembahasan MENDALAM yang MENGANALISIS KEKUATAN FANTASTIS untuk Subbab 10.3 ('Sains di Balik Kekuatan Super Para Superhero.') dalam buku 'WOW! Fakta Unik' untuk remaja. Pilih beberapa contoh kekuatan super yang populer di kalangan remaja (dari Marvel, DC, atau lainnya) dan analisis kemungkinan ilmiahnya dengan bahasa sederhana:</text:span></text:span></text:p>
                    <text:p text:style-name="P505"><text:span text:style-name="Source_20_Text"><text:span text:style-name="T1">- Kekuatan Super (Misal: Hulk/Superman): Bahas hukum fisika terkait </text:span></text:span><text:soft-page-break/><text:span text:style-name="Source_20_Text"><text:span text:style-name="T1">(misal: hukum kuadrat-kubik tentang skala ukuran vs kekuatan, kekuatan material tulang/otot).</text:span></text:span></text:p>
                    <text:p text:style-name="P505"><text:span text:style-name="Source_20_Text"><text:span text:style-name="T1">- Terbang (Misal: Superman/Iron Man): Bahas prinsip aerodinamika (gaya angkat, dorong). Bandingkan cara terbang biologis vs teknologi.</text:span></text:span></text:p>
                    <text:p text:style-name="P505"><text:span text:style-name="Source_20_Text"><text:span text:style-name="T1">- Menghilang/Tak Terlihat (Misal: Invisible Woman): Bahas cara kerja penglihatan (cahaya memantul) dan tantangan membengkokkan cahaya dengan sempurna. Singgung riset metamaterial secara singkat.</text:span></text:span></text:p>
                    <text:p text:style-name="P505"><text:span text:style-name="Source_20_Text"><text:span text:style-name="T1">- Bisa juga pilih kekuatan lain: Kecepatan super (Flash - masalah gesekan, energi), Regenerasi/Penyembuhan Cepat (Wolverine - biologi sel).</text:span></text:span></text:p>
                    <text:p text:style-name="P526"><text:span text:style-name="Source_20_Text"><text:span text:style-name="T1">Untuk setiap kekuatan, jelaskan konsep sains relevan secara simpel, lalu simpulkan apakah itu mungkin, butuh melanggar hukum fisika, atau ada sedikit dasar ilmiahnya. Jaga agar analisisnya tetap seru dan menghibur, bukan merusak kesenangan fans.</text:span></text:span></text:p>
                  </text:list-item>
                </text:list>
              </text:list-item>
            </text:list>
            <text:p text:style-name="P498"/>
            <text:p text:style-name="P318">Semoga prompt untuk Bab 10 ini membantu Anda menutup buku dengan bab yang paling relevan dan menarik bagi minat remaja masa kini, menghubungkan sains dengan dunia hiburan mereka!</text:p>
          </text:section>
          <text:section text:style-name="Sect1" text:name="feedback-form-13">
            <text:p text:style-name="P477"/>
          </text:section>
        </text:section>
        <text:section text:style-name="Sect1" text:name="cc2e6c2add64ef34">
          <text:p text:style-name="P318"/>
          <text:section text:style-name="Sect1" text:name="user-query-content-14">
            <text:p text:style-name="P496">Pada Penutup , Tambahkan prompt pada subbab mendapatkan isinya </text:p>
          </text:section>
          <text:p text:style-name="P477">Tampilkan alur berpikir</text:p>
          <text:section text:style-name="Sect2" text:name="model-response-message-contentr_cc2e6c2add64ef34">
            <text:p text:style-name="P318">Baik, mari kita siapkan prompt untuk bagian Penutup buku "WOW! Fakta Unik" Anda, yang bertujuan untuk meninggalkan kesan mendalam dan memotivasi pembaca remaja.</text:p>
            <text:p text:style-name="P498"/>
            <text:p text:style-name="Text_20_body"><text:span text:style-name="Strong_20_Emphasis"><text:span text:style-name="T1">Penutup: Teruslah Bertanya dan Terpukau!</text:span></text:span></text:p>
            <text:list xml:id="list61228126188008373" text:style-name="L32">
              <text:list-item>
                <text:p text:style-name="P28"><text:span text:style-name="Strong_20_Emphasis"><text:span text:style-name="T1">Subbab 1: Rekapitulasi fakta-fakta paling "WOW".</text:span></text:span></text:p>
                <text:list>
                  <text:list-item>
                    <text:p text:style-name="P28"><text:span text:style-name="Strong_20_Emphasis"><text:span text:style-name="T1">Prompt:</text:span></text:span><text:span text:style-name="T1"> </text:span></text:p>
                    <text:p text:style-name="P527"><text:span text:style-name="Source_20_Text"><text:span text:style-name="T1">Tuliskan bagian pertama dari penutup buku sains remaja 'WOW! Fakta Unik'. Buatlah rekapitulasi singkat yang MENGINGATKAN KEMBALI beberapa fakta paling mengejutkan, aneh, atau menakjubkan yang telah dibahas sepanjang buku. Pilih sekitar 3-5 contoh paling 'WOW' dari bab-bab yang berbeda (misal: satu dari antariksa, satu tentang hewan/tumbuhan aneh, satu tentang tubuh manusia, satu tentang teknologi/penemuan tak sengaja). Sajikan secara ringkas dan dengan nada </text:span></text:span><text:soft-page-break/><text:span text:style-name="Source_20_Text"><text:span text:style-name="T1">antusias, seolah mengajak pembaca mengenang kembali momen-momen terpukau saat membaca buku ini. Tujuannya bukan mengulang detail, tapi membangkitkan kembali rasa 'wow' secara keseluruhan.</text:span></text:span></text:p>
                  </text:list-item>
                </text:list>
              </text:list-item>
              <text:list-item>
                <text:p text:style-name="P28"><text:span text:style-name="Strong_20_Emphasis"><text:span text:style-name="T1">Subbab 2: Ajakan untuk terus belajar dan mengeksplorasi sains.</text:span></text:span></text:p>
                <text:list>
                  <text:list-item>
                    <text:p text:style-name="P28"><text:span text:style-name="Strong_20_Emphasis"><text:span text:style-name="T1">Prompt:</text:span></text:span><text:span text:style-name="T1"> </text:span></text:p>
                    <text:p text:style-name="P527"><text:span text:style-name="Source_20_Text"><text:span text:style-name="T1">Tuliskan bagian kedua dari penutup buku 'WOW! Fakta Unik' yang bersifat MEMOTIVASI dan MENDORONG. Sampaikan kepada pembaca remaja bahwa petualangan sains tidak berhenti di halaman terakhir buku ini. Ajak dan semangati mereka untuk terus memelihara rasa ingin tahu, terus bertanya 'kenapa?' dan 'bagaimana?' tentang dunia di sekitar mereka. Sarankan cara-cara sederhana untuk terus belajar sains (membaca lebih banyak, nonton dokumenter, mengamati alam, mencoba eksperimen aman, atau bahkan sekadar tidak takut bertanya). Gunakan bahasa yang memberdayakan, positif, dan meyakinkan bahwa mereka punya potensi untuk terus belajar dan menemukan hal-hal menakjubkan lainnya. Tekankan bahwa rasa penasaran adalah kunci utama.</text:span></text:span></text:p>
                  </text:list-item>
                </text:list>
              </text:list-item>
              <text:list-item>
                <text:p text:style-name="P28"><text:span text:style-name="Strong_20_Emphasis"><text:span text:style-name="T1">Subbab 3: Dunia ini penuh keajaiban, sains adalah kuncinya!</text:span></text:span></text:p>
                <text:list>
                  <text:list-item>
                    <text:p text:style-name="P28"><text:span text:style-name="Strong_20_Emphasis"><text:span text:style-name="T1">Prompt:</text:span></text:span><text:span text:style-name="T1"> </text:span></text:p>
                    <text:p text:style-name="P527"><text:span text:style-name="Source_20_Text"><text:span text:style-name="T1">Tuliskan paragraf penutup terakhir yang SINGKAT namun BERKESAN untuk buku 'WOW! Fakta Unik'. Sampaikan kembali pesan inti buku ini: bahwa dunia kita (dan alam semesta) ini LUAR BIASA penuh dengan keajaiban, misteri, dan hal-hal menakjubkan yang menunggu untuk ditemukan. Tegaskan kembali bahwa sains adalah alat atau 'kunci' terbaik yang kita miliki untuk memahami keajaiban tersebut, membuka rahasia alam, dan terus membuat kita terpukau. Akhiri dengan kalimat yang kuat, inspiratif, dan meninggalkan rasa optimisme serta kekaguman pada sains dan dunia di sekitar kita. Gunakan nada yang menggugah dan memorable.</text:span></text:span></text:p>
                  </text:list-item>
                </text:list>
              </text:list-item>
            </text:list>
            <text:p text:style-name="P498"/>
            <text:p text:style-name="P318">Semoga prompt untuk bagian Penutup ini membantu Anda mengakhiri buku "WOW! Fakta Unik" dengan cara yang menginspirasi dan meninggalkan kesan positif yang kuat pada pembaca remaja Anda!</text:p>
          </text:section>
          <text:section text:style-name="Sect1" text:name="feedback-form-14">
            <text:p text:style-name="P477"/>
          </text:section>
        </text:section>
        <text:section text:style-name="Sect1" text:name="001afa822bf74b1a">
          <text:p text:style-name="P318"/>
          <text:section text:style-name="Sect1" text:name="user-query-content-15">
            <text:p text:style-name="P496">Jawablah setiap prompt yang telah anda buat secara bertahap satu persatu dan jangan pindah prompt sebelum saya memerintahkan “YAX” dengan <text:soft-page-break/>ketentuan sebagai berikut : </text:p>
            <text:p text:style-name="P496">Gaya Bahasa : Sesuai yang telah Anda sarankan sebelumnya </text:p>
            <text:p text:style-name="P496">Catatan : </text:p>
            <text:p text:style-name="P496">- Tambahkan tips sesuai yang telah anda sarankan sebelumnya ) yang relevan dengan jawaban (opsional) </text:p>
            <text:p text:style-name="P496">- Tambahkan prompt pembuatan gambar ilustrasi yang relevan dengan jawaban ( opsional ) </text:p>
            <text:p text:style-name="P496">- Tambahka kutipan yang relevan dengan jawaban (opsional) </text:p>
          </text:section>
          <text:p text:style-name="P477">Tampilkan alur berpikir</text:p>
          <text:section text:style-name="Sect2" text:name="model-response-message-contentr_001afa822bf74b1a">
            <text:p text:style-name="P318">Oke, siap! Saya akan mulai menjawab prompt pertama untuk bagian Pendahuluan.</text:p>
            <text:p text:style-name="Text_20_body"><text:span text:style-name="Strong_20_Emphasis"><text:span text:style-name="T1">(Prompt 1: Pendahuluan - Subbab 1.1: Apa itu "Fakta Unik"? Kenapa kita perlu tahu?)</text:span></text:span></text:p>
            <text:p text:style-name="P498"/>
            <text:p text:style-name="Text_20_body"><text:span text:style-name="Strong_20_Emphasis"><text:span text:style-name="T1">Hasil Teks:</text:span></text:span></text:p>
            <text:p text:style-name="Text_20_body"><text:span text:style-name="T1">Hei kamu! Iya, kamu yang lagi pegang buku ini! Pernah nggak sih dengar sesuatu yang saking anehnya sampai bikin kamu melongo sambil bilang, "Hah? Seriusan?!" Nah, selamat! Kamu baru aja ketemu sama yang namanya </text:span><text:span text:style-name="Strong_20_Emphasis"><text:span text:style-name="T1">Fakta Unik!</text:span></text:span></text:p>
            <text:p text:style-name="P318">Jadi, apa sih sebenarnya fakta unik itu? Gampangnya, ini adalah fakta-fakta keren, kadang sedikit gila, super mengejutkan, tapi... 100% NYATA! Fakta-fakta ini datang dari dunia sains yang luar biasa, dari sudut-sudut planet kita yang paling aneh, sampai keajaiban di dalam tubuhmu sendiri yang mungkin belum kamu sadari. Pokoknya, siap-siap aja buat bilang "WOW!" berkali-kali.</text:p>
            <text:p text:style-name="P318">Terus, ngapain sih repot-repot tahu fakta beginian? Eits, jangan salah! Tahu fakta unik itu banyak banget gunanya, lho:</text:p>
            <text:list xml:id="list5357570976505520510" text:style-name="L33">
              <text:list-item>
                <text:p text:style-name="P340"><text:span text:style-name="Strong_20_Emphasis"><text:span text:style-name="T1">Bikin Kamu Kelihatan Pinter (dan Keren!):</text:span></text:span><text:span text:style-name="T1"> Bayangin pas lagi ngobrol sama teman, terus kamu nyeletuk, "Eh, tahu nggak sih kalau ada planet yang hujan berlian?" Dijamin deh, teman-temanmu langsung kagum! </text:span></text:p>
              </text:list-item>
              <text:list-item>
                <text:p text:style-name="P340"><text:soft-page-break/><text:span text:style-name="Strong_20_Emphasis"><text:span text:style-name="T1">Jadi Bahan Obrolan Anti-Garing:</text:span></text:span><text:span text:style-name="T1"> Kehabisan topik pas lagi ngumpul? Lempar aja satu fakta unik dari buku ini. Obrolan langsung cair lagi! </text:span></text:p>
              </text:list-item>
              <text:list-item>
                <text:p text:style-name="P340"><text:span text:style-name="Strong_20_Emphasis"><text:span text:style-name="T1">Membuka Mata Kamu:</text:span></text:span><text:span text:style-name="T1"> Dunia ini ternyata jauuuh lebih ajaib dan aneh dari yang kita bayangkan. Fakta-fakta ini bikin kita sadar betapa kerennya alam semesta dan isinya. </text:span></text:p>
              </text:list-item>
              <text:list-item>
                <text:p text:style-name="P29"><text:span text:style-name="Strong_20_Emphasis"><text:span text:style-name="T1">Bikin Rasa Penasaranmu Meledak:</text:span></text:span><text:span text:style-name="T1"> Sekali kamu tahu satu fakta unik, biasanya kamu jadi pengen tahu lebih banyak lagi. Ini bagus banget buat ngasah otak dan semangat belajarmu! </text:span></text:p>
              </text:list-item>
            </text:list>
            <text:p text:style-name="P318">Intinya, buku ini bukan cuma kumpulan info random. Ini adalah tiketmu buat menjelajahi sisi dunia yang paling bikin terpukau. Siap buat mulai petualangan ini?</text:p>
            <text:p text:style-name="P498"/>
            <text:p text:style-name="Text_20_body"><text:span text:style-name="Strong_20_Emphasis"><text:span text:style-name="T1">(Opsional) Tips Tambahan:</text:span></text:span></text:p>
            <text:list xml:id="list7569095117946799353" text:style-name="L34">
              <text:list-item>
                <text:p text:style-name="P30"><text:span text:style-name="Strong_20_Emphasis"><text:span text:style-name="T1">Kotak "Siap Kaget?":</text:span></text:span><text:span text:style-name="T1"> Di awal buku atau bab, bisa ditambahkan kotak kecil bertuliskan: "Pegang erat-erat rasa penasaranmu! Fakta-fakta di buku ini mungkin akan mengguncang apa yang kamu pikir kamu tahu tentang dunia. Siap kaget?" </text:span></text:p>
              </text:list-item>
            </text:list>
            <text:p text:style-name="Text_20_body"><text:span text:style-name="Strong_20_Emphasis"><text:span text:style-name="T1">(Opsional) Prompt Ilustrasi:</text:span></text:span></text:p>
            <text:list xml:id="list8106364822113006184" text:style-name="L35">
              <text:list-item>
                <text:p text:style-name="P31"><text:span text:style-name="Source_20_Text"><text:span text:style-name="T1">Ilustrasi kartun seorang remaja dengan mata terbelalak dan mulut membentuk huruf 'O' karena kaget, dengan tanda seru dan bintang-bintang kecil di sekitar kepalanya, gaya ceria dan berwarna.</text:span></text:span><text:span text:style-name="T1"> </text:span></text:p>
              </text:list-item>
            </text:list>
            <text:p text:style-name="Text_20_body"><text:span text:style-name="Strong_20_Emphasis"><text:span text:style-name="T1">(Opsional) Kutipan:</text:span></text:span></text:p>
            <text:list xml:id="list2137533518331632033" text:style-name="L36">
              <text:list-item>
                <text:p text:style-name="P32"><text:span text:style-name="Emphasis"><text:span text:style-name="T1">"Hal terindah yang bisa kita alami adalah misteri. Itu adalah sumber dari semua seni sejati dan semua ilmu pengetahuan."</text:span></text:span><text:span text:style-name="T1"> - Albert Einstein (disajikan dengan gaya font yang menarik) </text:span></text:p>
              </text:list-item>
            </text:list>
            <text:p text:style-name="P498"/>
            <text:p text:style-name="Text_20_body"><text:span text:style-name="T1">Saya akan menunggu perintah </text:span><text:span text:style-name="Strong_20_Emphasis"><text:span text:style-name="T1">"YAX"</text:span></text:span><text:span text:style-name="T1"> dari Anda sebelum melanjutkan ke prompt berikutnya.</text:span></text:p>
          </text:section>
          <text:section text:style-name="Sect1" text:name="feedback-form-15">
            <text:p text:style-name="P477"/>
          </text:section>
        </text:section>
        <text:section text:style-name="Sect1" text:name="246a04bd30eaa6d7">
          <text:p text:style-name="P318"/>
          <text:section text:style-name="Sect1" text:name="user-query-content-16">
            <text:p text:style-name="P496"><text:soft-page-break/>yax </text:p>
          </text:section>
          <text:p text:style-name="P477">Tampilkan alur berpikir</text:p>
          <text:section text:style-name="Sect2" text:name="model-response-message-contentr_246a04bd30eaa6d7">
            <text:p text:style-name="P318">Oke, saya lanjutkan ke prompt berikutnya.</text:p>
            <text:p text:style-name="Text_20_body"><text:span text:style-name="Strong_20_Emphasis"><text:span text:style-name="T1">(Prompt 2: Pendahuluan - Subbab 1.2: Siap-siap Terpukau: Petualangan menjelajahi sains dan dunia di sekitar kita.)</text:span></text:span></text:p>
            <text:p text:style-name="P498"/>
            <text:p text:style-name="Text_20_body"><text:span text:style-name="Strong_20_Emphasis"><text:span text:style-name="T1">Hasil Teks:</text:span></text:span></text:p>
            <text:p text:style-name="Text_20_body"><text:span text:style-name="T1">Jadi, anggap saja buku ini adalah paspormu untuk sebuah </text:span><text:span text:style-name="Strong_20_Emphasis"><text:span text:style-name="T1">petualangan super seru</text:span></text:span><text:span text:style-name="T1"> melintasi batas-batas pengetahuan! Kita nggak akan cuma duduk manis baca fakta biasa. Kita akan </text:span><text:span text:style-name="Emphasis"><text:span text:style-name="T1">menjelajahi</text:span></text:span><text:span text:style-name="T1"> keajaiban-keajaiban paling gila banget yang ditawarkan sains dan dunia ini. Siap-siap terpukau, ya!</text:span></text:p>
            <text:p text:style-name="Text_20_body"><text:span text:style-name="T1">Di halaman-halaman berikutnya, kita bakal terbang jauh </text:span><text:span text:style-name="Strong_20_Emphasis"><text:span text:style-name="T1">menembus galaksi</text:span></text:span><text:span text:style-name="T1"> untuk mengintip planet-planet paling aneh yang nggak pernah kamu bayangkan. Terus, kita bakal menyelam ke </text:span><text:span text:style-name="Strong_20_Emphasis"><text:span text:style-name="T1">lautan terdalam</text:span></text:span><text:span text:style-name="T1"> buat ketemu makhluk-makhluk yang lebih mirip alien daripada penghuni Bumi.</text:span></text:p>
            <text:p text:style-name="Text_20_body"><text:span text:style-name="T1">Nggak cuma itu! Kita juga akan membongkar </text:span><text:span text:style-name="Strong_20_Emphasis"><text:span text:style-name="T1">rahasia mesin paling canggih</text:span></text:span><text:span text:style-name="T1"> yang kamu bawa ke mana-mana—yaitu tubuhmu sendiri! Kamu bakal kaget tahu betapa hebatnya otak, otot, tulang, bahkan refleks aneh kayak cegukan!</text:span></text:p>
            <text:p text:style-name="Text_20_body"><text:span text:style-name="T1">Kita juga bakal jadi detektif sains, menguak </text:span><text:span text:style-name="Strong_20_Emphasis"><text:span text:style-name="T1">misteri di balik teknologi</text:span></text:span><text:span text:style-name="T1"> yang kamu pakai tiap hari, mulai dari smartphone sampai internet. Dan... kita bahkan akan sedikit </text:span><text:span text:style-name="Strong_20_Emphasis"><text:span text:style-name="T1">melompat ke masa lalu</text:span></text:span><text:span text:style-name="T1">, menemukan penemuan-penemuan 'kebetulan' yang mengubah sejarah dan teknologi kuno yang bikin geleng-geleng kepala.</text:span></text:p>
            <text:p text:style-name="Text_20_body"><text:span text:style-name="T1">Pokoknya, setiap bab adalah dunia baru yang penuh hal-hal </text:span><text:span text:style-name="Strong_20_Emphasis"><text:span text:style-name="T1">menakjubkan</text:span></text:span><text:span text:style-name="T1"> dan </text:span><text:span text:style-name="Strong_20_Emphasis"><text:span text:style-name="T1">nggak nyangka</text:span></text:span><text:span text:style-name="T1">. Ini bukan pelajaran sains biasa, ini adalah perjalanan mengungkap sisi "WOW!" dari alam semesta.</text:span></text:p>
            <text:p text:style-name="P318">Sudah siap? Yuk, buka halaman berikutnya dan biarkan keajaiban dimulai!</text:p>
            <text:p text:style-name="P498"/>
            <text:p text:style-name="Text_20_body"><text:span text:style-name="Strong_20_Emphasis"><text:span text:style-name="T1">(Opsional) Tips Tambahan:</text:span></text:span></text:p>
            <text:list xml:id="list2124737444910356904" text:style-name="L37">
              <text:list-item>
                <text:p text:style-name="P33"><text:soft-page-break/><text:span text:style-name="Strong_20_Emphasis"><text:span text:style-name="T1">Fitur "Penanda WOW!":</text:span></text:span><text:span text:style-name="T1"> "Saran seru: Siapkan sticky notes atau pensil warna! Tandai fakta-fakta yang menurutmu paling WOW banget di setiap halaman. Nanti, kamu bisa pamerin koleksi 'WOW!' kamu ke teman-teman!" </text:span></text:p>
              </text:list-item>
            </text:list>
            <text:p text:style-name="Text_20_body"><text:span text:style-name="Strong_20_Emphasis"><text:span text:style-name="T1">(Opsional) Prompt Ilustrasi:</text:span></text:span></text:p>
            <text:list xml:id="list7012591109764182692" text:style-name="L38">
              <text:list-item>
                <text:p text:style-name="P34"><text:span text:style-name="Source_20_Text"><text:span text:style-name="T1">Ilustrasi kompas petualangan yang dinamis, di mana jarumnya dikelilingi ikon-ikon kecil mewakili berbagai topik buku: sebuah planet cincin, siluet hewan aneh (misal gurita berkaki banyak), ikon DNA, ikon chip komputer/robot, dan ikon artefak kuno/piramida. Latar belakangnya peta dunia/alam semesta yang digambar secara artistik.</text:span></text:span><text:span text:style-name="T1"> </text:span></text:p>
              </text:list-item>
            </text:list>
            <text:p text:style-name="Text_20_body"><text:span text:style-name="Strong_20_Emphasis"><text:span text:style-name="T1">(Opsional) Kutipan:</text:span></text:span></text:p>
            <text:list xml:id="list6744598420470867707" text:style-name="L39">
              <text:list-item>
                <text:p text:style-name="P35"><text:span text:style-name="Emphasis"><text:span text:style-name="T1">"Petualangan sesungguhnya bukanlah mencari lanskap baru, tetapi memiliki mata yang baru."</text:span></text:span><text:span text:style-name="T1"> - Marcel Proust (disajikan dengan font yang petualang). </text:span></text:p>
              </text:list-item>
            </text:list>
            <text:p text:style-name="P498"/>
            <text:p text:style-name="Text_20_body"><text:span text:style-name="T1">Saya akan menunggu perintah </text:span><text:span text:style-name="Strong_20_Emphasis"><text:span text:style-name="T1">"YAX"</text:span></text:span><text:span text:style-name="T1"> dari Anda sebelum melanjutkan ke prompt berikutnya.</text:span></text:p>
          </text:section>
          <text:section text:style-name="Sect1" text:name="feedback-form-16">
            <text:p text:style-name="P477"/>
          </text:section>
        </text:section>
        <text:section text:style-name="Sect1" text:name="06d0a937bfbd40ee">
          <text:p text:style-name="P318"/>
          <text:section text:style-name="Sect1" text:name="user-query-content-17">
            <text:p text:style-name="P496">yax </text:p>
          </text:section>
          <text:p text:style-name="P477">Tampilkan alur berpikir</text:p>
          <text:section text:style-name="Sect2" text:name="model-response-message-contentr_06d0a937bfbd40ee">
            <text:p text:style-name="P318">Oke, kita lanjut ke prompt terakhir untuk bagian Pendahuluan!</text:p>
            <text:p text:style-name="Text_20_body"><text:span text:style-name="Strong_20_Emphasis"><text:span text:style-name="T1">(Prompt 3: Pendahuluan - Subbab 1.3: Cara Menggunakan Buku Ini (Tips membaca agar lebih seru).)</text:span></text:span></text:p>
            <text:p text:style-name="P498"/>
            <text:p text:style-name="Text_20_body"><text:span text:style-name="Strong_20_Emphasis"><text:span text:style-name="T1">Hasil Teks:</text:span></text:span></text:p>
            <text:p text:style-name="P318">Nah, sebelum kamu benar-benar terjun ke lautan fakta unik ini, ada beberapa tips biar pengalaman membacamu makin seru dan maksimal. Anggap aja ini 'cheat codes' buat menikmati buku ini, hehe:</text:p>
            <text:list xml:id="list2973483819186461195" text:style-name="L40">
              <text:list-item>
                <text:p text:style-name="P341"><text:span text:style-name="Strong_20_Emphasis"><text:span text:style-name="T1">Nggak Harus Urut!</text:span></text:span><text:span text:style-name="T1"> Buku ini kayak buffet fakta keren, kamu bebas </text:span><text:soft-page-break/><text:span text:style-name="T1">'mencicipi' mana saja yang paling bikin penasaran duluan! Lihat daftar isi, kalau Bab 5 tentang dunia mikro terdengar lebih menarik sekarang, langsung aja lompat ke sana! Nggak ada aturan baku harus baca dari Bab 1 sampai habis. Ikuti rasa ingin tahu kamu aja! </text:span></text:p>
              </text:list-item>
              <text:list-item>
                <text:p text:style-name="P341"><text:span text:style-name="Strong_20_Emphasis"><text:span text:style-name="T1">Aktifkan Mode Imajinasi!</text:span></text:span><text:span text:style-name="T1"> Pas baca tentang planet hujan berlian atau hewan laut dalam yang aneh, coba deh bayangkan kamu benar-benar ada di sana. Gimana ya rasanya? Gimana bentuknya? Membaca sambil berimajinasi bikin semuanya jadi lebih hidup dan seru. </text:span></text:p>
              </text:list-item>
              <text:list-item>
                <text:p text:style-name="P341"><text:span text:style-name="Strong_20_Emphasis"><text:span text:style-name="T1">Jangan Pelit Berbagi 'WOW!'</text:span></text:span><text:span text:style-name="T1"> Kalau nemu fakta yang bikin kamu kaget banget, jangan simpan sendiri! Ceritain ke teman, keluarga, atau siapapun. Berbagi fakta keren itu asyik, lho, dan bisa jadi pemecah keheningan yang ampuh. </text:span></text:p>
              </text:list-item>
              <text:list-item>
                <text:p text:style-name="P341"><text:span text:style-name="Strong_20_Emphasis"><text:span text:style-name="T1">Nikmati Visualnya!</text:span></text:span><text:span text:style-name="T1"> Buku ini nggak cuma tulisan, ada banyak gambar dan ilustrasi keren yang sengaja dibuat untuk melengkapi fakta-fakta uniknya. Jangan dilewatkan ya, kadang gambar bisa menjelaskan lebih dari kata-kata! </text:span></text:p>
              </text:list-item>
              <text:list-item>
                <text:p text:style-name="P36"><text:span text:style-name="Strong_20_Emphasis"><text:span text:style-name="T1">Kalau Penasaran, Gali Lebih Dalam!</text:span></text:span><text:span text:style-name="T1"> Anggap buku ini sebagai pemantik api. Kalau ada topik yang bikin kamu super tertarik, jangan ragu buat cari tahu lebih lanjut! Bisa lewat internet (hati-hati pilih sumber ya!), buku lain, atau tanya ke guru. Dunia pengetahuan itu luas banget! </text:span></text:p>
              </text:list-item>
            </text:list>
            <text:p text:style-name="P318">Intinya, nikmati aja perjalanan ini dengan caramu sendiri. Nggak ada cara yang salah buat terpukau sama keajaiban dunia.</text:p>
            <text:p text:style-name="Text_20_body"><text:span text:style-name="T1">Oke, cukup basa-basinya! Petualangan sesungguhnya menanti di halaman berikutnya. Siap? </text:span><text:span text:style-name="Strong_20_Emphasis"><text:span text:style-name="T1">Yuk, kita mulai!</text:span></text:span></text:p>
            <text:p text:style-name="P498"/>
            <text:p text:style-name="Text_20_body"><text:span text:style-name="Strong_20_Emphasis"><text:span text:style-name="T1">(Opsional) Prompt Ilustrasi:</text:span></text:span></text:p>
            <text:list xml:id="list4221540902750390254" text:style-name="L41">
              <text:list-item>
                <text:p text:style-name="P37"><text:span text:style-name="Source_20_Text"><text:span text:style-name="T1">Ilustrasi kartun yang menunjukkan seorang remaja sedang membaca buku "WOW! Fakta Unik" dengan ekspresi seru. Di sekelilingnya ada 'gelembung pikiran' yang menunjukkan berbagai cara membaca: satu gelembung menunjukkan dia melompat antar halaman, satu lagi dia sedang bercerita ke temannya sambil tertawa, satu lagi dia sedang fokus melihat gambar di buku, dan satu lagi dia sedang mengetik di </text:span></text:span><text:soft-page-break/><text:span text:style-name="Source_20_Text"><text:span text:style-name="T1">depan komputer (mencari info lebih lanjut). Gayanya ceria dan dinamis.</text:span></text:span><text:span text:style-name="T1"> </text:span></text:p>
              </text:list-item>
            </text:list>
            <text:p text:style-name="Text_20_body"><text:span text:style-name="Strong_20_Emphasis"><text:span text:style-name="T1">(Opsional) Kutipan:</text:span></text:span></text:p>
            <text:list xml:id="list2011830656223195935" text:style-name="L42">
              <text:list-item>
                <text:p text:style-name="P38"><text:span text:style-name="Emphasis"><text:span text:style-name="T1">"Buku adalah teman yang paling sabar dan paling ceria; mereka adalah penasihat yang paling bijaksana dan guru yang paling sabar."</text:span></text:span><text:span text:style-name="T1"> - Charles W. Eliot (disajikan dengan gaya font yang ramah). </text:span></text:p>
              </text:list-item>
            </text:list>
            <text:p text:style-name="P498"/>
            <text:p text:style-name="Text_20_body"><text:span text:style-name="T1">Bagian Pendahuluan selesai! Saya akan menunggu perintah </text:span><text:span text:style-name="Strong_20_Emphasis"><text:span text:style-name="T1">"YAX"</text:span></text:span><text:span text:style-name="T1"> dari Anda sebelum melanjutkan ke </text:span><text:span text:style-name="Strong_20_Emphasis"><text:span text:style-name="T1">Pengantar Bab 1</text:span></text:span><text:span text:style-name="T1">.</text:span></text:p>
          </text:section>
          <text:section text:style-name="Sect1" text:name="feedback-form-17">
            <text:p text:style-name="P477"/>
          </text:section>
        </text:section>
        <text:section text:style-name="Sect1" text:name="0f4a4f0e506d7c26">
          <text:p text:style-name="P318"/>
          <text:section text:style-name="Sect1" text:name="user-query-content-18">
            <text:p text:style-name="P496">yax </text:p>
          </text:section>
          <text:p text:style-name="P477">Tampilkan alur berpikir</text:p>
          <text:section text:style-name="Sect2" text:name="model-response-message-contentr_0f4a4f0e506d7c26">
            <text:p text:style-name="P477"/>
          </text:section>
          <text:section text:style-name="Sect1" text:name="feedback-form-18">
            <text:p text:style-name="P477"/>
          </text:section>
        </text:section>
        <text:section text:style-name="Sect1" text:name="406a35eb513b40aa">
          <text:p text:style-name="P318"/>
          <text:section text:style-name="Sect1" text:name="user-query-content-19">
            <text:p text:style-name="P496">present it </text:p>
          </text:section>
          <text:p text:style-name="P477">Tampilkan alur berpikir</text:p>
          <text:section text:style-name="Sect2" text:name="model-response-message-contentr_406a35eb513b40aa">
            <text:p text:style-name="P318">Oke, kita masuk ke Bab 1! Ini dia jawaban untuk prompt Pengantar Bab 1.</text:p>
            <text:p text:style-name="Text_20_body"><text:span text:style-name="Strong_20_Emphasis"><text:span text:style-name="T1">(Prompt 4: Pengantar Bab 1: Menjelajah Antariksa: Lebih Luas dari Imajinasimu!)</text:span></text:span></text:p>
            <text:p text:style-name="P498"/>
            <text:p text:style-name="Text_20_body"><text:span text:style-name="Strong_20_Emphasis"><text:span text:style-name="T1">Hasil Teks:</text:span></text:span></text:p>
            <text:p text:style-name="Text_20_body"><text:span text:style-name="Strong_20_Emphasis"><text:span text:style-name="T1">BAB 1: MENJELAJAH ANTARIKSA: LEBIH LUAS DARI IMAJINASIMU!</text:span></text:span></text:p>
            <text:p text:style-name="Text_20_body"><text:span text:style-name="T1">Pernah nggak, pas malam cerah, kamu lihat ke atas dan terpana sama lautan bintang yang gemerlapan? Rasanya kayak tak terbatas, kan? Nah, kamu nggak salah! Selamat datang di </text:span><text:span text:style-name="Strong_20_Emphasis"><text:span text:style-name="T1">Antariksa</text:span></text:span><text:span text:style-name="T1">, taman bermain alam semesta yang luasnya benar-benar di luar batas imajinasi kita!</text:span></text:p>
            <text:p text:style-name="Text_20_body"><text:span text:style-name="T1">Di bab ini, kita nggak cuma bakal lihat bintang dari jauh. Kita akan memulai </text:span><text:span text:style-name="Strong_20_Emphasis"><text:span text:style-name="T1">petualangan kosmik</text:span></text:span><text:span text:style-name="T1"> yang seru banget! Siap-siap pakai helm astronot </text:span><text:soft-page-break/><text:span text:style-name="T1">imajinermu, karena kita akan meluncur buat mengungkap beberapa </text:span><text:span text:style-name="Strong_20_Emphasis"><text:span text:style-name="T1">misteri terdalam</text:span></text:span><text:span text:style-name="T1"> dan </text:span><text:span text:style-name="Strong_20_Emphasis"><text:span text:style-name="T1">keajaiban paling gila</text:span></text:span><text:span text:style-name="T1"> di luar angkasa sana.</text:span></text:p>
            <text:p text:style-name="Text_20_body"><text:span text:style-name="T1">Penasaran nggak sih, ada nggak ya planet lain yang isinya aneh banget, mungkin </text:span><text:span text:style-name="Strong_20_Emphasis"><text:span text:style-name="T1">hujan berlian</text:span></text:span><text:span text:style-name="T1"> atau permukaannya </text:span><text:span text:style-name="Strong_20_Emphasis"><text:span text:style-name="T1">lautan api</text:span></text:span><text:span text:style-name="T1">? Gimana dengan </text:span><text:span text:style-name="Strong_20_Emphasis"><text:span text:style-name="T1">lubang hitam</text:span></text:span><text:span text:style-name="T1"> yang misterius itu, apa sih isinya? Terus, </text:span><text:span text:style-name="Strong_20_Emphasis"><text:span text:style-name="T1">'bintang jatuh'</text:span></text:span><text:span text:style-name="T1"> yang suka kita lihat itu beneran bintang atau bukan? Mungkinkah suatu hari nanti manusia bisa </text:span><text:span text:style-name="Strong_20_Emphasis"><text:span text:style-name="T1">tinggal di Mars</text:span></text:span><text:span text:style-name="T1">? Dan... emangnya bener ya di luar angkasa itu </text:span><text:span text:style-name="Strong_20_Emphasis"><text:span text:style-name="T1">sunyi senyap</text:span></text:span><text:span text:style-name="T1"> tanpa suara sama sekali?</text:span></text:p>
            <text:p text:style-name="P318">Semua pertanyaan keren itu (dan masih banyak lagi!) akan kita jelajahi bareng-bareng di bab ini. Siapkan dirimu untuk fakta-fakta antariksa yang bakal bikin kamu bilang, "WOW! Gila banget!"</text:p>
            <text:p text:style-name="Text_20_body"><text:span text:style-name="T1">Yuk, hitung mundur dimulai... 3... 2... 1... </text:span><text:span text:style-name="Strong_20_Emphasis"><text:span text:style-name="T1">MELUNCUR!</text:span></text:span><text:span text:style-name="T1"> Mari kita mulai penjelajahan antariksa kita di halaman berikutnya!</text:span></text:p>
            <text:p text:style-name="P498"/>
            <text:p text:style-name="Text_20_body"><text:span text:style-name="Strong_20_Emphasis"><text:span text:style-name="T1">(Opsional) Tips Tambahan:</text:span></text:span></text:p>
            <text:list xml:id="list7803982113308005367" text:style-name="L43">
              <text:list-item>
                <text:p text:style-name="P39"><text:span text:style-name="Strong_20_Emphasis"><text:span text:style-name="T1">Tips "Lihat Ke Atas!":</text:span></text:span><text:span text:style-name="T1"> "Mumpung lagi bahas antariksa, coba deh malam ini (kalau cuaca cerah dan nggak terlalu banyak lampu kota), sempatkan beberapa menit buat lihat ke langit. Ada berapa bintang yang bisa kamu hitung? Mungkin kamu bisa lihat planet atau bahkan 'bintang jatuh' sungguhan! Mengamati langit langsung itu pengalaman yang beda lho!" </text:span></text:p>
              </text:list-item>
            </text:list>
            <text:p text:style-name="Text_20_body"><text:span text:style-name="Strong_20_Emphasis"><text:span text:style-name="T1">(Opsional) Prompt Ilustrasi:</text:span></text:span></text:p>
            <text:list xml:id="list1766542120105531036" text:style-name="L44">
              <text:list-item>
                <text:p text:style-name="P40"><text:span text:style-name="Source_20_Text"><text:span text:style-name="T1">Ilustrasi pembuka bab yang dramatis: siluet seorang remaja berdiri di puncak bukit menatap langit malam yang penuh bintang gemerlap, galaksi Bima Sakti terlihat membentang. Di langit, ada sedikit visualisasi objek-objek yang akan dibahas: planet aneh, lubang hitam kecil yang berputar, meteor terang, siluet planet Mars, dan mungkin gelembung hampa udara. Warna dominan biru tua, ungu, hitam, dengan titik-titik cahaya terang.</text:span></text:span><text:span text:style-name="T1"> </text:span></text:p>
              </text:list-item>
            </text:list>
            <text:p text:style-name="Text_20_body"><text:span text:style-name="Strong_20_Emphasis"><text:span text:style-name="T1">(Opsional) Kutipan:</text:span></text:span></text:p>
            <text:list xml:id="list4743497872937358361" text:style-name="L45">
              <text:list-item>
                <text:p text:style-name="P41"><text:span text:style-name="Emphasis"><text:span text:style-name="T1">"Di suatu tempat, sesuatu yang luar biasa sedang menunggu untuk diketahui."</text:span></text:span><text:span text:style-name="T1"> - Carl Sagan (disajikan dengan font bertema luar </text:span><text:soft-page-break/><text:span text:style-name="T1">angkasa). </text:span></text:p>
              </text:list-item>
            </text:list>
            <text:p text:style-name="P498"/>
            <text:p text:style-name="Text_20_body"><text:span text:style-name="T1">Pengantar Bab 1 selesai. Saya akan menunggu perintah </text:span><text:span text:style-name="Strong_20_Emphasis"><text:span text:style-name="T1">"YAX"</text:span></text:span><text:span text:style-name="T1"> dari Anda sebelum melanjutkan ke </text:span><text:span text:style-name="Strong_20_Emphasis"><text:span text:style-name="T1">Subbab 1.1</text:span></text:span><text:span text:style-name="T1">.</text:span></text:p>
          </text:section>
          <text:section text:style-name="Sect1" text:name="feedback-form-19">
            <text:p text:style-name="P477"/>
          </text:section>
        </text:section>
        <text:section text:style-name="Sect1" text:name="f9a5afab8b652117">
          <text:p text:style-name="P318"/>
          <text:section text:style-name="Sect1" text:name="user-query-content-20">
            <text:p text:style-name="P496">yax </text:p>
          </text:section>
          <text:p text:style-name="P477">Tampilkan alur berpikir</text:p>
          <text:section text:style-name="Sect2" text:name="model-response-message-contentr_f9a5afab8b652117">
            <text:p text:style-name="P318">Oke, kita lanjut ke fakta pertama yang bikin melongo di Bab 1!</text:p>
            <text:p text:style-name="Text_20_body"><text:span text:style-name="Strong_20_Emphasis"><text:span text:style-name="T1">(Prompt 5: Subbab 1.1: Planet-Planet Paling Aneh di Galaksi (Hujan berlian? Planet air?))</text:span></text:span></text:p>
            <text:p text:style-name="P498"/>
            <text:p text:style-name="Text_20_body"><text:span text:style-name="Strong_20_Emphasis"><text:span text:style-name="T1">Hasil Teks:</text:span></text:span></text:p>
            <text:p text:style-name="Text_20_body"><text:span text:style-name="Strong_20_Emphasis"><text:span text:style-name="T1">1.1 Planet-Planet Paling Aneh di Galaksi (Hujan berlian? Planet air?)</text:span></text:span></text:p>
            <text:p text:style-name="Text_20_body"><text:span text:style-name="T1">Oke, kita tahu ada 8 planet (plus Pluto yang suka bikin galau statusnya) di Tata Surya kita. Tapi, tahu nggak sih, di luar sana, di galaksi Bima Sakti yang luas ini, ada </text:span><text:span text:style-name="Strong_20_Emphasis"><text:span text:style-name="T1">MILIARAN</text:span></text:span><text:span text:style-name="T1"> planet lain yang ngorbitin bintang selain Matahari kita? Kerennya, para ilmuwan udah nemuin ribuan di antaranya! Planet-planet di luar Tata Surya ini disebut </text:span><text:span text:style-name="Strong_20_Emphasis"><text:span text:style-name="T1">exoplanet</text:span></text:span><text:span text:style-name="T1">.</text:span></text:p>
            <text:p text:style-name="P318">Nah, bagian paling serunya adalah... banyak banget exoplanet yang ditemukan itu... ANEH BANGET! Jauh beda dari Bumi atau planet tetangga kita. Kenapa bisa aneh? Macam-macam alasannya: jaraknya ke bintang induknya, ukuran, bahan pembentuknya, sampai kondisi atmosfernya yang gila-gilaan.</text:p>
            <text:p text:style-name="P318">Siap buat kenalan sama beberapa exoplanet paling 'ajaib' yang udah ditemukan? Pegangan ya!</text:p>
            <text:list xml:id="list7675508595506498267" text:style-name="L46">
              <text:list-item>
                <text:p text:style-name="P342"><text:span text:style-name="Strong_20_Emphasis"><text:span text:style-name="T1">Si Super Panas (Hot Jupiters):</text:span></text:span><text:span text:style-name="T1"> Bayangin planet raksasa gas kayak Jupiter, tapi ngorbit deket banget sama bintangnya, lebih deket dari Merkurius ke Matahari! Akibatnya? Permukaannya bisa sepanas ribuan derajat Celsius! Salah satu contohnya </text:span><text:span text:style-name="Strong_20_Emphasis"><text:span text:style-name="T1">51 Pegasi b</text:span></text:span><text:span text:style-name="T1">, exoplanet pertama yang ditemukan ngorbitin bintang mirip Matahari. Di sana, </text:span><text:soft-page-break/><text:span text:style-name="T1">mungkin aja ada hujan... besi cair! Gila, kan? </text:span></text:p>
              </text:list-item>
              <text:list-item>
                <text:p text:style-name="P342"><text:span text:style-name="Strong_20_Emphasis"><text:span text:style-name="T1">Si Bola Mata (Eyeball Planets):</text:span></text:span><text:span text:style-name="T1"> Ini planet yang terkunci pasang surut (tidal locking), jadi satu sisinya </text:span><text:span text:style-name="Emphasis"><text:span text:style-name="T1">selalu</text:span></text:span><text:span text:style-name="T1"> menghadap bintangnya (panas banget!), sementara sisi lainnya </text:span><text:span text:style-name="Emphasis"><text:span text:style-name="T1">selalu</text:span></text:span><text:span text:style-name="T1"> gelap dan beku abis. Akibatnya, kalau dilihat dari jauh, mungkin bentuknya kayak bola mata raksasa! </text:span></text:p>
              </text:list-item>
              <text:list-item>
                <text:p text:style-name="P342"><text:span text:style-name="Strong_20_Emphasis"><text:span text:style-name="T1">Si Kembar Matahari (Tatooine Wannabes):</text:span></text:span><text:span text:style-name="T1"> Ingat planet Tatooine di Star Wars yang punya dua matahari terbenam? Ternyata itu bukan cuma khayalan! Ilmuwan udah nemuin planet-planet yang beneran ngorbitin </text:span><text:span text:style-name="Strong_20_Emphasis"><text:span text:style-name="T1">dua bintang</text:span></text:span><text:span text:style-name="T1"> sekaligus! Contohnya </text:span><text:span text:style-name="Strong_20_Emphasis"><text:span text:style-name="T1">Kepler-16b</text:span></text:span><text:span text:style-name="T1">. Kebayang nggak sih, punya dua bayangan di sana? </text:span></text:p>
              </text:list-item>
              <text:list-item>
                <text:p text:style-name="P342"><text:span text:style-name="Strong_20_Emphasis"><text:span text:style-name="T1">Si Dunia Air (Water Worlds):</text:span></text:span><text:span text:style-name="T1"> Ada planet-planet yang berdasarkan ukuran dan massanya, diduga hampir seluruh permukaannya ditutupi </text:span><text:span text:style-name="Strong_20_Emphasis"><text:span text:style-name="T1">lautan super dalam</text:span></text:span><text:span text:style-name="T1">, mungkin ratusan kilometer dalamnya! Nggak ada daratan sama sekali. Bayangin ikan-ikan (kalau ada) di sana segede apa ya? Contoh kandidatnya </text:span><text:span text:style-name="Strong_20_Emphasis"><text:span text:style-name="T1">Gliese 1214 b</text:span></text:span><text:span text:style-name="T1">. </text:span></text:p>
              </text:list-item>
              <text:list-item>
                <text:p text:style-name="P42"><text:span text:style-name="Strong_20_Emphasis"><text:span text:style-name="T1">Si Tambang Berlian? (Diamond Planets):</text:span></text:span><text:span text:style-name="T1"> Ini yang paling bikin heboh! Ada planet yang diduga kaya banget sama karbon. Karena tekanan di dalamnya super tinggi, ilmuwan berspekulasi kalau karbon di sana bisa berubah jadi... </text:span><text:span text:style-name="Strong_20_Emphasis"><text:span text:style-name="T1">berlian!</text:span></text:span><text:span text:style-name="T1"> Jadi, mungkin aja ada planet yang intinya atau bahkan lapisannya itu berlian padat raksasa. Salah satu kandidatnya </text:span><text:span text:style-name="Strong_20_Emphasis"><text:span text:style-name="T1">55 Cancri e</text:span></text:span><text:span text:style-name="T1">. Bayangin hujan berlian! WOW! </text:span></text:p>
              </text:list-item>
            </text:list>
            <text:p text:style-name="Text_20_body"><text:span text:style-name="Strong_20_Emphasis"><text:span text:style-name="T1">Terus, gimana cara ilmuwan nemuin planet sejauh itu?</text:span></text:span><text:span text:style-name="T1"> Ada beberapa cara, dua yang paling umum:</text:span></text:p>
            <text:list xml:id="list3896876123684230189" text:style-name="L47">
              <text:list-item>
                <text:p text:style-name="P343"><text:span text:style-name="Strong_20_Emphasis"><text:span text:style-name="T1">Metode Transit:</text:span></text:span><text:span text:style-name="T1"> Kayak nonton gerhana mini. Kalau pas sebuah planet lewat di depan bintangnya (dari sudut pandang kita), cahaya bintang itu bakal sedikit meredup. Kedipan kecil inilah yang dideteksi teleskop super canggih. </text:span></text:p>
              </text:list-item>
              <text:list-item>
                <text:p text:style-name="P43"><text:span text:style-name="Strong_20_Emphasis"><text:span text:style-name="T1">Metode Kecepatan Radial (Goyangan Bintang):</text:span></text:span><text:span text:style-name="T1"> Planet punya gravitasi kan? Nah, gravitasi planet ini bisa bikin bintang induknya sedikit 'bergoyang' saat planetnya ngorbit. Goyangan kecil bintang inilah yang diukur. </text:span></text:p>
              </text:list-item>
            </text:list>
            <text:p text:style-name="P318">Kondisi di exoplanet ini bisa super ekstrem karena banyak faktor. Ada yang terlalu dekat bintangnya jadi terpanggang, ada yang terlalu jauh jadi membeku, ada yang atmosfernya tebal banget penuh gas beracun, ada juga <text:soft-page-break/>yang gravitasinya super kuat atau lemah banget. Bumi kita ini ternyata tempat yang nyaman banget ya!</text:p>
            <text:p text:style-name="P318">Penemuan exoplanet aneh ini penting banget, karena nunjukin betapa beragamnya isi alam semesta dan bikin kita mikir ulang tentang definisi 'planet normal'. Siapa tahu, di antara miliaran planet aneh itu, ada juga yang mirip Bumi? Pencarian terus berlanjut!</text:p>
            <text:p text:style-name="P498"/>
            <text:p text:style-name="Text_20_body"><text:span text:style-name="Strong_20_Emphasis"><text:span text:style-name="T1">(Opsional) Tips Tambahan:</text:span></text:span></text:p>
            <text:list xml:id="list9090761627167587980" text:style-name="L48">
              <text:list-item>
                <text:p text:style-name="P44"><text:span text:style-name="Strong_20_Emphasis"><text:span text:style-name="T1">"Tahukah Kamu?":</text:span></text:span><text:span text:style-name="T1"> "Sampai awal tahun 2025 ini, para astronom sudah mengonfirmasi keberadaan lebih dari </text:span><text:span text:style-name="Strong_20_Emphasis"><text:span text:style-name="T1">5.500 exoplanet</text:span></text:span><text:span text:style-name="T1">, lho! Dan masih ada ribuan kandidat lain yang menunggu untuk dipastikan. Kebayang kan betapa ramenya alam semesta ini?" </text:span></text:p>
              </text:list-item>
            </text:list>
            <text:p text:style-name="Text_20_body"><text:span text:style-name="Strong_20_Emphasis"><text:span text:style-name="T1">(Opsional) Prompt Ilustrasi:</text:span></text:span></text:p>
            <text:list xml:id="list5515391956618819090" text:style-name="L49">
              <text:list-item>
                <text:p text:style-name="P45"><text:span text:style-name="Source_20_Text"><text:span text:style-name="T1">Ilustrasi gaya komik atau semi-realistis yang menampilkan 'parade' exoplanet aneh: planet super panas yang membara dengan lidah api, planet biru yang seluruhnya lautan, planet gelap berkilauan seperti berlian, planet dengan dua matahari di langitnya, dan planet 'bola mata' dengan satu sisi terang benderang dan sisi lain gelap membeku.</text:span></text:span><text:span text:style-name="T1"> </text:span></text:p>
              </text:list-item>
            </text:list>
            <text:p text:style-name="Text_20_body"><text:span text:style-name="Strong_20_Emphasis"><text:span text:style-name="T1">(Opsional) Kutipan:</text:span></text:span></text:p>
            <text:list xml:id="list5199595002459466902" text:style-name="L50">
              <text:list-item>
                <text:p text:style-name="P46"><text:span text:style-name="Emphasis"><text:span text:style-name="T1">"Alam semesta tidak hanya lebih aneh dari yang kita bayangkan, ia lebih aneh dari yang bisa kita bayangkan."</text:span></text:span><text:span text:style-name="T1"> - J.B.S. Haldane (disajikan dengan font modern dan sedikit 'kosmik'). </text:span></text:p>
              </text:list-item>
            </text:list>
            <text:p text:style-name="P498"/>
            <text:p text:style-name="Text_20_body"><text:span text:style-name="T1">Subbab 1.1 selesai. Saya akan menunggu perintah </text:span><text:span text:style-name="Strong_20_Emphasis"><text:span text:style-name="T1">"YAX"</text:span></text:span><text:span text:style-name="T1"> dari Anda sebelum melanjutkan ke </text:span><text:span text:style-name="Strong_20_Emphasis"><text:span text:style-name="T1">Subbab 1.2</text:span></text:span><text:span text:style-name="T1">.</text:span></text:p>
          </text:section>
          <text:section text:style-name="Sect1" text:name="feedback-form-20">
            <text:p text:style-name="P477"/>
          </text:section>
        </text:section>
        <text:section text:style-name="Sect1" text:name="4de0503f551233dc">
          <text:p text:style-name="P318"/>
          <text:section text:style-name="Sect1" text:name="user-query-content-21">
            <text:p text:style-name="P496">yax </text:p>
          </text:section>
          <text:p text:style-name="P477">Tampilkan alur berpikir</text:p>
          <text:section text:style-name="Sect2" text:name="model-response-message-contentr_4de0503f551233dc">
            <text:p text:style-name="Text_20_body"><text:span text:style-name="T1">Oke, siap-siap buat menyelami salah satu objek paling bikin penasaran dan </text:span><text:soft-page-break/><text:span text:style-name="T1">paling </text:span><text:span text:style-name="Emphasis"><text:span text:style-name="T1">gelap</text:span></text:span><text:span text:style-name="T1"> di seluruh alam semesta!</text:span></text:p>
            <text:p text:style-name="Text_20_body"><text:span text:style-name="Strong_20_Emphasis"><text:span text:style-name="T1">(Prompt 6: Subbab 1.2: Misteri Lubang Hitam: Apa Sih Sebenarnya?)</text:span></text:span></text:p>
            <text:p text:style-name="P498"/>
            <text:p text:style-name="Text_20_body"><text:span text:style-name="Strong_20_Emphasis"><text:span text:style-name="T1">Hasil Teks:</text:span></text:span></text:p>
            <text:p text:style-name="Text_20_body"><text:span text:style-name="Strong_20_Emphasis"><text:span text:style-name="T1">1.2 Misteri Lubang Hitam: Apa Sih Sebenarnya?</text:span></text:span></text:p>
            <text:p text:style-name="Text_20_body"><text:span text:style-name="T1">Kamu pasti pernah dengar kan, soal </text:span><text:span text:style-name="Strong_20_Emphasis"><text:span text:style-name="T1">Lubang Hitam</text:span></text:span><text:span text:style-name="T1"> atau </text:span><text:span text:style-name="Emphasis"><text:span text:style-name="T1">Black Hole</text:span></text:span><text:span text:style-name="T1">? Namanya aja udah keren dan misterius banget! Tapi, apa sih sebenarnya benda ini? Apakah ini beneran 'lubang' di angkasa? Yuk, kita bongkar!</text:span></text:p>
            <text:p text:style-name="Text_20_body"><text:span text:style-name="T1">Sederhananya, lubang hitam adalah sebuah area di luar angkasa yang punya </text:span><text:span text:style-name="Strong_20_Emphasis"><text:span text:style-name="T1">gravitasi SUPER KUAT</text:span></text:span><text:span text:style-name="T1">, saking kuatnya, </text:span><text:span text:style-name="Strong_20_Emphasis"><text:span text:style-name="T1">nggak ada satu pun</text:span></text:span><text:span text:style-name="T1"> yang bisa lolos kalau udah terlanjur masuk terlalu dekat, termasuk </text:span><text:span text:style-name="Strong_20_Emphasis"><text:span text:style-name="T1">cahaya</text:span></text:span><text:span text:style-name="T1"> sekalipun! Makanya warnanya hitam pekat, karena cahaya aja nggak bisa mantul dari sana buat sampai ke mata kita.</text:span></text:p>
            <text:p text:style-name="P318">Bayangin kayak air terjun super deras. Kalau kamu naik perahu dan udah terlalu dekat sama bibir air terjunnya, kamu nggak akan bisa dayung balik lagi, kan? Pasti bakal jatuh. Nah, lubang hitam itu mirip gitu, tapi 'air terjun'-nya adalah gravitasi, dan 'perahu'-nya bisa apa aja, termasuk cahaya!</text:p>
            <text:p text:style-name="Text_20_body"><text:span text:style-name="Strong_20_Emphasis"><text:span text:style-name="T1">Dari mana datangnya monster gravitasi ini?</text:span></text:span><text:span text:style-name="T1"> Kebanyakan lubang hitam (yang seukuran bintang) lahir dari 'kematian' bintang yang </text:span><text:span text:style-name="Strong_20_Emphasis"><text:span text:style-name="T1">ukurannya RAKSASA</text:span></text:span><text:span text:style-name="T1"> banget (jauh lebih besar dari Matahari kita). Pas bintang raksasa ini kehabisan bahan bakar, intinya bakal runtuh ke dalam dirinya sendiri karena gravitasinya yang super kuat. Kalau intinya cukup berat, keruntuhannya ini nggak bisa berhenti, terus-menerus memadat sampai jadi satu titik super kecil dengan kepadatan tak terbayangkan. </text:span><text:span text:style-name="Emphasis"><text:span text:style-name="T1">BOOM!</text:span></text:span><text:span text:style-name="T1"> (nggak juga sih, lebih ke </text:span><text:span text:style-name="Emphasis"><text:span text:style-name="T1">implosion</text:span></text:span><text:span text:style-name="T1"> atau ledakan ke dalam) lahirlah lubang hitam.</text:span></text:p>
            <text:p text:style-name="Text_20_body"><text:span text:style-name="Strong_20_Emphasis"><text:span text:style-name="T1">Titik Tanpa Kembali: Event Horizon</text:span></text:span><text:span text:style-name="T1"> Ada batas 'aman' di sekitar lubang hitam. Batas imajiner ini namanya </text:span><text:span text:style-name="Strong_20_Emphasis"><text:span text:style-name="T1">Event Horizon</text:span></text:span><text:span text:style-name="T1">. Kalau kamu (atau pesawat antariksa, atau cahaya) melintasi batas ini menuju lubang hitam, udah deh, nggak ada jalan kembali. Kamu pasti bakal ketarik masuk. Tapi kalau kamu masih di luar Event Horizon, kamu masih bisa kabur kok, selama kamu punya kecepatan yang cukup. Jadi, lubang hitam itu nggak kayak vacuum cleaner kosmik yang nyedot semua benda di dekatnya secara membabi buta, ya! Dia cuma 'makan' apa yang lewat terlalu dekat dan </text:span><text:soft-page-break/><text:span text:style-name="T1">melintasi Event Horizon-nya.</text:span></text:p>
            <text:p text:style-name="Text_20_body"><text:span text:style-name="Strong_20_Emphasis"><text:span text:style-name="T1">Di dalamnya ada apa? Misteri Terbesar!</text:span></text:span><text:span text:style-name="T1"> Terus, apa yang terjadi kalau sesuatu udah masuk ke dalam Event Horizon? Nah, ini dia bagian paling misteriusnya! Menurut teori (terutama Teori Relativitas Einstein), semua materi yang masuk bakal ditarik menuju satu titik super kecil di pusatnya yang disebut </text:span><text:span text:style-name="Strong_20_Emphasis"><text:span text:style-name="T1">Singularitas</text:span></text:span><text:span text:style-name="T1">. Di titik ini, hukum fisika yang kita kenal mungkin udah nggak berlaku lagi! Kepadatannya tak terhingga, ruang dan waktu mungkin jadi aneh banget. Sampai sekarang, nggak ada yang tahu pasti apa yang sebenernya terjadi di dalam sana. Gila, kan?</text:span></text:p>
            <text:p text:style-name="Text_20_body"><text:span text:style-name="Strong_20_Emphasis"><text:span text:style-name="T1">Kenapa Ilmuwan Tertarik Banget?</text:span></text:span><text:span text:style-name="T1"> Lubang hitam itu kayak laboratorium alam raksasa buat nguji teori-teori fisika paling ekstrem, terutama teori gravitasi Einstein. Mempelajari lubang hitam bisa bantu kita ngerti lebih banyak tentang asal-usul alam semesta, nasib bintang-bintang, dan sifat dasar ruang dan waktu itu sendiri.</text:span></text:p>
            <text:p text:style-name="P318">Jadi, meskipun gelap dan misterius, lubang hitam itu justru jadi salah satu kunci buat membuka pemahaman kita tentang alam semesta yang luar biasa ini!</text:p>
            <text:p text:style-name="P498"/>
            <text:p text:style-name="Text_20_body"><text:span text:style-name="Strong_20_Emphasis"><text:span text:style-name="T1">(Opsional) Tips Tambahan:</text:span></text:span></text:p>
            <text:list xml:id="list2051330933036753040" text:style-name="L51">
              <text:list-item>
                <text:p text:style-name="P344"><text:span text:style-name="Strong_20_Emphasis"><text:span text:style-name="T1">Kotak "Mitos vs Fakta Lubang Hitam":</text:span></text:span><text:span text:style-name="T1"> </text:span></text:p>
                <text:list>
                  <text:list-item>
                    <text:p text:style-name="P344"><text:span text:style-name="Strong_20_Emphasis"><text:span text:style-name="T1">Mitos:</text:span></text:span><text:span text:style-name="T1"> Lubang hitam itu lubang atau portal ke dimensi lain. </text:span><text:span text:style-name="Strong_20_Emphasis"><text:span text:style-name="T1">Fakta:</text:span></text:span><text:span text:style-name="T1"> Lubang hitam adalah objek dengan massa super padat dan gravitasi ekstrem, bukan lubang kosong. Apa yang ada di dalamnya masih misteri besar. </text:span></text:p>
                  </text:list-item>
                  <text:list-item>
                    <text:p text:style-name="P47"><text:span text:style-name="Strong_20_Emphasis"><text:span text:style-name="T1">Mitos:</text:span></text:span><text:span text:style-name="T1"> Lubang hitam berkeliaran di angkasa dan 'menyedot' semua planet dan bintang. </text:span><text:span text:style-name="Strong_20_Emphasis"><text:span text:style-name="T1">Fakta:</text:span></text:span><text:span text:style-name="T1"> Lubang hitam mengikuti hukum gravitasi biasa. Dia hanya 'memakan' materi yang melintasi Event Horizon-nya. Kalau Matahari kita diganti lubang hitam dengan massa yang sama persis, Bumi akan tetap mengorbit seperti biasa (tapi jadi gelap dan dingin!). </text:span></text:p>
                  </text:list-item>
                </text:list>
              </text:list-item>
            </text:list>
            <text:p text:style-name="Text_20_body"><text:span text:style-name="Strong_20_Emphasis"><text:span text:style-name="T1">(Opsional) Prompt Ilustrasi:</text:span></text:span></text:p>
            <text:list xml:id="list6090695465048954419" text:style-name="L52">
              <text:list-item>
                <text:p text:style-name="P48"><text:span text:style-name="Source_20_Text"><text:span text:style-name="T1">Ilustrasi dramatis sebuah lubang hitam di angkasa. Tunjukkan efek lensa gravitasi (cahaya dari bintang di belakangnya tampak </text:span></text:span><text:soft-page-break/><text:span text:style-name="Source_20_Text"><text:span text:style-name="T1">melengkung di sekitar lubang hitam). Gambarkan juga accretion disk (piringan akresi) berupa gas panas berwarna-warni yang berputar kencang di luar Event Horizon sebelum tersedot masuk. Jangan gambarkan bagian dalam lubang hitamnya, biarkan tetap hitam pekat dan misterius.</text:span></text:span><text:span text:style-name="T1"> </text:span></text:p>
              </text:list-item>
            </text:list>
            <text:p text:style-name="Text_20_body"><text:span text:style-name="Strong_20_Emphasis"><text:span text:style-name="T1">(Opsional) Kutipan:</text:span></text:span></text:p>
            <text:list xml:id="list3893317859911282716" text:style-name="L53">
              <text:list-item>
                <text:p text:style-name="P49"><text:span text:style-name="Emphasis"><text:span text:style-name="T1">"Misteri adalah sumber dari semua seni dan ilmu pengetahuan sejati."</text:span></text:span><text:span text:style-name="T1"> - Albert Einstein (disajikan dengan font yang elegan dan sedikit melengkung, seperti ruang-waktu). </text:span></text:p>
              </text:list-item>
            </text:list>
            <text:p text:style-name="P498"/>
            <text:p text:style-name="Text_20_body"><text:span text:style-name="T1">Subbab 1.2 selesai. Saya akan menunggu perintah </text:span><text:span text:style-name="Strong_20_Emphasis"><text:span text:style-name="T1">"YAX"</text:span></text:span><text:span text:style-name="T1"> dari Anda sebelum melanjutkan ke </text:span><text:span text:style-name="Strong_20_Emphasis"><text:span text:style-name="T1">Subbab 1.3</text:span></text:span><text:span text:style-name="T1">.</text:span></text:p>
          </text:section>
          <text:section text:style-name="Sect1" text:name="feedback-form-21">
            <text:p text:style-name="P477"/>
          </text:section>
        </text:section>
        <text:section text:style-name="Sect1" text:name="c56c41ff9ca727f1">
          <text:p text:style-name="P318"/>
          <text:section text:style-name="Sect1" text:name="user-query-content-22">
            <text:p text:style-name="P496">yax </text:p>
          </text:section>
          <text:p text:style-name="P477">Tampilkan alur berpikir</text:p>
          <text:section text:style-name="Sect2" text:name="model-response-message-contentr_c56c41ff9ca727f1">
            <text:p text:style-name="P477"/>
          </text:section>
          <text:section text:style-name="Sect1" text:name="feedback-form-22">
            <text:p text:style-name="P477"/>
          </text:section>
        </text:section>
        <text:section text:style-name="Sect1" text:name="8c6fecd0ad86b132">
          <text:p text:style-name="P318"/>
          <text:section text:style-name="Sect1" text:name="user-query-content-23">
            <text:p text:style-name="P496">generate now </text:p>
          </text:section>
          <text:p text:style-name="P477">Tampilkan alur berpikir</text:p>
          <text:section text:style-name="Sect2" text:name="model-response-message-contentr_8c6fecd0ad86b132">
            <text:p text:style-name="P318">Oke, mari kita luruskan salah satu pemandangan langit malam yang paling sering disalahartikan!</text:p>
            <text:p text:style-name="Text_20_body"><text:span text:style-name="Strong_20_Emphasis"><text:span text:style-name="T1">(Prompt 7: Subbab 1.3: Bintang Jatuh Bukan Bintang? Fakta Mengejutkan Meteoroid!)</text:span></text:span></text:p>
            <text:p text:style-name="P498"/>
            <text:p text:style-name="Text_20_body"><text:span text:style-name="Strong_20_Emphasis"><text:span text:style-name="T1">Hasil Teks:</text:span></text:span></text:p>
            <text:p text:style-name="Text_20_body"><text:span text:style-name="Strong_20_Emphasis"><text:span text:style-name="T1">1.3 Bintang Jatuh Bukan Bintang? Fakta Mengejutkan Meteoroid!</text:span></text:span></text:p>
            <text:p text:style-name="Text_20_body"><text:span text:style-name="T1">Sering kan, pas lagi lihat langit malam, tiba-tiba ada sekelebatan cahaya terang melintas cepat? Terus kita langsung heboh, "Wah, ada bintang jatuh! Ayo buat permohonan!" Romantis sih kedengerannya, tapi... siap-siap ya </text:span><text:soft-page-break/><text:span text:style-name="T1">buat fakta mengejutkan ini: </text:span><text:span text:style-name="Strong_20_Emphasis"><text:span text:style-name="T1">'Bintang jatuh' itu sama sekali BUKAN bintang!</text:span></text:span></text:p>
            <text:p text:style-name="P318">"Hah? Terus apa dong?"</text:p>
            <text:p text:style-name="Text_20_body"><text:span text:style-name="T1">Tenang, tenang. Yang kamu lihat itu sebenernya adalah </text:span><text:span text:style-name="Strong_20_Emphasis"><text:span text:style-name="T1">METEOR</text:span></text:span><text:span text:style-name="T1">. Dan meteor ini berasal dari benda-benda kecil di luar angkasa yang namanya </text:span><text:span text:style-name="Strong_20_Emphasis"><text:span text:style-name="T1">METEOROID</text:span></text:span><text:span text:style-name="T1">. Biar nggak bingung, yuk kita bedain tiga istilah penting ini:</text:span></text:p>
            <text:list xml:id="list5916620179428722131" text:style-name="L54">
              <text:list-item>
                <text:p text:style-name="P345"><text:span text:style-name="Strong_20_Emphasis"><text:span text:style-name="T1">Meteoroid:</text:span></text:span><text:span text:style-name="T1"> Ini adalah bongkahan batu atau debu angkasa yang melayang-layang di luar angkasa. Ukurannya bisa macem-macem, dari sekecil butiran pasir sampai sebesar batu kerikil atau bahkan mobil kecil! Mereka ini kayak 'sampah' sisa pembentukan Tata Surya, pecahan asteroid, atau remah-remah dari komet. (Ingat: </text:span><text:span text:style-name="Strong_20_Emphasis"><text:span text:style-name="T1">OID</text:span></text:span><text:span text:style-name="T1"> = masih di </text:span><text:span text:style-name="Strong_20_Emphasis"><text:span text:style-name="T1">OID</text:span></text:span><text:span text:style-name="T1">side/luar angkasa). </text:span></text:p>
              </text:list-item>
              <text:list-item>
                <text:p text:style-name="P345"><text:span text:style-name="Strong_20_Emphasis"><text:span text:style-name="T1">Meteor:</text:span></text:span><text:span text:style-name="T1"> Nah, ini dia si 'bintang jatuh' yang kita lihat! Meteor adalah </text:span><text:span text:style-name="Strong_20_Emphasis"><text:span text:style-name="T1">cahaya terang</text:span></text:span><text:span text:style-name="T1"> yang muncul ketika sebuah </text:span><text:span text:style-name="Strong_20_Emphasis"><text:span text:style-name="T1">meteoroid</text:span></text:span><text:span text:style-name="T1"> memasuki atmosfer Bumi dengan kecepatan super tinggi (bisa puluhan ribu kilometer per jam!). Saking cepatnya, meteoroid ini bergesekan hebat dengan molekul udara di atmosfer. Gesekan ini menghasilkan panas yang luar biasa tinggi, sampai bikin meteoroidnya (dan udara di sekitarnya) terbakar dan berpijar terang. Itulah kilatan cahaya yang kita lihat. Sebagian besar meteoroid habis terbakar jadi debu sebelum sampai ke tanah. (Ingat: </text:span><text:span text:style-name="Strong_20_Emphasis"><text:span text:style-name="T1">OR</text:span></text:span><text:span text:style-name="T1"> = udah masuk </text:span><text:span text:style-name="Emphasis"><text:span text:style-name="T1">atmosfer</text:span></text:span><text:span text:style-name="T1">, kelihatan </text:span><text:span text:style-name="Emphasis"><text:span text:style-name="T1">cahaya terang</text:span></text:span><text:span text:style-name="T1">). </text:span></text:p>
              </text:list-item>
              <text:list-item>
                <text:p text:style-name="P50"><text:span text:style-name="Strong_20_Emphasis"><text:span text:style-name="T1">Meteorit:</text:span></text:span><text:span text:style-name="T1"> Kadang-kadang, kalau meteoroidnya cukup besar dan kuat, nggak semuanya habis terbakar di atmosfer. Ada sisa bongkahannya yang berhasil mendarat sampai ke permukaan Bumi. Nah, batu dari luar angkasa yang udah </text:span><text:span text:style-name="Strong_20_Emphasis"><text:span text:style-name="T1">sampai di Bumi</text:span></text:span><text:span text:style-name="T1"> inilah yang disebut </text:span><text:span text:style-name="Strong_20_Emphasis"><text:span text:style-name="T1">METEORIT</text:span></text:span><text:span text:style-name="T1">. (Ingat: </text:span><text:span text:style-name="Strong_20_Emphasis"><text:span text:style-name="T1">IT</text:span></text:span><text:span text:style-name="T1"> = udah </text:span><text:span text:style-name="Emphasis"><text:span text:style-name="T1">nyampai</text:span></text:span><text:span text:style-name="T1"> di Bumi, </text:span><text:span text:style-name="Emphasis"><text:span text:style-name="T1">hit</text:span></text:span><text:span text:style-name="T1"> the ground). </text:span></text:p>
              </text:list-item>
            </text:list>
            <text:p text:style-name="Text_20_body"><text:span text:style-name="T1">Jadi, kesimpulannya: Meteoroid di angkasa -&gt; jadi Meteor (cahaya 'bintang jatuh') pas masuk atmosfer -&gt; sisanya yang sampai Bumi disebut Meteorit. </text:span><text:span text:style-name="Strong_20_Emphasis"><text:span text:style-name="T1">Oh, ternyata begitu!</text:span></text:span></text:p>
            <text:p text:style-name="Text_20_body"><text:span text:style-name="Strong_20_Emphasis"><text:span text:style-name="T1">Terus, Hujan Meteor Itu Apa?</text:span></text:span><text:span text:style-name="T1"> Pernah dengar istilah hujan meteor? Itu adalah saat di mana kita bisa melihat banyaaak banget meteor dalam satu malam, seolah-olah datang dari satu titik di langit. Ini terjadi ketika Bumi dalam orbitnya melewati daerah yang penuh dengan sisa-sisa debu dan </text:span><text:soft-page-break/><text:span text:style-name="T1">kerikil yang ditinggalkan oleh </text:span><text:span text:style-name="Strong_20_Emphasis"><text:span text:style-name="T1">komet</text:span></text:span><text:span text:style-name="T1"> atau </text:span><text:span text:style-name="Strong_20_Emphasis"><text:span text:style-name="T1">asteroid</text:span></text:span><text:span text:style-name="T1">. Jadi, Bumi kayak 'nyeruduk' awan debu kosmik gitu, deh. Makanya banyak banget meteoroid yang masuk atmosfer barengan. Hujan meteor ini biasanya terjadi rutin setiap tahun di tanggal-tanggal tertentu.</text:span></text:p>
            <text:p text:style-name="Text_20_body"><text:span text:style-name="Strong_20_Emphasis"><text:span text:style-name="T1">Seberapa Bahaya Sih Meteoroid/Meteorit Ini?</text:span></text:span><text:span text:style-name="T1"> Sebagian besar meteor yang kita lihat berasal dari meteoroid seukuran debu atau kerikil dan sama sekali nggak berbahaya karena habis terbakar di atmosfer. Meteorit yang sampai ke Bumi pun kebanyakan ukurannya kecil. Tapi, sejarah mencatat ada beberapa kejadian langka di mana meteorit berukuran besar menghantam Bumi dan menyebabkan kerusakan (ingat peristiwa Tunguska atau Chelyabinsk di Rusia?). Untungnya, kejadian kayak gitu super jarang banget terjadi!</text:span></text:p>
            <text:p text:style-name="P318">Jadi, lain kali kamu lihat 'bintang jatuh', ingat ya, itu bukan bintang yang lagi iseng jalan-jalan, tapi sepotong kecil materi antarplanet yang lagi ngasih pertunjukan cahaya terakhirnya di atmosfer Bumi. Tetap keren, kan?</text:p>
            <text:p text:style-name="P498"/>
            <text:p text:style-name="Text_20_body"><text:span text:style-name="Strong_20_Emphasis"><text:span text:style-name="T1">(Opsional) Tips Tambahan:</text:span></text:span></text:p>
            <text:list xml:id="list6937863998623739977" text:style-name="L55">
              <text:list-item>
                <text:p text:style-name="P51"><text:span text:style-name="Strong_20_Emphasis"><text:span text:style-name="T1">Tips Nonton Hujan Meteor:</text:span></text:span><text:span text:style-name="T1"> "Pengen lihat hujan meteor? Cari tahu jadwal hujan meteor tahunan (misalnya Perseid di Agustus atau Geminid di Desember). Cari tempat yang gelap, jauh dari lampu kota, pada malam puncaknya. Nggak perlu teleskop, cukup mata telanjang dan kesabaran. Bawa alas duduk atau tikar biar nyaman rebahan sambil lihat ke atas!" </text:span></text:p>
              </text:list-item>
            </text:list>
            <text:p text:style-name="Text_20_body"><text:span text:style-name="Strong_20_Emphasis"><text:span text:style-name="T1">(Opsional) Prompt Ilustrasi:</text:span></text:span></text:p>
            <text:list xml:id="list3187553346766053177" text:style-name="L56">
              <text:list-item>
                <text:p text:style-name="P346"><text:span text:style-name="Source_20_Text"><text:span text:style-name="T1">Diagram sederhana tapi jelas yang menunjukkan tiga tahap: 1. Sebuah batu kecil (Meteoroid) melayang di luar angkasa dekat Bumi. 2. Batu itu memasuki atmosfer Bumi, meninggalkan jejak cahaya terang (Meteor) di langit malam. 3. Sebuah batu kecil (Meteorit) tergeletak di permukaan Bumi dengan sedikit kawah kecil di sekitarnya. Beri label yang jelas untuk Meteoroid, Meteor, dan Meteorit.</text:span></text:span><text:span text:style-name="T1"> </text:span></text:p>
              </text:list-item>
              <text:list-item>
                <text:p text:style-name="P52"><text:span text:style-name="Source_20_Text"><text:span text:style-name="T1">Ilustrasi tambahan: Langit malam yang dipenuhi banyak jejak cahaya meteor yang tampak memancar dari satu titik (rasi bintang tertentu), </text:span></text:span><text:soft-page-break/><text:span text:style-name="Source_20_Text"><text:span text:style-name="T1">menggambarkan suasana hujan meteor.</text:span></text:span><text:span text:style-name="T1"> </text:span></text:p>
              </text:list-item>
            </text:list>
            <text:p text:style-name="Text_20_body"><text:span text:style-name="Strong_20_Emphasis"><text:span text:style-name="T1">(Opsional) Kutipan:</text:span></text:span></text:p>
            <text:list xml:id="list6437354289584033063" text:style-name="L57">
              <text:list-item>
                <text:p text:style-name="P53"><text:span text:style-name="Emphasis"><text:span text:style-name="T1">"Langit malam adalah buku terindah yang pernah ditulis, hanya perlu mata yang mau membaca."</text:span></text:span><text:span text:style-name="T1"> - Tidak diketahui (disajikan dengan font yang jelas dan mudah dibaca). </text:span></text:p>
              </text:list-item>
            </text:list>
            <text:p text:style-name="P498"/>
            <text:p text:style-name="Text_20_body"><text:span text:style-name="T1">Subbab 1.3 selesai. Saya akan menunggu perintah </text:span><text:span text:style-name="Strong_20_Emphasis"><text:span text:style-name="T1">"YAX"</text:span></text:span><text:span text:style-name="T1"> dari Anda sebelum melanjutkan ke </text:span><text:span text:style-name="Strong_20_Emphasis"><text:span text:style-name="T1">Subbab 1.4</text:span></text:span><text:span text:style-name="T1">.</text:span></text:p>
          </text:section>
          <text:section text:style-name="Sect1" text:name="feedback-form-23">
            <text:p text:style-name="P477"/>
          </text:section>
        </text:section>
        <text:section text:style-name="Sect1" text:name="be5a429b452b9704">
          <text:p text:style-name="P318"/>
          <text:section text:style-name="Sect1" text:name="user-query-content-24">
            <text:p text:style-name="P496">yax </text:p>
          </text:section>
          <text:p text:style-name="P477">Tampilkan alur berpikir</text:p>
          <text:section text:style-name="Sect2" text:name="model-response-message-contentr_be5a429b452b9704">
            <text:p text:style-name="P318">Oke, setelah bahas 'bintang jatuh', sekarang kita lihat tetangga kita yang warnanya merah dan sering banget muncul di film fiksi ilmiah: Mars! Pertanyaannya, bisakah kita benar-benar tinggal di sana suatu hari nanti?</text:p>
            <text:p text:style-name="Text_20_body"><text:span text:style-name="Strong_20_Emphasis"><text:span text:style-name="T1">(Prompt 8: Subbab 1.4: Bisakah Kita Tinggal di Mars? Tantangan Hidup di Luar Bumi.)</text:span></text:span></text:p>
            <text:p text:style-name="P498"/>
            <text:p text:style-name="Text_20_body"><text:span text:style-name="Strong_20_Emphasis"><text:span text:style-name="T1">Hasil Teks:</text:span></text:span></text:p>
            <text:p text:style-name="Text_20_body"><text:span text:style-name="Strong_20_Emphasis"><text:span text:style-name="T1">1.4 Bisakah Kita Tinggal di Mars? Tantangan Hidup di Luar Bumi.</text:span></text:span></text:p>
            <text:p text:style-name="P318">Planet Mars, si Planet Merah! Dari semua planet di Tata Surya (selain Bumi tentunya), Mars ini yang paling sering digadang-gadang jadi 'rumah kedua' buat manusia. Banyak banget film dan cerita yang ngebayangin kita bikin koloni di sana. Tapi, seberapa realistis sih impian itu? Yuk, kita lihat kondisi Mars sebenarnya dan tantangan apa aja yang harus dihadapi kalau kita mau pindah ke sana.</text:p>
            <text:p text:style-name="Text_20_body"><text:span text:style-name="Strong_20_Emphasis"><text:span text:style-name="T1">Gimana Sih Kondisi di Mars Sekarang?</text:span></text:span><text:span text:style-name="T1"> Berkat robot-robot penjelajah (rover) kayak Curiosity dan Perseverance yang udah dikirim NASA, kita jadi tahu banyak tentang Mars. Ternyata, Mars itu... beda banget sama Bumi!</text:span></text:p>
            <text:list xml:id="list8560690406842490213" text:style-name="L58">
              <text:list-item>
                <text:p text:style-name="P347"><text:span text:style-name="Strong_20_Emphasis"><text:span text:style-name="T1">Atmosfer Tipis Banget:</text:span></text:span><text:span text:style-name="T1"> Udara di Mars itu 100 kali lebih tipis dari Bumi dan sebagian besar isinya karbon dioksida (CO2). Oksigen buat </text:span><text:soft-page-break/><text:span text:style-name="T1">napas? Hampir nggak ada! Tekanan udaranya juga rendah banget, kalau kamu keluar tanpa baju astronot, darahmu bisa mendidih! Ngeri, kan? </text:span></text:p>
              </text:list-item>
              <text:list-item>
                <text:p text:style-name="P347"><text:span text:style-name="Strong_20_Emphasis"><text:span text:style-name="T1">Dinginnya Kebangetan:</text:span></text:span><text:span text:style-name="T1"> Suhu rata-rata di Mars itu sekitar -60 derajat Celsius! Brrr! Walaupun di khatulistiwa pas siang hari suhunya bisa agak mendingan (sekitar 20°C), malamnya bisa anjlok lagi sampai -73°C atau lebih dingin. </text:span></text:p>
              </text:list-item>
              <text:list-item>
                <text:p text:style-name="P347"><text:span text:style-name="Strong_20_Emphasis"><text:span text:style-name="T1">Air Ada, Tapi Beku:</text:span></text:span><text:span text:style-name="T1"> Kabar baiknya, ada bukti kuat bahwa dulu Mars punya banyak air cair di permukaannya (kayak sungai dan danau). Sekarang? Airnya kebanyakan dalam bentuk </text:span><text:span text:style-name="Strong_20_Emphasis"><text:span text:style-name="T1">es</text:span></text:span><text:span text:style-name="T1">, terutama di kutub dan mungkin di bawah permukaan tanah. </text:span></text:p>
              </text:list-item>
              <text:list-item>
                <text:p text:style-name="P54"><text:span text:style-name="Strong_20_Emphasis"><text:span text:style-name="T1">Radiasi Ganas:</text:span></text:span><text:span text:style-name="T1"> Karena atmosfernya tipis dan nggak punya medan magnet global yang kuat kayak Bumi, permukaan Mars dibombardir sama radiasi kosmik dan radiasi dari Matahari. Radiasi ini berbahaya banget buat makhluk hidup kayak kita. </text:span></text:p>
              </text:list-item>
            </text:list>
            <text:p text:style-name="Text_20_body"><text:span text:style-name="Strong_20_Emphasis"><text:span text:style-name="T1">Tantangan Super Besar Buat Manusia:</text:span></text:span><text:span text:style-name="T1"> Dengan kondisi kayak gitu, jelas banget kalau mau tinggal di Mars itu </text:span><text:span text:style-name="Strong_20_Emphasis"><text:span text:style-name="T1">SUSAAAAH BANGET!</text:span></text:span><text:span text:style-name="T1"> Ini beberapa tantangan utamanya:</text:span></text:p>
            <text:list xml:id="list2660136239349923386" text:style-name="L59">
              <text:list-item>
                <text:p text:style-name="P348"><text:span text:style-name="Strong_20_Emphasis"><text:span text:style-name="T1">Bernapas:</text:span></text:span><text:span text:style-name="T1"> Kita butuh oksigen terus-menerus. Di Mars, kita harus bikin oksigen sendiri (mungkin dari CO2 atau es air) atau bawa pasokan super banyak dari Bumi. </text:span></text:p>
              </text:list-item>
              <text:list-item>
                <text:p text:style-name="P348"><text:span text:style-name="Strong_20_Emphasis"><text:span text:style-name="T1">Air Minum:</text:span></text:span><text:span text:style-name="T1"> Kita harus bisa 'menambang' es di Mars dan mencairkannya, terus mendaur ulang setiap tetes air dengan super efisien. </text:span></text:p>
              </text:list-item>
              <text:list-item>
                <text:p text:style-name="P348"><text:span text:style-name="Strong_20_Emphasis"><text:span text:style-name="T1">Makanan:</text:span></text:span><text:span text:style-name="T1"> Nggak bisa langsung tanam di tanah Mars. Kita harus bangun semacam rumah kaca atau habitat khusus (ingat film 'The Martian'?) dengan tanah, suhu, dan atmosfer buatan buat menanam makanan. </text:span></text:p>
              </text:list-item>
              <text:list-item>
                <text:p text:style-name="P348"><text:span text:style-name="Strong_20_Emphasis"><text:span text:style-name="T1">Perlindungan:</text:span></text:span><text:span text:style-name="T1"> Kita butuh habitat atau bangunan yang kuat banget buat melindungi diri dari suhu ekstrem, tekanan rendah, dan terutama dari radiasi berbahaya. Mungkin bangun di bawah tanah bisa jadi solusi. </text:span></text:p>
              </text:list-item>
              <text:list-item>
                <text:p text:style-name="P55"><text:span text:style-name="Strong_20_Emphasis"><text:span text:style-name="T1">Jarak &amp; Isolasi:</text:span></text:span><text:span text:style-name="T1"> Perjalanan ke Mars itu makan waktu berbulan-bulan! Sesampainya di sana, para astronot bakal terisolasi banget dari Bumi. Efek psikologisnya pasti berat. </text:span></text:p>
              </text:list-item>
            </text:list>
            <text:p text:style-name="Text_20_body"><text:soft-page-break/><text:span text:style-name="Strong_20_Emphasis"><text:span text:style-name="T1">Teknologi Apa yang Lagi Dikembangin?</text:span></text:span><text:span text:style-name="T1"> Para ilmuwan dan insinyur di seluruh dunia nggak nyerah gitu aja, kok! Mereka lagi kerja keras ngembangin teknologi buat ngatasin tantangan ini, misalnya:</text:span></text:p>
            <text:list xml:id="list3676070963477876695" text:style-name="L60">
              <text:list-item>
                <text:p text:style-name="P484">Habitat tiup atau cetak 3D yang kuat dan terlindungi dari radiasi. </text:p>
              </text:list-item>
              <text:list-item>
                <text:p text:style-name="P349"><text:span text:style-name="T1">Sistem pendukung kehidupan </text:span><text:span text:style-name="Emphasis"><text:span text:style-name="T1">closed-loop</text:span></text:span><text:span text:style-name="T1"> yang bisa mendaur ulang udara, air, dan limbah secara maksimal. </text:span></text:p>
              </text:list-item>
              <text:list-item>
                <text:p text:style-name="P56"><text:span text:style-name="T1">Teknologi ISRU (</text:span><text:span text:style-name="Emphasis"><text:span text:style-name="T1">In-Situ Resource Utilization</text:span></text:span><text:span text:style-name="T1">): memanfaatkan sumber daya yang ada di Mars (kayak es air atau CO2 di atmosfer) untuk membuat air, oksigen, bahkan bahan bakar roket! Eksperimen MOXIE di rover Perseverance udah berhasil bikin oksigen dari atmosfer Mars, lho! Keren! </text:span></text:p>
              </text:list-item>
            </text:list>
            <text:p text:style-name="Text_20_body"><text:span text:style-name="Strong_20_Emphasis"><text:span text:style-name="T1">Jadi, Kapan Kita ke Mars?</text:span></text:span><text:span text:style-name="T1"> Membangun koloni permanen di Mars itu masih jadi impian jangka panjang yang butuh waktu, biaya super besar, dan kemajuan teknologi yang signifikan. Tapi, langkah-langkah kecil terus dilakukan. Misi-misi robotik terus mengumpulkan data penting. Mungkin dalam beberapa dekade ke depan, kita bakal lihat manusia pertama menginjakkan kaki di Planet Merah. Bayangkan jadi salah satu dari mereka!</text:span></text:p>
            <text:p text:style-name="P318">Tinggal di Mars mungkin sulit, tapi semangat eksplorasi manusia itu nggak terbatas. Siapa tahu, suatu hari nanti, pas kamu udah dewasa, berita tentang "Kampung Pertama di Mars" udah jadi hal biasa!</text:p>
            <text:p text:style-name="P498"/>
            <text:p text:style-name="Text_20_body"><text:span text:style-name="Strong_20_Emphasis"><text:span text:style-name="T1">(Opsional) Tips Tambahan:</text:span></text:span></text:p>
            <text:list xml:id="list8865182200923274145" text:style-name="L61">
              <text:list-item>
                <text:p text:style-name="P350"><text:span text:style-name="Strong_20_Emphasis"><text:span text:style-name="T1">Kotak "Mars vs Bumi Sekilas":</text:span></text:span><text:span text:style-name="T1"> </text:span></text:p>
                <text:list>
                  <text:list-item>
                    <text:p text:style-name="P350"><text:span text:style-name="Strong_20_Emphasis"><text:span text:style-name="T1">Lama Sehari:</text:span></text:span><text:span text:style-name="T1"> Mars sekitar 24,6 jam (mirip Bumi!) </text:span></text:p>
                  </text:list-item>
                  <text:list-item>
                    <text:p text:style-name="P350"><text:span text:style-name="Strong_20_Emphasis"><text:span text:style-name="T1">Lama Setahun:</text:span></text:span><text:span text:style-name="T1"> Mars sekitar 687 hari Bumi (hampir 2x lipat!) </text:span></text:p>
                  </text:list-item>
                  <text:list-item>
                    <text:p text:style-name="P350"><text:span text:style-name="Strong_20_Emphasis"><text:span text:style-name="T1">Gravitasi:</text:span></text:span><text:span text:style-name="T1"> Sekitar 38% gravitasi Bumi (Kamu bisa lompat lebih tinggi di Mars!) </text:span></text:p>
                  </text:list-item>
                  <text:list-item>
                    <text:p text:style-name="P57"><text:span text:style-name="Strong_20_Emphasis"><text:span text:style-name="T1">Suhu Rata-rata:</text:span></text:span><text:span text:style-name="T1"> -60°C (Bumi: sekitar 15°C) </text:span></text:p>
                  </text:list-item>
                </text:list>
              </text:list-item>
            </text:list>
            <text:p text:style-name="Text_20_body"><text:span text:style-name="Strong_20_Emphasis"><text:span text:style-name="T1">(Opsional) Prompt Ilustrasi:</text:span></text:span></text:p>
            <text:list xml:id="list4973650960277600474" text:style-name="L62">
              <text:list-item>
                <text:p text:style-name="P58"><text:span text:style-name="Source_20_Text"><text:span text:style-name="T1">Ilustrasi perbandingan antara pemandangan Mars yang merah, berbatu, dan tandus (berdasarkan foto rover) dengan visi masa depan berupa sebuah kubah habitat (dome) semi-transparan di permukaan Mars. Di dalam kubah terlihat tanaman hijau dan </text:span></text:span><text:soft-page-break/><text:span text:style-name="Source_20_Text"><text:span text:style-name="T1">mungkin siluet manusia. Di luar kubah ada astronaut dan rover kecil.</text:span></text:span><text:span text:style-name="T1"> </text:span></text:p>
              </text:list-item>
            </text:list>
            <text:p text:style-name="Text_20_body"><text:span text:style-name="Strong_20_Emphasis"><text:span text:style-name="T1">(Opsional) Kutipan:</text:span></text:span></text:p>
            <text:list xml:id="list2791680944313275326" text:style-name="L63">
              <text:list-item>
                <text:p text:style-name="P59"><text:span text:style-name="Emphasis"><text:span text:style-name="T1">"Bumi adalah buaian umat manusia, tetapi seseorang tidak bisa hidup dalam buaian selamanya."</text:span></text:span><text:span text:style-name="T1"> - Konstantin Tsiolkovsky (pionir roket Rusia, disajikan dengan font futuristik). </text:span></text:p>
              </text:list-item>
            </text:list>
            <text:p text:style-name="P498"/>
            <text:p text:style-name="Text_20_body"><text:span text:style-name="T1">Subbab 1.4 selesai. Saya akan menunggu perintah </text:span><text:span text:style-name="Strong_20_Emphasis"><text:span text:style-name="T1">"YAX"</text:span></text:span><text:span text:style-name="T1"> dari Anda sebelum melanjutkan ke </text:span><text:span text:style-name="Strong_20_Emphasis"><text:span text:style-name="T1">Subbab 1.5</text:span></text:span><text:span text:style-name="T1">.</text:span></text:p>
          </text:section>
          <text:section text:style-name="Sect1" text:name="feedback-form-24">
            <text:p text:style-name="P477"/>
          </text:section>
        </text:section>
        <text:section text:style-name="Sect1" text:name="4e53ac39fc5a44d2">
          <text:p text:style-name="P318"/>
          <text:section text:style-name="Sect1" text:name="user-query-content-25">
            <text:p text:style-name="P496">yax </text:p>
          </text:section>
          <text:p text:style-name="P477">Tampilkan alur berpikir</text:p>
          <text:section text:style-name="Sect2" text:name="model-response-message-contentr_4e53ac39fc5a44d2">
            <text:p text:style-name="P318">Oke, kita sampai di bagian terakhir Bab 1! Siap-siap buat fakta yang mungkin agak membingungkan tapi super keren tentang 'kekosongan' di luar angkasa.</text:p>
            <text:p text:style-name="Text_20_body"><text:span text:style-name="Strong_20_Emphasis"><text:span text:style-name="T1">(Prompt 9: Subbab 1.5: Suara di Luar Angkasa? (Dan fakta unik lainnya tentang ruang hampa))</text:span></text:span></text:p>
            <text:p text:style-name="P498"/>
            <text:p text:style-name="Text_20_body"><text:span text:style-name="Strong_20_Emphasis"><text:span text:style-name="T1">Hasil Teks:</text:span></text:span></text:p>
            <text:p text:style-name="Text_20_body"><text:span text:style-name="Strong_20_Emphasis"><text:span text:style-name="T1">1.5 Suara di Luar Angkasa? (Dan fakta unik lainnya tentang ruang hampa)</text:span></text:span></text:p>
            <text:p text:style-name="P318">Kamu pasti sering lihat di film fiksi ilmiah, ada ledakan dahsyat pesawat antariksa tapi nggak ada suaranya sama sekali, cuma sunyi senyap. Atau sebaliknya, malah ada suara tembakan laser "piu piu piu!" yang kedengeran jelas. Nah, mana yang bener?</text:p>
            <text:p text:style-name="Text_20_body"><text:span text:style-name="T1">Jawabannya: </text:span><text:span text:style-name="Strong_20_Emphasis"><text:span text:style-name="T1">Di luar angkasa (ruang hampa atau vakum), memang nggak ada suara seperti yang kita kenal di Bumi.</text:span></text:span></text:p>
            <text:p text:style-name="Text_20_body"><text:span text:style-name="Strong_20_Emphasis"><text:span text:style-name="T1">Kenapa Bisa Begitu?</text:span></text:span><text:span text:style-name="T1"> Gampangannya gini: suara itu adalah getaran yang butuh 'sesuatu' buat merambat atau jalan. Di Bumi, suara merambat lewat getaran molekul udara (atau air, atau benda padat). Getaran ini sampai ke gendang telinga kita, terus diolah otak jadi suara. Nah, masalahnya, luar </text:span><text:soft-page-break/><text:span text:style-name="T1">angkasa itu sebagian besar </text:span><text:span text:style-name="Strong_20_Emphasis"><text:span text:style-name="T1">ruang hampa</text:span></text:span><text:span text:style-name="T1">, artinya hampir nggak ada molekul udara sama sekali. Nggak ada medium, ya nggak ada getaran suara yang bisa merambat. Jadi, kalau ada ledakan super besar sekalipun di sebelah pesawatmu di angkasa, kamu nggak akan dengar apa-apa (selama kamu aman di dalam pesawat, ya!).</text:span></text:p>
            <text:p text:style-name="Text_20_body"><text:span text:style-name="Strong_20_Emphasis"><text:span text:style-name="T1">TAPI... Ini Dia Bagian "WOW"-nya!</text:span></text:span><text:span text:style-name="T1"> Walaupun suara </text:span><text:span text:style-name="Emphasis"><text:span text:style-name="T1">mekanis</text:span></text:span><text:span text:style-name="T1"> nggak bisa merambat, bukan berarti luar angkasa itu 'bisu' total bagi para ilmuwan! Ternyata, ada cara lain buat 'mendengarkan' kosmos:</text:span></text:p>
            <text:list xml:id="list3507365488526495438" text:style-name="L64">
              <text:list-item>
                <text:p text:style-name="P351"><text:span text:style-name="Strong_20_Emphasis"><text:span text:style-name="T1">Mendengar Lewat Gelombang Radio:</text:span></text:span><text:span text:style-name="T1"> Objek-objek di angkasa kayak bintang, galaksi, nebula, bahkan planet, itu memancarkan berbagai macam </text:span><text:span text:style-name="Strong_20_Emphasis"><text:span text:style-name="T1">gelombang elektromagnetik</text:span></text:span><text:span text:style-name="T1">, termasuk gelombang radio. Gelombang radio ini BISA merambat lewat ruang hampa! Para astronom pakai teleskop radio raksasa buat menangkap sinyal-sinyal radio ini. Nah, sinyal radio ini kemudian bisa diubah jadi data, dan kadang-kadang data ini </text:span><text:span text:style-name="Emphasis"><text:span text:style-name="T1">diolah</text:span></text:span><text:span text:style-name="T1"> menjadi suara yang bisa kita dengar (prosesnya namanya </text:span><text:span text:style-name="Emphasis"><text:span text:style-name="T1">sonifikasi</text:span></text:span><text:span text:style-name="T1">). Jadi, kita bisa 'mendengar' suara kosmik, meskipun itu bukan suara asli yang merambat. Keren kan? NASA bahkan punya koleksi 'suara-suara angkasa' hasil sonifikasi ini! </text:span></text:p>
              </text:list-item>
              <text:list-item>
                <text:p text:style-name="P60"><text:span text:style-name="Strong_20_Emphasis"><text:span text:style-name="T1">'Suara' Gelombang Plasma:</text:span></text:span><text:span text:style-name="T1"> Di beberapa tempat di angkasa yang nggak benar-benar hampa (misalnya di sekitar planet yang punya atmosfer atau medan magnet, atau di dalam nebula), ada yang namanya </text:span><text:span text:style-name="Strong_20_Emphasis"><text:span text:style-name="T1">plasma</text:span></text:span><text:span text:style-name="T1"> (gas super panas yang terionisasi). Gelombang bisa merambat lewat plasma ini. Kadang, getaran gelombang plasma ini punya frekuensi yang kalau diubah, bisa masuk ke rentang pendengaran manusia. Jadi, kadang kita bisa 'mendengar' suara aneh dari planet atau badai matahari lewat cara ini. Sekali lagi, ini bukan suara yang merambat langsung ke telinga kita, ya. </text:span></text:p>
              </text:list-item>
            </text:list>
            <text:p text:style-name="Text_20_body"><text:span text:style-name="Strong_20_Emphasis"><text:span text:style-name="T1">Fakta Aneh Lainnya Tentang Ruang Hampa:</text:span></text:span></text:p>
            <text:p text:style-name="P318">Ruang hampa itu nggak cuma sunyi, tapi juga punya sifat-sifat super aneh:</text:p>
            <text:list xml:id="list5819541576033155611" text:style-name="L65">
              <text:list-item>
                <text:p text:style-name="P352"><text:span text:style-name="Strong_20_Emphasis"><text:span text:style-name="T1">Suhu Ekstrem:</text:span></text:span><text:span text:style-name="T1"> Nggak ada udara buat nahan panas. Jadi, kalau kena sinar matahari langsung, benda bisa panas banget (ratusan derajat Celsius!). Tapi begitu masuk bayangan, bisa langsung dingin banget (di bawah -100°C!). Astronot butuh baju khusus buat ngatasin ini. </text:span></text:p>
              </text:list-item>
              <text:list-item>
                <text:p text:style-name="P352"><text:soft-page-break/><text:span text:style-name="Strong_20_Emphasis"><text:span text:style-name="T1">Nggak Ada Hambatan Udara:</text:span></text:span><text:span text:style-name="T1"> Kalau kamu lempar bola di Bumi, lama-lama dia bakal melambat dan jatuh karena gesekan udara dan gravitasi. Di ruang hampa, kalau kamu dorong benda, dia bakal terus bergerak lurus dengan kecepatan konstan sampai ada gaya lain (kayak gravitasi planet) yang mempengaruhinya. Nggak ada yang ngerem! </text:span></text:p>
              </text:list-item>
              <text:list-item>
                <text:p text:style-name="P352"><text:span text:style-name="Strong_20_Emphasis"><text:span text:style-name="T1">Logam Bisa 'Menyatu' Sendiri:</text:span></text:span><text:span text:style-name="T1"> Kalau dua potong logam sejenis yang permukaannya super bersih bersentuhan di ruang hampa, mereka bisa nempel permanen! Fenomena ini namanya </text:span><text:span text:style-name="Emphasis"><text:span text:style-name="T1">cold welding</text:span></text:span><text:span text:style-name="T1">. Di Bumi ini nggak terjadi karena ada lapisan tipis udara dan oksidasi di permukaan logam. </text:span></text:p>
              </text:list-item>
              <text:list-item>
                <text:p text:style-name="P61"><text:span text:style-name="Strong_20_Emphasis"><text:span text:style-name="T1">Cairan Mendidih Seketika:</text:span></text:span><text:span text:style-name="T1"> Karena tekanannya hampir nol, titik didih cairan jadi rendah banget. Air, misalnya, bakal langsung mendidih dan menguap jadi gas kalau terpapar ruang hampa, meskipun suhunya dingin! </text:span></text:p>
              </text:list-item>
            </text:list>
            <text:p text:style-name="P318">Jadi, ruang hampa itu bukan cuma 'kosong', tapi sebuah lingkungan dengan aturan fisika yang unik dan penuh kejutan!</text:p>
            <text:p text:style-name="P498"/>
            <text:p text:style-name="Text_20_body"><text:span text:style-name="Strong_20_Emphasis"><text:span text:style-name="T1">(Opsional) Tips Tambahan:</text:span></text:span></text:p>
            <text:list xml:id="list8229015619478905075" text:style-name="L66">
              <text:list-item>
                <text:p text:style-name="P62"><text:span text:style-name="Strong_20_Emphasis"><text:span text:style-name="T1">Cari "NASA Space Sounds":</text:span></text:span><text:span text:style-name="T1"> "Penasaran gimana 'suara' luar angkasa hasil sonifikasi? Coba deh cari di YouTube atau website NASA dengan kata kunci 'NASA Space Sounds'. Kamu bisa dengerin 'suara' aneh dari Jupiter, Saturnus, bahkan suara dari gelombang gravitasi!" (Bisa sertakan QR Code jika memungkinkan). </text:span></text:p>
              </text:list-item>
            </text:list>
            <text:p text:style-name="Text_20_body"><text:span text:style-name="Strong_20_Emphasis"><text:span text:style-name="T1">(Opsional) Prompt Ilustrasi:</text:span></text:span></text:p>
            <text:list xml:id="list7373403581278512799" text:style-name="L67">
              <text:list-item>
                <text:p text:style-name="P353"><text:span text:style-name="Source_20_Text"><text:span text:style-name="T1">Ilustrasi yang menunjukkan kontras: Di satu sisi, gambar astronaut melayang di ruang hampa dengan simbol 'suara dicoret' di dekat helmnya. Di sisi lain, gambar teleskop radio besar di Bumi menerima gelombang (digambarkan sebagai garis melengkung) dari objek angkasa jauh (misal: nebula berwarna), dan gelombang itu diubah menjadi grafik suara di layar komputer.</text:span></text:span><text:span text:style-name="T1"> </text:span></text:p>
              </text:list-item>
              <text:list-item>
                <text:p text:style-name="P63"><text:span text:style-name="Source_20_Text"><text:span text:style-name="T1">Ilustrasi kecil tambahan: Tetesan air yang langsung berubah jadi uap/gelembung di ruang hampa.</text:span></text:span><text:span text:style-name="T1"> </text:span></text:p>
              </text:list-item>
            </text:list>
            <text:p text:style-name="Text_20_body"><text:soft-page-break/><text:span text:style-name="Strong_20_Emphasis"><text:span text:style-name="T1">(Opsional) Kutipan:</text:span></text:span></text:p>
            <text:list xml:id="list394128947847998479" text:style-name="L68">
              <text:list-item>
                <text:p text:style-name="P64"><text:span text:style-name="Emphasis"><text:span text:style-name="T1">"Keheningan abadi ruang tak terbatas ini membuatku takut."</text:span></text:span><text:span text:style-name="T1"> - Blaise Pascal (disajikan dengan font yang sedikit 'kosong' atau terisolasi). </text:span></text:p>
              </text:list-item>
            </text:list>
            <text:p text:style-name="P498"/>
            <text:p text:style-name="Text_20_body"><text:span text:style-name="T1">Bab 1 selesai! Saya akan menunggu perintah </text:span><text:span text:style-name="Strong_20_Emphasis"><text:span text:style-name="T1">"YAX"</text:span></text:span><text:span text:style-name="T1"> dari Anda sebelum melanjutkan ke </text:span><text:span text:style-name="Strong_20_Emphasis"><text:span text:style-name="T1">Pengantar Bab 2</text:span></text:span><text:span text:style-name="T1">.</text:span></text:p>
          </text:section>
          <text:section text:style-name="Sect1" text:name="feedback-form-25">
            <text:p text:style-name="P477"/>
          </text:section>
        </text:section>
        <text:section text:style-name="Sect1" text:name="253214e906949e12">
          <text:p text:style-name="P318"/>
          <text:section text:style-name="Sect1" text:name="user-query-content-26">
            <text:p text:style-name="P496">yax </text:p>
          </text:section>
          <text:p text:style-name="P477">Tampilkan alur berpikir</text:p>
          <text:section text:style-name="Sect2" text:name="model-response-message-contentr_253214e906949e12">
            <text:p text:style-name="P318">Oke, setelah puas menjelajahi luasnya antariksa, saatnya kita 'pulang kampung'! Mari kita arahkan perhatian kita kembali ke planet tempat tinggal kita sendiri.</text:p>
            <text:p text:style-name="Text_20_body"><text:span text:style-name="Strong_20_Emphasis"><text:span text:style-name="T1">(Prompt 10: Pengantar Bab 2: Bumi Kita: Planet Ajaib Penuh Kejutan)</text:span></text:span></text:p>
            <text:p text:style-name="P498"/>
            <text:p text:style-name="Text_20_body"><text:span text:style-name="Strong_20_Emphasis"><text:span text:style-name="T1">Hasil Teks:</text:span></text:span></text:p>
            <text:p text:style-name="Text_20_body"><text:span text:style-name="Strong_20_Emphasis"><text:span text:style-name="T1">BAB 2: BUMI KITA: PLANET AJAIB PENUH KEJUTAN</text:span></text:span></text:p>
            <text:p text:style-name="Text_20_body"><text:span text:style-name="T1">Wow, petualangan di antariksa tadi seru banget, ya? Melihat planet aneh dan misteri lubang hitam memang bikin kita terpukau. Tapi, hei, jangan buru-buru menganggap perjalanan kita sudah selesai! Sekarang, saatnya kita </text:span><text:span text:style-name="Strong_20_Emphasis"><text:span text:style-name="T1">kembali ke rumah</text:span></text:span><text:span text:style-name="T1">, ke planet biru yang kita tinggali ini. Dan jangan salah sangka, </text:span><text:span text:style-name="Strong_20_Emphasis"><text:span text:style-name="T1">Bumi kita ini nggak kalah keren dan penuh kejutan dibanding luar angkasa sana, lho!</text:span></text:span></text:p>
            <text:p text:style-name="Text_20_body"><text:span text:style-name="T1">Yup, planet kita sendiri adalah sebuah </text:span><text:span text:style-name="Strong_20_Emphasis"><text:span text:style-name="T1">laboratorium alam raksasa</text:span></text:span><text:span text:style-name="T1"> yang menyimpan keajaiban di setiap sudutnya, dari puncak tertinggi sampai dasar lautan terdalam. Kadang kita terlalu sibuk sampai lupa betapa </text:span><text:span text:style-name="Strong_20_Emphasis"><text:span text:style-name="T1">ajaibnya</text:span></text:span><text:span text:style-name="T1"> tempat yang kita sebut rumah ini.</text:span></text:p>
            <text:p text:style-name="P318">Di bab ini, kita akan menjadi penjelajah di planet kita sendiri! Kita akan menyelami:</text:p>
            <text:list xml:id="list5854954754203649321" text:style-name="L69">
              <text:list-item>
                <text:p text:style-name="P354"><text:span text:style-name="T1">Titik </text:span><text:span text:style-name="Strong_20_Emphasis"><text:span text:style-name="T1">paling dalam</text:span></text:span><text:span text:style-name="T1"> di samudra yang gelap gulita, dan mendaki puncak gunung </text:span><text:span text:style-name="Strong_20_Emphasis"><text:span text:style-name="T1">paling tinggi</text:span></text:span><text:span text:style-name="T1"> yang menusuk langit. Seberapa </text:span><text:soft-page-break/><text:span text:style-name="T1">ekstrem sih kedua tempat itu? </text:span></text:p>
              </text:list-item>
              <text:list-item>
                <text:p text:style-name="P354"><text:span text:style-name="T1">Melihat </text:span><text:span text:style-name="Strong_20_Emphasis"><text:span text:style-name="T1">kekuatan alam yang dahsyat</text:span></text:span><text:span text:style-name="T1">! Bagaimana petir yang menyambar itu bisa sepanas permukaan matahari? Dan seberapa kuat badai bisa mengamuk? </text:span></text:p>
              </text:list-item>
              <text:list-item>
                <text:p text:style-name="P354"><text:span text:style-name="T1">Mengungkap misteri </text:span><text:span text:style-name="Strong_20_Emphasis"><text:span text:style-name="T1">gunung berapi</text:span></text:span><text:span text:style-name="T1">, sang raksasa yang kadang 'tidur' pulas tapi bisa tiba-tiba 'bangun' dan memuntahkan isi perut bumi. </text:span></text:p>
              </text:list-item>
              <text:list-item>
                <text:p text:style-name="P354"><text:span text:style-name="T1">Menjawab pertanyaan sederhana tapi penting: Kenapa sih </text:span><text:span text:style-name="Strong_20_Emphasis"><text:span text:style-name="T1">langit itu berwarna biru</text:span></text:span><text:span text:style-name="T1"> pas siang hari, tapi bisa jadi jingga atau ungu pas senja? </text:span></text:p>
              </text:list-item>
              <text:list-item>
                <text:p text:style-name="P65"><text:span text:style-name="T1">Dan... percayakah kamu kalau ada </text:span><text:span text:style-name="Strong_20_Emphasis"><text:span text:style-name="T1">air terjun raksasa di bawah laut</text:span></text:span><text:span text:style-name="T1">?! Kita akan mencari tahu keajaiban tersembunyi di samudra. </text:span></text:p>
              </text:list-item>
            </text:list>
            <text:p text:style-name="P318">Siap untuk terkagum-kagum lagi? Bab ini akan membuktikan bahwa petualangan paling menakjubkan kadang ada tepat di bawah kaki kita atau di langit di atas kepala kita.</text:p>
            <text:p text:style-name="Text_20_body"><text:span text:style-name="T1">Yuk, kita mulai eksplorasi planet Bumi yang </text:span><text:span text:style-name="Strong_20_Emphasis"><text:span text:style-name="T1">spektakuler</text:span></text:span><text:span text:style-name="T1"> dan </text:span><text:span text:style-name="Strong_20_Emphasis"><text:span text:style-name="T1">penuh kejutan tak terduga</text:span></text:span><text:span text:style-name="T1"> ini! Mari kita buka halaman berikutnya!</text:span></text:p>
            <text:p text:style-name="P498"/>
            <text:p text:style-name="Text_20_body"><text:span text:style-name="Strong_20_Emphasis"><text:span text:style-name="T1">(Opsional) Tips Tambahan:</text:span></text:span></text:p>
            <text:list xml:id="list5722214751357610820" text:style-name="L70">
              <text:list-item>
                <text:p text:style-name="P66"><text:span text:style-name="Strong_20_Emphasis"><text:span text:style-name="T1">Tips "Lihat Sekelilingmu!":</text:span></text:span><text:span text:style-name="T1"> "Sambil baca bab ini, coba deh perhatikan hal-hal di sekitarmu. Perhatikan bentuk awan, warna langit pas matahari terbenam, rasakan angin bertiup, atau dengarkan suara hujan. Bumi kita ini panggung pertunjukan sains yang berlangsung setiap saat!" </text:span></text:p>
              </text:list-item>
            </text:list>
            <text:p text:style-name="Text_20_body"><text:span text:style-name="Strong_20_Emphasis"><text:span text:style-name="T1">(Opsional) Prompt Ilustrasi:</text:span></text:span></text:p>
            <text:list xml:id="list396293981157355920" text:style-name="L71">
              <text:list-item>
                <text:p text:style-name="P67"><text:span text:style-name="Source_20_Text"><text:span text:style-name="T1">Ilustrasi pembuka bab yang menampilkan planet Bumi dilihat dari angkasa, tapi dengan detail yang menonjolkan topik bab ini: sebagian lautan terlihat sangat dalam dan gelap (palung), puncak gunung es terlihat menjulang tinggi menembus awan, kilatan petir menyambar di satu sisi, gumpalan asap keluar dari gunung berapi, dan spektrum warna pelangi/senja terlihat di atmosfernya. Gambarkan Bumi sebagai planet yang hidup dan dinamis.</text:span></text:span><text:span text:style-name="T1"> </text:span></text:p>
              </text:list-item>
            </text:list>
            <text:p text:style-name="Text_20_body"><text:span text:style-name="Strong_20_Emphasis"><text:span text:style-name="T1">(Opsional) Kutipan:</text:span></text:span></text:p>
            <text:list xml:id="list8641979979575741999" text:style-name="L72">
              <text:list-item>
                <text:p text:style-name="P68"><text:soft-page-break/><text:span text:style-name="Emphasis"><text:span text:style-name="T1">"Lihatlah jauh ke dalam alam, dan kemudian kamu akan memahami segalanya dengan lebih baik."</text:span></text:span><text:span text:style-name="T1"> - Albert Einstein (disajikan dengan font yang natural atau 'earthy'). </text:span></text:p>
              </text:list-item>
            </text:list>
            <text:p text:style-name="P498"/>
            <text:p text:style-name="Text_20_body"><text:span text:style-name="T1">Pengantar Bab 2 selesai. Saya akan menunggu perintah </text:span><text:span text:style-name="Strong_20_Emphasis"><text:span text:style-name="T1">"YAX"</text:span></text:span><text:span text:style-name="T1"> dari Anda sebelum melanjutkan ke </text:span><text:span text:style-name="Strong_20_Emphasis"><text:span text:style-name="T1">Subbab 2.1</text:span></text:span><text:span text:style-name="T1">.</text:span></text:p>
          </text:section>
          <text:section text:style-name="Sect1" text:name="feedback-form-26">
            <text:p text:style-name="P477"/>
          </text:section>
        </text:section>
        <text:section text:style-name="Sect1" text:name="d7ab7bcd90ffa88e">
          <text:p text:style-name="P318"/>
          <text:section text:style-name="Sect1" text:name="user-query-content-27">
            <text:p text:style-name="P496">yax </text:p>
          </text:section>
          <text:p text:style-name="P477">Tampilkan alur berpikir</text:p>
          <text:section text:style-name="Sect2" text:name="model-response-message-contentr_d7ab7bcd90ffa88e">
            <text:p text:style-name="P318">Oke, kita mulai penjelajahan Bumi dari dua titik paling ekstrem: yang paling menjulang tinggi dan yang paling nyungsep ke dalam!</text:p>
            <text:p text:style-name="Text_20_body"><text:span text:style-name="Strong_20_Emphasis"><text:span text:style-name="T1">(Prompt 11: Subbab 2.1: Tempat Terdalam dan Tertinggi di Bumi (Palung Mariana &amp; Everest))</text:span></text:span></text:p>
            <text:p text:style-name="P498"/>
            <text:p text:style-name="Text_20_body"><text:span text:style-name="Strong_20_Emphasis"><text:span text:style-name="T1">Hasil Teks:</text:span></text:span></text:p>
            <text:p text:style-name="Text_20_body"><text:span text:style-name="Strong_20_Emphasis"><text:span text:style-name="T1">2.1 Tempat Terdalam dan Tertinggi di Bumi (Palung Mariana &amp; Everest)</text:span></text:span></text:p>
            <text:p text:style-name="P318">Planet kita ini permukaannya nggak rata kayak meja biliar, lho. Ada bagian yang menjulang super tinggi ke angkasa, ada juga yang turun super dalam ke perut lautan. Yuk, kita kenalan sama dua pemegang rekor ekstrem ini!</text:p>
            <text:p text:style-name="Text_20_body"><text:span text:style-name="Strong_20_Emphasis"><text:span text:style-name="T1">Si Paling Dalam: Palung Mariana (Mariana Trench)</text:span></text:span><text:span text:style-name="T1"> Jauh di dasar Samudra Pasifik bagian barat, ada 'jurang' bawah laut yang dalamnya bikin merinding. Inilah </text:span><text:span text:style-name="Strong_20_Emphasis"><text:span text:style-name="T1">Palung Mariana</text:span></text:span><text:span text:style-name="T1">, tempat </text:span><text:span text:style-name="Strong_20_Emphasis"><text:span text:style-name="T1">paling dalam</text:span></text:span><text:span text:style-name="T1"> di seluruh permukaan Bumi! Titik terdalamnya, yang disebut </text:span><text:span text:style-name="Strong_20_Emphasis"><text:span text:style-name="T1">Challenger Deep</text:span></text:span><text:span text:style-name="T1">, punya kedalaman sekitar... siap-siap... </text:span><text:span text:style-name="Strong_20_Emphasis"><text:span text:style-name="T1">11.000 meter</text:span></text:span><text:span text:style-name="T1"> atau </text:span><text:span text:style-name="Strong_20_Emphasis"><text:span text:style-name="T1">11 kilometer</text:span></text:span><text:span text:style-name="T1">!</text:span></text:p>
            <text:p text:style-name="P318">Biar kebayang sedalam apa itu:</text:p>
            <text:list xml:id="list4051044406222209756" text:style-name="L73">
              <text:list-item>
                <text:p text:style-name="P355"><text:span text:style-name="T1">Kalau kamu masukin </text:span><text:span text:style-name="Strong_20_Emphasis"><text:span text:style-name="T1">Gunung Everest</text:span></text:span><text:span text:style-name="T1"> (gunung tertinggi di dunia) ke dalam Palung Mariana, puncaknya masih bakal kerendam air lebih dari 2 kilometer! WOW! </text:span></text:p>
              </text:list-item>
              <text:list-item>
                <text:p text:style-name="P69"><text:span text:style-name="T1">Kedalamannya itu lebih dari </text:span><text:span text:style-name="Strong_20_Emphasis"><text:span text:style-name="T1">120 kali</text:span></text:span><text:span text:style-name="T1"> panjang lapangan sepak bola </text:span><text:soft-page-break/><text:span text:style-name="T1">yang dijejerin vertikal! </text:span></text:p>
              </text:list-item>
            </text:list>
            <text:p text:style-name="Text_20_body"><text:span text:style-name="Strong_20_Emphasis"><text:span text:style-name="T1">Gimana rasanya di dasar Palung Mariana?</text:span></text:span><text:span text:style-name="T1"> Ekstrem banget!</text:span></text:p>
            <text:list xml:id="list7392103891217612667" text:style-name="L74">
              <text:list-item>
                <text:p text:style-name="P356"><text:span text:style-name="Strong_20_Emphasis"><text:span text:style-name="T1">Gelap Gulita:</text:span></text:span><text:span text:style-name="T1"> Cahaya matahari sama sekali nggak bisa tembus sedalam itu. Jadi, di sana gelap total permanen. </text:span></text:p>
              </text:list-item>
              <text:list-item>
                <text:p text:style-name="P356"><text:span text:style-name="Strong_20_Emphasis"><text:span text:style-name="T1">Super Dingin:</text:span></text:span><text:span text:style-name="T1"> Suhunya cuma sedikit di atas titik beku air, sekitar 1-4 derajat Celsius. Brrr! </text:span></text:p>
              </text:list-item>
              <text:list-item>
                <text:p text:style-name="P70"><text:span text:style-name="Strong_20_Emphasis"><text:span text:style-name="T1">Tekanan Gila-gilaan:</text:span></text:span><text:span text:style-name="T1"> Ini yang paling ngeri! Tekanan air di dasar Palung Mariana itu lebih dari </text:span><text:span text:style-name="Strong_20_Emphasis"><text:span text:style-name="T1">1.000 kali</text:span></text:span><text:span text:style-name="T1"> tekanan udara normal di permukaan laut! Rasanya kayak ada puluhan pesawat jumbo jet menindih setiap sentimeter persegi tubuhmu! </text:span></text:p>
              </text:list-item>
            </text:list>
            <text:p text:style-name="P318">Anehnya, di tempat se-ekstrem ini ternyata masih ada kehidupan! Ilmuwan menemukan makhluk-makhluk unik yang udah beradaptasi, kayak ikan aneh yang tembus pandang, udang kecil, dan mikroorganisme khusus penghuni laut dalam. Mencapai dasar Palung Mariana itu tantangan besar, cuma segelintir orang dan kapal selam super canggih (kayak yang dipakai sutradara James Cameron) yang pernah berhasil melakukannya.</text:p>
            <text:p text:style-name="Text_20_body"><text:span text:style-name="Strong_20_Emphasis"><text:span text:style-name="T1">Si Paling Tinggi: Gunung Everest</text:span></text:span><text:span text:style-name="T1"> Sekarang kita terbang ke sisi lain dunia, ke Pegunungan Himalaya di Asia. Di sinilah berdiri megah </text:span><text:span text:style-name="Strong_20_Emphasis"><text:span text:style-name="T1">Gunung Everest</text:span></text:span><text:span text:style-name="T1">, titik </text:span><text:span text:style-name="Strong_20_Emphasis"><text:span text:style-name="T1">paling tinggi</text:span></text:span><text:span text:style-name="T1"> di permukaan Bumi, diukur dari permukaan laut. Puncaknya menjulang setinggi </text:span><text:span text:style-name="Strong_20_Emphasis"><text:span text:style-name="T1">8.848,86 meter</text:span></text:span><text:span text:style-name="T1"> (hampir 9 kilometer!).</text:span></text:p>
            <text:p text:style-name="Text_20_body"><text:span text:style-name="Strong_20_Emphasis"><text:span text:style-name="T1">Gimana rasanya di puncak Everest?</text:span></text:span><text:span text:style-name="T1"> Sama ekstremnya, tapi beda tantangan:</text:span></text:p>
            <text:list xml:id="list4544597354402022438" text:style-name="L75">
              <text:list-item>
                <text:p text:style-name="P357"><text:span text:style-name="Strong_20_Emphasis"><text:span text:style-name="T1">Dingin Membeku:</text:span></text:span><text:span text:style-name="T1"> Suhu di puncak bisa mencapai -30°C sampai -60°C! </text:span></text:p>
              </text:list-item>
              <text:list-item>
                <text:p text:style-name="P357"><text:span text:style-name="Strong_20_Emphasis"><text:span text:style-name="T1">Angin Badai:</text:span></text:span><text:span text:style-name="T1"> Angin di sana bisa bertiup sekencang badai, lebih dari 160 km/jam! </text:span></text:p>
              </text:list-item>
              <text:list-item>
                <text:p text:style-name="P71"><text:span text:style-name="Strong_20_Emphasis"><text:span text:style-name="T1">Oksigen Super Tipis:</text:span></text:span><text:span text:style-name="T1"> Ini tantangan terberat buat pendaki. Semakin tinggi, udara semakin tipis. Di puncak Everest, kadar oksigennya cuma sekitar </text:span><text:span text:style-name="Strong_20_Emphasis"><text:span text:style-name="T1">sepertiga</text:span></text:span><text:span text:style-name="T1"> dari kadar di permukaan laut! Makanya, daerah di atas 8.000 meter sering disebut </text:span><text:span text:style-name="Strong_20_Emphasis"><text:span text:style-name="T1">"Death Zone"</text:span></text:span><text:span text:style-name="T1"> atau Zona Maut, karena tubuh manusia nggak bisa bertahan lama di sana tanpa bantuan tabung oksigen. </text:span></text:p>
              </text:list-item>
            </text:list>
            <text:p text:style-name="P318">Mencapai puncak Everest adalah impian banyak pendaki gunung di seluruh <text:soft-page-break/>dunia. Meskipun sangat berbahaya dan udah memakan banyak korban, ribuan orang telah berhasil menaklukkan 'atap dunia' ini sejak pendakian pertama yang sukses oleh Sir Edmund Hillary dan Tenzing Norgay pada tahun 1953.</text:p>
            <text:p text:style-name="Text_20_body"><text:span text:style-name="Strong_20_Emphasis"><text:span text:style-name="T1">Luar Biasa, Kan?</text:span></text:span><text:span text:style-name="T1"> Dari kedalaman Palung Mariana yang gelap dan bertekanan tinggi, sampai ke puncak Everest yang beku dan tipis oksigen, Bumi kita menunjukkan rentang kondisi geografis yang benar-benar menakjubkan! Ini bukti betapa beragam dan ekstremnya planet tempat kita tinggal.</text:span></text:p>
            <text:p text:style-name="P498"/>
            <text:p text:style-name="Text_20_body"><text:span text:style-name="Strong_20_Emphasis"><text:span text:style-name="T1">(Opsional) Tips Tambahan:</text:span></text:span></text:p>
            <text:list xml:id="list8121020734164527256" text:style-name="L76">
              <text:list-item>
                <text:p text:style-name="P72"><text:span text:style-name="Strong_20_Emphasis"><text:span text:style-name="T1">Visual Skala:</text:span></text:span><text:span text:style-name="T1"> "Coba deh bayangkan garis vertikal. Tandai titik 0 sebagai permukaan laut. Tarik garis ke atas sampai +8.8 km (Everest), lalu tarik garis ke bawah sampai -11 km (Palung Mariana). Lihat betapa jauh rentangnya!" </text:span></text:p>
              </text:list-item>
            </text:list>
            <text:p text:style-name="Text_20_body"><text:span text:style-name="Strong_20_Emphasis"><text:span text:style-name="T1">(Opsional) Prompt Ilustrasi:</text:span></text:span></text:p>
            <text:list xml:id="list86329484091878284" text:style-name="L77">
              <text:list-item>
                <text:p text:style-name="P73"><text:span text:style-name="Source_20_Text"><text:span text:style-name="T1">Ilustrasi infografis vertikal yang membandingkan skala. Di bagian atas, gambar puncak Gunung Everest yang bersalju dengan siluet pendaki kecil, diberi label ketinggian (8.848 m). Di bagian tengah, garis permukaan laut (0 m). Di bagian bawah, gambar penampang laut dalam yang gelap menuju dasar Palung Mariana, dengan siluet kapal selam kecil di dasar, diberi label kedalaman (~11.000 m). Mungkin ada ikon perbandingan (misal: gedung tertinggi dunia) untuk memberi skala.</text:span></text:span><text:span text:style-name="T1"> </text:span></text:p>
              </text:list-item>
            </text:list>
            <text:p text:style-name="Text_20_body"><text:span text:style-name="Strong_20_Emphasis"><text:span text:style-name="T1">(Opsional) Kutipan:</text:span></text:span></text:p>
            <text:list xml:id="list2926292000402415513" text:style-name="L78">
              <text:list-item>
                <text:p text:style-name="P74"><text:span text:style-name="Emphasis"><text:span text:style-name="T1">"Bukan gunung yang kita taklukkan, tapi diri kita sendiri."</text:span></text:span><text:span text:style-name="T1"> - Sir Edmund Hillary (pendaki pertama puncak Everest, disajikan dengan font yang kuat dan 'mendaki'). </text:span></text:p>
              </text:list-item>
            </text:list>
            <text:p text:style-name="P498"/>
            <text:p text:style-name="Text_20_body"><text:span text:style-name="T1">Subbab 2.1 selesai. Saya akan menunggu perintah </text:span><text:span text:style-name="Strong_20_Emphasis"><text:span text:style-name="T1">"YAX"</text:span></text:span><text:span text:style-name="T1"> dari Anda sebelum melanjutkan ke </text:span><text:span text:style-name="Strong_20_Emphasis"><text:span text:style-name="T1">Subbab 2.2</text:span></text:span><text:span text:style-name="T1">.</text:span></text:p>
          </text:section>
          <text:section text:style-name="Sect1" text:name="feedback-form-27">
            <text:p text:style-name="P477"/>
          </text:section>
        </text:section>
        <text:section text:style-name="Sect1" text:name="d5e5be30d509e457">
          <text:p text:style-name="P318"><text:soft-page-break/></text:p>
          <text:section text:style-name="Sect1" text:name="user-query-content-28">
            <text:p text:style-name="P496">yax </text:p>
          </text:section>
          <text:p text:style-name="P477">Tampilkan alur berpikir</text:p>
          <text:section text:style-name="Sect2" text:name="model-response-message-contentr_d5e5be30d509e457">
            <text:p text:style-name="P318">Oke, dari keajaiban geografi, sekarang kita beralih ke kekuatan cuaca yang bisa bikin kita lari tunggang langgang! Siap merasakan kedahsyatan alam?</text:p>
            <text:p text:style-name="Text_20_body"><text:span text:style-name="Strong_20_Emphasis"><text:span text:style-name="T1">(Prompt 12: Subbab 2.2: Petir dan Badai: Kekuatan Alam yang Dahsyat (Fakta unik tentang cuaca ekstrem))</text:span></text:span></text:p>
            <text:p text:style-name="P498"/>
            <text:p text:style-name="Text_20_body"><text:span text:style-name="Strong_20_Emphasis"><text:span text:style-name="T1">Hasil Teks:</text:span></text:span></text:p>
            <text:p text:style-name="Text_20_body"><text:span text:style-name="Strong_20_Emphasis"><text:span text:style-name="T1">2.2 Petir dan Badai: Kekuatan Alam yang Dahsyat</text:span></text:span></text:p>
            <text:p text:style-name="Text_20_body"><text:span text:style-name="Emphasis"><text:span text:style-name="T1">GLEGAR!</text:span></text:span><text:span text:style-name="T1"> Suara guntur menggelegar, disusul kilatan cahaya terang yang menyambar dari langit. Siapa sih yang nggak ngeri sekaligus takjub lihat </text:span><text:span text:style-name="Strong_20_Emphasis"><text:span text:style-name="T1">petir</text:span></text:span><text:span text:style-name="T1">? Ditambah lagi kalau ada angin kencang dan hujan deras yang bikin suasana makin mencekam. Yup, kita lagi ngomongin </text:span><text:span text:style-name="Strong_20_Emphasis"><text:span text:style-name="T1">kekuatan alam yang dahsyat</text:span></text:span><text:span text:style-name="T1">: petir dan badai!</text:span></text:p>
            <text:p text:style-name="Text_20_body"><text:span text:style-name="Strong_20_Emphasis"><text:span text:style-name="T1">Petir: Cambuk Listrik Raksasa dari Langit</text:span></text:span><text:span text:style-name="T1"> Gimana sih petir itu bisa muncul? Bayangin di dalam awan badai (awan kumulonimbus yang tinggi menjulang itu), terjadi 'perang' antara kristal es dan tetesan air. Tabrakan-tabrakan ini bikin muatan listrik terpisah: bagian atas awan jadi bermuatan positif (+), sementara bagian bawahnya jadi bermuatan negatif (-).</text:span></text:p>
            <text:p text:style-name="Text_20_body"><text:span text:style-name="T1">Nah, muatan negatif di dasar awan ini 'memancing' muatan positif di permukaan tanah di bawahnya untuk berkumpul. Ketika perbedaan muatan listrik antara awan dan tanah (atau antar awan, atau di dalam awan itu sendiri) udah gede banget, udara di antaranya nggak kuat lagi nahan. Terjadilah 'lompatan' muatan listrik raksasa yang kita lihat sebagai </text:span><text:span text:style-name="Strong_20_Emphasis"><text:span text:style-name="T1">kilat</text:span></text:span><text:span text:style-name="T1"> atau </text:span><text:span text:style-name="Strong_20_Emphasis"><text:span text:style-name="T1">petir</text:span></text:span><text:span text:style-name="T1">! Udara yang dilewati petir itu memuai super cepat karena panas banget, dan gelombang kejut dari pemuaian inilah yang kita dengar sebagai </text:span><text:span text:style-name="Strong_20_Emphasis"><text:span text:style-name="T1">guntur</text:span></text:span><text:span text:style-name="T1">.</text:span></text:p>
            <text:p text:style-name="Text_20_body"><text:span text:style-name="Strong_20_Emphasis"><text:span text:style-name="T1">Fakta Petir yang Bikin Melongo:</text:span></text:span></text:p>
            <text:list xml:id="list1602636810560819629" text:style-name="L79">
              <text:list-item>
                <text:p text:style-name="P358"><text:span text:style-name="Strong_20_Emphasis"><text:span text:style-name="T1">Lebih Panas dari Matahari?!</text:span></text:span><text:span text:style-name="T1"> Percaya nggak, suhu sambaran petir itu bisa mencapai </text:span><text:span text:style-name="Strong_20_Emphasis"><text:span text:style-name="T1">30.000 derajat Celsius</text:span></text:span><text:span text:style-name="T1">! Itu sekitar </text:span><text:span text:style-name="Strong_20_Emphasis"><text:span text:style-name="T1">LIMA KALI</text:span></text:span><text:span text:style-name="T1"> lebih panas dari permukaan Matahari! Wow! </text:span></text:p>
              </text:list-item>
              <text:list-item>
                <text:p text:style-name="P358"><text:soft-page-break/><text:span text:style-name="Strong_20_Emphasis"><text:span text:style-name="T1">Super Cepat!</text:span></text:span><text:span text:style-name="T1"> Kilatan petir yang kita lihat (terutama bagian </text:span><text:span text:style-name="Emphasis"><text:span text:style-name="T1">return stroke</text:span></text:span><text:span text:style-name="T1"> atau sambaran baliknya dari tanah ke awan) bergerak dengan kecepatan mendekati </text:span><text:span text:style-name="Strong_20_Emphasis"><text:span text:style-name="T1">sepertiga kecepatan cahaya</text:span></text:span><text:span text:style-name="T1">! Pantesan kelihatan sekejap banget. </text:span></text:p>
              </text:list-item>
              <text:list-item>
                <text:p text:style-name="P75"><text:span text:style-name="Strong_20_Emphasis"><text:span text:style-name="T1">Ada Petir 'Aneh'?</text:span></text:span><text:span text:style-name="T1"> Selain petir biasa dari awan ke tanah, ada juga jenis petir yang lebih langka dan misterius, kayak </text:span><text:span text:style-name="Emphasis"><text:span text:style-name="T1">Ball Lightning</text:span></text:span><text:span text:style-name="T1"> (petir bola) yang katanya bisa melayang-layang, atau </text:span><text:span text:style-name="Emphasis"><text:span text:style-name="T1">Sprites</text:span></text:span><text:span text:style-name="T1"> dan </text:span><text:span text:style-name="Emphasis"><text:span text:style-name="T1">Elves</text:span></text:span><text:span text:style-name="T1"> yang merupakan kilatan cahaya raksasa berwarna kemerahan atau kebiruan di atmosfer bagian </text:span><text:span text:style-name="Emphasis"><text:span text:style-name="T1">atas</text:span></text:span><text:span text:style-name="T1">, jauh di atas awan badai! </text:span></text:p>
              </text:list-item>
            </text:list>
            <text:p text:style-name="Text_20_body"><text:span text:style-name="Strong_20_Emphasis"><text:span text:style-name="T1">Nggak Cuma Petir: Amukan Badai Lainnya</text:span></text:span><text:span text:style-name="T1"> Kekuatan cuaca ekstrem nggak berhenti di petir aja:</text:span></text:p>
            <text:list xml:id="list1182899086800043315" text:style-name="L80">
              <text:list-item>
                <text:p text:style-name="P359"><text:span text:style-name="Strong_20_Emphasis"><text:span text:style-name="T1">Tornado (Angin Puyuh):</text:span></text:span><text:span text:style-name="T1"> Ini adalah kolom udara yang berputar super kencang (bisa ratusan km/jam!) yang turun dari awan badai sampai menyentuh tanah. Bentuknya kayak corong raksasa yang bisa menyapu bersih apa aja yang dilewatinya. Meskipun lebih sering terjadi di Amerika Serikat, angin puting beliung (versi lebih kecilnya) kadang terjadi juga di Indonesia. </text:span></text:p>
              </text:list-item>
              <text:list-item>
                <text:p text:style-name="P76"><text:span text:style-name="Strong_20_Emphasis"><text:span text:style-name="T1">Siklon Tropis (Badai Tropis/Topan/Hurikan):</text:span></text:span><text:span text:style-name="T1"> Nah, ini dia badai raksasa yang lahir di atas lautan tropis yang hangat, termasuk di perairan sekitar Indonesia. Siklon tropis itu sistem badai berputar dengan diameter bisa ratusan kilometer, membawa angin super kencang, hujan lebat banget, dan bisa menyebabkan gelombang laut tinggi (banjir rob) saat mendekati daratan. Nama siklon tropis di wilayah Indonesia biasanya diberi nama bunga atau buah (misalnya Siklon Seroja, Cempaka). Kekuatannya bisa sangat merusak! </text:span></text:p>
              </text:list-item>
            </text:list>
            <text:p text:style-name="P318">Kekuatan alam seperti petir dan badai ini menunjukkan betapa besarnya energi yang bisa dilepaskan oleh atmosfer Bumi. Mereka memang bisa berbahaya, makanya penting banget buat kita menghormati kekuatan alam dan selalu waspada saat cuaca buruk datang.</text:p>
            <text:p text:style-name="P498"/>
            <text:p text:style-name="Text_20_body"><text:span text:style-name="Strong_20_Emphasis"><text:span text:style-name="T1">(Opsional) Tips Tambahan:</text:span></text:span></text:p>
            <text:list xml:id="list8827905749124007737" text:style-name="L81">
              <text:list-item>
                <text:p text:style-name="P77"><text:span text:style-name="Strong_20_Emphasis"><text:span text:style-name="T1">Tips Keamanan Petir:</text:span></text:span><text:span text:style-name="T1"> </text:span><text:span text:style-name="Emphasis"><text:span text:style-name="T1">"Ingat aturan 30/30! Kalau kamu dengar guntur kurang dari 30 detik setelah melihat kilat, artinya badai petir cukup dekat. Segera cari perlindungan di dalam gedung atau mobil. </text:span></text:span><text:soft-page-break/><text:span text:style-name="Emphasis"><text:span text:style-name="T1">Tunggu 30 menit setelah guntur terakhir terdengar sebelum keluar lagi."</text:span></text:span><text:span text:style-name="T1"> </text:span></text:p>
              </text:list-item>
            </text:list>
            <text:p text:style-name="Text_20_body"><text:span text:style-name="Strong_20_Emphasis"><text:span text:style-name="T1">(Opsional) Prompt Ilustrasi:</text:span></text:span></text:p>
            <text:list xml:id="list2309037002516742273" text:style-name="L82">
              <text:list-item>
                <text:p text:style-name="P78"><text:span text:style-name="Source_20_Text"><text:span text:style-name="T1">Ilustrasi dramatis yang menampilkan sambaran petir bercabang-cabang dari awan badai gelap ke arah lanskap di bawahnya. Di sisi lain (atau inset), gambarkan penampang pusaran angin tornado yang menyentuh tanah, dan/atau pandangan dari atas (satelit) sebuah mata siklon tropis yang berputar di atas lautan.</text:span></text:span><text:span text:style-name="T1"> </text:span></text:p>
              </text:list-item>
            </text:list>
            <text:p text:style-name="Text_20_body"><text:span text:style-name="Strong_20_Emphasis"><text:span text:style-name="T1">(Opsional) Kutipan:</text:span></text:span></text:p>
            <text:list xml:id="list8447430373128690022" text:style-name="L83">
              <text:list-item>
                <text:p text:style-name="P79"><text:span text:style-name="Emphasis"><text:span text:style-name="T1">"Alam tidak pernah terburu-buru, namun segalanya tercapai."</text:span></text:span><text:span text:style-name="T1"> - Lao Tzu (Menunjukkan kekuatan alam yang bekerja dengan caranya sendiri, disajikan dengan font yang kuat tapi mengalir). </text:span></text:p>
              </text:list-item>
            </text:list>
            <text:p text:style-name="P498"/>
            <text:p text:style-name="Text_20_body"><text:span text:style-name="T1">Subbab 2.2 selesai. Saya akan menunggu perintah </text:span><text:span text:style-name="Strong_20_Emphasis"><text:span text:style-name="T1">"YAX"</text:span></text:span><text:span text:style-name="T1"> dari Anda sebelum melanjutkan ke </text:span><text:span text:style-name="Strong_20_Emphasis"><text:span text:style-name="T1">Subbab 2.3</text:span></text:span><text:span text:style-name="T1">.</text:span></text:p>
          </text:section>
          <text:section text:style-name="Sect1" text:name="feedback-form-28">
            <text:p text:style-name="P477"/>
          </text:section>
        </text:section>
        <text:section text:style-name="Sect1" text:name="de9ac3df2ff5565f">
          <text:p text:style-name="P318"/>
          <text:section text:style-name="Sect1" text:name="user-query-content-29">
            <text:p text:style-name="P496">yax </text:p>
          </text:section>
          <text:p text:style-name="P477">Tampilkan alur berpikir</text:p>
          <text:section text:style-name="Sect2" text:name="model-response-message-contentr_de9ac3df2ff5565f">
            <text:p text:style-name="P318">Oke, dari amukan langit, sekarang kita turun ke bumi lagi, tapi kali ini kita intip 'raksasa' yang bisa 'batuk' api dan asap! Yuk, kenalan lebih dekat sama gunung berapi!</text:p>
            <text:p text:style-name="Text_20_body"><text:span text:style-name="Strong_20_Emphasis"><text:span text:style-name="T1">(Prompt 13: Subbab 2.3: Gunung Berapi Tidur vs Aktif: Kapan Mereka Meletus?)</text:span></text:span></text:p>
            <text:p text:style-name="P498"/>
            <text:p text:style-name="Text_20_body"><text:span text:style-name="Strong_20_Emphasis"><text:span text:style-name="T1">Hasil Teks:</text:span></text:span></text:p>
            <text:p text:style-name="Text_20_body"><text:span text:style-name="Strong_20_Emphasis"><text:span text:style-name="T1">2.3 Gunung Berapi Tidur vs Aktif: Kapan Mereka Meletus?</text:span></text:span></text:p>
            <text:p text:style-name="Text_20_body"><text:span text:style-name="T1">Kamu pasti udah nggak asing lagi sama yang namanya </text:span><text:span text:style-name="Strong_20_Emphasis"><text:span text:style-name="T1">Gunung Berapi</text:span></text:span><text:span text:style-name="T1">, apalagi kita tinggal di Indonesia, negara dengan gunung berapi terbanyak di dunia! Gunung berapi itu kelihatan gagah dan megah, tapi kadang bisa juga 'marah' dan meletus dahsyat. Sebenarnya, apa sih gunung berapi itu </text:span><text:soft-page-break/><text:span text:style-name="T1">dan kenapa dia bisa meletus?</text:span></text:p>
            <text:p text:style-name="Text_20_body"><text:span text:style-name="Strong_20_Emphasis"><text:span text:style-name="T1">Apa Itu Gunung Berapi?</text:span></text:span><text:span text:style-name="T1"> Gampangnya, gunung berapi itu kayak 'cerobong asap' atau 'lubang' di kerak Bumi tempat keluarnya material super panas dari dalam perut Bumi. Material ini bisa berupa:</text:span></text:p>
            <text:list xml:id="list8775312136404322883" text:style-name="L84">
              <text:list-item>
                <text:p text:style-name="P360"><text:span text:style-name="Strong_20_Emphasis"><text:span text:style-name="T1">Magma:</text:span></text:span><text:span text:style-name="T1"> Batuan cair super panas yang ada di bawah permukaan Bumi. Kalau udah keluar ke permukaan, namanya jadi </text:span><text:span text:style-name="Strong_20_Emphasis"><text:span text:style-name="T1">Lava</text:span></text:span><text:span text:style-name="T1">. </text:span></text:p>
              </text:list-item>
              <text:list-item>
                <text:p text:style-name="P360"><text:span text:style-name="Strong_20_Emphasis"><text:span text:style-name="T1">Abu Vulkanik:</text:span></text:span><text:span text:style-name="T1"> Batuan, mineral, dan pecahan kaca vulkanik super kecil yang terlontar ke udara. </text:span></text:p>
              </text:list-item>
              <text:list-item>
                <text:p text:style-name="P80"><text:span text:style-name="Strong_20_Emphasis"><text:span text:style-name="T1">Gas Vulkanik:</text:span></text:span><text:span text:style-name="T1"> Campuran gas seperti uap air, karbon dioksida, sulfur dioksida, dll. </text:span></text:p>
              </text:list-item>
            </text:list>
            <text:p text:style-name="Text_20_body"><text:span text:style-name="Strong_20_Emphasis"><text:span text:style-name="T1">Kenapa Bisa Ada Gunung Berapi?</text:span></text:span><text:span text:style-name="T1"> Sebagian besar gunung berapi terbentuk di </text:span><text:span text:style-name="Strong_20_Emphasis"><text:span text:style-name="T1">perbatasan lempeng tektonik</text:span></text:span><text:span text:style-name="T1">, yaitu lempengan-lempengan raksasa yang membentuk kerak Bumi. Ketika lempeng-lempeng ini bergerak—saling bertabrakan, menjauh, atau bergesekan—bisa terbentuk celah atau zona lemah di kerak Bumi. Di sinilah magma dari dalam Bumi bisa menemukan jalan untuk naik ke permukaan. Indonesia punya banyak gunung berapi karena kita terletak di jalur pertemuan beberapa lempeng tektonik besar, yang sering disebut </text:span><text:span text:style-name="Strong_20_Emphasis"><text:span text:style-name="T1">Cincin Api Pasifik (Pacific Ring of Fire)</text:span></text:span><text:span text:style-name="T1">. Jalur ini melingkari Samudra Pasifik dan jadi 'rumah' bagi sekitar 75% gunung berapi aktif di dunia! WOW!</text:span></text:p>
            <text:p text:style-name="Text_20_body"><text:span text:style-name="Strong_20_Emphasis"><text:span text:style-name="T1">Status Gunung Berapi: Aktif, Tidur, atau Mati?</text:span></text:span><text:span text:style-name="T1"> Nggak semua gunung berapi itu sama 'tingkat aktif'-nya. Para ahli gunung berapi (vulkanolog) biasanya membagi status gunung berapi jadi tiga:</text:span></text:p>
            <text:list xml:id="list5188008781332328603" text:style-name="L85">
              <text:list-item>
                <text:p text:style-name="P361"><text:span text:style-name="Strong_20_Emphasis"><text:span text:style-name="T1">Aktif:</text:span></text:span><text:span text:style-name="T1"> Gunung berapi yang pernah meletus dalam catatan sejarah manusia (biasanya dalam 10.000 tahun terakhir) dan menunjukkan tanda-tanda aktivitas vulkanik (seperti gempa vulkanik, keluar asap/gas), jadi kemungkinan besar bisa meletus lagi di masa depan. Contoh di Indonesia: Gunung Merapi, Gunung Sinabung, Gunung Semeru. </text:span></text:p>
              </text:list-item>
              <text:list-item>
                <text:p text:style-name="P361"><text:span text:style-name="Strong_20_Emphasis"><text:span text:style-name="T1">Tidur (Dorman):</text:span></text:span><text:span text:style-name="T1"> Gunung berapi yang udah lamaaa banget nggak meletus (bisa ribuan tahun), tapi secara teori </text:span><text:span text:style-name="Strong_20_Emphasis"><text:span text:style-name="T1">masih punya potensi</text:span></text:span><text:span text:style-name="T1"> untuk meletus lagi suatu saat nanti. Gunung ini kelihatan tenang, tapi di bawahnya mungkin 'mesin'-nya belum benar-benar mati. Contoh: Banyak gunung di Indonesia yang statusnya 'tidur' tapi tetap diawasi. </text:span></text:p>
              </text:list-item>
              <text:list-item>
                <text:p text:style-name="P81"><text:soft-page-break/><text:span text:style-name="Strong_20_Emphasis"><text:span text:style-name="T1">Mati (Extinct):</text:span></text:span><text:span text:style-name="T1"> Gunung berapi yang dianggap udah nggak mungkin meletus lagi karena sumber magma di bawahnya udah nggak ada atau udah terputus. </text:span></text:p>
              </text:list-item>
            </text:list>
            <text:p text:style-name="Text_20_body"><text:span text:style-name="Strong_20_Emphasis"><text:span text:style-name="T1">Kapan Gunung Berapi Meletus? Tanda-tandanya Apa?</text:span></text:span><text:span text:style-name="T1"> Memprediksi kapan persisnya gunung berapi akan meletus itu susaah banget. Tapi, biasanya sebelum meletus, gunung berapi menunjukkan beberapa 'gejala' atau tanda-tanda peringatan, misalnya:</text:span></text:p>
            <text:list xml:id="list3149790910155198084" text:style-name="L86">
              <text:list-item>
                <text:p text:style-name="P362"><text:span text:style-name="T1">Peningkatan jumlah dan kekuatan </text:span><text:span text:style-name="Strong_20_Emphasis"><text:span text:style-name="T1">gempa vulkanik</text:span></text:span><text:span text:style-name="T1"> (getaran) di sekitar gunung. </text:span></text:p>
              </text:list-item>
              <text:list-item>
                <text:p text:style-name="P485">Perubahan bentuk gunung (misalnya jadi agak 'menggembung') karena ada tekanan magma dari bawah. Ini dideteksi pakai alat khusus. </text:p>
              </text:list-item>
              <text:list-item>
                <text:p text:style-name="P485">Peningkatan suhu kawah atau sumber air panas di sekitar gunung. </text:p>
              </text:list-item>
              <text:list-item>
                <text:p text:style-name="P325">Keluarnya asap atau gas vulkanik yang lebih banyak atau berbeda dari biasanya. </text:p>
              </text:list-item>
            </text:list>
            <text:p text:style-name="P318">Para ahli terus memantau tanda-tanda ini buat memberikan peringatan dini kepada masyarakat sekitar.</text:p>
            <text:p text:style-name="Text_20_body"><text:span text:style-name="Strong_20_Emphasis"><text:span text:style-name="T1">Fakta Keren Lainnya:</text:span></text:span></text:p>
            <text:list xml:id="list6475526584012575842" text:style-name="L87">
              <text:list-item>
                <text:p text:style-name="P363"><text:span text:style-name="Strong_20_Emphasis"><text:span text:style-name="T1">Jenis Letusan:</text:span></text:span><text:span text:style-name="T1"> Letusan gunung berapi itu beda-beda. Ada yang </text:span><text:span text:style-name="Strong_20_Emphasis"><text:span text:style-name="T1">eksplosif</text:span></text:span><text:span text:style-name="T1"> (meledak dahsyat melontarkan abu tinggi ke angkasa, kayak letusan Krakatau tahun 1883 atau Tambora tahun 1815 yang dampaknya sampai ke seluruh dunia!), ada juga yang </text:span><text:span text:style-name="Strong_20_Emphasis"><text:span text:style-name="T1">efusif</text:span></text:span><text:span text:style-name="T1"> (lavanya meleleh keluar perlahan, kayak di gunung-gunung Hawaii). </text:span></text:p>
              </text:list-item>
              <text:list-item>
                <text:p text:style-name="P82"><text:span text:style-name="Strong_20_Emphasis"><text:span text:style-name="T1">Dampak Letusan:</text:span></text:span><text:span text:style-name="T1"> Letusan bisa sangat merusak (aliran lava panas, awan panas/pyroclastic flow, hujan abu, lahar dingin), tapi dalam jangka panjang, abu vulkanik bisa membuat tanah di sekitarnya jadi </text:span><text:span text:style-name="Strong_20_Emphasis"><text:span text:style-name="T1">super subur</text:span></text:span><text:span text:style-name="T1"> buat pertanian. </text:span></text:p>
              </text:list-item>
            </text:list>
            <text:p text:style-name="P318">Gunung berapi adalah bukti nyata betapa dinamis dan kuatnya proses geologi di planet kita. Mereka bisa jadi sumber bencana, tapi juga bagian penting dari pembentukan Bumi dan sumber kesuburan. Kita patut menghormati kekuatan 'raksasa tidur' ini!</text:p>
            <text:p text:style-name="P498"/>
            <text:p text:style-name="Text_20_body"><text:span text:style-name="Strong_20_Emphasis"><text:span text:style-name="T1">(Opsional) Tips Tambahan:</text:span></text:span></text:p>
            <text:list xml:id="list6720754520494663163" text:style-name="L88">
              <text:list-item>
                <text:p text:style-name="P364"><text:soft-page-break/><text:span text:style-name="Strong_20_Emphasis"><text:span text:style-name="T1">Peta Interaktif Cincin Api:</text:span></text:span><text:span text:style-name="T1"> "Penasaran lihat jalur Cincin Api Pasifik dan posisi Indonesia? Coba cari 'Peta Cincin Api Pasifik Interaktif' di internet. Kamu bisa lihat sebaran gunung berapi dan zona gempa di dunia!" </text:span></text:p>
              </text:list-item>
              <text:list-item>
                <text:p text:style-name="P83"><text:span text:style-name="Strong_20_Emphasis"><text:span text:style-name="T1">Info Status Gunung Berapi:</text:span></text:span><text:span text:style-name="T1"> "Kalau kamu tinggal dekat gunung berapi atau sekadar ingin tahu, kamu bisa cek status gunung berapi terkini di Indonesia lewat website resmi Pusat Vulkanologi dan Mitigasi Bencana Geologi (PVMBG)." </text:span></text:p>
              </text:list-item>
            </text:list>
            <text:p text:style-name="Text_20_body"><text:span text:style-name="Strong_20_Emphasis"><text:span text:style-name="T1">(Opsional) Prompt Ilustrasi:</text:span></text:span></text:p>
            <text:list xml:id="list3564564294944717472" text:style-name="L89">
              <text:list-item>
                <text:p text:style-name="P365"><text:span text:style-name="Source_20_Text"><text:span text:style-name="T1">Diagram penampang gunung berapi yang jelas menunjukkan: 1. Magma chamber (kantong magma) di bawah tanah. 2. Conduit (pipa utama) tempat magma naik. 3. Crater (kawah) di puncak. 4. Lapisan-lapisan batuan hasil letusan sebelumnya. Beri label yang jelas. Mungkin bisa ditambahkan ilustrasi kecil di sampingnya yang menunjukkan perbedaan letusan eksplosif (awan abu tinggi) dan letusan efusif (aliran lava).</text:span></text:span><text:span text:style-name="T1"> </text:span></text:p>
              </text:list-item>
              <text:list-item>
                <text:p text:style-name="P84"><text:span text:style-name="Source_20_Text"><text:span text:style-name="T1">Inset Peta: Peta kecil yang menyorot wilayah Indonesia dan menunjukkan jalur Cincin Api Pasifik serta beberapa lokasi gunung berapi terkenal di Indonesia.</text:span></text:span><text:span text:style-name="T1"> </text:span></text:p>
              </text:list-item>
            </text:list>
            <text:p text:style-name="Text_20_body"><text:span text:style-name="Strong_20_Emphasis"><text:span text:style-name="T1">(Opsional) Kutipan:</text:span></text:span></text:p>
            <text:list xml:id="list316120923699680044" text:style-name="L90">
              <text:list-item>
                <text:p text:style-name="P85"><text:span text:style-name="Emphasis"><text:span text:style-name="T1">"Di jantung setiap kesulitan terletak kesempatan."</text:span></text:span><text:span text:style-name="T1"> - Albert Einstein (Bisa diartikan bahwa di balik kekuatan destruktif gunung berapi, ada juga proses pembentukan dan kesuburan. Disajikan dengan font yang kokoh). </text:span></text:p>
              </text:list-item>
            </text:list>
            <text:p text:style-name="P498"/>
            <text:p text:style-name="Text_20_body"><text:span text:style-name="T1">Subbab 2.3 selesai. Saya akan menunggu perintah </text:span><text:span text:style-name="Strong_20_Emphasis"><text:span text:style-name="T1">"YAX"</text:span></text:span><text:span text:style-name="T1"> dari Anda sebelum melanjutkan ke </text:span><text:span text:style-name="Strong_20_Emphasis"><text:span text:style-name="T1">Subbab 2.4</text:span></text:span><text:span text:style-name="T1">.</text:span></text:p>
          </text:section>
          <text:section text:style-name="Sect1" text:name="feedback-form-29">
            <text:p text:style-name="P477"/>
          </text:section>
        </text:section>
        <text:section text:style-name="Sect1" text:name="5d22e94d82b96e90">
          <text:p text:style-name="P318"/>
          <text:section text:style-name="Sect1" text:name="user-query-content-30">
            <text:p text:style-name="P496">yax </text:p>
          </text:section>
          <text:p text:style-name="P477">Tampilkan alur berpikir</text:p>
          <text:section text:style-name="Sect2" text:name="model-response-message-contentr_5d22e94d82b96e90">
            <text:p text:style-name="P318">Oke, dari 'perut' Bumi, sekarang kita tengok lagi ke atas, ke langit! Pernah nggak sih kamu bengong lihat langit biru cerah dan bertanya-tanya, <text:soft-page-break/>"Kenapa ya warnanya biru? Kenapa nggak hijau, kuning, atau ungu aja?" Pertanyaan simpel, tapi jawabannya melibatkan sains yang keren!</text:p>
            <text:p text:style-name="Text_20_body"><text:span text:style-name="Strong_20_Emphasis"><text:span text:style-name="T1">(Prompt 14: Subbab 2.4: Mengapa Langit Berwarna Biru? (Dan fenomena optik atmosfer lainnya))</text:span></text:span></text:p>
            <text:p text:style-name="P498"/>
            <text:p text:style-name="Text_20_body"><text:span text:style-name="Strong_20_Emphasis"><text:span text:style-name="T1">Hasil Teks:</text:span></text:span></text:p>
            <text:p text:style-name="Text_20_body"><text:span text:style-name="Strong_20_Emphasis"><text:span text:style-name="T1">2.4 Mengapa Langit Berwarna Biru? (Dan fenomena optik atmosfer lainnya)</text:span></text:span></text:p>
            <text:p text:style-name="Text_20_body"><text:span text:style-name="T1">Setiap hari kita lihat langit di atas kepala kita. Kalau lagi cerah, warnanya biru indah banget. Tapi pas sore atau pagi, warnanya bisa berubah jadi jingga, merah, bahkan ungu yang dramatis. Kenapa bisa gitu, ya? Apa ada yang ngecat langit? Hehe, tentu nggak dong! Jawabannya ada di </text:span><text:span text:style-name="Strong_20_Emphasis"><text:span text:style-name="T1">cahaya matahari</text:span></text:span><text:span text:style-name="T1"> dan </text:span><text:span text:style-name="Strong_20_Emphasis"><text:span text:style-name="T1">atmosfer Bumi</text:span></text:span><text:span text:style-name="T1"> kita.</text:span></text:p>
            <text:p text:style-name="Text_20_body"><text:span text:style-name="Strong_20_Emphasis"><text:span text:style-name="T1">Rahasia di Balik Warna Biru Langit Siang Hari</text:span></text:span><text:span text:style-name="T1"> Pertama, kamu perlu tahu kalau cahaya matahari yang kita lihat putih itu sebenernya gabungan dari semua warna pelangi: merah, jingga, kuning, hijau, biru, nila, dan ungu (ingat kan, Mejikuhibiniu?). Setiap warna ini punya panjang gelombang yang beda-beda. Biru dan ungu punya gelombang pendek, sementara merah dan jingga punya gelombang panjang.</text:span></text:p>
            <text:p text:style-name="P318">Kedua, atmosfer Bumi kita ini bukan ruang kosong, lho. Isinya penuh sama molekul-molekul gas super kecil (kayak nitrogen dan oksigen). Nah, pas cahaya matahari masuk ke atmosfer, dia bakal nabrak molekul-molekul gas ini.</text:p>
            <text:p text:style-name="Text_20_body"><text:span text:style-name="T1">Di sinilah keajaibannya terjadi! Molekul gas di atmosfer kita itu ternyata </text:span><text:span text:style-name="Strong_20_Emphasis"><text:span text:style-name="T1">jago banget menghamburkan (menyebarkan) cahaya biru dan ungu</text:span></text:span><text:span text:style-name="T1"> (yang gelombangnya pendek) ke segala arah, dibandingkan warna merah atau jingga (yang gelombangnya panjang). Fenomena ini namanya </text:span><text:span text:style-name="Strong_20_Emphasis"><text:span text:style-name="T1">Hamburan Rayleigh</text:span></text:span><text:span text:style-name="T1">.</text:span></text:p>
            <text:p text:style-name="P318">Bayangin aja molekul gas itu kayak tiang-tiang kecil. Cahaya biru yang 'ukurannya' kecil gampang banget mental ke sana kemari pas nabrak tiang-tiang itu, jadi dia menyebar ke seluruh langit. Sementara cahaya merah yang 'ukurannya' lebih besar, lebih gampang 'jalan lurus' ngelewatin tiang-tiang itu.</text:p>
            <text:p text:style-name="Text_20_body"><text:soft-page-break/><text:span text:style-name="T1">Karena cahaya biru dihamburkan ke seluruh penjuru langit, makanya pas siang hari, dari arah manapun kita lihat ke atas, yang sampai ke mata kita adalah dominasi warna biru! (Terus kenapa bukan ungu, padahal gelombangnya lebih pendek? Karena mata kita lebih sensitif sama warna biru, dan sebagian cahaya ungu juga udah diserap di lapisan atmosfer atas). </text:span><text:span text:style-name="Strong_20_Emphasis"><text:span text:style-name="T1">Jadi, langit itu biru karena cahaya biru 'ditumpahkan' ke mana-mana oleh atmosfer!</text:span></text:span><text:span text:style-name="T1"> Keren, kan?</text:span></text:p>
            <text:p text:style-name="Text_20_body"><text:span text:style-name="Strong_20_Emphasis"><text:span text:style-name="T1">Kenapa Langit Jadi Merah/Jingga Saat Senja dan Fajar?</text:span></text:span><text:span text:style-name="T1"> Nah, pas matahari terbit atau terbenam, posisi matahari kan rendah di cakrawala. Artinya, cahaya matahari harus nempuh perjalanan </text:span><text:span text:style-name="Strong_20_Emphasis"><text:span text:style-name="T1">lebih jauh</text:span></text:span><text:span text:style-name="T1"> melewati atmosfer buat sampai ke mata kita, dibanding pas siang hari.</text:span></text:p>
            <text:p text:style-name="Text_20_body"><text:span text:style-name="T1">Karena perjalanannya lebih jauh, cahaya biru dan ungu yang gampang banget dihamburkan itu udah keburu 'habis' tersebar ke mana-mana di sepanjang jalan. Yang tersisa dan berhasil sampai ke mata kita adalah cahaya dengan gelombang lebih panjang, yaitu </text:span><text:span text:style-name="Strong_20_Emphasis"><text:span text:style-name="T1">merah, jingga, dan kuning</text:span></text:span><text:span text:style-name="T1">. Makanya, langit pas sunrise atau sunset warnanya jadi dramatis banget!</text:span></text:p>
            <text:p text:style-name="Text_20_body"><text:span text:style-name="Strong_20_Emphasis"><text:span text:style-name="T1">Keajaiban Optik Lainnya di Langit:</text:span></text:span><text:span text:style-name="T1"> Atmosfer kita nggak cuma bikin langit biru atau merah, tapi juga pertunjukan cahaya keren lainnya:</text:span></text:p>
            <text:list xml:id="list678636466550138247" text:style-name="L91">
              <text:list-item>
                <text:p text:style-name="P366"><text:span text:style-name="Strong_20_Emphasis"><text:span text:style-name="T1">Pelangi:</text:span></text:span><text:span text:style-name="T1"> Muncul setelah hujan pas matahari bersinar lagi. Tetesan air hujan yang masih ada di udara bertindak kayak prisma kecil, membelokkan dan memantulkan cahaya matahari, memecahnya jadi warna-warni spektrum pelangi yang indah. </text:span></text:p>
              </text:list-item>
              <text:list-item>
                <text:p text:style-name="P86"><text:span text:style-name="Strong_20_Emphasis"><text:span text:style-name="T1">Halo Matahari/Bulan:</text:span></text:span><text:span text:style-name="T1"> Lingkaran cahaya putih atau kadang berwarna tipis di sekitar matahari atau bulan. Ini disebabkan oleh cahaya yang dibiaskan (dibelokkan) oleh kristal-kristal es super kecil yang ada di awan tinggi (awan sirus). </text:span></text:p>
              </text:list-item>
            </text:list>
            <text:p text:style-name="P318">Luar biasa ya, bagaimana interaksi sederhana antara cahaya matahari dan atmosfer Bumi bisa menciptakan pemandangan indah yang kita nikmati hampir setiap hari! Lain kali lihat langit, coba deh perhatikan warna-warnanya dan ingat sains keren di baliknya.</text:p>
            <text:p text:style-name="P498"/>
            <text:p text:style-name="Text_20_body"><text:span text:style-name="Strong_20_Emphasis"><text:span text:style-name="T1">(Opsional) Tips Tambahan:</text:span></text:span></text:p>
            <text:list xml:id="list804371518629401868" text:style-name="L92">
              <text:list-item>
                <text:p text:style-name="P367"><text:span text:style-name="Strong_20_Emphasis"><text:span text:style-name="T1">"Coba Perhatikan!":</text:span></text:span><text:span text:style-name="T1"> "Besok pagi pas matahari terbit atau sore pas </text:span><text:soft-page-break/><text:span text:style-name="T1">matahari terbenam, coba deh amati perubahan warna langit. Perhatikan urutan warnanya. Apakah selalu sama? Bandingkan juga warna langit saat cuaca cerah dan saat agak berawan. Seru lho jadi 'pengamat langit'!" </text:span></text:p>
              </text:list-item>
              <text:list-item>
                <text:p text:style-name="P87"><text:span text:style-name="Strong_20_Emphasis"><text:span text:style-name="T1">Eksperimen Sederhana:</text:span></text:span><text:span text:style-name="T1"> "Mau lihat efek hamburan? Coba siapkan gelas berisi air, lalu teteskan sedikit susu (sedikiiit aja). Sinari gelas itu pakai senter di ruangan gelap. Cahaya yang melewati air susu akan tampak kemerahan (seperti sunset), sementara kalau kamu lihat dari samping, airnya akan tampak kebiruan (seperti langit siang). Ini karena partikel susu menghamburkan cahaya biru!" </text:span></text:p>
              </text:list-item>
            </text:list>
            <text:p text:style-name="Text_20_body"><text:span text:style-name="Strong_20_Emphasis"><text:span text:style-name="T1">(Opsional) Prompt Ilustrasi:</text:span></text:span></text:p>
            <text:list xml:id="list5578537074494734226" text:style-name="L93">
              <text:list-item>
                <text:p text:style-name="P368"><text:span text:style-name="Source_20_Text"><text:span text:style-name="T1">Diagram sederhana: Gambar Matahari di atas, sinarnya masuk ke lapisan atmosfer Bumi. Tunjukkan sinar biru yang dihamburkan ke segala arah oleh molekul udara (digambar titik-titik kecil), membuat langit di bawahnya tampak biru bagi pengamat. Lalu gambar Matahari di cakrawala (sunset), sinarnya melewati lapisan atmosfer yang lebih tebal. Tunjukkan sinar biru sudah banyak terhambur, sehingga sinar merah/jingga yang dominan sampai ke mata pengamat.</text:span></text:span><text:span text:style-name="T1"> </text:span></text:p>
              </text:list-item>
              <text:list-item>
                <text:p text:style-name="P88"><text:span text:style-name="Source_20_Text"><text:span text:style-name="T1">Inset kecil: Gambar pelangi yang melengkung dengan urutan warna yang benar, dan gambar lingkaran halo di sekitar matahari/bulan.</text:span></text:span><text:span text:style-name="T1"> </text:span></text:p>
              </text:list-item>
            </text:list>
            <text:p text:style-name="Text_20_body"><text:span text:style-name="Strong_20_Emphasis"><text:span text:style-name="T1">(Opsional) Kutipan:</text:span></text:span></text:p>
            <text:list xml:id="list3632311374623976907" text:style-name="L94">
              <text:list-item>
                <text:p text:style-name="P89"><text:span text:style-name="Emphasis"><text:span text:style-name="T1">"Warna adalah senyuman alam."</text:span></text:span><text:span text:style-name="T1"> - Leigh Hunt (disajikan dengan font yang ceria dan berwarna-warni). </text:span></text:p>
              </text:list-item>
            </text:list>
            <text:p text:style-name="P498"/>
            <text:p text:style-name="Text_20_body"><text:span text:style-name="T1">Subbab 2.4 selesai. Saya akan menunggu perintah </text:span><text:span text:style-name="Strong_20_Emphasis"><text:span text:style-name="T1">"YAX"</text:span></text:span><text:span text:style-name="T1"> dari Anda sebelum melanjutkan ke </text:span><text:span text:style-name="Strong_20_Emphasis"><text:span text:style-name="T1">Subbab 2.5</text:span></text:span><text:span text:style-name="T1">.</text:span></text:p>
          </text:section>
          <text:section text:style-name="Sect1" text:name="feedback-form-30">
            <text:p text:style-name="P477"/>
          </text:section>
        </text:section>
        <text:section text:style-name="Sect1" text:name="b8ff45bfaee924b9">
          <text:p text:style-name="P318"/>
          <text:section text:style-name="Sect1" text:name="user-query-content-31">
            <text:p text:style-name="P496">yax </text:p>
          </text:section>
          <text:p text:style-name="P477">Tampilkan alur berpikir</text:p>
          <text:section text:style-name="Sect2" text:name="model-response-message-contentr_b8ff45bfaee924b9">
            <text:p text:style-name="P318">Oke, kita sampai di penutup Bab 2! Siap-siap buat keajaiban terakhir dari planet Bumi yang mungkin belum pernah kamu dengar sebelumnya. Air <text:soft-page-break/>terjun... tapi di bawah laut? Gimana ceritanya?!</text:p>
            <text:p text:style-name="Text_20_body"><text:span text:style-name="Strong_20_Emphasis"><text:span text:style-name="T1">(Prompt 15: Subbab 2.5: Air Terjun di Bawah Laut? Keajaiban Tersembunyi Samudra.)</text:span></text:span></text:p>
            <text:p text:style-name="P498"/>
            <text:p text:style-name="Text_20_body"><text:span text:style-name="Strong_20_Emphasis"><text:span text:style-name="T1">Hasil Teks:</text:span></text:span></text:p>
            <text:p text:style-name="Text_20_body"><text:span text:style-name="Strong_20_Emphasis"><text:span text:style-name="T1">2.5 Air Terjun di Bawah Laut? Keajaiban Tersembunyi Samudra.</text:span></text:span></text:p>
            <text:p text:style-name="Text_20_body"><text:span text:style-name="T1">Dengar kata "air terjun", pasti yang kebayang air sungai yang jatuh dari tebing tinggi ke bawah, kan? Suaranya gemuruh, pemandangannya indah. Tapi, gimana kalau aku bilang ada </text:span><text:span text:style-name="Strong_20_Emphasis"><text:span text:style-name="T1">air terjun raksasa di dasar lautan</text:span></text:span><text:span text:style-name="T1"> yang dalam dan gelap? Mustahil? Ternyata NGGAK!</text:span></text:p>
            <text:p text:style-name="Text_20_body"><text:span text:style-name="T1">Yup, fenomena alam yang super keren dan terdengar mustahil ini benar-benar ada! Tapi, ini bukan air yang jatuh ke udara kosong kayak di darat, ya. Ini adalah </text:span><text:span text:style-name="Strong_20_Emphasis"><text:span text:style-name="T1">massa air laut yang 'jatuh' melewati massa air laut lainnya</text:span></text:span><text:span text:style-name="T1">. Kok bisa? Kuncinya ada di </text:span><text:span text:style-name="Strong_20_Emphasis"><text:span text:style-name="T1">kepadatan (densitas)</text:span></text:span><text:span text:style-name="T1"> air laut.</text:span></text:p>
            <text:p text:style-name="Text_20_body"><text:span text:style-name="Strong_20_Emphasis"><text:span text:style-name="T1">Penyebab 'Air Terjun' Ajaib Ini:</text:span></text:span><text:span text:style-name="T1"> Air laut itu kepadatannya nggak selalu sama di semua tempat. Ada dua faktor utama yang bikin air laut jadi lebih padat (lebih berat):</text:span></text:p>
            <text:list xml:id="list8063594348006346459" text:style-name="L95">
              <text:list-item>
                <text:p text:style-name="P369"><text:span text:style-name="Strong_20_Emphasis"><text:span text:style-name="T1">Suhu:</text:span></text:span><text:span text:style-name="T1"> Air yang lebih </text:span><text:span text:style-name="Strong_20_Emphasis"><text:span text:style-name="T1">dingin</text:span></text:span><text:span text:style-name="T1"> itu lebih padat daripada air yang lebih hangat. </text:span></text:p>
              </text:list-item>
              <text:list-item>
                <text:p text:style-name="P90"><text:span text:style-name="Strong_20_Emphasis"><text:span text:style-name="T1">Kadar Garam (Salinitas):</text:span></text:span><text:span text:style-name="T1"> Air yang lebih </text:span><text:span text:style-name="Strong_20_Emphasis"><text:span text:style-name="T1">asin</text:span></text:span><text:span text:style-name="T1"> (kadar garamnya tinggi) itu lebih padat daripada air yang kurang asin. </text:span></text:p>
              </text:list-item>
            </text:list>
            <text:p text:style-name="Text_20_body"><text:span text:style-name="T1">Nah, bayangin ada dua massa air laut yang berbeda bertemu di dasar laut, misalnya di dekat punggungan atau lereng bawah laut. Kalau massa air yang satu </text:span><text:span text:style-name="Strong_20_Emphasis"><text:span text:style-name="T1">lebih dingin DAN/ATAU lebih asin</text:span></text:span><text:span text:style-name="T1"> daripada massa air di sekitarnya, air yang lebih padat ini akan </text:span><text:span text:style-name="Strong_20_Emphasis"><text:span text:style-name="T1">tenggelam</text:span></text:span><text:span text:style-name="T1"> atau </text:span><text:span text:style-name="Strong_20_Emphasis"><text:span text:style-name="T1">meluncur turun</text:span></text:span><text:span text:style-name="T1"> dengan cepat melewati air yang lebih ringan. Gerakan air padat yang 'jatuh' secara masif inilah yang menciptakan ilusi atau fenomena mirip air terjun raksasa di bawah laut!</text:span></text:p>
            <text:p text:style-name="Text_20_body"><text:span text:style-name="Strong_20_Emphasis"><text:span text:style-name="T1">Contoh Paling WOW: Denmark Strait Cataract</text:span></text:span><text:span text:style-name="T1"> Air terjun bawah laut terbesar dan paling terkenal di dunia ada di </text:span><text:span text:style-name="Strong_20_Emphasis"><text:span text:style-name="T1">Selat Denmark</text:span></text:span><text:span text:style-name="T1">, yaitu celah lautan antara Greenland dan Islandia. Di sini, air super dingin dan padat dari Laut Greenland bertemu dengan air yang sedikit lebih hangat dari Laut </text:span><text:soft-page-break/><text:span text:style-name="T1">Irminger. Air dingin ini kemudian 'tumpah' melewati punggungan bawah laut setinggi ratusan meter!</text:span></text:p>
            <text:p text:style-name="Text_20_body"><text:span text:style-name="T1">Jangan remehkan ukurannya ya! Aliran 'air terjun' bawah laut di Selat Denmark ini diperkirakan mencapai </text:span><text:span text:style-name="Strong_20_Emphasis"><text:span text:style-name="T1">5 juta meter kubik per detik!</text:span></text:span><text:span text:style-name="T1"> Itu </text:span><text:span text:style-name="Strong_20_Emphasis"><text:span text:style-name="T1">jauuuh lebih besar</text:span></text:span><text:span text:style-name="T1"> dari gabungan aliran semua air terjun sungai di daratan! Tingginya juga diperkirakan mencapai </text:span><text:span text:style-name="Strong_20_Emphasis"><text:span text:style-name="T1">3.500 meter</text:span></text:span><text:span text:style-name="T1">, hampir 3.5 kali lebih tinggi dari air terjun Angel Falls (air terjun tertinggi di darat)! Benar-benar raksasa tersembunyi!</text:span></text:p>
            <text:p text:style-name="Text_20_body"><text:span text:style-name="Strong_20_Emphasis"><text:span text:style-name="T1">Gimana Ilmuwan Mempelajarinya?</text:span></text:span><text:span text:style-name="T1"> Karena letaknya di dasar laut yang dalam dan gelap, ilmuwan nggak bisa lihat langsung. Mereka pakai teknologi canggih kayak:</text:span></text:p>
            <text:list xml:id="list428213513628913101" text:style-name="L96">
              <text:list-item>
                <text:p text:style-name="P370"><text:span text:style-name="Strong_20_Emphasis"><text:span text:style-name="T1">Sonar:</text:span></text:span><text:span text:style-name="T1"> Buat memetakan bentuk dasar laut dan melihat struktur punggungan tempat 'air terjun' terjadi. </text:span></text:p>
              </text:list-item>
              <text:list-item>
                <text:p text:style-name="P91"><text:span text:style-name="Strong_20_Emphasis"><text:span text:style-name="T1">Sensor Khusus:</text:span></text:span><text:span text:style-name="T1"> Ditempatkan di dasar laut atau dibawa kapal selam mini untuk mengukur suhu, salinitas, dan kecepatan arus air di area tersebut. </text:span></text:p>
              </text:list-item>
            </text:list>
            <text:p text:style-name="Text_20_body"><text:span text:style-name="Strong_20_Emphasis"><text:span text:style-name="T1">Penting Banget, Lho!</text:span></text:span><text:span text:style-name="T1"> Air terjun bawah laut ini bukan cuma fenomena aneh yang keren. Mereka punya peran super penting dalam </text:span><text:span text:style-name="Strong_20_Emphasis"><text:span text:style-name="T1">menggerakkan arus laut dalam global</text:span></text:span><text:span text:style-name="T1"> (sering disebut </text:span><text:span text:style-name="Emphasis"><text:span text:style-name="T1">thermohaline circulation</text:span></text:span><text:span text:style-name="T1"> atau 'sabuk konveyor lautan'). Arus ini membantu mendistribusikan panas, oksigen, dan nutrisi ke seluruh penjuru lautan di dunia, yang akhirnya ikut mempengaruhi iklim global kita!</text:span></text:p>
            <text:p text:style-name="P318">Lautan kita ternyata masih menyimpan begitu banyak misteri dan keajaiban yang belum terungkap ya! Fenomena air terjun bawah laut ini baru satu contoh betapa dinamis dan menakjubkannya dunia tersembunyi di bawah permukaan air. Masih banyak lagi yang menunggu untuk dijelajahi!</text:p>
            <text:p text:style-name="P498"/>
            <text:p text:style-name="Text_20_body"><text:span text:style-name="Strong_20_Emphasis"><text:span text:style-name="T1">(Opsional) Tips Tambahan:</text:span></text:span></text:p>
            <text:list xml:id="list4706462758419221268" text:style-name="L97">
              <text:list-item>
                <text:p text:style-name="P92"><text:span text:style-name="Strong_20_Emphasis"><text:span text:style-name="T1">Eksperimen Densitas Sederhana:</text:span></text:span><text:span text:style-name="T1"> "Mau lihat prinsip dasarnya? Coba siapkan gelas bening. Isi setengahnya dengan air biasa. Lalu, campurkan garam dan sedikit pewarna makanan (misal: biru) ke dalam segelas air lain, aduk rata. Pelan-pelan tuangkan air garam berwarna biru tadi ke pinggir gelas pertama yang berisi air tawar. </text:span><text:soft-page-break/><text:span text:style-name="T1">Kalau kamu nuangnya hati-hati, kamu bisa lihat air biru yang lebih padat akan 'tenggelam' atau membentuk lapisan di bawah air tawar!" </text:span></text:p>
              </text:list-item>
            </text:list>
            <text:p text:style-name="Text_20_body"><text:span text:style-name="Strong_20_Emphasis"><text:span text:style-name="T1">(Opsional) Prompt Ilustrasi:</text:span></text:span></text:p>
            <text:list xml:id="list7340869670005795246" text:style-name="L98">
              <text:list-item>
                <text:p text:style-name="P93"><text:span text:style-name="Source_20_Text"><text:span text:style-name="T1">Ilustrasi dramatis penampang dasar laut. Terlihat massa air berwarna biru tua (mewakili air dingin/asin/padat) mengalir deras menuruni lereng atau punggungan bawah laut, 'mendorong' massa air berwarna biru lebih muda (air lebih hangat/kurang asin/kurang padat) ke samping/atas. Beri panah untuk menunjukkan arah aliran. Mungkin tambahkan siluet kapal selam riset kecil untuk memberi skala betapa masifnya fenomena ini.</text:span></text:span><text:span text:style-name="T1"> </text:span></text:p>
              </text:list-item>
            </text:list>
            <text:p text:style-name="Text_20_body"><text:span text:style-name="Strong_20_Emphasis"><text:span text:style-name="T1">(Opsional) Kutipan:</text:span></text:span></text:p>
            <text:list xml:id="list8657324674879861247" text:style-name="L99">
              <text:list-item>
                <text:p text:style-name="P94"><text:span text:style-name="Emphasis"><text:span text:style-name="T1">"Lautan menyimpan rahasia di kedalamannya yang bahkan imajinasi pun takut untuk menyelaminya."</text:span></text:span><text:span text:style-name="T1"> - Jules Verne (Penulis '20,000 Leagues Under the Sea', disajikan dengan font bergelombang seperti air). </text:span></text:p>
              </text:list-item>
            </text:list>
            <text:p text:style-name="P498"/>
            <text:p text:style-name="Text_20_body"><text:span text:style-name="T1">Bab 2 selesai! Saya akan menunggu perintah </text:span><text:span text:style-name="Strong_20_Emphasis"><text:span text:style-name="T1">"YAX"</text:span></text:span><text:span text:style-name="T1"> dari Anda sebelum melanjutkan ke </text:span><text:span text:style-name="Strong_20_Emphasis"><text:span text:style-name="T1">Pengantar Bab 3</text:span></text:span><text:span text:style-name="T1">.</text:span></text:p>
          </text:section>
          <text:section text:style-name="Sect1" text:name="feedback-form-31">
            <text:p text:style-name="P477"/>
          </text:section>
        </text:section>
        <text:section text:style-name="Sect1" text:name="54e4f0f51a60a603">
          <text:p text:style-name="P318"/>
          <text:section text:style-name="Sect1" text:name="user-query-content-32">
            <text:p text:style-name="P496">yax </text:p>
          </text:section>
          <text:p text:style-name="P477">Tampilkan alur berpikir</text:p>
          <text:section text:style-name="Sect2" text:name="model-response-message-contentr_54e4f0f51a60a603">
            <text:p text:style-name="P318">Oke, siap-siap masuk ke dunia yang dihuni makhluk-makhluk paling aneh, paling keren, dan paling bikin melongo di planet ini! Kita tinggalkan dulu bebatuan dan cuaca, sekarang saatnya ketemu para penghuni Bumi yang bergerak, berburu, dan punya cara hidup super unik!</text:p>
            <text:p text:style-name="Text_20_body"><text:span text:style-name="Strong_20_Emphasis"><text:span text:style-name="T1">(Prompt 16: Pengantar Bab 3: Hewan-Hewan Super Aneh Tapi Nyata!)</text:span></text:span></text:p>
            <text:p text:style-name="P498"/>
            <text:p text:style-name="Text_20_body"><text:span text:style-name="Strong_20_Emphasis"><text:span text:style-name="T1">Hasil Teks:</text:span></text:span></text:p>
            <text:p text:style-name="Text_20_body"><text:span text:style-name="Strong_20_Emphasis"><text:span text:style-name="T1">BAB 3: HEWAN-HEWAN SUPER ANEH TAPI NYATA!</text:span></text:span></text:p>
            <text:p text:style-name="Text_20_body"><text:span text:style-name="T1">Kalau ngomongin hewan, mungkin yang kebayang di kepalamu kucing lucu, </text:span><text:soft-page-break/><text:span text:style-name="T1">anjing setia, atau burung yang berkicau merdu. Bener sih, mereka semua bagian dari dunia hewan yang luar biasa. Tapi... siap-siap ya, karena dunia hewan itu JAUUUH lebih </text:span><text:span text:style-name="Strong_20_Emphasis"><text:span text:style-name="T1">liar</text:span></text:span><text:span text:style-name="T1">, lebih </text:span><text:span text:style-name="Strong_20_Emphasis"><text:span text:style-name="T1">aneh</text:span></text:span><text:span text:style-name="T1">, dan lebih </text:span><text:span text:style-name="Strong_20_Emphasis"><text:span text:style-name="T1">ajaib</text:span></text:span><text:span text:style-name="T1"> dari yang kamu kira!</text:span></text:p>
            <text:p text:style-name="Text_20_body"><text:span text:style-name="T1">Di planet kita ini, ada lho hewan-hewan yang penampilannya kayak keluar langsung dari film </text:span><text:span text:style-name="Strong_20_Emphasis"><text:span text:style-name="T1">fiksi ilmiah</text:span></text:span><text:span text:style-name="T1"> atau </text:span><text:span text:style-name="Strong_20_Emphasis"><text:span text:style-name="T1">game fantasi</text:span></text:span><text:span text:style-name="T1">. Ada yang punya kemampuan super kayak </text:span><text:span text:style-name="Strong_20_Emphasis"><text:span text:style-name="T1">superhero</text:span></text:span><text:span text:style-name="T1">, ada yang cara bertahannya hidupnya </text:span><text:span text:style-name="Strong_20_Emphasis"><text:span text:style-name="T1">nggak masuk akal banget</text:span></text:span><text:span text:style-name="T1">, dan ada juga yang kebiasaannya super duper aneh! Percaya nggak percaya, mereka semua </text:span><text:span text:style-name="Strong_20_Emphasis"><text:span text:style-name="T1">NYATA</text:span></text:span><text:span text:style-name="T1"> dan hidup bareng kita di Bumi ini! Ini semua bukan sihir, tapi hasil dari </text:span><text:span text:style-name="Strong_20_Emphasis"><text:span text:style-name="T1">evolusi</text:span></text:span><text:span text:style-name="T1"> dan </text:span><text:span text:style-name="Strong_20_Emphasis"><text:span text:style-name="T1">adaptasi</text:span></text:span><text:span text:style-name="T1"> selama jutaan tahun yang bikin mereka jadi makhluk super unik.</text:span></text:p>
            <text:p text:style-name="P318">Di bab ini, kita bakal kenalan sama para hewan paling "WOW!" sedunia:</text:p>
            <text:list xml:id="list5733934567166101321" text:style-name="L100">
              <text:list-item>
                <text:p text:style-name="P371"><text:span text:style-name="T1">Kita bakal nyemplung ke </text:span><text:span text:style-name="Strong_20_Emphasis"><text:span text:style-name="T1">laut terdalam</text:span></text:span><text:span text:style-name="T1"> buat ketemu 'alien' sungguhan yang bentuknya... yah, liat aja nanti! </text:span></text:p>
              </text:list-item>
              <text:list-item>
                <text:p text:style-name="P371"><text:span text:style-name="T1">Kita bakal bongkar rahasia hewan-hewan dengan </text:span><text:span text:style-name="Strong_20_Emphasis"><text:span text:style-name="T1">'kekuatan super'</text:span></text:span><text:span text:style-name="T1">: ada yang bisa menghilang (kamuflase tingkat dewa!), ada yang bisa numbuhin lagi bagian tubuhnya yang putus (regenerasi!), ada juga yang larinya secepat kilat! </text:span></text:p>
              </text:list-item>
              <text:list-item>
                <text:p text:style-name="P371"><text:span text:style-name="T1">Kita bakal ketemu makhluk </text:span><text:span text:style-name="Strong_20_Emphasis"><text:span text:style-name="T1">hampir 'abadi'</text:span></text:span><text:span text:style-name="T1"> yang bisa hidup tanpa kepala atau tahan di kondisi paling ekstrem sekalipun! </text:span></text:p>
              </text:list-item>
              <text:list-item>
                <text:p text:style-name="P371"><text:span text:style-name="T1">Kita bakal bandingin hewan </text:span><text:span text:style-name="Strong_20_Emphasis"><text:span text:style-name="T1">paling imut-imut super kecil</text:span></text:span><text:span text:style-name="T1"> sama </text:span><text:span text:style-name="Strong_20_Emphasis"><text:span text:style-name="T1">raksasa terbesar</text:span></text:span><text:span text:style-name="T1"> yang pernah hidup di Bumi. Rentang ukurannya gila banget! </text:span></text:p>
              </text:list-item>
              <text:list-item>
                <text:p text:style-name="P95"><text:span text:style-name="T1">Dan... kita bakal intip </text:span><text:span text:style-name="Strong_20_Emphasis"><text:span text:style-name="T1">kebiasaan tidur paling aneh</text:span></text:span><text:span text:style-name="T1"> sedunia. Ada yang tidur sambil terbang, lho! </text:span></text:p>
              </text:list-item>
            </text:list>
            <text:p text:style-name="Text_20_body"><text:span text:style-name="T1">Siapkan dirimu buat kaget, takjub, mungkin sedikit merinding, tapi yang pasti bakal bilang, </text:span><text:span text:style-name="Strong_20_Emphasis"><text:span text:style-name="T1">"SERIUS INI BENERAN ADA?!"</text:span></text:span><text:span text:style-name="T1"> berkali-kali. Keanekaragaman hayati planet kita ini benar-benar luar biasa gila!</text:span></text:p>
            <text:p text:style-name="P318">Yuk, buka lembar berikutnya dan masuki kebun binatang paling aneh dan paling keren di dunia!</text:p>
            <text:p text:style-name="P498"/>
            <text:p text:style-name="Text_20_body"><text:span text:style-name="Strong_20_Emphasis"><text:span text:style-name="T1">(Opsional) Tips Tambahan:</text:span></text:span></text:p>
            <text:list xml:id="list4305750929917747210" text:style-name="L101">
              <text:list-item>
                <text:p text:style-name="P96"><text:span text:style-name="Strong_20_Emphasis"><text:span text:style-name="T1">Tips "Siapkan Mata!":</text:span></text:span><text:span text:style-name="T1"> "Bab ini bakal penuh sama gambar dan </text:span><text:soft-page-break/><text:span text:style-name="T1">deskripsi hewan-hewan unik. Coba perhatikan detail bentuk tubuh, warna, atau bagian tubuh aneh mereka. Kadang, keajaibannya ada di detail kecil yang nggak kita sangka!" </text:span></text:p>
              </text:list-item>
            </text:list>
            <text:p text:style-name="Text_20_body"><text:span text:style-name="Strong_20_Emphasis"><text:span text:style-name="T1">(Opsional) Prompt Ilustrasi:</text:span></text:span></text:p>
            <text:list xml:id="list2895374413712075106" text:style-name="L102">
              <text:list-item>
                <text:p text:style-name="P97"><text:span text:style-name="Source_20_Text"><text:span text:style-name="T1">Ilustrasi pembuka bab yang ramai dan penuh warna, menampilkan kolase atau siluet berbagai hewan aneh yang akan dibahas: ikan anglerfish dengan sungut bercahaya, gurita yang sedang berubah warna menyatu dengan latar, tardigrade (beruang air) yang tampak tangguh, siluet paus biru besar di samping burung kolibri kecil, dan burung yang terbang dengan mata setengah terpejam. Buat suasananya ceria, misterius, dan mengundang rasa ingin tahu.</text:span></text:span><text:span text:style-name="T1"> </text:span></text:p>
              </text:list-item>
            </text:list>
            <text:p text:style-name="Text_20_body"><text:span text:style-name="Strong_20_Emphasis"><text:span text:style-name="T1">(Opsional) Kutipan:</text:span></text:span></text:p>
            <text:list xml:id="list1414168645493830935" text:style-name="L103">
              <text:list-item>
                <text:p text:style-name="P98"><text:span text:style-name="Emphasis"><text:span text:style-name="T1">"Lihatlah hewan-hewan liar, mereka tidak pernah mengasihani diri sendiri. Seekor burung kecil akan jatuh mati beku dari dahan tanpa pernah merasa kasihan pada dirinya sendiri."</text:span></text:span><text:span text:style-name="T1"> - D.H. Lawrence (Menunjukkan ketangguhan alamiah hewan, disajikan dengan font yang sedikit 'liar' atau natural). </text:span></text:p>
              </text:list-item>
            </text:list>
            <text:p text:style-name="P498"/>
            <text:p text:style-name="Text_20_body"><text:span text:style-name="T1">Pengantar Bab 3 selesai. Saya akan menunggu perintah </text:span><text:span text:style-name="Strong_20_Emphasis"><text:span text:style-name="T1">"YAX"</text:span></text:span><text:span text:style-name="T1"> dari Anda sebelum melanjutkan ke </text:span><text:span text:style-name="Strong_20_Emphasis"><text:span text:style-name="T1">Subbab 3.1</text:span></text:span><text:span text:style-name="T1">.</text:span></text:p>
          </text:section>
          <text:section text:style-name="Sect1" text:name="feedback-form-32">
            <text:p text:style-name="P477"/>
          </text:section>
        </text:section>
        <text:section text:style-name="Sect1" text:name="53a90e663cf6748a">
          <text:p text:style-name="P318"/>
          <text:section text:style-name="Sect1" text:name="user-query-content-33">
            <text:p text:style-name="P496">yax </text:p>
          </text:section>
          <text:p text:style-name="P477">Tampilkan alur berpikir</text:p>
          <text:section text:style-name="Sect2" text:name="model-response-message-contentr_53a90e663cf6748a">
            <text:p text:style-name="P318">Oke, petualangan pertama kita di Bab 3 ini langsung nyemplung ke tempat paling gelap dan misterius di planet kita: Laut Dalam! Siap-siap ketemu makhluk yang lebih aneh dari alien di film!</text:p>
            <text:p text:style-name="Text_20_body"><text:span text:style-name="Strong_20_Emphasis"><text:span text:style-name="T1">(Prompt 17: Subbab 3.1: Makhluk Laut Dalam yang Seperti Alien.)</text:span></text:span></text:p>
            <text:p text:style-name="P498"/>
            <text:p text:style-name="Text_20_body"><text:span text:style-name="Strong_20_Emphasis"><text:span text:style-name="T1">Hasil Teks:</text:span></text:span></text:p>
            <text:p text:style-name="Text_20_body"><text:span text:style-name="Strong_20_Emphasis"><text:span text:style-name="T1">3.1 Makhluk Laut Dalam yang Seperti Alien.</text:span></text:span></text:p>
            <text:p text:style-name="Text_20_body"><text:soft-page-break/><text:span text:style-name="T1">Bayangkan kamu menyelam jauuuuh ke bawah permukaan laut, lebih dalam dari gedung tertinggi mana pun, sampai cahaya matahari nggak bisa tembus sama sekali. Di sana, dunianya </text:span><text:span text:style-name="Strong_20_Emphasis"><text:span text:style-name="T1">gelap gulita permanen</text:span></text:span><text:span text:style-name="T1">, suhunya </text:span><text:span text:style-name="Strong_20_Emphasis"><text:span text:style-name="T1">dingin banget</text:span></text:span><text:span text:style-name="T1"> kayak di dalam kulkas, dan tekanan airnya </text:span><text:span text:style-name="Strong_20_Emphasis"><text:span text:style-name="T1">super kuat</text:span></text:span><text:span text:style-name="T1">, rasanya kayak ditindih puluhan gajah! Selamat datang di </text:span><text:span text:style-name="Strong_20_Emphasis"><text:span text:style-name="T1">zona laut dalam</text:span></text:span><text:span text:style-name="T1"> (zona abisal dan hadal), salah satu lingkungan paling ekstrem di Bumi.</text:span></text:p>
            <text:p text:style-name="Text_20_body"><text:span text:style-name="T1">Justru karena kondisinya yang gila-gilaan inilah, laut dalam jadi 'rumah' bagi makhluk-makhluk dengan penampilan dan cara hidup paling aneh dan paling </text:span><text:span text:style-name="Strong_20_Emphasis"><text:span text:style-name="T1">'alien'</text:span></text:span><text:span text:style-name="T1"> di planet ini! Mereka harus beradaptasi secara luar biasa buat bertahan hidup di dunia tanpa cahaya, penuh tekanan, dan makanan yang langka. Yuk, kenalan sama beberapa 'selebriti' laut dalam yang penampilannya dijamin bikin kamu melongo:</text:span></text:p>
            <text:list xml:id="list8267036060784654808" text:style-name="L104">
              <text:list-item>
                <text:p text:style-name="P372"><text:span text:style-name="Strong_20_Emphasis"><text:span text:style-name="T1">Si Ikan Pemancing (Anglerfish):</text:span></text:span><text:span text:style-name="T1"> Ini dia ikon laut dalam! Ikan betinanya punya 'alat pancing' alami yang tumbuh dari kepalanya. Di ujung 'pancing' ini ada </text:span><text:span text:style-name="Strong_20_Emphasis"><text:span text:style-name="T1">umpan bercahaya</text:span></text:span><text:span text:style-name="T1"> (hasil dari bakteri simbiosis) yang dipakai buat menarik mangsa di kegelapan pekat. Pas mangsa (ikan kecil atau udang) udah cukup dekat, HAP! Mulutnya yang super besar dengan gigi-gigi tajam langsung menyergap. Yang lebih aneh lagi? Ikan jantannya berukuran super kecil dan hidup parasit, menempel permanen di tubuh betina! Aneh banget, kan? </text:span></text:p>
              </text:list-item>
              <text:list-item>
                <text:p text:style-name="P372"><text:span text:style-name="Strong_20_Emphasis"><text:span text:style-name="T1">Si Gigi Taring (Viperfish):</text:span></text:span><text:span text:style-name="T1"> Jangan coba-baca mimpiin ikan ini! Viperfish punya </text:span><text:span text:style-name="Strong_20_Emphasis"><text:span text:style-name="T1">gigi-gigi super panjang, tajam, dan melengkung kayak taring</text:span></text:span><text:span text:style-name="T1">—saking panjangnya, giginya itu sampai nggak muat di dalam mulutnya kalau lagi mingkem! Gigi ini dipakai buat menusuk dan menahan mangsa. Tubuhnya juga punya organ-organ kecil penghasil cahaya (fotofor) yang berjejer di sepanjang sisinya, mungkin buat komunikasi atau menarik mangsa. Serem tapi keren! </text:span></text:p>
              </text:list-item>
              <text:list-item>
                <text:p text:style-name="P372"><text:span text:style-name="Strong_20_Emphasis"><text:span text:style-name="T1">Si Wajah Sedih (Blobfish):</text:span></text:span><text:span text:style-name="T1"> Nah, ini dia yang sering jadi meme! Blobfish sebenarnya punya alasan kenapa bentuknya kayak gumpalan jelly kalau diangkat ke permukaan. Tubuhnya yang lembek dan nggak punya banyak otot itu adalah </text:span><text:span text:style-name="Strong_20_Emphasis"><text:span text:style-name="T1">adaptasi sempurna</text:span></text:span><text:span text:style-name="T1"> buat hidup di tekanan super tinggi di dasar laut Australia. Di habitat aslinya, tekanan air yang kuat 'menopang' bentuk tubuhnya jadi kelihatan kayak ikan biasa. Jadi, kasihan juga ya dia kalau diejek </text:span><text:soft-page-break/><text:span text:style-name="T1">'jelek', padahal itu cara dia bertahan hidup! </text:span></text:p>
              </text:list-item>
              <text:list-item>
                <text:p text:style-name="P99"><text:span text:style-name="Strong_20_Emphasis"><text:span text:style-name="T1">Si Cumi-cumi Vampir (Vampire Squid):</text:span></text:span><text:span text:style-name="T1"> Namanya serem, tapi tenang, dia nggak ngisap darah kok, dan sebenernya dia bukan cumi-cumi ataupun gurita sejati! Makhluk berwarna merah gelap atau hitam ini punya selaput di antara lengannya, jadi kelihatan kayak pakai jubah. Lengannya punya duri-duri lembut (cirri), bukan pengisap. Kalau merasa terancam, dia bisa </text:span><text:span text:style-name="Strong_20_Emphasis"><text:span text:style-name="T1">membalik tubuhnya keluar-dalam</text:span></text:span><text:span text:style-name="T1"> kayak kaos kaki, menyembunyikan badannya di balik 'jubah' lengannya yang berduri! Dia juga bisa mengeluarkan cahaya dari ujung lengan dan matanya. Bener-bener ahli menyamar dari dunia lain! </text:span></text:p>
              </text:list-item>
            </text:list>
            <text:p text:style-name="Text_20_body"><text:span text:style-name="Strong_20_Emphasis"><text:span text:style-name="T1">Adaptasi Keren Lainnya:</text:span></text:span><text:span text:style-name="T1"> Selain bentuk yang aneh, hewan laut dalam punya banyak adaptasi keren lain:</text:span></text:p>
            <text:list xml:id="list3409598161728336095" text:style-name="L105">
              <text:list-item>
                <text:p text:style-name="P373"><text:span text:style-name="Strong_20_Emphasis"><text:span text:style-name="T1">Bioluminesensi:</text:span></text:span><text:span text:style-name="T1"> Kemampuan menghasilkan cahaya sendiri! Ini penting banget buat cari makan, cari pasangan, komunikasi, atau menakuti predator di kegelapan abadi. </text:span></text:p>
              </text:list-item>
              <text:list-item>
                <text:p text:style-name="P373"><text:span text:style-name="Strong_20_Emphasis"><text:span text:style-name="T1">Mulut dan Perut Besar:</text:span></text:span><text:span text:style-name="T1"> Karena makanan susah dicari, banyak predator laut dalam punya mulut super lebar dan perut elastis biar bisa menelan mangsa yang ukurannya lebih besar dari dirinya sendiri! Kesempatan makan nggak boleh disia-siakan! </text:span></text:p>
              </text:list-item>
              <text:list-item>
                <text:p text:style-name="P100"><text:span text:style-name="Strong_20_Emphasis"><text:span text:style-name="T1">Metabolisme Lambat:</text:span></text:span><text:span text:style-name="T1"> Banyak hewan laut dalam bergerak lambat dan metabolismenya rendah buat menghemat energi di lingkungan yang miskin makanan. </text:span></text:p>
              </text:list-item>
            </text:list>
            <text:p text:style-name="P318">Dunia laut dalam itu kayak alam semesta lain di planet kita sendiri. Masih banyak banget misteri dan makhluk aneh yang belum terungkap di sana. Setiap penemuan baru selalu bikin kita sadar betapa luar biasanya kehidupan bisa beradaptasi di tempat paling nggak ramah sekalipun!</text:p>
            <text:p text:style-name="P498"/>
            <text:p text:style-name="Text_20_body"><text:span text:style-name="Strong_20_Emphasis"><text:span text:style-name="T1">(Opsional) Tips Tambahan:</text:span></text:span></text:p>
            <text:list xml:id="list2978324935393663812" text:style-name="L106">
              <text:list-item>
                <text:p text:style-name="P101"><text:span text:style-name="Strong_20_Emphasis"><text:span text:style-name="T1">Fakta Bioluminesensi:</text:span></text:span><text:span text:style-name="T1"> "Tahukah kamu? Sebagian besar hewan yang hidup di zona laut dalam (sekitar 90%!) punya kemampuan bioluminesensi alias menghasilkan cahaya sendiri. Ini adalah adaptasi kunci untuk bertahan hidup di dunia tanpa matahari!" </text:span></text:p>
              </text:list-item>
            </text:list>
            <text:p text:style-name="Text_20_body"><text:soft-page-break/><text:span text:style-name="Strong_20_Emphasis"><text:span text:style-name="T1">(Opsional) Prompt Ilustrasi:</text:span></text:span></text:p>
            <text:list xml:id="list5407062474730349859" text:style-name="L107">
              <text:list-item>
                <text:p text:style-name="P102"><text:span text:style-name="Source_20_Text"><text:span text:style-name="T1">Ilustrasi suasana laut dalam yang gelap dan misterius. Fokus pada beberapa hewan: Anglerfish betina dengan umpan bercahaya di depan mulut besarnya, Viperfish dengan gigi taring mencuat dan bintik-bintik cahaya di tubuhnya, Vampire Squid dalam 'pineapple posture' (terbalik) dengan cahaya kecil di lengannya. Gambarkan mereka dengan detail yang sedikit menyeramkan namun akurat secara biologis (sesuai habitat aslinya, bukan versi 'blobfish' di darat).</text:span></text:span><text:span text:style-name="T1"> </text:span></text:p>
              </text:list-item>
            </text:list>
            <text:p text:style-name="Text_20_body"><text:span text:style-name="Strong_20_Emphasis"><text:span text:style-name="T1">(Opsional) Kutipan:</text:span></text:span></text:p>
            <text:list xml:id="list5550056002772579049" text:style-name="L108">
              <text:list-item>
                <text:p text:style-name="P103"><text:span text:style-name="Emphasis"><text:span text:style-name="T1">"Ada lebih banyak kehidupan di laut dalam daripada di semua tempat lain di Bumi meskpun kita baru menjelajahi sebagian kecil saja."</text:span></text:span><text:span text:style-name="T1"> - Sylvia Earle (Ahli biologi laut, disajikan dengan font yang mengalir dan 'dalam'). </text:span></text:p>
              </text:list-item>
            </text:list>
            <text:p text:style-name="P498"/>
            <text:p text:style-name="Text_20_body"><text:span text:style-name="T1">Subbab 3.1 selesai. Saya akan menunggu perintah </text:span><text:span text:style-name="Strong_20_Emphasis"><text:span text:style-name="T1">"YAX"</text:span></text:span><text:span text:style-name="T1"> dari Anda sebelum melanjutkan ke </text:span><text:span text:style-name="Strong_20_Emphasis"><text:span text:style-name="T1">Subbab 3.2</text:span></text:span><text:span text:style-name="T1">.</text:span></text:p>
          </text:section>
          <text:section text:style-name="Sect1" text:name="feedback-form-33">
            <text:p text:style-name="P477"/>
          </text:section>
        </text:section>
        <text:section text:style-name="Sect1" text:name="15b0c442732b0fe5">
          <text:p text:style-name="P318"/>
          <text:section text:style-name="Sect1" text:name="user-query-content-34">
            <text:p text:style-name="P496">yax </text:p>
          </text:section>
          <text:p text:style-name="P477">Tampilkan alur berpikir</text:p>
          <text:section text:style-name="Sect2" text:name="model-response-message-contentr_15b0c442732b0fe5">
            <text:p text:style-name="P318">Oke, dari makhluk aneh di kegelapan laut, sekarang kita ketemu para 'superhero' dari dunia hewan! Mereka mungkin nggak pakai jubah, tapi kemampuan mereka? Luar biasa keren!</text:p>
            <text:p text:style-name="Text_20_body"><text:span text:style-name="Strong_20_Emphasis"><text:span text:style-name="T1">(Prompt 18: Subbab 3.2: Hewan dengan Kemampuan Super (Kamuflase, regenerasi, kecepatan kilat).)</text:span></text:span></text:p>
            <text:p text:style-name="P498"/>
            <text:p text:style-name="Text_20_body"><text:span text:style-name="Strong_20_Emphasis"><text:span text:style-name="T1">Hasil Teks:</text:span></text:span></text:p>
            <text:p text:style-name="Text_20_body"><text:span text:style-name="Strong_20_Emphasis"><text:span text:style-name="T1">3.2 Hewan dengan Kemampuan Super (Kamuflase, regenerasi, kecepatan kilat).</text:span></text:span></text:p>
            <text:p text:style-name="P318">Kalau kamu suka nonton film superhero, pasti kagum kan lihat kekuatan super mereka? Ada yang bisa menghilang, ada yang bisa sembuh super <text:soft-page-break/>cepat, ada yang larinya secepat kilat. Tapi tahu nggak sih, di dunia hewan, kekuatan-kekuatan super itu beneran ada, lho! Bukan hasil rekayasa genetik atau radiasi aneh, tapi hasil adaptasi keren selama jutaan tahun buat bertahan hidup. Yuk, kita lihat beberapa 'jagoan' hewan dengan kekuatan super mereka!</text:p>
            <text:p text:style-name="Text_20_body"><text:span text:style-name="Strong_20_Emphasis"><text:span text:style-name="T1">1. Kekuatan Menghilang (Kamuflase Tingkat Dewa)</text:span></text:span><text:span text:style-name="T1"> Bisa menyatu sempurna sama lingkungan biar nggak kelihatan sama musuh atau mangsa? Beberapa hewan ini jagonya!</text:span></text:p>
            <text:list xml:id="list8942651551785170990" text:style-name="L109">
              <text:list-item>
                <text:p text:style-name="P374"><text:span text:style-name="Strong_20_Emphasis"><text:span text:style-name="T1">Si Master Penyamar (Gurita &amp; Cumi-cumi):</text:span></text:span><text:span text:style-name="T1"> Mereka ini juara banget soal kamuflase! Kulit mereka punya ribuan sel pigmen khusus bernama </text:span><text:span text:style-name="Strong_20_Emphasis"><text:span text:style-name="T1">kromatofor</text:span></text:span><text:span text:style-name="T1"> yang terhubung langsung ke otak dan otot. Dalam sekejap mata (kurang dari satu detik!), mereka bisa mengubah warna DAN tekstur kulit mereka biar sama persis kayak batu karang, pasir, atau rumput laut di sekitarnya. Benar-benar kayak pakai jubah gaib! </text:span></text:p>
              </text:list-item>
              <text:list-item>
                <text:p text:style-name="P374"><text:span text:style-name="Strong_20_Emphasis"><text:span text:style-name="T1">Si Bunglon:</text:span></text:span><text:span text:style-name="T1"> Bunglon juga terkenal bisa berubah warna. Meskipun nggak secepat gurita dan seringkali perubahan warnanya juga dipengaruhi suhu atau </text:span><text:span text:style-name="Emphasis"><text:span text:style-name="T1">mood</text:span></text:span><text:span text:style-name="T1">, bunglon punya beberapa lapisan sel pigmen di kulitnya yang bisa memantulkan cahaya berbeda-beda, bikin dia bisa menyamar dengan efektif di antara dedaunan. </text:span></text:p>
              </text:list-item>
              <text:list-item>
                <text:p text:style-name="P104"><text:span text:style-name="Strong_20_Emphasis"><text:span text:style-name="T1">Si Ahli Meniru (Serangga Daun &amp; Serangga Tongkat):</text:span></text:span><text:span text:style-name="T1"> Hewan-hewan ini nggak perlu repot ganti warna. Bentuk tubuh mereka dari sananya udah mirip banget sama daun kering atau ranting pohon! Ini namanya </text:span><text:span text:style-name="Emphasis"><text:span text:style-name="T1">mimikri</text:span></text:span><text:span text:style-name="T1">, meniru bentuk benda lain biar nggak ketahuan predator. Jenius! </text:span></text:p>
              </text:list-item>
            </text:list>
            <text:p text:style-name="Text_20_body"><text:span text:style-name="Strong_20_Emphasis"><text:span text:style-name="T1">2. Kekuatan Penyembuhan Super (Regenerasi Ekstrem)</text:span></text:span><text:span text:style-name="T1"> Luka dikit aja kita udah heboh. Hewan-hewan ini? Kehilangan lengan atau ekor? Santai aja, bisa numbuh lagi!</text:span></text:p>
            <text:list xml:id="list1256625868719643943" text:style-name="L110">
              <text:list-item>
                <text:p text:style-name="P375"><text:span text:style-name="Strong_20_Emphasis"><text:span text:style-name="T1">Si Bintang Laut:</text:span></text:span><text:span text:style-name="T1"> Kalau lengannya putus (misalnya dimakan predator), bintang laut bisa menumbuhkan lengan baru! Bahkan, pada beberapa jenis, kalau potongan lengannya itu masih ada sedikit bagian dari cakram tengahnya, potongan itu bisa tumbuh jadi bintang laut baru yang utuh! WOW! Ini terjadi berkat sel-sel khusus yang bisa berubah jadi jenis sel lain yang dibutuhkan. </text:span></text:p>
              </text:list-item>
              <text:list-item>
                <text:p text:style-name="P375"><text:soft-page-break/><text:span text:style-name="Strong_20_Emphasis"><text:span text:style-name="T1">Si Axolotl (Salamander Meksiko):</text:span></text:span><text:span text:style-name="T1"> Ini dia juaranya regenerasi! Axolotl nggak cuma bisa numbuhin lagi kaki atau ekornya yang putus, tapi juga bisa memperbaiki kerusakan tulang belakang, rahang, bahkan bagian otaknya </text:span><text:span text:style-name="Strong_20_Emphasis"><text:span text:style-name="T1">tanpa meninggalkan bekas luka</text:span></text:span><text:span text:style-name="T1"> sama sekali! Kemampuan super ini bikin ilmuwan tertarik banget buat mempelajari rahasianya, siapa tahu bisa diterapkan pada manusia di masa depan. </text:span></text:p>
              </text:list-item>
              <text:list-item>
                <text:p text:style-name="P105"><text:span text:style-name="Strong_20_Emphasis"><text:span text:style-name="T1">Si Cicak:</text:span></text:span><text:span text:style-name="T1"> Sering lihat cicak mutusin ekornya pas mau ditangkap, kan? Itu namanya </text:span><text:span text:style-name="Emphasis"><text:span text:style-name="T1">autotomi</text:span></text:span><text:span text:style-name="T1">, mekanisme pertahanan diri buat mengalihkan perhatian predator. Ekor yang putus itu bakal gerak-gerak sendiri. Nanti, cicak bisa numbuhin lagi ekor barunya, meskipun kadang bentuk atau warnanya agak beda dari ekor asli. </text:span></text:p>
              </text:list-item>
            </text:list>
            <text:p text:style-name="Text_20_body"><text:span text:style-name="Strong_20_Emphasis"><text:span text:style-name="T1">3. Kekuatan Kecepatan Kilat</text:span></text:span><text:span text:style-name="T1"> Pengen lari atau terbang super cepat? Belajar deh sama hewan-hewan ini!</text:span></text:p>
            <text:list xml:id="list6862357422791555498" text:style-name="L111">
              <text:list-item>
                <text:p text:style-name="P376"><text:span text:style-name="Strong_20_Emphasis"><text:span text:style-name="T1">Si Cheetah:</text:span></text:span><text:span text:style-name="T1"> Raja daratan buat urusan lari cepat! Cheetah bisa lari dari 0 sampai 100 km/jam cuma dalam hitungan detik, dengan kecepatan puncak bisa mencapai </text:span><text:span text:style-name="Strong_20_Emphasis"><text:span text:style-name="T1">sekitar 110 km/jam</text:span></text:span><text:span text:style-name="T1">! Larinya secepat mobil di jalan tol! Rahasianya? Tubuh super ringan dan ramping, kaki panjang, tulang punggung fleksibel banget kayak per, cakar semi-retraktil buat cengkeraman mantap, plus paru-paru dan lubang hidung besar buat suplai oksigen maksimal. Tapi, kecepatan ini cuma buat sprint pendek aja ya, bukan buat lari maraton. </text:span></text:p>
              </text:list-item>
              <text:list-item>
                <text:p text:style-name="P106"><text:span text:style-name="Strong_20_Emphasis"><text:span text:style-name="T1">Si Elang Alap-alap Kawah (Peregrine Falcon):</text:span></text:span><text:span text:style-name="T1"> Kalau cheetah raja darat, elang ini adalah </text:span><text:span text:style-name="Strong_20_Emphasis"><text:span text:style-name="T1">makhluk tercepat di seluruh planet Bumi</text:span></text:span><text:span text:style-name="T1">... pas lagi menukik! Saat berburu mangsa dari ketinggian, dia bisa menukik dengan kecepatan </text:span><text:span text:style-name="Strong_20_Emphasis"><text:span text:style-name="T1">lebih dari 320 km/jam</text:span></text:span><text:span text:style-name="T1">, bahkan ada yang mencatat sampai 389 km/jam! Lebih cepat dari mobil balap F1! Bentuk tubuhnya super aerodinamis, ototnya kuat, dan bahkan lubang hidungnya punya struktur khusus biar dia tetap bisa napas pas melesat secepat itu. Gila! </text:span></text:p>
              </text:list-item>
            </text:list>
            <text:p text:style-name="Text_20_body"><text:span text:style-name="Strong_20_Emphasis"><text:span text:style-name="T1">Kekuatan Super Lainnya? Banyak!</text:span></text:span><text:span text:style-name="T1"> Masih banyak lagi lho hewan dengan kemampuan unik:</text:span></text:p>
            <text:list xml:id="list6769594904325788306" text:style-name="L112">
              <text:list-item>
                <text:p text:style-name="P377"><text:span text:style-name="Strong_20_Emphasis"><text:span text:style-name="T1">Belut Listrik:</text:span></text:span><text:span text:style-name="T1"> Bisa menghasilkan sengatan listrik kuat buat melumpuhkan mangsa atau membela diri. </text:span></text:p>
              </text:list-item>
              <text:list-item>
                <text:p text:style-name="P107"><text:soft-page-break/><text:span text:style-name="Strong_20_Emphasis"><text:span text:style-name="T1">Kelelawar &amp; Lumba-lumba:</text:span></text:span><text:span text:style-name="T1"> Pakai </text:span><text:span text:style-name="Strong_20_Emphasis"><text:span text:style-name="T1">ekolokasi</text:span></text:span><text:span text:style-name="T1"> (sonar alami), 'melihat' dengan suara di kegelapan atau air keruh. </text:span></text:p>
              </text:list-item>
            </text:list>
            <text:p text:style-name="P318">Dunia hewan itu benar-benar penuh sama 'superhero' alami! Kemampuan mereka yang luar biasa ini adalah bukti betapa kerennya proses evolusi dan adaptasi dalam menghadapi tantangan hidup. Jadi, superhero favoritmu terinspirasi dari hewan apa nih?</text:p>
            <text:p text:style-name="P498"/>
            <text:p text:style-name="Text_20_body"><text:span text:style-name="Strong_20_Emphasis"><text:span text:style-name="T1">(Opsional) Tips Tambahan:</text:span></text:span></text:p>
            <text:list xml:id="list3418174685138683039" text:style-name="L113">
              <text:list-item>
                <text:p text:style-name="P108"><text:span text:style-name="Strong_20_Emphasis"><text:span text:style-name="T1">Kotak "Andai Aku Punya Kekuatan Super Hewan...":</text:span></text:span><text:span text:style-name="T1"> "Dari semua kemampuan super hewan tadi (kamuflase gurita, regenerasi axolotl, kecepatan cheetah/elang), mana yang paling pengen kamu miliki? Kenapa? Coba bayangin serunya!" </text:span></text:p>
              </text:list-item>
            </text:list>
            <text:p text:style-name="Text_20_body"><text:span text:style-name="Strong_20_Emphasis"><text:span text:style-name="T1">(Opsional) Prompt Ilustrasi:</text:span></text:span></text:p>
            <text:list xml:id="list4949103539918177030" text:style-name="L114">
              <text:list-item>
                <text:p text:style-name="P109"><text:span text:style-name="Source_20_Text"><text:span text:style-name="T1">Panel komik yang dinamis menampilkan 3-4 hewan 'super'. Satu panel menunjukkan gurita yang setengah badannya menyatu sempurna dengan tekstur batu karang. Panel lain menunjukkan close-up kaki axolotl yang sedang tumbuh kembali dengan efek visual 'regenerasi'. Panel lain menunjukkan cheetah dalam posisi lari sprint dengan garis-garis kecepatan. Panel terakhir menunjukkan elang peregrine menukik tajam ke bawah.</text:span></text:span><text:span text:style-name="T1"> </text:span></text:p>
              </text:list-item>
            </text:list>
            <text:p text:style-name="Text_20_body"><text:span text:style-name="Strong_20_Emphasis"><text:span text:style-name="T1">(Opsional) Kutipan:</text:span></text:span></text:p>
            <text:list xml:id="list7046875562208400376" text:style-name="L115">
              <text:list-item>
                <text:p text:style-name="P110"><text:span text:style-name="Emphasis"><text:span text:style-name="T1">"Bukan spesies terkuat yang bertahan hidup, bukan juga yang terpintar, tetapi yang paling responsif terhadap perubahan."</text:span></text:span><text:span text:style-name="T1"> - (Sering dikaitkan dengan) Charles Darwin (Menekankan pentingnya adaptasi, disajikan dengan font yang klasik namun tegas). </text:span></text:p>
              </text:list-item>
            </text:list>
            <text:p text:style-name="P498"/>
            <text:p text:style-name="Text_20_body"><text:span text:style-name="T1">Subbab 3.2 selesai. Saya akan menunggu perintah </text:span><text:span text:style-name="Strong_20_Emphasis"><text:span text:style-name="T1">"YAX"</text:span></text:span><text:span text:style-name="T1"> dari Anda sebelum melanjutkan ke </text:span><text:span text:style-name="Strong_20_Emphasis"><text:span text:style-name="T1">Subbab 3.3</text:span></text:span><text:span text:style-name="T1">.</text:span></text:p>
          </text:section>
          <text:section text:style-name="Sect1" text:name="feedback-form-34">
            <text:p text:style-name="P477"/>
          </text:section>
        </text:section>
        <text:section text:style-name="Sect1" text:name="f1ed0962c9a6a6bf">
          <text:p text:style-name="P318"/>
          <text:section text:style-name="Sect1" text:name="user-query-content-35">
            <text:p text:style-name="P496">yax </text:p>
          </text:section>
          <text:p text:style-name="P477"><text:soft-page-break/>Tampilkan alur berpikir</text:p>
          <text:section text:style-name="Sect2" text:name="model-response-message-contentr_f1ed0962c9a6a6bf">
            <text:p text:style-name="P318">Oke, kalau tadi kita udah kagum sama kekuatan super, sekarang siap-siap buat geleng-geleng kepala karena ada makhluk yang daya tahan hidupnya... di luar nalar!</text:p>
            <text:p text:style-name="Text_20_body"><text:span text:style-name="Strong_20_Emphasis"><text:span text:style-name="T1">(Prompt 19: Subbab 3.3: Bisa Hidup Tanpa Kepala? Kecoa dan Keajaiban Bertahan Hidup Lainnya.)</text:span></text:span></text:p>
            <text:p text:style-name="P498"/>
            <text:p text:style-name="Text_20_body"><text:span text:style-name="Strong_20_Emphasis"><text:span text:style-name="T1">Hasil Teks:</text:span></text:span></text:p>
            <text:p text:style-name="Text_20_body"><text:span text:style-name="Strong_20_Emphasis"><text:span text:style-name="T1">3.3 Bisa Hidup Tanpa Kepala? Kecoa dan Keajaiban Bertahan Hidup Lainnya.</text:span></text:span></text:p>
            <text:p text:style-name="Text_20_body"><text:span text:style-name="T1">Siap buat fakta paling </text:span><text:span text:style-name="Emphasis"><text:span text:style-name="T1">creepy</text:span></text:span><text:span text:style-name="T1"> tapi sekaligus bikin takjub? Oke, tarik napas... </text:span><text:span text:style-name="Strong_20_Emphasis"><text:span text:style-name="T1">Kecoa bisa hidup selama beberapa hari, bahkan sampai seminggu lebih, SETELAH KEPALANYA PUTUS!</text:span></text:span><text:span text:style-name="T1"> Iya, kamu nggak salah baca. Tanpa kepala! Gila banget, kan?!</text:span></text:p>
            <text:p text:style-name="P318">Kok bisa sih?! Apa mereka punya ilmu sihir? Tentu nggak. Ini semua karena anatomi dan fisiologi kecoa yang unik banget, beda jauh sama kita:</text:p>
            <text:list xml:id="list3455857735016086560" text:style-name="L116">
              <text:list-item>
                <text:p text:style-name="P378"><text:span text:style-name="Strong_20_Emphasis"><text:span text:style-name="T1">Nggak Perlu Kepala Buat Napas:</text:span></text:span><text:span text:style-name="T1"> Manusia napas lewat hidung atau mulut yang ada di kepala, dan darah bawa oksigen dari paru-paru. Kecoa? Beda! Mereka napas lewat lubang-lubang kecil di sepanjang sisi tubuhnya yang disebut </text:span><text:span text:style-name="Strong_20_Emphasis"><text:span text:style-name="T1">spirakel</text:span></text:span><text:span text:style-name="T1">. Jadi, tanpa kepala pun, tubuhnya masih bisa dapat oksigen. </text:span></text:p>
              </text:list-item>
              <text:list-item>
                <text:p text:style-name="P378"><text:span text:style-name="Strong_20_Emphasis"><text:span text:style-name="T1">Otak 'Tersebar':</text:span></text:span><text:span text:style-name="T1"> Kita punya otak terpusat di kepala yang ngontrol semuanya. Kecoa punya semacam 'otak mini' (gugus saraf atau </text:span><text:span text:style-name="Emphasis"><text:span text:style-name="T1">ganglia</text:span></text:span><text:span text:style-name="T1">) yang tersebar di setiap segmen tubuhnya. Ganglia ini bisa ngontrol gerakan refleks dasar. Jadi, meskipun kepala (dan otak utamanya) putus, tubuhnya masih bisa berdiri, bereaksi terhadap sentuhan, bahkan jalan-jalan! </text:span></text:p>
              </text:list-item>
              <text:list-item>
                <text:p text:style-name="P111"><text:span text:style-name="Strong_20_Emphasis"><text:span text:style-name="T1">Nggak Langsung Kehabisan Darah:</text:span></text:span><text:span text:style-name="T1"> Manusia punya sistem peredaran darah tertutup dengan tekanan tinggi. Kalau kepala putus, darah muncrat dan kita mati cepat. Kecoa punya sistem peredaran darah terbuka dengan tekanan rendah. Pas kepalanya putus, lukanya bisa cepat menutup (menggumpal) tanpa kehilangan banyak 'darah' (hemolimfa). </text:span></text:p>
              </text:list-item>
            </text:list>
            <text:p text:style-name="Text_20_body"><text:soft-page-break/><text:span text:style-name="Strong_20_Emphasis"><text:span text:style-name="T1">Terus, kenapa akhirnya mati?</text:span></text:span><text:span text:style-name="T1"> Ya karena tanpa mulut di kepala, kecoa nggak bisa makan atau minum dong! Jadi, mereka akhirnya mati karena kelaparan, kehausan, atau mungkin infeksi di bagian lehernya yang terluka. Tetap aja, bisa hidup seminggu tanpa kepala itu luar biasa bandel!</text:span></text:p>
            <text:p text:style-name="Text_20_body"><text:span text:style-name="Strong_20_Emphasis"><text:span text:style-name="T1">Sang Juara Bertahan Hidup Sejati: Tardigrade (Beruang Air)</text:span></text:span><text:span text:style-name="T1"> Kalau kamu pikir kecoa udah hebat, kenalan dulu sama </text:span><text:span text:style-name="Strong_20_Emphasis"><text:span text:style-name="T1">Tardigrade</text:span></text:span><text:span text:style-name="T1"> atau </text:span><text:span text:style-name="Strong_20_Emphasis"><text:span text:style-name="T1">Beruang Air</text:span></text:span><text:span text:style-name="T1">. Makhluk super imut (ukurannya kurang dari 1 milimeter!) ini adalah </text:span><text:span text:style-name="Strong_20_Emphasis"><text:span text:style-name="T1">juara bertahan hidup paling ekstrem</text:span></text:span><text:span text:style-name="T1"> di planet Bumi, bahkan mungkin di alam semesta! Dijuluki 'beruang air' karena bentuknya agak mirip beruang gemuk dan jalannya lamban.</text:span></text:p>
            <text:p text:style-name="Text_20_body"><text:span text:style-name="T1">Apa aja sih 'kekuatan super' si Tardigrade ini? Siap-siap kaget lagi: Dia bisa masuk ke kondisi mati suri ekstrem yang disebut </text:span><text:span text:style-name="Strong_20_Emphasis"><text:span text:style-name="T1">kriptobiosis</text:span></text:span><text:span text:style-name="T1"> (atau </text:span><text:span text:style-name="Emphasis"><text:span text:style-name="T1">tun state</text:span></text:span><text:span text:style-name="T1">), di mana metabolismenya turun jadi hampir nol persen! Dalam kondisi 'kering' kayak gini, dia bisa tahan:</text:span></text:p>
            <text:list xml:id="list4894665066576561250" text:style-name="L117">
              <text:list-item>
                <text:p text:style-name="P379"><text:span text:style-name="Strong_20_Emphasis"><text:span text:style-name="T1">Suhu Beku:</text:span></text:span><text:span text:style-name="T1"> Bisa bertahan hidup di suhu mendekati </text:span><text:span text:style-name="Strong_20_Emphasis"><text:span text:style-name="T1">nol absolut</text:span></text:span><text:span text:style-name="T1"> (-273°C), suhu paling dingin yang mungkin ada! </text:span></text:p>
              </text:list-item>
              <text:list-item>
                <text:p text:style-name="P379"><text:span text:style-name="Strong_20_Emphasis"><text:span text:style-name="T1">Suhu Mendidih:</text:span></text:span><text:span text:style-name="T1"> Bisa tahan suhu </text:span><text:span text:style-name="Strong_20_Emphasis"><text:span text:style-name="T1">di atas 100°C</text:span></text:span><text:span text:style-name="T1">! </text:span></text:p>
              </text:list-item>
              <text:list-item>
                <text:p text:style-name="P379"><text:span text:style-name="Strong_20_Emphasis"><text:span text:style-name="T1">Tekanan Super Tinggi:</text:span></text:span><text:span text:style-name="T1"> Tahan tekanan 6 kali lebih kuat dari tekanan di Palung Mariana! </text:span></text:p>
              </text:list-item>
              <text:list-item>
                <text:p text:style-name="P379"><text:span text:style-name="Strong_20_Emphasis"><text:span text:style-name="T1">Radiasi Mematikan:</text:span></text:span><text:span text:style-name="T1"> Tahan radiasi (sinar gamma, sinar-X) ratusan kali lebih tinggi dari dosis yang bisa membunuh manusia! </text:span></text:p>
              </text:list-item>
              <text:list-item>
                <text:p text:style-name="P379"><text:span text:style-name="Strong_20_Emphasis"><text:span text:style-name="T1">Vakum Luar Angkasa:</text:span></text:span><text:span text:style-name="T1"> Tardigrade pernah dibawa ke luar angkasa dan terpapar langsung kondisi vakum dan radiasi kosmik. Pas dibawa balik ke Bumi dan dikasih air, sebagian besar... </text:span><text:span text:style-name="Strong_20_Emphasis"><text:span text:style-name="T1">hidup lagi!</text:span></text:span><text:span text:style-name="T1"> WOW BANGET! </text:span></text:p>
              </text:list-item>
              <text:list-item>
                <text:p text:style-name="P112"><text:span text:style-name="Strong_20_Emphasis"><text:span text:style-name="T1">Kekeringan Total:</text:span></text:span><text:span text:style-name="T1"> Bisa bertahan dalam kondisi kering kerontang tanpa air selama </text:span><text:span text:style-name="Strong_20_Emphasis"><text:span text:style-name="T1">bertahun-tahun</text:span></text:span><text:span text:style-name="T1">, bahkan mungkin puluhan tahun! </text:span></text:p>
              </text:list-item>
            </text:list>
            <text:p text:style-name="P318">Kalau udah ketemu air lagi, dalam beberapa jam si Tardigrade bakal 'bangun' dan aktif kembali seolah nggak terjadi apa-apa. Benar-benar makhluk dari planet lain rasanya!</text:p>
            <text:p text:style-name="P318">Kehidupan di Bumi ini emang nggak ada habisnya bikin kita takjub, ya? Dari kecoa yang bandel sampai Tardigrade yang hampir 'abadi', mereka nunjukkin betapa kuatnya dorongan untuk bertahan hidup dan betapa gilanya cara adaptasi yang bisa dilakukan oleh makhluk hidup. Luar biasa!</text:p>
            <text:p text:style-name="P498"><text:soft-page-break/></text:p>
            <text:p text:style-name="Text_20_body"><text:span text:style-name="Strong_20_Emphasis"><text:span text:style-name="T1">(Opsional) Tips Tambahan:</text:span></text:span></text:p>
            <text:list xml:id="list317320297126025638" text:style-name="L118">
              <text:list-item>
                <text:p text:style-name="P113"><text:span text:style-name="Strong_20_Emphasis"><text:span text:style-name="T1">"Jangan Dicoba di Rumah! (Terutama pada Kecoa)":</text:span></text:span><text:span text:style-name="T1"> "Meskipun fakta kecoa tanpa kepala itu menarik secara ilmiah, nggak perlu juga ya kamu coba-coba membuktikannya sendiri di rumah! Kasihan kecoanya, hehe." </text:span></text:p>
              </text:list-item>
            </text:list>
            <text:p text:style-name="Text_20_body"><text:span text:style-name="Strong_20_Emphasis"><text:span text:style-name="T1">(Opsional) Prompt Ilustrasi:</text:span></text:span></text:p>
            <text:list xml:id="list1372802539726836479" text:style-name="L119">
              <text:list-item>
                <text:p text:style-name="P114"><text:span text:style-name="Source_20_Text"><text:span text:style-name="T1">Ilustrasi dua panel. Panel kiri: Gambar kartun tubuh kecoa tanpa kepala sedang berjalan santai, mungkin sambil melambai, dengan kepalanya tergeletak di dekatnya dengan ekspresi bingung atau mata berputar. Panel kanan: Gambar close-up Tardigrade (beruang air) yang digambar agak lucu tapi tangguh (mungkin pakai kacamata hitam atau otot mini), dengan latar belakang ikon-ikon kondisi ekstrem: api, es batu, simbol radiasi, planet Saturnus (mewakili luar angkasa).</text:span></text:span><text:span text:style-name="T1"> </text:span></text:p>
              </text:list-item>
            </text:list>
            <text:p text:style-name="Text_20_body"><text:span text:style-name="Strong_20_Emphasis"><text:span text:style-name="T1">(Opsional) Kutipan:</text:span></text:span></text:p>
            <text:list xml:id="list2746864390201405765" text:style-name="L120">
              <text:list-item>
                <text:p text:style-name="P115"><text:span text:style-name="Emphasis"><text:span text:style-name="T1">"Kehidupan akan menemukan jalannya."</text:span></text:span><text:span text:style-name="T1"> - Dr. Ian Malcolm (Jurassic Park) (Menekankan ketahanan dan kemampuan adaptasi kehidupan, disajikan dengan font yang sedikit 'chaotic' atau 'natural'). </text:span></text:p>
              </text:list-item>
            </text:list>
            <text:p text:style-name="P498"/>
            <text:p text:style-name="Text_20_body"><text:span text:style-name="T1">Subbab 3.3 selesai. Saya akan menunggu perintah </text:span><text:span text:style-name="Strong_20_Emphasis"><text:span text:style-name="T1">"YAX"</text:span></text:span><text:span text:style-name="T1"> dari Anda sebelum melanjutkan ke </text:span><text:span text:style-name="Strong_20_Emphasis"><text:span text:style-name="T1">Subbab 3.4</text:span></text:span><text:span text:style-name="T1">.</text:span></text:p>
          </text:section>
          <text:section text:style-name="Sect1" text:name="feedback-form-35">
            <text:p text:style-name="P477"/>
          </text:section>
        </text:section>
        <text:section text:style-name="Sect1" text:name="8c3c31da3ea56556">
          <text:p text:style-name="P318"/>
          <text:section text:style-name="Sect1" text:name="user-query-content-36">
            <text:p text:style-name="P496">yax </text:p>
          </text:section>
          <text:p text:style-name="P477">Tampilkan alur berpikir</text:p>
          <text:section text:style-name="Sect2" text:name="model-response-message-contentr_8c3c31da3ea56556">
            <text:p text:style-name="P318">Oke, setelah ketemu hewan yang super bandel, sekarang kita lihat perbandingan ukuran paling ekstrem di dunia hewan! Siap-siap kaget lagi lihat betapa mungilnya yang terkecil dan betapa raksasanya yang terbesar!</text:p>
            <text:p text:style-name="Text_20_body"><text:span text:style-name="Strong_20_Emphasis"><text:span text:style-name="T1">(Prompt 20: Subbab 3.4: Hewan Terkecil vs Terbesar di Dunia.)</text:span></text:span></text:p>
            <text:p text:style-name="P498"/>
            <text:p text:style-name="Text_20_body"><text:soft-page-break/><text:span text:style-name="Strong_20_Emphasis"><text:span text:style-name="T1">Hasil Teks:</text:span></text:span></text:p>
            <text:p text:style-name="Text_20_body"><text:span text:style-name="Strong_20_Emphasis"><text:span text:style-name="T1">3.4 Hewan Terkecil vs Terbesar di Dunia.</text:span></text:span></text:p>
            <text:p text:style-name="P318">Dunia hewan itu penuh sama keajaiban ukuran. Ada yang saking kecilnya sampai hampir nggak kelihatan mata, tapi ada juga yang ukurannya bikin mobil atau bahkan pesawat kelihatan mini! Yuk, kita intip para pemegang rekor ukuran paling ekstrem di planet ini!</text:p>
            <text:p text:style-name="Text_20_body"><text:span text:style-name="Strong_20_Emphasis"><text:span text:style-name="T1">Si Imut-Imut Mungil: Para Juara Terkecil</text:span></text:span></text:p>
            <text:p text:style-name="P318">Jangan remehkan ukuran mereka ya, meskipun mungil, mereka ini makhluk hidup yang berfungsi penuh!</text:p>
            <text:list xml:id="list2042682803196749489" text:style-name="L121">
              <text:list-item>
                <text:p text:style-name="P380"><text:span text:style-name="Strong_20_Emphasis"><text:span text:style-name="T1">Mamalia Terkecil:</text:span></text:span><text:span text:style-name="T1"> Rekor ini dipegang berdua! Ada </text:span><text:span text:style-name="Strong_20_Emphasis"><text:span text:style-name="T1">Celurut Etruska (Etruscan Shrew)</text:span></text:span><text:span text:style-name="T1">, beratnya cuma sekitar 1,8 gram (lebih ringan dari sekeping uang logam!) dan panjangnya nggak sampai 5 cm (tanpa ekor). Saingannya adalah </text:span><text:span text:style-name="Strong_20_Emphasis"><text:span text:style-name="T1">Kelelawar Hidung Babi Kitti (Kitti's Hog-nosed Bat)</text:span></text:span><text:span text:style-name="T1"> atau </text:span><text:span text:style-name="Emphasis"><text:span text:style-name="T1">Bumblebee Bat</text:span></text:span><text:span text:style-name="T1">, ukurannya mirip banget, sekitar 3 cm panjangnya dan berat 2 gram. Kebayang nggak sih, mamalia sekecil lebah besar?! </text:span></text:p>
              </text:list-item>
              <text:list-item>
                <text:p text:style-name="P380"><text:span text:style-name="Strong_20_Emphasis"><text:span text:style-name="T1">Burung Terkecil:</text:span></text:span><text:span text:style-name="T1"> Juaranya adalah </text:span><text:span text:style-name="Strong_20_Emphasis"><text:span text:style-name="T1">Kolibri Lebah (Bee Hummingbird)</text:span></text:span><text:span text:style-name="T1"> dari Kuba. Panjangnya cuma sekitar 5-6 cm dari ujung paruh sampai ujung ekor (yang betina sedikit lebih besar), dan beratnya kurang dari 2 gram! Saking kecilnya, sarang dan telurnya pun super imut, telurnya cuma seukuran biji kopi kecil! </text:span></text:p>
              </text:list-item>
              <text:list-item>
                <text:p text:style-name="P116"><text:span text:style-name="Strong_20_Emphasis"><text:span text:style-name="T1">Ikan Terkecil (dan Vertebrata Terkecil!):</text:span></text:span><text:span text:style-name="T1"> Ini dia juara dari Asia Tenggara (termasuk Indonesia!): </text:span><text:span text:style-name="Strong_20_Emphasis"><text:span text:style-name="Emphasis"><text:span text:style-name="T1">Paedocypris progenetica</text:span></text:span></text:span><text:span text:style-name="T1">. Ikan ini hidup di rawa-rawa gambut. Betinanya yang paling kecil tercatat cuma </text:span><text:span text:style-name="Strong_20_Emphasis"><text:span text:style-name="T1">7,9 milimeter</text:span></text:span><text:span text:style-name="T1"> panjangnya! Lebih pendek dari sebutir beras! Susah banget kan ngebayangin ikan sekecil itu? </text:span></text:p>
              </text:list-item>
            </text:list>
            <text:p text:style-name="P318">Luar biasa ya, betapa kehidupan bisa 'dikemas' dalam ukuran yang super mini!</text:p>
            <text:p text:style-name="Text_20_body"><text:span text:style-name="Strong_20_Emphasis"><text:span text:style-name="T1">Para Raksasa Perkasa: Para Juara Terbesar</text:span></text:span></text:p>
            <text:p text:style-name="P318">Sekarang, siap-siap buat ukuran yang bakal bikin kamu merasa kecil banget!</text:p>
            <text:list xml:id="list1060846098262898948" text:style-name="L122">
              <text:list-item>
                <text:p text:style-name="P381"><text:span text:style-name="Strong_20_Emphasis"><text:span text:style-name="T1">Hewan Terbesar Sepanjang Masa (Laut &amp; Keseluruhan):</text:span></text:span><text:span text:style-name="T1"> Gelar ini mutlak dipegang oleh </text:span><text:span text:style-name="Strong_20_Emphasis"><text:span text:style-name="T1">Paus Biru (Blue Whale)</text:span></text:span><text:span text:style-name="T1">! Bukan cuma hewan </text:span><text:soft-page-break/><text:span text:style-name="T1">terbesar yang hidup sekarang, tapi kemungkinan besar adalah </text:span><text:span text:style-name="Strong_20_Emphasis"><text:span text:style-name="T1">hewan terbesar yang PERNAH ADA</text:span></text:span><text:span text:style-name="T1"> di sejarah Bumi, bahkan lebih besar dari dinosaurus raksasa! Panjangnya bisa mencapai </text:span><text:span text:style-name="Strong_20_Emphasis"><text:span text:style-name="T1">lebih dari 30 meter</text:span></text:span><text:span text:style-name="T1"> (sepanjang pesawat Boeing 737!) dan beratnya bisa </text:span><text:span text:style-name="Strong_20_Emphasis"><text:span text:style-name="T1">lebih dari 200 ton</text:span></text:span><text:span text:style-name="T1"> (setara berat 30-an gajah dewasa!). Biar lebih kebayang: </text:span></text:p>
                <text:list>
                  <text:list-item>
                    <text:p text:style-name="P486">Jantungnya aja segede mobil kecil! </text:p>
                  </text:list-item>
                  <text:list-item>
                    <text:p text:style-name="P486">Lidahnya seberat seekor gajah! </text:p>
                  </text:list-item>
                  <text:list-item>
                    <text:p text:style-name="P486">Bayi paus biru pas lahir aja udah sepanjang 7 meter! WOW! </text:p>
                  </text:list-item>
                </text:list>
              </text:list-item>
              <text:list-item>
                <text:p text:style-name="P381"><text:span text:style-name="Strong_20_Emphasis"><text:span text:style-name="T1">Hewan Darat Terbesar:</text:span></text:span><text:span text:style-name="T1"> Kalau di darat, juaranya adalah </text:span><text:span text:style-name="Strong_20_Emphasis"><text:span text:style-name="T1">Gajah Semak Afrika (African Bush Elephant)</text:span></text:span><text:span text:style-name="T1">. Gajah jantan dewasa bisa mencapai tinggi bahu 4 meter dan berat </text:span><text:span text:style-name="Strong_20_Emphasis"><text:span text:style-name="T1">6 sampai 7 ton</text:span></text:span><text:span text:style-name="T1">, bahkan ada yang lebih! Itu setara dengan berat 4-5 mobil sedan! Belalainya aja bisa ngangkat beban ratusan kilogram. Benar-benar raksasa daratan! </text:span></text:p>
              </text:list-item>
              <text:list-item>
                <text:p text:style-name="P117"><text:span text:style-name="Strong_20_Emphasis"><text:span text:style-name="T1">Jagoan Lainnya:</text:span></text:span><text:span text:style-name="T1"> Jangan lupakan </text:span><text:span text:style-name="Strong_20_Emphasis"><text:span text:style-name="T1">Jerapah</text:span></text:span><text:span text:style-name="T1"> (hewan darat tertinggi, bisa sampai 5-6 meter!), </text:span><text:span text:style-name="Strong_20_Emphasis"><text:span text:style-name="T1">Buaya Air Asin</text:span></text:span><text:span text:style-name="T1"> (reptil terbesar, bisa lebih dari 6 meter panjangnya), atau </text:span><text:span text:style-name="Strong_20_Emphasis"><text:span text:style-name="T1">Cumi-cumi Kolosal</text:span></text:span><text:span text:style-name="T1"> (invertebrata terbesar berdasarkan massa, meskipun jarang banget terlihat). </text:span></text:p>
              </text:list-item>
            </text:list>
            <text:p text:style-name="Text_20_body"><text:span text:style-name="Strong_20_Emphasis"><text:span text:style-name="T1">Rentang yang Luar Biasa!</text:span></text:span><text:span text:style-name="T1"> Dari makhluk sekecil butiran beras sampai raksasa sepanjang pesawat terbang, rentang ukuran di dunia hewan itu benar-benar tak terbayangkan! Ini menunjukkan betapa beragam dan fleksibelnya kehidupan bisa beradaptasi dan mengisi setiap sudut di planet kita, dalam berbagai bentuk dan ukuran. Benar-benar bikin kita sadar betapa kecilnya kita, sekaligus betapa luasnya keajaiban alam ini.</text:span></text:p>
            <text:p text:style-name="P498"/>
            <text:p text:style-name="Text_20_body"><text:span text:style-name="Strong_20_Emphasis"><text:span text:style-name="T1">(Opsional) Tips Tambahan:</text:span></text:span></text:p>
            <text:list xml:id="list1393790087130995235" text:style-name="L123">
              <text:list-item>
                <text:p text:style-name="P118"><text:span text:style-name="Strong_20_Emphasis"><text:span text:style-name="T1">Visualisasi Skala:</text:span></text:span><text:span text:style-name="T1"> "Coba cari gambar perbandingan ukuran Paus Biru dengan manusia atau kapal. Atau gambar Gajah Afrika di sebelah mobil. Melihat perbandingan visualnya langsung seringkali lebih 'kena' daripada cuma baca angka!" </text:span></text:p>
              </text:list-item>
            </text:list>
            <text:p text:style-name="Text_20_body"><text:span text:style-name="Strong_20_Emphasis"><text:span text:style-name="T1">(Opsional) Prompt Ilustrasi:</text:span></text:span></text:p>
            <text:list xml:id="list4593714558774441192" text:style-name="L124">
              <text:list-item>
                <text:p text:style-name="P119"><text:span text:style-name="Source_20_Text"><text:span text:style-name="T1">Ilustrasi perbandingan skala yang dramatis. Di satu sisi, gambar close-up Kolibri Lebah yang hinggap di jari manusia atau ikan </text:span></text:span><text:soft-page-break/><text:span text:style-name="Source_20_Text"><text:span text:style-name="T1">Paedocypris di sebelah koin/penggaris. Di sisi lain, gambar Paus Biru yang berenang gagah di lautan dengan siluet penyelam scuba kecil di dekatnya untuk perbandingan, ATAU gambar Gajah Afrika yang berdiri menjulang di samping mobil jeep.</text:span></text:span><text:span text:style-name="T1"> </text:span></text:p>
              </text:list-item>
            </text:list>
            <text:p text:style-name="Text_20_body"><text:span text:style-name="Strong_20_Emphasis"><text:span text:style-name="T1">(Opsional) Kutipan:</text:span></text:span></text:p>
            <text:list xml:id="list2072144245306988890" text:style-name="L125">
              <text:list-item>
                <text:p text:style-name="P120"><text:span text:style-name="Emphasis"><text:span text:style-name="T1">"Ukuran bukanlah segalanya. Paus mungkin dalam bahaya, tetapi semut bertahan."</text:span></text:span><text:span text:style-name="T1"> - Tidak diketahui (Menekankan bahwa ukuran tidak menjamin kelangsungan hidup, disajikan dengan font yang kontras ukurannya). </text:span></text:p>
              </text:list-item>
            </text:list>
            <text:p text:style-name="P498"/>
            <text:p text:style-name="Text_20_body"><text:span text:style-name="T1">Subbab 3.4 selesai. Saya akan menunggu perintah </text:span><text:span text:style-name="Strong_20_Emphasis"><text:span text:style-name="T1">"YAX"</text:span></text:span><text:span text:style-name="T1"> dari Anda sebelum melanjutkan ke </text:span><text:span text:style-name="Strong_20_Emphasis"><text:span text:style-name="T1">Subbab 3.5</text:span></text:span><text:span text:style-name="T1">.</text:span></text:p>
          </text:section>
          <text:section text:style-name="Sect1" text:name="feedback-form-36">
            <text:p text:style-name="P477"/>
          </text:section>
        </text:section>
        <text:section text:style-name="Sect1" text:name="52fd365252fa5016">
          <text:p text:style-name="P318"/>
          <text:section text:style-name="Sect1" text:name="user-query-content-37">
            <text:p text:style-name="P496">yax </text:p>
          </text:section>
          <text:p text:style-name="P477">Tampilkan alur berpikir</text:p>
          <text:section text:style-name="Sect2" text:name="model-response-message-contentr_52fd365252fa5016">
            <text:p text:style-name="P318">Oke, kita semua butuh tidur kan? Biasanya sih di kasur empuk, atau mungkin di sofa pas lagi nonton TV. Tapi, gimana kalau ada hewan yang tidurnya sambil... terbang? Atau sambil gandengan tangan di laut? Aneh banget, kan? Yuk, kita intip kebiasaan tidur paling unik di dunia hewan!</text:p>
            <text:p text:style-name="Text_20_body"><text:span text:style-name="Strong_20_Emphasis"><text:span text:style-name="T1">(Prompt 21: Subbab 3.5: Tidur Sambil Terbang? Kebiasaan Unik Burung dan Mamalia.)</text:span></text:span></text:p>
            <text:p text:style-name="P498"/>
            <text:p text:style-name="Text_20_body"><text:span text:style-name="Strong_20_Emphasis"><text:span text:style-name="T1">Hasil Teks:</text:span></text:span></text:p>
            <text:p text:style-name="Text_20_body"><text:span text:style-name="Strong_20_Emphasis"><text:span text:style-name="T1">3.5 Tidur Sambil Terbang? Kebiasaan Unik Burung dan Mamalia.</text:span></text:span></text:p>
            <text:p text:style-name="P318">Zzz... ngulet sebentar... ah, enaknya tidur! Buat kita manusia, tidur itu penting banget buat istirahat dan isi ulang energi. Tapi buat beberapa hewan, tidur itu nggak sesimpel merem di tempat aman. Mereka punya cara tidur yang super aneh tapi juga super keren, lho!</text:p>
            <text:p text:style-name="Text_20_body"><text:span text:style-name="Strong_20_Emphasis"><text:span text:style-name="T1">Tidur di Angkasa: Burung yang Nggak Perlu Mendarat</text:span></text:span><text:span text:style-name="T1"> Bayangin kamu lagi terbang dalam perjalanan jauh banget, ribuan kilometer, dan nggak ada </text:span><text:soft-page-break/><text:span text:style-name="T1">tempat buat istirahat. Capek, kan? Nah, beberapa jenis burung, terutama yang suka terbang jarak jauh di atas lautan atau yang hampir seluruh hidupnya di udara kayak </text:span><text:span text:style-name="Strong_20_Emphasis"><text:span text:style-name="T1">Burung Layang-layang (Swift)</text:span></text:span><text:span text:style-name="T1"> atau </text:span><text:span text:style-name="Strong_20_Emphasis"><text:span text:style-name="T1">Albatros</text:span></text:span><text:span text:style-name="T1">, punya solusi luar biasa: mereka bisa </text:span><text:span text:style-name="Strong_20_Emphasis"><text:span text:style-name="T1">tidur sambil terbang!</text:span></text:span></text:p>
            <text:p text:style-name="P318">"Hah? Kok bisa? Nggak nabrak?"</text:p>
            <text:p text:style-name="Text_20_body"><text:span text:style-name="T1">Tentu nggak asal tidur pules dong! Mereka pakai trik namanya </text:span><text:span text:style-name="Strong_20_Emphasis"><text:span text:style-name="T1">Unihemispheric Slow-Wave Sleep (USWS)</text:span></text:span><text:span text:style-name="T1">. Artinya? </text:span><text:span text:style-name="Strong_20_Emphasis"><text:span text:style-name="T1">Separuh otak mereka tidur, sementara separuh otaknya lagi tetap bangun!</text:span></text:span><text:span text:style-name="T1"> Gila, kan?</text:span></text:p>
            <text:p text:style-name="Text_20_body"><text:span text:style-name="T1">Jadi, satu sisi otak istirahat, sementara sisi otak yang satunya tetap waspada, ngatur arah terbang, awasin predator atau rintangan, dan jaga keseimbangan. Bahkan, mata yang terhubung ke sisi otak yang bangun itu tetap terbuka! Mereka bisa 'tidur' dalam periode-periode singkat sambil terus melayang di angkasa. Burung layang-layang bahkan bisa terbang non-stop selama </text:span><text:span text:style-name="Strong_20_Emphasis"><text:span text:style-name="T1">berbulan-bulan</text:span></text:span><text:span text:style-name="T1"> tanpa mendarat sama sekali, cuma tidur pakai cara ini! Ini penting banget buat mereka biar bisa terus bergerak cari makan atau migrasi tanpa henti.</text:span></text:p>
            <text:p text:style-name="Text_20_body"><text:span text:style-name="Strong_20_Emphasis"><text:span text:style-name="T1">Tidur Separuh Otak Juga Ada di Laut!</text:span></text:span><text:span text:style-name="T1"> Ternyata nggak cuma burung yang jago tidur separuh otak. Mamalia laut kayak </text:span><text:span text:style-name="Strong_20_Emphasis"><text:span text:style-name="T1">lumba-lumba</text:span></text:span><text:span text:style-name="T1"> dan </text:span><text:span text:style-name="Strong_20_Emphasis"><text:span text:style-name="T1">paus</text:span></text:span><text:span text:style-name="T1"> juga pakai teknik USWS ini. Kenapa? Karena mereka mamalia, jadi harus </text:span><text:span text:style-name="Strong_20_Emphasis"><text:span text:style-name="T1">naik ke permukaan buat napas</text:span></text:span><text:span text:style-name="T1">, nggak bisa napas di dalam air kayak ikan. Kalau mereka tidur pules dua sisi otak sekaligus, bisa-bisa tenggelam atau lupa napas!</text:span></text:p>
            <text:p text:style-name="Text_20_body"><text:span text:style-name="T1">Makanya, mereka tidur dengan satu sisi otak aja. Sisi yang bangun bertugas ngontrol gerakan renang pelan, ngawasin sekitar, dan yang paling penting, ngingetin kapan harus naik ke permukaan buat ambil napas. Seringkali, mereka juga tidur dengan </text:span><text:span text:style-name="Strong_20_Emphasis"><text:span text:style-name="T1">satu mata terbuka</text:span></text:span><text:span text:style-name="T1"> (mata yang terhubung ke otak yang bangun).</text:span></text:p>
            <text:p text:style-name="Text_20_body"><text:span text:style-name="Strong_20_Emphasis"><text:span text:style-name="T1">Kebiasaan Tidur Unik Lainnya yang Bikin Gemes (dan Heran):</text:span></text:span></text:p>
            <text:list xml:id="list4195984194803329052" text:style-name="L126">
              <text:list-item>
                <text:p text:style-name="P382"><text:span text:style-name="Strong_20_Emphasis"><text:span text:style-name="T1">Gandengan Tangan Biar Nggak Hanyut (Berang-berang Laut):</text:span></text:span><text:span text:style-name="T1"> Berang-berang laut (sea otter) sering tidur sambil telentang ngambang di permukaan air. Biar nggak saling terpisah atau kebawa arus pas lagi tidur pules, mereka seringkali </text:span><text:span text:style-name="Strong_20_Emphasis"><text:span text:style-name="T1">bergandengan tangan atau kaki</text:span></text:span><text:span text:style-name="T1"> sama teman-temannya atau membungkus diri pakai </text:span><text:soft-page-break/><text:span text:style-name="T1">rumput laut! Gemes banget nggak sih? Ini cara mereka buat tetap aman dan bareng-bareng. </text:span></text:p>
              </text:list-item>
              <text:list-item>
                <text:p text:style-name="P382"><text:span text:style-name="Strong_20_Emphasis"><text:span text:style-name="T1">Tidur Berdiri (Kuda &amp; Gajah):</text:span></text:span><text:span text:style-name="T1"> Hewan besar ini bisa tidur sambil berdiri lho, meskipun cuma buat tidur ringan atau tidur ayam (drowsing). Mereka punya sistem ligamen dan tendon khusus di kakinya yang bisa 'mengunci' lutut biar nggak jatuh. Tapi buat tidur pulas (REM sleep), mereka tetap harus rebahan kok. </text:span></text:p>
              </text:list-item>
              <text:list-item>
                <text:p text:style-name="P121"><text:span text:style-name="Strong_20_Emphasis"><text:span text:style-name="T1">Tidur Terbalik (Kelelawar):</text:span></text:span><text:span text:style-name="T1"> Kenapa kelelawar tidur dengan posisi kepala di bawah? Ternyata ini posisi paling efisien buat mereka. Cakar mereka dirancang buat menggantung dengan mudah tanpa perlu banyak energi otot. Pas mau terbang, tinggal lepasin aja cengkeramannya dan langsung meluncur ke bawah, lebih gampang daripada harus lari dulu buat lepas landas dari tanah. </text:span></text:p>
              </text:list-item>
            </text:list>
            <text:p text:style-name="P318">Luar biasa ya, cara tidur hewan aja bisa seunik dan seberagam ini! Semuanya adalah hasil adaptasi cerdas buat menyesuaikan diri sama gaya hidup dan lingkungan mereka masing-masing. Jadi, lain kali kamu mau tidur, inget deh sama hewan-hewan yang tidurnya 'nggak biasa' ini!</text:p>
            <text:p text:style-name="P498"/>
            <text:p text:style-name="Text_20_body"><text:span text:style-name="Strong_20_Emphasis"><text:span text:style-name="T1">(Opsional) Tips Tambahan:</text:span></text:span></text:p>
            <text:list xml:id="list3220170356622826366" text:style-name="L127">
              <text:list-item>
                <text:p text:style-name="P122"><text:span text:style-name="Strong_20_Emphasis"><text:span text:style-name="T1">"Coba Tebak!":</text:span></text:span><text:span text:style-name="T1"> "Selain yang udah disebutin, coba tebak hewan apa lagi yang punya cara tidur aneh? Misalnya, ada nggak ya hewan yang nggak pernah tidur sama sekali? (Jawabannya: Hampir semua hewan butuh istirahat, tapi cara dan lamanya beda-beda banget!)" </text:span></text:p>
              </text:list-item>
            </text:list>
            <text:p text:style-name="Text_20_body"><text:span text:style-name="Strong_20_Emphasis"><text:span text:style-name="T1">(Opsional) Prompt Ilustrasi:</text:span></text:span></text:p>
            <text:list xml:id="list3010251771411618955" text:style-name="L128">
              <text:list-item>
                <text:p text:style-name="P123"><text:span text:style-name="Source_20_Text"><text:span text:style-name="T1">Kolase ilustrasi yang ceria dan agak lucu: 1. Seekor burung layang-layang (swift) terbang tinggi di awan dengan satu mata terpejam dan gelembung 'Zzz' kecil di atasnya. 2. Seekor lumba-lumba berenang pelan dekat permukaan air dengan satu mata terbuka. 3. Dua atau tiga ekor berang-berang laut lucu telentang di air sambil bergandengan tangan/kaki, mata terpejam. 4. Mungkin siluet kelelawar yang tidur terbalik.</text:span></text:span><text:span text:style-name="T1"> </text:span></text:p>
              </text:list-item>
            </text:list>
            <text:p text:style-name="Text_20_body"><text:span text:style-name="Strong_20_Emphasis"><text:span text:style-name="T1">(Opsional) Kutipan:</text:span></text:span></text:p>
            <text:list xml:id="list2064939005161842258" text:style-name="L129">
              <text:list-item>
                <text:p text:style-name="P124"><text:span text:style-name="Emphasis"><text:span text:style-name="T1">"Tidur adalah rantai emas yang mengikat kesehatan dan tubuh kita </text:span></text:span><text:soft-page-break/><text:span text:style-name="Emphasis"><text:span text:style-name="T1">bersama."</text:span></text:span><text:span text:style-name="T1"> - Thomas Dekker (Menunjukkan pentingnya istirahat, meskipun caranya berbeda-beda, disajikan dengan font yang nyaman dan 'mengantuk'). </text:span></text:p>
              </text:list-item>
            </text:list>
            <text:p text:style-name="P498"/>
            <text:p text:style-name="Text_20_body"><text:span text:style-name="T1">Bab 3 selesai! Saya akan menunggu perintah </text:span><text:span text:style-name="Strong_20_Emphasis"><text:span text:style-name="T1">"YAX"</text:span></text:span><text:span text:style-name="T1"> dari Anda sebelum melanjutkan ke </text:span><text:span text:style-name="Strong_20_Emphasis"><text:span text:style-name="T1">Pengantar Bab 4</text:span></text:span><text:span text:style-name="T1">.</text:span></text:p>
          </text:section>
          <text:section text:style-name="Sect1" text:name="feedback-form-37">
            <text:p text:style-name="P477"/>
          </text:section>
        </text:section>
        <text:section text:style-name="Sect1" text:name="c65faf03ab266cd3">
          <text:p text:style-name="P318"/>
          <text:section text:style-name="Sect1" text:name="user-query-content-38">
            <text:p text:style-name="P496">yax </text:p>
          </text:section>
          <text:p text:style-name="P477">Tampilkan alur berpikir</text:p>
          <text:section text:style-name="Sect2" text:name="model-response-message-contentr_c65faf03ab266cd3">
            <text:p text:style-name="Text_20_body"><text:span text:style-name="T1">Oke, setelah menjelajahi dunia hewan yang penuh aksi, sekarang kita beralih ke 'tetangga' kita yang sering dianggap kalem dan... yah, gitu-gitu aja. Siapa lagi kalau bukan para </text:span><text:span text:style-name="Strong_20_Emphasis"><text:span text:style-name="T1">Tumbuhan</text:span></text:span><text:span text:style-name="T1">! Tapi, tunggu dulu... yakin nih tumbuhan itu membosankan? Siap-siap ubah pandanganmu!</text:span></text:p>
            <text:p text:style-name="Text_20_body"><text:span text:style-name="Strong_20_Emphasis"><text:span text:style-name="T1">(Prompt 22: Pengantar Bab 4: Tanaman Unik: Lebih dari Sekadar Hijau!)</text:span></text:span></text:p>
            <text:p text:style-name="P498"/>
            <text:p text:style-name="Text_20_body"><text:span text:style-name="Strong_20_Emphasis"><text:span text:style-name="T1">Hasil Teks:</text:span></text:span></text:p>
            <text:p text:style-name="Text_20_body"><text:span text:style-name="Strong_20_Emphasis"><text:span text:style-name="T1">BAB 4: TANAMAN UNIK: LEBIH DARI SEKADAR HIJAU!</text:span></text:span></text:p>
            <text:p text:style-name="Text_20_body"><text:span text:style-name="T1">Jujur deh, kalau denger kata 'tanaman' atau 'tumbuhan', apa yang langsung kebayang di pikiranmu? Mungkin cuma pohon rindang, bunga cantik, atau rumput hijau yang diam aja kena angin? Kalau iya, siap-siap buat kaget! Karena dunia tumbuhan itu ternyata </text:span><text:span text:style-name="Strong_20_Emphasis"><text:span text:style-name="T1">jauuuuh dari kata membosankan!</text:span></text:span><text:span text:style-name="T1"> Mereka itu penuh </text:span><text:span text:style-name="Strong_20_Emphasis"><text:span text:style-name="T1">aksi</text:span></text:span><text:span text:style-name="T1">, punya </text:span><text:span text:style-name="Strong_20_Emphasis"><text:span text:style-name="T1">strategi cerdas</text:span></text:span><text:span text:style-name="T1"> buat bertahan hidup, dan menyimpan </text:span><text:span text:style-name="Strong_20_Emphasis"><text:span text:style-name="T1">keajaiban</text:span></text:span><text:span text:style-name="T1"> yang sering nggak kita sadari!</text:span></text:p>
            <text:p text:style-name="Text_20_body"><text:span text:style-name="T1">Lupakan anggapan kalau tumbuhan itu cuma makhluk pasif yang bisanya cuma fotosintesis. Di bab ini, kita bakal mengungkap </text:span><text:span text:style-name="Strong_20_Emphasis"><text:span text:style-name="T1">sisi 'liar' dan mengejutkan</text:span></text:span><text:span text:style-name="T1"> dari dunia flora. Kamu bakal ketemu:</text:span></text:p>
            <text:list xml:id="list4381700394927018624" text:style-name="L130">
              <text:list-item>
                <text:p text:style-name="P383"><text:span text:style-name="Strong_20_Emphasis"><text:span text:style-name="T1">Tanaman Pemburu:</text:span></text:span><text:span text:style-name="T1"> Iya, beneran! Ada tumbuhan yang jadi karnivora dan punya perangkap canggih buat menjebak serangga atau hewan kecil lainnya! </text:span></text:p>
              </text:list-item>
              <text:list-item>
                <text:p text:style-name="P383"><text:soft-page-break/><text:span text:style-name="Strong_20_Emphasis"><text:span text:style-name="T1">Para Raksasa Abadi:</text:span></text:span><text:span text:style-name="T1"> Pohon-pohon yang ukurannya super masif dan usianya bisa mencapai </text:span><text:span text:style-name="Strong_20_Emphasis"><text:span text:style-name="T1">ribuan tahun</text:span></text:span><text:span text:style-name="T1">, udah ada jauh sebelum kakek nenek buyut kita lahir! </text:span></text:p>
              </text:list-item>
              <text:list-item>
                <text:p text:style-name="P383"><text:span text:style-name="Strong_20_Emphasis"><text:span text:style-name="T1">Tumbuhan yang Bisa Bergerak (dan 'Ngobrol'!):</text:span></text:span><text:span text:style-name="T1"> Siapa bilang tumbuhan nggak bisa gerak? Ada lho yang bisa mengatupkan daunnya kalau disentuh! Bahkan, ada juga yang punya cara 'rahasia' buat 'ngobrol' atau kirim sinyal ke tumbuhan lain! </text:span></text:p>
              </text:list-item>
              <text:list-item>
                <text:p text:style-name="P383"><text:span text:style-name="Strong_20_Emphasis"><text:span text:style-name="T1">Rahasia Kecantikan Bunga:</text:span></text:span><text:span text:style-name="T1"> Kenapa bunga warnanya bisa cantik dan beragam banget? Ternyata ada sains keren di balik kelopak warna-warni itu! </text:span></text:p>
              </text:list-item>
              <text:list-item>
                <text:p text:style-name="P125"><text:span text:style-name="Strong_20_Emphasis"><text:span text:style-name="T1">Para Penyintas Ekstrem:</text:span></text:span><text:span text:style-name="T1"> Tumbuhan yang sanggup hidup di tempat paling 'nggak mungkin' di Bumi, dari gurun super panas sampai kutub super dingin! </text:span></text:p>
              </text:list-item>
            </text:list>
            <text:p text:style-name="Text_20_body"><text:span text:style-name="T1">Percaya deh, setelah baca bab ini, kamu nggak akan lagi melihat pohon di depan rumah, bunga di taman, atau bahkan rumput liar dengan cara yang sama. Dunia tumbuhan itu penuh dengan </text:span><text:span text:style-name="Strong_20_Emphasis"><text:span text:style-name="T1">kehidupan tersembunyi</text:span></text:span><text:span text:style-name="T1"> yang penuh intrik dan keajaiban.</text:span></text:p>
            <text:p text:style-name="Text_20_body"><text:span text:style-name="T1">Jadi, singkirkan dulu pikiran kalau tumbuhan itu cuma 'dekorasi' alam. Yuk, kita lihat mereka sebagai makhluk hidup yang luar biasa, tangguh, dan penuh </text:span><text:span text:style-name="Strong_20_Emphasis"><text:span text:style-name="T1">'WOW!'</text:span></text:span><text:span text:style-name="T1"> factor! Siap menjelajahi dunia hijau yang ternyata nggak cuma hijau? Mari kita mulai!</text:span></text:p>
            <text:p text:style-name="P498"/>
            <text:p text:style-name="Text_20_body"><text:span text:style-name="Strong_20_Emphasis"><text:span text:style-name="T1">(Opsional) Tips Tambahan:</text:span></text:span></text:p>
            <text:list xml:id="list2889279312645888713" text:style-name="L131">
              <text:list-item>
                <text:p text:style-name="P126"><text:span text:style-name="Strong_20_Emphasis"><text:span text:style-name="T1">Tips "Jangan Anggap Remeh!":</text:span></text:span><text:span text:style-name="T1"> "Setelah baca bab ini, coba deh perhatikan tumbuhan di sekitarmu lebih dekat. Amati bentuk daunnya, cara bunganya mekar, atau mungkin ada serangga yang 'berinteraksi' dengannya. Kamu mungkin akan menemukan detail-detail kecil yang menakjubkan!" </text:span></text:p>
              </text:list-item>
            </text:list>
            <text:p text:style-name="Text_20_body"><text:span text:style-name="Strong_20_Emphasis"><text:span text:style-name="T1">(Opsional) Prompt Ilustrasi:</text:span></text:span></text:p>
            <text:list xml:id="list5160145349051600413" text:style-name="L132">
              <text:list-item>
                <text:p text:style-name="P127"><text:span text:style-name="Source_20_Text"><text:span text:style-name="T1">Ilustrasi pembuka bab yang dinamis. Di tengah ada gambar tumbuhan hijau 'biasa'. Tapi di sekelilingnya muncul 'ledakan' visual yang menunjukkan sisi lain tumbuhan: sulur tanaman merambat yang bergerak aktif, mulut Venus Flytrap yang menganga siap menangkap </text:span></text:span><text:soft-page-break/><text:span text:style-name="Source_20_Text"><text:span text:style-name="T1">serangga, siluet pohon raksasa yang menjulang tinggi, visualisasi gelombang kimia antar tumbuhan, dan bunga kaktus mekar di lanskap gurun.</text:span></text:span><text:span text:style-name="T1"> </text:span></text:p>
              </text:list-item>
            </text:list>
            <text:p text:style-name="Text_20_body"><text:span text:style-name="Strong_20_Emphasis"><text:span text:style-name="T1">(Opsional) Kutipan:</text:span></text:span></text:p>
            <text:list xml:id="list5221342950325841408" text:style-name="L133">
              <text:list-item>
                <text:p text:style-name="P128"><text:span text:style-name="Emphasis"><text:span text:style-name="T1">"Bahkan di tempat yang paling sunyi pun, ada kehidupan, ada musik, ada keajaiban."</text:span></text:span><text:span text:style-name="T1"> - Tidak diketahui (Menekankan kehidupan tersembunyi pada tumbuhan, disajikan dengan font yang elegan dan natural). </text:span></text:p>
              </text:list-item>
            </text:list>
            <text:p text:style-name="P498"/>
            <text:p text:style-name="Text_20_body"><text:span text:style-name="T1">Pengantar Bab 4 selesai. Saya akan menunggu perintah </text:span><text:span text:style-name="Strong_20_Emphasis"><text:span text:style-name="T1">"YAX"</text:span></text:span><text:span text:style-name="T1"> dari Anda sebelum melanjutkan ke </text:span><text:span text:style-name="Strong_20_Emphasis"><text:span text:style-name="T1">Subbab 4.1</text:span></text:span><text:span text:style-name="T1">.</text:span></text:p>
          </text:section>
          <text:section text:style-name="Sect1" text:name="feedback-form-38">
            <text:p text:style-name="P477"/>
          </text:section>
        </text:section>
        <text:section text:style-name="Sect1" text:name="68c8eb3285e2c0d8">
          <text:p text:style-name="P318"/>
          <text:section text:style-name="Sect1" text:name="user-query-content-39">
            <text:p text:style-name="P496">yax </text:p>
          </text:section>
          <text:p text:style-name="P477">Tampilkan alur berpikir</text:p>
          <text:section text:style-name="Sect2" text:name="model-response-message-contentr_68c8eb3285e2c0d8">
            <text:p text:style-name="Text_20_body"><text:span text:style-name="T1">Oke, siap-siap ketemu tumbuhan yang kelakuannya beda banget dari yang lain. Kalau biasanya tumbuhan itu dimakan hewan, tumbuhan yang satu ini malah... </text:span><text:span text:style-name="Strong_20_Emphasis"><text:span text:style-name="T1">makan hewan!</text:span></text:span><text:span text:style-name="T1"> Hiii!</text:span></text:p>
            <text:p text:style-name="Text_20_body"><text:span text:style-name="Strong_20_Emphasis"><text:span text:style-name="T1">(Prompt 23: Subbab 4.1: Tanaman Pemakan Daging: Bagaimana Cara Kerjanya?)</text:span></text:span></text:p>
            <text:p text:style-name="P498"/>
            <text:p text:style-name="Text_20_body"><text:span text:style-name="Strong_20_Emphasis"><text:span text:style-name="T1">Hasil Teks:</text:span></text:span></text:p>
            <text:p text:style-name="Text_20_body"><text:span text:style-name="Strong_20_Emphasis"><text:span text:style-name="T1">4.1 Tanaman Pemakan Daging: Bagaimana Cara Kerjanya?</text:span></text:span></text:p>
            <text:p text:style-name="Text_20_body"><text:span text:style-name="T1">Tumbuhan makan daging? Kedengarannya kayak cerita horor atau film fiksi ilmiah, ya? Tapi ini beneran ada, lho! Di dunia ini ada kelompok tumbuhan unik yang disebut </text:span><text:span text:style-name="Strong_20_Emphasis"><text:span text:style-name="T1">tumbuhan karnivora</text:span></text:span><text:span text:style-name="T1">. Mereka nggak puas cuma dapat nutrisi dari tanah dan fotosintesis aja, mereka juga 'berburu' serangga atau hewan kecil lainnya buat tambahan 'lauk'!</text:span></text:p>
            <text:p text:style-name="Text_20_body"><text:span text:style-name="Strong_20_Emphasis"><text:span text:style-name="T1">Kenapa Sih Mereka Jadi 'Pemburu'?</text:span></text:span><text:span text:style-name="T1"> Biasanya, tumbuhan karnivora ini hidup di tempat-tempat yang tanahnya </text:span><text:span text:style-name="Strong_20_Emphasis"><text:span text:style-name="T1">miskin banget nutrisi penting</text:span></text:span><text:span text:style-name="T1">, kayak di rawa-rawa atau tanah gambut. Nutrisi kayak Nitrogen (yang penting </text:span><text:soft-page-break/><text:span text:style-name="T1">banget buat pertumbuhan) susah didapat dari tanah. Nah, buat ngakalinnya, mereka berevolusi mengembangkan cara super keren buat dapetin nutrisi tambahan dari... </text:span><text:span text:style-name="Strong_20_Emphasis"><text:span text:style-name="T1">mangsa!</text:span></text:span><text:span text:style-name="T1"> Mereka jadi predator mini dari dunia tumbuhan!</text:span></text:p>
            <text:p text:style-name="Text_20_body"><text:span text:style-name="T1">Gimana cara mereka 'berburu'? Ternyata mereka punya berbagai macam </text:span><text:span text:style-name="Strong_20_Emphasis"><text:span text:style-name="T1">perangkap super canggih dan unik</text:span></text:span><text:span text:style-name="T1">:</text:span></text:p>
            <text:list xml:id="list990290458385853447" text:style-name="L134">
              <text:list-item>
                <text:p text:style-name="P129"><text:span text:style-name="Strong_20_Emphasis"><text:span text:style-name="T1">Perangkap Jepit (Snap Trap) - Si Gesit Venus Flytrap:</text:span></text:span><text:span text:style-name="T1"> Ini mungkin yang paling terkenal! </text:span><text:span text:style-name="Strong_20_Emphasis"><text:span text:style-name="T1">Venus Flytrap</text:span></text:span><text:span text:style-name="T1"> punya daun yang bentuknya kayak dua 'rahang' hinged (berengsel) dengan 'gigi-gigi' (silia) di pinggirnya. Di bagian dalam 'rahang' ini ada beberapa </text:span><text:span text:style-name="Strong_20_Emphasis"><text:span text:style-name="T1">rambut sensor super sensitif</text:span></text:span><text:span text:style-name="T1">. Kalau ada serangga (misalnya lalat) masuk dan </text:span><text:span text:style-name="Strong_20_Emphasis"><text:span text:style-name="T1">menyentuh rambut sensor ini dua kali</text:span></text:span><text:span text:style-name="T1"> dalam waktu sekitar 20 detik... </text:span><text:span text:style-name="Emphasis"><text:span text:style-name="T1">HAP!</text:span></text:span><text:span text:style-name="T1"> Perangkap bakal </text:span><text:span text:style-name="Strong_20_Emphasis"><text:span text:style-name="T1">menutup super cepat</text:span></text:span><text:span text:style-name="T1"> (kurang dari sedetik!) menjepit si serangga malang di dalamnya. Gigi-giginya saling mengunci biar mangsa nggak bisa kabur. Setelah itu, kelenjar di dalam daun bakal mengeluarkan cairan enzim buat 'mencerna' mangsanya pelan-pelan dan menyerap nutrisinya. Canggih banget! </text:span><text:span text:style-name="Emphasis"><text:span text:style-name="T1">(Tips: Kalau punya Venus Flytrap, jangan iseng sentuh-sentuh rambut sensornya ya! Setiap kali menutup, dia butuh energi besar. Kalau terlalu sering 'dikisengin' tanpa dapat makanan, tanamannya bisa lemas dan mati).</text:span></text:span></text:p>
              </text:list-item>
              <text:list-item>
                <text:p text:style-name="P129"><text:span text:style-name="Strong_20_Emphasis"><text:span text:style-name="T1">Perangkap Kantong (Pitfall Trap) - Si Kantong Semar (Nepenthes) Asli Indonesia!</text:span></text:span><text:span text:style-name="T1"> Nah, kalau yang ini banyak ditemukan di hutan-hutan tropis Indonesia, lho, terutama di </text:span><text:span text:style-name="Strong_20_Emphasis"><text:span text:style-name="T1">Sumatra dan Kalimantan</text:span></text:span><text:span text:style-name="T1">! </text:span><text:span text:style-name="Strong_20_Emphasis"><text:span text:style-name="T1">Kantong Semar (Nepenthes)</text:span></text:span><text:span text:style-name="T1"> punya daun yang ujungnya termodifikasi jadi bentuk </text:span><text:span text:style-name="Strong_20_Emphasis"><text:span text:style-name="T1">'kantong'</text:span></text:span><text:span text:style-name="T1"> atau 'kendi' yang menggantung. Di dalam kantong ini ada cairan asam berisi enzim pencernaan, mirip 'perut' mini. Gimana cara kerjanya?</text:span></text:p>
                <text:list>
                  <text:list-item>
                    <text:p text:style-name="P384"><text:span text:style-name="T1">Bagian bibir kantong (peristom) biasanya licin dan menghasilkan nektar manis atau punya warna mencolok buat </text:span><text:span text:style-name="Strong_20_Emphasis"><text:span text:style-name="T1">memikat</text:span></text:span><text:span text:style-name="T1"> serangga. </text:span></text:p>
                  </text:list-item>
                  <text:list-item>
                    <text:p text:style-name="P384"><text:span text:style-name="T1">Pas serangga hinggap buat minum nektar, eh... dia </text:span><text:span text:style-name="Strong_20_Emphasis"><text:span text:style-name="T1">terpeleset</text:span></text:span><text:span text:style-name="T1"> masuk ke dalam kantong karena permukaannya super licin (kadang ada lapisan lilinnya). </text:span></text:p>
                  </text:list-item>
                  <text:list-item>
                    <text:p text:style-name="P487">Begitu masuk, susah banget buat manjat keluar lagi karena <text:soft-page-break/>dinding bagian dalamnya juga licin atau ada rambut-rambut halus yang mengarah ke bawah. Akhirnya, serangga itu tenggelam di cairan pencernaan dan nutrisinya diserap sama tanaman. Kasihan, tapi cerdas banget ya caranya! </text:p>
                  </text:list-item>
                </text:list>
              </text:list-item>
              <text:list-item>
                <text:p text:style-name="P129"><text:span text:style-name="Strong_20_Emphasis"><text:span text:style-name="T1">Perangkap Lengket (Flypaper Trap) - Si Embun Matahari (Sundews/Drosera):</text:span></text:span><text:span text:style-name="T1"> Tumbuhan </text:span><text:span text:style-name="Strong_20_Emphasis"><text:span text:style-name="T1">Sundews</text:span></text:span><text:span text:style-name="T1"> ini kelihatan cantik banget kayak dihiasi embun pagi, tapi jangan salah, 'embun' itu adalah </text:span><text:span text:style-name="Strong_20_Emphasis"><text:span text:style-name="T1">perangkap mematikan</text:span></text:span><text:span text:style-name="T1">! Daunnya ditutupi banyak tentakel-tentakel halus. Di ujung setiap tentakel ada kelenjar yang menghasilkan </text:span><text:span text:style-name="Strong_20_Emphasis"><text:span text:style-name="T1">cairan lengket manis</text:span></text:span><text:span text:style-name="T1"> yang berkilauan kayak embun di bawah sinar matahari (makanya namanya </text:span><text:span text:style-name="Emphasis"><text:span text:style-name="T1">Sundew</text:span></text:span><text:span text:style-name="T1">).</text:span></text:p>
                <text:list>
                  <text:list-item>
                    <text:p text:style-name="P384"><text:span text:style-name="T1">Serangga kecil yang tertarik sama 'embun' ini bakal hinggap dan... </text:span><text:span text:style-name="Strong_20_Emphasis"><text:span text:style-name="T1">lengket!</text:span></text:span><text:span text:style-name="T1"> Makin dia meronta, makin banyak tentakel yang nempel. </text:span></text:p>
                  </text:list-item>
                  <text:list-item>
                    <text:p text:style-name="P384"><text:span text:style-name="T1">Perlahan tapi pasti, tentakel-tentakel di sekitarnya (atau kadang seluruh daunnya) bakal </text:span><text:span text:style-name="Strong_20_Emphasis"><text:span text:style-name="T1">menggulung ke arah mangsa</text:span></text:span><text:span text:style-name="T1"> buat memaksimalkan kontak. </text:span></text:p>
                  </text:list-item>
                  <text:list-item>
                    <text:p text:style-name="P326">Lalu, kelenjar di tentakel bakal mengeluarkan enzim buat mencerna serangga malang itu. Kelihatan indah tapi ternyata pemburu lengket yang efektif! </text:p>
                  </text:list-item>
                </text:list>
              </text:list-item>
            </text:list>
            <text:p text:style-name="Text_20_body"><text:span text:style-name="Strong_20_Emphasis"><text:span text:style-name="T1">Proses 'Makan' Mereka:</text:span></text:span><text:span text:style-name="T1"> Setelah mangsa terjebak, kelenjar khusus di dalam perangkap akan mengeluarkan </text:span><text:span text:style-name="Strong_20_Emphasis"><text:span text:style-name="T1">enzim pencernaan</text:span></text:span><text:span text:style-name="T1"> (mirip enzim di perut kita, tapi lebih sederhana). Enzim ini akan melarutkan bagian-bagian lunak dari tubuh mangsa (kayak proteinnya). Nutrisi penting (terutama nitrogen dan fosfor) kemudian diserap oleh tanaman lewat permukaan daun di dalam perangkap. Sisa-sisa keras kayak kerangka luar serangga biasanya nggak tercerna dan tetap ada di dalam perangkap.</text:span></text:p>
            <text:p text:style-name="P318">Benar-benar adaptasi yang luar biasa, ya? Tumbuhan yang biasanya jadi sumber makanan, malah berevolusi jadi 'monster' mini yang lihai menjebak mangsa demi bertahan hidup di lingkungan yang sulit! Dunia tumbuhan memang penuh kejutan!</text:p>
            <text:p text:style-name="P498"/>
            <text:p text:style-name="Text_20_body"><text:span text:style-name="Strong_20_Emphasis"><text:span text:style-name="T1">(Opsional) Prompt Ilustrasi:</text:span></text:span></text:p>
            <text:list xml:id="list2946016548065749772" text:style-name="L135">
              <text:list-item>
                <text:p text:style-name="P130"><text:span text:style-name="Source_20_Text"><text:span text:style-name="T1">Tiga ilustrasi detail yang menunjukkan mekanisme kerja masing-</text:span></text:span><text:soft-page-break/><text:span text:style-name="Source_20_Text"><text:span text:style-name="T1">masing perangkap: 1. Venus Flytrap dengan 'rahang' terbuka menunjukkan rambut sensor, dan satu lagi dalam posisi menutup menjepit seekor lalat. 2. Penampang Kantong Semar (Nepenthes) yang menunjukkan serangga terpeleset dari bibir kantong ke dalam cairan di dasarnya. 3. Close-up daun Sundew (Drosera) dengan tentakel-tentakelnya yang berkilauan menangkap seekor nyamuk kecil, beberapa tentakel tampak mulai melengkung ke arah nyamuk.</text:span></text:span><text:span text:style-name="T1"> </text:span></text:p>
              </text:list-item>
            </text:list>
            <text:p text:style-name="Text_20_body"><text:span text:style-name="Strong_20_Emphasis"><text:span text:style-name="T1">(Opsional) Kutipan:</text:span></text:span></text:p>
            <text:list xml:id="list6683605521771952903" text:style-name="L136">
              <text:list-item>
                <text:p text:style-name="P131"><text:span text:style-name="Emphasis"><text:span text:style-name="T1">"Adaptasi adalah kunci kelangsungan hidup."</text:span></text:span><text:span text:style-name="T1"> - Tidak diketahui (Menekankan bagaimana tumbuhan ini beradaptasi, disajikan dengan font yang 'tajam' atau 'efisien'). </text:span></text:p>
              </text:list-item>
            </text:list>
            <text:p text:style-name="P498"/>
            <text:p text:style-name="Text_20_body"><text:span text:style-name="T1">Subbab 4.1 selesai. Saya akan menunggu perintah </text:span><text:span text:style-name="Strong_20_Emphasis"><text:span text:style-name="T1">"YAX"</text:span></text:span><text:span text:style-name="T1"> dari Anda sebelum melanjutkan ke </text:span><text:span text:style-name="Strong_20_Emphasis"><text:span text:style-name="T1">Subbab 4.2</text:span></text:span><text:span text:style-name="T1">.</text:span></text:p>
          </text:section>
          <text:section text:style-name="Sect1" text:name="feedback-form-39">
            <text:p text:style-name="P477"/>
          </text:section>
        </text:section>
        <text:section text:style-name="Sect1" text:name="5873218f5215772f">
          <text:p text:style-name="P318"/>
          <text:section text:style-name="Sect1" text:name="user-query-content-40">
            <text:p text:style-name="P496">yax </text:p>
          </text:section>
          <text:p text:style-name="P477">Tampilkan alur berpikir</text:p>
          <text:section text:style-name="Sect2" text:name="model-response-message-contentr_5873218f5215772f">
            <text:p text:style-name="P318">Oke, dari tumbuhan 'pemburu', sekarang kita beralih ke tumbuhan yang jadi saksi bisu sejarah Bumi selama ribuan tahun dan ukurannya bikin kita merasa kayak kurcaci! Siap terpana sama para raksasa dan sesepuh dari dunia pohon?</text:p>
            <text:p text:style-name="Text_20_body"><text:span text:style-name="Strong_20_Emphasis"><text:span text:style-name="T1">(Prompt 24: Subbab 4.2: Pohon Tertua dan Terbesar di Dunia.)</text:span></text:span></text:p>
            <text:p text:style-name="P498"/>
            <text:p text:style-name="Text_20_body"><text:span text:style-name="Strong_20_Emphasis"><text:span text:style-name="T1">Hasil Teks:</text:span></text:span></text:p>
            <text:p text:style-name="Text_20_body"><text:span text:style-name="Strong_20_Emphasis"><text:span text:style-name="T1">4.2 Pohon Tertua dan Terbesar di Dunia.</text:span></text:span></text:p>
            <text:p text:style-name="Text_20_body"><text:span text:style-name="T1">Bayangin sebuah makhluk hidup yang udah ada di Bumi jauh sebelum peradaban Mesir Kuno membangun piramida, dan masih gagah berdiri sampai sekarang! Atau pohon yang saking besarnya, batangnya lebih lebar dari bus tingkat! Mustahil? Sama sekali nggak! Dunia tumbuhan menyimpan para juara bertahan usia dan ukuran yang benar-benar </text:span><text:span text:style-name="Strong_20_Emphasis"><text:span text:style-name="T1">megah</text:span></text:span><text:span text:style-name="T1"> dan </text:span><text:span text:style-name="Strong_20_Emphasis"><text:span text:style-name="T1">menakjubkan</text:span></text:span><text:span text:style-name="T1">.</text:span></text:p>
            <text:p text:style-name="Text_20_body"><text:soft-page-break/><text:span text:style-name="Strong_20_Emphasis"><text:span text:style-name="T1">Sang Sesepuh Pohon: Juara Usia Terpanjang</text:span></text:span></text:p>
            <text:list xml:id="list5090751191695367307" text:style-name="L137">
              <text:list-item>
                <text:p text:style-name="P385"><text:span text:style-name="Strong_20_Emphasis"><text:span text:style-name="T1">Pohon Individu Tertua: Pinus Bristlecone Cekungan Besar (Great Basin Bristlecone Pine)</text:span></text:span><text:span text:style-name="T1"> Di pegunungan tinggi White Mountains, California, AS, hiduplah pohon-pohon pinus yang kelihatannya keriput, bengkok, dan nggak terlalu tinggi, tapi jangan salah, mereka adalah </text:span><text:span text:style-name="Strong_20_Emphasis"><text:span text:style-name="T1">pohon individu tertua di dunia</text:span></text:span><text:span text:style-name="T1">! Yang paling tua, yang dijuluki </text:span><text:span text:style-name="Strong_20_Emphasis"><text:span text:style-name="T1">"Methuselah"</text:span></text:span><text:span text:style-name="T1">, usianya diperkirakan mencapai </text:span><text:span text:style-name="Strong_20_Emphasis"><text:span text:style-name="T1">hampir 5.000 tahun</text:span></text:span><text:span text:style-name="T1">! WOW! Dia udah ada pas Zaman Perunggu! Kok bisa tahu usianya? Ilmuwan pakai teknik </text:span><text:span text:style-name="Emphasis"><text:span text:style-name="T1">dendrokronologi</text:span></text:span><text:span text:style-name="T1">: mereka ambil sampel inti batang pohon (tanpa membunuh pohonnya) dan menghitung </text:span><text:span text:style-name="Strong_20_Emphasis"><text:span text:style-name="T1">lingkaran tahun</text:span></text:span><text:span text:style-name="T1">-nya yang super rapat. Rahasia umur panjangnya? Pertumbuhan super lambat dan kemampuan bertahan hidup di kondisi ekstrem (dingin, kering, angin kencang). </text:span></text:p>
              </text:list-item>
              <text:list-item>
                <text:p text:style-name="P132"><text:span text:style-name="Strong_20_Emphasis"><text:span text:style-name="T1">Koloni Klon Tertua: Pando (Si Raksasa Gemeter)</text:span></text:span><text:span text:style-name="T1"> Kalau tadi pohon individu, yang ini lebih gila lagi! Di Utah, AS, ada hutan pohon </text:span><text:span text:style-name="Strong_20_Emphasis"><text:span text:style-name="T1">Quaking Aspen</text:span></text:span><text:span text:style-name="T1"> seluas 43 hektar yang dinamai </text:span><text:span text:style-name="Strong_20_Emphasis"><text:span text:style-name="T1">Pando</text:span></text:span><text:span text:style-name="T1">. Kelihatannya kayak ribuan pohon biasa, tapi ternyata... semua pohon itu </text:span><text:span text:style-name="Strong_20_Emphasis"><text:span text:style-name="T1">identik secara genetik</text:span></text:span><text:span text:style-name="T1"> dan terhubung oleh </text:span><text:span text:style-name="Strong_20_Emphasis"><text:span text:style-name="T1">satu sistem akar raksasa</text:span></text:span><text:span text:style-name="T1"> di bawah tanah! Jadi, Pando ini dianggap sebagai </text:span><text:span text:style-name="Strong_20_Emphasis"><text:span text:style-name="T1">satu organisme tunggal</text:span></text:span><text:span text:style-name="T1">! Meskipun batang pohonnya mungkin cuma hidup 100-an tahun, sistem akarnya diperkirakan udah ada sejak </text:span><text:span text:style-name="Strong_20_Emphasis"><text:span text:style-name="T1">puluhan ribu tahun</text:span></text:span><text:span text:style-name="T1"> yang lalu (mungkin sekitar 80.000 tahun!), menjadikannya salah satu </text:span><text:span text:style-name="Strong_20_Emphasis"><text:span text:style-name="T1">organisme hidup tertua</text:span></text:span><text:span text:style-name="T1"> (dan terberat!) di Bumi! </text:span></text:p>
              </text:list-item>
            </text:list>
            <text:p text:style-name="Text_20_body"><text:span text:style-name="Strong_20_Emphasis"><text:span text:style-name="T1">Para Raksasa Hijau: Juara Ukuran Terbesar</text:span></text:span></text:p>
            <text:list xml:id="list5840323632514392785" text:style-name="L138">
              <text:list-item>
                <text:p text:style-name="P386"><text:span text:style-name="Strong_20_Emphasis"><text:span text:style-name="T1">Pohon Terbesar (Volume/Massa): Sequoia Raksasa (Giant Sequoia)</text:span></text:span><text:span text:style-name="T1"> Di lereng Pegunungan Sierra Nevada, California, tumbuh pohon-pohon </text:span><text:span text:style-name="Strong_20_Emphasis"><text:span text:style-name="T1">paling masif</text:span></text:span><text:span text:style-name="T1"> di dunia berdasarkan volume batangnya. Juaranya adalah pohon yang diberi nama </text:span><text:span text:style-name="Strong_20_Emphasis"><text:span text:style-name="T1">"General Sherman"</text:span></text:span><text:span text:style-name="T1">. Pohon ini memang bukan yang tertinggi atau terlebar, tapi volume kayunya itu lho, </text:span><text:span text:style-name="Strong_20_Emphasis"><text:span text:style-name="T1">LUAR BIASA!</text:span></text:span><text:span text:style-name="T1"> </text:span></text:p>
                <text:list>
                  <text:list-item>
                    <text:p text:style-name="P386"><text:span text:style-name="T1">Tingginya sekitar </text:span><text:span text:style-name="Strong_20_Emphasis"><text:span text:style-name="T1">84 meter</text:span></text:span><text:span text:style-name="T1"> (kayak gedung 28 lantai!). </text:span></text:p>
                  </text:list-item>
                  <text:list-item>
                    <text:p text:style-name="P386"><text:span text:style-name="T1">Diameter pangkal batangnya sekitar </text:span><text:span text:style-name="Strong_20_Emphasis"><text:span text:style-name="T1">11 meter</text:span></text:span><text:span text:style-name="T1"> (butuh belasan orang bergandengan tangan buat meluknya!). </text:span></text:p>
                  </text:list-item>
                  <text:list-item>
                    <text:p text:style-name="P386"><text:span text:style-name="T1">Volume batangnya diperkirakan </text:span><text:span text:style-name="Strong_20_Emphasis"><text:span text:style-name="T1">hampir 1.500 meter kubik</text:span></text:span><text:span text:style-name="T1">! Cukup buat bikin puluhan rumah kayu! </text:span></text:p>
                  </text:list-item>
                  <text:list-item>
                    <text:p text:style-name="P386"><text:soft-page-break/><text:span text:style-name="T1">Berat totalnya ditaksir sekitar </text:span><text:span text:style-name="Strong_20_Emphasis"><text:span text:style-name="T1">1.900 ton</text:span></text:span><text:span text:style-name="T1"> – setara berat 10 ekor Paus Biru dewasa! Benar-benar raksasa! Kulit kayunya tebal banget dan tahan api, salah satu kunci kebesarannya. </text:span></text:p>
                  </text:list-item>
                </text:list>
              </text:list-item>
              <text:list-item>
                <text:p text:style-name="P386"><text:span text:style-name="Strong_20_Emphasis"><text:span text:style-name="T1">Pohon Tertinggi: Redwood Pantai (Coast Redwood)</text:span></text:span><text:span text:style-name="T1"> Kalau urusan menjulang paling tinggi ke langit, juaranya adalah kerabat dekat Sequoia Raksasa, yaitu </text:span><text:span text:style-name="Strong_20_Emphasis"><text:span text:style-name="T1">Redwood Pantai</text:span></text:span><text:span text:style-name="T1">, yang tumbuh di pesisir California dan Oregon. Pohon tertinggi yang diketahui saat ini adalah </text:span><text:span text:style-name="Strong_20_Emphasis"><text:span text:style-name="T1">"Hyperion"</text:span></text:span><text:span text:style-name="T1">, dengan tinggi mencapai </text:span><text:span text:style-name="Strong_20_Emphasis"><text:span text:style-name="T1">116 meter</text:span></text:span><text:span text:style-name="T1">! </text:span></text:p>
                <text:list>
                  <text:list-item>
                    <text:p text:style-name="P488">Itu lebih tinggi dari Patung Liberty di New York! </text:p>
                  </text:list-item>
                  <text:list-item>
                    <text:p text:style-name="P488">Hampir setinggi Monumen Nasional (Monas) di Jakarta! </text:p>
                  </text:list-item>
                  <text:list-item>
                    <text:p text:style-name="P327">Setara gedung sekitar 35-40 lantai! Mereka bisa tumbuh setinggi ini karena iklim pesisir yang lembap (banyak kabut dan hujan) dan persaingan sengit antar pohon buat dapetin sinar matahari. </text:p>
                  </text:list-item>
                </text:list>
              </text:list-item>
            </text:list>
            <text:p text:style-name="Text_20_body"><text:span text:style-name="Strong_20_Emphasis"><text:span text:style-name="T1">Rahasia Umur Panjang dan Ukuran Raksasa</text:span></text:span><text:span text:style-name="T1"> Kok bisa sih pohon-pohon ini hidup ribuan tahun atau tumbuh jadi super besar? Biasanya kombinasi dari beberapa faktor: metabolisme yang lebih lambat, kemampuan bertahan dari hama dan penyakit (misalnya getah atau kulit kayu khusus), kemampuan bertahan dari api (kulit tebal), kondisi lingkungan yang stabil dan mendukung selama ribuan tahun, dan tentu saja faktor genetik unik dari spesies pohon itu sendiri.</text:span></text:p>
            <text:p text:style-name="P318">Berdiri di hadapan pohon-pohon purba dan raksasa ini pasti bikin kita merasa kecil banget ya, sekaligus kagum sama kekuatan dan keabadian alam. Mereka adalah monumen hidup yang menyimpan cerita ribuan tahun Bumi kita.</text:p>
            <text:p text:style-name="P498"/>
            <text:p text:style-name="Text_20_body"><text:span text:style-name="Strong_20_Emphasis"><text:span text:style-name="T1">(Opsional) Tips Tambahan:</text:span></text:span></text:p>
            <text:list xml:id="list5027221050813494919" text:style-name="L139">
              <text:list-item>
                <text:p text:style-name="P133"><text:span text:style-name="Strong_20_Emphasis"><text:span text:style-name="T1">"Pohon Tua di Sekitarmu":</text:span></text:span><text:span text:style-name="T1"> "Coba deh perhatikan pohon-pohon besar atau yang kelihatan tua di taman kota, halaman sekolah, atau bahkan di kampung halaman kakek nenekmu. Siapa tahu pohon itu punya cerita sejarah tersendiri atau usianya sudah puluhan bahkan ratusan tahun! Menghargai pohon tua di sekitar kita juga penting, lho." (Hindari klaim spesifik tentang pohon lokal kecuali sangat yakin dan relevan). </text:span></text:p>
              </text:list-item>
            </text:list>
            <text:p text:style-name="Text_20_body"><text:soft-page-break/><text:span text:style-name="Strong_20_Emphasis"><text:span text:style-name="T1">(Opsional) Prompt Ilustrasi:</text:span></text:span></text:p>
            <text:list xml:id="list5641151893810992136" text:style-name="L140">
              <text:list-item>
                <text:p text:style-name="P134"><text:span text:style-name="Source_20_Text"><text:span text:style-name="T1">Ilustrasi perbandingan siluet empat 'pohon juara': 1. Pinus Bristlecone yang tampak tua, keriput, dan bengkok. 2. Pando digambarkan sebagai hutan kecil dengan akar yang saling terhubung di bawah tanah. 3. Sequoia Raksasa dengan batang super besar dan bentuk kerucut. 4. Redwood Pantai yang super tinggi dan ramping. Sertakan siluet manusia kecil di sebelahnya untuk perbandingan skala. Mungkin tambahkan label usia atau ukuran kunci untuk masing-masing.</text:span></text:span><text:span text:style-name="T1"> </text:span></text:p>
              </text:list-item>
            </text:list>
            <text:p text:style-name="Text_20_body"><text:span text:style-name="Strong_20_Emphasis"><text:span text:style-name="T1">(Opsional) Kutipan:</text:span></text:span></text:p>
            <text:list xml:id="list5819794439166087991" text:style-name="L141">
              <text:list-item>
                <text:p text:style-name="P135"><text:span text:style-name="Emphasis"><text:span text:style-name="T1">"Waktu terbaik untuk menanam pohon adalah dua puluh tahun yang lalu. Waktu terbaik kedua adalah sekarang."</text:span></text:span><text:span text:style-name="T1"> - Pepatah Tiongkok (Menekankan nilai jangka panjang pohon, disajikan dengan font yang bijak dan 'berakar'). </text:span></text:p>
              </text:list-item>
            </text:list>
            <text:p text:style-name="P498"/>
            <text:p text:style-name="Text_20_body"><text:span text:style-name="T1">Subbab 4.2 selesai. Saya akan menunggu perintah </text:span><text:span text:style-name="Strong_20_Emphasis"><text:span text:style-name="T1">"YAX"</text:span></text:span><text:span text:style-name="T1"> dari Anda sebelum melanjutkan ke </text:span><text:span text:style-name="Strong_20_Emphasis"><text:span text:style-name="T1">Subbab 4.3</text:span></text:span><text:span text:style-name="T1">.</text:span></text:p>
          </text:section>
          <text:section text:style-name="Sect1" text:name="feedback-form-40">
            <text:p text:style-name="P477"/>
          </text:section>
        </text:section>
        <text:section text:style-name="Sect1" text:name="6d427607d3ba26d2">
          <text:p text:style-name="P318"/>
          <text:section text:style-name="Sect1" text:name="user-query-content-41">
            <text:p text:style-name="P496">yax </text:p>
          </text:section>
          <text:p text:style-name="P477">Tampilkan alur berpikir</text:p>
          <text:section text:style-name="Sect2" text:name="model-response-message-contentr_6d427607d3ba26d2">
            <text:p text:style-name="P318">Oke, kita udah lihat tumbuhan pemburu dan tumbuhan raksasa purba. Sekarang, kita bakal bongkar mitos kalau tumbuhan itu cuma diam membisu! Ternyata, mereka bisa bergerak, bahkan 'ngobrol' dengan cara mereka sendiri! Siap-siap kaget lagi?</text:p>
            <text:p text:style-name="Text_20_body"><text:span text:style-name="Strong_20_Emphasis"><text:span text:style-name="T1">(Prompt 25: Subbab 4.3: Tumbuhan yang Bisa Bergerak atau "Berbicara".)</text:span></text:span></text:p>
            <text:p text:style-name="P498"/>
            <text:p text:style-name="Text_20_body"><text:span text:style-name="Strong_20_Emphasis"><text:span text:style-name="T1">Hasil Teks:</text:span></text:span></text:p>
            <text:p text:style-name="Text_20_body"><text:span text:style-name="Strong_20_Emphasis"><text:span text:style-name="T1">4.3 Tumbuhan yang Bisa Bergerak atau "Berbicara".</text:span></text:span></text:p>
            <text:p text:style-name="Text_20_body"><text:span text:style-name="T1">Pernah nggak sih kamu perhatiin tanaman di sekitarmu? Kelihatannya </text:span><text:soft-page-break/><text:span text:style-name="T1">mereka cuma berdiri diam, nggak ngapa-ngapain kan? Eits, jangan salah! Meskipun nggak punya kaki atau mulut kayak hewan, tumbuhan itu ternyata </text:span><text:span text:style-name="Strong_20_Emphasis"><text:span text:style-name="T1">nggak sepenuhnya pasif</text:span></text:span><text:span text:style-name="T1">, lho! Mereka punya cara-cara keren buat bergerak dan bahkan berkomunikasi!</text:span></text:p>
            <text:p text:style-name="Text_20_body"><text:span text:style-name="Strong_20_Emphasis"><text:span text:style-name="T1">Gerakan Tumbuhan: Dari yang Super Cepat Sampai yang Pelan Tapi Pasti</text:span></text:span></text:p>
            <text:p text:style-name="P318">Ada beberapa gerakan tumbuhan yang bisa kita lihat langsung:</text:p>
            <text:list xml:id="list2302792569343542847" text:style-name="L142">
              <text:list-item>
                <text:p text:style-name="P136"><text:span text:style-name="Strong_20_Emphasis"><text:span text:style-name="T1">Gerak Cepat Si Sensitif: Putri Malu (Mimosa pudica)</text:span></text:span><text:span text:style-name="T1"> Kamu pasti tahu dong tanaman yang satu ini? </text:span><text:span text:style-name="Strong_20_Emphasis"><text:span text:style-name="T1">Putri Malu</text:span></text:span><text:span text:style-name="T1"> gampang banget ditemukan di Indonesia! Coba deh sentuh pelan daunnya. Apa yang terjadi? </text:span><text:span text:style-name="Emphasis"><text:span text:style-name="T1">Syuuut!</text:span></text:span><text:span text:style-name="T1"> Daun-daun kecilnya bakal langsung </text:span><text:span text:style-name="Strong_20_Emphasis"><text:span text:style-name="T1">mengatup rapat</text:span></text:span><text:span text:style-name="T1"> dan tangkai daunnya lunglai ke bawah, seolah-olah dia malu atau kaget! Keren banget kan gerakannya cepet gitu?</text:span></text:p>
                <text:list>
                  <text:list-item>
                    <text:p text:style-name="P387"><text:span text:style-name="Strong_20_Emphasis"><text:span text:style-name="T1">Kok bisa?</text:span></text:span><text:span text:style-name="T1"> Ternyata di pangkal setiap anak daun dan tangkai daun Putri Malu, ada bagian 'bengkak' khusus namanya </text:span><text:span text:style-name="Emphasis"><text:span text:style-name="T1">pulvinus</text:span></text:span><text:span text:style-name="T1">. Pas daunnya disentuh, ada sinyal listrik (mirip sinyal saraf kita tapi lebih lambat) yang memicu sel-sel di </text:span><text:span text:style-name="Emphasis"><text:span text:style-name="T1">pulvinus</text:span></text:span><text:span text:style-name="T1"> buat </text:span><text:span text:style-name="Strong_20_Emphasis"><text:span text:style-name="T1">mengeluarkan air</text:span></text:span><text:span text:style-name="T1"> secara cepat. Akibatnya, tekanan air (tekanan turgor) di situ langsung drop, dan daunnya jadi 'lemas' terus mengatup deh! Para ilmuwan menduga gerakan ini buat menakuti serangga herbivora atau mengurangi penguapan air pas cuaca panas. </text:span></text:p>
                  </text:list-item>
                  <text:list-item>
                    <text:p text:style-name="P387"><text:span text:style-name="T1">Jangan lupakan juga </text:span><text:span text:style-name="Strong_20_Emphasis"><text:span text:style-name="T1">Venus Flytrap</text:span></text:span><text:span text:style-name="T1"> (yang kita bahas sebelumnya) yang bisa menutup perangkapnya super cepat! Itu juga contoh gerakan cepat tumbuhan. </text:span></text:p>
                  </text:list-item>
                </text:list>
              </text:list-item>
              <text:list-item>
                <text:p text:style-name="P136"><text:span text:style-name="Strong_20_Emphasis"><text:span text:style-name="T1">Gerak Lambat Tapi Cerdas: Sulur Tanaman Merambat</text:span></text:span><text:span text:style-name="T1"> Pernah lihat tanaman kayak anggur, markisa, atau timun yang punya 'tangan-tangan' melingkar buat manjat? Itu namanya </text:span><text:span text:style-name="Strong_20_Emphasis"><text:span text:style-name="T1">sulur</text:span></text:span><text:span text:style-name="T1">. Sulur ini nggak diam aja nunggu, lho! Dia </text:span><text:span text:style-name="Strong_20_Emphasis"><text:span text:style-name="T1">bergerak melingkar pelan-pelan</text:span></text:span><text:span text:style-name="T1"> (gerak nutasi) sambil 'meraba-raba' cari pegangan. Begitu ujung sulur menyentuh sesuatu (kayak ranting atau pagar), sel-sel di sisi yang bersentuhan bakal tumbuh lebih lambat, sementara sel di sisi sebaliknya tumbuh lebih cepat. Akibatnya? Sulur itu langsung </text:span><text:span text:style-name="Strong_20_Emphasis"><text:span text:style-name="T1">melilit kuat</text:span></text:span><text:span text:style-name="T1"> di pegangannya! Pintar banget kan strateginya buat dapetin </text:span><text:soft-page-break/><text:span text:style-name="T1">sinar matahari?</text:span></text:p>
                <text:list>
                  <text:list-item>
                    <text:p text:style-name="P136"><text:span text:style-name="T1">Gerakan tumbuhan lain yang lebih lambat tapi penting banget adalah </text:span><text:span text:style-name="Strong_20_Emphasis"><text:span text:style-name="T1">fototropisme</text:span></text:span><text:span text:style-name="T1"> (tumbuh ke arah cahaya) dan </text:span><text:span text:style-name="Strong_20_Emphasis"><text:span text:style-name="T1">gravitropisme</text:span></text:span><text:span text:style-name="T1"> (akar tumbuh ke bawah mengikuti gravitasi). </text:span></text:p>
                  </text:list-item>
                </text:list>
              </text:list-item>
            </text:list>
            <text:p text:style-name="Text_20_body"><text:span text:style-name="Strong_20_Emphasis"><text:span text:style-name="T1">'Obrolan' Rahasia Antar Tumbuhan: Komunikasi Kimia</text:span></text:span></text:p>
            <text:p text:style-name="Text_20_body"><text:span text:style-name="T1">Ini bagian paling mind-blowing! Ternyata, tumbuhan itu bisa 'berkomunikasi' satu sama lain, meskipun nggak pakai suara. Caranya? Lewat </text:span><text:span text:style-name="Strong_20_Emphasis"><text:span text:style-name="T1">sinyal kimia</text:span></text:span><text:span text:style-name="T1"> yang dilepaskan ke udara!</text:span></text:p>
            <text:list xml:id="list7341264557285058548" text:style-name="L143">
              <text:list-item>
                <text:p text:style-name="P388"><text:span text:style-name="T1">Bayangin ada tanaman (misalnya tomat atau jagung) lagi diserang ulat. Diam-diam, tanaman ini bakal melepaskan </text:span><text:span text:style-name="Strong_20_Emphasis"><text:span text:style-name="T1">senyawa kimia khusus yang mudah menguap</text:span></text:span><text:span text:style-name="T1"> ke udara (namanya </text:span><text:span text:style-name="Emphasis"><text:span text:style-name="T1">Volatile Organic Compounds</text:span></text:span><text:span text:style-name="T1"> atau VOCs). </text:span></text:p>
              </text:list-item>
              <text:list-item>
                <text:p text:style-name="P388"><text:span text:style-name="T1">Tanaman tetangga yang sehat, kalau 'mencium' VOC tanda bahaya ini, bisa langsung waspada! Mereka bakal </text:span><text:span text:style-name="Strong_20_Emphasis"><text:span text:style-name="T1">meningkatkan pertahanan kimia</text:span></text:span><text:span text:style-name="T1"> di daun mereka sendiri biar nggak ikutan dimakan ulat. Kayak saling ngasih kode 'Awas ada musuh!', gitu! </text:span></text:p>
              </text:list-item>
              <text:list-item>
                <text:p text:style-name="P137"><text:span text:style-name="T1">Bahkan lebih keren lagi! Beberapa jenis VOC yang dilepas tanaman yang diserang itu bisa </text:span><text:span text:style-name="Strong_20_Emphasis"><text:span text:style-name="T1">'memanggil' predator</text:span></text:span><text:span text:style-name="T1"> si hama! Misalnya, VOC itu bisa menarik tawon parasit yang bakal datang dan menyerang ulat yang lagi makan tanaman tadi. Jadi, tanamannya kayak 'minta tolong' ke hewan lain! </text:span></text:p>
              </text:list-item>
            </text:list>
            <text:p text:style-name="P318">Luar biasa kan? Tumbuhan yang kita anggap diam itu ternyata punya kehidupan 'sosial' dan strategi pertahanan yang kompleks lewat 'bahasa' kimia. Mereka aktif merespons lingkungan, bergerak cari dukungan, dan bahkan saling memperingatkan bahaya. Jadi, jangan pernah anggap remeh lagi ya sama tumbuhan di sekitar kita! Mereka jauh lebih dinamis dari yang kita bayangkan!</text:p>
            <text:p text:style-name="P498"/>
            <text:p text:style-name="Text_20_body"><text:span text:style-name="Strong_20_Emphasis"><text:span text:style-name="T1">(Opsional) Tips Tambahan:</text:span></text:span></text:p>
            <text:list xml:id="list1576310028440232979" text:style-name="L144">
              <text:list-item>
                <text:p text:style-name="P138"><text:span text:style-name="Strong_20_Emphasis"><text:span text:style-name="T1">"Coba Sentuh Putri Malu (dengan Lembut!)":</text:span></text:span><text:span text:style-name="T1"> "Kalau ketemu tanaman Putri Malu, coba deh sentuh satu daunnya pelan-pelan pakai ujung jari. Amati seberapa cepat dia mengatup. Tunggu beberapa saat, nanti dia bakal membuka lagi pelan-pelan. Ingat, </text:span><text:soft-page-break/><text:span text:style-name="T1">sentuhnya pelan aja ya, jangan sampai merusak tanamannya." </text:span></text:p>
              </text:list-item>
            </text:list>
            <text:p text:style-name="Text_20_body"><text:span text:style-name="Strong_20_Emphasis"><text:span text:style-name="T1">(Opsional) Prompt Ilustrasi:</text:span></text:span></text:p>
            <text:list xml:id="list452416020655435147" text:style-name="L145">
              <text:list-item>
                <text:p text:style-name="P389"><text:span text:style-name="Source_20_Text"><text:span text:style-name="T1">Ilustrasi tiga panel. Panel 1: Tangan menyentuh daun Putri Malu yang terbuka. Panel 2: Daun Putri Malu langsung mengatup rapat. Panel 3: Ilustrasi abstrak sebuah tanaman mengeluarkan 'asap' atau 'gelembung' kimia (VOC) ke udara, dan tanaman tetangga 'menerima' sinyal itu (mungkin dengan ikon perisai muncul di daunnya), sementara serangga predator (tawon kecil) terbang mendekat ke arah tanaman pertama.</text:span></text:span><text:span text:style-name="T1"> </text:span></text:p>
              </text:list-item>
              <text:list-item>
                <text:p text:style-name="P139"><text:span text:style-name="Source_20_Text"><text:span text:style-name="T1">Inset kecil: Gambar sulur tanaman yang melilit pada sebuah tongkat.</text:span></text:span><text:span text:style-name="T1"> </text:span></text:p>
              </text:list-item>
            </text:list>
            <text:p text:style-name="Text_20_body"><text:span text:style-name="Strong_20_Emphasis"><text:span text:style-name="T1">(Opsional) Kutipan:</text:span></text:span></text:p>
            <text:list xml:id="list2054506996034354310" text:style-name="L146">
              <text:list-item>
                <text:p text:style-name="P140"><text:span text:style-name="Emphasis"><text:span text:style-name="T1">"Alam berbicara dalam keheningan, hanya mereka yang sabar mendengarkan yang bisa memahami bahasanya."</text:span></text:span><text:span text:style-name="T1"> - Tidak diketahui (Menekankan adanya komunikasi tersembunyi di alam, disajikan dengan font yang tenang dan 'organik'). </text:span></text:p>
              </text:list-item>
            </text:list>
            <text:p text:style-name="P498"/>
            <text:p text:style-name="Text_20_body"><text:span text:style-name="T1">Subbab 4.3 selesai. Saya akan menunggu perintah </text:span><text:span text:style-name="Strong_20_Emphasis"><text:span text:style-name="T1">"YAX"</text:span></text:span><text:span text:style-name="T1"> dari Anda sebelum melanjutkan ke </text:span><text:span text:style-name="Strong_20_Emphasis"><text:span text:style-name="T1">Subbab 4.4</text:span></text:span><text:span text:style-name="T1">.</text:span></text:p>
          </text:section>
          <text:section text:style-name="Sect1" text:name="feedback-form-41">
            <text:p text:style-name="P477"/>
          </text:section>
        </text:section>
        <text:section text:style-name="Sect1" text:name="694c29d1e6ee87cc">
          <text:p text:style-name="P318"/>
          <text:section text:style-name="Sect1" text:name="user-query-content-42">
            <text:p text:style-name="P496">yax </text:p>
          </text:section>
          <text:p text:style-name="P477">Tampilkan alur berpikir</text:p>
          <text:section text:style-name="Sect2" text:name="model-response-message-contentr_694c29d1e6ee87cc">
            <text:p text:style-name="P318">Oke, dari tumbuhan yang bergerak dan 'ngobrol', sekarang kita bahas bagian tumbuhan yang paling sering bikin kita kagum karena keindahannya: Bunga! Tapi, di balik warnanya yang cantik dan bentuknya yang menawan, ada sains dan strategi reproduksi yang super keren, lho!</text:p>
            <text:p text:style-name="Text_20_body"><text:span text:style-name="Strong_20_Emphasis"><text:span text:style-name="T1">(Prompt 26: Subbab 4.4: Rahasia Bunga Mekar dan Mengapa Warnanya Berbeda-beda.)</text:span></text:span></text:p>
            <text:p text:style-name="P498"/>
            <text:p text:style-name="Text_20_body"><text:span text:style-name="Strong_20_Emphasis"><text:span text:style-name="T1">Hasil Teks:</text:span></text:span></text:p>
            <text:p text:style-name="Text_20_body"><text:span text:style-name="Strong_20_Emphasis"><text:span text:style-name="T1">4.4 Rahasia Bunga Mekar dan Mengapa Warnanya Berbeda-beda.</text:span></text:span></text:p>
            <text:p text:style-name="Text_20_body"><text:soft-page-break/><text:span text:style-name="T1">Siapa sih yang nggak suka lihat bunga? Mawar merah yang romantis, anggrek ungu yang eksotis, bunga matahari kuning yang ceria... Bunga itu identik banget sama keindahan dan keharuman. Tapi, pernah nggak kamu mikir, kenapa sih tumbuhan repot-repot bikin bunga yang secantik dan sewangi itu? Apakah cuma buat pajangan aja? Oh, tentu tidak! Bunga punya </text:span><text:span text:style-name="Strong_20_Emphasis"><text:span text:style-name="T1">tujuan super penting</text:span></text:span><text:span text:style-name="T1"> bagi tumbuhan: </text:span><text:span text:style-name="Strong_20_Emphasis"><text:span text:style-name="T1">REPRODUKSI!</text:span></text:span><text:span text:style-name="T1"> alias cara tumbuhan buat bikin keturunan (biji dan buah).</text:span></text:p>
            <text:p text:style-name="Text_20_body"><text:span text:style-name="Strong_20_Emphasis"><text:span text:style-name="T1">Misi Utama Bunga: Penyerbukan</text:span></text:span><text:span text:style-name="T1"> Bunga itu sebenernya 'alat kelamin'-nya tumbuhan. Di dalamnya ada bagian jantan (benang sari yang menghasilkan serbuk sari/pollen) dan bagian betina (putik yang punya bakal biji/ovule). Biar bisa jadi biji (yang nanti bisa tumbuh jadi tanaman baru), serbuk sari dari satu bunga harus pindah ke putik bunga lain (atau kadang bunga yang sama). Proses perpindahan serbuk sari inilah yang disebut </text:span><text:span text:style-name="Strong_20_Emphasis"><text:span text:style-name="T1">penyerbukan</text:span></text:span><text:span text:style-name="T1">.</text:span></text:p>
            <text:p text:style-name="Text_20_body"><text:span text:style-name="T1">Nah, banyak tumbuhan nggak bisa melakukan penyerbukan sendiri. Mereka butuh 'mak comblang' alias </text:span><text:span text:style-name="Strong_20_Emphasis"><text:span text:style-name="T1">penyerbuk (polinator)</text:span></text:span><text:span text:style-name="T1"> buat mindahin serbuk sarinya. Siapa aja sih polinator itu? Macam-macam! Bisa </text:span><text:span text:style-name="Strong_20_Emphasis"><text:span text:style-name="T1">serangga</text:span></text:span><text:span text:style-name="T1"> (lebah, kupu-kupu, kumbang, lalat), </text:span><text:span text:style-name="Strong_20_Emphasis"><text:span text:style-name="T1">burung</text:span></text:span><text:span text:style-name="T1"> (kolibri, burung madu), </text:span><text:span text:style-name="Strong_20_Emphasis"><text:span text:style-name="T1">kelelawar</text:span></text:span><text:span text:style-name="T1">, atau bahkan angin dan air.</text:span></text:p>
            <text:p text:style-name="Text_20_body"><text:span text:style-name="Strong_20_Emphasis"><text:span text:style-name="T1">Strategi 'Memikat' Sang Mak Comblang</text:span></text:span><text:span text:style-name="T1"> Biar para polinator mau datang dan 'kerja' mindahin serbuk sari, bunga harus bisa menarik perhatian mereka. Gimana caranya? Pakai berbagai trik jitu:</text:span></text:p>
            <text:list xml:id="list1039028173163676138" text:style-name="L147">
              <text:list-item>
                <text:p text:style-name="P141"><text:span text:style-name="Strong_20_Emphasis"><text:span text:style-name="T1">Warna-Warni Mempesona:</text:span></text:span><text:span text:style-name="T1"> Ini cara paling jelas! Warna cerah dan mencolok itu kayak papan iklan buat para polinator.</text:span></text:p>
                <text:list>
                  <text:list-item>
                    <text:p text:style-name="P390"><text:span text:style-name="Strong_20_Emphasis"><text:span text:style-name="T1">Kok bisa beda-beda warnanya?</text:span></text:span><text:span text:style-name="T1"> Karena bunga punya </text:span><text:span text:style-name="Strong_20_Emphasis"><text:span text:style-name="T1">pigmen</text:span></text:span><text:span text:style-name="T1"> (zat warna) alami di kelopaknya. Jenis pigmen utamanya: </text:span></text:p>
                    <text:list>
                      <text:list-item>
                        <text:p text:style-name="P390"><text:span text:style-name="Strong_20_Emphasis"><text:span text:style-name="T1">Karotenoid:</text:span></text:span><text:span text:style-name="T1"> Menghasilkan warna kuning, jingga, dan merah (pigmen yang sama bikin wortel jadi oranye!). </text:span></text:p>
                      </text:list-item>
                      <text:list-item>
                        <text:p text:style-name="P390"><text:span text:style-name="Strong_20_Emphasis"><text:span text:style-name="T1">Antosianin:</text:span></text:span><text:span text:style-name="T1"> Ini pigmen serbaguna! Bisa menghasilkan warna merah, ungu, pink, sampai biru, tergantung tingkat keasaman (pH) di dalam sel bunga. </text:span></text:p>
                      </text:list-item>
                      <text:list-item>
                        <text:p text:style-name="P390"><text:span text:style-name="Strong_20_Emphasis"><text:span text:style-name="T1">Klorofil:</text:span></text:span><text:span text:style-name="T1"> Biasanya sih bikin daun jadi hijau, tapi kadang ada juga di kelopak bunga bikin warna kehijauan. </text:span></text:p>
                      </text:list-item>
                    </text:list>
                  </text:list-item>
                  <text:list-item>
                    <text:p text:style-name="P489">Kombinasi dan jumlah pigmen inilah yang bikin warna bunga <text:soft-page-break/>jadi super beragam! Bahkan ada pola warna khusus di bunga (kadang cuma bisa dilihat serangga lho, pakai sinar UV!) yang berfungsi kayak 'rambu penunjuk arah' ke nektar. </text:p>
                  </text:list-item>
                </text:list>
              </text:list-item>
              <text:list-item>
                <text:p text:style-name="P141"><text:span text:style-name="Strong_20_Emphasis"><text:span text:style-name="T1">Aroma Menggoda (atau Menjijikkan!):</text:span></text:span><text:span text:style-name="T1"> Banyak bunga mengeluarkan </text:span><text:span text:style-name="Strong_20_Emphasis"><text:span text:style-name="T1">aroma harum</text:span></text:span><text:span text:style-name="T1"> buat memikat polinator spesifik. Lebah suka aroma manis, sementara ngengat tertarik sama bunga yang wanginya kuat pas malam hari.</text:span></text:p>
                <text:list>
                  <text:list-item>
                    <text:p text:style-name="P390"><text:span text:style-name="Strong_20_Emphasis"><text:span text:style-name="T1">Eits, ada yang aneh!</text:span></text:span><text:span text:style-name="T1"> Kenalan nih sama bunga </text:span><text:span text:style-name="Strong_20_Emphasis"><text:span text:style-name="T1">Rafflesia Arnoldii</text:span></text:span><text:span text:style-name="T1"> (Bunga Bangkai), bunga tunggal </text:span><text:span text:style-name="Strong_20_Emphasis"><text:span text:style-name="T1">terbesar di dunia</text:span></text:span><text:span text:style-name="T1"> yang asli dari hutan </text:span><text:span text:style-name="Strong_20_Emphasis"><text:span text:style-name="T1">Sumatra dan Kalimantan, Indonesia!</text:span></text:span><text:span text:style-name="T1"> Bunga raksasa ini justru mengeluarkan </text:span><text:span text:style-name="Strong_20_Emphasis"><text:span text:style-name="T1">bau busuk kayak daging bangkai!</text:span></text:span><text:span text:style-name="T1"> Kenapa? Ternyata buat menarik polinator utamanya, yaitu </text:span><text:span text:style-name="Strong_20_Emphasis"><text:span text:style-name="T1">lalat</text:span></text:span><text:span text:style-name="T1">! Lalat mengira itu bangkai sungguhan, hinggap, terus tanpa sadar bawa serbuk sari ke bunga Rafflesia lain. Strategi unik, kan? </text:span></text:p>
                  </text:list-item>
                </text:list>
              </text:list-item>
              <text:list-item>
                <text:p text:style-name="P141"><text:span text:style-name="Strong_20_Emphasis"><text:span text:style-name="T1">Bentuk yang Pas:</text:span></text:span><text:span text:style-name="T1"> Bentuk bunga seringkali berevolusi biar 'pas' sama polinatornya. Bunga berbentuk terompet panjang cocok buat burung kolibri atau kupu-kupu yang punya paruh/belalai panjang. Bunga yang punya 'landasan mendarat' lebar cocok buat lebah atau kumbang.</text:span></text:p>
              </text:list-item>
              <text:list-item>
                <text:p text:style-name="P141"><text:span text:style-name="Strong_20_Emphasis"><text:span text:style-name="T1">Hadiah Manis: Nektar:</text:span></text:span><text:span text:style-name="T1"> Banyak bunga menyediakan 'upah' berupa </text:span><text:span text:style-name="Strong_20_Emphasis"><text:span text:style-name="T1">nektar</text:span></text:span><text:span text:style-name="T1">, cairan manis kaya energi, buat polinator yang datang. Letaknya biasanya tersembunyi di dasar bunga, biar polinator harus 'nyelup' dan tanpa sengaja menyentuh serbuk sari atau putik.</text:span></text:p>
              </text:list-item>
            </text:list>
            <text:p text:style-name="Text_20_body"><text:span text:style-name="Strong_20_Emphasis"><text:span text:style-name="T1">Strategi Penyerbukan Lain:</text:span></text:span><text:span text:style-name="T1"> Nggak semua bunga butuh polinator hewan. Tumbuhan kayak rumput, jagung, atau padi penyerbukannya dibantu </text:span><text:span text:style-name="Strong_20_Emphasis"><text:span text:style-name="T1">angin</text:span></text:span><text:span text:style-name="T1">. Bunga mereka biasanya kecil, nggak mencolok, nggak wangi, tapi menghasilkan serbuk sari super banyak dan ringan biar gampang terbang ditiup angin. Ada juga tumbuhan air yang penyerbukannya dibantu </text:span><text:span text:style-name="Strong_20_Emphasis"><text:span text:style-name="T1">air</text:span></text:span><text:span text:style-name="T1">.</text:span></text:p>
            <text:p text:style-name="P318">Jadi, keindahan bunga yang kita kagumi itu bukan sekadar hiasan. Itu adalah hasil dari strategi evolusi yang luar biasa cerdas dan kompleks, sebuah 'iklan' biologis yang dirancang sempurna untuk memastikan kelangsungan hidup spesies tumbuhan itu sendiri. Luar biasa, ya!</text:p>
            <text:p text:style-name="P498"/>
            <text:p text:style-name="Text_20_body"><text:soft-page-break/><text:span text:style-name="Strong_20_Emphasis"><text:span text:style-name="T1">(Opsional) Tips Tambahan:</text:span></text:span></text:p>
            <text:list xml:id="list850526859607118887" text:style-name="L148">
              <text:list-item>
                <text:p text:style-name="P142"><text:span text:style-name="Strong_20_Emphasis"><text:span text:style-name="T1">"Lihat Lebih Dekat!":</text:span></text:span><text:span text:style-name="T1"> "Kalau kamu lihat bunga mekar, coba deh amati baik-baik. Ada serangga yang hinggap? Bagaimana bentuk kelopaknya? Coba cium aromanya (kalau nggak yakin jangan dicium ya!). Perhatikan bagian benang sari dan putiknya. Mengamati detail bunga bisa bikin kamu makin kagum sama desain alam." </text:span></text:p>
              </text:list-item>
            </text:list>
            <text:p text:style-name="Text_20_body"><text:span text:style-name="Strong_20_Emphasis"><text:span text:style-name="T1">(Opsional) Prompt Ilustrasi:</text:span></text:span></text:p>
            <text:list xml:id="list187698537273666758" text:style-name="L149">
              <text:list-item>
                <text:p text:style-name="P391"><text:span text:style-name="Source_20_Text"><text:span text:style-name="T1">Ilustrasi taman bunga yang cerah dan berwarna-warni. Tampilkan berbagai jenis bunga dengan bentuk dan warna berbeda. Gambarkan beberapa interaksi dengan polinator: lebah hinggap di bunga matahari, kupu-kupu dengan belalai panjang menghisap nektar dari bunga terompet, seekor burung kolibri melayang di depan bunga merah. Di sudut, bisa ditambahkan ilustrasi close-up bunga Rafflesia Arnoldii dengan lalat di dekatnya untuk kontras.</text:span></text:span><text:span text:style-name="T1"> </text:span></text:p>
              </text:list-item>
              <text:list-item>
                <text:p text:style-name="P143"><text:span text:style-name="Source_20_Text"><text:span text:style-name="T1">Inset kecil: Diagram sederhana struktur bunga yang menunjukkan kelopak (petal), benang sari (stamen: anther &amp; filament), dan putik (pistil: stigma, style, ovary).</text:span></text:span><text:span text:style-name="T1"> </text:span></text:p>
              </text:list-item>
            </text:list>
            <text:p text:style-name="Text_20_body"><text:span text:style-name="Strong_20_Emphasis"><text:span text:style-name="T1">(Opsional) Kutipan:</text:span></text:span></text:p>
            <text:list xml:id="list6818865898426236764" text:style-name="L150">
              <text:list-item>
                <text:p text:style-name="P144"><text:span text:style-name="Emphasis"><text:span text:style-name="T1">"Bunga adalah musik bumi yang diucapkan tanpa suara."</text:span></text:span><text:span text:style-name="T1"> - Edwin Curran (Menekankan keindahan universal bunga, disajikan dengan font yang indah dan artistik). </text:span></text:p>
              </text:list-item>
            </text:list>
            <text:p text:style-name="P498"/>
            <text:p text:style-name="Text_20_body"><text:span text:style-name="T1">Subbab 4.4 selesai. Saya akan menunggu perintah </text:span><text:span text:style-name="Strong_20_Emphasis"><text:span text:style-name="T1">"YAX"</text:span></text:span><text:span text:style-name="T1"> dari Anda sebelum melanjutkan ke </text:span><text:span text:style-name="Strong_20_Emphasis"><text:span text:style-name="T1">Subbab 4.5</text:span></text:span><text:span text:style-name="T1">.</text:span></text:p>
          </text:section>
          <text:section text:style-name="Sect1" text:name="feedback-form-42">
            <text:p text:style-name="P477"/>
          </text:section>
        </text:section>
        <text:section text:style-name="Sect1" text:name="a9f56fc9edf9f699">
          <text:p text:style-name="P318"/>
          <text:section text:style-name="Sect1" text:name="user-query-content-43">
            <text:p text:style-name="P496">yax </text:p>
          </text:section>
          <text:p text:style-name="P477">Tampilkan alur berpikir</text:p>
          <text:section text:style-name="Sect2" text:name="model-response-message-contentr_a9f56fc9edf9f699">
            <text:p text:style-name="Text_20_body"><text:span text:style-name="T1">Baiklah, kita sudah lihat tumbuhan pemburu, raksasa, yang bisa gerak, dan yang 'berdandan' cantik. Sekarang, kita tutup bab tumbuhan ini dengan salut kepada para </text:span><text:span text:style-name="Strong_20_Emphasis"><text:span text:style-name="T1">pejuang tangguh</text:span></text:span><text:span text:style-name="T1"> dari dunia flora: tumbuhan yang sanggup hidup dan berkembang di tempat-tempat paling ekstrem dan </text:span><text:soft-page-break/><text:span text:style-name="T1">paling 'nggak ramah' di planet kita!</text:span></text:p>
            <text:p text:style-name="Text_20_body"><text:span text:style-name="Strong_20_Emphasis"><text:span text:style-name="T1">(Prompt 27: Subbab 4.5: Tanaman yang Hidup di Tempat Ekstrem (Gurun, Kutub).)</text:span></text:span></text:p>
            <text:p text:style-name="P498"/>
            <text:p text:style-name="Text_20_body"><text:span text:style-name="Strong_20_Emphasis"><text:span text:style-name="T1">Hasil Teks:</text:span></text:span></text:p>
            <text:p text:style-name="Text_20_body"><text:span text:style-name="Strong_20_Emphasis"><text:span text:style-name="T1">4.5 Tanaman yang Hidup di Tempat Ekstrem (Gurun, Kutub).</text:span></text:span></text:p>
            <text:p text:style-name="P318">Kalau kamu disuruh tinggal di gurun pasir yang super panas dan kering kerontang, atau di kutub yang dinginnya menusuk tulang, pasti bakal susah banget kan? Tapi, hebatnya, ada lho tumbuhan-tumbuhan yang berhasil menaklukkan lingkungan se-ekstrem itu! Mereka punya adaptasi super keren yang bikin kita cuma bisa bilang, "WOW, hebat banget!"</text:p>
            <text:p text:style-name="Text_20_body"><text:span text:style-name="Strong_20_Emphasis"><text:span text:style-name="T1">Para Penyintas Gurun: Jagoan Melawan Panas dan Kering</text:span></text:span><text:span text:style-name="T1"> Gurun pasir itu identik dengan suhu panas menyengat, jarang banget hujan, dan tanah tandus. Gimana cara tumbuhan hidup di sana?</text:span></text:p>
            <text:list xml:id="list2947016648361502146" text:style-name="L151">
              <text:list-item>
                <text:p text:style-name="P392"><text:span text:style-name="Strong_20_Emphasis"><text:span text:style-name="T1">Si Penyimpan Air (Kaktus):</text:span></text:span><text:span text:style-name="T1"> Ini dia ikon gurun! Kaktus punya </text:span><text:span text:style-name="Strong_20_Emphasis"><text:span text:style-name="T1">batang tebal berlapis lilin</text:span></text:span><text:span text:style-name="T1"> yang fungsinya kayak 'tangki air' raksasa buat menyimpan cadangan air sebanyak mungkin. Terus, daunnya gimana? Daun kaktus itu udah termodifikasi jadi </text:span><text:span text:style-name="Strong_20_Emphasis"><text:span text:style-name="T1">duri-duri tajam</text:span></text:span><text:span text:style-name="T1">! Fungsinya ganda: mengurangi penguapan air (karena permukaan daun jadi kecil banget) sekaligus melindungi diri dari hewan yang mau 'minum' air di batangnya. Akarnya juga cerdas, ada yang menyebar luas di dekat permukaan buat menangkap setiap tetes hujan, ada juga yang menghunjam super dalam buat cari sumber air tanah. Kaktus juga punya trik fotosintesis khusus (metabolisme CAM) di mana dia cuma membuka 'mulut daun' (stomata) pas malam hari biar nggak banyak kehilangan air. Super efisien! </text:span></text:p>
              </text:list-item>
              <text:list-item>
                <text:p text:style-name="P145"><text:span text:style-name="Strong_20_Emphasis"><text:span text:style-name="T1">Si Aneh Berdaun Dua (Welwitschia mirabilis):</text:span></text:span><text:span text:style-name="T1"> Tanaman dari Gurun Namib di Afrika ini bentuknya aneh banget! Sepanjang hidupnya (yang bisa lebih dari 1000 tahun!), dia cuma punya </text:span><text:span text:style-name="Strong_20_Emphasis"><text:span text:style-name="T1">dua lembar daun</text:span></text:span><text:span text:style-name="T1"> yang terus tumbuh memanjang dari pangkalnya sampai ujungnya terurai kayak pita raksasa di atas pasir. Daun ini punya kemampuan unik menyerap embun dari kabut gurun, dan akarnya menghunjam sangat dalam. Benar-benar penyintas gurun yang unik! </text:span></text:p>
              </text:list-item>
            </text:list>
            <text:p text:style-name="Text_20_body"><text:soft-page-break/><text:span text:style-name="Strong_20_Emphasis"><text:span text:style-name="T1">Para Pejuang Kutub &amp; Pegunungan Tinggi: Sahabat Dingin dan Angin</text:span></text:span><text:span text:style-name="T1"> Di daerah kutub (Arktik/Antartika) atau puncak gunung tinggi (Alpine), tantangannya beda lagi: suhu super dingin, angin kencang, lapisan tanah tipis, dan musim tanam yang pendek banget. Tapi, tumbuhan ini nggak nyerah!</text:span></text:p>
            <text:list xml:id="list7043112639898322876" text:style-name="L152">
              <text:list-item>
                <text:p text:style-name="P393"><text:span text:style-name="Strong_20_Emphasis"><text:span text:style-name="T1">Si Pionir Tangguh (Lumut Kerak/Lichens):</text:span></text:span><text:span text:style-name="T1"> Mereka ini bukan tumbuhan tunggal, tapi hasil simbiosis keren antara jamur dan alga (atau cyanobacteria). Lumut kerak bisa tumbuh menempel di batu-batu telanjang di tempat paling dingin sekalipun! Pertumbuhannya super lambat, tapi mereka tangguh banget. </text:span></text:p>
              </text:list-item>
              <text:list-item>
                <text:p text:style-name="P146"><text:span text:style-name="Strong_20_Emphasis"><text:span text:style-name="T1">Si Mungil Penghangat Diri (Rumput Arktik &amp; Bunga Alpine):</text:span></text:span><text:span text:style-name="T1"> Banyak tumbuhan di sini bentuknya </text:span><text:span text:style-name="Strong_20_Emphasis"><text:span text:style-name="T1">kerdil</text:span></text:span><text:span text:style-name="T1">, tumbuh merapat ke tanah atau membentuk </text:span><text:span text:style-name="Strong_20_Emphasis"><text:span text:style-name="T1">'bantalan' padat (cushion plants)</text:span></text:span><text:span text:style-name="T1">. Ini strategi buat melindungi diri dari angin dingin dan memanfaatkan sedikit kehangatan dari tanah. Beberapa punya 'zat antibeku' alami di selnya atau daun berwarna gelap biar lebih cepat menyerap panas matahari yang minim. Siklus hidup mereka juga super cepat: begitu salju mencair sedikit di musim panas yang singkat, mereka buru-buru tumbuh, berbunga, dan menghasilkan biji sebelum musim dingin datang lagi! </text:span></text:p>
              </text:list-item>
            </text:list>
            <text:p text:style-name="Text_20_body"><text:span text:style-name="Strong_20_Emphasis"><text:span text:style-name="T1">Jagoan Lingkungan Sulit Lainnya: Si Kaki Bakau (Mangrove)</text:span></text:span><text:span text:style-name="T1"> Di pesisir pantai tropis, termasuk di </text:span><text:span text:style-name="Strong_20_Emphasis"><text:span text:style-name="T1">sepanjang pantai Indonesia</text:span></text:span><text:span text:style-name="T1">, ada hutan unik yang hidup di perbatasan darat dan laut: Hutan Mangrove atau Bakau! Tantangannya? Air asin dan tanah lumpur yang miskin oksigen. Adaptasinya? Luar biasa!</text:span></text:p>
            <text:list xml:id="list4481457747989783918" text:style-name="L153">
              <text:list-item>
                <text:p text:style-name="P394"><text:span text:style-name="Strong_20_Emphasis"><text:span text:style-name="T1">Filter Garam:</text:span></text:span><text:span text:style-name="T1"> Beberapa jenis mangrove punya kelenjar khusus di daunnya buat </text:span><text:span text:style-name="Strong_20_Emphasis"><text:span text:style-name="T1">mengeluarkan kelebihan garam</text:span></text:span><text:span text:style-name="T1">. Ada juga yang bisa menyaring garam di akarnya. </text:span></text:p>
              </text:list-item>
              <text:list-item>
                <text:p text:style-name="P147"><text:span text:style-name="Strong_20_Emphasis"><text:span text:style-name="T1">Akar Napas:</text:span></text:span><text:span text:style-name="T1"> Tanah lumpur itu padat dan minim oksigen. Biar bisa 'bernapas', mangrove punya akar-akar khusus yang unik. Ada </text:span><text:span text:style-name="Strong_20_Emphasis"><text:span text:style-name="T1">akar tunjang</text:span></text:span><text:span text:style-name="T1"> yang kokoh mencengkeram lumpur, ada juga </text:span><text:span text:style-name="Strong_20_Emphasis"><text:span text:style-name="T1">akar napas (pneumatophores)</text:span></text:span><text:span text:style-name="T1"> yang tumbuh menyembul ke atas permukaan lumpur/air kayak sedotan buat mengambil oksigen langsung dari udara! Keren banget kan? Hutan mangrove ini penting banget buat melindungi pantai dari abrasi dan jadi 'rumah' buat banyak hewan </text:span><text:soft-page-break/><text:span text:style-name="T1">laut. </text:span></text:p>
              </text:list-item>
            </text:list>
            <text:p text:style-name="P318">Hebat banget ya daya juang tumbuhan! Mereka membuktikan kalau kehidupan itu bisa menemukan cara buat bertahan dan berkembang bahkan di tempat-tempat paling nggak ramah sekalipun di planet kita. Adaptasi mereka yang luar biasa ini benar-benar patut kita kagumi!</text:p>
            <text:p text:style-name="P498"/>
            <text:p text:style-name="Text_20_body"><text:span text:style-name="Strong_20_Emphasis"><text:span text:style-name="T1">(Opsional) Tips Tambahan:</text:span></text:span></text:p>
            <text:list xml:id="list6760404356715273818" text:style-name="L154">
              <text:list-item>
                <text:p text:style-name="P148"><text:span text:style-name="Strong_20_Emphasis"><text:span text:style-name="T1">"Tumbuhan Tangguh di Celah Beton":</text:span></text:span><text:span text:style-name="T1"> "Pernah lihat rumput liar atau tanaman kecil yang bisa tumbuh kuat di celah trotoar atau tembok? Itu juga contoh ketangguhan tumbuhan! Coba deh perhatikan, jenis tanaman apa saja yang bisa 'nekat' tumbuh di tempat sulit di sekitarmu." </text:span></text:p>
              </text:list-item>
            </text:list>
            <text:p text:style-name="Text_20_body"><text:span text:style-name="Strong_20_Emphasis"><text:span text:style-name="T1">(Opsional) Prompt Ilustrasi:</text:span></text:span></text:p>
            <text:list xml:id="list8038792896866923208" text:style-name="L155">
              <text:list-item>
                <text:p text:style-name="P149"><text:span text:style-name="Source_20_Text"><text:span text:style-name="T1">Tiga panel ilustrasi lingkungan ekstrem. Panel 1: Lanskap gurun dengan berbagai bentuk kaktus (bulat, tinggi, bercabang) dan satu Welwitschia mirabilis dengan daunnya yang terurai. Panel 2: Lanskap tundra Arktik/Alpine dengan hamparan lumut kerak di batu, rumput pendek, dan 'cushion plant' berbunga kecil. Panel 3: Hutan mangrove di tepi pantai, menonjolkan akar tunjang yang rumit dan akar napas (pneumatophores) yang mencuat dari lumpur/air.</text:span></text:span><text:span text:style-name="T1"> </text:span></text:p>
              </text:list-item>
            </text:list>
            <text:p text:style-name="Text_20_body"><text:span text:style-name="Strong_20_Emphasis"><text:span text:style-name="T1">(Opsional) Kutipan:</text:span></text:span></text:p>
            <text:list xml:id="list7678236382305026418" text:style-name="L156">
              <text:list-item>
                <text:p text:style-name="P150"><text:span text:style-name="Emphasis"><text:span text:style-name="T1">"Di tengah kesulitan terletak kesempatan."</text:span></text:span><text:span text:style-name="T1"> - Albert Einstein (Meskipun kutipan umum, relevan dengan bagaimana tumbuhan menemukan 'kesempatan' untuk hidup di lingkungan sulit melalui adaptasi. Disajikan dengan font yang kuat dan 'bertahan'). </text:span></text:p>
              </text:list-item>
            </text:list>
            <text:p text:style-name="P498"/>
            <text:p text:style-name="Text_20_body"><text:span text:style-name="T1">Bab 4 selesai! Saya akan menunggu perintah </text:span><text:span text:style-name="Strong_20_Emphasis"><text:span text:style-name="T1">"YAX"</text:span></text:span><text:span text:style-name="T1"> dari Anda sebelum melanjutkan ke </text:span><text:span text:style-name="Strong_20_Emphasis"><text:span text:style-name="T1">Pengantar Bab 5</text:span></text:span><text:span text:style-name="T1">.</text:span></text:p>
          </text:section>
          <text:section text:style-name="Sect1" text:name="feedback-form-43">
            <text:p text:style-name="P477"/>
          </text:section>
        </text:section>
        <text:section text:style-name="Sect1" text:name="c816b4ab8f88eb97">
          <text:p text:style-name="P318"/>
          <text:section text:style-name="Sect1" text:name="user-query-content-44">
            <text:p text:style-name="P496">yax </text:p>
          </text:section>
          <text:p text:style-name="P477"><text:soft-page-break/>Tampilkan alur berpikir</text:p>
          <text:section text:style-name="Sect2" text:name="model-response-message-contentr_c816b4ab8f88eb97">
            <text:p text:style-name="Text_20_body"><text:span text:style-name="T1">Oke, kita sudah menjelajahi yang super besar, super tua, dan super aneh di dunia tumbuhan dan hewan yang bisa kita lihat. Sekarang, siap-siap buat 'mengecilkan' pandangan kita dan masuk ke dunia yang ada di mana-mana tapi </text:span><text:span text:style-name="Strong_20_Emphasis"><text:span text:style-name="T1">tak kasat mata!</text:span></text:span></text:p>
            <text:p text:style-name="Text_20_body"><text:span text:style-name="Strong_20_Emphasis"><text:span text:style-name="T1">(Prompt 28: Pengantar Bab 5: Dunia Mikro: Kehidupan yang Tak Terlihat Mata)</text:span></text:span></text:p>
            <text:p text:style-name="P498"/>
            <text:p text:style-name="Text_20_body"><text:span text:style-name="Strong_20_Emphasis"><text:span text:style-name="T1">Hasil Teks:</text:span></text:span></text:p>
            <text:p text:style-name="Text_20_body"><text:span text:style-name="Strong_20_Emphasis"><text:span text:style-name="T1">BAB 5: DUNIA MIKRO: KEHIDUPAN YANG TAK TERLIHAT MATA</text:span></text:span></text:p>
            <text:p text:style-name="Text_20_body"><text:span text:style-name="T1">Pernah nggak kamu ngerasa sendirian di kamar? Coba pikir lagi deh! Sebenarnya, kamu nggak pernah benar-benar sendirian. Di udara yang kamu hirup, di air yang kamu minum, di makanan yang kamu makan, di tanah yang kamu injak, bahkan di atas kulitmu dan </text:span><text:span text:style-name="Strong_20_Emphasis"><text:span text:style-name="T1">di dalam tubuhmu sendiri</text:span></text:span><text:span text:style-name="T1">, ada sebuah </text:span><text:span text:style-name="Strong_20_Emphasis"><text:span text:style-name="T1">dunia paralel</text:span></text:span><text:span text:style-name="T1"> yang penuh dengan kehidupan! Dunia ini dihuni oleh miliaran, triliunan, bahkan lebih banyak lagi makhluk super mungil yang nggak bisa kita lihat pakai mata telanjang. Selamat datang di </text:span><text:span text:style-name="Strong_20_Emphasis"><text:span text:style-name="T1">Dunia Mikro!</text:span></text:span></text:p>
            <text:p text:style-name="Text_20_body"><text:span text:style-name="T1">Para penghuni dunia ini—</text:span><text:span text:style-name="Strong_20_Emphasis"><text:span text:style-name="T1">mikroorganisme</text:span></text:span><text:span text:style-name="T1"> atau </text:span><text:span text:style-name="Strong_20_Emphasis"><text:span text:style-name="T1">mikroba</text:span></text:span><text:span text:style-name="T1">—adalah makhluk-makhluk super kecil seperti </text:span><text:span text:style-name="Strong_20_Emphasis"><text:span text:style-name="T1">bakteri, virus, jamur mikroskopis (ragi dan kapang), dan plankton</text:span></text:span><text:span text:style-name="T1">. Ukuran mereka mungkin mikro, tapi jangan anggap remeh! Mereka ini adalah para </text:span><text:span text:style-name="Strong_20_Emphasis"><text:span text:style-name="T1">penguasa tersembunyi</text:span></text:span><text:span text:style-name="T1"> di planet kita. Jumlah mereka jauh lebih banyak dari semua hewan dan tumbuhan kalau digabung! Dan </text:span><text:span text:style-name="Strong_20_Emphasis"><text:span text:style-name="T1">dampak</text:span></text:span><text:span text:style-name="T1"> mereka pada kehidupan di Bumi? </text:span><text:span text:style-name="Strong_20_Emphasis"><text:span text:style-name="T1">Besaaar banget!</text:span></text:span></text:p>
            <text:p text:style-name="P318">Di bab ini, kita akan jadi ilmuwan mikro yang mengintip ke dunia rahasia ini menggunakan 'mikroskop imajinasi' kita. Kita bakal cari tahu:</text:p>
            <text:list xml:id="list7690776244847755043" text:style-name="L157">
              <text:list-item>
                <text:p text:style-name="P395"><text:span text:style-name="T1">Siapa saja </text:span><text:span text:style-name="Strong_20_Emphasis"><text:span text:style-name="T1">bakteri 'baik'</text:span></text:span><text:span text:style-name="T1"> yang jadi teman setia di usus kita, dan siapa </text:span><text:span text:style-name="Strong_20_Emphasis"><text:span text:style-name="T1">bakteri 'jahat'</text:span></text:span><text:span text:style-name="T1"> yang bisa bikin kita sakit? </text:span></text:p>
              </text:list-item>
              <text:list-item>
                <text:p text:style-name="P395"><text:span text:style-name="T1">Kenapa </text:span><text:span text:style-name="Strong_20_Emphasis"><text:span text:style-name="T1">virus</text:span></text:span><text:span text:style-name="T1"> disebut makhluk super aneh yang ada di perbatasan antara hidup dan mati? </text:span></text:p>
              </text:list-item>
              <text:list-item>
                <text:p text:style-name="P395"><text:span text:style-name="T1">Apa saja 'sihir' yang bisa dilakukan </text:span><text:span text:style-name="Strong_20_Emphasis"><text:span text:style-name="T1">jamur-jamur ajaib</text:span></text:span><text:span text:style-name="T1"> selain bikin roti mengembang atau (hiks!) bikin makanan jadi basi? </text:span></text:p>
              </text:list-item>
              <text:list-item>
                <text:p text:style-name="P151"><text:span text:style-name="T1">Seberapa penting sih peran </text:span><text:span text:style-name="Strong_20_Emphasis"><text:span text:style-name="T1">plankton</text:span></text:span><text:span text:style-name="T1">, si 'raksasa kecil' yang jadi </text:span><text:soft-page-break/><text:span text:style-name="T1">fondasi kehidupan di lautan? </text:span></text:p>
              </text:list-item>
            </text:list>
            <text:p text:style-name="Text_20_body"><text:span text:style-name="T1">Siap-siap buat terkejut (lagi!) karena dunia mikro ini penuh dengan fakta-fakta yang </text:span><text:span text:style-name="Strong_20_Emphasis"><text:span text:style-name="T1">misterius</text:span></text:span><text:span text:style-name="T1">, kadang bikin merinding, tapi juga luar biasa penting dan menakjubkan. Mereka ada di mana-mana, mempengaruhi segalanya, meski seringkali kita nggak menyadarinya.</text:span></text:p>
            <text:p text:style-name="P318">Yuk, kita ambil 'kaca pembesar' kita dan mulai selami keajaiban dunia yang tak terlihat mata ini! Buka halaman berikutnya!</text:p>
            <text:p text:style-name="P498"/>
            <text:p text:style-name="Text_20_body"><text:span text:style-name="Strong_20_Emphasis"><text:span text:style-name="T1">(Opsional) Tips Tambahan:</text:span></text:span></text:p>
            <text:list xml:id="list7440739086253014915" text:style-name="L158">
              <text:list-item>
                <text:p text:style-name="P152"><text:span text:style-name="Strong_20_Emphasis"><text:span text:style-name="T1">Tips "Perlu Mikroskop!":</text:span></text:span><text:span text:style-name="T1"> "Ingat ya, sebagian besar penghuni dunia mikro ini ukurannya ribuan kali lebih kecil dari ujung jarum! Makanya kita butuh alat bantu super canggih bernama mikroskop untuk bisa melihat mereka. Untungnya, di buku ini kita bisa 'melihat' mereka lewat penjelasan dan gambar!" </text:span></text:p>
              </text:list-item>
            </text:list>
            <text:p text:style-name="Text_20_body"><text:span text:style-name="Strong_20_Emphasis"><text:span text:style-name="T1">(Opsional) Prompt Ilustrasi:</text:span></text:span></text:p>
            <text:list xml:id="list7809505229327500435" text:style-name="L159">
              <text:list-item>
                <text:p text:style-name="P153"><text:span text:style-name="Source_20_Text"><text:span text:style-name="T1">Ilustrasi pembuka bab yang menarik: Gambarkan sebuah pemandangan biasa (misalnya tangan yang memegang segelas air atau selembar daun). Lalu, buat lingkaran pembesar (seperti lensa mikroskop) yang menyorot sebagian kecil dari pemandangan itu. Di dalam lingkaran pembesar, gambarkan dunia mikro yang ramai: berbagai bentuk bakteri (bulat, batang, spiral), bentuk virus yang khas (seperti bakteriofag atau virus influenza), sel ragi yang bertunas, dan beberapa jenis plankton (diatom, kopepoda) yang melayang.</text:span></text:span><text:span text:style-name="T1"> </text:span></text:p>
              </text:list-item>
            </text:list>
            <text:p text:style-name="Text_20_body"><text:span text:style-name="Strong_20_Emphasis"><text:span text:style-name="T1">(Opsional) Kutipan:</text:span></text:span></text:p>
            <text:list xml:id="list612715674932397341" text:style-name="L160">
              <text:list-item>
                <text:p text:style-name="P154"><text:span text:style-name="Emphasis"><text:span text:style-name="T1">"Hal-hal kecil, ternyata, seringkali merupakan yang paling penting."</text:span></text:span><text:span text:style-name="T1"> - Sherlock Holmes (Arthur Conan Doyle) (Menekankan dampak besar dari hal kecil/tak terlihat, disajikan dengan font yang sedikit 'detektif' atau klasik). </text:span></text:p>
              </text:list-item>
            </text:list>
            <text:p text:style-name="P498"/>
            <text:p text:style-name="Text_20_body"><text:span text:style-name="T1">Pengantar Bab 5 selesai. Saya akan menunggu perintah </text:span><text:span text:style-name="Strong_20_Emphasis"><text:span text:style-name="T1">"YAX"</text:span></text:span><text:span text:style-name="T1"> dari Anda sebelum melanjutkan ke </text:span><text:span text:style-name="Strong_20_Emphasis"><text:span text:style-name="T1">Subbab 5.1</text:span></text:span><text:span text:style-name="T1">.</text:span></text:p>
          </text:section>
          <text:section text:style-name="Sect1" text:name="feedback-form-44">
            <text:p text:style-name="P477"><text:soft-page-break/></text:p>
          </text:section>
        </text:section>
        <text:section text:style-name="Sect1" text:name="d97858aa9793e9b0">
          <text:p text:style-name="P318"/>
          <text:section text:style-name="Sect1" text:name="user-query-content-45">
            <text:p text:style-name="P496">yax </text:p>
          </text:section>
          <text:p text:style-name="P477">Tampilkan alur berpikir</text:p>
          <text:section text:style-name="Sect2" text:name="model-response-message-contentr_d97858aa9793e9b0">
            <text:p text:style-name="P318">Oke, mari kita mulai penyelidikan dunia mikro kita dengan penghuni paling terkenal (dan kadang paling disalahpahami): Bakteri! Siap kenalan sama teman sekaligus musuh tak kasat mata yang jumlahnya triliunan di tubuh kita?</text:p>
            <text:p text:style-name="Text_20_body"><text:span text:style-name="Strong_20_Emphasis"><text:span text:style-name="T1">(Prompt 29: Subbab 5.1: Bakteri Baik vs Jahat: Teman dan Musuh di Tubuh Kita.)</text:span></text:span></text:p>
            <text:p text:style-name="P498"/>
            <text:p text:style-name="Text_20_body"><text:span text:style-name="Strong_20_Emphasis"><text:span text:style-name="T1">Hasil Teks:</text:span></text:span></text:p>
            <text:p text:style-name="Text_20_body"><text:span text:style-name="Strong_20_Emphasis"><text:span text:style-name="T1">5.1 Bakteri Baik vs Jahat: Teman dan Musuh di Tubuh Kita.</text:span></text:span></text:p>
            <text:p text:style-name="Text_20_body"><text:span text:style-name="T1">Kalau dengar kata "bakteri", apa yang pertama kali kepikiran? Kuman? Penyakit? Ih, jorok? Eits, tunggu dulu! Ternyata, bakteri itu nggak semuanya jahat, lho! Malah, sebagian besar bakteri itu netral atau bahkan jadi </text:span><text:span text:style-name="Strong_20_Emphasis"><text:span text:style-name="T1">teman baik</text:span></text:span><text:span text:style-name="T1"> yang super penting buat kesehatan kita!</text:span></text:p>
            <text:p text:style-name="Text_20_body"><text:span text:style-name="Strong_20_Emphasis"><text:span text:style-name="T1">Apa Sih Bakteri Itu?</text:span></text:span><text:span text:style-name="T1"> Bakteri adalah makhluk hidup bersel satu yang super mungil. Mereka adalah salah satu bentuk kehidupan paling pertama dan paling sukses di Bumi, udah ada sejak miliaran tahun lalu! Mereka ada di mana-mana: tanah, air, udara, bahkan di tempat ekstrem kayak sumber air panas atau laut dalam. Dan yang paling mengejutkan? Di dalam tubuh kita sendiri (terutama di usus, kulit, dan mulut) hidup </text:span><text:span text:style-name="Strong_20_Emphasis"><text:span text:style-name="T1">TRILIUNAN</text:span></text:span><text:span text:style-name="T1"> bakteri! Jumlah sel bakteri di tubuh kita bahkan mungkin lebih banyak dari jumlah sel tubuh kita sendiri! Gila, kan? Kumpulan bakteri dan mikroba lain yang hidup di tubuh kita ini disebut </text:span><text:span text:style-name="Strong_20_Emphasis"><text:span text:style-name="T1">Mikrobioma</text:span></text:span><text:span text:style-name="T1">.</text:span></text:p>
            <text:p text:style-name="P318">Nah, dari triliunan bakteri ini, ada yang 'baik', ada yang 'jahat', dan banyak juga yang 'netral' aja. Yuk, kita kenalan sama dua kubu utama:</text:p>
            <text:p text:style-name="Text_20_body"><text:span text:style-name="Strong_20_Emphasis"><text:span text:style-name="T1">Pasukan Kebaikan: Bakteri 'Baik' (Probiotik &amp; Mikrobioma Sehat)</text:span></text:span><text:span text:style-name="T1"> Jangan remehkan peran bakteri baik ini! Mereka adalah pasukan sekutu yang kerja keras buat kita setiap hari:</text:span></text:p>
            <text:list xml:id="list4729945556249662297" text:style-name="L161">
              <text:list-item>
                <text:p text:style-name="P396"><text:span text:style-name="Strong_20_Emphasis"><text:span text:style-name="T1">Tim Pencernaan Super:</text:span></text:span><text:span text:style-name="T1"> Bakteri baik di usus kita (kayak </text:span><text:soft-page-break/><text:span text:style-name="Emphasis"><text:span text:style-name="T1">Lactobacillus</text:span></text:span><text:span text:style-name="T1"> dan </text:span><text:span text:style-name="Emphasis"><text:span text:style-name="T1">Bifidobacterium</text:span></text:span><text:span text:style-name="T1">, yang sering ada di yogurt atau minuman probiotik) bantu banget </text:span><text:span text:style-name="Strong_20_Emphasis"><text:span text:style-name="T1">mencerna makanan</text:span></text:span><text:span text:style-name="T1"> yang nggak bisa dicerna tubuh kita sendiri, misalnya serat. Mereka juga bantu menyerap nutrisi penting. </text:span></text:p>
              </text:list-item>
              <text:list-item>
                <text:p text:style-name="P396"><text:span text:style-name="Strong_20_Emphasis"><text:span text:style-name="T1">Pabrik Vitamin Mini:</text:span></text:span><text:span text:style-name="T1"> Beberapa bakteri usus bisa </text:span><text:span text:style-name="Strong_20_Emphasis"><text:span text:style-name="T1">memproduksi vitamin</text:span></text:span><text:span text:style-name="T1"> penting yang dibutuhkan tubuh, contohnya vitamin K (penting buat pembekuan darah) dan beberapa jenis vitamin B! Keren, kan? </text:span></text:p>
              </text:list-item>
              <text:list-item>
                <text:p text:style-name="P396"><text:span text:style-name="Strong_20_Emphasis"><text:span text:style-name="T1">Pelatih Sistem Imun:</text:span></text:span><text:span text:style-name="T1"> Keberadaan bakteri baik sejak kita kecil itu penting buat 'melatih' sistem kekebalan tubuh kita biar bisa bedain mana kawan mana lawan, dan nggak gampang alergi atau kena penyakit autoimun. </text:span></text:p>
              </text:list-item>
              <text:list-item>
                <text:p text:style-name="P155"><text:span text:style-name="Strong_20_Emphasis"><text:span text:style-name="T1">Benteng Pertahanan:</text:span></text:span><text:span text:style-name="T1"> Bakteri baik 'menguasai' wilayah di usus atau kulit, jadi mereka bisa </text:span><text:span text:style-name="Strong_20_Emphasis"><text:span text:style-name="T1">menghalangi bakteri jahat</text:span></text:span><text:span text:style-name="T1"> buat tumbuh dan berkembang biak. Mereka juga bisa menghasilkan zat yang membunuh bakteri jahat! </text:span></text:p>
              </text:list-item>
            </text:list>
            <text:p text:style-name="Text_20_body"><text:span text:style-name="T1">Makanan hasil fermentasi seperti </text:span><text:span text:style-name="Strong_20_Emphasis"><text:span text:style-name="T1">yogurt</text:span></text:span><text:span text:style-name="T1">, </text:span><text:span text:style-name="Strong_20_Emphasis"><text:span text:style-name="T1">kimchi</text:span></text:span><text:span text:style-name="T1">, atau </text:span><text:span text:style-name="Strong_20_Emphasis"><text:span text:style-name="T1">acar</text:span></text:span><text:span text:style-name="T1"> seringkali mengandung bakteri baik ini. Makan makanan kaya serat juga bagus buat 'ngasih makan' bakteri baik di usus kita.</text:span></text:p>
            <text:p text:style-name="Text_20_body"><text:span text:style-name="Strong_20_Emphasis"><text:span text:style-name="T1">Pasukan Kegelapan: Bakteri 'Jahat' (Patogen Penyebab Penyakit)</text:span></text:span><text:span text:style-name="T1"> Nah, ini dia bakteri yang bikin kita sakit dan punya reputasi buruk. Bakteri patogen ini bisa masuk ke tubuh kita (lewat makanan/minuman terkontaminasi, udara, luka) terus berkembang biak dan bikin masalah, misalnya dengan cara:</text:span></text:p>
            <text:list xml:id="list3867340879418025627" text:style-name="L162">
              <text:list-item>
                <text:p text:style-name="P397"><text:span text:style-name="Strong_20_Emphasis"><text:span text:style-name="T1">Merusak Jaringan Tubuh:</text:span></text:span><text:span text:style-name="T1"> Langsung menyerang dan merusak sel-sel tubuh kita. </text:span></text:p>
              </text:list-item>
              <text:list-item>
                <text:p text:style-name="P156"><text:span text:style-name="Strong_20_Emphasis"><text:span text:style-name="T1">Menghasilkan Racun (Toksin):</text:span></text:span><text:span text:style-name="T1"> Mengeluarkan zat beracun yang bikin kita keracunan atau demam. </text:span></text:p>
              </text:list-item>
            </text:list>
            <text:p text:style-name="P318">Contoh penyakit umum yang disebabkan bakteri jahat:</text:p>
            <text:list xml:id="list7144914382787362279" text:style-name="L163">
              <text:list-item>
                <text:p text:style-name="P398"><text:span text:style-name="Strong_20_Emphasis"><text:span text:style-name="T1">Radang Tenggorokan:</text:span></text:span><text:span text:style-name="T1"> Sering disebabkan bakteri </text:span><text:span text:style-name="Emphasis"><text:span text:style-name="T1">Streptococcus pyogenes</text:span></text:span><text:span text:style-name="T1">. </text:span></text:p>
              </text:list-item>
              <text:list-item>
                <text:p text:style-name="P398"><text:span text:style-name="Strong_20_Emphasis"><text:span text:style-name="T1">Keracunan Makanan/Diare:</text:span></text:span><text:span text:style-name="T1"> Bisa disebabkan bakteri </text:span><text:span text:style-name="Emphasis"><text:span text:style-name="T1">Salmonella</text:span></text:span><text:span text:style-name="T1">, </text:span><text:span text:style-name="Emphasis"><text:span text:style-name="T1">E. coli</text:span></text:span><text:span text:style-name="T1"> jenis tertentu, atau </text:span><text:span text:style-name="Emphasis"><text:span text:style-name="T1">Staphylococcus aureus</text:span></text:span><text:span text:style-name="T1">. </text:span></text:p>
              </text:list-item>
              <text:list-item>
                <text:p text:style-name="P398"><text:span text:style-name="Strong_20_Emphasis"><text:span text:style-name="T1">Infeksi Kulit:</text:span></text:span><text:span text:style-name="T1"> Jerawat parah atau bisul kadang disebabkan oleh </text:span><text:soft-page-break/><text:span text:style-name="T1">bakteri </text:span><text:span text:style-name="Emphasis"><text:span text:style-name="T1">Staphylococcus aureus</text:span></text:span><text:span text:style-name="T1">. </text:span></text:p>
              </text:list-item>
              <text:list-item>
                <text:p text:style-name="P157"><text:span text:style-name="Strong_20_Emphasis"><text:span text:style-name="T1">TBC (Tuberkulosis):</text:span></text:span><text:span text:style-name="T1"> Disebabkan oleh bakteri </text:span><text:span text:style-name="Emphasis"><text:span text:style-name="T1">Mycobacterium tuberculosis</text:span></text:span><text:span text:style-name="T1">. </text:span></text:p>
              </text:list-item>
            </text:list>
            <text:p text:style-name="Text_20_body"><text:span text:style-name="T1">Untungnya, kita punya sistem imun dan juga </text:span><text:span text:style-name="Strong_20_Emphasis"><text:span text:style-name="T1">antibiotik</text:span></text:span><text:span text:style-name="T1"> (obat khusus pembunuh bakteri) buat melawan mereka. Tapi ingat, antibiotik cuma buat infeksi bakteri ya, nggak mempan buat virus!</text:span></text:p>
            <text:p text:style-name="Text_20_body"><text:span text:style-name="Strong_20_Emphasis"><text:span text:style-name="T1">Kuncinya Adalah Keseimbangan!</text:span></text:span><text:span text:style-name="T1"> Yang paling penting dalam dunia bakteri ini adalah </text:span><text:span text:style-name="Strong_20_Emphasis"><text:span text:style-name="T1">keseimbangan</text:span></text:span><text:span text:style-name="T1">. Di tubuh kita, terutama di usus, terjadi 'pertempuran' terus-menerus antara bakteri baik dan jahat. Selama bakteri baik jumlahnya dominan dan kondisinya seimbang, kita akan tetap sehat. Tapi kalau keseimbangan ini terganggu (misalnya karena makan makanan nggak sehat terus-menerus, stres, atau penggunaan antibiotik yang nggak bijak), bakteri jahat bisa 'menang' dan bikin kita sakit.</text:span></text:p>
            <text:p text:style-name="P318">Jadi, bakteri itu nggak selalu jahat! Mereka adalah bagian penting dari kehidupan di Bumi dan bahkan di dalam diri kita. Jaga baik-baik ya 'teman-teman' mikro kita!</text:p>
            <text:p text:style-name="P498"/>
            <text:p text:style-name="Text_20_body"><text:span text:style-name="Strong_20_Emphasis"><text:span text:style-name="T1">(Opsional) Tips Tambahan:</text:span></text:span></text:p>
            <text:list xml:id="list5024523637315180041" text:style-name="L164">
              <text:list-item>
                <text:p text:style-name="P158"><text:span text:style-name="Strong_20_Emphasis"><text:span text:style-name="T1">"Jaga Bakteri Baikmu!":</text:span></text:span><text:span text:style-name="T1"> "Mau bantu pasukan bakteri baik di ususmu? Coba deh makan lebih banyak makanan kaya serat (sayur, buah, biji-bijian) karena serat itu 'makanan' favorit mereka. Makan makanan fermentasi kayak yogurt juga bisa nambah pasukan bakteri baik. Dan, gunakan antibiotik hanya kalau benar-benar diperlukan sesuai anjuran dokter ya, karena antibiotik bisa ikut membunuh bakteri baik juga." </text:span></text:p>
              </text:list-item>
            </text:list>
            <text:p text:style-name="Text_20_body"><text:span text:style-name="Strong_20_Emphasis"><text:span text:style-name="T1">(Opsional) Prompt Ilustrasi:</text:span></text:span></text:p>
            <text:list xml:id="list1207310135134142000" text:style-name="L165">
              <text:list-item>
                <text:p text:style-name="P159"><text:span text:style-name="Source_20_Text"><text:span text:style-name="T1">Ilustrasi kartun yang menunjukkan usus manusia. Di satu bagian, terlihat karakter bakteri 'baik' yang tersenyum (misal bentuk Lactobacillus/Bifido yang ramah) sedang 'bekerja' memecah serat makanan atau membangun 'benteng'. Di bagian lain, terlihat karakter bakteri 'jahat' yang tampak seram/marah (misal bentuk Streptococcus/E.coli yang menyeringai) sedang mencoba menyerang dinding usus tapi dihadang oleh bakteri baik atau sel imun.</text:span></text:span><text:span text:style-name="T1"> </text:span></text:p>
              </text:list-item>
            </text:list>
            <text:p text:style-name="Text_20_body"><text:soft-page-break/><text:span text:style-name="Strong_20_Emphasis"><text:span text:style-name="T1">(Opsional) Kutipan:</text:span></text:span></text:p>
            <text:list xml:id="list2050498948973942534" text:style-name="L166">
              <text:list-item>
                <text:p text:style-name="P160"><text:span text:style-name="Emphasis"><text:span text:style-name="T1">"Kesehatan adalah keadaan keseimbangan yang harmonis antara mikrokosmos dalam diri kita dan makrokosmos di sekitar kita."</text:span></text:span><text:span text:style-name="T1"> - (Makna disadur dari konsep kesehatan holistik, disajikan dengan font yang seimbang dan jelas). </text:span></text:p>
              </text:list-item>
            </text:list>
            <text:p text:style-name="P498"/>
            <text:p text:style-name="Text_20_body"><text:span text:style-name="T1">Subbab 5.1 selesai. Saya akan menunggu perintah </text:span><text:span text:style-name="Strong_20_Emphasis"><text:span text:style-name="T1">"YAX"</text:span></text:span><text:span text:style-name="T1"> dari Anda sebelum melanjutkan ke </text:span><text:span text:style-name="Strong_20_Emphasis"><text:span text:style-name="T1">Subbab 5.2</text:span></text:span><text:span text:style-name="T1">.</text:span></text:p>
          </text:section>
          <text:section text:style-name="Sect1" text:name="feedback-form-45">
            <text:p text:style-name="P477"/>
          </text:section>
        </text:section>
        <text:section text:style-name="Sect1" text:name="fe111fa882acd2f2">
          <text:p text:style-name="P318"/>
          <text:section text:style-name="Sect1" text:name="user-query-content-46">
            <text:p text:style-name="P496">yax </text:p>
          </text:section>
          <text:p text:style-name="P477">Tampilkan alur berpikir</text:p>
          <text:section text:style-name="Sect2" text:name="model-response-message-contentr_fe111fa882acd2f2">
            <text:p text:style-name="Text_20_body"><text:span text:style-name="T1">Oke, setelah kenalan sama bakteri si 'dua muka', sekarang kita ketemu sama makhluk yang lebih aneh lagi! Saking anehnya, ilmuwan aja masih suka debat dia ini sebenernya makhluk hidup atau bukan! Kenalan yuk, sama </text:span><text:span text:style-name="Strong_20_Emphasis"><text:span text:style-name="T1">Virus</text:span></text:span><text:span text:style-name="T1">!</text:span></text:p>
            <text:p text:style-name="Text_20_body"><text:span text:style-name="Strong_20_Emphasis"><text:span text:style-name="T1">(Prompt 30: Subbab 5.2: Virus: Makhluk Aneh di Antara Hidup dan Mati.)</text:span></text:span></text:p>
            <text:p text:style-name="P498"/>
            <text:p text:style-name="Text_20_body"><text:span text:style-name="Strong_20_Emphasis"><text:span text:style-name="T1">Hasil Teks:</text:span></text:span></text:p>
            <text:p text:style-name="Text_20_body"><text:span text:style-name="Strong_20_Emphasis"><text:span text:style-name="T1">5.2 Virus: Makhluk Aneh di Antara Hidup dan Mati.</text:span></text:span></text:p>
            <text:p text:style-name="Text_20_body"><text:span text:style-name="T1">Kalau bakteri itu jelas makhluk hidup bersel satu, nah virus ini beda cerita! Virus itu ada di </text:span><text:span text:style-name="Strong_20_Emphasis"><text:span text:style-name="T1">zona abu-abu</text:span></text:span><text:span text:style-name="T1">, di perbatasan aneh antara benda mati dan makhluk hidup. Aneh banget, kan? Kenapa bisa gitu?</text:span></text:p>
            <text:p text:style-name="Text_20_body"><text:span text:style-name="Strong_20_Emphasis"><text:span text:style-name="T1">Hidup Nggak, Mati Pun Segan...</text:span></text:span><text:span text:style-name="T1"> Ini dia alasan kenapa virus bikin bingung para ilmuwan:</text:span></text:p>
            <text:list xml:id="list7808345156729207899" text:style-name="L167">
              <text:list-item>
                <text:p text:style-name="P399"><text:span text:style-name="Strong_20_Emphasis"><text:span text:style-name="T1">Kenapa Dianggap 'Nggak Hidup'?</text:span></text:span><text:span text:style-name="T1"> </text:span></text:p>
                <text:list>
                  <text:list-item>
                    <text:p text:style-name="P399"><text:span text:style-name="T1">Virus </text:span><text:span text:style-name="Strong_20_Emphasis"><text:span text:style-name="T1">nggak punya sel</text:span></text:span><text:span text:style-name="T1">. Struktur mereka jauuuh lebih simpel dari bakteri sekalipun. </text:span></text:p>
                  </text:list-item>
                  <text:list-item>
                    <text:p text:style-name="P399"><text:span text:style-name="T1">Di luar sel inangnya (makhluk hidup lain yang ditumpanginya), virus itu kayak partikel debu aja, </text:span><text:span text:style-name="Strong_20_Emphasis"><text:span text:style-name="T1">nggak bisa ngapa-ngapain</text:span></text:span><text:span text:style-name="T1">, </text:span><text:soft-page-break/><text:span text:style-name="T1">nggak bisa makan, nggak bisa gerak sendiri, dan yang paling penting, </text:span><text:span text:style-name="Strong_20_Emphasis"><text:span text:style-name="T1">nggak bisa berkembang biak sendiri</text:span></text:span><text:span text:style-name="T1">. Mereka kayak benda mati aja. </text:span></text:p>
                  </text:list-item>
                </text:list>
              </text:list-item>
              <text:list-item>
                <text:p text:style-name="P399"><text:span text:style-name="Strong_20_Emphasis"><text:span text:style-name="T1">Terus, Kenapa Ada yang Bilang 'Hidup'?</text:span></text:span><text:span text:style-name="T1"> </text:span></text:p>
                <text:list>
                  <text:list-item>
                    <text:p text:style-name="P399"><text:span text:style-name="T1">Virus punya </text:span><text:span text:style-name="Strong_20_Emphasis"><text:span text:style-name="T1">materi genetik</text:span></text:span><text:span text:style-name="T1"> (bisa DNA atau RNA), semacam 'buku instruksi' buat bikin virus baru. </text:span></text:p>
                  </text:list-item>
                  <text:list-item>
                    <text:p text:style-name="P399"><text:span text:style-name="T1">Kalau udah berhasil masuk ke dalam sel inang yang cocok, materi genetik virus ini bisa 'bangun' dan </text:span><text:span text:style-name="Strong_20_Emphasis"><text:span text:style-name="T1">mengambil alih</text:span></text:span><text:span text:style-name="T1"> mesin sel inang buat </text:span><text:span text:style-name="Strong_20_Emphasis"><text:span text:style-name="T1">memperbanyak diri</text:span></text:span><text:span text:style-name="T1"> gila-gilaan! </text:span></text:p>
                  </text:list-item>
                  <text:list-item>
                    <text:p text:style-name="P161"><text:span text:style-name="T1">Virus juga bisa </text:span><text:span text:style-name="Strong_20_Emphasis"><text:span text:style-name="T1">berevolusi</text:span></text:span><text:span text:style-name="T1"> dan berubah seiring waktu, sama kayak makhluk hidup lainnya. </text:span></text:p>
                  </text:list-item>
                </text:list>
              </text:list-item>
            </text:list>
            <text:p text:style-name="P318">Jadi, virus itu kayak parasit atau 'perompak' level mikro yang butuh 'membajak' sel lain biar bisa 'hidup' dan berkembang biak.</text:p>
            <text:p text:style-name="Text_20_body"><text:span text:style-name="Strong_20_Emphasis"><text:span text:style-name="T1">Struktur Si Penyusup Minimalis</text:span></text:span><text:span text:style-name="T1"> Virus itu strukturnya super simpel, pada dasarnya cuma terdiri dari dua bagian utama:</text:span></text:p>
            <text:list xml:id="list4910298310243518322" text:style-name="L168">
              <text:list-item>
                <text:p text:style-name="P400"><text:span text:style-name="Strong_20_Emphasis"><text:span text:style-name="T1">Materi Genetik:</text:span></text:span><text:span text:style-name="T1"> Bisa berupa DNA atau RNA (kayak versi ringkasnya DNA). Ini adalah 'cetak biru' atau 'kode rahasia' buat bikin virus baru. </text:span></text:p>
              </text:list-item>
              <text:list-item>
                <text:p text:style-name="P162"><text:span text:style-name="Strong_20_Emphasis"><text:span text:style-name="T1">Kapsid:</text:span></text:span><text:span text:style-name="T1"> Selubung atau 'cangkang' pelindung yang terbuat dari protein. Fungsinya buat melindungi materi genetik di dalamnya. Beberapa virus juga punya lapisan tambahan di luar kapsid yang disebut </text:span><text:span text:style-name="Strong_20_Emphasis"><text:span text:style-name="T1">amplop (envelope)</text:span></text:span><text:span text:style-name="T1">, yang biasanya 'dicuri' dari membran sel inang yang dia infeksi sebelumnya. Bayangin aja kayak USB drive (materi genetik) di dalam kotak pelindung (kapsid), kadang dibungkus lagi pakai 'kantong curian' (amplop). </text:span></text:p>
              </text:list-item>
            </text:list>
            <text:p text:style-name="Text_20_body"><text:span text:style-name="Strong_20_Emphasis"><text:span text:style-name="T1">Cara Kerja Si 'Pembajak' Sel</text:span></text:span><text:span text:style-name="T1"> Gimana cara virus menginfeksi dan memperbanyak diri? Prosesnya mirip kayak pembajakan atau serangan zombi!</text:span></text:p>
            <text:list xml:id="list1800038173575760807" text:style-name="L169">
              <text:list-item>
                <text:p text:style-name="P401"><text:span text:style-name="Strong_20_Emphasis"><text:span text:style-name="T1">Nempel:</text:span></text:span><text:span text:style-name="T1"> Virus nempel di permukaan sel inang yang cocok (virus biasanya spesifik, cuma bisa nempel di jenis sel tertentu). </text:span></text:p>
              </text:list-item>
              <text:list-item>
                <text:p text:style-name="P401"><text:span text:style-name="Strong_20_Emphasis"><text:span text:style-name="T1">Masuk/Nyuntik:</text:span></text:span><text:span text:style-name="T1"> Virus 'menyuntikkan' materi genetiknya ke dalam sel, atau kadang masuk utuh ke dalam sel. </text:span></text:p>
              </text:list-item>
              <text:list-item>
                <text:p text:style-name="P401"><text:span text:style-name="Strong_20_Emphasis"><text:span text:style-name="T1">Ambil Alih Komando:</text:span></text:span><text:span text:style-name="T1"> Materi genetik virus langsung 'ngasih perintah' ke mesin di dalam sel inang (kayak pabrik protein sel) buat berhenti kerja normal dan mulai </text:span><text:span text:style-name="Strong_20_Emphasis"><text:span text:style-name="T1">memproduksi bagian-bagian virus </text:span></text:span><text:soft-page-break/><text:span text:style-name="Strong_20_Emphasis"><text:span text:style-name="T1">baru</text:span></text:span><text:span text:style-name="T1"> (materi genetik virus dan protein kapsid) sesuai instruksi virus. Sel inang jadi kayak 'pabrik zombi' buat virus! </text:span></text:p>
              </text:list-item>
              <text:list-item>
                <text:p text:style-name="P401"><text:span text:style-name="Strong_20_Emphasis"><text:span text:style-name="T1">Perakitan:</text:span></text:span><text:span text:style-name="T1"> Bagian-bagian virus baru tadi dirakit jadi ribuan virus baru di dalam sel inang. </text:span></text:p>
              </text:list-item>
              <text:list-item>
                <text:p text:style-name="P163"><text:span text:style-name="Strong_20_Emphasis"><text:span text:style-name="T1">Kabur!</text:span></text:span><text:span text:style-name="T1"> Setelah banyak virus baru terbentuk, sel inang biasanya hancur (pecah/lisis), melepaskan ribuan virus baru itu buat menyerang sel-sel sehat lainnya. Atau kadang, virus baru keluar pelan-pelan dari sel (budding) tanpa langsung menghancurkannya. </text:span></text:p>
              </text:list-item>
            </text:list>
            <text:p text:style-name="Text_20_body"><text:span text:style-name="Strong_20_Emphasis"><text:span text:style-name="T1">Contoh Penyakit Akibat Ulah Virus:</text:span></text:span><text:span text:style-name="T1"> Banyak banget penyakit umum yang disebabkan oleh virus, misalnya:</text:span></text:p>
            <text:list xml:id="list6339885687802464779" text:style-name="L170">
              <text:list-item>
                <text:p text:style-name="P402"><text:span text:style-name="Strong_20_Emphasis"><text:span text:style-name="T1">Influenza (Flu)</text:span></text:span><text:span text:style-name="T1"> </text:span></text:p>
              </text:list-item>
              <text:list-item>
                <text:p text:style-name="P402"><text:span text:style-name="Strong_20_Emphasis"><text:span text:style-name="T1">Pilek Biasa (Common Cold)</text:span></text:span><text:span text:style-name="T1"> (disebabkan banyak jenis virus, termasuk Rhinovirus) </text:span></text:p>
              </text:list-item>
              <text:list-item>
                <text:p text:style-name="P402"><text:span text:style-name="Strong_20_Emphasis"><text:span text:style-name="T1">Cacar Air (Chickenpox)</text:span></text:span><text:span text:style-name="T1"> (disebabkan virus Varicella-zoster) </text:span></text:p>
              </text:list-item>
              <text:list-item>
                <text:p text:style-name="P402"><text:span text:style-name="Strong_20_Emphasis"><text:span text:style-name="T1">Demam Berdarah Dengue (DBD)</text:span></text:span><text:span text:style-name="T1"> (disebabkan virus Dengue yang dibawa nyamuk, umum di Indonesia) </text:span></text:p>
              </text:list-item>
              <text:list-item>
                <text:p text:style-name="P164"><text:span text:style-name="Strong_20_Emphasis"><text:span text:style-name="T1">COVID-19</text:span></text:span><text:span text:style-name="T1"> (disebabkan oleh jenis Coronavirus, SARS-CoV-2, yang sempat bikin heboh seluruh dunia) </text:span></text:p>
              </text:list-item>
            </text:list>
            <text:p text:style-name="Text_20_body"><text:span text:style-name="T1">Ingat ya, karena virus itu beda banget sama bakteri, </text:span><text:span text:style-name="Strong_20_Emphasis"><text:span text:style-name="T1">antibiotik NGGAK AKAN MEMPAN</text:span></text:span><text:span text:style-name="T1"> buat ngelawan infeksi virus! Makanya, untuk beberapa penyakit virus, kita butuh </text:span><text:span text:style-name="Strong_20_Emphasis"><text:span text:style-name="T1">vaksin</text:span></text:span><text:span text:style-name="T1"> buat pencegahan atau obat </text:span><text:span text:style-name="Strong_20_Emphasis"><text:span text:style-name="T1">antivirus</text:span></text:span><text:span text:style-name="T1"> khusus.</text:span></text:p>
            <text:p text:style-name="Text_20_body"><text:span text:style-name="Strong_20_Emphasis"><text:span text:style-name="T1">Virus Jadi 'Baik'? Bisa Jadi!</text:span></text:span><text:span text:style-name="T1"> Meskipun terkenal jahat, ternyata ada juga virus yang mungkin bisa jadi 'teman'! Namanya </text:span><text:span text:style-name="Strong_20_Emphasis"><text:span text:style-name="T1">Bakteriofag (Bacteriophage)</text:span></text:span><text:span text:style-name="T1"> atau disingkat </text:span><text:span text:style-name="Strong_20_Emphasis"><text:span text:style-name="T1">fag (phage)</text:span></text:span><text:span text:style-name="T1">. Ini adalah virus yang </text:span><text:span text:style-name="Strong_20_Emphasis"><text:span text:style-name="T1">khusus menyerang dan membunuh bakteri!</text:span></text:span><text:span text:style-name="T1"> Para ilmuwan sekarang lagi meneliti potensi penggunaan fag ini sebagai </text:span><text:span text:style-name="Strong_20_Emphasis"><text:span text:style-name="T1">terapi fag (phage therapy)</text:span></text:span><text:span text:style-name="T1">, yaitu alternatif buat ngelawan infeksi bakteri yang udah kebal sama antibiotik. Keren kan, musuh jadi senjata!</text:span></text:p>
            <text:p text:style-name="P318">Virus memang makhluk super aneh yang bikin kita mikir ulang tentang definisi 'kehidupan'. Ukurannya mikro, tapi dampaknya ke dunia (baik buruknya) bisa makro banget!</text:p>
            <text:p text:style-name="P498"/>
            <text:p text:style-name="Text_20_body"><text:soft-page-break/><text:span text:style-name="Strong_20_Emphasis"><text:span text:style-name="T1">(Opsional) Tips Tambahan:</text:span></text:span></text:p>
            <text:list xml:id="list1946970745614672786" text:style-name="L171">
              <text:list-item>
                <text:p text:style-name="P165"><text:span text:style-name="Strong_20_Emphasis"><text:span text:style-name="T1">"Tips Cegah Virus!":</text:span></text:span><text:span text:style-name="T1"> "Cara terbaik melawan virus jahat adalah pencegahan! Rajin cuci tangan pakai sabun, tutup mulut/hidung pas batuk/bersin, jaga jarak kalau ada yang sakit, dan jangan lupa lengkapi vaksinasi sesuai jadwal ya! Vaksin itu cara super efektif buat 'ngajarin' sistem imun kita ngenalin dan ngelawan virus tertentu." </text:span></text:p>
              </text:list-item>
            </text:list>
            <text:p text:style-name="Text_20_body"><text:span text:style-name="Strong_20_Emphasis"><text:span text:style-name="T1">(Opsional) Prompt Ilustrasi:</text:span></text:span></text:p>
            <text:list xml:id="list2125122382265239815" text:style-name="L172">
              <text:list-item>
                <text:p text:style-name="P403"><text:span text:style-name="Source_20_Text"><text:span text:style-name="T1">Diagram 1: Struktur dasar virus. Gambar kapsid (bentuk geometris kayak ikosahedron atau heliks) berisi untaian materi genetik (DNA/RNA). Mungkin tambahkan versi dengan amplop di luarnya. Beri label jelas.</text:span></text:span><text:span text:style-name="T1"> </text:span></text:p>
              </text:list-item>
              <text:list-item>
                <text:p text:style-name="P403"><text:span text:style-name="Source_20_Text"><text:span text:style-name="T1">Diagram 2: Siklus replikasi virus yang disederhanakan. Tunjukkan 5-6 langkah: 1. Virus nempel ke sel. 2. Materi genetik masuk. 3. Sel 'dibajak' bikin komponen virus. 4. Komponen dirakit jadi virus baru. 5. Sel pecah melepas virus baru. Gunakan panah dan ikon sederhana.</text:span></text:span><text:span text:style-name="T1"> </text:span></text:p>
              </text:list-item>
              <text:list-item>
                <text:p text:style-name="P166"><text:span text:style-name="Source_20_Text"><text:span text:style-name="T1">Ilustrasi Kecil Tambahan: Gambar bakteriofag (bentuknya unik kayak robot laba-laba mini) sedang 'mendarat' di atas sel bakteri.</text:span></text:span><text:span text:style-name="T1"> </text:span></text:p>
              </text:list-item>
            </text:list>
            <text:p text:style-name="Text_20_body"><text:span text:style-name="Strong_20_Emphasis"><text:span text:style-name="T1">(Opsional) Kutipan:</text:span></text:span></text:p>
            <text:list xml:id="list5529248954296751490" text:style-name="L173">
              <text:list-item>
                <text:p text:style-name="P167"><text:span text:style-name="Emphasis"><text:span text:style-name="T1">"Batas antara hidup dan tak hidup menjadi kabur ketika kita melihat dunia virus."</text:span></text:span><text:span text:style-name="T1"> - Tidak diketahui (Menekankan sifat ambigu virus, disajikan dengan font yang agak 'digital' atau 'mekanis'). </text:span></text:p>
              </text:list-item>
            </text:list>
            <text:p text:style-name="P498"/>
            <text:p text:style-name="Text_20_body"><text:span text:style-name="T1">Subbab 5.2 selesai. Saya akan menunggu perintah </text:span><text:span text:style-name="Strong_20_Emphasis"><text:span text:style-name="T1">"YAX"</text:span></text:span><text:span text:style-name="T1"> dari Anda sebelum melanjutkan ke </text:span><text:span text:style-name="Strong_20_Emphasis"><text:span text:style-name="T1">Subbab 5.3</text:span></text:span><text:span text:style-name="T1">.</text:span></text:p>
          </text:section>
          <text:section text:style-name="Sect1" text:name="feedback-form-46">
            <text:p text:style-name="P477"/>
          </text:section>
        </text:section>
        <text:section text:style-name="Sect1" text:name="e6b8d4ab7cae6d46">
          <text:p text:style-name="P318"/>
          <text:section text:style-name="Sect1" text:name="user-query-content-47">
            <text:p text:style-name="P496">yax </text:p>
          </text:section>
          <text:p text:style-name="P477">Tampilkan alur berpikir</text:p>
          <text:section text:style-name="Sect2" text:name="model-response-message-contentr_e6b8d4ab7cae6d46">
            <text:p text:style-name="P477"/>
          </text:section>
          <text:section text:style-name="Sect1" text:name="feedback-form-47">
            <text:p text:style-name="P477"/>
          </text:section>
        </text:section>
        <text:section text:style-name="Sect1" text:name="dbfb7be81146fd83">
          <text:p text:style-name="P318"/>
          <text:section text:style-name="Sect1" text:name="user-query-content-48">
            <text:p text:style-name="P496">present it </text:p>
          </text:section>
          <text:p text:style-name="P477"><text:soft-page-break/>Tampilkan alur berpikir</text:p>
          <text:section text:style-name="Sect2" text:name="model-response-message-contentr_dbfb7be81146fd83">
            <text:p text:style-name="P318">Oke, dari bakteri dan virus yang penuh drama, sekarang kita ketemu sama 'penyihir' dari dunia mikro: Jamur! Bukan cuma jamur payung yang biasa kamu lihat ya, tapi 'sepupu-sepupu' mikroskopisnya yang punya kekuatan ajaib!</text:p>
            <text:p text:style-name="Text_20_body"><text:span text:style-name="Strong_20_Emphasis"><text:span text:style-name="T1">(Prompt 31: Subbab 5.3: Jamur Ajaib: Dari Makanan hingga Obat.)</text:span></text:span></text:p>
            <text:p text:style-name="P498"/>
            <text:p text:style-name="Text_20_body"><text:span text:style-name="Strong_20_Emphasis"><text:span text:style-name="T1">Hasil Teks:</text:span></text:span></text:p>
            <text:p text:style-name="Text_20_body"><text:span text:style-name="Strong_20_Emphasis"><text:span text:style-name="T1">5.3 Jamur Ajaib: Dari Makanan hingga Obat.</text:span></text:span></text:p>
            <text:p text:style-name="Text_20_body"><text:span text:style-name="T1">Kalau ngomongin jamur, mungkin kamu langsung kebayang jamur kancing buat pizza atau jamur tiram buat tumisan. Tapi, dunia jamur itu jauh lebih luas dan didominasi oleh anggota keluarga yang super kecil, nggak kasat mata, yaitu </text:span><text:span text:style-name="Strong_20_Emphasis"><text:span text:style-name="T1">jamur mikroskopis</text:span></text:span><text:span text:style-name="T1">! Dua kelompok utama yang paling terkenal adalah </text:span><text:span text:style-name="Strong_20_Emphasis"><text:span text:style-name="T1">Ragi (Yeast)</text:span></text:span><text:span text:style-name="T1">, si jamur bersel tunggal, dan </text:span><text:span text:style-name="Strong_20_Emphasis"><text:span text:style-name="T1">Kapang (Mold)</text:span></text:span><text:span text:style-name="T1">, si jamur berserabut halus yang sering kelihatan kayak kapas atau bulu.</text:span></text:p>
            <text:p text:style-name="P318">Nah, jamur-jamur mikro ini beneran punya 'kekuatan sihir'! Mereka adalah ahli kimia alami yang bisa mengubah satu bahan jadi bahan lain, ada yang jadi pahlawan penyelamat nyawa, tapi ada juga sih yang kadang bikin sebel. Yuk, kita lihat 'sihir' mereka:</text:p>
            <text:p text:style-name="Text_20_body"><text:span text:style-name="Strong_20_Emphasis"><text:span text:style-name="T1">Sihir Kebaikan: Jamur Mikro Sahabat Manusia</text:span></text:span></text:p>
            <text:list xml:id="list8591762382497676023" text:style-name="L174">
              <text:list-item>
                <text:p text:style-name="P404"><text:span text:style-name="Strong_20_Emphasis"><text:span text:style-name="T1">Si Koki Roti dan Tape (Ragi/Yeast):</text:span></text:span><text:span text:style-name="T1"> Pernah heran kenapa adonan roti bisa mengembang jadi empuk? Atau kenapa singkong bisa berubah jadi </text:span><text:span text:style-name="Strong_20_Emphasis"><text:span text:style-name="T1">tape</text:span></text:span><text:span text:style-name="T1"> yang manis legit khas Indonesia? Jawabannya adalah Ragi! Ragi (terutama jenis </text:span><text:span text:style-name="Emphasis"><text:span text:style-name="T1">Saccharomyces cerevisiae</text:span></text:span><text:span text:style-name="T1">) itu jago banget melakukan </text:span><text:span text:style-name="Strong_20_Emphasis"><text:span text:style-name="T1">fermentasi</text:span></text:span><text:span text:style-name="T1">. Dia 'makan' gula dalam adonan roti atau singkong/ketan, terus mengubahnya jadi alkohol (sedikit) dan gas </text:span><text:span text:style-name="Strong_20_Emphasis"><text:span text:style-name="T1">karbon dioksida (CO2)</text:span></text:span><text:span text:style-name="T1">. Nah, gelembung-gelembung gas CO2 inilah yang bikin adonan roti jadi mengembang atau tape jadi punya tekstur dan aroma khasnya! Proses yang sama juga dipakai buat bikin bir dan wine. Ajaib, kan? </text:span></text:p>
              </text:list-item>
              <text:list-item>
                <text:p text:style-name="P404"><text:span text:style-name="Strong_20_Emphasis"><text:span text:style-name="T1">Si Penyelamat Nyawa (Kapang/Mold Penghasil Antibiotik):</text:span></text:span><text:span text:style-name="T1"> Ini salah satu penemuan paling penting dalam sejarah kedokteran! Dulu banget, ilmuwan </text:span><text:span text:style-name="Strong_20_Emphasis"><text:span text:style-name="T1">Alexander Fleming</text:span></text:span><text:span text:style-name="T1"> secara nggak sengaja nemuin </text:span><text:soft-page-break/><text:span text:style-name="T1">kalau ada jenis kapang (jamur) bernama </text:span><text:span text:style-name="Emphasis"><text:span text:style-name="Strong_20_Emphasis"><text:span text:style-name="T1">Penicillium notatum</text:span></text:span></text:span><text:span text:style-name="T1"> yang tumbuh di cawan petrinya ternyata bisa </text:span><text:span text:style-name="Strong_20_Emphasis"><text:span text:style-name="T1">membunuh bakteri</text:span></text:span><text:span text:style-name="T1"> </text:span><text:span text:style-name="Emphasis"><text:span text:style-name="T1">Staphylococcus</text:span></text:span><text:span text:style-name="T1"> di sekitarnya. 'Sihir' dari kapang inilah yang kemudian dikembangkan jadi </text:span><text:span text:style-name="Strong_20_Emphasis"><text:span text:style-name="T1">Penisilin</text:span></text:span><text:span text:style-name="T1">, antibiotik pertama yang menyelamatkan jutaan nyawa dari infeksi bakteri! Sampai sekarang, banyak antibiotik lain yang juga berasal dari jamur mikro. Benar-benar pahlawan! </text:span></text:p>
              </text:list-item>
              <text:list-item>
                <text:p text:style-name="P168"><text:span text:style-name="Strong_20_Emphasis"><text:span text:style-name="T1">Si Pembuat Keju Unik (Kapang/Mold):</text:span></text:span><text:span text:style-name="T1"> Suka keju? Beberapa jenis keju yang rasanya kuat dan unik, kayak </text:span><text:span text:style-name="Emphasis"><text:span text:style-name="T1">Blue Cheese</text:span></text:span><text:span text:style-name="T1"> (keju biru), itu dibuat dengan bantuan kapang khusus (misalnya </text:span><text:span text:style-name="Emphasis"><text:span text:style-name="T1">Penicillium roqueforti</text:span></text:span><text:span text:style-name="T1">). Kapang inilah yang memberikan corak biru kehijauan dan rasa khas pada keju tersebut. </text:span></text:p>
              </text:list-item>
            </text:list>
            <text:p text:style-name="Text_20_body"><text:span text:style-name="Strong_20_Emphasis"><text:span text:style-name="T1">Sisi Lain Jamur Mikro (Yang Kadang Bikin Sebel):</text:span></text:span></text:p>
            <text:p text:style-name="P318">Nggak semua 'sihir' jamur mikro itu menyenangkan buat kita:</text:p>
            <text:list xml:id="list4210758342542693348" text:style-name="L175">
              <text:list-item>
                <text:p text:style-name="P405"><text:span text:style-name="Strong_20_Emphasis"><text:span text:style-name="T1">Si Perusak Makanan (Kapang):</text:span></text:span><text:span text:style-name="T1"> Pernah lihat roti atau buah yang udah bulukan atau berjamur? Nah, itu kerjaannya kapang! Mereka tumbuh subur di makanan yang lembap dan bikin makanan jadi rusak dan nggak layak makan. Beberapa jenis kapang bahkan bisa menghasilkan racun berbahaya (mikotoksin) kalau termakan. </text:span></text:p>
              </text:list-item>
              <text:list-item>
                <text:p text:style-name="P405"><text:span text:style-name="Strong_20_Emphasis"><text:span text:style-name="T1">Si Pemicu Alergi (Kapang):</text:span></text:span><text:span text:style-name="T1"> Spora (semacam 'biji' super kecil) dari kapang yang beterbangan di udara bisa memicu reaksi alergi pada orang yang sensitif, bikin bersin-bersin atau sesak napas. </text:span></text:p>
              </text:list-item>
              <text:list-item>
                <text:p text:style-name="P169"><text:span text:style-name="Strong_20_Emphasis"><text:span text:style-name="T1">Si Penyebab Infeksi (Ragi/Kapang):</text:span></text:span><text:span text:style-name="T1"> Meskipun jarang pada orang sehat, beberapa jenis ragi (seperti </text:span><text:span text:style-name="Emphasis"><text:span text:style-name="T1">Candida albicans</text:span></text:span><text:span text:style-name="T1"> yang normalnya ada di tubuh kita) bisa tumbuh berlebihan dan menyebabkan infeksi ringan kalau kondisi tubuh lagi nggak seimbang, misalnya bikin </text:span><text:span text:style-name="Strong_20_Emphasis"><text:span text:style-name="T1">sariawan</text:span></text:span><text:span text:style-name="T1"> di mulut atau keputihan. </text:span></text:p>
              </text:list-item>
            </text:list>
            <text:p text:style-name="Text_20_body"><text:span text:style-name="Strong_20_Emphasis"><text:span text:style-name="T1">Penyihir Serba Bisa!</text:span></text:span><text:span text:style-name="T1"> Dari membuat makanan lezat dan obat penyelamat nyawa, sampai jadi 'tukang daur ulang' di alam (karena jamur juga penting banget buat menguraikan sisa makhluk hidup), jamur mikro ini perannya luar biasa penting dan beragam! Mereka adalah bukti nyata kalau ukuran kecil bukan berarti nggak punya kekuatan besar buat mengubah dunia. Benar-benar 'penyihir' ajaib dari dunia mikro!</text:span></text:p>
            <text:p text:style-name="P498"/>
            <text:p text:style-name="Text_20_body"><text:soft-page-break/><text:span text:style-name="Strong_20_Emphasis"><text:span text:style-name="T1">(Opsional) Tips Tambahan:</text:span></text:span></text:p>
            <text:list xml:id="list1717455774967069026" text:style-name="L176">
              <text:list-item>
                <text:p text:style-name="P170"><text:span text:style-name="Strong_20_Emphasis"><text:span text:style-name="T1">"Intip Jamur di Sekitar!":</text:span></text:span><text:span text:style-name="T1"> "Coba perhatikan roti yang udah agak lama, mungkin kamu bisa lihat kapang mulai tumbuh (tapi jangan dimakan ya!). Atau pas makan tape, ingatlah ada ragi kecil yang bekerja keras bikin rasa manisnya. Mengamati peran jamur mikro di sekitar bikin kita lebih menghargai 'sihir' mereka!" </text:span></text:p>
              </text:list-item>
            </text:list>
            <text:p text:style-name="Text_20_body"><text:span text:style-name="Strong_20_Emphasis"><text:span text:style-name="T1">(Opsional) Prompt Ilustrasi:</text:span></text:span></text:p>
            <text:list xml:id="list4101061000164661539" text:style-name="L177">
              <text:list-item>
                <text:p text:style-name="P171"><text:span text:style-name="Source_20_Text"><text:span text:style-name="T1">Ilustrasi perbandingan yang ceria. Sisi kiri menunjukkan manfaat: sel-sel ragi (yeast) menghasilkan gelembung CO2 pada adonan roti atau tape; ilustrasi jamur Penicillium dengan efek 'cahaya' membunuh bakteri di sekitarnya; potongan keju biru dengan tekstur khas. Sisi kanan menunjukkan kerugian: roti yang ditumbuhi kapang berwarna hijau/hitam; ikon orang bersin (alergi spora); mungkin ilustrasi sederhana sel Candida.</text:span></text:span><text:span text:style-name="T1"> </text:span></text:p>
              </text:list-item>
            </text:list>
            <text:p text:style-name="Text_20_body"><text:span text:style-name="Strong_20_Emphasis"><text:span text:style-name="T1">(Opsional) Kutipan:</text:span></text:span></text:p>
            <text:list xml:id="list3034573844233917079" text:style-name="L178">
              <text:list-item>
                <text:p text:style-name="P172"><text:span text:style-name="Emphasis"><text:span text:style-name="T1">"Alam adalah apoteker terhebat dan jamur adalah salah satu resepnya yang paling luar biasa."</text:span></text:span><text:span text:style-name="T1"> - Paul Stamets (Ahli mikologi/jamur terkenal, disajikan dengan font yang 'organik' dan sedikit 'magis'). </text:span></text:p>
              </text:list-item>
            </text:list>
            <text:p text:style-name="P498"/>
            <text:p text:style-name="Text_20_body"><text:span text:style-name="T1">Subbab 5.3 selesai. Saya akan menunggu perintah </text:span><text:span text:style-name="Strong_20_Emphasis"><text:span text:style-name="T1">"YAX"</text:span></text:span><text:span text:style-name="T1"> dari Anda sebelum melanjutkan ke </text:span><text:span text:style-name="Strong_20_Emphasis"><text:span text:style-name="T1">Subbab 5.4</text:span></text:span><text:span text:style-name="T1">.</text:span></text:p>
          </text:section>
          <text:section text:style-name="Sect1" text:name="feedback-form-48">
            <text:p text:style-name="P477"/>
          </text:section>
        </text:section>
        <text:section text:style-name="Sect1" text:name="ce50c2480d463557">
          <text:p text:style-name="P318"/>
          <text:section text:style-name="Sect1" text:name="user-query-content-49">
            <text:p text:style-name="P496">yax </text:p>
          </text:section>
          <text:p text:style-name="P477">Tampilkan alur berpikir</text:p>
          <text:section text:style-name="Sect2" text:name="model-response-message-contentr_ce50c2480d463557">
            <text:p text:style-name="Text_20_body"><text:span text:style-name="T1">Oke, kita sampai di penghuni terakhir dunia mikro yang akan kita bahas di bab ini. Mereka mungkin nggak seterkenal bakteri atau virus, tapi peran mereka buat kehidupan di Bumi? Super duper VITAL! Kenalan yuk, sama </text:span><text:span text:style-name="Strong_20_Emphasis"><text:span text:style-name="T1">Plankton</text:span></text:span><text:span text:style-name="T1">, si 'raksasa kecil' penguasa lautan!</text:span></text:p>
            <text:p text:style-name="Text_20_body"><text:span text:style-name="Strong_20_Emphasis"><text:span text:style-name="T1">(Prompt 32: Subbab 5.4: Plankton: Raksasa Kecil Penguasa Lautan.)</text:span></text:span></text:p>
            <text:p text:style-name="P498"/>
            <text:p text:style-name="Text_20_body"><text:soft-page-break/><text:span text:style-name="Strong_20_Emphasis"><text:span text:style-name="T1">Hasil Teks:</text:span></text:span></text:p>
            <text:p text:style-name="Text_20_body"><text:span text:style-name="Strong_20_Emphasis"><text:span text:style-name="T1">5.4 Plankton: Raksasa Kecil Penguasa Lautan.</text:span></text:span></text:p>
            <text:p text:style-name="Text_20_body"><text:span text:style-name="T1">Pas kamu bayangin lautan luas, mungkin yang kepikiran ikan besar, paus raksasa, atau terumbu karang warna-warni. Tapi, tahu nggak sih, kehidupan di laut itu sebenernya sangat bergantung pada makhluk-makhluk super mungil yang jumlahnya triliunan dan melayang-layang mengikuti arus? Mereka inilah yang disebut </text:span><text:span text:style-name="Strong_20_Emphasis"><text:span text:style-name="T1">Plankton</text:span></text:span><text:span text:style-name="T1">.</text:span></text:p>
            <text:p text:style-name="Text_20_body"><text:span text:style-name="Strong_20_Emphasis"><text:span text:style-name="T1">Apa Sih Plankton Itu?</text:span></text:span><text:span text:style-name="T1"> Plankton itu bukan nama satu jenis makhluk hidup ya, tapi istilah umum buat SEMUA organisme (bisa tumbuhan, hewan, bakteri) yang hidup </text:span><text:span text:style-name="Strong_20_Emphasis"><text:span text:style-name="T1">melayang atau hanyut (drifting)</text:span></text:span><text:span text:style-name="T1"> di perairan (laut maupun air tawar) dan nggak bisa melawan arus dengan kekuatannya sendiri. Ukurannya macem-macem, tapi kebanyakan </text:span><text:span text:style-name="Strong_20_Emphasis"><text:span text:style-name="T1">super kecil</text:span></text:span><text:span text:style-name="T1">, bahkan mikroskopis!</text:span></text:p>
            <text:p text:style-name="P318">Ada dua kelompok utama plankton yang perannya beda banget:</text:p>
            <text:list xml:id="list1926908008208525397" text:style-name="L179">
              <text:list-item>
                <text:p text:style-name="P173"><text:span text:style-name="Strong_20_Emphasis"><text:span text:style-name="T1">Fitoplankton (Si 'Tumbuhan' Laut):</text:span></text:span></text:p>
                <text:list>
                  <text:list-item>
                    <text:p text:style-name="P406"><text:span text:style-name="T1">Ini adalah plankton yang mirip tumbuhan (kebanyakan alga mikroskopis atau cyanobacteria). Sama kayak tumbuhan di darat, mereka bisa </text:span><text:span text:style-name="Strong_20_Emphasis"><text:span text:style-name="T1">berfotosintesis</text:span></text:span><text:span text:style-name="T1">! Artinya, mereka pakai energi cahaya matahari, air, dan karbon dioksida (CO2) buat bikin makanan (gula) sendiri. </text:span></text:p>
                  </text:list-item>
                  <text:list-item>
                    <text:p text:style-name="P406"><text:span text:style-name="Strong_20_Emphasis"><text:span text:style-name="T1">Peran Super Penting:</text:span></text:span><text:span text:style-name="T1"> </text:span></text:p>
                    <text:list>
                      <text:list-item>
                        <text:p text:style-name="P406"><text:span text:style-name="Strong_20_Emphasis"><text:span text:style-name="T1">Dasar Rantai Makanan Laut:</text:span></text:span><text:span text:style-name="T1"> Fitoplankton adalah </text:span><text:span text:style-name="Strong_20_Emphasis"><text:span text:style-name="T1">produsen utama</text:span></text:span><text:span text:style-name="T1"> di hampir semua ekosistem laut. Mereka jadi sumber makanan pertama buat banyak banget makhluk laut, mulai dari zooplankton kecil sampai beberapa jenis ikan dan paus! Tanpa fitoplankton, hampir nggak ada kehidupan lain di laut! </text:span></text:p>
                      </text:list-item>
                      <text:list-item>
                        <text:p text:style-name="P406"><text:span text:style-name="Strong_20_Emphasis"><text:span text:style-name="T1">Pabrik Oksigen Raksasa:</text:span></text:span><text:span text:style-name="T1"> Ini fakta paling WOW! Meskipun ukurannya mikro, jumlah fitoplankton di seluruh lautan dunia itu </text:span><text:span text:style-name="Strong_20_Emphasis"><text:span text:style-name="T1">MASIF</text:span></text:span><text:span text:style-name="T1"> banget! Lewat fotosintesisnya, mereka secara kolektif menghasilkan </text:span><text:span text:style-name="Strong_20_Emphasis"><text:span text:style-name="T1">lebih dari separuh (sekitar 50-80%!) OKSIGEN</text:span></text:span><text:span text:style-name="T1"> yang ada di atmosfer Bumi! Iya, oksigen yang kita hirup sebagian besar berasal dari 'rumput laut' mikro ini, </text:span><text:soft-page-break/><text:span text:style-name="T1">bahkan mungkin lebih banyak dari semua hutan hujan di daratan kalau digabung! Benar-benar pahlawan tak terlihat! </text:span></text:p>
                      </text:list-item>
                    </text:list>
                  </text:list-item>
                  <text:list-item>
                    <text:p text:style-name="P406"><text:span text:style-name="T1">Contohnya: </text:span><text:span text:style-name="Strong_20_Emphasis"><text:span text:style-name="T1">Diatom</text:span></text:span><text:span text:style-name="T1"> (alga bersel tunggal dengan cangkang silika unik yang indah banget) dan </text:span><text:span text:style-name="Strong_20_Emphasis"><text:span text:style-name="T1">Dinoflagellata</text:span></text:span><text:span text:style-name="T1">. </text:span></text:p>
                  </text:list-item>
                </text:list>
              </text:list-item>
              <text:list-item>
                <text:p text:style-name="P173"><text:span text:style-name="Strong_20_Emphasis"><text:span text:style-name="T1">Zooplankton (Si 'Hewan' Laut Mungil):</text:span></text:span></text:p>
                <text:list>
                  <text:list-item>
                    <text:p text:style-name="P406"><text:span text:style-name="T1">Ini adalah plankton yang bersifat hewan. Ada yang seumur hidupnya jadi plankton (kayak </text:span><text:span text:style-name="Strong_20_Emphasis"><text:span text:style-name="T1">kopepoda</text:span></text:span><text:span text:style-name="T1">, krustasea kecil super banyak), ada juga yang cuma 'numpang' jadi plankton pas masih bayi atau larva sebelum tumbuh besar jadi hewan lain (kayak larva ikan, udang, kepiting, ubur-ubur). </text:span></text:p>
                  </text:list-item>
                  <text:list-item>
                    <text:p text:style-name="P173"><text:span text:style-name="Strong_20_Emphasis"><text:span text:style-name="T1">Peran Penting:</text:span></text:span><text:span text:style-name="T1"> Mereka adalah </text:span><text:span text:style-name="Strong_20_Emphasis"><text:span text:style-name="T1">konsumen primer</text:span></text:span><text:span text:style-name="T1">, alias pemakan fitoplankton. Zooplankton ini jadi 'jembatan' penting yang mentransfer energi dari fitoplankton ke hewan-hewan yang lebih besar. Ikan kecil makan zooplankton, ikan besar makan ikan kecil, dan seterusnya. </text:span><text:span text:style-name="Strong_20_Emphasis"><text:span text:style-name="T1">Krill</text:span></text:span><text:span text:style-name="T1">, sejenis zooplankton mirip udang kecil, adalah makanan utama bagi paus raksasa seperti Paus Biru! </text:span></text:p>
                  </text:list-item>
                </text:list>
              </text:list-item>
            </text:list>
            <text:p text:style-name="Text_20_body"><text:span text:style-name="Strong_20_Emphasis"><text:span text:style-name="T1">Raksasa dalam Jumlah dan Dampak</text:span></text:span><text:span text:style-name="T1"> Meskipun satu plankton itu kecil banget, kalau digabung jumlah mereka di seluruh lautan itu </text:span><text:span text:style-name="Strong_20_Emphasis"><text:span text:style-name="T1">tak terhitung</text:span></text:span><text:span text:style-name="T1">! Berat total semua plankton di Bumi ini mungkin melebihi berat total semua hewan laut lainnya! Karena jumlahnya yang super banyak inilah, dampak kolektif mereka jadi </text:span><text:span text:style-name="Strong_20_Emphasis"><text:span text:style-name="T1">RAKSASA</text:span></text:span><text:span text:style-name="T1">: mereka menopang hampir seluruh kehidupan laut dan memproduksi sebagian besar oksigen yang kita hirup. Mereka juga berperan penting dalam siklus karbon global karena menyerap banyak CO2 dari atmosfer. Benar-benar 'raksasa kecil' yang jadi penguasa tak terlihat di lautan!</text:span></text:p>
            <text:p text:style-name="Text_20_body"><text:span text:style-name="Strong_20_Emphasis"><text:span text:style-name="T1">Bonus 'Wow': Plankton Bercahaya!</text:span></text:span><text:span text:style-name="T1"> Beberapa jenis fitoplankton (terutama Dinoflagellata tertentu) punya kemampuan </text:span><text:span text:style-name="Strong_20_Emphasis"><text:span text:style-name="T1">bioluminesensi</text:span></text:span><text:span text:style-name="T1">, alias bisa menghasilkan cahaya sendiri kalau 'kaget' atau terganggu (misalnya kena ombak atau gerakan perahu). Fenomena ini bisa menciptakan pemandangan laut malam yang ajaib banget, di mana air laut atau pantai bisa tampak </text:span><text:span text:style-name="Strong_20_Emphasis"><text:span text:style-name="T1">berkilauan biru kehijauan</text:span></text:span><text:span text:style-name="T1">! Indah banget!</text:span></text:p>
            <text:p text:style-name="P318">Jadi, lain kali kamu lihat lautan luas atau bahkan sekadar menghirup napas, <text:soft-page-break/>ingatlah pada plankton! Makhluk-makhluk mikro yang melayang ini adalah bukti nyata betapa pentingnya hal-hal kecil bagi keseimbangan kehidupan di planet kita. Mereka adalah fondasi kehidupan laut dan paru-paru tersembunyi Bumi kita!</text:p>
            <text:p text:style-name="P498"/>
            <text:p text:style-name="Text_20_body"><text:span text:style-name="Strong_20_Emphasis"><text:span text:style-name="T1">(Opsional) Tips Tambahan:</text:span></text:span></text:p>
            <text:list xml:id="list6160771958662253816" text:style-name="L180">
              <text:list-item>
                <text:p text:style-name="P174"><text:span text:style-name="Strong_20_Emphasis"><text:span text:style-name="T1">"Hargai Laut Kita, Hargai Plankton!":</text:span></text:span><text:span text:style-name="T1"> "Kesehatan plankton sangat bergantung pada kesehatan laut. Polusi (sampah plastik, tumpahan minyak, limbah kimia) dan perubahan iklim (pemanasan &amp; pengasaman laut) bisa mengganggu kehidupan plankton. Menjaga kebersihan laut dan mengurangi jejak karbon kita sama artinya dengan menjaga 'pabrik oksigen' dan dasar rantai makanan kita lho!" </text:span></text:p>
              </text:list-item>
            </text:list>
            <text:p text:style-name="Text_20_body"><text:span text:style-name="Strong_20_Emphasis"><text:span text:style-name="T1">(Opsional) Prompt Ilustrasi:</text:span></text:span></text:p>
            <text:list xml:id="list3317559556637963805" text:style-name="L181">
              <text:list-item>
                <text:p text:style-name="P407"><text:span text:style-name="Source_20_Text"><text:span text:style-name="T1">Ilustrasi piramida makanan laut yang jelas. Di dasar piramida yang lebar, gambarkan berbagai bentuk fitoplankton mikroskopis (diatom, dinoflagellata). Di tingkat atasnya, zooplankton (kopepoda, krill, larva) sedang memakan fitoplankton. Di tingkat lebih atas lagi, ikan kecil memakan zooplankton. Di puncak, ikan besar atau mamalia laut (misal: paus pemakan krill).</text:span></text:span><text:span text:style-name="T1"> </text:span></text:p>
              </text:list-item>
              <text:list-item>
                <text:p text:style-name="P175"><text:span text:style-name="Source_20_Text"><text:span text:style-name="T1">Ilustrasi tambahan yang indah: Pemandangan pantai atau laut di malam hari dengan ombak atau jejak perahu yang berkilauan biru terang karena adanya plankton bioluminesen.</text:span></text:span><text:span text:style-name="T1"> </text:span></text:p>
              </text:list-item>
            </text:list>
            <text:p text:style-name="Text_20_body"><text:span text:style-name="Strong_20_Emphasis"><text:span text:style-name="T1">(Opsional) Kutipan:</text:span></text:span></text:p>
            <text:list xml:id="list6094399646812960793" text:style-name="L182">
              <text:list-item>
                <text:p text:style-name="P176"><text:span text:style-name="Emphasis"><text:span text:style-name="T1">"Dari hal-hal kecil, hal-hal besar tumbuh."</text:span></text:span><text:span text:style-name="T1"> - Pepatah Latin (Menekankan dampak besar plankton meskipun ukurannya kecil, disajikan dengan font yang jelas dan mendasar). </text:span></text:p>
              </text:list-item>
            </text:list>
            <text:p text:style-name="P498"/>
            <text:p text:style-name="Text_20_body"><text:span text:style-name="T1">Bab 5 selesai! Saya akan menunggu perintah </text:span><text:span text:style-name="Strong_20_Emphasis"><text:span text:style-name="T1">"YAX"</text:span></text:span><text:span text:style-name="T1"> dari Anda sebelum melanjutkan ke </text:span><text:span text:style-name="Strong_20_Emphasis"><text:span text:style-name="T1">Pengantar Bab 6</text:span></text:span><text:span text:style-name="T1">.</text:span></text:p>
          </text:section>
          <text:section text:style-name="Sect1" text:name="feedback-form-49">
            <text:p text:style-name="P477"/>
          </text:section>
        </text:section>
        <text:section text:style-name="Sect1" text:name="abeadfa0a33b19f9">
          <text:p text:style-name="P318"/>
          <text:section text:style-name="Sect1" text:name="user-query-content-50">
            <text:p text:style-name="P496">yax </text:p>
          </text:section>
          <text:p text:style-name="P477"><text:soft-page-break/>Tampilkan alur berpikir</text:p>
          <text:section text:style-name="Sect2" text:name="model-response-message-contentr_abeadfa0a33b19f9">
            <text:p text:style-name="Text_20_body"><text:span text:style-name="T1">Oke, kita sudah menjelajahi keajaiban alam semesta, keunikan Bumi, keanehan hewan dan tumbuhan, sampai dunia mikro yang tak kasat mata. Sekarang, siap buat petualangan yang paling dekat dan paling personal? Kita akan menjelajahi </text:span><text:span text:style-name="Strong_20_Emphasis"><text:span text:style-name="T1">mesin paling canggih, paling kompleks, dan paling luar biasa</text:span></text:span><text:span text:style-name="T1"> yang pernah ada... yaitu </text:span><text:span text:style-name="Strong_20_Emphasis"><text:span text:style-name="T1">TUBUH KAMU SENDIRI!</text:span></text:span></text:p>
            <text:p text:style-name="Text_20_body"><text:span text:style-name="Strong_20_Emphasis"><text:span text:style-name="T1">(Prompt 33: Pengantar Bab 6: Mesin Paling Canggih: Tubuh Manusia!)</text:span></text:span></text:p>
            <text:p text:style-name="P498"/>
            <text:p text:style-name="Text_20_body"><text:span text:style-name="Strong_20_Emphasis"><text:span text:style-name="T1">Hasil Teks:</text:span></text:span></text:p>
            <text:p text:style-name="Text_20_body"><text:span text:style-name="Strong_20_Emphasis"><text:span text:style-name="T1">BAB 6: MESIN PALING CANGGIH: TUBUH MANUSIA!</text:span></text:span></text:p>
            <text:p text:style-name="Text_20_body"><text:span text:style-name="T1">Hei kamu! Sadar nggak sih, setiap detik, setiap saat, kamu itu lagi 'mengendarai' sebuah mesin super canggih? Mesin ini bisa lari, lompat, mikir, ngerasain, sembuh sendiri, dan ngelakuin jutaan hal luar biasa lainnya tanpa perlu kamu suruh secara detail. Yap, mesin itu adalah </text:span><text:span text:style-name="Strong_20_Emphasis"><text:span text:style-name="T1">tubuhmu sendiri!</text:span></text:span><text:span text:style-name="T1"> Lupakan gadget terbaru atau mobil sport terkeren, karena nggak ada yang bisa ngalahin kecanggihan dan keajaiban tubuh manusia!</text:span></text:p>
            <text:p text:style-name="P318">Kita sering banget nganggep tubuh kita itu biasa aja, padahal kalau kita 'intip' lebih dalam, isinya penuh sama sistem yang super kompleks, kerja sama yang efisien, adaptasi yang cerdas, dan rahasia-rahasia mengejutkan yang mungkin belum kamu tahu! Tubuhmu itu adalah hasil dari miliaran tahun evolusi yang sempurna.</text:p>
            <text:p text:style-name="P318">Di bab ini, kita bakal jadi 'mekanik' sekaligus 'programmer' yang mengagumi 'mesin' kita sendiri. Kita akan bongkar beberapa bagian paling keren dan paling bikin penasaran dari tubuh manusia:</text:p>
            <text:list xml:id="list1439649458260433478" text:style-name="L183">
              <text:list-item>
                <text:p text:style-name="P408"><text:span text:style-name="T1">Gimana sih </text:span><text:span text:style-name="Strong_20_Emphasis"><text:span text:style-name="T1">otakmu</text:span></text:span><text:span text:style-name="T1"> yang kayak </text:span><text:span text:style-name="Strong_20_Emphasis"><text:span text:style-name="T1">superkomputer</text:span></text:span><text:span text:style-name="T1"> itu bisa mikir, belajar, inget mimpi, dan ngontrol semuanya tanpa pernah benar-benar 'tidur'? </text:span></text:p>
              </text:list-item>
              <text:list-item>
                <text:p text:style-name="P408"><text:span text:style-name="T1">Seberapa kuat sebenernya </text:span><text:span text:style-name="Strong_20_Emphasis"><text:span text:style-name="T1">otot dan tulangmu</text:span></text:span><text:span text:style-name="T1">? Ada kekuatan tersembunyi nggak ya di sana? </text:span></text:p>
              </text:list-item>
              <text:list-item>
                <text:p text:style-name="P408"><text:span text:style-name="T1">Kenapa kita suka </text:span><text:span text:style-name="Strong_20_Emphasis"><text:span text:style-name="T1">menguap</text:span></text:span><text:span text:style-name="T1"> pas ngantuk, </text:span><text:span text:style-name="Strong_20_Emphasis"><text:span text:style-name="T1">bersin</text:span></text:span><text:span text:style-name="T1"> heboh, atau tiba-tiba </text:span><text:span text:style-name="Strong_20_Emphasis"><text:span text:style-name="T1">cegukan</text:span></text:span><text:span text:style-name="T1"> nggak bisa berhenti? Ada penjelasan ilmiahnya nggak sih? </text:span></text:p>
              </text:list-item>
              <text:list-item>
                <text:p text:style-name="P408"><text:span text:style-name="T1">Seberapa canggih </text:span><text:span text:style-name="Strong_20_Emphasis"><text:span text:style-name="T1">mata dan telinga</text:span></text:span><text:span text:style-name="T1"> kita sebagai 'jendela' dan </text:span><text:soft-page-break/><text:span text:style-name="T1">'mikrofon' alami buat nangkep dunia luar? </text:span></text:p>
              </text:list-item>
              <text:list-item>
                <text:p text:style-name="P177"><text:span text:style-name="T1">Apa sih yang bikin kamu itu </text:span><text:span text:style-name="Strong_20_Emphasis"><text:span text:style-name="T1">unik</text:span></text:span><text:span text:style-name="T1"> dan beda dari 8 miliar manusia lainnya di Bumi? Kita bahas soal </text:span><text:span text:style-name="Strong_20_Emphasis"><text:span text:style-name="T1">sidik jari dan DNA</text:span></text:span><text:span text:style-name="T1">! </text:span></text:p>
              </text:list-item>
            </text:list>
            <text:p text:style-name="P318">Siap buat kenalan lebih dekat sama diri sendiri dan terkagum-kagum sama betapa luar biasanya tubuh yang kamu miliki ini? Bab ini bakal penuh sama fakta "WOW!" tentang kamu!</text:p>
            <text:p text:style-name="P318">Yuk, kita mulai perjalanan paling personal ini! Buka halaman berikutnya dan temukan keajaiban di dalam dirimu!</text:p>
            <text:p text:style-name="P498"/>
            <text:p text:style-name="Text_20_body"><text:span text:style-name="Strong_20_Emphasis"><text:span text:style-name="T1">(Opsional) Tips Tambahan:</text:span></text:span></text:p>
            <text:list xml:id="list7371692035008488724" text:style-name="L184">
              <text:list-item>
                <text:p text:style-name="P178"><text:span text:style-name="Strong_20_Emphasis"><text:span text:style-name="T1">Tips "Kenali Tubuhmu!":</text:span></text:span><text:span text:style-name="T1"> "Sambil baca bab ini, coba deh lebih peka sama tubuhmu sendiri. Rasakan detak jantungmu, perhatikan caramu bernapas, pikirkan bagaimana kamu bisa membaca tulisan ini atau menggerakkan jarimu. Semakin kamu kenal tubuhmu, semakin kamu bisa menghargai betapa hebatnya dia!" </text:span></text:p>
              </text:list-item>
            </text:list>
            <text:p text:style-name="Text_20_body"><text:span text:style-name="Strong_20_Emphasis"><text:span text:style-name="T1">(Opsional) Prompt Ilustrasi:</text:span></text:span></text:p>
            <text:list xml:id="list8978877819585070354" text:style-name="L185">
              <text:list-item>
                <text:p text:style-name="P179"><text:span text:style-name="Source_20_Text"><text:span text:style-name="T1">Ilustrasi pembuka bab yang keren: Siluet tubuh remaja (laki-laki atau perempuan, atau netral) dengan latar belakang gelap. Di dalam siluet itu, terlihat visualisasi sistem tubuh yang bersinar atau dalam bentuk diagram futuristik: otak yang berpendar dengan sinapsis menyala, jaringan otot yang kuat, gelombang suara masuk ke telinga, cahaya masuk ke mata, untaian DNA helix, dan pola sidik jari. Kesannya seperti melihat 'blue print' atau 'scan' tubuh manusia yang canggih.</text:span></text:span><text:span text:style-name="T1"> </text:span></text:p>
              </text:list-item>
            </text:list>
            <text:p text:style-name="Text_20_body"><text:span text:style-name="Strong_20_Emphasis"><text:span text:style-name="T1">(Opsional) Kutipan:</text:span></text:span></text:p>
            <text:list xml:id="list5608890941174293385" text:style-name="L186">
              <text:list-item>
                <text:p text:style-name="P180"><text:span text:style-name="Emphasis"><text:span text:style-name="T1">"Mengenal orang lain adalah kecerdasan; mengenal diri sendiri adalah kebijaksanaan sejati."</text:span></text:span><text:span text:style-name="T1"> - Lao Tzu (Menekankan pentingnya memahami diri sendiri, termasuk tubuh kita, disajikan dengan font yang bijak dan jelas). </text:span></text:p>
              </text:list-item>
            </text:list>
            <text:p text:style-name="P498"/>
            <text:p text:style-name="Text_20_body"><text:span text:style-name="T1">Pengantar Bab 6 selesai. Saya akan menunggu perintah </text:span><text:span text:style-name="Strong_20_Emphasis"><text:span text:style-name="T1">"YAX"</text:span></text:span><text:span text:style-name="T1"> dari Anda sebelum melanjutkan ke </text:span><text:span text:style-name="Strong_20_Emphasis"><text:span text:style-name="T1">Subbab 6.1</text:span></text:span><text:span text:style-name="T1">.</text:span></text:p>
          </text:section>
          <text:section text:style-name="Sect1" text:name="feedback-form-50">
            <text:p text:style-name="P477"><text:soft-page-break/></text:p>
          </text:section>
        </text:section>
        <text:section text:style-name="Sect1" text:name="2ea73b8fb742411b">
          <text:p text:style-name="P318"/>
          <text:section text:style-name="Sect1" text:name="user-query-content-51">
            <text:p text:style-name="P496">yax </text:p>
          </text:section>
          <text:p text:style-name="P477">Tampilkan alur berpikir</text:p>
          <text:section text:style-name="Sect2" text:name="model-response-message-contentr_2ea73b8fb742411b">
            <text:p text:style-name="P318">Oke, mari kita mulai 'bedah' mesin canggih kita dari bagian paling atas dan paling penting: Pusat komando alias otak! Siap-siap kagum sama 'superkomputer' yang ada di dalam kepalamu!</text:p>
            <text:p text:style-name="Text_20_body"><text:span text:style-name="Strong_20_Emphasis"><text:span text:style-name="T1">(Prompt 34: Subbab 6.1: Otakmu: Superkomputer yang Tak Pernah Tidur.)</text:span></text:span></text:p>
            <text:p text:style-name="P498"/>
            <text:p text:style-name="Text_20_body"><text:span text:style-name="Strong_20_Emphasis"><text:span text:style-name="T1">Hasil Teks:</text:span></text:span></text:p>
            <text:p text:style-name="Text_20_body"><text:span text:style-name="Strong_20_Emphasis"><text:span text:style-name="T1">6.1 Otakmu: Superkomputer yang Tak Pernah Tidur.</text:span></text:span></text:p>
            <text:p text:style-name="Text_20_body"><text:span text:style-name="T1">Punya komputer atau smartphone canggih? Keren sih, tapi tahu nggak, 'prosesor' yang kamu bawa di dalam kepala itu jauuuuh lebih hebat dan kompleks dari superkomputer mana pun di dunia! Yap, kita lagi ngomongin </text:span><text:span text:style-name="Strong_20_Emphasis"><text:span text:style-name="T1">otakmu</text:span></text:span><text:span text:style-name="T1">! Benda kenyal seberat sekitar 1,4 kg ini adalah pusat kendali seluruh hidupmu, dan kemampuannya benar-benar bikin melongo!</text:span></text:p>
            <text:p text:style-name="Text_20_body"><text:span text:style-name="Strong_20_Emphasis"><text:span text:style-name="T1">Mengintip 'Spesifikasi' Otakmu yang Gila Keren:</text:span></text:span></text:p>
            <text:list xml:id="list5358224660590385817" text:style-name="L187">
              <text:list-item>
                <text:p text:style-name="P409"><text:span text:style-name="Strong_20_Emphasis"><text:span text:style-name="T1">'Hardware' Super Padat:</text:span></text:span><text:span text:style-name="T1"> Otakmu itu terdiri dari sekitar </text:span><text:span text:style-name="Strong_20_Emphasis"><text:span text:style-name="T1">86 miliar sel saraf</text:span></text:span><text:span text:style-name="T1"> khusus yang disebut </text:span><text:span text:style-name="Strong_20_Emphasis"><text:span text:style-name="T1">neuron</text:span></text:span><text:span text:style-name="T1">! Banyak banget kan? Tapi yang lebih gila lagi, setiap neuron ini bisa terhubung ke ribuan neuron lainnya lewat sambungan bernama </text:span><text:span text:style-name="Strong_20_Emphasis"><text:span text:style-name="T1">sinaps</text:span></text:span><text:span text:style-name="T1">. Totalnya, ada </text:span><text:span text:style-name="Strong_20_Emphasis"><text:span text:style-name="T1">ratusan TRILIUN</text:span></text:span><text:span text:style-name="T1"> koneksi di otakmu! Kebayang nggak serumit apa jaringan 'kabel' di kepalamu? Ini kayak jaringan internet super raksasa yang ada di dalam tengkorakmu! </text:span></text:p>
              </text:list-item>
              <text:list-item>
                <text:p text:style-name="P409"><text:span text:style-name="Strong_20_Emphasis"><text:span text:style-name="T1">Kecepatan Sinyal Kilat:</text:span></text:span><text:span text:style-name="T1"> Informasi di otakmu dikirim dalam bentuk sinyal listrik dan kimia antar neuron. Kecepatan pengiriman sinyal ini bisa mencapai </text:span><text:span text:style-name="Strong_20_Emphasis"><text:span text:style-name="T1">lebih dari 400 kilometer per jam</text:span></text:span><text:span text:style-name="T1">! Secepat mobil balap! Makanya kamu bisa mikir, bereaksi, atau merasakan sesuatu dalam sekejap mata. </text:span></text:p>
              </text:list-item>
              <text:list-item>
                <text:p text:style-name="P409"><text:span text:style-name="Strong_20_Emphasis"><text:span text:style-name="T1">Si Boros Energi:</text:span></text:span><text:span text:style-name="T1"> Meskipun beratnya cuma sekitar 2% dari berat badanmu, otakmu itu 'rakus' banget! Dia mengonsumsi sekitar </text:span><text:span text:style-name="Strong_20_Emphasis"><text:span text:style-name="T1">20% dari total energi dan oksigen</text:span></text:span><text:span text:style-name="T1"> yang dipakai tubuhmu, padahal dia </text:span><text:soft-page-break/><text:span text:style-name="T1">nggak banyak gerak! Ini karena triliunan koneksi tadi butuh energi besar buat terus bekerja. Kayak komputer high-end yang butuh banyak daya! </text:span></text:p>
              </text:list-item>
              <text:list-item>
                <text:p text:style-name="P181"><text:span text:style-name="Strong_20_Emphasis"><text:span text:style-name="T1">Nggak Pernah 'Off':</text:span></text:span><text:span text:style-name="T1"> Kamu mungkin tidur, tapi otakmu? </text:span><text:span text:style-name="Strong_20_Emphasis"><text:span text:style-name="T1">Nggak pernah benar-benar berhenti kerja!</text:span></text:span><text:span text:style-name="T1"> Bahkan pas kamu tidur pules, otakmu tetap sibuk ngatur napas, detak jantung, proses mimpi, sampai nyortir dan nyimpen memori dari seharian tadi. Dia cuma ganti mode kerja aja, bukan mati total. Benar-benar mesin 24/7! </text:span></text:p>
              </text:list-item>
            </text:list>
            <text:p text:style-name="Text_20_body"><text:span text:style-name="Strong_20_Emphasis"><text:span text:style-name="T1">'Software' Otak: Fungsinya Apa Aja Sih?</text:span></text:span><text:span text:style-name="T1"> Secara garis besar, otakmu punya beberapa 'departemen' utama (meskipun semuanya saling terhubung ya):</text:span></text:p>
            <text:list xml:id="list5230907377187257020" text:style-name="L188">
              <text:list-item>
                <text:p text:style-name="P410"><text:span text:style-name="Strong_20_Emphasis"><text:span text:style-name="T1">Bagian Mikir &amp; Belajar (Korteks Serebri):</text:span></text:span><text:span text:style-name="T1"> Ini bagian terbesar otak, tempat kamu berpikir logis, belajar hal baru, berbahasa, mengingat kenangan, berimajinasi, dan membuat keputusan. Ini 'CPU' utamamu! </text:span></text:p>
              </text:list-item>
              <text:list-item>
                <text:p text:style-name="P410"><text:span text:style-name="Strong_20_Emphasis"><text:span text:style-name="T1">Pengatur Gerakan (Serebelum &amp; Korteks Motorik):</text:span></text:span><text:span text:style-name="T1"> Bagian ini ngatur keseimbangan, koordinasi otot, dan bikin gerakanmu jadi halus dan terarah, mulai dari jalan kaki sampai main game. </text:span></text:p>
              </text:list-item>
              <text:list-item>
                <text:p text:style-name="P410"><text:span text:style-name="Strong_20_Emphasis"><text:span text:style-name="T1">Pusat Emosi (Sistem Limbik):</text:span></text:span><text:span text:style-name="T1"> Kenapa kamu bisa merasa senang, sedih, marah, takut, atau jatuh cinta? Nah, bagian inilah yang ngatur semua perasaan dan motivasimu. </text:span></text:p>
              </text:list-item>
              <text:list-item>
                <text:p text:style-name="P182"><text:span text:style-name="Strong_20_Emphasis"><text:span text:style-name="T1">Penjaga Kehidupan (Batang Otak):</text:span></text:span><text:span text:style-name="T1"> Ini bagian paling dasar yang menghubungkan otak ke sumsum tulang belakang. Tugasnya vital banget: ngatur fungsi otomatis yang bikin kamu tetap hidup, kayak bernapas, detak jantung, tekanan darah, dan siklus tidur-bangun. </text:span></text:p>
              </text:list-item>
            </text:list>
            <text:p text:style-name="Text_20_body"><text:span text:style-name="Strong_20_Emphasis"><text:span text:style-name="T1">Fakta Unik Otak Lainnya:</text:span></text:span></text:p>
            <text:list xml:id="list3042386676907454668" text:style-name="L189">
              <text:list-item>
                <text:p text:style-name="P411"><text:span text:style-name="Strong_20_Emphasis"><text:span text:style-name="T1">Otak Nggak Bisa Merasa Sakit:</text:span></text:span><text:span text:style-name="T1"> Aneh tapi nyata! Otakmu sendiri nggak punya reseptor rasa sakit. Makanya, dokter bisa melakukan operasi otak pada pasien yang sadar tanpa pasiennya merasa kesakitan di otaknya (meskipun kulit kepala dan selaput otak bisa terasa sakit). </text:span></text:p>
              </text:list-item>
              <text:list-item>
                <text:p text:style-name="P183"><text:span text:style-name="Strong_20_Emphasis"><text:span text:style-name="T1">Super Plastis! (Neuroplastisitas):</text:span></text:span><text:span text:style-name="T1"> Ini salah satu keajaiban terbesar otak! Otakmu itu </text:span><text:span text:style-name="Strong_20_Emphasis"><text:span text:style-name="T1">fleksibel banget</text:span></text:span><text:span text:style-name="T1"> dan bisa </text:span><text:span text:style-name="Strong_20_Emphasis"><text:span text:style-name="T1">berubah</text:span></text:span><text:span text:style-name="T1"> sepanjang hidupmu. Setiap kali kamu belajar hal baru, punya pengalaman baru, atau melatih skill tertentu, koneksi antar neuron di otakmu bisa </text:span><text:soft-page-break/><text:span text:style-name="T1">berubah, menguat, atau bahkan terbentuk koneksi baru! Otakmu bisa 'mengatur ulang kabelnya' sendiri! Ini artinya, kamu punya kemampuan luar biasa buat terus belajar dan berkembang. Kayak software yang bisa update dan upgrade diri sendiri! </text:span></text:p>
              </text:list-item>
            </text:list>
            <text:p text:style-name="P318">Luar biasa banget kan, 'superkomputer' yang ada di kepala kita ini? Kompleks, cepat, efisien, selalu aktif, dan bisa terus berkembang. Jaga baik-baik ya otakmu, karena dialah pusat dari semua pikiran, perasaan, dan pengalamanmu! Teruslah belajar dan tantang otakmu, karena potensinya nggak terbatas!</text:p>
            <text:p text:style-name="P498"/>
            <text:p text:style-name="Text_20_body"><text:span text:style-name="Strong_20_Emphasis"><text:span text:style-name="T1">(Opsional) Tips Tambahan:</text:span></text:span></text:p>
            <text:list xml:id="list5175325857420066773" text:style-name="L190">
              <text:list-item>
                <text:p text:style-name="P184"><text:span text:style-name="Strong_20_Emphasis"><text:span text:style-name="T1">"Latih Otakmu Tetap Tajam!":</text:span></text:span><text:span text:style-name="T1"> "Otak itu kayak otot, makin dilatih makin kuat! Biar otakmu tetap 'kinclong', coba deh rajin lakuin hal-hal ini: baca buku, belajar bahasa baru, main puzzle atau game strategi, belajar main musik, tidur cukup, makan makanan bergizi (terutama yang baik buat otak kayak ikan, kacang-kacangan, sayuran hijau), dan jangan takut mencoba hal baru!" </text:span></text:p>
              </text:list-item>
            </text:list>
            <text:p text:style-name="Text_20_body"><text:span text:style-name="Strong_20_Emphasis"><text:span text:style-name="T1">(Opsional) Prompt Ilustrasi:</text:span></text:span></text:p>
            <text:list xml:id="list7182287933446011020" text:style-name="L191">
              <text:list-item>
                <text:p text:style-name="P185"><text:span text:style-name="Source_20_Text"><text:span text:style-name="T1">Ilustrasi otak manusia yang tampak bersinar atau memiliki pola seperti sirkuit elektronik. Tunjukkan beberapa neuron dengan sinapsis yang menyala terang, menggambarkan aktivitas otak. Beri label sederhana pada empat area fungsi utama (misal: area berpikir/belajar, area gerakan, area emosi, area fungsi dasar) dengan ikon yang mudah dipahami.</text:span></text:span><text:span text:style-name="T1"> </text:span></text:p>
              </text:list-item>
            </text:list>
            <text:p text:style-name="Text_20_body"><text:span text:style-name="Strong_20_Emphasis"><text:span text:style-name="T1">(Opsional) Kutipan:</text:span></text:span></text:p>
            <text:list xml:id="list1419254622506769661" text:style-name="L192">
              <text:list-item>
                <text:p text:style-name="P186"><text:span text:style-name="Emphasis"><text:span text:style-name="T1">"Pikiran manusia, sekali diregangkan oleh ide baru, tidak pernah kembali ke dimensi aslinya."</text:span></text:span><text:span text:style-name="T1"> - Oliver Wendell Holmes Jr. (Menekankan plastisitas dan kemampuan otak untuk berkembang, disajikan dengan font yang dinamis dan 'berkembang'). </text:span></text:p>
              </text:list-item>
            </text:list>
            <text:p text:style-name="P498"/>
            <text:p text:style-name="Text_20_body"><text:span text:style-name="T1">Subbab 6.1 selesai. Saya akan menunggu perintah </text:span><text:span text:style-name="Strong_20_Emphasis"><text:span text:style-name="T1">"YAX"</text:span></text:span><text:span text:style-name="T1"> dari Anda sebelum melanjutkan ke </text:span><text:span text:style-name="Strong_20_Emphasis"><text:span text:style-name="T1">Subbab 6.2</text:span></text:span><text:span text:style-name="T1">.</text:span></text:p>
          </text:section>
          <text:section text:style-name="Sect1" text:name="feedback-form-51">
            <text:p text:style-name="P477"><text:soft-page-break/></text:p>
          </text:section>
        </text:section>
        <text:section text:style-name="Sect1" text:name="c79c5b3035044231">
          <text:p text:style-name="P318"/>
          <text:section text:style-name="Sect1" text:name="user-query-content-52">
            <text:p text:style-name="P496">yax </text:p>
          </text:section>
          <text:p text:style-name="P477">Tampilkan alur berpikir</text:p>
          <text:section text:style-name="Sect2" text:name="model-response-message-contentr_c79c5b3035044231">
            <text:p text:style-name="P318">Oke, superkomputer di kepala udah kita bahas. Sekarang, mari kita lihat 'rangka' dan 'mesin penggerak' tubuh kita yang nggak kalah hebat: Tulang dan Otot! Siap temukan kekuatan tersembunyi di balik gerakanmu sehari-hari?</text:p>
            <text:p text:style-name="Text_20_body"><text:span text:style-name="Strong_20_Emphasis"><text:span text:style-name="T1">(Prompt 35: Subbab 6.2: Kekuatan Tersembunyi Otot dan Tulangmu.)</text:span></text:span></text:p>
            <text:p text:style-name="P498"/>
            <text:p text:style-name="Text_20_body"><text:span text:style-name="Strong_20_Emphasis"><text:span text:style-name="T1">Hasil Teks:</text:span></text:span></text:p>
            <text:p text:style-name="Text_20_body"><text:span text:style-name="Strong_20_Emphasis"><text:span text:style-name="T1">6.2 Kekuatan Tersembunyi Otot dan Tulangmu.</text:span></text:span></text:p>
            <text:p text:style-name="Text_20_body"><text:span text:style-name="T1">Selain otak yang super canggih, tubuhmu juga didukung oleh sistem rangka dan otot yang </text:span><text:span text:style-name="Strong_20_Emphasis"><text:span text:style-name="T1">luar biasa kuat, tangguh, dan dinamis</text:span></text:span><text:span text:style-name="T1">! Mereka inilah yang bikin kamu bisa berdiri tegak, lari kencang, angkat barang, bahkan sekadar senyum atau kedip mata. Yuk, kita kenali lebih dekat dua pilar kekuatan fisik kita ini!</text:span></text:p>
            <text:p text:style-name="Text_20_body"><text:span text:style-name="Strong_20_Emphasis"><text:span text:style-name="T1">Otot: Si Penggerak yang Tak Kenal Lelah</text:span></text:span></text:p>
            <text:p text:style-name="Text_20_body"><text:span text:style-name="T1">Tahukah kamu? Ada lebih dari </text:span><text:span text:style-name="Strong_20_Emphasis"><text:span text:style-name="T1">600 otot</text:span></text:span><text:span text:style-name="T1"> di seluruh tubuhmu! Mereka bekerja sama dalam harmoni yang sempurna buat menghasilkan setiap gerakan. Secara umum, ada tiga jenis otot:</text:span></text:p>
            <text:list xml:id="list3879910450455795176" text:style-name="L193">
              <text:list-item>
                <text:p text:style-name="P412"><text:span text:style-name="Strong_20_Emphasis"><text:span text:style-name="T1">Otot Rangka:</text:span></text:span><text:span text:style-name="T1"> Ini otot yang nempel di tulang dan bisa kamu </text:span><text:span text:style-name="Strong_20_Emphasis"><text:span text:style-name="T1">kontrol secara sadar</text:span></text:span><text:span text:style-name="T1"> buat bergerak, kayak otot lengan, kaki, atau perut. </text:span></text:p>
              </text:list-item>
              <text:list-item>
                <text:p text:style-name="P412"><text:span text:style-name="Strong_20_Emphasis"><text:span text:style-name="T1">Otot Polos:</text:span></text:span><text:span text:style-name="T1"> Otot ini ada di dinding organ dalam kayak usus, lambung, atau pembuluh darah. Kerjanya </text:span><text:span text:style-name="Strong_20_Emphasis"><text:span text:style-name="T1">otomatis</text:span></text:span><text:span text:style-name="T1">, nggak perlu kamu perintah. </text:span></text:p>
              </text:list-item>
              <text:list-item>
                <text:p text:style-name="P187"><text:span text:style-name="Strong_20_Emphasis"><text:span text:style-name="T1">Otot Jantung:</text:span></text:span><text:span text:style-name="T1"> Otot super spesial yang cuma ada di jantungmu! Dia juga kerja </text:span><text:span text:style-name="Strong_20_Emphasis"><text:span text:style-name="T1">otomatis</text:span></text:span><text:span text:style-name="T1"> dan nggak pernah berhenti memompa darah sepanjang hidupmu. Bayangin betapa kuat dan nggak kenal lelahnya dia! </text:span></text:p>
              </text:list-item>
            </text:list>
            <text:p text:style-name="Text_20_body"><text:span text:style-name="Strong_20_Emphasis"><text:span text:style-name="T1">Seberapa Kuat Sih Otot Kita?</text:span></text:span><text:span text:style-name="T1"> Kekuatan otot itu relatif, tapi beberapa otot punya kekuatan mengejutkan:</text:span></text:p>
            <text:list xml:id="list198768826497647303" text:style-name="L194">
              <text:list-item>
                <text:p text:style-name="P413"><text:soft-page-break/><text:span text:style-name="Strong_20_Emphasis"><text:span text:style-name="T1">Otot Terkuat (berdasarkan tekanan)?</text:span></text:span><text:span text:style-name="T1"> Banyak yang bilang otot </text:span><text:span text:style-name="Strong_20_Emphasis"><text:span text:style-name="T1">Masseter</text:span></text:span><text:span text:style-name="T1"> (otot pengunyah di rahang) adalah salah satu yang terkuat kalau diukur dari tekanan yang bisa dihasilkannya pas menggigit! </text:span></text:p>
              </text:list-item>
              <text:list-item>
                <text:p text:style-name="P413"><text:span text:style-name="Strong_20_Emphasis"><text:span text:style-name="T1">Kekuatan 'Super' di Saat Terdesak?</text:span></text:span><text:span text:style-name="T1"> Pernah dengar cerita orang bisa ngangkat mobil buat nyelametin orang lain pas kecelakaan (</text:span><text:span text:style-name="Emphasis"><text:span text:style-name="T1">hysterical strength</text:span></text:span><text:span text:style-name="T1">)? Fenomena ini langka banget, tapi mungkin terjadi. Bukan karena ototnya tiba-tiba membesar, tapi kemungkinan karena hormon </text:span><text:span text:style-name="Strong_20_Emphasis"><text:span text:style-name="T1">adrenalin</text:span></text:span><text:span text:style-name="T1"> pas kondisi panik/bahaya bisa bikin otak 'melepas rem' atau batasan normal penggunaan kekuatan otot, jadi bisa mengerahkan tenaga lebih besar dari biasanya. Tapi ini berisiko cedera ya, jangan dicoba-coba! </text:span></text:p>
              </text:list-item>
              <text:list-item>
                <text:p text:style-name="P188"><text:span text:style-name="Strong_20_Emphasis"><text:span text:style-name="T1">'Ingatan' Otot (Muscle Memory):</text:span></text:span><text:span text:style-name="T1"> Sering dengar istilah ini kan, pas belajar naik sepeda atau main alat musik? Sebenarnya bukan ototnya yang punya ingatan, tapi </text:span><text:span text:style-name="Strong_20_Emphasis"><text:span text:style-name="T1">otakmu</text:span></text:span><text:span text:style-name="T1">! Pas kamu sering ngulangin gerakan tertentu, jalur saraf di otak yang ngontrol gerakan itu jadi makin efisien dan otomatis, jadi kamu bisa melakukannya tanpa perlu banyak mikir lagi. </text:span></text:p>
              </text:list-item>
            </text:list>
            <text:p text:style-name="Text_20_body"><text:span text:style-name="Strong_20_Emphasis"><text:span text:style-name="T1">Tulang: Rangka Kokoh Penopang Kehidupan</text:span></text:span></text:p>
            <text:p text:style-name="Text_20_body"><text:span text:style-name="T1">Kalau otot adalah mesin penggerak, tulang adalah rangka kokohnya! Orang dewasa punya sekitar </text:span><text:span text:style-name="Strong_20_Emphasis"><text:span text:style-name="T1">206 tulang</text:span></text:span><text:span text:style-name="T1">, tapi pas kamu bayi, jumlahnya lebih banyak lho (sekitar 300-an!), karena beberapa tulang kecil nanti akan menyatu seiring pertumbuhan.</text:span></text:p>
            <text:p text:style-name="Text_20_body"><text:span text:style-name="T1">Jangan anggap tulang itu cuma benda keras yang mati ya! Tulang adalah </text:span><text:span text:style-name="Strong_20_Emphasis"><text:span text:style-name="T1">jaringan hidup</text:span></text:span><text:span text:style-name="T1"> yang kompleks dan punya kekuatan luar biasa:</text:span></text:p>
            <text:list xml:id="list3077745881306977297" text:style-name="L195">
              <text:list-item>
                <text:p text:style-name="P414"><text:span text:style-name="Strong_20_Emphasis"><text:span text:style-name="T1">Super Kuat!</text:span></text:span><text:span text:style-name="T1"> Meskipun ringan, tulang itu strukturnya hebat banget. Kalau dibandingkan berat per beratnya (</text:span><text:span text:style-name="Emphasis"><text:span text:style-name="T1">pound for pound</text:span></text:span><text:span text:style-name="T1">), tulang itu katanya </text:span><text:span text:style-name="Strong_20_Emphasis"><text:span text:style-name="T1">lebih kuat dari baja atau beton bertulang</text:span></text:span><text:span text:style-name="T1">! Dia punya kombinasi mineral keras (kalsium fosfat) yang bikin kaku dan kuat, serta serat kolagen yang bikin agak lentur biar nggak gampang patah. </text:span></text:p>
              </text:list-item>
              <text:list-item>
                <text:p text:style-name="P414"><text:span text:style-name="Strong_20_Emphasis"><text:span text:style-name="T1">Banyak Fungsinya:</text:span></text:span><text:span text:style-name="T1"> Tulang nggak cuma buat nopang badan aja, tapi juga: </text:span></text:p>
                <text:list>
                  <text:list-item>
                    <text:p text:style-name="P414"><text:span text:style-name="Strong_20_Emphasis"><text:span text:style-name="T1">Melindungi organ vital:</text:span></text:span><text:span text:style-name="T1"> Tengkorak melindungi otak, tulang rusuk melindungi jantung dan paru-paru. </text:span></text:p>
                  </text:list-item>
                  <text:list-item>
                    <text:p text:style-name="P414"><text:soft-page-break/><text:span text:style-name="Strong_20_Emphasis"><text:span text:style-name="T1">Memungkinkan gerakan:</text:span></text:span><text:span text:style-name="T1"> Jadi 'tuas' tempat otot menempel dan menarik. </text:span></text:p>
                  </text:list-item>
                  <text:list-item>
                    <text:p text:style-name="P414"><text:span text:style-name="Strong_20_Emphasis"><text:span text:style-name="T1">Pabrik Sel Darah:</text:span></text:span><text:span text:style-name="T1"> Sumsum tulang (bone marrow) di dalam tulangmu adalah tempat diproduksinya sel darah merah, sel darah putih, dan keping darah! </text:span></text:p>
                  </text:list-item>
                  <text:list-item>
                    <text:p text:style-name="P414"><text:span text:style-name="Strong_20_Emphasis"><text:span text:style-name="T1">Gudang Mineral:</text:span></text:span><text:span text:style-name="T1"> Tulang menyimpan cadangan kalsium dan fosfor yang penting buat tubuh. </text:span></text:p>
                  </text:list-item>
                </text:list>
              </text:list-item>
              <text:list-item>
                <text:p text:style-name="P189"><text:span text:style-name="Strong_20_Emphasis"><text:span text:style-name="T1">Bisa Memperbaiki Diri:</text:span></text:span><text:span text:style-name="T1"> Hebatnya lagi, tulang itu dinamis! Sel-sel tulang terus-menerus merombak dan membangun kembali jaringan tulang sepanjang hidup (proses </text:span><text:span text:style-name="Emphasis"><text:span text:style-name="T1">remodeling</text:span></text:span><text:span text:style-name="T1">). Dan kalau kamu (amit-amit) sampai patah tulang, sel-sel tulang ini punya kemampuan luar biasa buat </text:span><text:span text:style-name="Strong_20_Emphasis"><text:span text:style-name="T1">menyambung dan menyembuhkan</text:span></text:span><text:span text:style-name="T1"> tulang yang patah itu! </text:span></text:p>
              </text:list-item>
            </text:list>
            <text:p text:style-name="P318">Kombinasi otot yang kuat dan fleksibel dengan tulang yang kokoh dan dinamis inilah yang bikin tubuh kita jadi 'mesin' yang tangguh dan bisa melakukan berbagai aktivitas luar biasa setiap hari. Jaga baik-baik ya sistem gerakmu ini!</text:p>
            <text:p text:style-name="P498"/>
            <text:p text:style-name="Text_20_body"><text:span text:style-name="Strong_20_Emphasis"><text:span text:style-name="T1">(Opsional) Tips Tambahan:</text:span></text:span></text:p>
            <text:list xml:id="list6778516085246100770" text:style-name="L196">
              <text:list-item>
                <text:p text:style-name="P190"><text:span text:style-name="Strong_20_Emphasis"><text:span text:style-name="T1">"Jaga Otot &amp; Tulangmu Tetap Kuat!":</text:span></text:span><text:span text:style-name="T1"> "Mau otot dan tulangmu sehat sampai tua? Gampang kok! Rajinlah </text:span><text:span text:style-name="Strong_20_Emphasis"><text:span text:style-name="T1">bergerak aktif dan berolahraga</text:span></text:span><text:span text:style-name="T1"> (terutama latihan beban ringan buat otot dan tulang, serta olahraga yang melatih keseimbangan). Pastikan juga kamu makan makanan bergizi seimbang, cukup </text:span><text:span text:style-name="Strong_20_Emphasis"><text:span text:style-name="T1">kalsium</text:span></text:span><text:span text:style-name="T1"> (dari susu, keju, sayuran hijau) dan </text:span><text:span text:style-name="Strong_20_Emphasis"><text:span text:style-name="T1">vitamin D</text:span></text:span><text:span text:style-name="T1"> (dari sinar matahari pagi atau makanan tertentu) buat tulang kuat, serta cukup </text:span><text:span text:style-name="Strong_20_Emphasis"><text:span text:style-name="T1">protein</text:span></text:span><text:span text:style-name="T1"> buat membangun otot." </text:span></text:p>
              </text:list-item>
            </text:list>
            <text:p text:style-name="Text_20_body"><text:span text:style-name="Strong_20_Emphasis"><text:span text:style-name="T1">(Opsional) Prompt Ilustrasi:</text:span></text:span></text:p>
            <text:list xml:id="list6815503129473202476" text:style-name="L197">
              <text:list-item>
                <text:p text:style-name="P191"><text:span text:style-name="Source_20_Text"><text:span text:style-name="T1">Ilustrasi dinamis yang menunjukkan kerangka manusia (skeleton) dengan lapisan otot-otot utama (major muscle groups) yang digambar transparan atau menempel di atasnya. Mungkin dalam pose bergerak (misal: berlari). Ada beberapa callout/lingkaran fokus: satu menyorot otot rahang (masseter), satu menyorot struktur tulang paha (femur) dengan penampang yang menunjukkan bagian keras </text:span></text:span><text:soft-page-break/><text:span text:style-name="Source_20_Text"><text:span text:style-name="T1">(compact) dan berongga (spongy) serta sumsum tulang, dan satu lagi menunjukkan proses penyembuhan tulang patah secara sederhana (tahapan).</text:span></text:span><text:span text:style-name="T1"> </text:span></text:p>
              </text:list-item>
            </text:list>
            <text:p text:style-name="Text_20_body"><text:span text:style-name="Strong_20_Emphasis"><text:span text:style-name="T1">(Opsional) Kutipan:</text:span></text:span></text:p>
            <text:list xml:id="list1844287582755193946" text:style-name="L198">
              <text:list-item>
                <text:p text:style-name="P192"><text:span text:style-name="Emphasis"><text:span text:style-name="T1">"Kekuatan tidak datang dari kapasitas fisik. Itu datang dari kemauan yang gigih."</text:span></text:span><text:span text:style-name="T1"> - Mahatma Gandhi (Meskipun tentang kemauan, bisa dihubungkan dengan bagaimana otot dan tulang mendukung tekad kita. Disajikan dengan font yang kuat dan inspiratif). </text:span></text:p>
              </text:list-item>
            </text:list>
            <text:p text:style-name="P498"/>
            <text:p text:style-name="Text_20_body"><text:span text:style-name="T1">Subbab 6.2 selesai. Saya akan menunggu perintah </text:span><text:span text:style-name="Strong_20_Emphasis"><text:span text:style-name="T1">"YAX"</text:span></text:span><text:span text:style-name="T1"> dari Anda sebelum melanjutkan ke </text:span><text:span text:style-name="Strong_20_Emphasis"><text:span text:style-name="T1">Subbab 6.3</text:span></text:span><text:span text:style-name="T1">.</text:span></text:p>
          </text:section>
          <text:section text:style-name="Sect1" text:name="feedback-form-52">
            <text:p text:style-name="P477"/>
          </text:section>
        </text:section>
        <text:section text:style-name="Sect1" text:name="e087c844bce66112">
          <text:p text:style-name="P318"/>
          <text:section text:style-name="Sect1" text:name="user-query-content-53">
            <text:p text:style-name="P496">yax </text:p>
          </text:section>
          <text:p text:style-name="P477">Tampilkan alur berpikir</text:p>
          <text:section text:style-name="Sect2" text:name="model-response-message-contentr_e087c844bce66112">
            <text:p text:style-name="P318">Oke, tubuh kita emang canggih, tapi kadang suka ngelakuin hal-hal aneh yang bikin kita (atau orang di sekitar kita) heran, geli, atau malah sebel! Yup, kita bakal bahas tiga 'tamu tak diundang' yang sering muncul: Menguap, Bersin, dan Cegukan! Kenapa sih mereka suka muncul tiba-tiba?</text:p>
            <text:p text:style-name="Text_20_body"><text:span text:style-name="Strong_20_Emphasis"><text:span text:style-name="T1">(Prompt 36: Subbab 6.3: Kenapa Kita Menguap, Bersin, dan Cegukan?)</text:span></text:span></text:p>
            <text:p text:style-name="P498"/>
            <text:p text:style-name="Text_20_body"><text:span text:style-name="Strong_20_Emphasis"><text:span text:style-name="T1">Hasil Teks:</text:span></text:span></text:p>
            <text:p text:style-name="Text_20_body"><text:span text:style-name="Strong_20_Emphasis"><text:span text:style-name="T1">6.3 Kenapa Kita Menguap, Bersin, dan Cegukan?</text:span></text:span></text:p>
            <text:p text:style-name="Text_20_body"><text:span text:style-name="Emphasis"><text:span text:style-name="T1">Hooaaahmmm...</text:span></text:span><text:span text:style-name="T1"> Ups, maaf, jadi ikutan ngantuk! Eh, tapi kenapa ya kita </text:span><text:span text:style-name="Strong_20_Emphasis"><text:span text:style-name="T1">menguap</text:span></text:span><text:span text:style-name="T1"> pas lagi ngantuk atau bosen? Terus, kenapa tiba-tiba kita bisa </text:span><text:span text:style-name="Emphasis"><text:span text:style-name="T1">HATCHIII!</text:span></text:span><text:span text:style-name="T1"> </text:span><text:span text:style-name="Strong_20_Emphasis"><text:span text:style-name="T1">bersin</text:span></text:span><text:span text:style-name="T1"> kenceng banget? Dan yang paling nyebelin, kenapa kadang kita </text:span><text:span text:style-name="Emphasis"><text:span text:style-name="T1">hik!</text:span></text:span><text:span text:style-name="T1"> </text:span><text:span text:style-name="Strong_20_Emphasis"><text:span text:style-name="T1">cegukan</text:span></text:span><text:span text:style-name="T1"> nggak berhenti-berhenti? Tenang, ini bukan gangguan jin kok (hehe), tapi refleks alami tubuh kita yang punya penjelasan ilmiah (meskipun kadang masih misterius!).</text:span></text:p>
            <text:p text:style-name="Text_20_body"><text:span text:style-name="Strong_20_Emphasis"><text:span text:style-name="T1">Menguap: Sekadar Ngantuk atau Ada Rahasia Lain?</text:span></text:span><text:span text:style-name="T1"> Kita sering banget menguap pas ngantuk, bosen, atau baru bangun tidur. Tapi anehnya, </text:span><text:soft-page-break/><text:span text:style-name="T1">kadang atlet juga menguap sebelum tanding, atau kita bisa ketularan menguap cuma gara-gara lihat orang lain menguap! Jadi, apa sih sebenernya fungsi menguap? Jujur, ilmuwan pun belum 100% sepakat! Tapi ini beberapa teori utamanya:</text:span></text:p>
            <text:list xml:id="list5062532551600969973" text:style-name="L199">
              <text:list-item>
                <text:p text:style-name="P415"><text:span text:style-name="Strong_20_Emphasis"><text:span text:style-name="T1">Mendinginkan Otak:</text:span></text:span><text:span text:style-name="T1"> Teori ini lagi populer. Katanya, pas kita menguap (tarik napas dalam sambil buka mulut lebar), aliran darah ke otak meningkat dan udara dingin yang masuk bisa bantu </text:span><text:span text:style-name="Strong_20_Emphasis"><text:span text:style-name="T1">mendinginkan otak</text:span></text:span><text:span text:style-name="T1"> yang mungkin agak 'kepanasan' karena lelah atau stres. Kayak kipas angin buat CPU komputer gitu deh! </text:span></text:p>
              </text:list-item>
              <text:list-item>
                <text:p text:style-name="P415"><text:span text:style-name="Strong_20_Emphasis"><text:span text:style-name="T1">Biar Lebih 'Melek':</text:span></text:span><text:span text:style-name="T1"> Tarikan napas dalam dan peregangan otot rahang dan dada pas menguap mungkin bisa sedikit </text:span><text:span text:style-name="Strong_20_Emphasis"><text:span text:style-name="T1">meningkatkan detak jantung dan kewaspadaan</text:span></text:span><text:span text:style-name="T1">, jadi kayak 'sentilan' kecil buat ngusir rasa ngantuk atau bosan sesaat. </text:span></text:p>
              </text:list-item>
              <text:list-item>
                <text:p text:style-name="P193"><text:span text:style-name="Strong_20_Emphasis"><text:span text:style-name="T1">Fenomena 'Menular' (Empati?):</text:span></text:span><text:span text:style-name="T1"> Ini yang paling unik! Melihat, mendengar, atau bahkan cuma </text:span><text:span text:style-name="Emphasis"><text:span text:style-name="T1">membaca</text:span></text:span><text:span text:style-name="T1"> tentang menguap bisa bikin kita ikutan menguap! Ilmuwan menduga ini ada hubungannya sama </text:span><text:span text:style-name="Strong_20_Emphasis"><text:span text:style-name="T1">empati</text:span></text:span><text:span text:style-name="T1"> dan ikatan sosial di otak kita, mirip kayak kita bisa ikut merasa sedih kalau lihat teman menangis. </text:span></text:p>
              </text:list-item>
            </text:list>
            <text:p text:style-name="Text_20_body"><text:span text:style-name="Strong_20_Emphasis"><text:span text:style-name="T1">Bersin: Semprotan Super Pembersih Hidung!</text:span></text:span><text:span text:style-name="T1"> </text:span><text:span text:style-name="Emphasis"><text:span text:style-name="T1">Hatchiii!</text:span></text:span><text:span text:style-name="T1"> Nah, kalau yang ini fungsinya jelas banget: </text:span><text:span text:style-name="Strong_20_Emphasis"><text:span text:style-name="T1">melindungi saluran napas kita!</text:span></text:span><text:span text:style-name="T1"> Bersin adalah refleks super kuat buat </text:span><text:span text:style-name="Strong_20_Emphasis"><text:span text:style-name="T1">mengeluarkan paksa</text:span></text:span><text:span text:style-name="T1"> benda-benda asing atau iritan yang masuk ke hidung kita, misalnya debu, serbuk sari bunga, bulu hewan, kuman, atau bahkan bau menyengat kayak lada.</text:span></text:p>
            <text:list xml:id="list2018689861469120895" text:style-name="L200">
              <text:list-item>
                <text:p text:style-name="P416"><text:span text:style-name="Strong_20_Emphasis"><text:span text:style-name="T1">Gimana prosesnya?</text:span></text:span><text:span text:style-name="T1"> Pas ada iritan terdeteksi di lapisan hidung, sinyal dikirim ke otak. Otak langsung kasih perintah: Tarik napas dalam-dalam! Lalu... </text:span><text:span text:style-name="Emphasis"><text:span text:style-name="T1">semprotkan</text:span></text:span><text:span text:style-name="T1"> udara dengan kecepatan super tinggi (bisa </text:span><text:span text:style-name="Strong_20_Emphasis"><text:span text:style-name="T1">lebih dari 160 km/jam</text:span></text:span><text:span text:style-name="T1">!) lewat hidung dan mulut buat 'membersihkan' gangguan tadi. Makanya penting banget buat nutup hidung dan mulut pas bersin biar nggak nyebarin kuman! </text:span></text:p>
              </text:list-item>
              <text:list-item>
                <text:p text:style-name="P194"><text:span text:style-name="Strong_20_Emphasis"><text:span text:style-name="T1">Bersin Aneh:</text:span></text:span><text:span text:style-name="T1"> Ada lho sebagian orang (mungkin kamu salah satunya?) yang punya refleks unik namanya </text:span><text:span text:style-name="Strong_20_Emphasis"><text:span text:style-name="T1">photic sneeze reflex</text:span></text:span><text:span text:style-name="T1">. Mereka bakal otomatis bersin kalau tiba-tiba lihat cahaya terang, misalnya pas keluar dari tempat gelap ke bawah sinar matahari! Aneh tapi nyata, dan ini sifat turunan. </text:span></text:p>
              </text:list-item>
            </text:list>
            <text:p text:style-name="Text_20_body"><text:soft-page-break/><text:span text:style-name="Strong_20_Emphasis"><text:span text:style-name="T1">Cegukan: Gangguan 'Hik!' dari Diafragma</text:span></text:span><text:span text:style-name="T1"> </text:span><text:span text:style-name="Emphasis"><text:span text:style-name="T1">Hik!... Hik!...</text:span></text:span><text:span text:style-name="T1"> Duh, nyebelin banget kan kalau lagi cegukan? Cegukan (atau </text:span><text:span text:style-name="Emphasis"><text:span text:style-name="T1">hiccups</text:span></text:span><text:span text:style-name="T1">) terjadi karena ada </text:span><text:span text:style-name="Strong_20_Emphasis"><text:span text:style-name="T1">kejang atau kontraksi tiba-tiba yang nggak disengaja</text:span></text:span><text:span text:style-name="T1"> pada otot </text:span><text:span text:style-name="Strong_20_Emphasis"><text:span text:style-name="T1">diafragma</text:span></text:span><text:span text:style-name="T1"> kamu. Diafragma ini otot besar berbentuk kubah di bawah paru-paru yang penting banget buat proses pernapasan.</text:span></text:p>
            <text:list xml:id="list1280463959335453565" text:style-name="L201">
              <text:list-item>
                <text:p text:style-name="P417"><text:span text:style-name="Strong_20_Emphasis"><text:span text:style-name="T1">Bunyi 'Hik!'-nya dari mana?</text:span></text:span><text:span text:style-name="T1"> Pas diafragma tiba-tiba kejang ke bawah, udara jadi terisap cepat masuk ke paru-paru. Tapi, di saat bersamaan, </text:span><text:span text:style-name="Strong_20_Emphasis"><text:span text:style-name="T1">pita suara</text:span></text:span><text:span text:style-name="T1"> di tenggorokanmu refleks menutup mendadak. Nah, udara yang 'nabrak' pita suara yang tertutup inilah yang menghasilkan bunyi </text:span><text:span text:style-name="Strong_20_Emphasis"><text:span text:style-name="T1">"Hik!"</text:span></text:span><text:span text:style-name="T1"> yang khas itu. </text:span></text:p>
              </text:list-item>
              <text:list-item>
                <text:p text:style-name="P417"><text:span text:style-name="Strong_20_Emphasis"><text:span text:style-name="T1">Penyebabnya?</text:span></text:span><text:span text:style-name="T1"> Macam-macam dan sering nggak jelas! Bisa karena makan terlalu cepat atau terlalu banyak, minum soda, perubahan suhu tiba-tiba (minum dingin pas lagi panas), terlalu gembira, gugup, atau stres. </text:span></text:p>
              </text:list-item>
              <text:list-item>
                <text:p text:style-name="P195"><text:span text:style-name="Strong_20_Emphasis"><text:span text:style-name="T1">Cara Ngilanginnya?</text:span></text:span><text:span text:style-name="T1"> Banyak banget 'resep' tradisional buat ngilangin cegukan: tahan napas, minum air putih cepat-cepat, dikagetin, nelan gula seujung sendok, dll. Kadang berhasil, kadang nggak. Intinya sih, cara-cara itu mencoba 'mengganggu' atau 'mereset' siklus kejang otot diafragma atau saraf yang terlibat. Belum ada cara yang 100% terbukti ilmiah ampuh buat semua orang. </text:span></text:p>
              </text:list-item>
            </text:list>
            <text:p text:style-name="P318">Jadi, meskipun kadang mengganggu, menguap, bersin, dan cegukan itu adalah bagian dari cara tubuh kita bekerja secara otomatis buat melindungi diri, mengatur suhu, atau kadang... ya sekadar refleks aneh aja! Semuanya nunjukkin betapa kompleksnya 'mesin' tubuh kita ini.</text:p>
            <text:p text:style-name="P498"/>
            <text:p text:style-name="Text_20_body"><text:span text:style-name="Strong_20_Emphasis"><text:span text:style-name="T1">(Opsional) Tips Tambahan:</text:span></text:span></text:p>
            <text:list xml:id="list2924341762882286199" text:style-name="L202">
              <text:list-item>
                <text:p text:style-name="P418"><text:span text:style-name="Strong_20_Emphasis"><text:span text:style-name="T1">Fakta vs Mitos Bersin:</text:span></text:span><text:span text:style-name="T1"> </text:span></text:p>
                <text:list>
                  <text:list-item>
                    <text:p text:style-name="P418"><text:span text:style-name="Strong_20_Emphasis"><text:span text:style-name="T1">Mitos:</text:span></text:span><text:span text:style-name="T1"> Jantung berhenti berdetak saat kita bersin. </text:span><text:span text:style-name="Strong_20_Emphasis"><text:span text:style-name="T1">Fakta:</text:span></text:span><text:span text:style-name="T1"> Nggak benar! Detak jantung mungkin sedikit melambat atau polanya berubah sesaat karena perubahan tekanan di dada pas bersin, tapi nggak sampai berhenti total kok. </text:span></text:p>
                  </text:list-item>
                  <text:list-item>
                    <text:p text:style-name="P196"><text:span text:style-name="Strong_20_Emphasis"><text:span text:style-name="T1">Mitos:</text:span></text:span><text:span text:style-name="T1"> Kita nggak mungkin bersin pas lagi tidur. </text:span><text:span text:style-name="Strong_20_Emphasis"><text:span text:style-name="T1">Fakta:</text:span></text:span><text:span text:style-name="T1"> Sebagian besar benar! Saat kita tidur pulas (terutama fase REM), otot-otot refleks (termasuk yang buat bersin) jadi kurang </text:span><text:soft-page-break/><text:span text:style-name="T1">aktif. Tapi kalau ada rangsangan kuat banget, bisa aja kita terbangun terus bersin. </text:span></text:p>
                  </text:list-item>
                </text:list>
              </text:list-item>
            </text:list>
            <text:p text:style-name="Text_20_body"><text:span text:style-name="Strong_20_Emphasis"><text:span text:style-name="T1">(Opsional) Prompt Ilustrasi:</text:span></text:span></text:p>
            <text:list xml:id="list4649203937985389728" text:style-name="L203">
              <text:list-item>
                <text:p text:style-name="P197"><text:span text:style-name="Source_20_Text"><text:span text:style-name="T1">Tiga panel ilustrasi kartun yang lucu: Panel 1: Karakter remaja menguap lebar dengan mata berair, mungkin ada ikon termometer kecil di dekat kepalanya dengan panah ke bawah (mendinginkan otak). Panel 2: Karakter bersin "HATCHII!" dengan sangat ekspresif, ada partikel debu/serbuk sari terbang menjauh. Panel 3: Karakter memegangi perut/dada dengan ekspresi sedikit kesal sambil mengeluarkan balon kata "Hik!", dengan diagram kecil di sampingnya menunjukkan otot diafragma yang bergerak naik-turun secara nggak teratur.</text:span></text:span><text:span text:style-name="T1"> </text:span></text:p>
              </text:list-item>
            </text:list>
            <text:p text:style-name="Text_20_body"><text:span text:style-name="Strong_20_Emphasis"><text:span text:style-name="T1">(Opsional) Kutipan:</text:span></text:span></text:p>
            <text:list xml:id="list7995490330859616701" text:style-name="L204">
              <text:list-item>
                <text:p text:style-name="P198"><text:span text:style-name="Emphasis"><text:span text:style-name="T1">"Tubuh manusia adalah kuil jiwa. Jagalah agar tetap bersih dan murni agar jiwa bisa tinggal di dalamnya."</text:span></text:span><text:span text:style-name="T1"> - B.K.S. Iyengar (Meskipun tentang kebersihan, bisa dimaknai sebagai menghargai semua fungsi tubuh, termasuk refleks. Disajikan dengan font yang tenang dan bersih). </text:span></text:p>
              </text:list-item>
            </text:list>
            <text:p text:style-name="P498"/>
            <text:p text:style-name="Text_20_body"><text:span text:style-name="T1">Subbab 6.3 selesai. Saya akan menunggu perintah </text:span><text:span text:style-name="Strong_20_Emphasis"><text:span text:style-name="T1">"YAX"</text:span></text:span><text:span text:style-name="T1"> dari Anda sebelum melanjutkan ke </text:span><text:span text:style-name="Strong_20_Emphasis"><text:span text:style-name="T1">Subbab 6.4</text:span></text:span><text:span text:style-name="T1">.</text:span></text:p>
          </text:section>
          <text:section text:style-name="Sect1" text:name="feedback-form-53">
            <text:p text:style-name="P477"/>
          </text:section>
        </text:section>
        <text:section text:style-name="Sect1" text:name="bb8057b7f5951023">
          <text:p text:style-name="P318"/>
          <text:section text:style-name="Sect1" text:name="user-query-content-54">
            <text:p text:style-name="P496">yax </text:p>
          </text:section>
          <text:p text:style-name="P477">Tampilkan alur berpikir</text:p>
          <text:section text:style-name="Sect2" text:name="model-response-message-contentr_bb8057b7f5951023">
            <text:p text:style-name="P318">Oke, kita sudah bahas otak si superkomputer, otot dan tulang si penopang kuat, sampai refleks-refleks aneh. Sekarang, mari kita kagumi dua 'gadget' super canggih bawaan lahir yang jadi jendela dan mikrofon kita buat ngenalin dunia: Mata dan Telinga!</text:p>
            <text:p text:style-name="Text_20_body"><text:span text:style-name="Strong_20_Emphasis"><text:span text:style-name="T1">(Prompt 37: Subbab 6.4: Mata dan Telinga: Jendela Dunia dengan Kemampuan Super.)</text:span></text:span></text:p>
            <text:p text:style-name="P498"/>
            <text:p text:style-name="Text_20_body"><text:soft-page-break/><text:span text:style-name="Strong_20_Emphasis"><text:span text:style-name="T1">Hasil Teks:</text:span></text:span></text:p>
            <text:p text:style-name="Text_20_body"><text:span text:style-name="Strong_20_Emphasis"><text:span text:style-name="T1">6.4 Mata dan Telinga: Jendela Dunia dengan Kemampuan Super.</text:span></text:span></text:p>
            <text:p text:style-name="Text_20_body"><text:span text:style-name="T1">Pernah kepikiran nggak, betapa luar biasanya kamu bisa lihat warna-warni pelangi, wajah temanmu, atau baca tulisan ini? Atau gimana kamu bisa dengerin musik favoritmu, suara orang ngobrol, atau gemericik air hujan? Semua itu berkat dua 'sensor' alami super canggih yang ada di kepalamu: </text:span><text:span text:style-name="Strong_20_Emphasis"><text:span text:style-name="T1">mata</text:span></text:span><text:span text:style-name="T1"> dan </text:span><text:span text:style-name="Strong_20_Emphasis"><text:span text:style-name="T1">telinga</text:span></text:span><text:span text:style-name="T1">! Mereka ini jauh lebih hebat dari kamera atau mikrofon termahal sekalipun!</text:span></text:p>
            <text:p text:style-name="Text_20_body"><text:span text:style-name="Strong_20_Emphasis"><text:span text:style-name="T1">Mata: Si Kamera Super Canggih &amp; Otomatis</text:span></text:span><text:span text:style-name="T1"> Mata kita sering dibandingin sama kamera, dan emang ada miripnya, tapi mata jauuuh lebih keren!</text:span></text:p>
            <text:list xml:id="list6173460963110912679" text:style-name="L205">
              <text:list-item>
                <text:p text:style-name="P419"><text:span text:style-name="Strong_20_Emphasis"><text:span text:style-name="T1">Cara Kerja Singkatnya:</text:span></text:span><text:span text:style-name="T1"> </text:span></text:p>
                <text:list>
                  <text:list-item>
                    <text:p text:style-name="P419"><text:span text:style-name="Strong_20_Emphasis"><text:span text:style-name="T1">Cahaya masuk:</text:span></text:span><text:span text:style-name="T1"> Cahaya dari objek yang kamu lihat masuk lewat kornea (lapisan bening di depan). </text:span></text:p>
                  </text:list-item>
                  <text:list-item>
                    <text:p text:style-name="P419"><text:span text:style-name="Strong_20_Emphasis"><text:span text:style-name="T1">Fokus:</text:span></text:span><text:span text:style-name="T1"> Lensa mata (kayak lensa kamera) secara otomatis menyesuaikan bentuknya buat memfokuskan cahaya tepat di bagian belakang mata. </text:span></text:p>
                  </text:list-item>
                  <text:list-item>
                    <text:p text:style-name="P419"><text:span text:style-name="Strong_20_Emphasis"><text:span text:style-name="T1">Sensor Gambar (Retina):</text:span></text:span><text:span text:style-name="T1"> Cahaya yang fokus tadi jatuh di </text:span><text:span text:style-name="Strong_20_Emphasis"><text:span text:style-name="T1">retina</text:span></text:span><text:span text:style-name="T1">, lapisan super tipis di belakang mata yang penuh sama jutaan sel peka cahaya (fotoreseptor: sel batang buat lihat dalam gelap/terang, sel kerucut buat lihat warna). </text:span></text:p>
                  </text:list-item>
                  <text:list-item>
                    <text:p text:style-name="P419"><text:span text:style-name="Strong_20_Emphasis"><text:span text:style-name="T1">Sinyal ke Otak:</text:span></text:span><text:span text:style-name="T1"> Sel-sel di retina mengubah cahaya jadi sinyal listrik. </text:span></text:p>
                  </text:list-item>
                  <text:list-item>
                    <text:p text:style-name="P419"><text:span text:style-name="Strong_20_Emphasis"><text:span text:style-name="T1">Kabel Data (Saraf Optik):</text:span></text:span><text:span text:style-name="T1"> Saraf optik mengirim jutaan sinyal ini ke otak. </text:span></text:p>
                  </text:list-item>
                  <text:list-item>
                    <text:p text:style-name="P419"><text:span text:style-name="Strong_20_Emphasis"><text:span text:style-name="T1">Interpretasi:</text:span></text:span><text:span text:style-name="T1"> Otakmu yang super canggih langsung mengolah sinyal-sinyal ini jadi gambar utuh yang kamu 'lihat'! Proses ini terjadi super cepat! </text:span></text:p>
                  </text:list-item>
                </text:list>
              </text:list-item>
              <text:list-item>
                <text:p text:style-name="P419"><text:span text:style-name="Strong_20_Emphasis"><text:span text:style-name="T1">Kemampuan Super Mata:</text:span></text:span><text:span text:style-name="T1"> </text:span></text:p>
                <text:list>
                  <text:list-item>
                    <text:p text:style-name="P419"><text:span text:style-name="Strong_20_Emphasis"><text:span text:style-name="T1">Jutaan Warna:</text:span></text:span><text:span text:style-name="T1"> Mata manusia (berkat sel kerucut) bisa membedakan </text:span><text:span text:style-name="Strong_20_Emphasis"><text:span text:style-name="T1">jutaan</text:span></text:span><text:span text:style-name="T1"> gradasi warna yang berbeda! </text:span></text:p>
                  </text:list-item>
                  <text:list-item>
                    <text:p text:style-name="P419"><text:span text:style-name="Strong_20_Emphasis"><text:span text:style-name="T1">Fokus Otomatis Super Cepat:</text:span></text:span><text:span text:style-name="T1"> Lensa matamu bisa berubah bentuk buat fokus dari objek jauh ke objek dekat (atau sebaliknya) dalam sepersekian detik! Coba aja tiru pakai fokus manual kamera! </text:span></text:p>
                  </text:list-item>
                </text:list>
              </text:list-item>
              <text:list-item>
                <text:p text:style-name="P419"><text:soft-page-break/><text:span text:style-name="Strong_20_Emphasis"><text:span text:style-name="T1">Fakta Unik Mata:</text:span></text:span><text:span text:style-name="T1"> </text:span></text:p>
                <text:list>
                  <text:list-item>
                    <text:p text:style-name="P419"><text:span text:style-name="Strong_20_Emphasis"><text:span text:style-name="T1">Ada 'Titik Buta'?</text:span></text:span><text:span text:style-name="T1"> Di setiap mata kita ada area kecil di retina tempat saraf optik keluar menuju otak. Di area ini nggak ada sel fotoreseptor, jadi sebenernya kita punya 'titik buta' (blind spot). Tapi kok kita nggak lihat 'lubang hitam' di pandangan kita? Karena otak kita pintar banget 'menebak' dan 'mengisi' bagian yang hilang itu pakai informasi dari sekitarnya dan dari mata sebelahnya! WOW! </text:span></text:p>
                  </text:list-item>
                  <text:list-item>
                    <text:p text:style-name="P419"><text:span text:style-name="Strong_20_Emphasis"><text:span text:style-name="T1">Otot Paling Aktif:</text:span></text:span><text:span text:style-name="T1"> Otot-otot kecil yang menggerakkan bola matamu adalah salah satu otot </text:span><text:span text:style-name="Strong_20_Emphasis"><text:span text:style-name="T1">paling aktif</text:span></text:span><text:span text:style-name="T1"> di seluruh tubuh! Mereka terus bergerak membuat penyesuaian super kecil (namanya </text:span><text:span text:style-name="Emphasis"><text:span text:style-name="T1">saccades</text:span></text:span><text:span text:style-name="T1">) puluhan kali per detik, bahkan pas kamu ngerasa lagi natap lurus ke depan! </text:span></text:p>
                  </text:list-item>
                  <text:list-item>
                    <text:p text:style-name="P199"><text:span text:style-name="Strong_20_Emphasis"><text:span text:style-name="T1">Gambar Terbalik?</text:span></text:span><text:span text:style-name="T1"> Sebenernya, lensa mata memproyeksikan gambar ke retina dalam posisi </text:span><text:span text:style-name="Strong_20_Emphasis"><text:span text:style-name="T1">terbalik</text:span></text:span><text:span text:style-name="T1">! Tapi, otakmu secara otomatis dan tanpa kamu sadari langsung 'membalik' lagi gambar itu jadi posisi normal pas kamu melihatnya. Keren banget kan 'software' otak kita? </text:span></text:p>
                  </text:list-item>
                </text:list>
              </text:list-item>
            </text:list>
            <text:p text:style-name="Text_20_body"><text:span text:style-name="Strong_20_Emphasis"><text:span text:style-name="T1">Telinga: Mikrofon Sekaligus Sensor Keseimbangan!</text:span></text:span><text:span text:style-name="T1"> Telinga kita nggak kalah canggih! Fungsinya bahkan ada dua!</text:span></text:p>
            <text:list xml:id="list150535191074573325" text:style-name="L206">
              <text:list-item>
                <text:p text:style-name="P420"><text:span text:style-name="Strong_20_Emphasis"><text:span text:style-name="T1">Cara Kerja Mendengar (Singkatnya):</text:span></text:span><text:span text:style-name="T1"> </text:span></text:p>
                <text:list>
                  <text:list-item>
                    <text:p text:style-name="P420"><text:span text:style-name="Strong_20_Emphasis"><text:span text:style-name="T1">Gelombang Suara Masuk:</text:span></text:span><text:span text:style-name="T1"> Daun telinga (bagian luar yang kelihatan) bantu mengumpulkan gelombang suara dan mengarahkannya ke liang telinga. </text:span></text:p>
                  </text:list-item>
                  <text:list-item>
                    <text:p text:style-name="P420"><text:span text:style-name="Strong_20_Emphasis"><text:span text:style-name="T1">Getaran Gendang Telinga:</text:span></text:span><text:span text:style-name="T1"> Gelombang suara bikin </text:span><text:span text:style-name="Strong_20_Emphasis"><text:span text:style-name="T1">gendang telinga</text:span></text:span><text:span text:style-name="T1"> bergetar. </text:span></text:p>
                  </text:list-item>
                  <text:list-item>
                    <text:p text:style-name="P420"><text:span text:style-name="Strong_20_Emphasis"><text:span text:style-name="T1">Amplifikasi Tulang Mini:</text:span></text:span><text:span text:style-name="T1"> Getaran ini diteruskan dan diperkuat oleh </text:span><text:span text:style-name="Strong_20_Emphasis"><text:span text:style-name="T1">tiga tulang super kecil</text:span></text:span><text:span text:style-name="T1"> di telinga tengah (martil/malleus, landasan/incus, sanggurdi/stapes). Ini adalah </text:span><text:span text:style-name="Strong_20_Emphasis"><text:span text:style-name="T1">tulang-tulang terkecil di tubuh manusia</text:span></text:span><text:span text:style-name="T1">! </text:span></text:p>
                  </text:list-item>
                  <text:list-item>
                    <text:p text:style-name="P420"><text:span text:style-name="Strong_20_Emphasis"><text:span text:style-name="T1">Getaran Cairan di Rumah Siput:</text:span></text:span><text:span text:style-name="T1"> Getaran dari tulang sanggurdi diteruskan ke </text:span><text:span text:style-name="Strong_20_Emphasis"><text:span text:style-name="T1">koklea</text:span></text:span><text:span text:style-name="T1"> (bentuknya kayak rumah siput) di telinga dalam, bikin cairan di dalamnya ikut bergetar. </text:span></text:p>
                  </text:list-item>
                  <text:list-item>
                    <text:p text:style-name="P420"><text:span text:style-name="Strong_20_Emphasis"><text:span text:style-name="T1">Sinyal ke Otak:</text:span></text:span><text:span text:style-name="T1"> Getaran cairan ini menggerakkan rambut-rambut super halus di dalam koklea, yang mengubah getaran </text:span><text:soft-page-break/><text:span text:style-name="T1">jadi sinyal listrik. </text:span></text:p>
                  </text:list-item>
                  <text:list-item>
                    <text:p text:style-name="P420"><text:span text:style-name="Strong_20_Emphasis"><text:span text:style-name="T1">Interpretasi:</text:span></text:span><text:span text:style-name="T1"> Saraf pendengaran mengirim sinyal ini ke otak, yang kemudian menerjemahkannya jadi suara yang kita kenal (musik, ucapan, dll). </text:span></text:p>
                  </text:list-item>
                </text:list>
              </text:list-item>
              <text:list-item>
                <text:p text:style-name="P420"><text:span text:style-name="Strong_20_Emphasis"><text:span text:style-name="T1">Kemampuan Mendengar:</text:span></text:span><text:span text:style-name="T1"> Telinga manusia normal bisa mendeteksi rentang frekuensi suara dari sekitar 20 Hertz (suara bass super rendah) sampai 20.000 Hertz (suara melengking super tinggi). </text:span></text:p>
              </text:list-item>
              <text:list-item>
                <text:p text:style-name="P420"><text:span text:style-name="Strong_20_Emphasis"><text:span text:style-name="T1">Fungsi Lain yang Super Penting: Keseimbangan!</text:span></text:span><text:span text:style-name="T1"> Di dalam telinga bagian dalam (dekat koklea) ada bagian lain namanya </text:span><text:span text:style-name="Strong_20_Emphasis"><text:span text:style-name="T1">sistem vestibular</text:span></text:span><text:span text:style-name="T1">. Isinya ada saluran-saluran setengah lingkaran dan organ kecil berisi kristal (otolith) yang bisa mendeteksi gerakan kepala kita (maju-mundur, kiri-kanan, atas-bawah) dan posisi kita terhadap gravitasi. Informasi ini dikirim ke otak buat bantu kita menjaga </text:span><text:span text:style-name="Strong_20_Emphasis"><text:span text:style-name="T1">keseimbangan</text:span></text:span><text:span text:style-name="T1"> tubuh! Jadi, telinga itu penting banget biar kita nggak gampang jatuh! </text:span></text:p>
              </text:list-item>
              <text:list-item>
                <text:p text:style-name="P420"><text:span text:style-name="Strong_20_Emphasis"><text:span text:style-name="T1">Fakta Unik Telinga:</text:span></text:span><text:span text:style-name="T1"> </text:span></text:p>
                <text:list>
                  <text:list-item>
                    <text:p text:style-name="P420"><text:span text:style-name="Strong_20_Emphasis"><text:span text:style-name="T1">Tulang Terkecil:</text:span></text:span><text:span text:style-name="T1"> Seperti disebut tadi, tiga tulang pendengaran di telinga tengah adalah tulang terkecilmu! </text:span></text:p>
                  </text:list-item>
                  <text:list-item>
                    <text:p text:style-name="P200"><text:span text:style-name="Strong_20_Emphasis"><text:span text:style-name="T1">Bentuk Daun Telinga Membantu:</text:span></text:span><text:span text:style-name="T1"> Lekukan-lekukan unik di daun telingamu ternyata membantu otak menentukan dari arah mana suara datang! </text:span></text:p>
                  </text:list-item>
                </text:list>
              </text:list-item>
            </text:list>
            <text:p text:style-name="P318">Luar biasa ya, betapa rumit dan sensitifnya mata dan telinga kita bekerja setiap saat tanpa henti, menyajikan dunia dalam bentuk gambar dan suara yang kaya ke dalam otak kita, plus menjaga kita tetap seimbang! Benar-benar 'gadget' biologis yang patut disyukuri!</text:p>
            <text:p text:style-name="P498"/>
            <text:p text:style-name="Text_20_body"><text:span text:style-name="Strong_20_Emphasis"><text:span text:style-name="T1">(Opsional) Tips Tambahan:</text:span></text:span></text:p>
            <text:list xml:id="list5978650566662049263" text:style-name="L207">
              <text:list-item>
                <text:p text:style-name="P421"><text:span text:style-name="Strong_20_Emphasis"><text:span text:style-name="T1">"Jaga Pendengaranmu!":</text:span></text:span><text:span text:style-name="T1"> "Telinga itu hebat tapi juga sensitif. Hindari mendengarkan musik pakai earphone dengan volume terlalu kencang atau terlalu lama, karena bisa merusak sel-sel rambut halus di koklea secara permanen! Sayangi telingamu ya!" </text:span></text:p>
              </text:list-item>
              <text:list-item>
                <text:p text:style-name="P201"><text:span text:style-name="Strong_20_Emphasis"><text:span text:style-name="T1">"Istirahatkan Matamu!":</text:span></text:span><text:span text:style-name="T1"> "Kalau kamu sering lihat layar komputer atau HP, coba terapkan aturan '20-20-20': Setiap 20 menit, istirahatkan mata selama 20 detik dengan melihat objek yang </text:span><text:soft-page-break/><text:span text:style-name="T1">jaraknya sekitar 20 kaki (6 meter). Ini bantu mengurangi kelelahan mata." </text:span></text:p>
              </text:list-item>
            </text:list>
            <text:p text:style-name="Text_20_body"><text:span text:style-name="Strong_20_Emphasis"><text:span text:style-name="T1">(Opsional) Prompt Ilustrasi:</text:span></text:span></text:p>
            <text:list xml:id="list6244085417096831709" text:style-name="L208">
              <text:list-item>
                <text:p text:style-name="P202"><text:span text:style-name="Source_20_Text"><text:span text:style-name="T1">Ilustrasi terbagi dua. Sisi kiri: Diagram mata manusia tampak samping (cross-section). Tunjukkan jalannya cahaya masuk, mengenai lensa, difokuskan di retina (tunjukkan sel batang/kerucut secara simbolis), dan saraf optik menuju ke belakang. Bisa diberi highlight pada area blind spot atau otot mata eksternal. Sisi kanan: Diagram telinga manusia (cross-section). Tunjukkan gelombang suara masuk ke liang telinga, menggetarkan gendang telinga, lalu getaran diperkuat oleh 3 tulang kecil (beri label 'Tulang Terkecil'), diteruskan ke koklea (rumah siput), dan saraf pendengaran. Tunjukkan juga lokasi sistem vestibular (saluran setengah lingkaran) di dekat koklea.</text:span></text:span><text:span text:style-name="T1"> </text:span></text:p>
              </text:list-item>
            </text:list>
            <text:p text:style-name="Text_20_body"><text:span text:style-name="Strong_20_Emphasis"><text:span text:style-name="T1">(Opsional) Kutipan:</text:span></text:span></text:p>
            <text:list xml:id="list3126857928839397815" text:style-name="L209">
              <text:list-item>
                <text:p text:style-name="P203"><text:span text:style-name="Emphasis"><text:span text:style-name="T1">"Mata adalah jendela jiwa, telinga adalah gerbangnya."</text:span></text:span><text:span text:style-name="T1"> - Pepatah (Menekankan peran penting indra ini dalam menghubungkan kita dengan dunia luar dan dalam. Disajikan dengan font yang jelas dan terbuka). </text:span></text:p>
              </text:list-item>
            </text:list>
            <text:p text:style-name="P498"/>
            <text:p text:style-name="Text_20_body"><text:span text:style-name="T1">Subbab 6.4 selesai. Saya akan menunggu perintah </text:span><text:span text:style-name="Strong_20_Emphasis"><text:span text:style-name="T1">"YAX"</text:span></text:span><text:span text:style-name="T1"> dari Anda sebelum melanjutkan ke </text:span><text:span text:style-name="Strong_20_Emphasis"><text:span text:style-name="T1">Subbab 6.5</text:span></text:span><text:span text:style-name="T1">.</text:span></text:p>
          </text:section>
          <text:section text:style-name="Sect1" text:name="feedback-form-54">
            <text:p text:style-name="P477"/>
          </text:section>
        </text:section>
        <text:section text:style-name="Sect1" text:name="d1cbc98bb9590b60">
          <text:p text:style-name="P318"/>
          <text:section text:style-name="Sect1" text:name="user-query-content-55">
            <text:p text:style-name="P496">yax </text:p>
          </text:section>
          <text:p text:style-name="P477">Tampilkan alur berpikir</text:p>
          <text:section text:style-name="Sect2" text:name="model-response-message-contentr_d1cbc98bb9590b60">
            <text:p text:style-name="Text_20_body"><text:span text:style-name="T1">Oke, kita sampai di bagian terakhir dari penjelajahan tubuh manusia! Setelah tahu betapa canggihnya otak, kuatnya tulang otot, anehnya refleks, dan hebatnya mata telinga, sekarang kita cari tahu apa sih yang bikin </text:span><text:span text:style-name="Strong_20_Emphasis"><text:span text:style-name="T1">KAMU itu benar-benar KAMU</text:span></text:span><text:span text:style-name="T1">, unik dan nggak ada duanya di antara miliaran manusia lain? Jawabannya ada di dua 'kode rahasia' biologis ini!</text:span></text:p>
            <text:p text:style-name="Text_20_body"><text:span text:style-name="Strong_20_Emphasis"><text:span text:style-name="T1">(Prompt 38: Subbab 6.5: Sidik Jari dan DNA: Kode Unik Setiap </text:span></text:span><text:soft-page-break/><text:span text:style-name="Strong_20_Emphasis"><text:span text:style-name="T1">Manusia.)</text:span></text:span></text:p>
            <text:p text:style-name="P498"/>
            <text:p text:style-name="Text_20_body"><text:span text:style-name="Strong_20_Emphasis"><text:span text:style-name="T1">Hasil Teks:</text:span></text:span></text:p>
            <text:p text:style-name="Text_20_body"><text:span text:style-name="Strong_20_Emphasis"><text:span text:style-name="T1">6.5 Sidik Jari dan DNA: Kode Unik Setiap Manusia.</text:span></text:span></text:p>
            <text:p text:style-name="Text_20_body"><text:span text:style-name="T1">Pernah kepikiran nggak, kenapa pas bikin KTP atau paspor kita harus pakai sidik jari? Atau kenapa tes DNA bisa dipakai buat nentuin hubungan keluarga? Jawabannya simpel: karena kedua hal itu, </text:span><text:span text:style-name="Strong_20_Emphasis"><text:span text:style-name="T1">sidik jari</text:span></text:span><text:span text:style-name="T1"> dan </text:span><text:span text:style-name="Strong_20_Emphasis"><text:span text:style-name="T1">DNA</text:span></text:span><text:span text:style-name="T1">, adalah semacam 'kode identitas' biologis yang super unik untuk hampir setiap orang di planet ini! Yuk kita bedah satu per satu!</text:span></text:p>
            <text:p text:style-name="Text_20_body"><text:span text:style-name="Strong_20_Emphasis"><text:span text:style-name="T1">Sidik Jari: Pola Unik di Ujung Jarimu</text:span></text:span><text:span text:style-name="T1"> Coba deh lihat ujung jari tanganmu sekarang. Kelihatan kan ada garis-garis halus melengkung yang membentuk pola tertentu? Itulah sidik jari!</text:span></text:p>
            <text:list xml:id="list6784102812522948706" text:style-name="L210">
              <text:list-item>
                <text:p text:style-name="P422"><text:span text:style-name="Strong_20_Emphasis"><text:span text:style-name="T1">Terbentuk Sejak Kapan?</text:span></text:span><text:span text:style-name="T1"> Pola sidik jari ini udah terbentuk </text:span><text:span text:style-name="Strong_20_Emphasis"><text:span text:style-name="T1">sejak kamu masih jadi janin</text:span></text:span><text:span text:style-name="T1"> di dalam kandungan ibu, sekitar usia kehamilan 3-4 bulan! Pembentukannya dipengaruhi kombinasi faktor genetik (turunan) dan faktor acak kayak tekanan atau gerakan di dalam rahim. </text:span></text:p>
              </text:list-item>
              <text:list-item>
                <text:p text:style-name="P422"><text:span text:style-name="Strong_20_Emphasis"><text:span text:style-name="T1">Kenapa Super Unik?</text:span></text:span><text:span text:style-name="T1"> Ini bagian paling kerennya: Pola sidik jari setiap orang itu </text:span><text:span text:style-name="Strong_20_Emphasis"><text:span text:style-name="T1">benar-benar unik</text:span></text:span><text:span text:style-name="T1">, nggak ada yang sama persis! Bahkan </text:span><text:span text:style-name="Strong_20_Emphasis"><text:span text:style-name="T1">anak kembar identik</text:span></text:span><text:span text:style-name="T1"> yang DNA-nya hampir sama pun punya sidik jari yang </text:span><text:span text:style-name="Strong_20_Emphasis"><text:span text:style-name="T1">berbeda</text:span></text:span><text:span text:style-name="T1">! Sekali terbentuk, pola ini juga </text:span><text:span text:style-name="Strong_20_Emphasis"><text:span text:style-name="T1">nggak akan berubah seumur hidupmu</text:span></text:span><text:span text:style-name="T1"> (kecuali kalau kulit jarimu rusak parah banget). Makanya sidik jari jadi alat identifikasi yang ampuh banget! </text:span></text:p>
              </text:list-item>
              <text:list-item>
                <text:p text:style-name="P422"><text:span text:style-name="Strong_20_Emphasis"><text:span text:style-name="T1">Pola Dasarnya Apa Aja?</text:span></text:span><text:span text:style-name="T1"> Meskipun unik, pola sidik jari secara umum bisa dikelompokkan jadi tiga tipe dasar: </text:span><text:span text:style-name="Strong_20_Emphasis"><text:span text:style-name="T1">Lingkaran/Uli (Loop)</text:span></text:span><text:span text:style-name="T1"> yang paling umum, </text:span><text:span text:style-name="Strong_20_Emphasis"><text:span text:style-name="T1">Pusaran (Whorl)</text:span></text:span><text:span text:style-name="T1"> yang kayak obat nyamuk bakar, dan </text:span><text:span text:style-name="Strong_20_Emphasis"><text:span text:style-name="T1">Lengkungan (Arch)</text:span></text:span><text:span text:style-name="T1"> yang paling jarang. Coba cek jarimu sendiri, polanya yang mana? </text:span></text:p>
              </text:list-item>
              <text:list-item>
                <text:p text:style-name="P204"><text:span text:style-name="Strong_20_Emphasis"><text:span text:style-name="T1">Fungsinya Buat Apa Sih?</text:span></text:span><text:span text:style-name="T1"> Nah, ini ilmuwan masih belum 100% yakin! Ada yang bilang buat </text:span><text:span text:style-name="Strong_20_Emphasis"><text:span text:style-name="T1">membantu kita menggenggam</text:span></text:span><text:span text:style-name="T1"> benda biar nggak gampang slip (garis-garisnya nambah gesekan). Ada juga yang bilang buat </text:span><text:span text:style-name="Strong_20_Emphasis"><text:span text:style-name="T1">meningkatkan sensitivitas sentuhan</text:span></text:span><text:span text:style-name="T1"> di ujung jari. Mungkin juga kombinasi keduanya! Yang jelas, pola ini jadi 'tanda tangan' alami kita. Nggak heran kan dipakai buat buka kunci HP, </text:span><text:soft-page-break/><text:span text:style-name="T1">absensi kantor, sampai penyelidikan polisi! </text:span></text:p>
              </text:list-item>
            </text:list>
            <text:p text:style-name="Text_20_body"><text:span text:style-name="Strong_20_Emphasis"><text:span text:style-name="T1">DNA: Buku Instruksi Kehidupan di Setiap Sel</text:span></text:span><text:span text:style-name="T1"> Kalau sidik jari itu 'kode' di permukaan kulit, DNA ini adalah 'kode' yang jauh lebih dalam dan fundamental. DNA (Asam Deoksiribonukleat) itu ibaratnya kayak:</text:span></text:p>
            <text:list xml:id="list3195856678979049490" text:style-name="L211">
              <text:list-item>
                <text:p text:style-name="P423"><text:span text:style-name="Strong_20_Emphasis"><text:span text:style-name="T1">Buku instruksi super tebal</text:span></text:span><text:span text:style-name="T1"> </text:span></text:p>
              </text:list-item>
              <text:list-item>
                <text:p text:style-name="P423"><text:span text:style-name="Strong_20_Emphasis"><text:span text:style-name="T1">Cetak biru (blueprint) arsitektur tubuhmu</text:span></text:span><text:span text:style-name="T1"> </text:span></text:p>
              </text:list-item>
              <text:list-item>
                <text:p text:style-name="P205"><text:span text:style-name="Strong_20_Emphasis"><text:span text:style-name="T1">Kode resep raksasa</text:span></text:span><text:span text:style-name="T1"> </text:span></text:p>
              </text:list-item>
            </text:list>
            <text:p text:style-name="Text_20_body"><text:span text:style-name="T1">...yang berisi </text:span><text:span text:style-name="Strong_20_Emphasis"><text:span text:style-name="T1">SEMUA informasi genetik</text:span></text:span><text:span text:style-name="T1"> yang dibutuhkan buat 'membangun' dan 'menjalankan' seluruh tubuhmu! Mulai dari nentuin warna mata dan rambutmu, golongan darahmu, sampai kecenderungan terhadap sifat atau penyakit tertentu.</text:span></text:p>
            <text:list xml:id="list7695618338723473470" text:style-name="L212">
              <text:list-item>
                <text:p text:style-name="P424"><text:span text:style-name="Strong_20_Emphasis"><text:span text:style-name="T1">Di Mana Letaknya?</text:span></text:span><text:span text:style-name="T1"> DNA ini ada di dalam inti (nukleus) hampir </text:span><text:span text:style-name="Strong_20_Emphasis"><text:span text:style-name="T1">setiap sel</text:span></text:span><text:span text:style-name="T1"> di tubuhmu (sel darah merah dewasa nggak punya inti). DNA ini tergulung super rapi jadi struktur bernama kromosom. Kalau DNA dari satu sel aja dibentangkan lurus, panjangnya bisa sampai </text:span><text:span text:style-name="Strong_20_Emphasis"><text:span text:style-name="T1">2 meter</text:span></text:span><text:span text:style-name="T1">! Padahal selnya sendiri mikroskopis! Kebayang kan sepanjang apa kalau DNA dari triliunan selmu digabung? </text:span></text:p>
              </text:list-item>
              <text:list-item>
                <text:p text:style-name="P424"><text:span text:style-name="Strong_20_Emphasis"><text:span text:style-name="T1">Bentuknya Gimana?</text:span></text:span><text:span text:style-name="T1"> Bentuk DNA itu ikonik banget: </text:span><text:span text:style-name="Strong_20_Emphasis"><text:span text:style-name="T1">heliks ganda (double helix)</text:span></text:span><text:span text:style-name="T1">, kayak tangga yang dipilin. 'Anak tangganya' dibentuk oleh pasangan empat 'huruf' kimia (Basa Nitrogen: Adenin (A) berpasangan dengan Timin (T), Guanin (G) berpasangan dengan Sitosin (C)). Urutan jutaan pasang huruf inilah yang jadi 'kode' genetikmu. </text:span></text:p>
              </text:list-item>
              <text:list-item>
                <text:p text:style-name="P206"><text:span text:style-name="Strong_20_Emphasis"><text:span text:style-name="T1">Kenapa Unik?</text:span></text:span><text:span text:style-name="T1"> Kamu dapet setengah DNA dari ayah dan setengah lagi dari ibu. Kombinasi unik inilah yang bikin </text:span><text:span text:style-name="Strong_20_Emphasis"><text:span text:style-name="T1">urutan kode DNA kamu berbeda</text:span></text:span><text:span text:style-name="T1"> dari orang lain di dunia (kecuali kalau kamu punya saudara kembar identik, DNA kalian hampir 100% sama persis!). Keunikan inilah yang mendasari tes paternitas atau identifikasi forensik menggunakan sampel DNA (dari rambut, kulit, air liur, dll). </text:span></text:p>
              </text:list-item>
            </text:list>
            <text:p text:style-name="Text_20_body"><text:span text:style-name="Strong_20_Emphasis"><text:span text:style-name="T1">Kamu Itu Spesial!</text:span></text:span><text:span text:style-name="T1"> Jadi, lewat sidik jari yang polanya nggak ada duanya dan urutan DNA yang jadi 'resep' unik dirimu, sains membuktikan bahwa setiap dari kita itu </text:span><text:span text:style-name="Strong_20_Emphasis"><text:span text:style-name="T1">spesial dan berbeda</text:span></text:span><text:span text:style-name="T1">! Keunikan biologis ini adalah bagian dari keajaiban tubuh manusia yang luar biasa. Hargai keunikanmu ya!</text:span></text:p>
            <text:p text:style-name="P498"><text:soft-page-break/></text:p>
            <text:p text:style-name="Text_20_body"><text:span text:style-name="Strong_20_Emphasis"><text:span text:style-name="T1">(Opsional) Tips Tambahan:</text:span></text:span></text:p>
            <text:list xml:id="list8036527262175121193" text:style-name="L213">
              <text:list-item>
                <text:p text:style-name="P207"><text:span text:style-name="Strong_20_Emphasis"><text:span text:style-name="T1">"Lihat Sidik Jarimu!":</text:span></text:span><text:span text:style-name="T1"> "Penasaran lihat pola sidik jarimu lebih jelas? Coba gosokkan ujung jari ke grafit pensil 2B sampai agak hitam, lalu tempelkan ke selotip bening. Angkat selotip pelan-pelan dan tempelkan ke kertas putih. Taraa! Kamu bisa lihat pola sidik jarimu. Coba bandingkan pola jari kanan dan kirimu, atau dengan jari temanmu!" </text:span></text:p>
              </text:list-item>
            </text:list>
            <text:p text:style-name="Text_20_body"><text:span text:style-name="Strong_20_Emphasis"><text:span text:style-name="T1">(Opsional) Prompt Ilustrasi:</text:span></text:span></text:p>
            <text:list xml:id="list5495788248491783752" text:style-name="L214">
              <text:list-item>
                <text:p text:style-name="P208"><text:span text:style-name="Source_20_Text"><text:span text:style-name="T1">Ilustrasi terbagi dua. Sisi kiri: Close-up ujung jari dengan pola sidik jari yang terlihat jelas. Mungkin ada panah kecil menunjuk ke tiga contoh pola dasar (loop, whorl, arch) yang digambar secara skematis di sampingnya. Sisi kanan: Ilustrasi molekul DNA double helix yang ikonik, mungkin sedikit 'terbuka' untuk menunjukkan pasangan basa A-T dan G-C dengan label hurufnya. Bisa ditambahkan ikon sel manusia dengan nukleus yang disorot sebagai lokasi DNA.</text:span></text:span><text:span text:style-name="T1"> </text:span></text:p>
              </text:list-item>
            </text:list>
            <text:p text:style-name="Text_20_body"><text:span text:style-name="Strong_20_Emphasis"><text:span text:style-name="T1">(Opsional) Kutipan:</text:span></text:span></text:p>
            <text:list xml:id="list6926075519630006457" text:style-name="L215">
              <text:list-item>
                <text:p text:style-name="P209"><text:span text:style-name="Emphasis"><text:span text:style-name="T1">"Keunikanmu adalah kekuatan supermu."</text:span></text:span><text:span text:style-name="T1"> - Tidak diketahui (Menekankan nilai positif dari perbedaan individu, disajikan dengan font yang ceria dan personal). </text:span></text:p>
              </text:list-item>
            </text:list>
            <text:p text:style-name="P498"/>
            <text:p text:style-name="Text_20_body"><text:span text:style-name="T1">Bab 6 selesai! Saya akan menunggu perintah </text:span><text:span text:style-name="Strong_20_Emphasis"><text:span text:style-name="T1">"YAX"</text:span></text:span><text:span text:style-name="T1"> dari Anda sebelum melanjutkan ke </text:span><text:span text:style-name="Strong_20_Emphasis"><text:span text:style-name="T1">Pengantar Bab 7</text:span></text:span><text:span text:style-name="T1">.</text:span></text:p>
          </text:section>
          <text:section text:style-name="Sect1" text:name="feedback-form-55">
            <text:p text:style-name="P477"/>
          </text:section>
        </text:section>
        <text:section text:style-name="Sect1" text:name="26de7a6b67c014e9">
          <text:p text:style-name="P318"/>
          <text:section text:style-name="Sect1" text:name="user-query-content-56">
            <text:p text:style-name="P496">yax </text:p>
          </text:section>
          <text:p text:style-name="P477">Tampilkan alur berpikir</text:p>
          <text:section text:style-name="Sect2" text:name="model-response-message-contentr_26de7a6b67c014e9">
            <text:p text:style-name="Text_20_body"><text:span text:style-name="T1">Oke, kita udah menjelajahi keajaiban tubuh kita sendiri. Sekarang, yuk kita keluar sejenak dan lihat dunia di sekitar kita! Tapi bukan lihat pemandangannya ya, melainkan... membongkar </text:span><text:span text:style-name="Strong_20_Emphasis"><text:span text:style-name="T1">rahasia sains</text:span></text:span><text:span text:style-name="T1"> yang tersembunyi di balik benda-benda yang kita pakai dan lihat </text:span><text:span text:style-name="Strong_20_Emphasis"><text:span text:style-name="T1">setiap hari!</text:span></text:span></text:p>
            <text:p text:style-name="Text_20_body"><text:soft-page-break/><text:span text:style-name="Strong_20_Emphasis"><text:span text:style-name="T1">(Prompt 39: Pengantar Bab 7: Sains di Sekitar Kita: Dari Dapur Sampai Gadget)</text:span></text:span></text:p>
            <text:p text:style-name="P498"/>
            <text:p text:style-name="Text_20_body"><text:span text:style-name="Strong_20_Emphasis"><text:span text:style-name="T1">Hasil Teks:</text:span></text:span></text:p>
            <text:p text:style-name="Text_20_body"><text:span text:style-name="Strong_20_Emphasis"><text:span text:style-name="T1">BAB 7: SAINS DI SEKITAR KITA: DARI DAPUR SAMPAI GADGET</text:span></text:span></text:p>
            <text:p text:style-name="P318">Coba deh sekarang lihat sekelilingmu. Mungkin kamu lagi di kamar, di dapur, atau lagi di jalan. Ada banyak banget benda biasa di sekitarmu kan? Ada microwave buat manasin makanan, ada smartphone yang nggak bisa lepas dari tanganmu, ada sabun buat cuci tangan, ada koneksi internet buat Browse, ada motor atau mobil di jalanan... Kelihatannya biasa aja, kan?</text:p>
            <text:p text:style-name="P318">Tapi, pernah nggak sih kamu berhenti sejenak dan mikir:</text:p>
            <text:list xml:id="list3526378992742129123" text:style-name="L216">
              <text:list-item>
                <text:p text:style-name="P425"><text:span text:style-name="T1">Gimana caranya </text:span><text:span text:style-name="Strong_20_Emphasis"><text:span text:style-name="T1">microwave</text:span></text:span><text:span text:style-name="T1"> bisa manasin popcorn sampai meletup-letup cuma dalam hitungan menit? Padahal nggak ada api? </text:span></text:p>
              </text:list-item>
              <text:list-item>
                <text:p text:style-name="P425"><text:span text:style-name="T1">Kok bisa </text:span><text:span text:style-name="Strong_20_Emphasis"><text:span text:style-name="T1">layar smartphone</text:span></text:span><text:span text:style-name="T1"> kamu 'ngerti' pas disentuh atau digeser pakai jari? Ada sihir apa di baliknya? </text:span></text:p>
              </text:list-item>
              <text:list-item>
                <text:p text:style-name="P425"><text:span text:style-name="T1">Kenapa </text:span><text:span text:style-name="Strong_20_Emphasis"><text:span text:style-name="T1">sabun</text:span></text:span><text:span text:style-name="T1"> bisa ampuh banget ngilangin minyak dan kotoran dari tangan kita, padahal air aja nggak cukup? </text:span></text:p>
              </text:list-item>
              <text:list-item>
                <text:p text:style-name="P425"><text:span text:style-name="T1">Pas kamu nonton video streaming atau main game online, gimana caranya </text:span><text:span text:style-name="Strong_20_Emphasis"><text:span text:style-name="T1">data</text:span></text:span><text:span text:style-name="T1"> itu bisa ngalir secepat kilat dari server entah di mana sampai ke gadget kamu? Lewat mana jalannya? </text:span></text:p>
              </text:list-item>
              <text:list-item>
                <text:p text:style-name="P210"><text:span text:style-name="T1">Apa sih bedanya </text:span><text:span text:style-name="Strong_20_Emphasis"><text:span text:style-name="T1">mesin mobil listrik</text:span></text:span><text:span text:style-name="T1"> sama </text:span><text:span text:style-name="Strong_20_Emphasis"><text:span text:style-name="T1">mesin mobil bensin</text:span></text:span><text:span text:style-name="T1">? Kok bisa sama-sama bikin mobil jalan? </text:span></text:p>
              </text:list-item>
            </text:list>
            <text:p text:style-name="Text_20_body"><text:span text:style-name="T1">Nah, kalau kamu pernah penasaran sama hal-hal kayak gitu, bab ini cocok banget buat kamu! Karena ternyata, sains itu nggak cuma ada di laboratorium canggih atau buku pelajaran yang tebal. Sains itu ada </text:span><text:span text:style-name="Strong_20_Emphasis"><text:span text:style-name="T1">DI MANA-MANA!</text:span></text:span><text:span text:style-name="T1"> Dia 'bersembunyi' dengan keren di balik teknologi yang kita pakai, di dapur kita, di kamar mandi kita, bahkan di udara yang kita hirup!</text:span></text:p>
            <text:p text:style-name="P318">Di bab ini, kita bakal jadi detektif sains yang 'membongkar' rahasia cara kerja benda-benda sehari-hari ini. Kita akan lihat 'sihir' di balik:</text:p>
            <text:list xml:id="list3357415665395948538" text:style-name="L217">
              <text:list-item>
                <text:p text:style-name="P426"><text:span text:style-name="Strong_20_Emphasis"><text:span text:style-name="T1">Gelombang</text:span></text:span><text:span text:style-name="T1"> yang bisa memasak makanan. </text:span></text:p>
              </text:list-item>
              <text:list-item>
                <text:p text:style-name="P426"><text:span text:style-name="Strong_20_Emphasis"><text:span text:style-name="T1">Layar</text:span></text:span><text:span text:style-name="T1"> yang bisa 'merasakan' sentuhan. </text:span></text:p>
              </text:list-item>
              <text:list-item>
                <text:p text:style-name="P426"><text:span text:style-name="Strong_20_Emphasis"><text:span text:style-name="T1">Molekul</text:span></text:span><text:span text:style-name="T1"> cerdas yang bikin bersih. </text:span></text:p>
              </text:list-item>
              <text:list-item>
                <text:p text:style-name="P426"><text:soft-page-break/><text:span text:style-name="Strong_20_Emphasis"><text:span text:style-name="T1">Jalan tol data</text:span></text:span><text:span text:style-name="T1"> super cepat keliling dunia. </text:span></text:p>
              </text:list-item>
              <text:list-item>
                <text:p text:style-name="P211"><text:span text:style-name="Strong_20_Emphasis"><text:span text:style-name="T1">Energi</text:span></text:span><text:span text:style-name="T1"> yang menggerakkan kendaraan kita. </text:span></text:p>
              </text:list-item>
            </text:list>
            <text:p text:style-name="Text_20_body"><text:span text:style-name="T1">Siap buat melihat hal-hal biasa di sekitarmu jadi </text:span><text:span text:style-name="Strong_20_Emphasis"><text:span text:style-name="T1">luar biasa</text:span></text:span><text:span text:style-name="T1"> menarik? Bab ini akan nunjukkin kalau sains itu nggak jauh, tapi dekat banget sama kehidupan kita! Yuk, kita mulai ungkap rahasia sains di sekitar kita!</text:span></text:p>
            <text:p text:style-name="P498"/>
            <text:p text:style-name="Text_20_body"><text:span text:style-name="Strong_20_Emphasis"><text:span text:style-name="T1">(Opsional) Tips Tambahan:</text:span></text:span></text:p>
            <text:list xml:id="list7486870844418462527" text:style-name="L218">
              <text:list-item>
                <text:p text:style-name="P212"><text:span text:style-name="Strong_20_Emphasis"><text:span text:style-name="T1">Tantangan "Sains di Sekitarmu":</text:span></text:span><text:span text:style-name="T1"> "Setelah baca bab ini, coba deh pilih satu benda lain di rumahmu yang cara kerjanya bikin kamu penasaran (misalnya: kulkas, remote TV, lampu LED, kipas angin). Coba tebak kira-kira prinsip sains apa yang ada di baliknya? Kamu bisa coba cari jawabannya di internet atau tanya ke orang yang lebih tahu!" </text:span></text:p>
              </text:list-item>
            </text:list>
            <text:p text:style-name="Text_20_body"><text:span text:style-name="Strong_20_Emphasis"><text:span text:style-name="T1">(Opsional) Prompt Ilustrasi:</text:span></text:span></text:p>
            <text:list xml:id="list5528676981511916929" text:style-name="L219">
              <text:list-item>
                <text:p text:style-name="P213"><text:span text:style-name="Source_20_Text"><text:span text:style-name="T1">Ilustrasi sebuah meja belajar remaja yang khas: ada laptop terbuka menampilkan koneksi internet (ikon sinyal/dunia), smartphone dengan jari menyentuh layar (ikon sentuhan/listrik statis), mungkin ada gelas berisi minuman panas dari microwave (ikon gelombang mikro), dan botol sabun cuci tangan (ikon molekul sabun). Setiap benda memancarkan 'aura' atau diagram skematik sederhana yang menunjukkan prinsip sains di baliknya.</text:span></text:span><text:span text:style-name="T1"> </text:span></text:p>
              </text:list-item>
            </text:list>
            <text:p text:style-name="Text_20_body"><text:span text:style-name="Strong_20_Emphasis"><text:span text:style-name="T1">(Opsional) Kutipan:</text:span></text:span></text:p>
            <text:list xml:id="list4060026473434920146" text:style-name="L220">
              <text:list-item>
                <text:p text:style-name="P214"><text:span text:style-name="Emphasis"><text:span text:style-name="T1">"Hal yang paling tidak bisa dipahami tentang alam semesta adalah bahwa ia bisa dipahami."</text:span></text:span><text:span text:style-name="T1"> - Albert Einstein (Menekankan bahwa meskipun kompleks, sains di sekitar kita bisa dipelajari dan dimengerti. Disajikan dengan font yang jelas dan modern). </text:span></text:p>
              </text:list-item>
            </text:list>
            <text:p text:style-name="P498"/>
            <text:p text:style-name="Text_20_body"><text:span text:style-name="T1">Pengantar Bab 7 selesai. Saya akan menunggu perintah </text:span><text:span text:style-name="Strong_20_Emphasis"><text:span text:style-name="T1">"YAX"</text:span></text:span><text:span text:style-name="T1"> dari Anda sebelum melanjutkan ke </text:span><text:span text:style-name="Strong_20_Emphasis"><text:span text:style-name="T1">Subbab 7.1</text:span></text:span><text:span text:style-name="T1">.</text:span></text:p>
          </text:section>
          <text:section text:style-name="Sect1" text:name="feedback-form-56">
            <text:p text:style-name="P477"/>
          </text:section>
        </text:section>
        <text:section text:style-name="Sect1" text:name="e1f0cb72de26cb1d">
          <text:p text:style-name="P318"/>
          <text:section text:style-name="Sect1" text:name="user-query-content-57">
            <text:p text:style-name="P496"><text:soft-page-break/>yax </text:p>
          </text:section>
          <text:p text:style-name="P477">Tampilkan alur berpikir</text:p>
          <text:section text:style-name="Sect2" text:name="model-response-message-contentr_e1f0cb72de26cb1d">
            <text:p text:style-name="P318">Oke, mari kita mulai bongkar rahasia sains di sekitar kita dari alat dapur yang super praktis ini: Microwave! Gimana sih caranya kotak ajaib ini bisa manasin makanan dalam sekejap tanpa api?</text:p>
            <text:p text:style-name="Text_20_body"><text:span text:style-name="Strong_20_Emphasis"><text:span text:style-name="T1">(Prompt 40: Subbab 7.1: Bagaimana Microwave Memasak Makanan? (Gelombang mikro))</text:span></text:span></text:p>
            <text:p text:style-name="P498"/>
            <text:p text:style-name="Text_20_body"><text:span text:style-name="Strong_20_Emphasis"><text:span text:style-name="T1">Hasil Teks:</text:span></text:span></text:p>
            <text:p text:style-name="Text_20_body"><text:span text:style-name="Strong_20_Emphasis"><text:span text:style-name="T1">7.1 Bagaimana Microwave Memasak Makanan? (Gelombang mikro)</text:span></text:span></text:p>
            <text:p text:style-name="Text_20_body"><text:span text:style-name="T1">Lagi mager masak tapi pengen makan anget? Tinggal </text:span><text:span text:style-name="Emphasis"><text:span text:style-name="T1">'cemplungin'</text:span></text:span><text:span text:style-name="T1"> makanan ke microwave, tekan tombol, tunggu bentar, </text:span><text:span text:style-name="Emphasis"><text:span text:style-name="T1">ting!</text:span></text:span><text:span text:style-name="T1"> Makanan langsung panas! Praktis banget kan? Tapi, pernah kepikiran nggak, gimana cara kerja microwave oven ini? Kok bisa panas padahal nggak ada api atau elemen pemanas kayak di oven biasa? Rahasianya ada pada </text:span><text:span text:style-name="Strong_20_Emphasis"><text:span text:style-name="T1">gelombang tak terlihat</text:span></text:span><text:span text:style-name="T1"> yang super kuat!</text:span></text:p>
            <text:p text:style-name="Text_20_body"><text:span text:style-name="Strong_20_Emphasis"><text:span text:style-name="T1">Memasak dengan Gelombang Mikro</text:span></text:span><text:span text:style-name="T1"> Microwave oven bekerja menggunakan </text:span><text:span text:style-name="Strong_20_Emphasis"><text:span text:style-name="T1">Gelombang Mikro (Microwaves)</text:span></text:span><text:span text:style-name="T1">. Ini adalah salah satu jenis </text:span><text:span text:style-name="Strong_20_Emphasis"><text:span text:style-name="T1">gelombang elektromagnetik</text:span></text:span><text:span text:style-name="T1">, sama kayak gelombang radio yang bawa siaran radio atau musik ke HP kamu, atau cahaya yang bikin kita bisa lihat, cuma frekuensinya aja yang beda.</text:span></text:p>
            <text:p text:style-name="Text_20_body"><text:span text:style-name="T1">Nah, gelombang mikro ini punya 'kesukaan' khusus: dia </text:span><text:span text:style-name="Strong_20_Emphasis"><text:span text:style-name="T1">jago banget bikin molekul air 'bergoyang'!</text:span></text:span><text:span text:style-name="T1"> Sebagian besar makanan yang kita makan itu kan mengandung air. Pas kamu nyalain microwave, ada alat di dalamnya namanya </text:span><text:span text:style-name="Strong_20_Emphasis"><text:span text:style-name="T1">Magnetron</text:span></text:span><text:span text:style-name="T1"> yang nembakin gelombang mikro ke dalam ruang oven. Gelombang ini mantul-mantul di dinding logam oven dan menembus makananmu.</text:span></text:p>
            <text:p text:style-name="Text_20_body"><text:span text:style-name="T1">Pas gelombang mikro ini kena molekul air (H₂O) di dalam makanan, molekul air yang punya sisi positif dan negatif ini langsung bereaksi. Mereka berusaha 'menyelaraskan diri' dengan medan listrik gelombang mikro yang bolak-balik super cepat (miliaran kali per detik!). Akibatnya? Molekul-molekul air ini jadi </text:span><text:span text:style-name="Strong_20_Emphasis"><text:span text:style-name="T1">bergetar atau 'berputar' dengan kecepatan super tinggi!</text:span></text:span></text:p>
            <text:p text:style-name="Text_20_body"><text:soft-page-break/><text:span text:style-name="T1">Bayangin aja jutaan molekul air di makananmu lagi 'disko' heboh banget! Gesekan antar molekul yang lagi 'disko' inilah yang menghasilkan </text:span><text:span text:style-name="Strong_20_Emphasis"><text:span text:style-name="T1">panas</text:span></text:span><text:span text:style-name="T1">. Dan karena gelombang mikro ini langsung nembus ke dalam makanan dan bikin molekul air di dalamnya yang bergetar, panasnya itu muncul </text:span><text:span text:style-name="Strong_20_Emphasis"><text:span text:style-name="T1">dari bagian dalam makanan</text:span></text:span><text:span text:style-name="T1"> menyebar keluar. Ini beda sama oven biasa yang manasin dari luar pakai udara panas. Makanya microwave bisa manasin makanan jauh lebih cepat!</text:span></text:p>
            <text:p text:style-name="Text_20_body"><text:span text:style-name="Strong_20_Emphasis"><text:span text:style-name="T1">Awas, Jangan Masukkan Logam!</text:span></text:span><text:span text:style-name="T1"> Pasti sering denger kan, nggak boleh masukin piring atau wadah logam (kayak aluminium foil atau sendok garpu) ke dalam microwave? Kenapa? Karena </text:span><text:span text:style-name="Strong_20_Emphasis"><text:span text:style-name="T1">logam itu memantulkan gelombang mikro</text:span></text:span><text:span text:style-name="T1">, bukan menyerapnya. Akibatnya:</text:span></text:p>
            <text:list xml:id="list5728237821626975545" text:style-name="L221">
              <text:list-item>
                <text:p text:style-name="P490">Makananmu nggak bakal panas karena gelombangnya nggak sampai. </text:p>
              </text:list-item>
              <text:list-item>
                <text:p text:style-name="P215"><text:span text:style-name="T1">Yang lebih bahaya, gelombang mikro yang mantul-mantul dari logam itu bisa bikin </text:span><text:span text:style-name="Strong_20_Emphasis"><text:span text:style-name="T1">percikan api listrik (arcing)</text:span></text:span><text:span text:style-name="T1"> di dalam oven! Percikan ini bisa merusak lapisan dalam microwave, ngerusak magnetronnya, atau bahkan (amit-amit) memicu kebakaran! </text:span></text:p>
              </text:list-item>
            </text:list>
            <text:p text:style-name="Text_20_body"><text:span text:style-name="T1">Makanya, selalu gunakan wadah yang </text:span><text:span text:style-name="Strong_20_Emphasis"><text:span text:style-name="T1">aman untuk microwave</text:span></text:span><text:span text:style-name="T1"> (biasanya ada tandanya), kayak keramik, kaca tahan panas, atau plastik khusus microwave.</text:span></text:p>
            <text:p text:style-name="P318">Jadi, itulah rahasia di balik microwave! Bukan sihir, tapi sains keren tentang gelombang tak terlihat yang bisa bikin molekul air 'menari' sampai menghasilkan panas. Canggih ya!</text:p>
            <text:p text:style-name="P498"/>
            <text:p text:style-name="Text_20_body"><text:span text:style-name="Strong_20_Emphasis"><text:span text:style-name="T1">(Opsional) Tips Tambahan:</text:span></text:span></text:p>
            <text:list xml:id="list4937176724429773440" text:style-name="L222">
              <text:list-item>
                <text:p text:style-name="P216"><text:span text:style-name="Strong_20_Emphasis"><text:span text:style-name="T1">"Cek Label 'Microwave Safe'!":</text:span></text:span><text:span text:style-name="T1"> "Nggak semua wadah plastik atau keramik itu aman buat microwave, lho. Sebelum masukin wadah ke microwave, selalu cek bagian bawahnya. Biasanya ada tulisan 'Microwave Safe' atau simbol gelombang mikro. Kalau nggak yakin, mending jangan dipakai ya!" </text:span></text:p>
              </text:list-item>
            </text:list>
            <text:p text:style-name="Text_20_body"><text:span text:style-name="Strong_20_Emphasis"><text:span text:style-name="T1">(Opsional) Prompt Ilustrasi:</text:span></text:span></text:p>
            <text:list xml:id="list4269420764556407041" text:style-name="L223">
              <text:list-item>
                <text:p text:style-name="P427"><text:span text:style-name="Source_20_Text"><text:span text:style-name="T1">Diagram sederhana tampak samping microwave oven. Tunjukkan lokasi Magnetron yang memancarkan gelombang mikro (digambar sebagai garis bergelombang). Tunjukkan gelombang memantul di </text:span></text:span><text:soft-page-break/><text:span text:style-name="Source_20_Text"><text:span text:style-name="T1">dinding oven dan menembus makanan (misal, semangkuk sup) di piring putar. Di dalam makanan, gambarkan molekul air (H₂O) yang sedang bergetar atau 'berputar' dengan panah-panah kecil di sekelilingnya, dan ikon 'panas' (garis bergelombang merah) muncul dari dalam makanan.</text:span></text:span><text:span text:style-name="T1"> </text:span></text:p>
              </text:list-item>
              <text:list-item>
                <text:p text:style-name="P217"><text:span text:style-name="Source_20_Text"><text:span text:style-name="T1">Inset Kecil: Ikon garpu logam di dalam microwave dengan tanda silang besar berwarna merah dan simbol percikan api/listrik.</text:span></text:span><text:span text:style-name="T1"> </text:span></text:p>
              </text:list-item>
            </text:list>
            <text:p text:style-name="Text_20_body"><text:span text:style-name="Strong_20_Emphasis"><text:span text:style-name="T1">(Opsional) Kutipan:</text:span></text:span></text:p>
            <text:list xml:id="list6073311619887901450" text:style-name="L224">
              <text:list-item>
                <text:p text:style-name="P218"><text:span text:style-name="Emphasis"><text:span text:style-name="T1">"Fisika pada dasarnya adalah studi tentang bagaimana hal-hal bekerja."</text:span></text:span><text:span text:style-name="T1"> - Tidak diketahui (Menekankan aspek praktis sains dalam teknologi sehari-hari, disajikan dengan font yang jelas dan fungsional). </text:span></text:p>
              </text:list-item>
            </text:list>
            <text:p text:style-name="P498"/>
            <text:p text:style-name="Text_20_body"><text:span text:style-name="T1">Subbab 7.1 selesai. Saya akan menunggu perintah </text:span><text:span text:style-name="Strong_20_Emphasis"><text:span text:style-name="T1">"YAX"</text:span></text:span><text:span text:style-name="T1"> dari Anda sebelum melanjutkan ke </text:span><text:span text:style-name="Strong_20_Emphasis"><text:span text:style-name="T1">Subbab 7.2</text:span></text:span><text:span text:style-name="T1">.</text:span></text:p>
          </text:section>
          <text:section text:style-name="Sect1" text:name="feedback-form-57">
            <text:p text:style-name="P477"/>
          </text:section>
        </text:section>
        <text:section text:style-name="Sect1" text:name="5204996682924374">
          <text:p text:style-name="P318"/>
          <text:section text:style-name="Sect1" text:name="user-query-content-58">
            <text:p text:style-name="P496">yax </text:p>
          </text:section>
          <text:p text:style-name="P477">Tampilkan alur berpikir</text:p>
          <text:section text:style-name="Sect2" text:name="model-response-message-contentr_5204996682924374">
            <text:p text:style-name="P318">Oke, dari panasnya gelombang mikro, kita pindah ke dinginnya layar kaca smartphone kamu! Pernah heran nggak, gimana caranya layar HP atau tabletmu itu bisa 'ngerti' pas kamu sentuh, geser, atau cubit buat nge-zoom? Padahal kan cuma kaca? Ini bukan sihir, tapi sains kelistrikan yang super keren!</text:p>
            <text:p text:style-name="Text_20_body"><text:span text:style-name="Strong_20_Emphasis"><text:span text:style-name="T1">(Prompt 41: Subbab 7.2: Rahasia di Balik Layar Sentuh Smartphone Kamu.)</text:span></text:span></text:p>
            <text:p text:style-name="P498"/>
            <text:p text:style-name="Text_20_body"><text:span text:style-name="Strong_20_Emphasis"><text:span text:style-name="T1">Hasil Teks:</text:span></text:span></text:p>
            <text:p text:style-name="Text_20_body"><text:span text:style-name="Strong_20_Emphasis"><text:span text:style-name="T1">7.2 Rahasia di Balik Layar Sentuh Smartphone Kamu.</text:span></text:span></text:p>
            <text:p text:style-name="P318">Geser buat buka kunci, ketuk buat buka aplikasi, cubit buat zoom foto... Pakai layar sentuh (touchscreen) di smartphone atau tablet rasanya udah <text:soft-page-break/>alami banget ya sekarang? Kayak si layar bisa baca pikiran jari kita aja! Tapi, gimana sih sebenernya cara kerjanya? Kok kaca bisa 'ngerasa' disentuh?</text:p>
            <text:p text:style-name="Text_20_body"><text:span text:style-name="T1">Sebagian besar layar sentuh di gadget modern kita (smartphone, tablet) pakai teknologi yang namanya </text:span><text:span text:style-name="Strong_20_Emphasis"><text:span text:style-name="T1">Layar Sentuh Kapasitif (Capacitive Touchscreen)</text:span></text:span><text:span text:style-name="T1">. Nah, ini dia rahasia di baliknya:</text:span></text:p>
            <text:list xml:id="list8092219711696517097" text:style-name="L225">
              <text:list-item>
                <text:p text:style-name="P219"><text:span text:style-name="Strong_20_Emphasis"><text:span text:style-name="T1">Ada Lapisan 'Listrik' Tak Kasat Mata:</text:span></text:span><text:span text:style-name="T1"> Di balik lapisan kaca luar layar HP-mu, ada lapisan super tipis yang terbuat dari bahan transparan yang bisa menghantarkan listrik (konduktif), biasanya namanya </text:span><text:span text:style-name="Emphasis"><text:span text:style-name="T1">Indium Tin Oxide</text:span></text:span><text:span text:style-name="T1"> (ITO). Lapisan ini dialiri arus listrik lemah terus-menerus, menciptakan semacam </text:span><text:span text:style-name="Strong_20_Emphasis"><text:span text:style-name="T1">medan elektrostatik</text:span></text:span><text:span text:style-name="T1"> yang stabil di seluruh permukaan layar. Bayangin aja kayak ada 'kolam listrik' yang tenang dan nggak kelihatan di permukaan layarmu.</text:span></text:p>
              </text:list-item>
              <text:list-item>
                <text:p text:style-name="P219"><text:span text:style-name="Strong_20_Emphasis"><text:span text:style-name="T1">Jarimu Juga 'Bermuatan Listrik'!</text:span></text:span><text:span text:style-name="T1"> Tubuh manusia, termasuk ujung jari kita, itu secara alami bisa menyimpan sedikit muatan listrik dan bersifat konduktif (bisa menghantarkan listrik).</text:span></text:p>
              </text:list-item>
              <text:list-item>
                <text:p text:style-name="P219"><text:span text:style-name="Strong_20_Emphasis"><text:span text:style-name="T1">Gangguan di 'Kolam Listrik':</text:span></text:span><text:span text:style-name="T1"> Nah, pas kamu </text:span><text:span text:style-name="Strong_20_Emphasis"><text:span text:style-name="T1">menyentuh layar pakai jarimu</text:span></text:span><text:span text:style-name="T1">, jari kamu yang konduktif itu 'mengganggu' medan elektrostatik yang tenang tadi. Sebagian kecil muatan listrik dari lapisan konduktif di layar akan 'tertarik' atau mengalir ke jarimu. Jadi, di titik sentuhan itu terjadi perubahan muatan listrik atau 'riak' di 'kolam listrik' tadi.</text:span></text:p>
              </text:list-item>
              <text:list-item>
                <text:p text:style-name="P219"><text:span text:style-name="Strong_20_Emphasis"><text:span text:style-name="T1">Sensor Mendeteksi Lokasi 'Riak':</text:span></text:span><text:span text:style-name="T1"> Di sudut-sudut atau pinggir layar, ada sensor-sensor super sensitif yang terus-menerus memantau medan elektrostatik di permukaan layar. Pas terjadi 'gangguan' atau perubahan muatan akibat sentuhan jarimu, sensor-sensor ini akan mendeteksinya.</text:span></text:p>
              </text:list-item>
              <text:list-item>
                <text:p text:style-name="P219"><text:span text:style-name="Strong_20_Emphasis"><text:span text:style-name="T1">Otak HP Menghitung Posisi:</text:span></text:span><text:span text:style-name="T1"> Informasi dari sensor-sensor ini dikirim ke </text:span><text:span text:style-name="Emphasis"><text:span text:style-name="T1">controller chip</text:span></text:span><text:span text:style-name="T1"> (semacam 'otak kecil' khusus buat layar sentuh) di dalam HP-mu. Chip ini dengan cepat menghitung </text:span><text:span text:style-name="Strong_20_Emphasis"><text:span text:style-name="T1">lokasi presisi</text:span></text:span><text:span text:style-name="T1"> di mana gangguan itu terjadi (koordinat X dan Y di layar).</text:span></text:p>
              </text:list-item>
              <text:list-item>
                <text:p text:style-name="P219"><text:span text:style-name="Strong_20_Emphasis"><text:span text:style-name="T1">Jadi Aksi!</text:span></text:span><text:span text:style-name="T1"> Informasi lokasi sentuhan ini kemudian diteruskan ke 'otak utama' HP (prosesor) yang akan menerjemahkannya jadi </text:span><text:soft-page-break/><text:span text:style-name="T1">perintah atau aksi sesuai aplikasi yang lagi kamu buka (misalnya: 'Oh, dia nyentuh ikon Instagram, buka aplikasinya!', atau 'Oh, dia geser jari ke atas, scroll halamannya!').</text:span></text:p>
              </text:list-item>
            </text:list>
            <text:p text:style-name="Text_20_body"><text:span text:style-name="T1">Semua proses ini terjadi dalam hitungan </text:span><text:span text:style-name="Strong_20_Emphasis"><text:span text:style-name="T1">milidetik</text:span></text:span><text:span text:style-name="T1">! Super cepat banget kan?</text:span></text:p>
            <text:p text:style-name="Text_20_body"><text:span text:style-name="T1">Makanya, layar sentuh kapasitif ini biasanya </text:span><text:span text:style-name="Strong_20_Emphasis"><text:span text:style-name="T1">nggak akan bereaksi</text:span></text:span><text:span text:style-name="T1"> kalau kamu sentuh pakai benda yang nggak konduktif, kayak ujung pulpen plastik biasa atau pas kamu pakai sarung tangan tebal (kecuali sarung tangan khusus layar sentuh yang punya bahan konduktif di ujung jarinya). Ini beda sama layar sentuh tipe lama (</text:span><text:span text:style-name="Emphasis"><text:span text:style-name="T1">resistif</text:span></text:span><text:span text:style-name="T1">) yang butuh ditekan agak keras biar dua lapisan di dalamnya bersentuhan.</text:span></text:p>
            <text:p text:style-name="P318">Jadi, setiap kali kamu main game, chatting, atau scroll media sosial di HP-mu, ingatlah ada sains kelistrikan keren yang bekerja di balik setiap sentuhan jarimu! Medan listrik tak kasat mata dan sensor super cepat yang bikin interaksi kita sama teknologi jadi semudah ini. WOW!</text:p>
            <text:p text:style-name="P498"/>
            <text:p text:style-name="Text_20_body"><text:span text:style-name="Strong_20_Emphasis"><text:span text:style-name="T1">(Opsional) Tips Tambahan:</text:span></text:span></text:p>
            <text:list xml:id="list3887331317919002894" text:style-name="L226">
              <text:list-item>
                <text:p text:style-name="P220"><text:span text:style-name="Strong_20_Emphasis"><text:span text:style-name="T1">"Kenapa Kadang Nggak Responsif?":</text:span></text:span><text:span text:style-name="T1"> "Pernah ngerasa layar sentuhmu agak lemot atau nggak responsif? Kadang itu bisa karena ada kotoran, minyak dari jari, atau bahkan lapisan pelindung layar (screen protector) yang terlalu tebal yang sedikit mengganggu deteksi perubahan muatan listriknya. Coba bersihkan layar secara berkala pakai kain mikrofiber lembut!" </text:span></text:p>
              </text:list-item>
            </text:list>
            <text:p text:style-name="Text_20_body"><text:span text:style-name="Strong_20_Emphasis"><text:span text:style-name="T1">(Opsional) Prompt Ilustrasi:</text:span></text:span></text:p>
            <text:list xml:id="list2789814220952603536" text:style-name="L227">
              <text:list-item>
                <text:p text:style-name="P221"><text:span text:style-name="Source_20_Text"><text:span text:style-name="T1">Diagram sederhana penampang melintang layar sentuh kapasitif. Tunjukkan lapisan kaca paling atas, diikuti lapisan konduktif transparan (ITO) dengan simbol muatan listrik (+) tersebar merata. Gambarkan jari manusia menyentuh permukaan kaca. Di titik sentuhan pada lapisan ITO, tunjukkan muatan listrik (+) berkurang atau 'tertarik' ke arah jari. Gambarkan sensor di tepi layar yang menerima sinyal (digambar panah) dari titik sentuhan. Beri label sederhana: Kaca, Lapisan Konduktif, Jari (Konduktif), Gangguan Muatan, Sensor.</text:span></text:span><text:span text:style-name="T1"> </text:span></text:p>
              </text:list-item>
            </text:list>
            <text:p text:style-name="Text_20_body"><text:soft-page-break/><text:span text:style-name="Strong_20_Emphasis"><text:span text:style-name="T1">(Opsional) Kutipan:</text:span></text:span></text:p>
            <text:list xml:id="list7927773625935411899" text:style-name="L228">
              <text:list-item>
                <text:p text:style-name="P222"><text:span text:style-name="Emphasis"><text:span text:style-name="T1">"Setiap teknologi yang cukup maju tidak bisa dibedakan dari sihir."</text:span></text:span><text:span text:style-name="T1"> - Arthur C. Clarke (Menekankan bagaimana teknologi canggih seperti layar sentuh terasa 'ajaib'. Disajikan dengan font yang modern dan sedikit futuristik). </text:span></text:p>
              </text:list-item>
            </text:list>
            <text:p text:style-name="P498"/>
            <text:p text:style-name="Text_20_body"><text:span text:style-name="T1">Subbab 7.2 selesai. Saya akan menunggu perintah </text:span><text:span text:style-name="Strong_20_Emphasis"><text:span text:style-name="T1">"YAX"</text:span></text:span><text:span text:style-name="T1"> dari Anda sebelum melanjutkan ke </text:span><text:span text:style-name="Strong_20_Emphasis"><text:span text:style-name="T1">Subbab 7.3</text:span></text:span><text:span text:style-name="T1">.</text:span></text:p>
          </text:section>
          <text:section text:style-name="Sect1" text:name="feedback-form-58">
            <text:p text:style-name="P477"/>
          </text:section>
        </text:section>
        <text:section text:style-name="Sect1" text:name="4476b97f8c618703">
          <text:p text:style-name="P318"/>
          <text:section text:style-name="Sect1" text:name="user-query-content-59">
            <text:p text:style-name="P496">yax </text:p>
          </text:section>
          <text:p text:style-name="P477">Tampilkan alur berpikir</text:p>
          <text:section text:style-name="Sect2" text:name="model-response-message-contentr_4476b97f8c618703">
            <text:p text:style-name="P318">Oke, dari layar sentuh yang canggih, kita beralih ke benda yang ada di hampir setiap wastafel: Sabun! Kelihatannya simpel ya, tapi di balik busanya yang lembut, ada kerja kimia super cerdas yang bikin kotoran dan minyak kabur!</text:p>
            <text:p text:style-name="Text_20_body"><text:span text:style-name="Strong_20_Emphasis"><text:span text:style-name="T1">(Prompt 42: Subbab 7.3: Mengapa Sabun Bisa Membersihkan Kotoran? (Kimia sehari-hari))</text:span></text:span></text:p>
            <text:p text:style-name="P498"/>
            <text:p text:style-name="Text_20_body"><text:span text:style-name="Strong_20_Emphasis"><text:span text:style-name="T1">Hasil Teks:</text:span></text:span></text:p>
            <text:p text:style-name="Text_20_body"><text:span text:style-name="Strong_20_Emphasis"><text:span text:style-name="T1">7.3 Mengapa Sabun Bisa Membersihkan Kotoran? (Kimia sehari-hari)</text:span></text:span></text:p>
            <text:p text:style-name="Text_20_body"><text:span text:style-name="T1">Cuci tangan pakai air aja rasanya kurang bersih kan, apalagi kalau habis pegang makanan berminyak atau main di tempat kotor? Kotoran dan minyak itu kayaknya nempel banget di kulit. Tapi begitu kita pakai </text:span><text:span text:style-name="Strong_20_Emphasis"><text:span text:style-name="T1">sabun</text:span></text:span><text:span text:style-name="T1">, </text:span><text:span text:style-name="Emphasis"><text:span text:style-name="T1">byurrr</text:span></text:span><text:span text:style-name="T1">... kotoran langsung luntur kebawa air! Ajaib? Bukan, ini </text:span><text:span text:style-name="Strong_20_Emphasis"><text:span text:style-name="T1">kimia keren</text:span></text:span><text:span text:style-name="T1"> yang bekerja!</text:span></text:p>
            <text:p text:style-name="Text_20_body"><text:span text:style-name="Strong_20_Emphasis"><text:span text:style-name="T1">Masalah Utama: Air vs Minyak</text:span></text:span><text:span text:style-name="T1"> Kamu pasti tahu kan, </text:span><text:span text:style-name="Strong_20_Emphasis"><text:span text:style-name="T1">air dan minyak itu nggak bisa nyampur</text:span></text:span><text:span text:style-name="T1">? Kayak musuh bebuyutan aja. Masalahnya, sebagian besar kotoran yang nempel di tangan atau piring kita itu sifatnya berminyak atau lengket karena minyak. Makanya, kalau cuma disiram air, si minyak dan kotoran nggak mau lepas, karena mereka 'benci' air.</text:span></text:p>
            <text:p text:style-name="Text_20_body"><text:soft-page-break/><text:span text:style-name="Strong_20_Emphasis"><text:span text:style-name="T1">Datanglah Si Sabun, Si 'Agen Ganda' Cerdas!</text:span></text:span><text:span text:style-name="T1"> Di sinilah sabun datang sebagai pahlawan! Molekul sabun itu punya </text:span><text:span text:style-name="Strong_20_Emphasis"><text:span text:style-name="T1">struktur unik yang spesial banget</text:span></text:span><text:span text:style-name="T1">, kayak punya dua kepribadian atau jadi 'agen ganda':</text:span></text:p>
            <text:list xml:id="list6584696759093933052" text:style-name="L229">
              <text:list-item>
                <text:p text:style-name="P428"><text:span text:style-name="Strong_20_Emphasis"><text:span text:style-name="T1">'Kepala' yang Suka Air (Hidrofilik):</text:span></text:span><text:span text:style-name="T1"> Satu ujung molekul sabun itu sifatnya </text:span><text:span text:style-name="Strong_20_Emphasis"><text:span text:style-name="T1">hidrofilik</text:span></text:span><text:span text:style-name="T1">, artinya dia 'cinta' banget sama air dan gampang larut dalam air. </text:span></text:p>
              </text:list-item>
              <text:list-item>
                <text:p text:style-name="P223"><text:span text:style-name="Strong_20_Emphasis"><text:span text:style-name="T1">'Ekor' yang Suka Minyak (Hidrofobik/Lipofilik):</text:span></text:span><text:span text:style-name="T1"> Ujung satunya lagi, yang biasanya berupa rantai panjang, sifatnya </text:span><text:span text:style-name="Strong_20_Emphasis"><text:span text:style-name="T1">hidrofobik</text:span></text:span><text:span text:style-name="T1"> (benci air) tapi sekaligus </text:span><text:span text:style-name="Strong_20_Emphasis"><text:span text:style-name="T1">lipofilik</text:span></text:span><text:span text:style-name="T1"> (suka minyak/lemak). </text:span></text:p>
              </text:list-item>
            </text:list>
            <text:p text:style-name="Text_20_body"><text:span text:style-name="T1">Bayangin aja molekul sabun itu kayak </text:span><text:span text:style-name="Strong_20_Emphasis"><text:span text:style-name="T1">peniti kecil</text:span></text:span><text:span text:style-name="T1"> dengan kepala bulat yang suka air dan badan panjang lurus yang suka minyak.</text:span></text:p>
            <text:p text:style-name="Text_20_body"><text:span text:style-name="Strong_20_Emphasis"><text:span text:style-name="T1">Bagaimana Sabun 'Mengangkat' Kotoran?</text:span></text:span><text:span text:style-name="T1"> Pas kamu cuci tangan atau piring berminyak pakai sabun dan air, ini yang terjadi:</text:span></text:p>
            <text:list xml:id="list1551568951411500757" text:style-name="L230">
              <text:list-item>
                <text:p text:style-name="P429"><text:span text:style-name="Strong_20_Emphasis"><text:span text:style-name="T1">Ekor 'Menyerbu' Minyak:</text:span></text:span><text:span text:style-name="T1"> 'Ekor' molekul sabun yang suka minyak bakal langsung 'nyerbu' dan nancep ke dalam kotoran atau lapisan minyak di tangan/piringmu. Mereka 'mengelilingi' partikel kotoran itu. </text:span></text:p>
              </text:list-item>
              <text:list-item>
                <text:p text:style-name="P429"><text:span text:style-name="Strong_20_Emphasis"><text:span text:style-name="T1">Membentuk 'Kurungan' (Misel):</text:span></text:span><text:span text:style-name="T1"> Banyak banget molekul sabun yang ngeroyok satu partikel kotoran, membentuk struktur kayak </text:span><text:span text:style-name="Strong_20_Emphasis"><text:span text:style-name="T1">bola kecil</text:span></text:span><text:span text:style-name="T1"> yang disebut </text:span><text:span text:style-name="Strong_20_Emphasis"><text:span text:style-name="T1">misel (micelle)</text:span></text:span><text:span text:style-name="T1">. Di dalam bola ini, ekor-ekor sabun 'mengurung' kotoran/minyak di tengah, sementara kepala-kepala sabun yang suka air menghadap ke luar. </text:span></text:p>
              </text:list-item>
              <text:list-item>
                <text:p text:style-name="P429"><text:span text:style-name="Strong_20_Emphasis"><text:span text:style-name="T1">Siap Dibawa Air:</text:span></text:span><text:span text:style-name="T1"> Nah, karena bagian luar 'bola' misel ini adalah kepala-kepala sabun yang suka air, seluruh 'kurungan' berisi kotoran ini jadi gampang banget 'dipegang' sama molekul air. </text:span></text:p>
              </text:list-item>
              <text:list-item>
                <text:p text:style-name="P224"><text:span text:style-name="Strong_20_Emphasis"><text:span text:style-name="T1">Bilas dan Bersih!</text:span></text:span><text:span text:style-name="T1"> Pas kamu bilas pakai air, air bakal dengan mudah membawa pergi seluruh misel itu, beserta kotoran dan minyak yang terperangkap di dalamnya. Hasilnya? Tangan atau piringmu jadi bersih kesat! </text:span></text:p>
              </text:list-item>
            </text:list>
            <text:p text:style-name="Text_20_body"><text:span text:style-name="T1">Jadi, sabun itu bertindak kayak </text:span><text:span text:style-name="Strong_20_Emphasis"><text:span text:style-name="T1">'jembatan'</text:span></text:span><text:span text:style-name="T1"> super cerdas antara minyak/kotoran dan air. Dia 'memegang' kotoran pakai ekornya, dan 'memegang' air pakai kepalanya, sehingga kotoran yang tadinya nggak mau larut dalam air jadi bisa 'diangkut' pergi oleh air bilasan.</text:span></text:p>
            <text:p text:style-name="P318">Simpel kelihatannya, tapi kimia di balik sabun ini benar-benar pintar dan penting banget buat menjaga kebersihan dan kesehatan kita sehari-hari! <text:soft-page-break/>Jadi, jangan malas cuci tangan pakai sabun, ya!</text:p>
            <text:p text:style-name="P498"/>
            <text:p text:style-name="Text_20_body"><text:span text:style-name="Strong_20_Emphasis"><text:span text:style-name="T1">(Opsional) Tips Tambahan:</text:span></text:span></text:p>
            <text:list xml:id="list7857728360601282935" text:style-name="L231">
              <text:list-item>
                <text:p text:style-name="P225"><text:span text:style-name="Strong_20_Emphasis"><text:span text:style-name="T1">"Cuci Tangan Pakai Sabun Itu WAJIB!":</text:span></text:span><text:span text:style-name="T1"> "Ingat ya, cuci tangan pakai sabun dan air mengalir itu cara paling gampang dan efektif buat mencegah penyebaran kuman penyakit (bakteri dan virus!). Lakukan setidaknya selama 20 detik (sambil nyanyi lagu 'Selamat Ulang Tahun' 2 kali!), gosok semua bagian tangan termasuk sela-sela jari, punggung tangan, dan bawah kuku. Bilas sampai bersih!" </text:span></text:p>
              </text:list-item>
            </text:list>
            <text:p text:style-name="Text_20_body"><text:span text:style-name="Strong_20_Emphasis"><text:span text:style-name="T1">(Opsional) Prompt Ilustrasi:</text:span></text:span></text:p>
            <text:list xml:id="list6197187992664140816" text:style-name="L232">
              <text:list-item>
                <text:p text:style-name="P226"><text:span text:style-name="Source_20_Text"><text:span text:style-name="T1">Diagram langkah-langkah kerja sabun: 1. Gambar molekul sabun dengan 'kepala' hidrofilik (misal: bulat biru) dan 'ekor' hidrofobik (misal: garis bergelombang kuning). 2. Gambar permukaan kulit/piring dengan noda minyak/kotoran (coklat/hitam). 3. Tunjukkan molekul-molekul sabun 'menyerang' noda, dengan ekor kuning masuk ke noda. 4. Gambar misel terbentuk: bola dengan noda coklat di tengah, dikelilingi ekor kuning, dan kepala biru di bagian luar. 5. Tunjukkan molekul air (H2O) 'menarik' kepala biru misel, membawa misel dan kotoran pergi.</text:span></text:span><text:span text:style-name="T1"> </text:span></text:p>
              </text:list-item>
            </text:list>
            <text:p text:style-name="Text_20_body"><text:span text:style-name="Strong_20_Emphasis"><text:span text:style-name="T1">(Opsional) Kutipan:</text:span></text:span></text:p>
            <text:list xml:id="list7437574846615335031" text:style-name="L233">
              <text:list-item>
                <text:p text:style-name="P430"><text:span text:style-name="Emphasis"><text:span text:style-name="T1">"Kebersihan adalah sebagian dari iman."</text:span></text:span><text:span text:style-name="T1"> - Pepatah (Meskipun pepatah religius, relevan dengan pentingnya kebersihan yang difasilitasi sabun. Disajikan dengan font yang bersih dan jelas). </text:span></text:p>
              </text:list-item>
              <text:list-item>
                <text:p text:style-name="P227"><text:span text:style-name="T1">Atau: </text:span><text:span text:style-name="Emphasis"><text:span text:style-name="T1">"Kimia adalah tarian atom."</text:span></text:span><text:span text:style-name="T1"> - Tidak diketahui (Menekankan aspek kimiawi dari kerja sabun, disajikan dengan font yang dinamis). </text:span></text:p>
              </text:list-item>
            </text:list>
            <text:p text:style-name="P498"/>
            <text:p text:style-name="Text_20_body"><text:span text:style-name="T1">Subbab 7.3 selesai. Saya akan menunggu perintah </text:span><text:span text:style-name="Strong_20_Emphasis"><text:span text:style-name="T1">"YAX"</text:span></text:span><text:span text:style-name="T1"> dari Anda sebelum melanjutkan ke </text:span><text:span text:style-name="Strong_20_Emphasis"><text:span text:style-name="T1">Subbab 7.4</text:span></text:span><text:span text:style-name="T1">.</text:span></text:p>
          </text:section>
          <text:section text:style-name="Sect1" text:name="feedback-form-59">
            <text:p text:style-name="P477"/>
          </text:section>
        </text:section>
        <text:section text:style-name="Sect1" text:name="064e9824d48162aa">
          <text:p text:style-name="P318"/>
          <text:section text:style-name="Sect1" text:name="user-query-content-60">
            <text:p text:style-name="P496">yax </text:p>
          </text:section>
          <text:p text:style-name="P477"><text:soft-page-break/>Tampilkan alur berpikir</text:p>
          <text:section text:style-name="Sect2" text:name="model-response-message-contentr_064e9824d48162aa">
            <text:p text:style-name="Text_20_body"><text:span text:style-name="T1">Oke, dari sabun yang bikin bersih, sekarang kita pindah ke 'keajaiban' modern yang bikin kita bisa terhubung sama teman di belahan dunia lain, nonton video kapan aja, atau cari info apa aja dalam hitungan detik: </text:span><text:span text:style-name="Strong_20_Emphasis"><text:span text:style-name="T1">Internet!</text:span></text:span><text:span text:style-name="T1"> Tapi, pernah kepikiran nggak sih, gimana caranya foto, video, atau pesan chat kamu itu bisa 'terbang' keliling dunia secepat kilat?</text:span></text:p>
            <text:p text:style-name="Text_20_body"><text:span text:style-name="Strong_20_Emphasis"><text:span text:style-name="T1">(Prompt 43: Subbab 7.4: Internet: Bagaimana Data Mengalir ke Seluruh Dunia?)</text:span></text:span></text:p>
            <text:p text:style-name="P498"/>
            <text:p text:style-name="Text_20_body"><text:span text:style-name="Strong_20_Emphasis"><text:span text:style-name="T1">Hasil Teks:</text:span></text:span></text:p>
            <text:p text:style-name="Text_20_body"><text:span text:style-name="Strong_20_Emphasis"><text:span text:style-name="T1">7.4 Internet: Bagaimana Data Mengalir ke Seluruh Dunia?</text:span></text:span></text:p>
            <text:p text:style-name="Text_20_body"><text:span text:style-name="T1">Klik! Kirim pesan. </text:span><text:span text:style-name="Emphasis"><text:span text:style-name="T1">Scroll</text:span></text:span><text:span text:style-name="T1"> media sosial. Nonton video streaming. Main game online. Internet udah jadi bagian hidup kita banget ya? Rasanya semua informasi dari seluruh dunia ada di ujung jari, muncul seketika. Ajaib banget kan? Tapi, di balik layar 'keajaiban' ini, ada sistem infrastruktur global yang super rumit dan kerja keras data yang luar biasa! Yuk, kita intip gimana sih data itu sebenernya 'jalan-jalan' di internet.</text:span></text:p>
            <text:p text:style-name="Text_20_body"><text:span text:style-name="Strong_20_Emphasis"><text:span text:style-name="T1">Data Dipotong-potong Dulu Biar Efisien! (Paket Data)</text:span></text:span><text:span text:style-name="T1"> Bayangin kamu mau kirim buku super tebal (misalnya ensiklopedia) ke temanmu lewat pos. Kalau dikirim utuh sekaligus, pasti berat dan repot banget kan? Nah, internet punya cara lebih cerdas!</text:span></text:p>
            <text:p text:style-name="Text_20_body"><text:span text:style-name="T1">Data besar yang kamu kirim atau terima lewat internet (entah itu gambar, video, website, atau pesan) nggak dikirim utuh sekaligus. Tapi </text:span><text:span text:style-name="Strong_20_Emphasis"><text:span text:style-name="T1">dipecah-pecah dulu jadi ribuan atau jutaan potongan super kecil</text:span></text:span><text:span text:style-name="T1"> yang disebut </text:span><text:span text:style-name="Strong_20_Emphasis"><text:span text:style-name="T1">Paket Data (Data Packets)</text:span></text:span><text:span text:style-name="T1">. Setiap paket ini isinya cuma sebagian kecil dari data asli, TAPI dia juga dikasih 'label alamat' penting: alamat pengirim (IP Address kamu) dan alamat tujuan (IP Address server tujuan).</text:span></text:p>
            <text:p text:style-name="Text_20_body"><text:span text:style-name="Strong_20_Emphasis"><text:span text:style-name="T1">Perjalanan Seru Si Paket Data Keliling Dunia!</text:span></text:span><text:span text:style-name="T1"> Setelah dipecah jadi paket-paket kecil, dimulailah perjalanan seru mereka:</text:span></text:p>
            <text:list xml:id="list3310615656951739076" text:style-name="L234">
              <text:list-item>
                <text:p text:style-name="P431"><text:span text:style-name="Strong_20_Emphasis"><text:span text:style-name="T1">Dari Rumahmu:</text:span></text:span><text:span text:style-name="T1"> Paket data dari HP atau laptopmu dikirim (biasanya lewat Wi-Fi atau kabel LAN) ke </text:span><text:span text:style-name="Strong_20_Emphasis"><text:span text:style-name="T1">Router</text:span></text:span><text:span text:style-name="T1"> di rumahmu. </text:span></text:p>
              </text:list-item>
              <text:list-item>
                <text:p text:style-name="P431"><text:span text:style-name="Strong_20_Emphasis"><text:span text:style-name="T1">Lewat 'Jalan Tol' ISP:</text:span></text:span><text:span text:style-name="T1"> Router nerusin paket-paket itu ke </text:span><text:span text:style-name="Strong_20_Emphasis"><text:span text:style-name="T1">ISP (Internet Service Provider)</text:span></text:span><text:span text:style-name="T1"> kamu (misalnya Telkomsel, Indihome, </text:span><text:soft-page-break/><text:span text:style-name="T1">Biznet, dll). ISP ini kayak gerbang tol menuju 'jalan raya' internet global. </text:span></text:p>
              </text:list-item>
              <text:list-item>
                <text:p text:style-name="P431"><text:span text:style-name="Strong_20_Emphasis"><text:span text:style-name="T1">Menyusuri Kabel Serat Optik:</text:span></text:span><text:span text:style-name="T1"> Sebagian besar perjalanan paket data ini lewat jaringan </text:span><text:span text:style-name="Strong_20_Emphasis"><text:span text:style-name="T1">kabel serat optik (fiber optic)</text:span></text:span><text:span text:style-name="T1"> yang super cepat! Kabel-kabel ini membentang di bawah tanah, di dasar laut (</text:span><text:span text:style-name="Strong_20_Emphasis"><text:span text:style-name="T1">kabel bawah laut</text:span></text:span><text:span text:style-name="T1"> inilah tulang punggung utama yang menghubungkan antar benua!), bahkan ada juga yang pakai </text:span><text:span text:style-name="Strong_20_Emphasis"><text:span text:style-name="T1">satelit</text:span></text:span><text:span text:style-name="T1"> buat daerah terpencil (tapi biasanya lebih lambat). </text:span></text:p>
              </text:list-item>
              <text:list-item>
                <text:p text:style-name="P431"><text:span text:style-name="Strong_20_Emphasis"><text:span text:style-name="T1">Transit di 'Kantor Pos' Digital (Router &amp; Server):</text:span></text:span><text:span text:style-name="T1"> Di sepanjang perjalanannya, paket data ini bakal 'transit' di berbagai </text:span><text:span text:style-name="Strong_20_Emphasis"><text:span text:style-name="T1">router raksasa</text:span></text:span><text:span text:style-name="T1"> dan </text:span><text:span text:style-name="Strong_20_Emphasis"><text:span text:style-name="T1">server</text:span></text:span><text:span text:style-name="T1"> di seluruh dunia. Setiap 'kantor pos' digital ini bakal baca alamat tujuan di paket data dan ngarahin paket itu ke jalur terbaik biar makin dekat ke tujuan. Paket-paket dari data yang sama nggak harus lewat jalur yang sama persis lho! Mereka bisa mencar-mencar lewat rute berbeda. </text:span></text:p>
              </text:list-item>
              <text:list-item>
                <text:p text:style-name="P431"><text:span text:style-name="Strong_20_Emphasis"><text:span text:style-name="T1">Sampai Tujuan!</text:span></text:span><text:span text:style-name="T1"> Akhirnya, setelah 'lompat' dari satu router ke router lain, paket-paket data ini sampai di </text:span><text:span text:style-name="Strong_20_Emphasis"><text:span text:style-name="T1">server tujuan</text:span></text:span><text:span text:style-name="T1"> (misalnya server Google, Instagram, atau server game online). </text:span></text:p>
              </text:list-item>
              <text:list-item>
                <text:p text:style-name="P431"><text:span text:style-name="Strong_20_Emphasis"><text:span text:style-name="T1">Balik Lagi ke Kamu:</text:span></text:span><text:span text:style-name="T1"> Kalau kamu lagi minta data (misalnya buka website), server tujuan bakal kirim data balik ke kamu, juga dalam bentuk paket-paket kecil, lewat jalur yang mungkin berbeda lagi. </text:span></text:p>
              </text:list-item>
              <text:list-item>
                <text:p text:style-name="P228"><text:span text:style-name="Strong_20_Emphasis"><text:span text:style-name="T1">Disusun Ulang:</text:span></text:span><text:span text:style-name="T1"> Begitu semua paket data (yang mungkin datangnya nggak berurutan) sampai di perangkatmu, 'otak' HP atau komputermu bakal </text:span><text:span text:style-name="Strong_20_Emphasis"><text:span text:style-name="T1">menyusun ulang</text:span></text:span><text:span text:style-name="T1"> semua potongan itu sesuai urutan aslinya, jadi kamu bisa lihat gambar utuh, video lancar, atau pesan lengkap! </text:span></text:p>
              </text:list-item>
            </text:list>
            <text:p text:style-name="Text_20_body"><text:span text:style-name="Strong_20_Emphasis"><text:span text:style-name="T1">Alamat Unik di Dunia Maya: IP Address</text:span></text:span><text:span text:style-name="T1"> Gimana caranya paket data nggak nyasar? Setiap perangkat yang terhubung ke internet (HP, laptop, server, bahkan kadang kulkas pintar!) punya alamat unik yang namanya </text:span><text:span text:style-name="Strong_20_Emphasis"><text:span text:style-name="T1">IP Address (Internet Protocol Address)</text:span></text:span><text:span text:style-name="T1">. Ini kayak alamat rumah atau nomor telepon di dunia digital. Berkat IP Address inilah, paket data tahu persis harus dikirim ke mana dan ke mana harus mengirim balasannya.</text:span></text:p>
            <text:p text:style-name="Text_20_body"><text:span text:style-name="Strong_20_Emphasis"><text:span text:style-name="T1">Terus, 'Awan' (Cloud) Itu Apa Dong?</text:span></text:span><text:span text:style-name="T1"> Sering dengar istilah 'simpan data di cloud' atau 'komputasi awan'? 'Cloud' itu </text:span><text:span text:style-name="Strong_20_Emphasis"><text:span text:style-name="T1">bukan awan beneran</text:span></text:span><text:span text:style-name="T1"> di langit ya! Istilah ini mengacu pada </text:span><text:span text:style-name="Strong_20_Emphasis"><text:span text:style-name="T1">jaringan server-server super besar (data center)</text:span></text:span><text:span text:style-name="T1"> yang tersebar di berbagai lokasi di seluruh dunia. Di server inilah </text:span><text:soft-page-break/><text:span text:style-name="T1">data-data (foto, video, dokumen) dan aplikasi disimpan dan dijalankan. Jadi, pas kamu 'simpan di cloud' atau pakai aplikasi 'berbasis cloud', sebenernya kamu lagi mengakses data atau menjalankan program di server-server fisik yang letaknya mungkin ribuan kilometer jauhnya lewat internet! Kayak punya 'gudang digital' raksasa yang bisa kamu akses dari mana aja.</text:span></text:p>
            <text:p text:style-name="P318">Luar biasa kan? Di balik kemudahan internet yang kita nikmati, ada infrastruktur fisik global yang masif (kabel bawah laut sepanjang jutaan kilometer!) dan sistem pengiriman data super canggih yang bekerja non-stop. Jadi, ini bukan sihir, tapi hasil kerja keras rekayasa teknologi dan fisika yang bikin dunia jadi terasa sekecil genggaman tangan!</text:p>
            <text:p text:style-name="P498"/>
            <text:p text:style-name="Text_20_body"><text:span text:style-name="Strong_20_Emphasis"><text:span text:style-name="T1">(Opsional) Tips Tambahan:</text:span></text:span></text:p>
            <text:list xml:id="list7737836443454803170" text:style-name="L235">
              <text:list-item>
                <text:p text:style-name="P229"><text:span text:style-name="Strong_20_Emphasis"><text:span text:style-name="T1">"Kenapa Internet Kadang Lemot? (Latency/Ping)":</text:span></text:span><text:span text:style-name="T1"> "Pernah main game online terus ngelag? Itu sering disebabkan </text:span><text:span text:style-name="Emphasis"><text:span text:style-name="T1">latency</text:span></text:span><text:span text:style-name="T1"> atau </text:span><text:span text:style-name="Emphasis"><text:span text:style-name="T1">ping</text:span></text:span><text:span text:style-name="T1"> yang tinggi. Artinya, butuh waktu lebih lama buat paket data bolak-balik antara perangkatmu dan server game (karena mungkin jaraknya jauh atau jaringannya lagi padat). Semakin kecil angka ping (dalam milidetik/ms), semakin cepat responsnya!" </text:span></text:p>
              </text:list-item>
            </text:list>
            <text:p text:style-name="Text_20_body"><text:span text:style-name="Strong_20_Emphasis"><text:span text:style-name="T1">(Opsional) Prompt Ilustrasi:</text:span></text:span></text:p>
            <text:list xml:id="list3947956895025277051" text:style-name="L236">
              <text:list-item>
                <text:p text:style-name="P230"><text:span text:style-name="Source_20_Text"><text:span text:style-name="T1">Peta dunia dengan garis-garis bersinar menghubungkan antar benua, terutama di bawah laut (mewakili kabel serat optik). Tunjukkan ikon laptop/smartphone di satu negara mengirimkan paket data (digambar seperti amplop/kotak kecil) yang berjalan di sepanjang garis menuju ikon server (gedung data center) di negara lain. Tunjukkan beberapa paket mengambil rute berbeda. Tambahkan ikon satelit di atas dengan jalur putus-putus. Buat juga ikon awan 'Cloud' yang di dalamnya berisi gambar server/data center, bukan awan literal.</text:span></text:span><text:span text:style-name="T1"> </text:span></text:p>
              </text:list-item>
            </text:list>
            <text:p text:style-name="Text_20_body"><text:span text:style-name="Strong_20_Emphasis"><text:span text:style-name="T1">(Opsional) Kutipan:</text:span></text:span></text:p>
            <text:list xml:id="list5148643386027676655" text:style-name="L237">
              <text:list-item>
                <text:p text:style-name="P231"><text:span text:style-name="Emphasis"><text:span text:style-name="T1">"Internet adalah kota global pertama umat manusia; semua orang adalah tetangga."</text:span></text:span><text:span text:style-name="T1"> - Tidak diketahui (Menekankan aspek konektivitas global internet, disajikan dengan font yang modern dan terhubung). </text:span></text:p>
              </text:list-item>
            </text:list>
            <text:p text:style-name="P498"/>
            <text:p text:style-name="Text_20_body"><text:soft-page-break/><text:span text:style-name="T1">Subbab 7.4 selesai. Saya akan menunggu perintah </text:span><text:span text:style-name="Strong_20_Emphasis"><text:span text:style-name="T1">"YAX"</text:span></text:span><text:span text:style-name="T1"> dari Anda sebelum melanjutkan ke </text:span><text:span text:style-name="Strong_20_Emphasis"><text:span text:style-name="T1">Subbab 7.5</text:span></text:span><text:span text:style-name="T1">.</text:span></text:p>
          </text:section>
          <text:section text:style-name="Sect1" text:name="feedback-form-60">
            <text:p text:style-name="P477"/>
          </text:section>
        </text:section>
        <text:section text:style-name="Sect1" text:name="1eb7847c8ddaead4">
          <text:p text:style-name="P318"/>
          <text:section text:style-name="Sect1" text:name="user-query-content-61">
            <text:p text:style-name="P496">yax </text:p>
          </text:section>
          <text:p text:style-name="P477">Tampilkan alur berpikir</text:p>
          <text:section text:style-name="Sect2" text:name="model-response-message-contentr_1eb7847c8ddaead4">
            <text:p text:style-name="P318">Oke, dari dunia maya kita kembali ke jalan raya! Kamu pasti sering lihat kan, sekarang makin banyak mobil atau motor yang nggak ada suara knalpotnya dan ada colokan listriknya? Yup, itu kendaraan listrik! Tapi apa sih bedanya sama mobil atau motor bensin yang udah biasa kita lihat? Yuk, kita bedah sains di balik cara kerja dua jenis 'kuda besi' ini!</text:p>
            <text:p text:style-name="Text_20_body"><text:span text:style-name="Strong_20_Emphasis"><text:span text:style-name="T1">(Prompt 44: Subbab 7.5: Mobil Listrik vs Bensin: Sains di Balik Transportasi.)</text:span></text:span></text:p>
            <text:p text:style-name="P498"/>
            <text:p text:style-name="Text_20_body"><text:span text:style-name="Strong_20_Emphasis"><text:span text:style-name="T1">Hasil Teks:</text:span></text:span></text:p>
            <text:p text:style-name="Text_20_body"><text:span text:style-name="Strong_20_Emphasis"><text:span text:style-name="T1">7.5 Mobil Listrik vs Bensin: Sains di Balik Transportasi.</text:span></text:span></text:p>
            <text:p text:style-name="Text_20_body"><text:span text:style-name="T1">Di jalanan sekarang, kita bisa lihat dua jenis mobil utama: mobil 'konvensional' yang pakai </text:span><text:span text:style-name="Strong_20_Emphasis"><text:span text:style-name="T1">bensin</text:span></text:span><text:span text:style-name="T1"> (atau solar), dan mobil </text:span><text:span text:style-name="Strong_20_Emphasis"><text:span text:style-name="T1">listrik</text:span></text:span><text:span text:style-name="T1"> yang makin populer. Keduanya sama-sama bisa bawa kita ke mana-mana, tapi cara mereka 'dapat tenaga' buat bergerak itu beda banget secara sains! Mari kita bandingkan prinsip dasarnya.</text:span></text:p>
            <text:p text:style-name="Text_20_body"><text:span text:style-name="Strong_20_Emphasis"><text:span text:style-name="T1">Si Pembakar Bensin: Mobil Konvensional (Internal Combustion Engine/ICE)</text:span></text:span></text:p>
            <text:p text:style-name="Text_20_body"><text:span text:style-name="T1">Mobil atau motor yang pakai bensin itu energinya berasal dari </text:span><text:span text:style-name="Strong_20_Emphasis"><text:span text:style-name="T1">energi kimia</text:span></text:span><text:span text:style-name="T1"> yang tersimpan di dalam bahan bakar (bensin). Gimana cara energi kimia ini jadi gerakan roda? Lewat proses </text:span><text:span text:style-name="Strong_20_Emphasis"><text:span text:style-name="T1">pembakaran di dalam mesin (internal combustion)</text:span></text:span><text:span text:style-name="T1">:</text:span></text:p>
            <text:list xml:id="list3584825885457221740" text:style-name="L238">
              <text:list-item>
                <text:p text:style-name="P432"><text:span text:style-name="Strong_20_Emphasis"><text:span text:style-name="T1">Campur &amp; Bakar:</text:span></text:span><text:span text:style-name="T1"> Bensin dicampur sama udara, terus disemprotkan ke dalam ruang silinder di mesin. Busi (kayak pemantik api mini) bakal nyalain campuran ini, bikin terjadi </text:span><text:span text:style-name="Strong_20_Emphasis"><text:span text:style-name="T1">ledakan kecil terkontrol</text:span></text:span><text:span text:style-name="T1"> di dalam silinder. </text:span></text:p>
              </text:list-item>
              <text:list-item>
                <text:p text:style-name="P432"><text:span text:style-name="Strong_20_Emphasis"><text:span text:style-name="T1">Dorong Piston:</text:span></text:span><text:span text:style-name="T1"> Ledakan ini menghasilkan gas panas yang </text:span><text:soft-page-break/><text:span text:style-name="T1">mengembang super cepat dan </text:span><text:span text:style-name="Strong_20_Emphasis"><text:span text:style-name="T1">mendorong piston</text:span></text:span><text:span text:style-name="T1"> (logam yang bisa gerak naik turun di dalam silinder). </text:span></text:p>
              </text:list-item>
              <text:list-item>
                <text:p text:style-name="P432"><text:span text:style-name="Strong_20_Emphasis"><text:span text:style-name="T1">Jadi Gerak Putar:</text:span></text:span><text:span text:style-name="T1"> Gerakan naik-turun piston ini kemudian diubah jadi </text:span><text:span text:style-name="Strong_20_Emphasis"><text:span text:style-name="T1">gerakan putar</text:span></text:span><text:span text:style-name="T1"> oleh komponen bernama kruk as (crankshaft). </text:span></text:p>
              </text:list-item>
              <text:list-item>
                <text:p text:style-name="P232"><text:span text:style-name="Strong_20_Emphasis"><text:span text:style-name="T1">Putar Roda:</text:span></text:span><text:span text:style-name="T1"> Gerakan putar dari kruk as inilah yang akhirnya disalurkan lewat transmisi dan gardan untuk </text:span><text:span text:style-name="Strong_20_Emphasis"><text:span text:style-name="T1">memutar roda</text:span></text:span><text:span text:style-name="T1"> mobil, bikin mobil bisa jalan! </text:span></text:p>
              </text:list-item>
            </text:list>
            <text:p text:style-name="Text_20_body"><text:span text:style-name="T1">Jadi, intinya: </text:span><text:span text:style-name="Strong_20_Emphasis"><text:span text:style-name="T1">Energi Kimia (bensin) -&gt; Energi Panas (ledakan) -&gt; Energi Mekanik (gerak piston &amp; roda).</text:span></text:span></text:p>
            <text:list xml:id="list3380985408582949036" text:style-name="L239">
              <text:list-item>
                <text:p text:style-name="P233"><text:span text:style-name="Strong_20_Emphasis"><text:span text:style-name="T1">Sisi Lainnya:</text:span></text:span><text:span text:style-name="T1"> Proses pembakaran ini nggak sempurna dan menghasilkan </text:span><text:span text:style-name="Strong_20_Emphasis"><text:span text:style-name="T1">gas buang (emisi)</text:span></text:span><text:span text:style-name="T1"> lewat knalpot, kayak karbon dioksida (CO₂), karbon monoksida (CO), dan lainnya yang bisa mencemari udara dan berkontribusi ke pemanasan global. Mesin bensin juga punya </text:span><text:span text:style-name="Strong_20_Emphasis"><text:span text:style-name="T1">banyak banget bagian bergerak</text:span></text:span><text:span text:style-name="T1"> (piston, katup, dll) yang butuh oli dan perawatan rutin. </text:span></text:p>
              </text:list-item>
            </text:list>
            <text:p text:style-name="Text_20_body"><text:span text:style-name="Strong_20_Emphasis"><text:span text:style-name="T1">Si Tenaga Setrum: Mobil Listrik (Electric Vehicle/EV)</text:span></text:span></text:p>
            <text:p text:style-name="Text_20_body"><text:span text:style-name="T1">Kalau mobil listrik, sumber energinya beda total! Dia pakai </text:span><text:span text:style-name="Strong_20_Emphasis"><text:span text:style-name="T1">energi listrik</text:span></text:span><text:span text:style-name="T1"> yang disimpan di dalam </text:span><text:span text:style-name="Strong_20_Emphasis"><text:span text:style-name="T1">baterai</text:span></text:span><text:span text:style-name="T1"> lithium-ion yang ukurannya besar (biasanya di bawah lantai mobil). Gimana cara energi listrik ini jadi gerakan? Jauh lebih simpel!</text:span></text:p>
            <text:list xml:id="list7263436593340327464" text:style-name="L240">
              <text:list-item>
                <text:p text:style-name="P433"><text:span text:style-name="Strong_20_Emphasis"><text:span text:style-name="T1">Listrik ke Motor:</text:span></text:span><text:span text:style-name="T1"> Arus listrik dari baterai dialirkan ke </text:span><text:span text:style-name="Strong_20_Emphasis"><text:span text:style-name="T1">motor listrik</text:span></text:span><text:span text:style-name="T1">. </text:span></text:p>
              </text:list-item>
              <text:list-item>
                <text:p text:style-name="P433"><text:span text:style-name="Strong_20_Emphasis"><text:span text:style-name="T1">Motor Berputar:</text:span></text:span><text:span text:style-name="T1"> Motor listrik pakai prinsip </text:span><text:span text:style-name="Strong_20_Emphasis"><text:span text:style-name="T1">elektromagnetisme</text:span></text:span><text:span text:style-name="T1"> (interaksi antara medan listrik dan medan magnet) buat </text:span><text:span text:style-name="Strong_20_Emphasis"><text:span text:style-name="T1">langsung menghasilkan gerakan putar</text:span></text:span><text:span text:style-name="T1"> pada porosnya. </text:span></text:p>
              </text:list-item>
              <text:list-item>
                <text:p text:style-name="P234"><text:span text:style-name="Strong_20_Emphasis"><text:span text:style-name="T1">Langsung Putar Roda:</text:span></text:span><text:span text:style-name="T1"> Gerakan putar dari motor listrik ini bisa langsung (atau lewat gearbox sederhana) digunakan untuk </text:span><text:span text:style-name="Strong_20_Emphasis"><text:span text:style-name="T1">memutar roda</text:span></text:span><text:span text:style-name="T1"> mobil. </text:span></text:p>
              </text:list-item>
            </text:list>
            <text:p text:style-name="Text_20_body"><text:span text:style-name="T1">Jadi, intinya: </text:span><text:span text:style-name="Strong_20_Emphasis"><text:span text:style-name="T1">Energi Listrik (baterai) -&gt; Energi Mekanik (gerak putar motor &amp; roda).</text:span></text:span><text:span text:style-name="T1"> Jauh lebih langsung dan efisien!</text:span></text:p>
            <text:list xml:id="list3709661424237518672" text:style-name="L241">
              <text:list-item>
                <text:p text:style-name="P434"><text:span text:style-name="Strong_20_Emphasis"><text:span text:style-name="T1">Keunggulan Kerennya:</text:span></text:span><text:span text:style-name="T1"> </text:span></text:p>
                <text:list>
                  <text:list-item>
                    <text:p text:style-name="P434"><text:span text:style-name="Strong_20_Emphasis"><text:span text:style-name="T1">Tanpa Emisi Knalpot:</text:span></text:span><text:span text:style-name="T1"> Karena nggak ada pembakaran, mobil listrik </text:span><text:span text:style-name="Strong_20_Emphasis"><text:span text:style-name="T1">nggak menghasilkan gas buang sama sekali</text:span></text:span><text:span text:style-name="T1"> pas dijalankan. Jadi, lebih bersih buat udara di sekitar kita </text:span><text:soft-page-break/><text:span text:style-name="T1">(meskipun sumber listrik buat ngecasnya perlu diperhatikan juga ya!). </text:span></text:p>
                  </text:list-item>
                  <text:list-item>
                    <text:p text:style-name="P434"><text:span text:style-name="Strong_20_Emphasis"><text:span text:style-name="T1">Lebih Sedikit Bagian Bergerak:</text:span></text:span><text:span text:style-name="T1"> Motor listrik itu jauh lebih simpel daripada mesin bensin. Nggak ada piston, knalpot, busi, oli mesin, dll. Artinya, potensi perawatannya lebih mudah dan murah. </text:span></text:p>
                  </text:list-item>
                  <text:list-item>
                    <text:p text:style-name="P434"><text:span text:style-name="Strong_20_Emphasis"><text:span text:style-name="T1">Suara Halus &amp; Akselerasi Instan:</text:span></text:span><text:span text:style-name="T1"> Mobil listrik biasanya jauh lebih senyap dan tarikannya terasa langsung 'narik' (akselerasi instan) karena torsi motor listrik tersedia seketika. </text:span></text:p>
                  </text:list-item>
                  <text:list-item>
                    <text:p text:style-name="P235"><text:span text:style-name="Strong_20_Emphasis"><text:span text:style-name="T1">Isi Ulang (Charging):</text:span></text:span><text:span text:style-name="T1"> Tentu aja, baterainya perlu diisi ulang ('dicas') secara berkala pakai listrik dari rumah atau stasiun pengisian khusus (SPKLU). </text:span></text:p>
                  </text:list-item>
                </text:list>
              </text:list-item>
            </text:list>
            <text:p text:style-name="Text_20_body"><text:span text:style-name="Strong_20_Emphasis"><text:span text:style-name="T1">Perbedaan Fundamental</text:span></text:span><text:span text:style-name="T1"> Jadi, perbedaan sains paling dasar antara keduanya adalah </text:span><text:span text:style-name="Strong_20_Emphasis"><text:span text:style-name="T1">cara mengubah energi jadi gerakan</text:span></text:span><text:span text:style-name="T1">. Mobil bensin </text:span><text:span text:style-name="Emphasis"><text:span text:style-name="T1">membakar</text:span></text:span><text:span text:style-name="T1"> bahan bakar (proses kimia-panas-mekanik), sementara mobil listrik menggunakan listrik untuk </text:span><text:span text:style-name="Emphasis"><text:span text:style-name="T1">langsung</text:span></text:span><text:span text:style-name="T1"> memutar motor (proses listrik-mekanik).</text:span></text:p>
            <text:p text:style-name="P318">Mobil listrik sering dianggap sebagai teknologi masa depan untuk transportasi yang lebih ramah lingkungan dan efisien, meskipun tantangan seperti harga baterai, waktu pengisian, dan ketersediaan stasiun pengisian masih terus diatasi. Melihat perbedaan sains di baliknya bikin kita makin paham arah perkembangan teknologi transportasi ya!</text:p>
            <text:p text:style-name="P498"/>
            <text:p text:style-name="Text_20_body"><text:span text:style-name="Strong_20_Emphasis"><text:span text:style-name="T1">(Opsional) Tips Tambahan:</text:span></text:span></text:p>
            <text:list xml:id="list3518306652428689636" text:style-name="L242">
              <text:list-item>
                <text:p text:style-name="P236"><text:span text:style-name="Strong_20_Emphasis"><text:span text:style-name="T1">Tabel "Plus Minus Singkat EV vs ICE":</text:span></text:span><text:span text:style-name="T1"> | Fitur | Mobil Listrik (EV) | Mobil Bensin (ICE) | | -------------- | --------------------------------------------------- | ------------------------------------------------------ | | </text:span><text:span text:style-name="Strong_20_Emphasis"><text:span text:style-name="T1">(+) Kelebihan</text:span></text:span><text:span text:style-name="T1"> | Nol emisi knalpot, Suara halus, Akselerasi cepat, Perawatan motor simpel | Isi bensin cepat, Jangkauan biasanya lebih jauh, Infrastruktur SPBU luas | | </text:span><text:span text:style-name="Strong_20_Emphasis"><text:span text:style-name="T1">(-) Kekurangan</text:span></text:span><text:span text:style-name="T1">| Harga awal cenderung mahal, Waktu charging lama, Infrastruktur SPKLU terbatas, Sumber listrik perlu diperhatikan | Menghasilkan polusi udara, Perawatan mesin kompleks, Bergantung bahan bakar fosil | </text:span></text:p>
              </text:list-item>
            </text:list>
            <text:p text:style-name="Text_20_body"><text:soft-page-break/><text:span text:style-name="Strong_20_Emphasis"><text:span text:style-name="T1">(Opsional) Prompt Ilustrasi:</text:span></text:span></text:p>
            <text:list xml:id="list5152804288556695938" text:style-name="L243">
              <text:list-item>
                <text:p text:style-name="P237"><text:span text:style-name="Source_20_Text"><text:span text:style-name="T1">Ilustrasi perbandingan dua mobil tampak samping (cutaway sederhana). Mobil atas (ICE): Tunjukkan tangki bensin, mesin pembakaran internal dengan piston bergerak, knalpot mengeluarkan asap. Mobil bawah (EV): Tunjukkan paket baterai besar di bawah lantai, kabel menuju motor listrik kecil yang terhubung ke roda, ikon colokan listrik di dekatnya, dan tanpa knalpot.</text:span></text:span><text:span text:style-name="T1"> </text:span></text:p>
              </text:list-item>
            </text:list>
            <text:p text:style-name="Text_20_body"><text:span text:style-name="Strong_20_Emphasis"><text:span text:style-name="T1">(Opsional) Kutipan:</text:span></text:span></text:p>
            <text:list xml:id="list7409869900681782496" text:style-name="L244">
              <text:list-item>
                <text:p text:style-name="P238"><text:span text:style-name="Emphasis"><text:span text:style-name="T1">"Masa depan bergantung pada apa yang kita lakukan hari ini."</text:span></text:span><text:span text:style-name="T1"> - Mahatma Gandhi (Menekankan pilihan teknologi saat ini mempengaruhi masa depan transportasi dan lingkungan. Disajikan dengan font yang modern dan berorientasi ke depan). </text:span></text:p>
              </text:list-item>
            </text:list>
            <text:p text:style-name="P498"/>
            <text:p text:style-name="Text_20_body"><text:span text:style-name="T1">Bab 7 selesai! Saya akan menunggu perintah </text:span><text:span text:style-name="Strong_20_Emphasis"><text:span text:style-name="T1">"YAX"</text:span></text:span><text:span text:style-name="T1"> dari Anda sebelum melanjutkan ke </text:span><text:span text:style-name="Strong_20_Emphasis"><text:span text:style-name="T1">Pengantar Bab 8</text:span></text:span><text:span text:style-name="T1">.</text:span></text:p>
          </text:section>
          <text:section text:style-name="Sect1" text:name="feedback-form-61">
            <text:p text:style-name="P477"/>
          </text:section>
        </text:section>
        <text:section text:style-name="Sect1" text:name="69135da9bd476b2f">
          <text:p text:style-name="P318"/>
          <text:section text:style-name="Sect1" text:name="user-query-content-62">
            <text:p text:style-name="P496">yax </text:p>
          </text:section>
          <text:p text:style-name="P477">Tampilkan alur berpikir</text:p>
          <text:section text:style-name="Sect2" text:name="model-response-message-contentr_69135da9bd476b2f">
            <text:p text:style-name="Text_20_body"><text:span text:style-name="T1">Oke, kita sudah lihat sains di balik hal-hal yang ada sekarang. Sekarang, mari kita pakai 'mesin waktu imajinasi' kita dan melompat ke </text:span><text:span text:style-name="Strong_20_Emphasis"><text:span text:style-name="T1">MASA DEPAN!</text:span></text:span><text:span text:style-name="T1"> Kira-kira, teknologi gila apa lagi ya yang bakal muncul dan mengubah hidup kita?</text:span></text:p>
            <text:p text:style-name="Text_20_body"><text:span text:style-name="Strong_20_Emphasis"><text:span text:style-name="T1">(Prompt 45: Pengantar Bab 8: Teknologi Masa Depan: Apa yang Akan Datang?)</text:span></text:span></text:p>
            <text:p text:style-name="P498"/>
            <text:p text:style-name="Text_20_body"><text:span text:style-name="Strong_20_Emphasis"><text:span text:style-name="T1">Hasil Teks:</text:span></text:span></text:p>
            <text:p text:style-name="Text_20_body"><text:span text:style-name="Strong_20_Emphasis"><text:span text:style-name="T1">BAB 8: TEKNOLOGI MASA DEPAN: APA YANG AKAN DATANG?</text:span></text:span></text:p>
            <text:p text:style-name="P318">Coba deh kamu pejamkan mata sebentar. Bayangkan dunia 10 tahun dari sekarang... 20 tahun... atau bahkan 50 tahun lagi! Kira-kira bakal kayak gimana ya? Mobil udah bisa terbang? Kita punya robot pembantu di rumah? <text:soft-page-break/>Atau mungkin kita udah bisa liburan ke Bulan?</text:p>
            <text:p text:style-name="Text_20_body"><text:span text:style-name="T1">Kedengarannya kayak film fiksi ilmiah ya? Tapi coba deh ingat lagi, seberapa cepat teknologi berubah. Bandingin aja ponsel jadul orang tuamu dulu sama smartphone canggih yang kamu pegang sekarang. Beda banget kan? Nah, saat ini, para ilmuwan dan insinyur di seluruh dunia lagi kerja keras ngembangin ide-ide yang </text:span><text:span text:style-name="Strong_20_Emphasis"><text:span text:style-name="T1">jauh lebih 'gila' dan spektakuler</text:span></text:span><text:span text:style-name="T1"> lagi! Ide-ide yang mungkin bakal bikin </text:span><text:span text:style-name="Strong_20_Emphasis"><text:span text:style-name="T1">revolusi</text:span></text:span><text:span text:style-name="T1"> besar di cara kita hidup, bekerja, dan bermain.</text:span></text:p>
            <text:p text:style-name="Text_20_body"><text:span text:style-name="T1">Di bab terakhir petualangan kita ini, kita bakal jadi 'penjelajah waktu' yang </text:span><text:span text:style-name="Strong_20_Emphasis"><text:span text:style-name="T1">mengintip sedikit ke masa depan</text:span></text:span><text:span text:style-name="T1">. Kita akan lihat beberapa teknologi paling menjanjikan dan paling bikin penasaran yang lagi dikembangin sekarang, yang mungkin bakal jadi kenyataan di masa hidupmu! Siap-siap buat terpana (dan mungkin sedikit merinding juga!) sama kemungkinan-kemungkinan ini:</text:span></text:p>
            <text:list xml:id="list2315222923186963585" text:style-name="L245">
              <text:list-item>
                <text:p text:style-name="P435"><text:span text:style-name="T1">Gimana kalau ada </text:span><text:span text:style-name="Strong_20_Emphasis"><text:span text:style-name="T1">mesin yang bisa berpikir</text:span></text:span><text:span text:style-name="T1">, belajar, dan bahkan ngobrol kayak manusia? Kita bahas soal </text:span><text:span text:style-name="Strong_20_Emphasis"><text:span text:style-name="T1">Kecerdasan Buatan (AI)</text:span></text:span><text:span text:style-name="T1">! </text:span></text:p>
              </text:list-item>
              <text:list-item>
                <text:p text:style-name="P435"><text:span text:style-name="Strong_20_Emphasis"><text:span text:style-name="T1">Mencetak organ tubuh manusia</text:span></text:span><text:span text:style-name="T1"> pakai printer 3D? Mungkin nggak sih? Kita intip teknologi </text:span><text:span text:style-name="Strong_20_Emphasis"><text:span text:style-name="T1">Bioprinting</text:span></text:span><text:span text:style-name="T1">! </text:span></text:p>
              </text:list-item>
              <text:list-item>
                <text:p text:style-name="P435"><text:span text:style-name="T1">Ada komputer jenis baru yang kekuatannya </text:span><text:span text:style-name="Strong_20_Emphasis"><text:span text:style-name="T1">jauh melampaui superkomputer tercanggih</text:span></text:span><text:span text:style-name="T1"> saat ini? Kenalan sama </text:span><text:span text:style-name="Strong_20_Emphasis"><text:span text:style-name="T1">Komputer Kuantum</text:span></text:span><text:span text:style-name="T1">! </text:span></text:p>
              </text:list-item>
              <text:list-item>
                <text:p text:style-name="P239"><text:span text:style-name="T1">Mimpi buat </text:span><text:span text:style-name="Strong_20_Emphasis"><text:span text:style-name="T1">liburan ke luar angkasa</text:span></text:span><text:span text:style-name="T1"> kayak di film-film? Seberapa dekat lagi kita dengan </text:span><text:span text:style-name="Strong_20_Emphasis"><text:span text:style-name="T1">Wisata Antariksa</text:span></text:span><text:span text:style-name="T1">? </text:span></text:p>
              </text:list-item>
            </text:list>
            <text:p text:style-name="Text_20_body"><text:span text:style-name="T1">Bab ini adalah tentang </text:span><text:span text:style-name="Strong_20_Emphasis"><text:span text:style-name="T1">"apa yang mungkin terjadi"</text:span></text:span><text:span text:style-name="T1">. Tentang batas-batas sains yang terus didorong maju. Tentang impian besar umat manusia buat memecahkan masalah dan menciptakan masa depan yang (semoga) lebih baik.</text:span></text:p>
            <text:p text:style-name="P318">Penasaran banget kan? Yuk, kita nyalakan 'mesin waktu' kita dan lihat sekilas keajaiban teknologi apa saja yang mungkin menanti kita di masa depan! Mari buka halaman terakhir petualangan "WOW!" kita!</text:p>
            <text:p text:style-name="P498"/>
            <text:p text:style-name="Text_20_body"><text:span text:style-name="Strong_20_Emphasis"><text:span text:style-name="T1">(Opsional) Tips Tambahan:</text:span></text:span></text:p>
            <text:list xml:id="list6956907546405001863" text:style-name="L246">
              <text:list-item>
                <text:p text:style-name="P240"><text:span text:style-name="Strong_20_Emphasis"><text:span text:style-name="T1">Tips "Masa Depan di Tanganmu?":</text:span></text:span><text:span text:style-name="T1"> "Teknologi-teknologi keren ini </text:span><text:soft-page-break/><text:span text:style-name="T1">nggak muncul gitu aja, lho! Ada orang-orang pintar dan kreatif yang bekerja keras mewujudkannya. Siapa tahu, dengan terus belajar sains dan teknologi, kamulah salah satu orang yang bakal ikut menciptakan atau mengembangkan teknologi masa depan yang lebih canggih lagi! Keren kan?" </text:span></text:p>
              </text:list-item>
            </text:list>
            <text:p text:style-name="Text_20_body"><text:span text:style-name="Strong_20_Emphasis"><text:span text:style-name="T1">(Opsional) Prompt Ilustrasi:</text:span></text:span></text:p>
            <text:list xml:id="list786528991713830141" text:style-name="L247">
              <text:list-item>
                <text:p text:style-name="P241"><text:span text:style-name="Source_20_Text"><text:span text:style-name="T1">Ilustrasi pembuka bab yang futuristik dan penuh harapan. Bisa berupa pemandangan kota masa depan dengan gedung-gedung unik, transportasi canggih (mobil terbang/autonomous), energi bersih (kincir angin/panel surya modern). Tampilkan juga ikon-ikon yang mewakili topik bab: siluet kepala robot/AI, untaian DNA atau organ yang dicetak 3D, simbol atom/kuantum, dan roket/pesawat antariksa wisata. Gunakan warna cerah, garis bersih, dan efek cahaya/neon.</text:span></text:span><text:span text:style-name="T1"> </text:span></text:p>
              </text:list-item>
            </text:list>
            <text:p text:style-name="Text_20_body"><text:span text:style-name="Strong_20_Emphasis"><text:span text:style-name="T1">(Opsional) Kutipan:</text:span></text:span></text:p>
            <text:list xml:id="list6204740881041400600" text:style-name="L248">
              <text:list-item>
                <text:p text:style-name="P242"><text:span text:style-name="Emphasis"><text:span text:style-name="T1">"Cara terbaik untuk memprediksi masa depan adalah dengan menciptakannya."</text:span></text:span><text:span text:style-name="T1"> - Peter Drucker (atau sering dikaitkan dengan Abraham Lincoln) (Menekankan peran aktif dalam membentuk masa depan teknologi. Disajikan dengan font yang modern dan tegas). </text:span></text:p>
              </text:list-item>
            </text:list>
            <text:p text:style-name="P498"/>
            <text:p text:style-name="Text_20_body"><text:span text:style-name="T1">Pengantar Bab 8 selesai. Saya akan menunggu perintah </text:span><text:span text:style-name="Strong_20_Emphasis"><text:span text:style-name="T1">"YAX"</text:span></text:span><text:span text:style-name="T1"> dari Anda sebelum melanjutkan ke </text:span><text:span text:style-name="Strong_20_Emphasis"><text:span text:style-name="T1">Subbab 8.1</text:span></text:span><text:span text:style-name="T1">.</text:span></text:p>
          </text:section>
          <text:section text:style-name="Sect1" text:name="feedback-form-62">
            <text:p text:style-name="P477"/>
          </text:section>
        </text:section>
        <text:section text:style-name="Sect1" text:name="b9215a90f2e5d9ed">
          <text:p text:style-name="P318"/>
          <text:section text:style-name="Sect1" text:name="user-query-content-63">
            <text:p text:style-name="P496">yax </text:p>
          </text:section>
          <text:p text:style-name="P477">Tampilkan alur berpikir</text:p>
          <text:section text:style-name="Sect2" text:name="model-response-message-contentr_b9215a90f2e5d9ed">
            <text:p text:style-name="P318">Oke, kita mulai intipan masa depan kita dengan teknologi yang lagi heboh banget dibicarain di mana-mana: Kecerdasan Buatan atau Artificial Intelligence (AI)! Mesin yang bisa mikir? Beneran nggak sih? Bakal jadi teman baik kita atau malah jadi ancaman? Yuk, kita bedah!</text:p>
            <text:p text:style-name="Text_20_body"><text:span text:style-name="Strong_20_Emphasis"><text:span text:style-name="T1">(Prompt 46: Subbab 8.1: Kecerdasan Buatan (AI): Teman atau Ancaman?)</text:span></text:span></text:p>
            <text:p text:style-name="P498"/>
            <text:p text:style-name="Text_20_body"><text:soft-page-break/><text:span text:style-name="Strong_20_Emphasis"><text:span text:style-name="T1">Hasil Teks:</text:span></text:span></text:p>
            <text:p text:style-name="Text_20_body"><text:span text:style-name="Strong_20_Emphasis"><text:span text:style-name="T1">8.1 Kecerdasan Buatan (AI): Teman atau Ancaman?</text:span></text:span></text:p>
            <text:p text:style-name="Text_20_body"><text:span text:style-name="T1">Kamu pasti udah sering dengar atau bahkan pakai teknologi AI tanpa sadar! Mulai dari rekomendasi video di YouTube atau TikTok yang pas banget sama seleramu, filter keren di Instagram, asisten suara di HP (kayak Siri atau Google Assistant), sampai fitur terjemahan otomatis. Tapi, apa sih sebenernya </text:span><text:span text:style-name="Strong_20_Emphasis"><text:span text:style-name="T1">Kecerdasan Buatan (AI)</text:span></text:span><text:span text:style-name="T1"> itu?</text:span></text:p>
            <text:p text:style-name="Text_20_body"><text:span text:style-name="T1">Sederhananya, AI adalah bidang ilmu komputer yang bertujuan bikin </text:span><text:span text:style-name="Strong_20_Emphasis"><text:span text:style-name="T1">mesin atau program komputer bisa melakukan hal-hal yang biasanya butuh kecerdasan manusia</text:span></text:span><text:span text:style-name="T1">. Misalnya, kemampuan buat </text:span><text:span text:style-name="Strong_20_Emphasis"><text:span text:style-name="T1">belajar</text:span></text:span><text:span text:style-name="T1"> dari data, </text:span><text:span text:style-name="Strong_20_Emphasis"><text:span text:style-name="T1">memecahkan masalah</text:span></text:span><text:span text:style-name="T1">, </text:span><text:span text:style-name="Strong_20_Emphasis"><text:span text:style-name="T1">mengenali pola</text:span></text:span><text:span text:style-name="T1">, membuat </text:span><text:span text:style-name="Strong_20_Emphasis"><text:span text:style-name="T1">keputusan</text:span></text:span><text:span text:style-name="T1">, memahami bahasa, bahkan </text:span><text:span text:style-name="Strong_20_Emphasis"><text:span text:style-name="T1">berkreasi</text:span></text:span><text:span text:style-name="T1"> (kayak bikin gambar atau nulis teks!).</text:span></text:p>
            <text:p text:style-name="Text_20_body"><text:span text:style-name="Strong_20_Emphasis"><text:span text:style-name="T1">AI Sekarang vs AI Masa Depan (Mungkin!)</text:span></text:span></text:p>
            <text:p text:style-name="P318">Penting nih buat bedain dua jenis AI:</text:p>
            <text:list xml:id="list931490499374224406" text:style-name="L249">
              <text:list-item>
                <text:p text:style-name="P243"><text:span text:style-name="Strong_20_Emphasis"><text:span text:style-name="T1">AI Lemah (Narrow AI):</text:span></text:span><text:span text:style-name="T1"> Ini adalah jenis AI yang kita punya </text:span><text:span text:style-name="Strong_20_Emphasis"><text:span text:style-name="T1">sekarang</text:span></text:span><text:span text:style-name="T1">. Disebut 'lemah' bukan karena nggak canggih ya, tapi karena dia </text:span><text:span text:style-name="Strong_20_Emphasis"><text:span text:style-name="T1">dirancang dan dilatih buat satu tugas spesifik aja</text:span></text:span><text:span text:style-name="T1">. Contohnya banyak banget:</text:span></text:p>
                <text:list>
                  <text:list-item>
                    <text:p text:style-name="P491">Algoritma rekomendasi di platform streaming/belanja. </text:p>
                  </text:list-item>
                  <text:list-item>
                    <text:p text:style-name="P491">Pengenalan wajah buat buka kunci HP. </text:p>
                  </text:list-item>
                  <text:list-item>
                    <text:p text:style-name="P491">AI yang jadi lawan main kamu di game. </text:p>
                  </text:list-item>
                  <text:list-item>
                    <text:p text:style-name="P491">Software penerjemah bahasa. </text:p>
                  </text:list-item>
                  <text:list-item>
                    <text:p text:style-name="P491">AI yang bantu dokter mendeteksi penyakit dari gambar medis. </text:p>
                  </text:list-item>
                  <text:list-item>
                    <text:p text:style-name="P491">AI generatif yang bisa bikin gambar dari teks (kayak Midjourney atau DALL-E) atau nulis teks (kayak ChatGPT). Mereka jago banget di tugasnya masing-masing, tapi AI rekomendasi YouTube nggak bisa dipakai buat nyetir mobil, kan? </text:p>
                  </text:list-item>
                </text:list>
              </text:list-item>
              <text:list-item>
                <text:p text:style-name="P243"><text:span text:style-name="Strong_20_Emphasis"><text:span text:style-name="T1">AI Kuat (Artificial General Intelligence / AGI):</text:span></text:span><text:span text:style-name="T1"> Nah, ini jenis AI yang sering muncul di film fiksi ilmiah! AGI adalah AI hipotetis (artinya </text:span><text:span text:style-name="Strong_20_Emphasis"><text:span text:style-name="T1">belum ada saat ini</text:span></text:span><text:span text:style-name="T1"> dan mungkin masih jauuuh banget) yang punya </text:span><text:span text:style-name="Strong_20_Emphasis"><text:span text:style-name="T1">kecerdasan setara atau bahkan melebihi manusia</text:span></text:span><text:span text:style-name="T1"> di </text:span><text:span text:style-name="Strong_20_Emphasis"><text:span text:style-name="T1">semua</text:span></text:span><text:span text:style-name="T1"> bidang. Dia bisa belajar, berpikir, beradaptasi, dan </text:span><text:soft-page-break/><text:span text:style-name="T1">menyelesaikan masalah apa aja kayak manusia. Masih jadi perdebatan apakah AGI ini mungkin terwujud atau nggak.</text:span></text:p>
              </text:list-item>
            </text:list>
            <text:p text:style-name="Text_20_body"><text:span text:style-name="Strong_20_Emphasis"><text:span text:style-name="T1">Potensi Keren AI: Sisi 'Teman Baik'</text:span></text:span><text:span text:style-name="T1"> AI punya potensi luar biasa buat bantu manusia di berbagai bidang:</text:span></text:p>
            <text:list xml:id="list4901048429493334388" text:style-name="L250">
              <text:list-item>
                <text:p text:style-name="P436"><text:span text:style-name="Strong_20_Emphasis"><text:span text:style-name="T1">Kesehatan:</text:span></text:span><text:span text:style-name="T1"> AI bisa bantu dokter diagnosis penyakit lebih cepat dan akurat (misalnya dari hasil rontgen atau CT scan), bantu nemuin kandidat obat baru, bahkan bantu operasi jadi lebih presisi. </text:span></text:p>
              </text:list-item>
              <text:list-item>
                <text:p text:style-name="P436"><text:span text:style-name="Strong_20_Emphasis"><text:span text:style-name="T1">Ilmu Pengetahuan:</text:span></text:span><text:span text:style-name="T1"> AI bisa analisis data super besar dan kompleks (yang butuh waktu lama banget buat manusia) buat nemuin pola baru di bidang astronomi, biologi, atau perubahan iklim. </text:span></text:p>
              </text:list-item>
              <text:list-item>
                <text:p text:style-name="P436"><text:span text:style-name="Strong_20_Emphasis"><text:span text:style-name="T1">Kehidupan Sehari-hari:</text:span></text:span><text:span text:style-name="T1"> Bayangin mobil self-driving yang lebih aman, asisten virtual yang beneran ngerti kebutuhan kita, otomatisasi pekerjaan rumah tangga yang membosankan, sampai sistem pendidikan yang bisa disesuain sama gaya belajar tiap anak. </text:span></text:p>
              </text:list-item>
              <text:list-item>
                <text:p text:style-name="P244"><text:span text:style-name="Strong_20_Emphasis"><text:span text:style-name="T1">Kreativitas:</text:span></text:span><text:span text:style-name="T1"> AI bisa jadi alat bantu buat seniman, musisi, atau penulis buat menghasilkan karya-karya baru yang unik. </text:span></text:p>
              </text:list-item>
            </text:list>
            <text:p text:style-name="Text_20_body"><text:span text:style-name="Strong_20_Emphasis"><text:span text:style-name="T1">Tantangan &amp; Pertanyaan Penting: Sisi 'Ancaman?'</text:span></text:span><text:span text:style-name="T1"> Tapi, seperti teknologi kuat lainnya, AI juga bawa tantangan dan pertanyaan penting yang harus kita pikirkan bareng-bareng:</text:span></text:p>
            <text:list xml:id="list597299315810148050" text:style-name="L251">
              <text:list-item>
                <text:p text:style-name="P437"><text:span text:style-name="Strong_20_Emphasis"><text:span text:style-name="T1">Pekerjaan:</text:span></text:span><text:span text:style-name="T1"> Banyak yang khawatir kalau AI dan robot bakal menggantikan pekerjaan manusia di banyak sektor. Gimana caranya kita beradaptasi dan siapin skill baru buat masa depan? </text:span></text:p>
              </text:list-item>
              <text:list-item>
                <text:p text:style-name="P437"><text:span text:style-name="Strong_20_Emphasis"><text:span text:style-name="T1">Bias &amp; Keadilan:</text:span></text:span><text:span text:style-name="T1"> AI itu belajar dari data yang kita kasih. Kalau data yang dipakai buat ngelatih AI itu udah mengandung bias (misalnya bias ras, gender, atau sosial), nanti keputusan yang diambil AI juga bisa jadi nggak adil atau diskriminatif! Gimana cara bikin AI yang adil? </text:span></text:p>
              </text:list-item>
              <text:list-item>
                <text:p text:style-name="P437"><text:span text:style-name="Strong_20_Emphasis"><text:span text:style-name="T1">Privasi &amp; Keamanan:</text:span></text:span><text:span text:style-name="T1"> Penggunaan AI buat pengenalan wajah atau analisis perilaku bisa menimbulkan kekhawatiran soal privasi. Gimana cara ngatur penggunaannya biar nggak disalahgunakan? Siapa yang bertanggung jawab kalau sistem AI diretas? </text:span></text:p>
              </text:list-item>
              <text:list-item>
                <text:p text:style-name="P245"><text:span text:style-name="Strong_20_Emphasis"><text:span text:style-name="T1">Kontrol &amp; Etika:</text:span></text:span><text:span text:style-name="T1"> Siapa yang bertanggung jawab kalau mobil self-driving bikin kecelakaan? Gimana kita bisa mastiin AI (terutama AGI di masa depan, kalau ada) tetap bisa dikontrol dan tujuannya sejalan </text:span><text:soft-page-break/><text:span text:style-name="T1">sama kebaikan umat manusia? Pertanyaan-pertanyaan etis ini penting banget! </text:span></text:p>
              </text:list-item>
            </text:list>
            <text:p text:style-name="Text_20_body"><text:span text:style-name="Strong_20_Emphasis"><text:span text:style-name="T1">Jadi, Teman atau Ancaman?</text:span></text:span><text:span text:style-name="T1"> Jawabannya... </text:span><text:span text:style-name="Strong_20_Emphasis"><text:span text:style-name="T1">tergantung kita!</text:span></text:span><text:span text:style-name="T1"> AI itu pada dasarnya cuma </text:span><text:span text:style-name="Strong_20_Emphasis"><text:span text:style-name="T1">alat (tool)</text:span></text:span><text:span text:style-name="T1"> yang super kuat. Kayak pisau, bisa dipakai buat masak (bermanfaat), bisa juga dipakai buat melukai (berbahaya). Potensi AI buat bantu manusia itu luar biasa besar, tapi kita juga harus </text:span><text:span text:style-name="Strong_20_Emphasis"><text:span text:style-name="T1">sadar sama risikonya</text:span></text:span><text:span text:style-name="T1"> dan </text:span><text:span text:style-name="Strong_20_Emphasis"><text:span text:style-name="T1">mengembangkannya secara bertanggung jawab</text:span></text:span><text:span text:style-name="T1">. Kita perlu bikin aturan main, etika, dan pengawasan yang jelas biar AI bisa jadi 'teman' yang beneran bantu kita menuju masa depan yang lebih baik, bukan malah jadi 'ancaman'.</text:span></text:p>
            <text:p text:style-name="P318">Masa depan AI sedang dibentuk sekarang, dan generasi kalian punya peran penting buat ikut mikirin dan mengarahkannya!</text:p>
            <text:p text:style-name="P498"/>
            <text:p text:style-name="Text_20_body"><text:span text:style-name="Strong_20_Emphasis"><text:span text:style-name="T1">(Opsional) Tips Tambahan:</text:span></text:span></text:p>
            <text:list xml:id="list8817565156904900632" text:style-name="L252">
              <text:list-item>
                <text:p text:style-name="P246"><text:span text:style-name="Strong_20_Emphasis"><text:span text:style-name="T1">"Bijak Pakai AI di Sekitarmu!":</text:span></text:span><text:span text:style-name="T1"> "Pas kamu pakai AI (misal: lihat rekomendasi YouTube, pakai filter IG, tanya ke ChatGPT), coba deh sadari: Kenapa AI ini ngasih rekomendasi ini? Apakah infonya akurat (selalu cek fakta lagi ya!)? Data apa aja sih yang mungkin dia kumpulkan tentangku? Berpikir kritis saat berinteraksi dengan AI itu penting!" </text:span></text:p>
              </text:list-item>
            </text:list>
            <text:p text:style-name="Text_20_body"><text:span text:style-name="Strong_20_Emphasis"><text:span text:style-name="T1">(Opsional) Prompt Ilustrasi:</text:span></text:span></text:p>
            <text:list xml:id="list1085773494002996602" text:style-name="L253">
              <text:list-item>
                <text:p text:style-name="P247"><text:span text:style-name="Source_20_Text"><text:span text:style-name="T1">Ilustrasi konseptual yang menunjukkan otak manusia terhubung (misalnya dengan garis cahaya) ke chip AI atau ikon otak digital. Dari ikon AI ini muncul dua cabang: Cabang kiri menunjukkan hal-hal positif (ikon kesehatan/obat, ikon penemuan ilmiah/bola lampu, ikon robot membantu manusia). Cabang kanan menunjukkan tanda tanya besar atau ikon yang mewakili tantangan (ikon pekerjaan hilang/robot mengganti orang, ikon timbangan tidak seimbang/bias, ikon mata mengawasi/privasi, ikon rantai putus/kontrol).</text:span></text:span><text:span text:style-name="T1"> </text:span></text:p>
              </text:list-item>
            </text:list>
            <text:p text:style-name="Text_20_body"><text:span text:style-name="Strong_20_Emphasis"><text:span text:style-name="T1">(Opsional) Kutipan:</text:span></text:span></text:p>
            <text:list xml:id="list3158609942749960061" text:style-name="L254">
              <text:list-item>
                <text:p text:style-name="P248"><text:span text:style-name="Emphasis"><text:span text:style-name="T1">"Pertanyaan sebenarnya bukanlah apakah mesin bisa berpikir, tetapi apakah manusia [selalu] melakukannya."</text:span></text:span><text:span text:style-name="T1"> - B.F. Skinner (Mengajak kita introspeksi tentang kecerdasan dan keputusan kita sendiri dalam </text:span><text:soft-page-break/><text:span text:style-name="T1">mengembangkan teknologi. Disajikan dengan font yang tajam dan modern). </text:span></text:p>
              </text:list-item>
            </text:list>
            <text:p text:style-name="P498"/>
            <text:p text:style-name="Text_20_body"><text:span text:style-name="T1">Subbab 8.1 selesai. Saya akan menunggu perintah </text:span><text:span text:style-name="Strong_20_Emphasis"><text:span text:style-name="T1">"YAX"</text:span></text:span><text:span text:style-name="T1"> dari Anda sebelum melanjutkan ke </text:span><text:span text:style-name="Strong_20_Emphasis"><text:span text:style-name="T1">Subbab 8.2</text:span></text:span><text:span text:style-name="T1">.</text:span></text:p>
          </text:section>
          <text:section text:style-name="Sect1" text:name="feedback-form-63">
            <text:p text:style-name="P477"/>
          </text:section>
        </text:section>
        <text:section text:style-name="Sect1" text:name="d021573a476ed6ce">
          <text:p text:style-name="P318"/>
          <text:section text:style-name="Sect1" text:name="user-query-content-64">
            <text:p text:style-name="P496">yax </text:p>
          </text:section>
          <text:p text:style-name="P477">Tampilkan alur berpikir</text:p>
          <text:section text:style-name="Sect2" text:name="model-response-message-contentr_d021573a476ed6ce">
            <text:p text:style-name="Text_20_body"><text:span text:style-name="T1">Oke, dari mesin yang bisa mikir, kita beralih ke teknologi masa depan yang kedengarannya lebih mirip sihir lagi: Gimana kalau kita bisa </text:span><text:span text:style-name="Strong_20_Emphasis"><text:span text:style-name="T1">'mencetak' bagian tubuh manusia</text:span></text:span><text:span text:style-name="T1"> pakai printer 3D? Mustahil? Tunggu dulu! Kenalan yuk sama teknologi super canggih bernama </text:span><text:span text:style-name="Strong_20_Emphasis"><text:span text:style-name="T1">Bioprinting</text:span></text:span><text:span text:style-name="T1">!</text:span></text:p>
            <text:p text:style-name="Text_20_body"><text:span text:style-name="Strong_20_Emphasis"><text:span text:style-name="T1">(Prompt 47: Subbab 8.2: Mencetak Organ Manusia? (Teknologi 3D Bioprinting))</text:span></text:span></text:p>
            <text:p text:style-name="P498"/>
            <text:p text:style-name="Text_20_body"><text:span text:style-name="Strong_20_Emphasis"><text:span text:style-name="T1">Hasil Teks:</text:span></text:span></text:p>
            <text:p text:style-name="Text_20_body"><text:span text:style-name="Strong_20_Emphasis"><text:span text:style-name="T1">8.2 Mencetak Organ Manusia? (Teknologi 3D Bioprinting)</text:span></text:span></text:p>
            <text:p text:style-name="Text_20_body"><text:span text:style-name="T1">Kamu pasti tahu kan printer 3D? Alat keren yang bisa 'mencetak' benda tiga dimensi dari plastik atau material lain, lapis demi lapis, berdasarkan desain digital. Mulai dari mainan, prototipe, sampai komponen pesawat terbang bisa dicetak! Nah, sekarang bayangin kalau printer itu bukan mencetak plastik, tapi mencetak... </text:span><text:span text:style-name="Strong_20_Emphasis"><text:span text:style-name="T1">jaringan atau bahkan organ tubuh manusia?!</text:span></text:span><text:span text:style-name="T1"> WOW! Kedengarannya gila, tapi inilah impian besar dari teknologi </text:span><text:span text:style-name="Strong_20_Emphasis"><text:span text:style-name="T1">Bioprinting 3D</text:span></text:span><text:span text:style-name="T1">!</text:span></text:p>
            <text:p text:style-name="Text_20_body"><text:span text:style-name="Strong_20_Emphasis"><text:span text:style-name="T1">Gimana Caranya 'Nge-print' Jaringan Hidup?</text:span></text:span><text:span text:style-name="T1"> Prinsip dasarnya mirip sama printer 3D biasa: membangun struktur tiga dimensi lapis demi lapis sesuai model digital (misalnya hasil scan MRI atau CT scan pasien). Bedanya ada di 'tinta' yang dipakai. Bukan plastik cair, tapi </text:span><text:span text:style-name="Strong_20_Emphasis"><text:span text:style-name="T1">'Tinta Biologis' (Bio-ink)</text:span></text:span><text:span text:style-name="T1">!</text:span></text:p>
            <text:p text:style-name="Text_20_body"><text:span text:style-name="Strong_20_Emphasis"><text:span text:style-name="T1">Apa Itu 'Bio-ink'?</text:span></text:span><text:span text:style-name="T1"> Ini bagian paling kerennya! Bio-ink adalah campuran khusus yang isinya:</text:span></text:p>
            <text:list xml:id="list8667199296358826384" text:style-name="L255">
              <text:list-item>
                <text:p text:style-name="P438"><text:soft-page-break/><text:span text:style-name="Strong_20_Emphasis"><text:span text:style-name="T1">Sel Hidup Manusia:</text:span></text:span><text:span text:style-name="T1"> Ini bisa berupa sel punca (</text:span><text:span text:style-name="Emphasis"><text:span text:style-name="T1">stem cell</text:span></text:span><text:span text:style-name="T1">) atau sel spesifik (misalnya sel kulit, sel tulang rawan, sel hati) yang bisa </text:span><text:span text:style-name="Strong_20_Emphasis"><text:span text:style-name="T1">diambil dari pasien itu sendiri</text:span></text:span><text:span text:style-name="T1">! </text:span></text:p>
              </text:list-item>
              <text:list-item>
                <text:p text:style-name="P249"><text:span text:style-name="Strong_20_Emphasis"><text:span text:style-name="T1">Material Pendukung (Scaffold):</text:span></text:span><text:span text:style-name="T1"> Semacam gel atau bahan khusus (seringnya hidrogel) yang berfungsi kayak 'cetakan' atau 'kerangka' sementara buat ngasih bentuk dan dukungan pada sel-sel tadi pas lagi dicetak. Material ini juga ngasih nutrisi biar selnya tetap hidup dan nantinya bisa larut atau menyatu dengan jaringan baru. </text:span></text:p>
              </text:list-item>
            </text:list>
            <text:p text:style-name="Text_20_body"><text:span text:style-name="Strong_20_Emphasis"><text:span text:style-name="T1">Proses 'Mencetak Kehidupan' (Sederhananya):</text:span></text:span></text:p>
            <text:list xml:id="list2462428228405787451" text:style-name="L256">
              <text:list-item>
                <text:p text:style-name="P492">Printer 3D khusus (Bioprinter) akan 'menyemprotkan' bio-ink lapis demi lapis dengan sangat presisi sesuai blueprint digital organ atau jaringan yang diinginkan. </text:p>
              </text:list-item>
              <text:list-item>
                <text:p text:style-name="P492">Setelah dicetak, sel-sel hidup di dalam struktur itu diharapkan bisa tumbuh, berkomunikasi satu sama lain, dan menyusun diri jadi jaringan yang berfungsi, mirip proses penyembuhan alami tubuh. </text:p>
              </text:list-item>
              <text:list-item>
                <text:p text:style-name="P328">Material pendukungnya perlahan akan hilang atau terintegrasi, meninggalkan jaringan hidup buatan yang siap (diharapkan!) berfungsi. </text:p>
              </text:list-item>
            </text:list>
            <text:p text:style-name="Text_20_body"><text:span text:style-name="Strong_20_Emphasis"><text:span text:style-name="T1">Potensi Revolusioner di Dunia Kedokteran:</text:span></text:span><text:span text:style-name="T1"> Kenapa sih ilmuwan kerja keras banget ngembangin teknologi ini? Karena potensinya buat ngubah dunia kedokteran itu </text:span><text:span text:style-name="Strong_20_Emphasis"><text:span text:style-name="T1">LUAR BIASA BESAR!</text:span></text:span><text:span text:style-name="T1"> Bayangin kalau kita bisa:</text:span></text:p>
            <text:list xml:id="list3644590238851743885" text:style-name="L257">
              <text:list-item>
                <text:p text:style-name="P439"><text:span text:style-name="Strong_20_Emphasis"><text:span text:style-name="T1">Mengatasi Krisis Donor Organ:</text:span></text:span><text:span text:style-name="T1"> Mimpi terbesarnya adalah bisa </text:span><text:span text:style-name="Strong_20_Emphasis"><text:span text:style-name="T1">mencetak organ utuh</text:span></text:span><text:span text:style-name="T1"> (jantung, ginjal, hati, paru-paru) sesuai kebutuhan pasien yang perlu transplantasi. Nggak perlu lagi nunggu donor yang cocok dan antreannya panjang! </text:span></text:p>
              </text:list-item>
              <text:list-item>
                <text:p text:style-name="P439"><text:span text:style-name="Strong_20_Emphasis"><text:span text:style-name="T1">Nggak Ada Lagi Penolakan Organ:</text:span></text:span><text:span text:style-name="T1"> Karena organ dicetak pakai sel pasien sendiri, risiko </text:span><text:span text:style-name="Strong_20_Emphasis"><text:span text:style-name="T1">sistem imun tubuh menolak organ baru</text:span></text:span><text:span text:style-name="T1"> itu bisa jadi </text:span><text:span text:style-name="Strong_20_Emphasis"><text:span text:style-name="T1">nol</text:span></text:span><text:span text:style-name="T1">! Ini masalah besar dalam transplantasi organ saat ini. </text:span></text:p>
              </text:list-item>
              <text:list-item>
                <text:p text:style-name="P439"><text:span text:style-name="Strong_20_Emphasis"><text:span text:style-name="T1">Memperbaiki Jaringan Rusak:</text:span></text:span><text:span text:style-name="T1"> Mencetak </text:span><text:span text:style-name="Strong_20_Emphasis"><text:span text:style-name="T1">jaringan kulit</text:span></text:span><text:span text:style-name="T1"> baru buat korban luka bakar parah, </text:span><text:span text:style-name="Strong_20_Emphasis"><text:span text:style-name="T1">tulang rawan</text:span></text:span><text:span text:style-name="T1"> buat sendi yang aus, </text:span><text:span text:style-name="Strong_20_Emphasis"><text:span text:style-name="T1">pembuluh darah</text:span></text:span><text:span text:style-name="T1">, atau bahkan </text:span><text:span text:style-name="Strong_20_Emphasis"><text:span text:style-name="T1">jaringan saraf</text:span></text:span><text:span text:style-name="T1"> buat cedera tulang belakang. </text:span></text:p>
              </text:list-item>
              <text:list-item>
                <text:p text:style-name="P250"><text:span text:style-name="Strong_20_Emphasis"><text:span text:style-name="T1">Pengujian Obat Lebih Aman &amp; Akurat:</text:span></text:span><text:span text:style-name="T1"> Ilmuwan bisa mencetak </text:span><text:span text:style-name="Strong_20_Emphasis"><text:span text:style-name="T1">jaringan atau 'organ mini' (organoid)</text:span></text:span><text:span text:style-name="T1"> di laboratorium buat </text:span><text:span text:style-name="Strong_20_Emphasis"><text:span text:style-name="T1">menguji </text:span></text:span><text:soft-page-break/><text:span text:style-name="Strong_20_Emphasis"><text:span text:style-name="T1">efek obat baru</text:span></text:span><text:span text:style-name="T1"> sebelum diuji ke hewan atau manusia. Hasilnya bisa lebih akurat dan mengurangi penggunaan hewan percobaan. </text:span></text:p>
              </text:list-item>
            </text:list>
            <text:p text:style-name="Text_20_body"><text:span text:style-name="Strong_20_Emphasis"><text:span text:style-name="T1">Udah Sampai Mana Sih Sekarang?</text:span></text:span><text:span text:style-name="T1"> Teknologi bioprinting ini masih dalam tahap pengembangan yang pesat. Ilmuwan </text:span><text:span text:style-name="Strong_20_Emphasis"><text:span text:style-name="T1">sudah berhasil</text:span></text:span><text:span text:style-name="T1"> mencetak beberapa jenis jaringan yang lebih sederhana lho, kayak kulit, tulang rawan, pembuluh darah kecil, bahkan kandung kemih sederhana yang udah pernah ditransplantasikan ke pasien!</text:span></text:p>
            <text:p text:style-name="Text_20_body"><text:span text:style-name="T1">Tapi, buat mencetak </text:span><text:span text:style-name="Strong_20_Emphasis"><text:span text:style-name="T1">organ padat yang kompleks</text:span></text:span><text:span text:style-name="T1"> kayak jantung atau ginjal (yang butuh jaringan pembuluh darah super rumit biar bisa berfungsi) itu masih jadi </text:span><text:span text:style-name="Strong_20_Emphasis"><text:span text:style-name="T1">tantangan super besar</text:span></text:span><text:span text:style-name="T1">. Butuh waktu dan riset lebih lanjut buat bikin organ cetakan ini benar-benar aman dan berfungsi sempurna dalam jangka panjang di dalam tubuh manusia.</text:span></text:p>
            <text:p text:style-name="P318">Meskipun jalannya masih panjang, bioprinting 3D ini ngasih harapan besar buat masa depan kedokteran. Kemungkinan buat 'mencetak' bagian tubuh sesuai kebutuhan itu benar-benar salah satu terobosan paling 'WOW!' yang sedang dikejar sains saat ini!</text:p>
            <text:p text:style-name="P498"/>
            <text:p text:style-name="Text_20_body"><text:span text:style-name="Strong_20_Emphasis"><text:span text:style-name="T1">(Opsional) Tips Tambahan:</text:span></text:span></text:p>
            <text:list xml:id="list1165792787916334216" text:style-name="L258">
              <text:list-item>
                <text:p text:style-name="P251"><text:span text:style-name="Strong_20_Emphasis"><text:span text:style-name="T1">"Etika Bioprinting: Pertanyaan Penting":</text:span></text:span><text:span text:style-name="T1"> "Teknologi sehebat ini pasti memunculkan pertanyaan etis juga ya. Misalnya: Sejauh mana kita boleh 'menciptakan' bagian tubuh? Bagaimana memastikan teknologinya aman dan adil buat semua orang? Memikirkan sisi etis dari kemajuan sains itu juga penting lho!" </text:span></text:p>
              </text:list-item>
            </text:list>
            <text:p text:style-name="Text_20_body"><text:span text:style-name="Strong_20_Emphasis"><text:span text:style-name="T1">(Opsional) Prompt Ilustrasi:</text:span></text:span></text:p>
            <text:list xml:id="list3868337725181877337" text:style-name="L259">
              <text:list-item>
                <text:p text:style-name="P252"><text:span text:style-name="Source_20_Text"><text:span text:style-name="T1">Ilustrasi semi-futuristik yang menunjukkan lengan robotik dari sebuah 3D Bioprinter sedang 'mencetak' bentuk organ kecil (misalnya hati atau telinga) lapis demi lapis di sebuah cawan petri. Tunjukkan 'bio-ink' (digambarkan sebagai gel transparan berisi titik-titik sel berwarna) keluar dari nozzle printer. Di latar belakang, mungkin ada layar komputer yang menampilkan model digital 3D organ tersebut.</text:span></text:span><text:span text:style-name="T1"> </text:span></text:p>
              </text:list-item>
            </text:list>
            <text:p text:style-name="Text_20_body"><text:span text:style-name="Strong_20_Emphasis"><text:span text:style-name="T1">(Opsional) Kutipan:</text:span></text:span></text:p>
            <text:list xml:id="list7886234745661624301" text:style-name="L260">
              <text:list-item>
                <text:p text:style-name="P253"><text:span text:style-name="Emphasis"><text:span text:style-name="T1">"Masa depan sudah ada di sini - hanya saja belum merata."</text:span></text:span><text:span text:style-name="T1"> - William </text:span><text:soft-page-break/><text:span text:style-name="T1">Gibson (Menunjukkan bahwa teknologi canggih seperti bioprinting sedang dikembangkan, meskipun belum tersedia luas. Disajikan dengan font yang futuristik). </text:span></text:p>
              </text:list-item>
            </text:list>
            <text:p text:style-name="P498"/>
            <text:p text:style-name="Text_20_body"><text:span text:style-name="T1">Subbab 8.2 selesai. Saya akan menunggu perintah </text:span><text:span text:style-name="Strong_20_Emphasis"><text:span text:style-name="T1">"YAX"</text:span></text:span><text:span text:style-name="T1"> dari Anda sebelum melanjutkan ke </text:span><text:span text:style-name="Strong_20_Emphasis"><text:span text:style-name="T1">Subbab 8.3</text:span></text:span><text:span text:style-name="T1">.</text:span></text:p>
          </text:section>
          <text:section text:style-name="Sect1" text:name="feedback-form-64">
            <text:p text:style-name="P477"/>
          </text:section>
        </text:section>
        <text:section text:style-name="Sect1" text:name="ccb08edd8dd735b8">
          <text:p text:style-name="P318"/>
          <text:section text:style-name="Sect1" text:name="user-query-content-65">
            <text:p text:style-name="P496">yax </text:p>
          </text:section>
          <text:p text:style-name="P477">Tampilkan alur berpikir</text:p>
          <text:section text:style-name="Sect2" text:name="model-response-message-contentr_ccb08edd8dd735b8">
            <text:p text:style-name="Text_20_body"><text:span text:style-name="T1">Oke, dari mencetak organ, sekarang kita lompat ke dunia komputasi yang levelnya udah kayak dari dimensi lain! Lupakan superkomputer tercepat yang ada sekarang, karena ada jenis komputer baru yang lagi dikembangin, yang cara kerjanya pakai aturan fisika paling aneh dan paling </text:span><text:span text:style-name="Emphasis"><text:span text:style-name="T1">mind-blowing</text:span></text:span><text:span text:style-name="T1">: Fisika Kuantum! Kenalan yuk, sama </text:span><text:span text:style-name="Strong_20_Emphasis"><text:span text:style-name="T1">Komputer Kuantum</text:span></text:span><text:span text:style-name="T1">!</text:span></text:p>
            <text:p text:style-name="Text_20_body"><text:span text:style-name="Strong_20_Emphasis"><text:span text:style-name="T1">(Prompt 48: Subbab 8.3: Komputer Kuantum: Sekuat Apa Nantinya?)</text:span></text:span></text:p>
            <text:p text:style-name="P498"/>
            <text:p text:style-name="Text_20_body"><text:span text:style-name="Strong_20_Emphasis"><text:span text:style-name="T1">Hasil Teks:</text:span></text:span></text:p>
            <text:p text:style-name="Text_20_body"><text:span text:style-name="Strong_20_Emphasis"><text:span text:style-name="T1">8.3 Komputer Kuantum: Sekuat Apa Nantinya?</text:span></text:span></text:p>
            <text:p text:style-name="Text_20_body"><text:span text:style-name="T1">Kamu mungkin mikir, komputer masa depan itu pasti cuma versi lebih cepat dan lebih kecil dari laptop atau HP kita sekarang, kan? Salah besar! Ada jenis komputer baru yang lagi dikembangin, yang </text:span><text:span text:style-name="Strong_20_Emphasis"><text:span text:style-name="T1">cara kerjanya beda TOTAL</text:span></text:span><text:span text:style-name="T1"> dari komputer yang kita kenal. Dia nggak pakai aturan logika biasa, tapi pakai aturan </text:span><text:span text:style-name="Strong_20_Emphasis"><text:span text:style-name="T1">fisika kuantum</text:span></text:span><text:span text:style-name="T1"> yang super aneh dan berlaku di dunia atom dan partikel subatomik. Namanya </text:span><text:span text:style-name="Strong_20_Emphasis"><text:span text:style-name="T1">Komputer Kuantum</text:span></text:span><text:span text:style-name="T1">.</text:span></text:p>
            <text:p text:style-name="Text_20_body"><text:span text:style-name="Strong_20_Emphasis"><text:span text:style-name="T1">Bedanya Apa Sama Komputer Biasa? Bit vs Qubit!</text:span></text:span><text:span text:style-name="T1"> Komputer biasa (yang kita pakai sehari-hari, sering disebut komputer 'klasik') menyimpan dan mengolah informasi pakai </text:span><text:span text:style-name="Strong_20_Emphasis"><text:span text:style-name="T1">Bit</text:span></text:span><text:span text:style-name="T1">. Satu Bit itu kayak saklar lampu: nilainya cuma bisa </text:span><text:span text:style-name="Strong_20_Emphasis"><text:span text:style-name="T1">ON (1)</text:span></text:span><text:span text:style-name="T1"> atau </text:span><text:span text:style-name="Strong_20_Emphasis"><text:span text:style-name="T1">OFF (0)</text:span></text:span><text:span text:style-name="T1">. Simpel kan?</text:span></text:p>
            <text:p text:style-name="Text_20_body"><text:span text:style-name="T1">Komputer kuantum beda banget! Dia pakai </text:span><text:span text:style-name="Strong_20_Emphasis"><text:span text:style-name="T1">Qubit (Quantum Bit)</text:span></text:span><text:span text:style-name="T1">. Nah, Qubit ini punya 'kekuatan sihir' dari dunia kuantum:</text:span></text:p>
            <text:list xml:id="list200043207544002890" text:style-name="L261">
              <text:list-item>
                <text:p text:style-name="P440"><text:soft-page-break/><text:span text:style-name="Strong_20_Emphasis"><text:span text:style-name="T1">Superposisi (Superposition):</text:span></text:span><text:span text:style-name="T1"> Kalau Bit cuma bisa 0 ATAU 1, Qubit itu bisa jadi </text:span><text:span text:style-name="Strong_20_Emphasis"><text:span text:style-name="T1">0</text:span></text:span><text:span text:style-name="T1">, bisa jadi </text:span><text:span text:style-name="Strong_20_Emphasis"><text:span text:style-name="T1">1</text:span></text:span><text:span text:style-name="T1">, atau... </text:span><text:span text:style-name="Strong_20_Emphasis"><text:span text:style-name="T1">bisa jadi KEDUANYA SEKALIGUS</text:span></text:span><text:span text:style-name="T1"> dalam waktu yang bersamaan! Aneh kan? Bayangin kayak koin yang lagi muter di udara, dia bukan sisi gambar atau angka, tapi 'kedua kemungkinan' sampai dia berhenti dan diukur. Kemampuan ini bikin komputer kuantum bisa </text:span><text:span text:style-name="Strong_20_Emphasis"><text:span text:style-name="T1">menjelajahi jutaan atau miliaran kemungkinan secara paralel</text:span></text:span><text:span text:style-name="T1"> dalam satu waktu! Jauh lebih banyak dari komputer biasa yang harus coba satu-satu. </text:span></text:p>
              </text:list-item>
              <text:list-item>
                <text:p text:style-name="P254"><text:span text:style-name="Strong_20_Emphasis"><text:span text:style-name="T1">Keterikatan Kuantum (Entanglement):</text:span></text:span><text:span text:style-name="T1"> Ini lebih aneh lagi! Dua Qubit atau lebih bisa dibikin 'terikat' atau </text:span><text:span text:style-name="Strong_20_Emphasis"><text:span text:style-name="T1">terbelit (entangled)</text:span></text:span><text:span text:style-name="T1">. Artinya, apa pun yang terjadi pada satu Qubit, bakal </text:span><text:span text:style-name="Strong_20_Emphasis"><text:span text:style-name="T1">langsung seketika</text:span></text:span><text:span text:style-name="T1"> mempengaruhi Qubit pasangannya, nggak peduli sejauh apa jarak mereka (bisa beda kota atau bahkan beda planet!). Kalau satu Qubit diukur nilainya 0, pasangannya </text:span><text:span text:style-name="Emphasis"><text:span text:style-name="T1">pasti</text:span></text:span><text:span text:style-name="T1"> akan punya nilai tertentu (misalnya 1) secara instan. Albert Einstein aja sampai menyebutnya </text:span><text:span text:style-name="Emphasis"><text:span text:style-name="T1">"spooky action at a distance"</text:span></text:span><text:span text:style-name="T1"> (aksi seram dari kejauhan)! Keterikatan ini memungkinkan korelasi super kuat antar Qubit buat perhitungan yang kompleks. </text:span></text:p>
              </text:list-item>
            </text:list>
            <text:p text:style-name="Text_20_body"><text:span text:style-name="Strong_20_Emphasis"><text:span text:style-name="T1">Buat Apa Sih Komputer Sekuat (dan Seaneh) Ini?</text:span></text:span><text:span text:style-name="T1"> Penting nih: Komputer kuantum itu </text:span><text:span text:style-name="Strong_20_Emphasis"><text:span text:style-name="T1">BUKAN buat gantiin laptop atau HP</text:span></text:span><text:span text:style-name="T1"> kamu buat ngetik, Browse, atau main game biasa. Komputer klasik justru lebih jago buat tugas-tugas itu.</text:span></text:p>
            <text:p text:style-name="Text_20_body"><text:span text:style-name="T1">Komputer kuantum dirancang khusus buat mecahin </text:span><text:span text:style-name="Strong_20_Emphasis"><text:span text:style-name="T1">jenis-jenis masalah super kompleks</text:span></text:span><text:span text:style-name="T1"> tertentu, yang saking rumitnya, butuh waktu ribuan atau jutaan tahun buat dipecahkan pakai superkomputer tercanggih sekalipun saat ini. Contohnya:</text:span></text:p>
            <text:list xml:id="list6549267294439342964" text:style-name="L262">
              <text:list-item>
                <text:p text:style-name="P441"><text:span text:style-name="Strong_20_Emphasis"><text:span text:style-name="T1">Menemukan Obat &amp; Material Baru:</text:span></text:span><text:span text:style-name="T1"> Mensimulasikan perilaku molekul dan reaksi kimia dengan tingkat akurasi yang luar biasa buat ngerancang obat atau material baru (misalnya baterai yang lebih efisien, pupuk yang lebih ramah lingkungan). </text:span></text:p>
              </text:list-item>
              <text:list-item>
                <text:p text:style-name="P441"><text:span text:style-name="Strong_20_Emphasis"><text:span text:style-name="T1">Optimasi Super Rumit:</text:span></text:span><text:span text:style-name="T1"> Mencari solusi terbaik dari triliunan pilihan, misalnya buat ngatur jalur logistik paling efisien, analisis risiko keuangan super kompleks, atau desain algoritma AI yang lebih canggih. </text:span></text:p>
              </text:list-item>
              <text:list-item>
                <text:p text:style-name="P255"><text:span text:style-name="Strong_20_Emphasis"><text:span text:style-name="T1">Memecahkan Kode Rahasia (Kriptografi):</text:span></text:span><text:span text:style-name="T1"> Ini yang bikin banyak </text:span><text:soft-page-break/><text:span text:style-name="T1">pihak was-was sekaligus antusias. Komputer kuantum punya potensi buat </text:span><text:span text:style-name="Strong_20_Emphasis"><text:span text:style-name="T1">memecahkan sistem enkripsi</text:span></text:span><text:span text:style-name="T1"> (pengaman data) yang kita pakai sekarang buat ngamanin transaksi online, password, dll. Makanya, ilmuwan juga lagi sibuk ngembangin metode enkripsi baru yang 'tahan kuantum'. </text:span></text:p>
              </text:list-item>
            </text:list>
            <text:p text:style-name="Text_20_body"><text:span text:style-name="Strong_20_Emphasis"><text:span text:style-name="T1">Kapan Kita Bisa Pakai Komputer Kuantum?</text:span></text:span><text:span text:style-name="T1"> Sabar dulu ya! Teknologi komputer kuantum ini </text:span><text:span text:style-name="Strong_20_Emphasis"><text:span text:style-name="T1">masih dalam tahap pengembangan awal banget</text:span></text:span><text:span text:style-name="T1">, kayak komputer klasik di tahun 1950-an. Bikin dan ngejaga Qubit itu susah banget (harus super dingin mendekati nol absolut, rentan gangguan/error). Jadi, dalam waktu dekat, komputer kuantum ini kemungkinan besar cuma akan ada di laboratorium riset atau perusahaan besar, dan diakses lewat 'cloud' buat mecahin masalah spesifik aja.</text:span></text:p>
            <text:p text:style-name="Text_20_body"><text:span text:style-name="T1">Meskipun begitu, potensi komputer kuantum buat bikin </text:span><text:span text:style-name="Strong_20_Emphasis"><text:span text:style-name="T1">revolusi</text:span></text:span><text:span text:style-name="T1"> di bidang sains, kedokteran, dan teknologi itu </text:span><text:span text:style-name="Strong_20_Emphasis"><text:span text:style-name="T1">luar biasa besar</text:span></text:span><text:span text:style-name="T1">! Dia membuka pintu ke pemahaman dan kemampuan komputasi yang sebelumnya cuma ada di alam mimpi, semua berkat aturan fisika kuantum yang aneh tapi nyata!</text:span></text:p>
            <text:p text:style-name="P498"/>
            <text:p text:style-name="Text_20_body"><text:span text:style-name="Strong_20_Emphasis"><text:span text:style-name="T1">(Opsional) Tips Tambahan:</text:span></text:span></text:p>
            <text:list xml:id="list5404223640787047187" text:style-name="L263">
              <text:list-item>
                <text:p text:style-name="P256"><text:span text:style-name="Strong_20_Emphasis"><text:span text:style-name="T1">"Fisika Kuantum Itu Aneh (dan Nggak Apa-apa!)":</text:span></text:span><text:span text:style-name="T1"> "Kalau kamu merasa konsep superposisi dan entanglement itu aneh banget dan nggak masuk akal, tenang aja, kamu nggak sendirian! Bahkan fisikawan hebat kayak Einstein pun awalnya merasa aneh. Dunia kuantum memang beroperasi dengan aturan yang sangat berbeda dari pengalaman kita sehari-hari. Justru keanehannya itulah yang bikin dia super kuat!" </text:span></text:p>
              </text:list-item>
            </text:list>
            <text:p text:style-name="Text_20_body"><text:span text:style-name="Strong_20_Emphasis"><text:span text:style-name="T1">(Opsional) Prompt Ilustrasi:</text:span></text:span></text:p>
            <text:list xml:id="list2566509176377644698" text:style-name="L264">
              <text:list-item>
                <text:p text:style-name="P257"><text:span text:style-name="Source_20_Text"><text:span text:style-name="T1">Ilustrasi konseptual. Di satu sisi, gambar saklar lampu dengan posisi jelas ON (1) dan OFF (0), diberi label 'Bit Klasik'. Di sisi lain, gambar bola/sphere yang sedikit transparan atau berputar, menunjukkan kemungkinan posisi 0, 1, dan keadaan 'kabur' di antaranya, diberi label 'Qubit (Superposisi)'. Tunjukkan juga dua Qubit yang terpisah jarak tapi dihubungkan oleh garis cahaya/energi, keduanya menunjukkan hasil pengukuran yang terhubung (misal: satu 0, satu 1 </text:span></text:span><text:soft-page-break/><text:span text:style-name="Source_20_Text"><text:span text:style-name="T1">secara bersamaan), diberi label 'Entanglement'. Di latar belakang, mungkin ada visualisasi molekul kompleks atau kode biner yang sedang 'dipecahkan'.</text:span></text:span><text:span text:style-name="T1"> </text:span></text:p>
              </text:list-item>
            </text:list>
            <text:p text:style-name="Text_20_body"><text:span text:style-name="Strong_20_Emphasis"><text:span text:style-name="T1">(Opsional) Kutipan:</text:span></text:span></text:p>
            <text:list xml:id="list5206944077784365486" text:style-name="L265">
              <text:list-item>
                <text:p text:style-name="P258"><text:span text:style-name="Emphasis"><text:span text:style-name="T1">"Jika kamu pikir kamu memahami mekanika kuantum, kamu tidak memahami mekanika kuantum."</text:span></text:span><text:span text:style-name="T1"> - Richard Feynman (Fisikawan pemenang Nobel, menekankan sifat counter-intuitive fisika kuantum. Disajikan dengan font yang sedikit 'nyeleneh' atau tidak terduga). </text:span></text:p>
              </text:list-item>
            </text:list>
            <text:p text:style-name="P498"/>
            <text:p text:style-name="Text_20_body"><text:span text:style-name="T1">Subbab 8.3 selesai. Saya akan menunggu perintah </text:span><text:span text:style-name="Strong_20_Emphasis"><text:span text:style-name="T1">"YAX"</text:span></text:span><text:span text:style-name="T1"> dari Anda sebelum melanjutkan ke </text:span><text:span text:style-name="Strong_20_Emphasis"><text:span text:style-name="T1">Subbab 8.4</text:span></text:span><text:span text:style-name="T1">.</text:span></text:p>
          </text:section>
          <text:section text:style-name="Sect1" text:name="feedback-form-65">
            <text:p text:style-name="P477"/>
          </text:section>
        </text:section>
        <text:section text:style-name="Sect1" text:name="1f22ad081fdda945">
          <text:p text:style-name="P318"/>
          <text:section text:style-name="Sect1" text:name="user-query-content-66">
            <text:p text:style-name="P496">yax </text:p>
          </text:section>
          <text:p text:style-name="P477">Tampilkan alur berpikir</text:p>
          <text:section text:style-name="Sect2" text:name="model-response-message-contentr_1f22ad081fdda945">
            <text:p text:style-name="Text_20_body"><text:span text:style-name="T1">Oke, kita sudah bahas AI, organ cetak, dan komputer kuantum. Sekarang, kita tutup bab masa depan ini dengan mimpi yang udah ada sejak lama banget, yang sering kita lihat di film: Pergi ke Luar Angkasa! Tapi bukan sebagai astronot profesional, melainkan sebagai... </text:span><text:span text:style-name="Strong_20_Emphasis"><text:span text:style-name="T1">WISATAWAN!</text:span></text:span><text:span text:style-name="T1"> Beneran bisa? Yuk, kita lihat!</text:span></text:p>
            <text:p text:style-name="Text_20_body"><text:span text:style-name="Strong_20_Emphasis"><text:span text:style-name="T1">(Prompt 49: Subbab 8.4: Perjalanan ke Luar Angkasa untuk Wisatawan.)</text:span></text:span></text:p>
            <text:p text:style-name="P498"/>
            <text:p text:style-name="Text_20_body"><text:span text:style-name="Strong_20_Emphasis"><text:span text:style-name="T1">Hasil Teks:</text:span></text:span></text:p>
            <text:p text:style-name="Text_20_body"><text:span text:style-name="Strong_20_Emphasis"><text:span text:style-name="T1">8.4 Perjalanan ke Luar Angkasa untuk Wisatawan.</text:span></text:span></text:p>
            <text:p text:style-name="Text_20_body"><text:span text:style-name="T1">Siapa sih yang nggak pernah mimpi melayang di antara bintang-bintang, melihat Bumi bulat biru dari kejauhan, atau merasakan sensasi tanpa bobot kayak astronot? Selama puluhan tahun, perjalanan ke luar angkasa itu cuma buat astronot terlatih yang dikirim oleh badan antariksa pemerintah. Tapi, siap-siap ya, karena era baru telah dimulai! Mimpi buat 'liburan' ke luar angkasa kini </text:span><text:span text:style-name="Strong_20_Emphasis"><text:span text:style-name="T1">mulai jadi kenyataan</text:span></text:span><text:span text:style-name="T1">, berkat perusahaan-perusahaan antariksa swasta yang super ambisius!</text:span></text:p>
            <text:p text:style-name="Text_20_body"><text:soft-page-break/><text:span text:style-name="Strong_20_Emphasis"><text:span text:style-name="T1">Para Pionir Wisata Antariksa</text:span></text:span><text:span text:style-name="T1"> Beberapa tahun terakhir ini, kita lihat perusahaan-perusahaan kayak:</text:span></text:p>
            <text:list xml:id="list6064610287797675255" text:style-name="L266">
              <text:list-item>
                <text:p text:style-name="P442"><text:span text:style-name="Strong_20_Emphasis"><text:span text:style-name="T1">SpaceX</text:span></text:span><text:span text:style-name="T1"> (milik Elon Musk): Udah berhasil bawa astronot (dan bahkan beberapa warga sipil/turis) ke Stasiun Luar Angkasa Internasional (ISS) pakai kapsul Dragon mereka, dan punya rencana besar dengan roket Starship buat ke Bulan dan Mars! </text:span></text:p>
              </text:list-item>
              <text:list-item>
                <text:p text:style-name="P442"><text:span text:style-name="Strong_20_Emphasis"><text:span text:style-name="T1">Blue Origin</text:span></text:span><text:span text:style-name="T1"> (milik Jeff Bezos): Punya roket New Shepard yang bisa bawa turis terbang tinggi sampai ke 'tepi' luar angkasa buat ngerasain beberapa menit tanpa bobot dan lihat pemandangan Bumi yang spektakuler, terus mendarat lagi. </text:span></text:p>
              </text:list-item>
              <text:list-item>
                <text:p text:style-name="P259"><text:span text:style-name="Strong_20_Emphasis"><text:span text:style-name="T1">Virgin Galactic</text:span></text:span><text:span text:style-name="T1"> (milik Richard Branson): Pakai pendekatan beda, yaitu pesawat induk yang bawa 'pesawat roket' (spaceplane) ke ketinggian tertentu, lalu si pesawat roket ini nyalain mesinnya buat terbang lebih tinggi lagi ke tepi angkasa sebelum meluncur kembali ke Bumi. </text:span></text:p>
              </text:list-item>
            </text:list>
            <text:p text:style-name="Text_20_body"><text:span text:style-name="T1">Mereka inilah (dan beberapa perusahaan lain) yang lagi ngebuka pintu buat era </text:span><text:span text:style-name="Strong_20_Emphasis"><text:span text:style-name="T1">wisata antariksa komersial</text:span></text:span><text:span text:style-name="T1">.</text:span></text:p>
            <text:p text:style-name="Text_20_body"><text:span text:style-name="Strong_20_Emphasis"><text:span text:style-name="T1">Mau 'Liburan' Gaya Apa? Suborbital atau Orbital?</text:span></text:span><text:span text:style-name="T1"> Ada dua jenis 'paket wisata' utama ke luar angkasa yang ditawarkan atau direncanakan saat ini:</text:span></text:p>
            <text:list xml:id="list1756638877389180870" text:style-name="L267">
              <text:list-item>
                <text:p text:style-name="P443"><text:span text:style-name="Strong_20_Emphasis"><text:span text:style-name="T1">Terbang Suborbital (Lompatan ke Tepi Angkasa):</text:span></text:span><text:span text:style-name="T1"> Ini kayak naik roller coaster super tinggi! Kamu bakal naik roket atau pesawat roket yang terbang lurus ke atas sampai ketinggian sekitar 100 kilometer (dianggap sebagai batas luar angkasa atau Garis Kármán). Di puncak ketinggian, kamu bisa lepas sabuk pengaman sebentar buat </text:span><text:span text:style-name="Strong_20_Emphasis"><text:span text:style-name="T1">melayang tanpa bobot</text:span></text:span><text:span text:style-name="T1"> selama beberapa menit sambil lihat pemandangan Bumi yang melengkung lewat jendela. Setelah itu, kapsul atau pesawatmu akan turun lagi dan mendarat dengan selamat di Bumi. Total perjalanannya relatif singkat. (Contoh: Blue Origin, Virgin Galactic). </text:span></text:p>
              </text:list-item>
              <text:list-item>
                <text:p text:style-name="P260"><text:span text:style-name="Strong_20_Emphasis"><text:span text:style-name="T1">Terbang Orbital (Mengelilingi Bumi):</text:span></text:span><text:span text:style-name="T1"> Ini pengalaman yang lebih 'mirip astronot'. Kamu bakal naik roket yang cukup kuat buat mencapai kecepatan super tinggi biar bisa </text:span><text:span text:style-name="Strong_20_Emphasis"><text:span text:style-name="T1">mengorbit atau mengelilingi Bumi</text:span></text:span><text:span text:style-name="T1">, sama kayak ISS. Perjalanannya bisa berlangsung </text:span><text:span text:style-name="Strong_20_Emphasis"><text:span text:style-name="T1">berhari-hari</text:span></text:span><text:span text:style-name="T1">, jadi kamu bisa ngerasain hidup tanpa bobot lebih lama, </text:span><text:soft-page-break/><text:span text:style-name="T1">lihat siklus siang-malam Bumi dari angkasa berkali-kali, dan pemandangannya tentu lebih dahsyat lagi! (Contoh: Misi turis ke ISS pakai SpaceX). </text:span></text:p>
              </text:list-item>
            </text:list>
            <text:p text:style-name="Text_20_body"><text:span text:style-name="Strong_20_Emphasis"><text:span text:style-name="T1">Tapi... Ada Tantangannya Nggak Sih?</text:span></text:span><text:span text:style-name="T1"> Tentu aja ada! Wisata antariksa ini masih punya beberapa tantangan besar:</text:span></text:p>
            <text:list xml:id="list3045485670856389051" text:style-name="L268">
              <text:list-item>
                <text:p text:style-name="P444"><text:span text:style-name="Strong_20_Emphasis"><text:span text:style-name="T1">Mahalnya Kebangetan!</text:span></text:span><text:span text:style-name="T1"> Saat ini, tiket buat terbang ke luar angkasa itu harganya masih </text:span><text:span text:style-name="Strong_20_Emphasis"><text:span text:style-name="T1">selangit</text:span></text:span><text:span text:style-name="T1">! Ratusan ribu dolar buat terbang suborbital, bahkan jutaan dolar buat terbang orbital! Jadi, sementara ini cuma buat orang super kaya aja. </text:span></text:p>
              </text:list-item>
              <text:list-item>
                <text:p text:style-name="P444"><text:span text:style-name="Strong_20_Emphasis"><text:span text:style-name="T1">Risiko &amp; Keselamatan:</text:span></text:span><text:span text:style-name="T1"> Terbang ke luar angkasa itu secara inheren </text:span><text:span text:style-name="Strong_20_Emphasis"><text:span text:style-name="T1">berisiko</text:span></text:span><text:span text:style-name="T1">. Meskipun perusahaan-perusahaan ini punya standar keselamatan super ketat, kemungkinan terjadi masalah teknis atau kecelakaan tetap ada. </text:span></text:p>
              </text:list-item>
              <text:list-item>
                <text:p text:style-name="P261"><text:span text:style-name="Strong_20_Emphasis"><text:span text:style-name="T1">Pelatihan Tetap Perlu:</text:span></text:span><text:span text:style-name="T1"> Meskipun cuma turis, kamu tetap perlu ikut pelatihan dasar soal prosedur keselamatan, cara mengatasi gaya G pas peluncuran, dan cara bergerak atau beraktivitas dalam kondisi tanpa bobot biar nggak mabuk atau malah bikin masalah. </text:span></text:p>
              </text:list-item>
            </text:list>
            <text:p text:style-name="Text_20_body"><text:span text:style-name="Strong_20_Emphasis"><text:span text:style-name="T1">Masa Depan Wisata Antariksa?</text:span></text:span><text:span text:style-name="T1"> Kira-kira bakal kayak gimana ya ke depannya? Mungkin dalam beberapa tahun atau dekade mendatang:</text:span></text:p>
            <text:list xml:id="list3359225699431245293" text:style-name="L269">
              <text:list-item>
                <text:p text:style-name="P493">Penerbangan suborbital bakal makin sering dan (semoga) harganya sedikit lebih terjangkau, jadi lebih banyak orang bisa 'mencicipi' luar angkasa. </text:p>
              </text:list-item>
              <text:list-item>
                <text:p text:style-name="P445"><text:span text:style-name="T1">Mungkin bakal ada </text:span><text:span text:style-name="Strong_20_Emphasis"><text:span text:style-name="T1">hotel atau stasiun luar angkasa khusus turis</text:span></text:span><text:span text:style-name="T1"> yang dibangun di orbit rendah Bumi buat tempat menginap yang lebih lama! Bayangin nginep di hotel dengan pemandangan planet Bumi! </text:span></text:p>
              </text:list-item>
              <text:list-item>
                <text:p text:style-name="P329">Kalau buat jalan-jalan ke Bulan atau Mars buat turis biasa? Wah, itu sih kayaknya masih jauuuh banget di masa depan ya, tantangannya jauh lebih besar lagi! </text:p>
              </text:list-item>
            </text:list>
            <text:p text:style-name="Text_20_body"><text:span text:style-name="T1">Meskipun saat ini masih sangat eksklusif, era di mana orang biasa (yang punya banyak uang tentunya!) bisa merasakan sensasi pergi ke luar angkasa itu </text:span><text:span text:style-name="Strong_20_Emphasis"><text:span text:style-name="T1">sudah dimulai</text:span></text:span><text:span text:style-name="T1">. Mimpi manusia buat meraih bintang kini selangkah lebih dekat jadi kenyataan! Siapa tahu, mungkin suatu hari nanti giliranmu?</text:span></text:p>
            <text:p text:style-name="P498"><text:soft-page-break/></text:p>
            <text:p text:style-name="Text_20_body"><text:span text:style-name="Strong_20_Emphasis"><text:span text:style-name="T1">(Opsional) Tips Tambahan:</text:span></text:span></text:p>
            <text:list xml:id="list1783931631922200491" text:style-name="L270">
              <text:list-item>
                <text:p text:style-name="P262"><text:span text:style-name="Strong_20_Emphasis"><text:span text:style-name="T1">"Mau Jadi Bagian dari Industri Antariksa?":</text:span></text:span><text:span text:style-name="T1"> "Nggak harus jadi turis kok buat terlibat sama luar angkasa! Kalau kamu tertarik, belajar yang rajin di bidang STEM (Sains, Teknologi, Engineering, Matematika) bisa buka banyak peluang kerja keren di industri antariksa yang lagi berkembang pesat ini, mulai dari desain roket, navigasi, sampai riset!" </text:span></text:p>
              </text:list-item>
            </text:list>
            <text:p text:style-name="Text_20_body"><text:span text:style-name="Strong_20_Emphasis"><text:span text:style-name="T1">(Opsional) Prompt Ilustrasi:</text:span></text:span></text:p>
            <text:list xml:id="list3238987764400968739" text:style-name="L271">
              <text:list-item>
                <text:p text:style-name="P263"><text:span text:style-name="Source_20_Text"><text:span text:style-name="T1">Ilustrasi perbandingan dua jenis wisata antariksa. Sisi kiri: Gambar roket (mirip New Shepard) meluncur vertikal dari Bumi, mencapai puncak di tepi atmosfer dengan latar belakang Bumi melengkung, lalu turun lagi (jalur parabola). Tunjukkan jendela kapsul dengan siluet orang melihat keluar. Sisi kanan: Gambar kapsul (mirip Dragon) sedang mendekati atau berlabuh (docking) dengan stasiun/hotel luar angkasa futuristik yang sedang mengorbit Bumi. Tunjukkan Bumi bulat di bawahnya.</text:span></text:span><text:span text:style-name="T1"> </text:span></text:p>
              </text:list-item>
            </text:list>
            <text:p text:style-name="Text_20_body"><text:span text:style-name="Strong_20_Emphasis"><text:span text:style-name="T1">(Opsional) Kutipan:</text:span></text:span></text:p>
            <text:list xml:id="list4405087890749223739" text:style-name="L272">
              <text:list-item>
                <text:p text:style-name="P264"><text:span text:style-name="Emphasis"><text:span text:style-name="T1">"Saya tidak tahu apa yang mungkin tampak bagi dunia, tetapi bagi diri saya sendiri, saya tampaknya hanya seperti seorang anak laki-laki yang bermain di tepi pantai, dan mengalihkan perhatian saya sesekali menemukan kerikil yang lebih halus atau cangkang yang lebih cantik dari biasanya, sementara lautan kebenaran yang besar terbentang tak terungkap di depan saya."</text:span></text:span><text:span text:style-name="T1"> - Isaac Newton (Menggambarkan semangat eksplorasi dan betapa luasnya alam semesta yang belum kita ketahui. Disajikan dengan font yang klasik dan 'kosmik'). </text:span></text:p>
              </text:list-item>
            </text:list>
            <text:p text:style-name="P498"/>
            <text:p text:style-name="Text_20_body"><text:span text:style-name="T1">Bab 8 selesai! Saya akan menunggu perintah </text:span><text:span text:style-name="Strong_20_Emphasis"><text:span text:style-name="T1">"YAX"</text:span></text:span><text:span text:style-name="T1"> dari Anda sebelum melanjutkan ke </text:span><text:span text:style-name="Strong_20_Emphasis"><text:span text:style-name="T1">Pengantar Bab 9</text:span></text:span><text:span text:style-name="T1">.</text:span></text:p>
          </text:section>
          <text:section text:style-name="Sect1" text:name="feedback-form-66">
            <text:p text:style-name="P477"/>
          </text:section>
        </text:section>
        <text:section text:style-name="Sect1" text:name="8f2834eb541bb907">
          <text:p text:style-name="P318"/>
          <text:section text:style-name="Sect1" text:name="user-query-content-67">
            <text:p text:style-name="P496"><text:soft-page-break/>ya </text:p>
          </text:section>
          <text:p text:style-name="P477">Tampilkan alur berpikir</text:p>
          <text:section text:style-name="Sect2" text:name="model-response-message-contentr_8f2834eb541bb907">
            <text:p text:style-name="Text_20_body"><text:span text:style-name="T1">Oke, kita kembali dari masa depan ke masa lalu! Tapi kali ini, kita nggak cuma bahas sejarah biasa. Kita akan mengungkap kisah-kisah </text:span><text:span text:style-name="Strong_20_Emphasis"><text:span text:style-name="T1">penemuan hebat</text:span></text:span><text:span text:style-name="T1"> yang lahir bukan dari rencana matang bertahun-tahun, tapi justru dari... </text:span><text:span text:style-name="Strong_20_Emphasis"><text:span text:style-name="T1">ketidaksengajaan!</text:span></text:span></text:p>
            <text:p text:style-name="Text_20_body"><text:span text:style-name="Strong_20_Emphasis"><text:span text:style-name="T1">(Prompt 50: Pengantar Bab 9: Penemuan Tak Sengaja yang Mengubah Dunia)</text:span></text:span></text:p>
            <text:p text:style-name="P498"/>
            <text:p text:style-name="Text_20_body"><text:span text:style-name="Strong_20_Emphasis"><text:span text:style-name="T1">Hasil Teks:</text:span></text:span></text:p>
            <text:p text:style-name="Text_20_body"><text:span text:style-name="Strong_20_Emphasis"><text:span text:style-name="T1">BAB 9: PENEMUAN TAK SENGAJA YANG MENGUBAH DUNIA</text:span></text:span></text:p>
            <text:p text:style-name="Text_20_body"><text:span text:style-name="T1">Kalau kamu bayangin ilmuwan hebat lagi nemuin sesuatu yang baru, mungkin gambaranmu adalah orang super serius di laboratorium super rapi yang ngikutin prosedur langkah demi langkah dengan teliti banget, kan? Kadang memang begitu. Tapi... seringkali, penemuan-penemuan paling </text:span><text:span text:style-name="Strong_20_Emphasis"><text:span text:style-name="T1">revolusioner</text:span></text:span><text:span text:style-name="T1"> dan </text:span><text:span text:style-name="Strong_20_Emphasis"><text:span text:style-name="T1">mengubah sejarah</text:span></text:span><text:span text:style-name="T1"> justru datang dari momen </text:span><text:span text:style-name="Strong_20_Emphasis"><text:span text:style-name="T1">tak terduga!</text:span></text:span></text:p>
            <text:p text:style-name="Text_20_body"><text:span text:style-name="T1">Yup, selamat datang di dunia </text:span><text:span text:style-name="Strong_20_Emphasis"><text:span text:style-name="T1">Serendipity</text:span></text:span><text:span text:style-name="T1"> dalam sains! Istilah keren ini artinya: menemukan sesuatu yang berharga atau menyenangkan secara </text:span><text:span text:style-name="Strong_20_Emphasis"><text:span text:style-name="T1">tidak sengaja</text:span></text:span><text:span text:style-name="T1"> atau </text:span><text:span text:style-name="Strong_20_Emphasis"><text:span text:style-name="T1">kebetulan</text:span></text:span><text:span text:style-name="T1">, biasanya pas lagi nyari sesuatu yang lain, atau bahkan pas lagi... bikin kesalahan!</text:span></text:p>
            <text:p text:style-name="P318">Ternyata, banyak banget lho penemuan penting yang lahir dari:</text:p>
            <text:list xml:id="list1812098055413006514" text:style-name="L273">
              <text:list-item>
                <text:p text:style-name="P494">Laboratorium yang agak berantakan. </text:p>
              </text:list-item>
              <text:list-item>
                <text:p text:style-name="P494">Eksperimen yang (awalnya) dianggap gagal. </text:p>
              </text:list-item>
              <text:list-item>
                <text:p text:style-name="P494">Keisengan atau rasa penasaran ilmuwan terhadap hal aneh. </text:p>
              </text:list-item>
              <text:list-item>
                <text:p text:style-name="P330">Atau sekadar momen 'Ah!' pas ngelihat sesuatu yang nggak biasa. </text:p>
              </text:list-item>
            </text:list>
            <text:p text:style-name="Text_20_body"><text:span text:style-name="T1">Di bab ini, kita nggak akan bahas rumus atau teori rumit. Kita akan dengerin </text:span><text:span text:style-name="Strong_20_Emphasis"><text:span text:style-name="T1">kisah-kisah seru di balik layar</text:span></text:span><text:span text:style-name="T1"> beberapa penemuan paling 'beruntung' dalam sejarah. Kita akan lihat gimana:</text:span></text:p>
            <text:list xml:id="list2976154047114026892" text:style-name="L274">
              <text:list-item>
                <text:p text:style-name="P446"><text:span text:style-name="Strong_20_Emphasis"><text:span text:style-name="T1">Jamur 'nyasar'</text:span></text:span><text:span text:style-name="T1"> di cawan petri malah jadi obat penyelamat jutaan nyawa. </text:span></text:p>
              </text:list-item>
              <text:list-item>
                <text:p text:style-name="P446"><text:span text:style-name="Strong_20_Emphasis"><text:span text:style-name="T1">Kecelakaan kecil di dapur</text:span></text:span><text:span text:style-name="T1"> dekat alat radar malah ngelahirin </text:span><text:soft-page-break/><text:span text:style-name="T1">teknologi memasak super cepat. </text:span></text:p>
              </text:list-item>
              <text:list-item>
                <text:p text:style-name="P446"><text:span text:style-name="T1">Beberapa ilmuwan yang dianggap </text:span><text:span text:style-name="Strong_20_Emphasis"><text:span text:style-name="T1">'agak gila'</text:span></text:span><text:span text:style-name="T1"> dengan eksperimen anehnya ternyata punya ide brilian. </text:span></text:p>
              </text:list-item>
              <text:list-item>
                <text:p text:style-name="P265"><text:span text:style-name="T1">Nenek moyang kita di zaman kuno ternyata udah punya </text:span><text:span text:style-name="Strong_20_Emphasis"><text:span text:style-name="T1">teknologi canggih</text:span></text:span><text:span text:style-name="T1"> yang bikin kita melongo hari ini! </text:span></text:p>
              </text:list-item>
            </text:list>
            <text:p text:style-name="Text_20_body"><text:span text:style-name="T1">Bab ini adalah bukti kalau dalam sains (dan dalam hidup!), kesalahan, keberuntungan, dan kemampuan buat </text:span><text:span text:style-name="Strong_20_Emphasis"><text:span text:style-name="T1">jeli melihat hal tak terduga</text:span></text:span><text:span text:style-name="T1"> itu bisa jadi kunci menuju penemuan besar! Kadang, jalan paling nggak lurus justru bawa kita ke tempat paling menakjubkan.</text:span></text:p>
            <text:p text:style-name="P318">Siap dengerin cerita-cerita 'kebetulan' yang mengubah dunia? Yuk, kita mulai petualangan sejarah yang penuh kejutan ini!</text:p>
            <text:p text:style-name="P498"/>
            <text:p text:style-name="Text_20_body"><text:span text:style-name="Strong_20_Emphasis"><text:span text:style-name="T1">(Opsional) Tips Tambahan:</text:span></text:span></text:p>
            <text:list xml:id="list8274019613157071749" text:style-name="L275">
              <text:list-item>
                <text:p text:style-name="P266"><text:span text:style-name="Strong_20_Emphasis"><text:span text:style-name="T1">Tips "Jangan Takut Salah!":</text:span></text:span><text:span text:style-name="T1"> "Kisah-kisah di bab ini ngajarin kita sesuatu yang penting: jangan terlalu takut bikin kesalahan pas lagi belajar atau mencoba hal baru! Kadang, dari kesalahan itulah kita bisa belajar paling banyak, atau bahkan nemuin ide baru yang nggak kepikiran sebelumnya. Yang penting, tetap penasaran dan jeli mengamati!" </text:span></text:p>
              </text:list-item>
            </text:list>
            <text:p text:style-name="Text_20_body"><text:span text:style-name="Strong_20_Emphasis"><text:span text:style-name="T1">(Opsional) Prompt Ilustrasi:</text:span></text:span></text:p>
            <text:list xml:id="list9063568541215986478" text:style-name="L276">
              <text:list-item>
                <text:p text:style-name="P267"><text:span text:style-name="Source_20_Text"><text:span text:style-name="T1">Ilustrasi pembuka bab yang menunjukkan suasana 'serendipity'. Mungkin gambar bohlam lampu menyala terang di atas kepala seorang ilmuwan kartun yang tampak kaget melihat sesuatu yang tidak terduga di mejanya (misal: cawan petri berjamur, lelehan cokelat dekat alat aneh). Di latar belakang, ada ikon-ikon melayang yang mewakili topik bab: spora jamur Penicillium, gelombang mikro, ikon roda gigi kuno (Antikythera), siluet ilmuwan dengan rambut acak-acakan.</text:span></text:span><text:span text:style-name="T1"> </text:span></text:p>
              </text:list-item>
            </text:list>
            <text:p text:style-name="Text_20_body"><text:span text:style-name="Strong_20_Emphasis"><text:span text:style-name="T1">(Opsional) Kutipan:</text:span></text:span></text:p>
            <text:list xml:id="list5211329335019373793" text:style-name="L277">
              <text:list-item>
                <text:p text:style-name="P268"><text:span text:style-name="Emphasis"><text:span text:style-name="T1">"Keberuntungan berpihak pada pikiran yang siap."</text:span></text:span><text:span text:style-name="T1"> - Louis Pasteur (Menekankan bahwa penemuan tak sengaja seringkali terjadi pada orang yang punya pengetahuan dasar dan jeli mengamati. Disajikan dengan font yang klasik dan berwibawa). </text:span></text:p>
              </text:list-item>
            </text:list>
            <text:p text:style-name="P498"><text:soft-page-break/></text:p>
            <text:p text:style-name="Text_20_body"><text:span text:style-name="T1">Pengantar Bab 9 selesai. Saya akan menunggu perintah </text:span><text:span text:style-name="Strong_20_Emphasis"><text:span text:style-name="T1">"YAX"</text:span></text:span><text:span text:style-name="T1"> dari Anda sebelum melanjutkan ke </text:span><text:span text:style-name="Strong_20_Emphasis"><text:span text:style-name="T1">Subbab 9.1</text:span></text:span><text:span text:style-name="T1">.</text:span></text:p>
          </text:section>
          <text:section text:style-name="Sect1" text:name="feedback-form-67">
            <text:p text:style-name="P477"/>
          </text:section>
        </text:section>
        <text:section text:style-name="Sect1" text:name="f628efa998d5fafb">
          <text:p text:style-name="P318"/>
          <text:section text:style-name="Sect1" text:name="user-query-content-68">
            <text:p text:style-name="P496">yax </text:p>
          </text:section>
          <text:p text:style-name="P477">Tampilkan alur berpikir</text:p>
          <text:section text:style-name="Sect2" text:name="model-response-message-contentr_f628efa998d5fafb">
            <text:p text:style-name="P318">Siap buat dengerin cerita-cerita seru di balik penemuan yang nggak disangka-sangka? Ternyata, banyak benda hebat di sekitar kita lahir dari 'kecelakaan' atau momen 'aha!' yang tak terduga!</text:p>
            <text:p text:style-name="Text_20_body"><text:span text:style-name="Strong_20_Emphasis"><text:span text:style-name="T1">(Prompt 51: Subbab 9.1: Kisah Penisilin, Microwave, dan Penemuan "Kebetulan" Lainnya.)</text:span></text:span></text:p>
            <text:p text:style-name="P498"/>
            <text:p text:style-name="Text_20_body"><text:span text:style-name="Strong_20_Emphasis"><text:span text:style-name="T1">Hasil Teks:</text:span></text:span></text:p>
            <text:p text:style-name="Text_20_body"><text:span text:style-name="Strong_20_Emphasis"><text:span text:style-name="T1">9.1 Kisah Penisilin, Microwave, dan Penemuan "Kebetulan" Lainnya.</text:span></text:span></text:p>
            <text:p text:style-name="P318">Kadang, penemuan terbesar itu nggak datang dari rencana super rapi, tapi dari laboratorium yang sedikit berantakan, camilan yang meleleh, atau bahkan dari gangguan kecil pas lagi jalan-jalan! Ini dia beberapa kisah 'kebetulan' paling terkenal yang mengubah dunia:</text:p>
            <text:p text:style-name="Text_20_body"><text:span text:style-name="Strong_20_Emphasis"><text:span text:style-name="T1">1. Penisilin: Obat Hebat dari Jamur 'Pengganggu'</text:span></text:span></text:p>
            <text:list xml:id="list4719472873708300579" text:style-name="L278">
              <text:list-item>
                <text:p text:style-name="P447"><text:span text:style-name="Strong_20_Emphasis"><text:span text:style-name="T1">Setting:</text:span></text:span><text:span text:style-name="T1"> London, tahun 1928. Ilmuwan bernama </text:span><text:span text:style-name="Strong_20_Emphasis"><text:span text:style-name="T1">Alexander Fleming</text:span></text:span><text:span text:style-name="T1"> lagi meneliti bakteri </text:span><text:span text:style-name="Emphasis"><text:span text:style-name="T1">Staphylococcus</text:span></text:span><text:span text:style-name="T1"> yang berbahaya. Laboratoriumnya? Yah, konon katanya nggak rapi-rapi amat. </text:span></text:p>
              </text:list-item>
              <text:list-item>
                <text:p text:style-name="P447"><text:span text:style-name="Strong_20_Emphasis"><text:span text:style-name="T1">'Kecelakaan' Berkah:</text:span></text:span><text:span text:style-name="T1"> Sebelum pergi liburan, Fleming lupa membersihkan salah satu cawan petri berisi bakteri. Pas dia kembali, dia lihat cawan itu udah terkontaminasi sama jamur berwarna biru kehijauan (</text:span><text:span text:style-name="Emphasis"><text:span text:style-name="T1">Penicillium notatum</text:span></text:span><text:span text:style-name="T1">). Mau dibuang, tapi... eh, tunggu dulu! </text:span></text:p>
              </text:list-item>
              <text:list-item>
                <text:p text:style-name="P447"><text:span text:style-name="Strong_20_Emphasis"><text:span text:style-name="T1">Momen 'Aha!':</text:span></text:span><text:span text:style-name="T1"> Fleming jeli banget! Dia lihat ada sesuatu yang aneh: di area sekitar jamur itu tumbuh, </text:span><text:span text:style-name="Strong_20_Emphasis"><text:span text:style-name="T1">bakteri </text:span></text:span><text:span text:style-name="Strong_20_Emphasis"><text:span text:style-name="Emphasis"><text:span text:style-name="T1">Staphylococcus</text:span></text:span></text:span><text:span text:style-name="Strong_20_Emphasis"><text:span text:style-name="T1">-nya pada mati semua!</text:span></text:span><text:span text:style-name="T1"> Ada lingkaran bening di sekeliling si jamur pengganggu. Fleming langsung mikir, "Wah, jangan-jangan jamur ini ngeluarin zat yang bisa bunuh bakteri!" </text:span></text:p>
              </text:list-item>
              <text:list-item>
                <text:p text:style-name="P269"><text:soft-page-break/><text:span text:style-name="Strong_20_Emphasis"><text:span text:style-name="T1">Respons &amp; Dampak:</text:span></text:span><text:span text:style-name="T1"> Fleming menamai zat itu </text:span><text:span text:style-name="Strong_20_Emphasis"><text:span text:style-name="T1">"Penisilin"</text:span></text:span><text:span text:style-name="T1">. Meskipun dia kesulitan memproduksinya dalam jumlah banyak, penemuannya ini jadi dasar penting. Belasan tahun kemudian, pas Perang Dunia II, tim ilmuwan lain (Howard Florey dan Ernst Chain) berhasil mengembangkan cara produksi massal Penisilin. Hasilnya? </text:span><text:span text:style-name="Strong_20_Emphasis"><text:span text:style-name="T1">Revolusi dunia kedokteran!</text:span></text:span><text:span text:style-name="T1"> Penisilin jadi antibiotik efektif pertama yang menyelamatkan jutaan nyawa dari infeksi bakteri yang tadinya mematikan. Semua berawal dari cawan petri yang 'kotor'! WOW! </text:span></text:p>
              </text:list-item>
            </text:list>
            <text:p text:style-name="Text_20_body"><text:span text:style-name="Strong_20_Emphasis"><text:span text:style-name="T1">2. Microwave Oven: Teknologi Dapur dari Radar Perang</text:span></text:span></text:p>
            <text:list xml:id="list22733284609493003" text:style-name="L279">
              <text:list-item>
                <text:p text:style-name="P448"><text:span text:style-name="Strong_20_Emphasis"><text:span text:style-name="T1">Setting:</text:span></text:span><text:span text:style-name="T1"> Sekitar tahun 1945, di perusahaan Raytheon, Amerika Serikat. Seorang insinyur bernama </text:span><text:span text:style-name="Strong_20_Emphasis"><text:span text:style-name="T1">Percy Spencer</text:span></text:span><text:span text:style-name="T1"> lagi sibuk kerja nguji </text:span><text:span text:style-name="Strong_20_Emphasis"><text:span text:style-name="T1">Magnetron</text:span></text:span><text:span text:style-name="T1">, tabung penghasil gelombang mikro yang dipakai buat teknologi radar pas Perang Dunia II. </text:span></text:p>
              </text:list-item>
              <text:list-item>
                <text:p text:style-name="P448"><text:span text:style-name="Strong_20_Emphasis"><text:span text:style-name="T1">'Kecelakaan' Manis:</text:span></text:span><text:span text:style-name="T1"> Pas lagi berdiri dekat magnetron yang aktif, Spencer ngerasa ada yang aneh di kantong celananya. Pas dicek, ternyata permen cokelat (konon merk Mr. Goodbar) di sakunya </text:span><text:span text:style-name="Strong_20_Emphasis"><text:span text:style-name="T1">meleleh!</text:span></text:span><text:span text:style-name="T1"> Padahal dia nggak ngerasa panas. </text:span></text:p>
              </text:list-item>
              <text:list-item>
                <text:p text:style-name="P448"><text:span text:style-name="Strong_20_Emphasis"><text:span text:style-name="T1">Momen 'Aha!':</text:span></text:span><text:span text:style-name="T1"> Spencer yang dasarnya penasaran langsung curiga kalau gelombang mikro dari magnetron itulah penyebabnya. Dia nggak marah permennya leleh, malah makin penasaran! </text:span></text:p>
              </text:list-item>
              <text:list-item>
                <text:p text:style-name="P270"><text:span text:style-name="Strong_20_Emphasis"><text:span text:style-name="T1">Respons &amp; Dampak:</text:span></text:span><text:span text:style-name="T1"> Dia langsung eksperimen! Pertama, dia taruh biji jagung dekat magnetron... dan biji jagung itu meletup jadi </text:span><text:span text:style-name="Strong_20_Emphasis"><text:span text:style-name="T1">popcorn!</text:span></text:span><text:span text:style-name="T1"> Terus dia coba taruh telur mentah... dan telurnya </text:span><text:span text:style-name="Strong_20_Emphasis"><text:span text:style-name="T1">meledak!</text:span></text:span><text:span text:style-name="T1"> (Hati-hati ya kalau coba di rumah!). Dari situ, Spencer sadar potensi gelombang mikro buat memasak makanan super cepat. Raytheon kemudian mengembangkan oven microwave komersial pertama (namanya Radarange, ukurannya segede lemari es dan harganya mahal banget!). Tapi, penemuan nggak sengaja Spencer inilah cikal bakal </text:span><text:span text:style-name="Strong_20_Emphasis"><text:span text:style-name="T1">oven microwave praktis</text:span></text:span><text:span text:style-name="T1"> yang sekarang ada di dapur kita semua! Dari radar perang jadi penghangat makanan! </text:span></text:p>
              </text:list-item>
            </text:list>
            <text:p text:style-name="Text_20_body"><text:span text:style-name="Strong_20_Emphasis"><text:span text:style-name="T1">3. Velcro: Perekat Hebat Terinspirasi dari Tanaman Pengganggu</text:span></text:span></text:p>
            <text:list xml:id="list8920614386348302346" text:style-name="L280">
              <text:list-item>
                <text:p text:style-name="P449"><text:span text:style-name="Strong_20_Emphasis"><text:span text:style-name="T1">Setting:</text:span></text:span><text:span text:style-name="T1"> Tahun 1940-an, Pegunungan Alpen, Swiss. Insinyur bernama </text:span><text:span text:style-name="Strong_20_Emphasis"><text:span text:style-name="T1">George de Mestral</text:span></text:span><text:span text:style-name="T1"> lagi asyik jalan-jalan naik gunung bareng anjing kesayangannya. </text:span></text:p>
              </text:list-item>
              <text:list-item>
                <text:p text:style-name="P449"><text:soft-page-break/><text:span text:style-name="Strong_20_Emphasis"><text:span text:style-name="T1">'Kecelakaan' yang Nempel:</text:span></text:span><text:span text:style-name="T1"> Pas pulang, De Mestral kesel banget karena baju dan bulu anjingnya penuh sama buah </text:span><text:span text:style-name="Strong_20_Emphasis"><text:span text:style-name="T1">tanaman Kaitan</text:span></text:span><text:span text:style-name="T1"> (burr atau kokolotean) yang nempelnya susah banget dilepas! </text:span></text:p>
              </text:list-item>
              <text:list-item>
                <text:p text:style-name="P449"><text:span text:style-name="Strong_20_Emphasis"><text:span text:style-name="T1">Momen 'Aha!':</text:span></text:span><text:span text:style-name="T1"> Bukannya langsung dibuang, De Mestral malah penasaran. Dia ambil beberapa buah Kaitan itu dan memeriksanya di bawah </text:span><text:span text:style-name="Strong_20_Emphasis"><text:span text:style-name="T1">mikroskop</text:span></text:span><text:span text:style-name="T1">. Apa yang dia lihat? Ternyata di ujung buah Kaitan itu ada </text:span><text:span text:style-name="Strong_20_Emphasis"><text:span text:style-name="T1">ratusan kait super kecil</text:span></text:span><text:span text:style-name="T1"> yang nyangkut dengan kuat ke serat kain atau bulu anjing yang bentuknya kayak </text:span><text:span text:style-name="Strong_20_Emphasis"><text:span text:style-name="T1">jerat (loop)</text:span></text:span><text:span text:style-name="T1">. </text:span></text:p>
              </text:list-item>
              <text:list-item>
                <text:p text:style-name="P271"><text:span text:style-name="Strong_20_Emphasis"><text:span text:style-name="T1">Respons &amp; Dampak:</text:span></text:span><text:span text:style-name="T1"> De Mestral kepikiran, "Gimana kalau aku bikin tiruan sistem kait dan jerat ini?" Butuh waktu bertahun-tahun buat dia menyempurnakan idenya, tapi akhirnya dia berhasil menciptakan perekat </text:span><text:span text:style-name="Strong_20_Emphasis"><text:span text:style-name="T1">Velcro</text:span></text:span><text:span text:style-name="T1"> (diambil dari kata Prancis </text:span><text:span text:style-name="Emphasis"><text:span text:style-name="T1">Velours</text:span></text:span><text:span text:style-name="T1"> [beludru/jerat] dan </text:span><text:span text:style-name="Emphasis"><text:span text:style-name="T1">Crochet</text:span></text:span><text:span text:style-name="T1"> [kait]). Sekarang? Velcro dipakai di mana-mana! Sepatu, jaket, tas, bahkan di baju astronot dan pesawat ulang-alik! Semua gara-gara tanaman pengganggu yang nempel! </text:span></text:p>
              </text:list-item>
            </text:list>
            <text:p text:style-name="Text_20_body"><text:span text:style-name="Strong_20_Emphasis"><text:span text:style-name="T1">4. Post-it Notes: Lem 'Gagal' yang Jadi Sukses Besar</text:span></text:span></text:p>
            <text:list xml:id="list7785349665170521624" text:style-name="L281">
              <text:list-item>
                <text:p text:style-name="P450"><text:span text:style-name="Strong_20_Emphasis"><text:span text:style-name="T1">Setting:</text:span></text:span><text:span text:style-name="T1"> Tahun 1968, di laboratorium perusahaan 3M, Amerika Serikat. Ilmuwan bernama </text:span><text:span text:style-name="Strong_20_Emphasis"><text:span text:style-name="T1">Dr. Spencer Silver</text:span></text:span><text:span text:style-name="T1"> lagi berusaha keras bikin lem super kuat. </text:span></text:p>
              </text:list-item>
              <text:list-item>
                <text:p text:style-name="P450"><text:span text:style-name="Strong_20_Emphasis"><text:span text:style-name="T1">'Kecelakaan' Lemah:</text:span></text:span><text:span text:style-name="T1"> Bukannya dapat lem super kuat, dia malah nggak sengaja bikin </text:span><text:span text:style-name="Strong_20_Emphasis"><text:span text:style-name="T1">lem yang daya rekatnya lemah!</text:span></text:span><text:span text:style-name="T1"> Lem ini nempel sih, tapi gampang banget dilepas lagi tanpa ninggalin bekas atau merusak kertas. Waktu itu, penemuannya dianggap </text:span><text:span text:style-name="Strong_20_Emphasis"><text:span text:style-name="T1">produk gagal</text:span></text:span><text:span text:style-name="T1">. </text:span></text:p>
              </text:list-item>
              <text:list-item>
                <text:p text:style-name="P450"><text:span text:style-name="Strong_20_Emphasis"><text:span text:style-name="T1">Momen 'Aha!' (Bertahun-tahun Kemudian):</text:span></text:span><text:span text:style-name="T1"> Beberapa tahun setelahnya, rekan kerja Dr. Silver bernama </text:span><text:span text:style-name="Strong_20_Emphasis"><text:span text:style-name="T1">Art Fry</text:span></text:span><text:span text:style-name="T1"> lagi sebel karena pembatas buku di buku nyanyian koornya sering jatuh. Tiba-tiba dia inget sama lem 'gagal' buatan Silver! "Wah, lem ini kan bisa nempel sementara tanpa ngerusak kertas! Cocok banget buat bikin pembatas buku yang nggak gampang jatuh!" pikirnya. </text:span></text:p>
              </text:list-item>
              <text:list-item>
                <text:p text:style-name="P272"><text:span text:style-name="Strong_20_Emphasis"><text:span text:style-name="T1">Respons &amp; Dampak:</text:span></text:span><text:span text:style-name="T1"> Fry ngasih ide ini ke Silver, mereka kembangin bareng, dan meskipun awalnya sempat diragukan, akhirnya 3M meluncurkan </text:span><text:span text:style-name="Strong_20_Emphasis"><text:span text:style-name="T1">Post-it Notes</text:span></text:span><text:span text:style-name="T1">! Siapa sangka, kertas catatan tempel warna-warni ini jadi salah satu produk alat tulis paling laku dan paling ikonik di seluruh dunia! Bukti kalau 'kegagalan' kadang cuma </text:span><text:soft-page-break/><text:span text:style-name="T1">butuh sudut pandang baru buat jadi sukses! </text:span></text:p>
              </text:list-item>
            </text:list>
            <text:p text:style-name="P318">Kisah-kisah ini nunjukkin kalau jalan menuju penemuan itu nggak selalu lurus. Kadang, momen paling nggak terduga, ditambah rasa penasaran dan kejelian, bisa membawa kita ke hasil yang luar biasa! Jadi, jangan remehkan 'kebetulan' kecil dalam hidupmu ya!</text:p>
            <text:p text:style-name="P498"/>
            <text:p text:style-name="Text_20_body"><text:span text:style-name="Strong_20_Emphasis"><text:span text:style-name="T1">(Opsional) Tips Tambahan:</text:span></text:span></text:p>
            <text:list xml:id="list592395392648908713" text:style-name="L282">
              <text:list-item>
                <text:p text:style-name="P273"><text:span text:style-name="Strong_20_Emphasis"><text:span text:style-name="T1">"Perhatikan Hal Kecil di Sekitarmu!":</text:span></text:span><text:span text:style-name="T1"> "Coba deh biasakan buat lebih jeli mengamati hal-hal kecil atau kejadian aneh di sekitarmu. Jangan langsung diabaikan. Bertanya 'kenapa ya?' atau 'kok bisa gini?' itu langkah awal dari banyak penemuan hebat, lho!" </text:span></text:p>
              </text:list-item>
            </text:list>
            <text:p text:style-name="Text_20_body"><text:span text:style-name="Strong_20_Emphasis"><text:span text:style-name="T1">(Opsional) Prompt Ilustrasi:</text:span></text:span></text:p>
            <text:list xml:id="list1993906477701552087" text:style-name="L283">
              <text:list-item>
                <text:p text:style-name="P274"><text:span text:style-name="Source_20_Text"><text:span text:style-name="T1">Buat 4 panel ilustrasi gaya komik atau sketsa sederhana: Panel 1: Alexander Fleming melihat cawan petri dengan jamur dan area bening di sekelilingnya, ekspresi kaget/penasaran. Panel 2: Percy Spencer memegang permen cokelat yang meleleh di tangannya di dekat alat magnetron, ekspresi heran. Panel 3: George de Mestral mencabuti buah Kaitan dari bulu anjingnya sambil melihatnya dengan kaca pembesar. Panel 4: Art Fry melihat pembatas buku jatuh dari buku nyanyian, lalu muncul gambar bohlam lampu di atas kepalanya saat teringat lem lemah Silver.</text:span></text:span><text:span text:style-name="T1"> </text:span></text:p>
              </text:list-item>
            </text:list>
            <text:p text:style-name="Text_20_body"><text:span text:style-name="Strong_20_Emphasis"><text:span text:style-name="T1">(Opsional) Kutipan:</text:span></text:span></text:p>
            <text:list xml:id="list1071103082570009614" text:style-name="L284">
              <text:list-item>
                <text:p text:style-name="P275"><text:span text:style-name="Emphasis"><text:span text:style-name="T1">"Penemuan terdiri dari melihat apa yang semua orang telah lihat dan memikirkan apa yang tidak seorang pun pernah pikirkan."</text:span></text:span><text:span text:style-name="T1"> - Albert Szent-Györgyi (Penemu Vitamin C, menekankan pentingnya perspektif baru dan observasi. Disajikan dengan font yang inspiratif). </text:span></text:p>
              </text:list-item>
            </text:list>
            <text:p text:style-name="P498"/>
            <text:p text:style-name="Text_20_body"><text:span text:style-name="T1">Subbab 9.1 selesai. Saya akan menunggu perintah </text:span><text:span text:style-name="Strong_20_Emphasis"><text:span text:style-name="T1">"YAX"</text:span></text:span><text:span text:style-name="T1"> dari Anda sebelum melanjutkan ke </text:span><text:span text:style-name="Strong_20_Emphasis"><text:span text:style-name="T1">Subbab 9.2</text:span></text:span><text:span text:style-name="T1">.</text:span></text:p>
          </text:section>
          <text:section text:style-name="Sect1" text:name="feedback-form-68">
            <text:p text:style-name="P477"/>
          </text:section>
        </text:section>
        <text:section text:style-name="Sect1" text:name="b9213dfee19461d4">
          <text:p text:style-name="P318"/>
          <text:section text:style-name="Sect1" text:name="user-query-content-69">
            <text:p text:style-name="P496"><text:soft-page-break/>yax </text:p>
          </text:section>
          <text:p text:style-name="P477">Tampilkan alur berpikir</text:p>
          <text:section text:style-name="Sect2" text:name="model-response-message-contentr_b9213dfee19461d4">
            <text:p text:style-name="Text_20_body"><text:span text:style-name="T1">Oke, kita udah denger cerita penemuan yang lahir dari 'ketidaksengajaan'. Sekarang, gimana kalau kita kenalan sama ilmuwan-ilmuwan yang idenya atau cara kerjanya dianggap 'aneh', 'nyeleneh', atau bahkan </text:span><text:span text:style-name="Strong_20_Emphasis"><text:span text:style-name="T1">'gila'</text:span></text:span><text:span text:style-name="T1"> pada zamannya, tapi justru menghasilkan hal-hal luar biasa? Jangan salah sangka ya, 'gila' di sini maksudnya bukan nggak waras, tapi lebih ke </text:span><text:span text:style-name="Strong_20_Emphasis"><text:span text:style-name="T1">berani berpikir beda, super penasaran, nekat, dan punya dedikasi luar biasa!</text:span></text:span></text:p>
            <text:p text:style-name="Text_20_body"><text:span text:style-name="Strong_20_Emphasis"><text:span text:style-name="T1">(Prompt 52: Subbab 9.2: Ilmuwan "Gila" dan Eksperimen Aneh Mereka.)</text:span></text:span></text:p>
            <text:p text:style-name="P498"/>
            <text:p text:style-name="Text_20_body"><text:span text:style-name="Strong_20_Emphasis"><text:span text:style-name="T1">Hasil Teks:</text:span></text:span></text:p>
            <text:p text:style-name="Text_20_body"><text:span text:style-name="Strong_20_Emphasis"><text:span text:style-name="T1">9.2 Ilmuwan "Gila" dan Eksperimen Aneh Mereka.</text:span></text:span></text:p>
            <text:p text:style-name="Text_20_body"><text:span text:style-name="T1">Sains itu nggak selalu tentang orang jenius yang duduk rapi di meja sambil nulis rumus. Kadang, kemajuan besar justru datang dari orang-orang yang berani </text:span><text:span text:style-name="Strong_20_Emphasis"><text:span text:style-name="T1">mendobrak batas</text:span></text:span><text:span text:style-name="T1">, berpikir </text:span><text:span text:style-name="Emphasis"><text:span text:style-name="T1">'out-of-the-box'</text:span></text:span><text:span text:style-name="T1">, dan melakukan eksperimen yang bikin orang lain pada masanya geleng-geleng kepala karena dianggap terlalu aneh, nggak mungkin, atau bahkan berbahaya! Yuk, kita lihat beberapa contoh ilmuwan 'pemberani' ini:</text:span></text:p>
            <text:p text:style-name="Text_20_body"><text:span text:style-name="Strong_20_Emphasis"><text:span text:style-name="T1">1. Nikola Tesla: Sang Visioner Listrik yang Eksentrik</text:span></text:span></text:p>
            <text:list xml:id="list6724797670748878443" text:style-name="L285">
              <text:list-item>
                <text:p text:style-name="P451"><text:span text:style-name="Strong_20_Emphasis"><text:span text:style-name="T1">Siapa dia?</text:span></text:span><text:span text:style-name="T1"> Nikola Tesla (hidup akhir abad 19 - awal abad 20) adalah insinyur dan penemu super brilian asal Serbia-Amerika, sering dianggap saingan berat Thomas Edison. Dia punya kontribusi besar banget dalam sistem kelistrikan arus bolak-balik (AC) yang kita pakai sekarang. </text:span></text:p>
              </text:list-item>
              <text:list-item>
                <text:p text:style-name="P276"><text:span text:style-name="Strong_20_Emphasis"><text:span text:style-name="T1">Kenapa dianggap 'aneh'?</text:span></text:span><text:span text:style-name="T1"> Tesla punya </text:span><text:span text:style-name="Strong_20_Emphasis"><text:span text:style-name="T1">visi-visi yang jauh melampaui zamannya</text:span></text:span><text:span text:style-name="T1">. Mimpi terbesarnya adalah </text:span><text:span text:style-name="Strong_20_Emphasis"><text:span text:style-name="T1">mengirimkan listrik tanpa kabel</text:span></text:span><text:span text:style-name="T1"> ke seluruh dunia! Dia bahkan sempat membangun menara raksasa (Wardenclyffe Tower) buat mewujudkan ide ini, meskipun proyeknya gagal karena kekurangan dana. Eksperimen-eksperimennya juga seringkali </text:span><text:span text:style-name="Strong_20_Emphasis"><text:span text:style-name="T1">spektakuler dan berbahaya</text:span></text:span><text:span text:style-name="T1">, dia suka 'main-main' sama listrik tegangan super tinggi pakai alat ciptaannya, </text:span><text:span text:style-name="Strong_20_Emphasis"><text:span text:style-name="T1">Tesla Coil</text:span></text:span><text:span text:style-name="T1">, yang bisa bikin </text:span><text:span text:style-name="Strong_20_Emphasis"><text:span text:style-name="T1">kilatan petir </text:span></text:span><text:soft-page-break/><text:span text:style-name="Strong_20_Emphasis"><text:span text:style-name="T1">buatan</text:span></text:span><text:span text:style-name="T1"> sepanjang puluhan meter di laboratoriumnya! Banyak orang pada masanya menganggap idenya terlalu liar dan dia sendiri orang yang eksentrik. Tapi, banyak konsepnya (kayak radio, remote control, radar) terbukti benar dan jadi dasar teknologi modern. Dia adalah contoh visioner sejati! </text:span></text:p>
              </text:list-item>
            </text:list>
            <text:p text:style-name="Text_20_body"><text:span text:style-name="Strong_20_Emphasis"><text:span text:style-name="T1">2. Benjamin Franklin: Bapak Bangsa yang Nekat Main Layangan di Badai Petir</text:span></text:span></text:p>
            <text:list xml:id="list3538623313828426040" text:style-name="L286">
              <text:list-item>
                <text:p text:style-name="P452"><text:span text:style-name="Strong_20_Emphasis"><text:span text:style-name="T1">Siapa dia?</text:span></text:span><text:span text:style-name="T1"> Benjamin Franklin (abad ke-18) dikenal sebagai salah satu Bapak Pendiri Amerika Serikat, tapi dia juga seorang penulis, penemu, dan ilmuwan yang super penasaran! </text:span></text:p>
              </text:list-item>
              <text:list-item>
                <text:p text:style-name="P452"><text:span text:style-name="Strong_20_Emphasis"><text:span text:style-name="T1">Eksperimen Nekatnya:</text:span></text:span><text:span text:style-name="T1"> Salah satu ceritanya yang paling terkenal (dan paling </text:span><text:span text:style-name="Strong_20_Emphasis"><text:span text:style-name="T1">berbahaya!</text:span></text:span><text:span text:style-name="T1">) adalah </text:span><text:span text:style-name="Strong_20_Emphasis"><text:span text:style-name="T1">eksperimen layang-layang</text:span></text:span><text:span text:style-name="T1"> tahun 1752. Waktu itu, orang belum yakin kalau petir itu sebenernya listrik. Franklin yang penasaran banget, konon katanya nekat nerbangin layangan pas lagi ada </text:span><text:span text:style-name="Strong_20_Emphasis"><text:span text:style-name="T1">badai petir</text:span></text:span><text:span text:style-name="T1">! Di benang layangannya dia ikatkan kunci logam, dan ujung benang (yang kering) dia pegang pakai benang sutra (biar nggak langsung kesetrum). Tujuannya? Membuktikan kalau muatan listrik dari awan petir bisa mengalir lewat benang basah ke kunci itu. Dan katanya berhasil! Dia bisa merasakan percikan listrik dari kunci itu. </text:span></text:p>
              </text:list-item>
              <text:list-item>
                <text:p text:style-name="P277"><text:span text:style-name="Strong_20_Emphasis"><text:span text:style-name="T1">Penting! JANGAN DITIRU!</text:span></text:span><text:span text:style-name="T1"> Eksperimen ini </text:span><text:span text:style-name="Strong_20_Emphasis"><text:span text:style-name="T1">super berbahaya</text:span></text:span><text:span text:style-name="T1"> dan bisa </text:span><text:span text:style-name="Strong_20_Emphasis"><text:span text:style-name="T1">mematikan</text:span></text:span><text:span text:style-name="T1">! Jangan pernah coba-coba main layangan pas ada petir ya! Tapi, keberanian (atau kenekatan?) Franklin ini berhasil membuktikan hipotesisnya dan mengarah pada penemuan </text:span><text:span text:style-name="Strong_20_Emphasis"><text:span text:style-name="T1">penangkal petir</text:span></text:span><text:span text:style-name="T1">, yang udah menyelamatkan banyak bangunan dan nyawa. Ini contoh rasa ingin tahu ekstrem demi membuktikan kebenaran ilmiah! </text:span></text:p>
              </text:list-item>
            </text:list>
            <text:p text:style-name="Text_20_body"><text:span text:style-name="Strong_20_Emphasis"><text:span text:style-name="T1">3. Barry Marshall: Dokter yang 'Minum' Bakteri Demi Buktikan Teorinya</text:span></text:span></text:p>
            <text:list xml:id="list4922305240072480093" text:style-name="L287">
              <text:list-item>
                <text:p text:style-name="P453"><text:span text:style-name="Strong_20_Emphasis"><text:span text:style-name="T1">Setting:</text:span></text:span><text:span text:style-name="T1"> Awal tahun 1980-an. Dokter-dokter pada masa itu percaya kalau sakit maag kronis atau tukak lambung (luka di lambung) itu disebabkan stres atau makanan pedas. Tapi, dua dokter Australia, </text:span><text:span text:style-name="Strong_20_Emphasis"><text:span text:style-name="T1">Barry Marshall</text:span></text:span><text:span text:style-name="T1"> dan Robin Warren, punya teori beda: mereka curiga penyebabnya adalah </text:span><text:span text:style-name="Strong_20_Emphasis"><text:span text:style-name="T1">bakteri</text:span></text:span><text:span text:style-name="T1"> bernama </text:span><text:span text:style-name="Emphasis"><text:span text:style-name="Strong_20_Emphasis"><text:span text:style-name="T1">Helicobacter pylori</text:span></text:span></text:span><text:span text:style-name="T1">. </text:span></text:p>
              </text:list-item>
              <text:list-item>
                <text:p text:style-name="P453"><text:span text:style-name="Strong_20_Emphasis"><text:span text:style-name="T1">Ditolak Mentah-mentah:</text:span></text:span><text:span text:style-name="T1"> Teori mereka dianggap aneh dan ditolak </text:span><text:soft-page-break/><text:span text:style-name="T1">sama komunitas medis. Mereka susah banget cari bukti kuat kalau bakteri inilah penyebabnya. </text:span></text:p>
              </text:list-item>
              <text:list-item>
                <text:p text:style-name="P453"><text:span text:style-name="Strong_20_Emphasis"><text:span text:style-name="T1">Eksperimen 'Gila' Demi Kebenaran:</text:span></text:span><text:span text:style-name="T1"> Karena frustrasi teorinya nggak diterima, Barry Marshall melakukan tindakan </text:span><text:span text:style-name="Strong_20_Emphasis"><text:span text:style-name="T1">super nekat</text:span></text:span><text:span text:style-name="T1"> di tahun 1984. Dia sengaja </text:span><text:span text:style-name="Strong_20_Emphasis"><text:span text:style-name="T1">meminum segelas cairan berisi kultur bakteri </text:span></text:span><text:span text:style-name="Strong_20_Emphasis"><text:span text:style-name="Emphasis"><text:span text:style-name="T1">H. pylori</text:span></text:span></text:span><text:span text:style-name="T1"> yang diambil dari pasien! Dia mengorbankan dirinya sendiri jadi 'kelinci percobaan'! </text:span></text:p>
              </text:list-item>
              <text:list-item>
                <text:p text:style-name="P453"><text:span text:style-name="Strong_20_Emphasis"><text:span text:style-name="T1">Hasilnya?</text:span></text:span><text:span text:style-name="T1"> Beberapa hari kemudian, Marshall mulai merasakan gejala sakit maag (radang lambung/gastritis)! Pemeriksaan endoskopi membuktikan kalau lambungnya terinfeksi </text:span><text:span text:style-name="Emphasis"><text:span text:style-name="T1">H. pylori</text:span></text:span><text:span text:style-name="T1"> dan meradang. Setelah itu, dia minum antibiotik dan sembuh total! </text:span></text:p>
              </text:list-item>
              <text:list-item>
                <text:p text:style-name="P278"><text:span text:style-name="Strong_20_Emphasis"><text:span text:style-name="T1">Dampaknya Luar Biasa:</text:span></text:span><text:span text:style-name="T1"> Aksi 'gila' Marshall ini jadi bukti kuat yang nggak terbantahkan. Akhirnya, dunia medis menerima bahwa sebagian besar kasus tukak lambung memang disebabkan oleh bakteri </text:span><text:span text:style-name="Emphasis"><text:span text:style-name="T1">H. pylori</text:span></text:span><text:span text:style-name="T1">. Penemuan ini </text:span><text:span text:style-name="Strong_20_Emphasis"><text:span text:style-name="T1">merevolusi total</text:span></text:span><text:span text:style-name="T1"> cara pengobatan sakit maag (pakai antibiotik, bukan cuma obat penekan asam lambung). Marshall dan Warren akhirnya dianugerahi </text:span><text:span text:style-name="Strong_20_Emphasis"><text:span text:style-name="T1">Hadiah Nobel Kedokteran</text:span></text:span><text:span text:style-name="T1"> tahun 2005! Dedikasi dan pengorbanan pribadinya luar biasa! </text:span></text:p>
              </text:list-item>
            </text:list>
            <text:p text:style-name="P318">Kisah-kisah ini nunjukkin kalau jalan menuju penemuan itu nggak selalu mulus atau pakai cara biasa. Kadang butuh keberanian buat berpikir beda, semangat pantang menyerah yang luar biasa, rasa ingin tahu yang nggak terbatas, dan bahkan pengorbanan pribadi. Mereka mungkin dianggap 'aneh' pada masanya, tapi semangat dan dedikasi merekalah yang seringkali mendorong batas-batas pengetahuan manusia! Salut!</text:p>
            <text:p text:style-name="P498"/>
            <text:p text:style-name="Text_20_body"><text:span text:style-name="Strong_20_Emphasis"><text:span text:style-name="T1">(Opsional) Tips Tambahan:</text:span></text:span></text:p>
            <text:list xml:id="list2961193487029606599" text:style-name="L288">
              <text:list-item>
                <text:p text:style-name="P279"><text:span text:style-name="Strong_20_Emphasis"><text:span text:style-name="T1">"Berpikir Beda Itu Keren!":</text:span></text:span><text:span text:style-name="T1"> "Jangan takut punya ide yang beda dari teman-temanmu atau dari apa yang 'biasanya' orang pikirkan. Kadang, ide paling aneh atau nggak biasa itulah yang bisa jadi solusi paling kreatif atau penemuan paling keren! Teruslah bertanya 'bagaimana jika...?'" </text:span></text:p>
              </text:list-item>
            </text:list>
            <text:p text:style-name="Text_20_body"><text:span text:style-name="Strong_20_Emphasis"><text:span text:style-name="T1">(Opsional) Prompt Ilustrasi:</text:span></text:span></text:p>
            <text:list xml:id="list4673080896988575400" text:style-name="L289">
              <text:list-item>
                <text:p text:style-name="P280"><text:span text:style-name="Source_20_Text"><text:span text:style-name="T1">Tiga panel ilustrasi bergaya sedikit dramatis atau 'vintage': Panel 1: </text:span></text:span><text:soft-page-break/><text:span text:style-name="Source_20_Text"><text:span text:style-name="T1">Nikola Tesla berdiri dengan latar belakang Tesla Coil raksasa yang mengeluarkan percikan listrik spektakuler. Panel 2: Benjamin Franklin (dengan gaya pakaian abad 18) tampak tegang memegang benang layangan di tengah badai petir, dengan kilat menyambar di langit dan kunci di benang tampak sedikit berpendar (beri kesan bahaya). Panel 3: Barry Marshall (dengan jas dokter) tampak ragu tapi bertekad saat akan meminum cairan dari gelas kimia bertuliskan 'H. pylori'.</text:span></text:span><text:span text:style-name="T1"> </text:span></text:p>
              </text:list-item>
            </text:list>
            <text:p text:style-name="Text_20_body"><text:span text:style-name="Strong_20_Emphasis"><text:span text:style-name="T1">(Opsional) Kutipan:</text:span></text:span></text:p>
            <text:list xml:id="list8593705138544829860" text:style-name="L290">
              <text:list-item>
                <text:p text:style-name="P281"><text:span text:style-name="Emphasis"><text:span text:style-name="T1">"Semua kebenaran melewati tiga tahap. Pertama, dicemooh. Kedua, ditentang dengan keras. Ketiga, diterima sebagai hal yang terbukti dengan sendirinya."</text:span></text:span><text:span text:style-name="T1"> - Arthur Schopenhauer (Filsuf, menggambarkan tantangan yang sering dihadapi ide-ide baru/radikal. Disajikan dengan font yang tegas). </text:span></text:p>
              </text:list-item>
            </text:list>
            <text:p text:style-name="P498"/>
            <text:p text:style-name="Text_20_body"><text:span text:style-name="T1">Subbab 9.2 selesai. Saya akan menunggu perintah </text:span><text:span text:style-name="Strong_20_Emphasis"><text:span text:style-name="T1">"YAX"</text:span></text:span><text:span text:style-name="T1"> dari Anda sebelum melanjutkan ke </text:span><text:span text:style-name="Strong_20_Emphasis"><text:span text:style-name="T1">Subbab 9.3</text:span></text:span><text:span text:style-name="T1">.</text:span></text:p>
          </text:section>
          <text:section text:style-name="Sect1" text:name="feedback-form-69">
            <text:p text:style-name="P477"/>
          </text:section>
        </text:section>
        <text:section text:style-name="Sect1" text:name="dd9cb893b4d657d7">
          <text:p text:style-name="P318"/>
          <text:section text:style-name="Sect1" text:name="user-query-content-70">
            <text:p text:style-name="P496">yax </text:p>
          </text:section>
          <text:p text:style-name="P477">Tampilkan alur berpikir</text:p>
          <text:section text:style-name="Sect2" text:name="model-response-message-contentr_dd9cb893b4d657d7">
            <text:p text:style-name="Text_20_body"><text:span text:style-name="T1">Oke, kita sudah lihat penemuan 'kebetulan' dan ilmuwan 'nekat'. Sekarang, mari kita mundur jauuuh ke belakang, ke zaman kuno! Seringkali kita diajarin kalau orang zaman dulu itu 'primitif' teknologinya. Tapi, siap-siap ya, karena beberapa penemuan arkeologi nunjukkin kalau nenek moyang kita itu ternyata punya </text:span><text:span text:style-name="Strong_20_Emphasis"><text:span text:style-name="T1">kejeniusan teknologi</text:span></text:span><text:span text:style-name="T1"> yang super mengejutkan dan bikin kita bertanya-tanya, "Kok bisa?!"</text:span></text:p>
            <text:p text:style-name="Text_20_body"><text:span text:style-name="Strong_20_Emphasis"><text:span text:style-name="T1">(Prompt 53: Subbab 9.3: Alat Sains Kuno yang Mengejutkan (Mekanisme Antikythera, dll).)</text:span></text:span></text:p>
            <text:p text:style-name="P498"/>
            <text:p text:style-name="Text_20_body"><text:span text:style-name="Strong_20_Emphasis"><text:span text:style-name="T1">Hasil Teks:</text:span></text:span></text:p>
            <text:p text:style-name="Text_20_body"><text:span text:style-name="Strong_20_Emphasis"><text:span text:style-name="T1">9.3 Alat Sains Kuno yang Mengejutkan (Mekanisme Antikythera, dll).</text:span></text:span></text:p>
            <text:p text:style-name="P318">Jangan pernah anggap remeh orang zaman dulu! Meskipun mereka nggak <text:soft-page-break/>punya smartphone atau internet, bukan berarti mereka nggak pintar atau nggak bisa bikin teknologi canggih. Kadang-kadang, para arkeolog nemuin artefak kuno yang saking rumit dan majunya, sampai bikin kita garuk-garuk kepala dan kagum sama kehebatan nenek moyang kita. Ini beberapa contohnya:</text:p>
            <text:p text:style-name="Text_20_body"><text:span text:style-name="Strong_20_Emphasis"><text:span text:style-name="T1">1. Mekanisme Antikythera: 'Komputer' Analog dari Zaman Yunani Kuno!</text:span></text:span></text:p>
            <text:list xml:id="list4594494918281962691" text:style-name="L291">
              <text:list-item>
                <text:p text:style-name="P454"><text:span text:style-name="Strong_20_Emphasis"><text:span text:style-name="T1">Penemuannya:</text:span></text:span><text:span text:style-name="T1"> Tahun 1901, para penyelam spons nemuin bangkai kapal Romawi kuno di dekat pulau Antikythera, Yunani. Di antara harta karun lainnya, mereka nemuin bongkahan perunggu aneh yang udah karatan parah. Awalnya nggak ada yang tahu itu apa. </text:span></text:p>
              </text:list-item>
              <text:list-item>
                <text:p text:style-name="P454"><text:span text:style-name="Strong_20_Emphasis"><text:span text:style-name="T1">Apa Itu Sebenarnya?</text:span></text:span><text:span text:style-name="T1"> Setelah diteliti puluhan tahun pakai teknologi modern (kayak sinar-X dan CT scan), barulah terungkap kalau bongkahan itu adalah sisa-sisa dari sebuah </text:span><text:span text:style-name="Strong_20_Emphasis"><text:span text:style-name="T1">mesin super kompleks</text:span></text:span><text:span text:style-name="T1"> yang terbuat dari setidaknya </text:span><text:span text:style-name="Strong_20_Emphasis"><text:span text:style-name="T1">30 roda gigi perunggu (bronze gears)</text:span></text:span><text:span text:style-name="T1"> yang saling terkait dengan presisi luar biasa! Bayangin kayak bagian dalam jam mekanik super rumit, tapi ini dibuat sekitar </text:span><text:span text:style-name="Strong_20_Emphasis"><text:span text:style-name="T1">2.100 - 2.200 tahun yang lalu</text:span></text:span><text:span text:style-name="T1"> (abad ke-2 atau ke-1 SM)! Gila! </text:span></text:p>
              </text:list-item>
              <text:list-item>
                <text:p text:style-name="P454"><text:span text:style-name="Strong_20_Emphasis"><text:span text:style-name="T1">Fungsinya Apa?</text:span></text:span><text:span text:style-name="T1"> Para ahli sekarang yakin kalau Mekanisme Antikythera ini adalah semacam </text:span><text:span text:style-name="Strong_20_Emphasis"><text:span text:style-name="T1">'komputer' analog astronomi</text:span></text:span><text:span text:style-name="T1"> pertama di dunia! Fungsinya buat: </text:span></text:p>
                <text:list>
                  <text:list-item>
                    <text:p text:style-name="P495">Memprediksi posisi Matahari dan Bulan di langit. </text:p>
                  </text:list-item>
                  <text:list-item>
                    <text:p text:style-name="P495">Memprediksi kapan terjadinya gerhana bulan dan matahari. </text:p>
                  </text:list-item>
                  <text:list-item>
                    <text:p text:style-name="P495">Mungkin juga melacak posisi beberapa planet yang terlihat mata. </text:p>
                  </text:list-item>
                  <text:list-item>
                    <text:p text:style-name="P454"><text:span text:style-name="T1">Bahkan mungkin menghitung siklus penyelenggaraan Olimpiade kuno! Mekanisme ini bahkan bisa memperhitungkan gerakan Bulan yang sedikit nggak teratur, lho! Tingkat kerumitan mekanik dan pemahaman astronominya benar-benar </text:span><text:span text:style-name="Strong_20_Emphasis"><text:span text:style-name="T1">jauh melampaui apa pun</text:span></text:span><text:span text:style-name="T1"> yang diketahui dari peradaban lain pada masa itu! </text:span></text:p>
                  </text:list-item>
                </text:list>
              </text:list-item>
              <text:list-item>
                <text:p text:style-name="P282"><text:span text:style-name="Strong_20_Emphasis"><text:span text:style-name="T1">Misteri &amp; 'WOW'-nya:</text:span></text:span><text:span text:style-name="T1"> Yang bikin makin takjub sekaligus misterius adalah: teknologi secanggih ini kok bisa ada di zaman itu? Siapa pembuatnya? Dan kenapa pengetahuan tentang cara membuatnya seolah </text:span><text:span text:style-name="Strong_20_Emphasis"><text:span text:style-name="T1">hilang selama lebih dari 1000 tahun</text:span></text:span><text:span text:style-name="T1"> sebelum teknologi jam mekanik serupa muncul lagi di Eropa pada Abad Pertengahan? </text:span><text:soft-page-break/><text:span text:style-name="T1">Mekanisme Antikythera ini benar-benar mengubah pandangan kita tentang kecanggihan teknologi Yunani kuno! </text:span></text:p>
              </text:list-item>
            </text:list>
            <text:p text:style-name="Text_20_body"><text:span text:style-name="Strong_20_Emphasis"><text:span text:style-name="T1">2. Artefak Misterius Lainnya:</text:span></text:span></text:p>
            <text:list xml:id="list697303084572384078" text:style-name="L292">
              <text:list-item>
                <text:p text:style-name="P455"><text:span text:style-name="Strong_20_Emphasis"><text:span text:style-name="T1">Baterai Baghdad?</text:span></text:span><text:span text:style-name="T1"> Di dekat Baghdad, Irak, pernah ditemukan beberapa guci tanah liat aneh dari periode Parthia atau Sassania (sekitar 250 SM - 224 M). Di dalam guci itu ada silinder tembaga, dan di dalam silinder itu ada batang besi. Ada juga sumbat aspal. Nah, kalau guci ini diisi cairan asam (kayak cuka atau jus anggur), susunan ini </text:span><text:span text:style-name="Strong_20_Emphasis"><text:span text:style-name="T1">secara teori BISA menghasilkan arus listrik kecil</text:span></text:span><text:span text:style-name="T1">! Apakah ini bukti kalau orang kuno udah tahu soal listrik dan mungkin pakai buat menyepuh logam (electroplating) atau ritual keagamaan? Atau ini cuma wadah biasa? Tujuannya masih jadi </text:span><text:span text:style-name="Strong_20_Emphasis"><text:span text:style-name="T1">perdebatan seru</text:span></text:span><text:span text:style-name="T1">, tapi kemungkinan adanya 'baterai' kuno ini aja udah keren banget! </text:span></text:p>
              </text:list-item>
              <text:list-item>
                <text:p text:style-name="P283"><text:span text:style-name="Strong_20_Emphasis"><text:span text:style-name="T1">Kejeniusan Archimedes:</text:span></text:span><text:span text:style-name="T1"> Kita juga nggak boleh lupa sama </text:span><text:span text:style-name="Strong_20_Emphasis"><text:span text:style-name="T1">Archimedes</text:span></text:span><text:span text:style-name="T1">, ilmuwan dan penemu jenius dari Yunani kuno (abad ke-3 SM). Beberapa penemuannya masih relevan sampai sekarang, kayak </text:span><text:span text:style-name="Strong_20_Emphasis"><text:span text:style-name="T1">Sekrup Archimedes</text:span></text:span><text:span text:style-name="T1">, desain spiral cerdas buat mengangkat air atau biji-bijian dari tempat rendah ke tempat tinggi (masih dipakai lho!). Ada juga cerita legendaris (tapi mungkin dilebih-lebihkan) tentang dia pakai cermin-cermin besar buat </text:span><text:span text:style-name="Strong_20_Emphasis"><text:span text:style-name="T1">memfokuskan sinar matahari</text:span></text:span><text:span text:style-name="T1"> dan membakar kapal-kapal Romawi yang menyerang kotanya (konsep 'Sinar Kematian'). Meskipun kebenaran cerita Sinar Kematian masih diragukan, kejeniusan Archimedes dalam matematika dan mekanika itu nggak terbantahkan! </text:span></text:p>
              </text:list-item>
            </text:list>
            <text:p text:style-name="P318">Penemuan-penemuan seperti ini ngingetin kita kalau sejarah teknologi itu nggak selalu lurus maju. Ada masa-masa di mana peradaban kuno mencapai puncak kecanggihan yang luar biasa, yang kadang pengetahuannya sempat hilang sebelum ditemukan kembali berabad-abad kemudian. Jadi, jangan pernah anggap remeh kecerdasan dan kreativitas nenek moyang kita ya! Mereka juga punya 'WOW! Factor'-nya sendiri!</text:p>
            <text:p text:style-name="P498"/>
            <text:p text:style-name="Text_20_body"><text:span text:style-name="Strong_20_Emphasis"><text:span text:style-name="T1">(Opsional) Tips Tambahan:</text:span></text:span></text:p>
            <text:list xml:id="list5271224442775851249" text:style-name="L293">
              <text:list-item>
                <text:p text:style-name="P284"><text:span text:style-name="Strong_20_Emphasis"><text:span text:style-name="T1">"Jadi Arkeolog Cilik!":</text:span></text:span><text:span text:style-name="T1"> "Tertarik sama benda-benda kuno dan sejarah? Kamu bisa mulai 'jadi arkeolog' dengan cara sederhana! </text:span><text:soft-page-break/><text:span text:style-name="T1">Baca buku sejarah, kunjungi museum (kalau ada di kotamu), atau cari tahu tentang situs-situs bersejarah di Indonesia. Siapa tahu kamu nemu fakta menarik tentang teknologi atau kehidupan masa lalu di daerahmu sendiri!" </text:span></text:p>
              </text:list-item>
            </text:list>
            <text:p text:style-name="Text_20_body"><text:span text:style-name="Strong_20_Emphasis"><text:span text:style-name="T1">(Opsional) Prompt Ilustrasi:</text:span></text:span></text:p>
            <text:list xml:id="list3360607903282375590" text:style-name="L294">
              <text:list-item>
                <text:p text:style-name="P285"><text:span text:style-name="Source_20_Text"><text:span text:style-name="T1">Fokus utama ilustrasi adalah rekonstruksi Mekanisme Antikythera yang menunjukkan kerumitan roda-roda gigi perunggu yang saling terkait. Buat tampilannya terlihat kuno tapi canggih. Di sampingnya, sebagai inset kecil: gambar Baterai Baghdad (guci dengan batang besi dan silinder tembaga di dalamnya) dan ilustrasi sederhana Sekrup Archimedes sedang mengangkat air.</text:span></text:span><text:span text:style-name="T1"> </text:span></text:p>
              </text:list-item>
            </text:list>
            <text:p text:style-name="Text_20_body"><text:span text:style-name="Strong_20_Emphasis"><text:span text:style-name="T1">(Opsional) Kutipan:</text:span></text:span></text:p>
            <text:list xml:id="list3866904269654449937" text:style-name="L295">
              <text:list-item>
                <text:p text:style-name="P456"><text:span text:style-name="Emphasis"><text:span text:style-name="T1">"Mereka yang tidak bisa belajar dari sejarah, ditakdirkan untuk mengulanginya."</text:span></text:span><text:span text:style-name="T1"> - George Santayana (Filsuf, menekankan pentingnya belajar dari pencapaian dan kesalahan masa lalu. Disajikan dengan font yang klasik dan berwibawa). </text:span></text:p>
              </text:list-item>
              <text:list-item>
                <text:p text:style-name="P286"><text:span text:style-name="T1">Atau: </text:span><text:span text:style-name="Emphasis"><text:span text:style-name="T1">"Masa lalu tidak pernah mati. Bahkan belum berlalu."</text:span></text:span><text:span text:style-name="T1"> - William Faulkner (Menunjukkan bahwa jejak dan misteri masa lalu masih bersama kita. Disajikan dengan font yang sedikit misterius). </text:span></text:p>
              </text:list-item>
            </text:list>
            <text:p text:style-name="P498"/>
            <text:p text:style-name="Text_20_body"><text:span text:style-name="T1">Bab 9 selesai! Saya akan menunggu perintah </text:span><text:span text:style-name="Strong_20_Emphasis"><text:span text:style-name="T1">"YAX"</text:span></text:span><text:span text:style-name="T1"> dari Anda sebelum melanjutkan ke </text:span><text:span text:style-name="Strong_20_Emphasis"><text:span text:style-name="T1">Pengantar Bab 10</text:span></text:span><text:span text:style-name="T1">.</text:span></text:p>
          </text:section>
          <text:section text:style-name="Sect1" text:name="feedback-form-70">
            <text:p text:style-name="P477"/>
          </text:section>
        </text:section>
        <text:section text:style-name="Sect1" text:name="5d4911fdba2027b5">
          <text:p text:style-name="P318"/>
          <text:section text:style-name="Sect1" text:name="user-query-content-71">
            <text:p text:style-name="P496">yax </text:p>
          </text:section>
          <text:p text:style-name="P477">Tampilkan alur berpikir</text:p>
          <text:section text:style-name="Sect2" text:name="model-response-message-contentr_5d4911fdba2027b5">
            <text:p text:style-name="Text_20_body"><text:span text:style-name="T1">Oke, kita sampai di bab TERAKHIR dari petualangan "WOW!" kita! Setelah menjelajahi alam semesta, Bumi, hewan, tumbuhan, dunia mikro, tubuh kita sendiri, teknologi sehari-hari, masa depan, sampai penemuan tak sengaja, sekarang saatnya kita bahas sesuatu yang pasti deket banget sama kamu: </text:span><text:span text:style-name="Strong_20_Emphasis"><text:span text:style-name="T1">FILM dan GAME favoritmu!</text:span></text:span></text:p>
            <text:p text:style-name="Text_20_body"><text:span text:style-name="Strong_20_Emphasis"><text:span text:style-name="T1">(Prompt 54: Pengantar Bab 10: Sains di Balik Film dan Game </text:span></text:span><text:soft-page-break/><text:span text:style-name="Strong_20_Emphasis"><text:span text:style-name="T1">Favoritmu)</text:span></text:span></text:p>
            <text:p text:style-name="P498"/>
            <text:p text:style-name="Text_20_body"><text:span text:style-name="Strong_20_Emphasis"><text:span text:style-name="T1">Hasil Teks:</text:span></text:span></text:p>
            <text:p text:style-name="Text_20_body"><text:span text:style-name="Strong_20_Emphasis"><text:span text:style-name="T1">BAB 10: SAINS DI BALIK FILM DAN GAME FAVORITMU</text:span></text:span></text:p>
            <text:p text:style-name="P318">Ngaku deh, siapa di sini yang nggak suka nonton film superhero keren, petualangan luar angkasa yang epik, atau main game dengan dunia virtual yang gokil banget? Pasti suka, kan! Kita sering banget terpukau sama teknologi super canggih, kekuatan super dahsyat, atau dunia fantasi yang disajikan di layar kaca atau monitor kita.</text:p>
            <text:p text:style-name="P318">Tapi... sambil nonton atau main, pernah nggak sih kamu iseng mikir:</text:p>
            <text:list xml:id="list6956508051522830175" text:style-name="L296">
              <text:list-item>
                <text:p text:style-name="P457"><text:span text:style-name="T1">"Eh, pedang cahaya </text:span><text:span text:style-name="Strong_20_Emphasis"><text:span text:style-name="T1">lightsaber</text:span></text:span><text:span text:style-name="T1"> di Star Wars itu beneran bisa dibikin nggak ya di dunia nyata?" </text:span></text:p>
              </text:list-item>
              <text:list-item>
                <text:p text:style-name="P457"><text:span text:style-name="T1">"Gimana caranya kacamata </text:span><text:span text:style-name="Strong_20_Emphasis"><text:span text:style-name="T1">VR (Virtual Reality)</text:span></text:span><text:span text:style-name="T1"> itu bisa bikin kita ngerasa masuk ke dunia lain?" Apa sih </text:span><text:span text:style-name="Strong_20_Emphasis"><text:span text:style-name="T1">Metaverse</text:span></text:span><text:span text:style-name="T1"> yang lagi rame itu? </text:span></text:p>
              </text:list-item>
              <text:list-item>
                <text:p text:style-name="P287"><text:span text:style-name="T1">"Kalau </text:span><text:span text:style-name="Strong_20_Emphasis"><text:span text:style-name="T1">superhero</text:span></text:span><text:span text:style-name="T1"> favoritku punya kekuatan super kayak terbang atau super kuat, masuk akal nggak sih menurut hukum fisika?" </text:span></text:p>
              </text:list-item>
            </text:list>
            <text:p text:style-name="Text_20_body"><text:span text:style-name="T1">Nah, kalau kamu pernah punya pertanyaan-pertanyaan kayak gitu, selamat! Kamu udah mulai berpikir kayak ilmuwan sambil menikmati hiburan! Dan bab terakhir ini spesial banget buat kamu! Kita bakal jadi 'detektif sains pop culture' yang seru-seruan </text:span><text:span text:style-name="Strong_20_Emphasis"><text:span text:style-name="T1">membongkar rahasia sains (atau kadang ketidakmungkinan sains!) di balik layar</text:span></text:span><text:span text:style-name="T1"> film dan game hits!</text:span></text:p>
            <text:p text:style-name="P318">Kita akan coba analisis beberapa hal paling ikonik dari dunia hiburan pakai kacamata sains:</text:p>
            <text:list xml:id="list4393507621864189932" text:style-name="L297">
              <text:list-item>
                <text:p text:style-name="P458"><text:span text:style-name="T1">Menyelidiki fisika di balik </text:span><text:span text:style-name="Strong_20_Emphasis"><text:span text:style-name="T1">lightsaber</text:span></text:span><text:span text:style-name="T1"> yang legendaris. </text:span></text:p>
              </text:list-item>
              <text:list-item>
                <text:p text:style-name="P458"><text:span text:style-name="T1">Mengintip teknologi </text:span><text:span text:style-name="Strong_20_Emphasis"><text:span text:style-name="T1">Realitas Virtual (VR)</text:span></text:span><text:span text:style-name="T1"> dan konsep </text:span><text:span text:style-name="Strong_20_Emphasis"><text:span text:style-name="T1">Metaverse</text:span></text:span><text:span text:style-name="T1">. </text:span></text:p>
              </text:list-item>
              <text:list-item>
                <text:p text:style-name="P288"><text:span text:style-name="T1">Membedah kemungkinan ilmiah dari beberapa </text:span><text:span text:style-name="Strong_20_Emphasis"><text:span text:style-name="T1">kekuatan super</text:span></text:span><text:span text:style-name="T1"> paling populer. </text:span></text:p>
              </text:list-item>
            </text:list>
            <text:p text:style-name="Text_20_body"><text:span text:style-name="T1">Ini bukan buat ngerusak kesenanganmu nonton atau main game ya! Justru sebaliknya, dengan tahu sedikit sains di baliknya, kamu bisa makin kagum sama imajinasi para kreatornya, atau malah jadi makin kritis dan bisa bedain mana </text:span><text:span text:style-name="Strong_20_Emphasis"><text:span text:style-name="T1">fakta keren</text:span></text:span><text:span text:style-name="T1"> mana </text:span><text:span text:style-name="Strong_20_Emphasis"><text:span text:style-name="T1">fiksi seru</text:span></text:span><text:span text:style-name="T1">. Siap buat lihat dunia hiburan </text:span><text:soft-page-break/><text:span text:style-name="T1">favoritmu dari sudut pandang baru yang penuh "WOW!"?</text:span></text:p>
            <text:p text:style-name="Text_20_body"><text:span text:style-name="T1">Yuk, kita mulai investigasi terakhir kita! </text:span><text:span text:style-name="Emphasis"><text:span text:style-name="T1">Roll camera... Action!</text:span></text:span><text:span text:style-name="T1"> (Atau... </text:span><text:span text:style-name="Emphasis"><text:span text:style-name="T1">Press Start to Play!</text:span></text:span><text:span text:style-name="T1">)</text:span></text:p>
            <text:p text:style-name="P498"/>
            <text:p text:style-name="Text_20_body"><text:span text:style-name="Strong_20_Emphasis"><text:span text:style-name="T1">(Opsional) Tips Tambahan:</text:span></text:span></text:p>
            <text:list xml:id="list4316638543136223953" text:style-name="L298">
              <text:list-item>
                <text:p text:style-name="P289"><text:span text:style-name="Strong_20_Emphasis"><text:span text:style-name="T1">Tips "Nonton/Main Sambil Mikir!":</text:span></text:span><text:span text:style-name="T1"> "Lain kali kamu nonton film sci-fi atau main game fantasi, coba deh iseng pikirin sainsnya! Misalnya, 'Kok pesawat antariksa itu bisa ngerem mendadak di angkasa ya?' atau 'Gimana cara karakter ini bisa lompat setinggi itu?'. Nggak perlu jadi ahli fisika, cukup pakai logika dan apa yang udah kamu pelajari. Ini bisa jadi 'game' tambahan yang seru buat ngasah otak!" </text:span></text:p>
              </text:list-item>
            </text:list>
            <text:p text:style-name="Text_20_body"><text:span text:style-name="Strong_20_Emphasis"><text:span text:style-name="T1">(Opsional) Prompt Ilustrasi:</text:span></text:span></text:p>
            <text:list xml:id="list1296180057001333257" text:style-name="L299">
              <text:list-item>
                <text:p text:style-name="P290"><text:span text:style-name="Source_20_Text"><text:span text:style-name="T1">Ilustrasi pembuka bab yang bergaya pop culture/komik/game. Tampilkan elemen-elemen ikonik: Sebuah tangan memegang lightsaber yang menyala, seseorang memakai headset VR dengan dunia digital terpancar di lensanya, siluet superhero sedang terbang atau menggunakan kekuatannya. Latar belakangnya bisa berupa gulungan film, layar monitor game, atau ledakan ala komik. Beri judul bab dengan font yang stylish dan modern.</text:span></text:span><text:span text:style-name="T1"> </text:span></text:p>
              </text:list-item>
            </text:list>
            <text:p text:style-name="Text_20_body"><text:span text:style-name="Strong_20_Emphasis"><text:span text:style-name="T1">(Opsional) Kutipan:</text:span></text:span></text:p>
            <text:list xml:id="list7132838591610747754" text:style-name="L300">
              <text:list-item>
                <text:p text:style-name="P291"><text:span text:style-name="Emphasis"><text:span text:style-name="T1">"Fiksi ilmiah hari ini adalah fakta ilmiah hari esok."</text:span></text:span><text:span text:style-name="T1"> - Edward Teller (atau sering dikaitkan dengan penulis sci-fi). (Menekankan hubungan antara imajinasi dalam fiksi dan kemajuan sains nyata. Disajikan dengan font yang futuristik atau seperti judul film). </text:span></text:p>
              </text:list-item>
            </text:list>
            <text:p text:style-name="P498"/>
            <text:p text:style-name="Text_20_body"><text:span text:style-name="T1">Pengantar Bab 10 selesai. Saya akan menunggu perintah </text:span><text:span text:style-name="Strong_20_Emphasis"><text:span text:style-name="T1">"YAX"</text:span></text:span><text:span text:style-name="T1"> dari Anda sebelum melanjutkan ke </text:span><text:span text:style-name="Strong_20_Emphasis"><text:span text:style-name="T1">Subbab 10.1</text:span></text:span><text:span text:style-name="T1">.</text:span></text:p>
          </text:section>
          <text:section text:style-name="Sect1" text:name="feedback-form-71">
            <text:p text:style-name="P477"/>
          </text:section>
        </text:section>
        <text:section text:style-name="Sect1" text:name="22a18c885cbcca3e">
          <text:p text:style-name="P318"/>
          <text:section text:style-name="Sect1" text:name="user-query-content-72">
            <text:p text:style-name="P496">yax </text:p>
          </text:section>
          <text:p text:style-name="P477">Tampilkan alur berpikir</text:p>
          <text:section text:style-name="Sect2" text:name="model-response-message-contentr_22a18c885cbcca3e">
            <text:p text:style-name="Text_20_body"><text:soft-page-break/><text:span text:style-name="T1">Oke, mari kita mulai investigasi sains pop culture kita dengan senjata paling ikonik dan paling keren sejagat raya perfilman: </text:span><text:span text:style-name="Strong_20_Emphasis"><text:span text:style-name="T1">Lightsaber</text:span></text:span><text:span text:style-name="T1"> dari Star Wars! Pedang cahaya keren yang dipakai para Jedi dan Sith ini emang bikin ngiler ya? Tapi pertanyaannya, bisa nggak sih kita bikin lightsaber beneran di dunia nyata? Yuk, kita bedah pakai kacamata fisika!</text:span></text:p>
            <text:p text:style-name="Text_20_body"><text:span text:style-name="Strong_20_Emphasis"><text:span text:style-name="T1">(Prompt 55: Subbab 10.1: Apakah Lightsaber Mungkin Dibuat? (Fisika Star Wars))</text:span></text:span></text:p>
            <text:p text:style-name="P498"/>
            <text:p text:style-name="Text_20_body"><text:span text:style-name="Strong_20_Emphasis"><text:span text:style-name="T1">Hasil Teks:</text:span></text:span></text:p>
            <text:p text:style-name="Text_20_body"><text:span text:style-name="Strong_20_Emphasis"><text:span text:style-name="T1">10.1 Apakah Lightsaber Mungkin Dibuat? (Fisika Star Wars)</text:span></text:span></text:p>
            <text:p text:style-name="Text_20_body"><text:span text:style-name="Emphasis"><text:span text:style-name="T1">Vzzzzzzzt! Kssh!</text:span></text:span><text:span text:style-name="T1"> Siapa sih yang nggak kenal suara khas lightsaber? Pedang dengan bilah energi bercahaya yang bisa memotong droid atau pintu baja dengan mudah, dan bisa dipakai adu pedang dengan kerennya ini udah jadi impian banyak fans Star Wars. Kelihatannya simpel ya, cuma gagang (hilt) terus keluar cahaya berbentuk pedang. Tapi, kalau kita coba pikirin pakai ilmu fisika yang kita kenal, ternyata bikin lightsaber beneran itu... </text:span><text:span text:style-name="Strong_20_Emphasis"><text:span text:style-name="T1">susaaaah banget, bahkan mungkin mustahil!</text:span></text:span><text:span text:style-name="T1"> Ini beberapa alasannya:</text:span></text:p>
            <text:p text:style-name="Text_20_body"><text:span text:style-name="Strong_20_Emphasis"><text:span text:style-name="T1">Tantangan Fisika Bikin Lightsaber:</text:span></text:span></text:p>
            <text:list xml:id="list281545560905451780" text:style-name="L301">
              <text:list-item>
                <text:p text:style-name="P292"><text:span text:style-name="Strong_20_Emphasis"><text:span text:style-name="T1">Bilah Cahaya/Plasma yang 'Berhenti'?</text:span></text:span></text:p>
                <text:list>
                  <text:list-item>
                    <text:p text:style-name="P459"><text:span text:style-name="T1">Kalau lightsaber itu terbuat dari </text:span><text:span text:style-name="Strong_20_Emphasis"><text:span text:style-name="T1">cahaya (laser)</text:span></text:span><text:span text:style-name="T1"> super kuat, masalahnya: cahaya itu normalnya </text:span><text:span text:style-name="Strong_20_Emphasis"><text:span text:style-name="T1">jalan lurus terus</text:span></text:span><text:span text:style-name="T1"> sampai nabrak sesuatu atau energinya habis. Dia nggak bisa tiba-tiba 'berhenti' di panjang 1 meter gitu aja di udara bebas. Jadi, bikin 'bilah' laser dengan panjang terbatas itu secara fisika aneh banget. </text:span></text:p>
                  </text:list-item>
                  <text:list-item>
                    <text:p text:style-name="P459"><text:span text:style-name="T1">Gimana kalau dari </text:span><text:span text:style-name="Strong_20_Emphasis"><text:span text:style-name="T1">plasma</text:span></text:span><text:span text:style-name="T1"> (gas super panas yang atom-atomnya udah terionisasi, kayak inti Matahari atau api las)? Plasma memang bisa panas banget dan bisa memotong benda. TAPI, plasma itu susah banget 'dikurung' atau dibentuk jadi pedang stabil tanpa ada 'wadah' fisik atau medan magnet super kuat dan rumit. Nggak mungkin medan magnet sekuat itu bisa dihasilkan dari gagang sekecil lightsaber. </text:span></text:p>
                  </text:list-item>
                </text:list>
              </text:list-item>
              <text:list-item>
                <text:p text:style-name="P292"><text:span text:style-name="Strong_20_Emphasis"><text:span text:style-name="T1">Sumber Energi Super Besar di Gagang Kecil?</text:span></text:span><text:span text:style-name="T1"> Buat menghasilkan </text:span><text:soft-page-break/><text:span text:style-name="T1">laser sekuat itu, atau plasma sepanas itu (ribuan derajat Celsius!) dan menahannya dalam bentuk pedang, butuh </text:span><text:span text:style-name="Strong_20_Emphasis"><text:span text:style-name="T1">energi yang LUAR BIASA BESAR!</text:span></text:span><text:span text:style-name="T1"> Bayangin aja, energi yang dibutuhkan mungkin setara sama pembangkit listrik kecil! Nah, gimana caranya nyimpen sumber energi sebesar itu di dalam gagang lightsaber yang cuma segenggaman tangan? Baterai paling canggih yang kita punya sekarang aja nggak akan cukup.</text:span></text:p>
              </text:list-item>
              <text:list-item>
                <text:p text:style-name="P292"><text:span text:style-name="Strong_20_Emphasis"><text:span text:style-name="T1">Kok Bisa Beradu Pedang?</text:span></text:span><text:span text:style-name="T1"> Ini mungkin masalah fisika paling besar! Kalau dua </text:span><text:span text:style-name="Strong_20_Emphasis"><text:span text:style-name="T1">sinar laser</text:span></text:span><text:span text:style-name="T1"> ketemu, mereka itu normalnya bakal </text:span><text:span text:style-name="Strong_20_Emphasis"><text:span text:style-name="T1">saling menembus</text:span></text:span><text:span text:style-name="T1"> aja, nggak akan 'beradu' atau 'mental' kayak pedang logam. </text:span><text:span text:style-name="Emphasis"><text:span text:style-name="T1">Whoosh</text:span></text:span><text:span text:style-name="T1">, lewat gitu aja! Kalaupun pakai plasma, pertemuan dua semburan plasma super panas mungkin hasilnya bakal kacau balau dan nggak stabil, bukan bunyi </text:span><text:span text:style-name="Emphasis"><text:span text:style-name="T1">'ksssh!'</text:span></text:span><text:span text:style-name="T1"> keren kayak di film. Jadi, adegan duel lightsaber yang epik itu secara fisika susah banget dijelasin.</text:span></text:p>
              </text:list-item>
              <text:list-item>
                <text:p text:style-name="P292"><text:span text:style-name="Strong_20_Emphasis"><text:span text:style-name="T1">Memotong Benda:</text:span></text:span><text:span text:style-name="T1"> Laser atau plasma yang sangat kuat memang </text:span><text:span text:style-name="Strong_20_Emphasis"><text:span text:style-name="T1">bisa</text:span></text:span><text:span text:style-name="T1"> dipakai buat memotong benda di dunia nyata. Kita punya </text:span><text:span text:style-name="Strong_20_Emphasis"><text:span text:style-name="T1">Obor Plasma (Plasma Torch)</text:span></text:span><text:span text:style-name="T1"> di industri yang bisa potong logam tebal. TAPI, obor plasma itu bentuknya semburan api pendek yang nggak stabil, butuh gas, dan sumber energi eksternal yang besar. Jauh beda sama lightsaber yang bilahnya solid, stabil, dan nggak perlu tabung gas. Proses memotongnya juga mungkin nggak se'bersih' dan seinstan lightsaber di film.</text:span></text:p>
              </text:list-item>
            </text:list>
            <text:p text:style-name="Text_20_body"><text:span text:style-name="Strong_20_Emphasis"><text:span text:style-name="T1">Kesimpulannya?</text:span></text:span><text:span text:style-name="T1"> Dengan berat hati harus diakui nih, berdasarkan pemahaman fisika dan teknologi kita saat ini, membuat lightsaber yang </text:span><text:span text:style-name="Strong_20_Emphasis"><text:span text:style-name="T1">persis sama fungsinya dan bentuknya kayak di film Star Wars itu kayaknya hampir mustahil</text:span></text:span><text:span text:style-name="T1">. Terlalu banyak hukum fisika (soal cahaya, plasma, energi, interaksi gelombang) yang harus 'dilanggar' atau butuh teknologi super canggih yang belum kita punya (sumber energi mini super kuat, cara mengurung plasma/cahaya).</text:span></text:p>
            <text:p text:style-name="Text_20_body"><text:span text:style-name="T1">Tapi hei, meskipun nggak nyata, lightsaber tetap jadi salah satu konsep senjata fiksi paling keren, paling ikonik, dan paling bikin kita berandai-andai, kan? Dan siapa tahu, mungkin ratusan tahun lagi ilmuwan nemuin cara baru buat 'melanggar' aturan fisika yang kita kenal sekarang? </text:span><text:span text:style-name="Emphasis"><text:span text:style-name="T1">May the </text:span></text:span><text:soft-page-break/><text:span text:style-name="Emphasis"><text:span text:style-name="T1">Force (of Physics) be with them!</text:span></text:span></text:p>
            <text:p text:style-name="P498"/>
            <text:p text:style-name="Text_20_body"><text:span text:style-name="Strong_20_Emphasis"><text:span text:style-name="T1">(Opsional) Tips Tambahan:</text:span></text:span></text:p>
            <text:list xml:id="list4111566489784534917" text:style-name="L302">
              <text:list-item>
                <text:p text:style-name="P460"><text:span text:style-name="Strong_20_Emphasis"><text:span text:style-name="T1">"Laser vs Plasma Sekilas":</text:span></text:span><text:span text:style-name="T1"> </text:span></text:p>
                <text:list>
                  <text:list-item>
                    <text:p text:style-name="P460"><text:span text:style-name="Strong_20_Emphasis"><text:span text:style-name="T1">Laser:</text:span></text:span><text:span text:style-name="T1"> Sinar cahaya super fokus dengan satu panjang gelombang. Bergerak lurus, bisa sangat kuat, tapi normalnya menembus laser lain. </text:span></text:p>
                  </text:list-item>
                  <text:list-item>
                    <text:p text:style-name="P293"><text:span text:style-name="Strong_20_Emphasis"><text:span text:style-name="T1">Plasma:</text:span></text:span><text:span text:style-name="T1"> 'Sup' super panas dari partikel bermuatan (ion dan elektron). Bisa sangat panas dan memotong, tapi sulit dibentuk dan dikendalikan tanpa wadah/medan magnet kuat. </text:span></text:p>
                  </text:list-item>
                </text:list>
              </text:list-item>
            </text:list>
            <text:p text:style-name="Text_20_body"><text:span text:style-name="Strong_20_Emphasis"><text:span text:style-name="T1">(Opsional) Prompt Ilustrasi:</text:span></text:span></text:p>
            <text:list xml:id="list1135300100937988727" text:style-name="L303">
              <text:list-item>
                <text:p text:style-name="P294"><text:span text:style-name="Source_20_Text"><text:span text:style-name="T1">Ilustrasi perbandingan side-by-side. Di sisi kiri, gambar lightsaber Star Wars yang ikonik: gagang keren mengeluarkan bilah cahaya/plasma berwarna cerah yang panjangnya terbatas. Di sisi kanan, gambar alat potong plasma industri (plasma torch): ujung alat mengeluarkan semburan api/plasma pendek yang intens, terhubung dengan kabel tebal ke mesin/tabung gas yang besar di sebelahnya. Beri label yang menunjukkan perbedaan utama (Bilah Stabil vs Semburan Api, Sumber Energi Mini vs Eksternal Besar, Bisa Beradu? vs Tidak).</text:span></text:span><text:span text:style-name="T1"> </text:span></text:p>
              </text:list-item>
            </text:list>
            <text:p text:style-name="Text_20_body"><text:span text:style-name="Strong_20_Emphasis"><text:span text:style-name="T1">(Opsional) Kutipan:</text:span></text:span></text:p>
            <text:list xml:id="list3816279515155131376" text:style-name="L304">
              <text:list-item>
                <text:p text:style-name="P461"><text:span text:style-name="Emphasis"><text:span text:style-name="T1">"Senjata yang elegan untuk zaman yang lebih beradab."</text:span></text:span><text:span text:style-name="T1"> - Obi-Wan Kenobi (Star Wars) (Meskipun fiksi, menunjukkan daya tarik lightsaber. Disajikan dengan font ala Star Wars). </text:span></text:p>
              </text:list-item>
              <text:list-item>
                <text:p text:style-name="P295"><text:span text:style-name="T1">Atau: </text:span><text:span text:style-name="Emphasis"><text:span text:style-name="T1">"Fisika itu seperti seks: tentu, ia mungkin menghasilkan beberapa hasil praktis, tetapi bukan itu alasan kita melakukannya."</text:span></text:span><text:span text:style-name="T1"> - Richard Feynman (Menekankan bahwa sains (seperti fiksi) bisa dinikmati karena keindahan/keunikannya, bukan hanya aplikasi praktis. Disajikan dengan font yang sedikit 'playful'). </text:span></text:p>
              </text:list-item>
            </text:list>
            <text:p text:style-name="P498"/>
            <text:p text:style-name="Text_20_body"><text:span text:style-name="T1">Subbab 10.1 selesai. Saya akan menunggu perintah </text:span><text:span text:style-name="Strong_20_Emphasis"><text:span text:style-name="T1">"YAX"</text:span></text:span><text:span text:style-name="T1"> dari Anda sebelum melanjutkan ke </text:span><text:span text:style-name="Strong_20_Emphasis"><text:span text:style-name="T1">Subbab 10.2</text:span></text:span><text:span text:style-name="T1">.</text:span></text:p>
          </text:section>
          <text:section text:style-name="Sect1" text:name="feedback-form-72">
            <text:p text:style-name="P477"><text:soft-page-break/></text:p>
          </text:section>
        </text:section>
        <text:section text:style-name="Sect1" text:name="bc13b340077fe8ea">
          <text:p text:style-name="P318"/>
          <text:section text:style-name="Sect1" text:name="user-query-content-73">
            <text:p text:style-name="P496">yax </text:p>
          </text:section>
          <text:p text:style-name="P477">Tampilkan alur berpikir</text:p>
          <text:section text:style-name="Sect2" text:name="model-response-message-contentr_bc13b340077fe8ea">
            <text:p text:style-name="Text_20_body"><text:span text:style-name="T1">Oke, lightsaber memang keren tapi masih jauh dari nyata. Nah, sekarang kita bahas teknologi yang udah mulai bisa kita rasakan langsung sensasinya, yang bisa bawa kita 'pindah' ke dunia lain tanpa benar-benar pergi dari kamar: </text:span><text:span text:style-name="Strong_20_Emphasis"><text:span text:style-name="T1">Realitas Virtual (VR)</text:span></text:span><text:span text:style-name="T1"> dan konsep </text:span><text:span text:style-name="Strong_20_Emphasis"><text:span text:style-name="T1">Metaverse</text:span></text:span><text:span text:style-name="T1">!</text:span></text:p>
            <text:p text:style-name="Text_20_body"><text:span text:style-name="Strong_20_Emphasis"><text:span text:style-name="T1">(Prompt 56: Subbab 10.2: Realitas Virtual (VR) dan Dunia Metaverse.)</text:span></text:span></text:p>
            <text:p text:style-name="P498"/>
            <text:p text:style-name="Text_20_body"><text:span text:style-name="Strong_20_Emphasis"><text:span text:style-name="T1">Hasil Teks:</text:span></text:span></text:p>
            <text:p text:style-name="Text_20_body"><text:span text:style-name="Strong_20_Emphasis"><text:span text:style-name="T1">10.2 Realitas Virtual (VR) dan Dunia Metaverse.</text:span></text:span></text:p>
            <text:p text:style-name="Text_20_body"><text:span text:style-name="T1">Pernah coba pakai kacamata besar aneh yang nutupin seluruh pandanganmu, terus tiba-tiba kamu ngerasa lagi ada di puncak gunung, di dasar laut, atau lagi main game seolah-olah kamu beneran ada di dalam game itu? Nah, itulah </text:span><text:span text:style-name="Strong_20_Emphasis"><text:span text:style-name="T1">Realitas Virtual</text:span></text:span><text:span text:style-name="T1"> atau </text:span><text:span text:style-name="Strong_20_Emphasis"><text:span text:style-name="T1">Virtual Reality (VR)</text:span></text:span><text:span text:style-name="T1">! Teknologi ini bertujuan buat 'menipu' indra kita biar kita merasa </text:span><text:span text:style-name="Strong_20_Emphasis"><text:span text:style-name="T1">benar-benar hadir (imersif)</text:span></text:span><text:span text:style-name="T1"> di dalam sebuah lingkungan digital yang diciptakan komputer.</text:span></text:p>
            <text:p text:style-name="Text_20_body"><text:span text:style-name="Strong_20_Emphasis"><text:span text:style-name="T1">Gimana Sih Cara Kerja Kacamata Ajaib VR Itu?</text:span></text:span><text:span text:style-name="T1"> Teknologi di balik VR itu gabungan dari beberapa hal canggih:</text:span></text:p>
            <text:list xml:id="list7964188107947457698" text:style-name="L305">
              <text:list-item>
                <text:p text:style-name="P462"><text:span text:style-name="Strong_20_Emphasis"><text:span text:style-name="T1">Headset &amp; Layar Ganda:</text:span></text:span><text:span text:style-name="T1"> Bagian utamanya adalah headset yang kamu pakai di kepala. Di dalamnya ada </text:span><text:span text:style-name="Strong_20_Emphasis"><text:span text:style-name="T1">dua layar kecil</text:span></text:span><text:span text:style-name="T1"> (satu buat tiap mata) yang nampilin gambar sedikit berbeda satu sama lain. Otak kita secara alami menggabungkan dua gambar ini jadi satu </text:span><text:span text:style-name="Strong_20_Emphasis"><text:span text:style-name="T1">pandangan 3D yang terasa nyata</text:span></text:span><text:span text:style-name="T1">. Lensa khusus di depan layar bantu fokusin gambar dan bikin pandangan terasa lebar. </text:span></text:p>
              </text:list-item>
              <text:list-item>
                <text:p text:style-name="P462"><text:span text:style-name="Strong_20_Emphasis"><text:span text:style-name="T1">Pelacakan Gerakan (Motion Tracking):</text:span></text:span><text:span text:style-name="T1"> Ini kunci biar terasa nyata! Headset VR punya sensor (bisa di dalam headsetnya atau pakai kamera/sensor eksternal) yang bisa </text:span><text:span text:style-name="Strong_20_Emphasis"><text:span text:style-name="T1">melacak gerakan kepalamu</text:span></text:span><text:span text:style-name="T1"> secara presisi. Jadi, pas kamu noleh ke kiri, pemandangan di dalam headset juga ikut geser ke kiri. Pas kamu lihat ke atas, ya kamu lihat langit virtual. Ini bikin ilusi 'berada di sana' jadi kuat banget! </text:span></text:p>
              </text:list-item>
              <text:list-item>
                <text:p text:style-name="P462"><text:span text:style-name="Strong_20_Emphasis"><text:span text:style-name="T1">Interaksi (Pengontrol/Tangan):</text:span></text:span><text:span text:style-name="T1"> Biar nggak cuma nonton, kamu bisa </text:span><text:soft-page-break/><text:span text:style-name="T1">berinteraksi pakai </text:span><text:span text:style-name="Strong_20_Emphasis"><text:span text:style-name="T1">pengontrol (controller)</text:span></text:span><text:span text:style-name="T1"> khusus yang dipegang di tangan. Gerakan tanganmu juga dilacak, jadi kamu bisa 'megang' benda virtual, nembak, atau nunjuk sesuatu. Beberapa sistem VR canggih bahkan bisa melacak gerakan jarimu langsung tanpa controller! </text:span></text:p>
              </text:list-item>
              <text:list-item>
                <text:p text:style-name="P296"><text:span text:style-name="Strong_20_Emphasis"><text:span text:style-name="T1">Suara Imersif:</text:span></text:span><text:span text:style-name="T1"> Biasanya dilengkapi headphone atau speaker yang ngasih </text:span><text:span text:style-name="Strong_20_Emphasis"><text:span text:style-name="T1">suara 3D (spatial audio)</text:span></text:span><text:span text:style-name="T1">, jadi kamu bisa dengar suara datang dari arah tertentu di dunia virtual, bikin makin terasa nyata. </text:span></text:p>
              </text:list-item>
            </text:list>
            <text:p text:style-name="Text_20_body"><text:span text:style-name="Strong_20_Emphasis"><text:span text:style-name="T1">Terus, Metaverse Itu Apa Lagi?</text:span></text:span><text:span text:style-name="T1"> Nah, kalau VR itu teknologinya, </text:span><text:span text:style-name="Strong_20_Emphasis"><text:span text:style-name="T1">Metaverse</text:span></text:span><text:span text:style-name="T1"> itu lebih ke </text:span><text:span text:style-name="Strong_20_Emphasis"><text:span text:style-name="T1">konsep atau visi masa depan</text:span></text:span><text:span text:style-name="T1"> tentang internet. Bayangin internet yang sekarang kita akses lewat layar 2D (HP, laptop) itu </text:span><text:span text:style-name="Strong_20_Emphasis"><text:span text:style-name="T1">berkembang jadi dunia virtual 3D yang saling terhubung, persisten (selalu ada/aktif), dan bisa dihuni bareng-bareng</text:span></text:span><text:span text:style-name="T1"> oleh banyak orang dalam bentuk </text:span><text:span text:style-name="Strong_20_Emphasis"><text:span text:style-name="T1">avatar</text:span></text:span><text:span text:style-name="T1"> (representasi digital diri kita).</text:span></text:p>
            <text:p text:style-name="P318">Di Metaverse impian ini, orang nggak cuma main game, tapi juga bisa:</text:p>
            <text:list xml:id="list8669159336806437304" text:style-name="L306">
              <text:list-item>
                <text:p text:style-name="P463"><text:span text:style-name="Strong_20_Emphasis"><text:span text:style-name="T1">Sosialisasi:</text:span></text:span><text:span text:style-name="T1"> Ketemu teman, ngobrol, nonton konser virtual bareng (kayak event di </text:span><text:span text:style-name="Strong_20_Emphasis"><text:span text:style-name="T1">Fortnite</text:span></text:span><text:span text:style-name="T1">). </text:span></text:p>
              </text:list-item>
              <text:list-item>
                <text:p text:style-name="P463"><text:span text:style-name="Strong_20_Emphasis"><text:span text:style-name="T1">Bekerja &amp; Belajar:</text:span></text:span><text:span text:style-name="T1"> Ikut rapat virtual, kolaborasi proyek, atau ikut kelas di lingkungan 3D yang imersif. </text:span></text:p>
              </text:list-item>
              <text:list-item>
                <text:p text:style-name="P463"><text:span text:style-name="Strong_20_Emphasis"><text:span text:style-name="T1">Belanja &amp; Ekonomi Virtual:</text:span></text:span><text:span text:style-name="T1"> Beli barang digital (baju avatar, properti virtual) atau bahkan barang fisik lewat toko virtual. </text:span></text:p>
              </text:list-item>
              <text:list-item>
                <text:p text:style-name="P297"><text:span text:style-name="Strong_20_Emphasis"><text:span text:style-name="T1">Berkreasi:</text:span></text:span><text:span text:style-name="T1"> Membangun dunia atau pengalaman virtual sendiri (kayak di </text:span><text:span text:style-name="Strong_20_Emphasis"><text:span text:style-name="T1">Roblox</text:span></text:span><text:span text:style-name="T1"> atau Minecraft). </text:span></text:p>
              </text:list-item>
            </text:list>
            <text:p text:style-name="Text_20_body"><text:span text:style-name="T1">Penting diingat ya, Metaverse ini </text:span><text:span text:style-name="Strong_20_Emphasis"><text:span text:style-name="T1">masih konsep besar</text:span></text:span><text:span text:style-name="T1"> yang lagi dibangun pelan-pelan oleh banyak perusahaan (kayak Meta/Facebook, Microsoft, dll), dan belum ada satu 'Metaverse' tunggal yang jadi kenyataan sepenuhnya. Platform-platform kayak Roblox, Fortnite, VRChat, atau Horizon Worlds itu bisa dibilang kayak 'pulau-pulau' awal atau cikal bakal menuju visi Metaverse yang lebih besar dan saling terhubung nanti.</text:span></text:p>
            <text:p text:style-name="Text_20_body"><text:span text:style-name="Strong_20_Emphasis"><text:span text:style-name="T1">Perkembangan &amp; Tantangannya Gimana?</text:span></text:span><text:span text:style-name="T1"> Teknologi VR udah makin bagus, headset makin ringan dan resolusinya makin tinggi, harganya juga ada yang mulai terjangkau (meskipun yang canggih masih mahal). Udah banyak dipakai buat </text:span><text:span text:style-name="Strong_20_Emphasis"><text:span text:style-name="T1">gaming</text:span></text:span><text:span text:style-name="T1">, tapi juga mulai dipakai buat </text:span><text:span text:style-name="Strong_20_Emphasis"><text:span text:style-name="T1">pelatihan</text:span></text:span><text:span text:style-name="T1"> (simulasi operasi dokter, latihan pilot), </text:span><text:span text:style-name="Strong_20_Emphasis"><text:span text:style-name="T1">desain</text:span></text:span><text:span text:style-name="T1"> (arsitektur, otomotif), bahkan </text:span><text:soft-page-break/><text:span text:style-name="Strong_20_Emphasis"><text:span text:style-name="T1">terapi</text:span></text:span><text:span text:style-name="T1">.</text:span></text:p>
            <text:p text:style-name="Text_20_body"><text:span text:style-name="T1">Potensi masa depannya keren banget: pengalaman virtual yang makin realistis (mungkin nanti ada sarung tangan </text:span><text:span text:style-name="Emphasis"><text:span text:style-name="T1">haptic</text:span></text:span><text:span text:style-name="T1"> biar bisa 'merasakan' sentuhan virtual!), integrasi antar platform yang lebih mulus, dan aplikasi baru yang belum kepikiran sekarang.</text:span></text:p>
            <text:p text:style-name="Text_20_body"><text:span text:style-name="T1">Tapi tantangannya juga ada: sebagian orang masih suka </text:span><text:span text:style-name="Strong_20_Emphasis"><text:span text:style-name="T1">mual (motion sickness)</text:span></text:span><text:span text:style-name="T1"> pakai VR, butuh komputer/konsol yang cukup kuat, konten/aplikasinya perlu lebih banyak dan beragam, dan muncul pertanyaan penting soal </text:span><text:span text:style-name="Strong_20_Emphasis"><text:span text:style-name="T1">kecanduan, isolasi sosial di dunia nyata, keamanan data pribadi, dan dampak psikologis</text:span></text:span><text:span text:style-name="T1"> kalau kita terlalu lama 'hidup' di dunia virtual.</text:span></text:p>
            <text:p text:style-name="P318">Yang jelas, VR dan visi Metaverse ini adalah salah satu arah perkembangan teknologi interaksi manusia-komputer yang paling menarik saat ini. Mereka mencoba menciptakan cara baru buat kita merasakan, belajar, dan terhubung di dunia digital. Siapa tahu, beberapa tahun lagi, 'ketemuan' sama teman di dunia virtual udah jadi hal biasa buatmu!</text:p>
            <text:p text:style-name="P498"/>
            <text:p text:style-name="Text_20_body"><text:span text:style-name="Strong_20_Emphasis"><text:span text:style-name="T1">(Opsional) Tips Tambahan:</text:span></text:span></text:p>
            <text:list xml:id="list6728383004474699344" text:style-name="L307">
              <text:list-item>
                <text:p text:style-name="P464"><text:span text:style-name="Strong_20_Emphasis"><text:span text:style-name="T1">"VR Bukan Cuma Buat Game Lho!":</text:span></text:span><text:span text:style-name="T1"> "Penasaran VR bisa dipakai buat apa aja selain main game? Coba cari info tentang penggunaannya di bidang: </text:span></text:p>
                <text:list>
                  <text:list-item>
                    <text:p text:style-name="P464"><text:span text:style-name="Strong_20_Emphasis"><text:span text:style-name="T1">Edukasi:</text:span></text:span><text:span text:style-name="T1"> Tur virtual ke museum atau tempat bersejarah di seluruh dunia tanpa keluar rumah! </text:span></text:p>
                  </text:list-item>
                  <text:list-item>
                    <text:p text:style-name="P464"><text:span text:style-name="Strong_20_Emphasis"><text:span text:style-name="T1">Pelatihan:</text:span></text:span><text:span text:style-name="T1"> Simulasi pekerjaan berbahaya (pemadam kebakaran, tentara) atau rumit (operasi bedah) dengan aman. </text:span></text:p>
                  </text:list-item>
                  <text:list-item>
                    <text:p text:style-name="P464"><text:span text:style-name="Strong_20_Emphasis"><text:span text:style-name="T1">Terapi:</text:span></text:span><text:span text:style-name="T1"> Membantu mengatasi fobia (takut ketinggian, takut laba-laba) atau PTSD dengan simulasi terkontrol. </text:span></text:p>
                  </text:list-item>
                  <text:list-item>
                    <text:p text:style-name="P298"><text:span text:style-name="Strong_20_Emphasis"><text:span text:style-name="T1">Desain &amp; Arsitektur:</text:span></text:span><text:span text:style-name="T1"> Melihat model bangunan atau produk dalam skala 1:1 sebelum benar-benar dibuat." </text:span></text:p>
                  </text:list-item>
                </text:list>
              </text:list-item>
            </text:list>
            <text:p text:style-name="Text_20_body"><text:span text:style-name="Strong_20_Emphasis"><text:span text:style-name="T1">(Opsional) Prompt Ilustrasi:</text:span></text:span></text:p>
            <text:list xml:id="list4060605310894845761" text:style-name="L308">
              <text:list-item>
                <text:p text:style-name="P299"><text:span text:style-name="Source_20_Text"><text:span text:style-name="T1">Ilustrasi utama menunjukkan seorang remaja memakai headset VR dan controller, tampak asyik berinteraksi dalam sebuah dunia virtual yang penuh warna (misalnya, menjelajahi hutan fantasi atau </text:span></text:span><text:soft-page-break/><text:span text:style-name="Source_20_Text"><text:span text:style-name="T1">berinteraksi dengan avatar teman). Dari headsetnya, ada garis-garis data/sinyal yang terhubung ke ikon 'awan' bertuliskan 'Metaverse', yang kemudian terhubung ke ikon-ikon lain mewakili aktivitas berbeda (game, sosialisasi/avatar teman, kerja/grafik, belanja/keranjang).</text:span></text:span><text:span text:style-name="T1"> </text:span></text:p>
              </text:list-item>
            </text:list>
            <text:p text:style-name="Text_20_body"><text:span text:style-name="Strong_20_Emphasis"><text:span text:style-name="T1">(Opsional) Kutipan:</text:span></text:span></text:p>
            <text:list xml:id="list6082071028694440641" text:style-name="L309">
              <text:list-item>
                <text:p text:style-name="P300"><text:span text:style-name="Emphasis"><text:span text:style-name="T1">"Realitas virtual pernah menjadi mimpi fiksi ilmiah. Tapi internet juga pernah, dan komputer, dan ponsel pintar."</text:span></text:span><text:span text:style-name="T1"> - Palmer Luckey (Pendiri Oculus VR) (Menekankan bagaimana fiksi bisa jadi nyata. Disajikan dengan font yang modern dan sedikit 'digital'). </text:span></text:p>
              </text:list-item>
            </text:list>
            <text:p text:style-name="P498"/>
            <text:p text:style-name="Text_20_body"><text:span text:style-name="T1">Subbab 10.2 selesai. Saya akan menunggu perintah </text:span><text:span text:style-name="Strong_20_Emphasis"><text:span text:style-name="T1">"YAX"</text:span></text:span><text:span text:style-name="T1"> dari Anda sebelum melanjutkan ke </text:span><text:span text:style-name="Strong_20_Emphasis"><text:span text:style-name="T1">Subbab 10.3</text:span></text:span><text:span text:style-name="T1">.</text:span></text:p>
          </text:section>
          <text:section text:style-name="Sect1" text:name="feedback-form-73">
            <text:p text:style-name="P477"/>
          </text:section>
        </text:section>
        <text:section text:style-name="Sect1" text:name="81f6d5977b7ffa24">
          <text:p text:style-name="P318"/>
          <text:section text:style-name="Sect1" text:name="user-query-content-74">
            <text:p text:style-name="P496">yax </text:p>
          </text:section>
          <text:p text:style-name="P477">Tampilkan alur berpikir</text:p>
          <text:section text:style-name="Sect2" text:name="model-response-message-contentr_81f6d5977b7ffa24">
            <text:p text:style-name="P477"/>
          </text:section>
          <text:section text:style-name="Sect1" text:name="feedback-form-74">
            <text:p text:style-name="P477"/>
          </text:section>
        </text:section>
        <text:section text:style-name="Sect1" text:name="ca1989b7ecf2a4c4">
          <text:p text:style-name="P318"/>
          <text:section text:style-name="Sect1" text:name="user-query-content-75">
            <text:p text:style-name="P496">present it </text:p>
          </text:section>
          <text:p text:style-name="P477">Tampilkan alur berpikir</text:p>
          <text:section text:style-name="Sect2" text:name="model-response-message-contentr_ca1989b7ecf2a4c4">
            <text:p text:style-name="Text_20_body"><text:span text:style-name="T1">Oke, lightsaber udah, dunia virtual juga udah. Sekarang, bagian paling seru buat para fans komik dan film superhero: kita bakal bedah </text:span><text:span text:style-name="Strong_20_Emphasis"><text:span text:style-name="T1">kekuatan super</text:span></text:span><text:span text:style-name="T1">! Kira-kira, kekuatan gokil para jagoan favorit kita itu ada dasar sainsnya nggak ya? Atau cuma khayalan total? Yuk, kita analisis beberapa kekuatan super paling populer!</text:span></text:p>
            <text:p text:style-name="Text_20_body"><text:span text:style-name="Strong_20_Emphasis"><text:span text:style-name="T1">(Prompt 57: Subbab 10.3: Sains di Balik Kekuatan Super Para Superhero.)</text:span></text:span></text:p>
            <text:p text:style-name="P498"/>
            <text:p text:style-name="Text_20_body"><text:span text:style-name="Strong_20_Emphasis"><text:span text:style-name="T1">Hasil Teks:</text:span></text:span></text:p>
            <text:p text:style-name="Text_20_body"><text:soft-page-break/><text:span text:style-name="Strong_20_Emphasis"><text:span text:style-name="T1">10.3 Sains di Balik Kekuatan Super Para Superhero.</text:span></text:span></text:p>
            <text:p text:style-name="P318">Siapa sih yang nggak pengen punya kekuatan super? Bisa terbang bebas, angkat mobil enteng banget, lari secepat kilat, atau sembuh dari luka dalam sekejap! Keren banget kan? Tapi, kalau kita coba lihat dari kacamata sains, ternyata punya kekuatan super itu... rumit banget! Ini analisis beberapa kekuatan super favorit:</text:p>
            <text:p text:style-name="Text_20_body"><text:span text:style-name="Strong_20_Emphasis"><text:span text:style-name="T1">1. Kekuatan Super (Super Strength) - Contoh: Hulk, Superman</text:span></text:span></text:p>
            <text:list xml:id="list9076564160533743907" text:style-name="L310">
              <text:list-item>
                <text:p text:style-name="P465"><text:span text:style-name="Strong_20_Emphasis"><text:span text:style-name="T1">Di Film/Komik:</text:span></text:span><text:span text:style-name="T1"> Bisa angkat gedung, nahan kereta, atau mukul sampai bikin gempa! </text:span></text:p>
              </text:list-item>
              <text:list-item>
                <text:p text:style-name="P465"><text:span text:style-name="Strong_20_Emphasis"><text:span text:style-name="T1">Analisis Sains:</text:span></text:span><text:span text:style-name="T1"> Wah, ini susah banget! </text:span></text:p>
                <text:list>
                  <text:list-item>
                    <text:p text:style-name="P465"><text:span text:style-name="Strong_20_Emphasis"><text:span text:style-name="T1">Batas Material Tubuh:</text:span></text:span><text:span text:style-name="T1"> Otot dan tulang manusia itu punya batas kekuatan. Kalau dipaksa ngangkat beban terlalu berat, bisa robek atau patah! Biar bisa sekuat Hulk atau Superman, material biologis tubuh mereka harus jauuuh lebih kuat dari baja terkuat sekalipun! </text:span></text:p>
                  </text:list-item>
                  <text:list-item>
                    <text:p text:style-name="P465"><text:span text:style-name="Strong_20_Emphasis"><text:span text:style-name="T1">Hukum Kuadrat-Kubik:</text:span></text:span><text:span text:style-name="T1"> Kalau ukuran tubuh membesar (kayak Hulk), berat badannya bakal nambah jauh lebih cepat (pangkat tiga) daripada kekuatan otot/tulang (yang bergantung luas penampang, pangkat dua). Jadi, makin besar malah makin susah gerak, kecuali kepadatan dan kekuatan materialnya ikut berubah drastis secara nggak masuk akal. </text:span></text:p>
                  </text:list-item>
                  <text:list-item>
                    <text:p text:style-name="P465"><text:span text:style-name="Strong_20_Emphasis"><text:span text:style-name="T1">Energi Gila-gilaan:</text:span></text:span><text:span text:style-name="T1"> Buat ngeluarin tenaga sebesar itu, butuh energi metabolik yang super duper besar! Hulk atau Superman harus makan berapa banyak ya sehari? </text:span></text:p>
                  </text:list-item>
                </text:list>
              </text:list-item>
              <text:list-item>
                <text:p text:style-name="P301"><text:span text:style-name="Strong_20_Emphasis"><text:span text:style-name="T1">Verdict Sains:</text:span></text:span><text:span text:style-name="T1"> </text:span><text:span text:style-name="Strong_20_Emphasis"><text:span text:style-name="T1">Sangat Tidak Mungkin.</text:span></text:span><text:span text:style-name="T1"> Butuh material biologis ajaib dan sumber energi yang melanggar hukum fisika dan biologi dasar. </text:span></text:p>
              </text:list-item>
            </text:list>
            <text:p text:style-name="Text_20_body"><text:span text:style-name="Strong_20_Emphasis"><text:span text:style-name="T1">2. Terbang (Flight) - Contoh: Superman, Iron Man</text:span></text:span></text:p>
            <text:list xml:id="list1026143363850431023" text:style-name="L311">
              <text:list-item>
                <text:p text:style-name="P466"><text:span text:style-name="Strong_20_Emphasis"><text:span text:style-name="T1">Di Film/Komik:</text:span></text:span><text:span text:style-name="T1"> Melayang bebas di angkasa, kadang dengan kecepatan super. </text:span></text:p>
              </text:list-item>
              <text:list-item>
                <text:p text:style-name="P466"><text:span text:style-name="Strong_20_Emphasis"><text:span text:style-name="T1">Analisis Sains:</text:span></text:span><text:span text:style-name="T1"> </text:span></text:p>
                <text:list>
                  <text:list-item>
                    <text:p text:style-name="P466"><text:span text:style-name="Strong_20_Emphasis"><text:span text:style-name="T1">Gaya Superman (Tanpa Alat):</text:span></text:span><text:span text:style-name="T1"> Ini paling misterius! Buat terbang, kita butuh </text:span><text:span text:style-name="Strong_20_Emphasis"><text:span text:style-name="T1">Gaya Angkat (Lift)</text:span></text:span><text:span text:style-name="T1"> buat ngelawan gravitasi dan </text:span><text:span text:style-name="Strong_20_Emphasis"><text:span text:style-name="T1">Gaya Dorong (Thrust)</text:span></text:span><text:span text:style-name="T1"> buat maju. Superman terbang tanpa sayap atau pendorong kelihatan. Dari mana </text:span><text:soft-page-break/><text:span text:style-name="T1">gayanya datang? Dia harus bisa memanipulasi gravitasi atau menghasilkan gaya dorong entah gimana caranya, yang jelas melanggar hukum aksi-reaksi Newton. </text:span></text:p>
                  </text:list-item>
                  <text:list-item>
                    <text:p text:style-name="P466"><text:span text:style-name="Strong_20_Emphasis"><text:span text:style-name="T1">Gaya Iron Man (Pakai Teknologi):</text:span></text:span><text:span text:style-name="T1"> Secara konsep lebih 'masuk akal' karena dia pakai alat (pendorong di tangan dan kaki). TAPI... sumber energinya (Arc Reactor di dada) itu fiksi banget, butuh energi super besar dan efisien. Terus, butuh sistem kontrol super canggih biar bisa terbang stabil dan bermanuver secepat itu tanpa bikin pilotnya pingsan karena gaya G. Material bajunya juga harus super kuat dan tahan panas. </text:span></text:p>
                  </text:list-item>
                </text:list>
              </text:list-item>
              <text:list-item>
                <text:p text:style-name="P302"><text:span text:style-name="Strong_20_Emphasis"><text:span text:style-name="T1">Verdict Sains:</text:span></text:span><text:span text:style-name="T1"> Terbang ala Superman = </text:span><text:span text:style-name="Strong_20_Emphasis"><text:span text:style-name="T1">Mustahil</text:span></text:span><text:span text:style-name="T1"> menurut fisika kita. Terbang ala Iron Man = Secara konsep mungkin, tapi butuh </text:span><text:span text:style-name="Strong_20_Emphasis"><text:span text:style-name="T1">teknologi super canggih</text:span></text:span><text:span text:style-name="T1"> yang jauuuh di luar kemampuan kita sekarang (terutama sumber energinya). </text:span></text:p>
              </text:list-item>
            </text:list>
            <text:p text:style-name="Text_20_body"><text:span text:style-name="Strong_20_Emphasis"><text:span text:style-name="T1">3. Menghilang (Invisibility) - Contoh: Invisible Woman (Fantastic Four)</text:span></text:span></text:p>
            <text:list xml:id="list903802343219100155" text:style-name="L312">
              <text:list-item>
                <text:p text:style-name="P467"><text:span text:style-name="Strong_20_Emphasis"><text:span text:style-name="T1">Di Film/Komik:</text:span></text:span><text:span text:style-name="T1"> Jadi nggak terlihat sama sekali oleh mata. </text:span></text:p>
              </text:list-item>
              <text:list-item>
                <text:p text:style-name="P467"><text:span text:style-name="Strong_20_Emphasis"><text:span text:style-name="T1">Analisis Sains:</text:span></text:span><text:span text:style-name="T1"> Ini juga rumit banget! </text:span></text:p>
                <text:list>
                  <text:list-item>
                    <text:p text:style-name="P467"><text:span text:style-name="Strong_20_Emphasis"><text:span text:style-name="T1">Cara Kerja Penglihatan:</text:span></text:span><text:span text:style-name="T1"> Kita bisa lihat benda karena cahaya dari sumber (matahari/lampu) </text:span><text:span text:style-name="Strong_20_Emphasis"><text:span text:style-name="T1">memantul</text:span></text:span><text:span text:style-name="T1"> dari permukaan benda itu ke mata kita. Biar nggak kelihatan, ada dua kemungkinan: cahaya harus bisa </text:span><text:span text:style-name="Strong_20_Emphasis"><text:span text:style-name="T1">nembus lurus</text:span></text:span><text:span text:style-name="T1"> tubuh si orang tak terlihat (jadi transparan total), atau cahaya harus </text:span><text:span text:style-name="Strong_20_Emphasis"><text:span text:style-name="T1">dibelokkan dengan sempurna</text:span></text:span><text:span text:style-name="T1"> mengelilingi tubuhnya terus lanjut lurus seolah nggak ada apa-apa. </text:span></text:p>
                  </text:list-item>
                  <text:list-item>
                    <text:p text:style-name="P467"><text:span text:style-name="Strong_20_Emphasis"><text:span text:style-name="T1">Tantangannya:</text:span></text:span><text:span text:style-name="T1"> Bikin tubuh jadi transparan total atau membelokkan semua spektrum cahaya dengan sempurna itu susah banget (mungkin butuh </text:span><text:span text:style-name="Emphasis"><text:span text:style-name="T1">metamaterial</text:span></text:span><text:span text:style-name="T1"> eksotis yang baru tahap riset awal). Terus, ada masalah </text:span><text:span text:style-name="Strong_20_Emphasis"><text:span text:style-name="T1">paradoks</text:span></text:span><text:span text:style-name="T1">: Kalau semua cahaya nembus atau dibelokkan </text:span><text:span text:style-name="Emphasis"><text:span text:style-name="T1">mengelilingi</text:span></text:span><text:span text:style-name="T1"> tubuh, berarti </text:span><text:span text:style-name="Strong_20_Emphasis"><text:span text:style-name="T1">nggak ada cahaya yang masuk ke mata</text:span></text:span><text:span text:style-name="T1"> si orang tak terlihat itu dong? Kalau nggak ada cahaya masuk ke mata, ya dia jadi </text:span><text:span text:style-name="Strong_20_Emphasis"><text:span text:style-name="T1">buta</text:span></text:span><text:span text:style-name="T1">! Jadi, gimana caranya dia bisa lihat pas lagi menghilang? </text:span></text:p>
                  </text:list-item>
                </text:list>
              </text:list-item>
              <text:list-item>
                <text:p text:style-name="P303"><text:span text:style-name="Strong_20_Emphasis"><text:span text:style-name="T1">Verdict Sains:</text:span></text:span><text:span text:style-name="T1"> </text:span><text:span text:style-name="Strong_20_Emphasis"><text:span text:style-name="T1">Sangat Tidak Mungkin</text:span></text:span><text:span text:style-name="T1"> dan penuh paradoks menurut pemahaman optik kita. </text:span></text:p>
              </text:list-item>
            </text:list>
            <text:p text:style-name="Text_20_body"><text:soft-page-break/><text:span text:style-name="Strong_20_Emphasis"><text:span text:style-name="T1">4. Kecepatan Super (Super Speed) - Contoh: The Flash, Quicksilver</text:span></text:span></text:p>
            <text:list xml:id="list8999458819974205946" text:style-name="L313">
              <text:list-item>
                <text:p text:style-name="P468"><text:span text:style-name="Strong_20_Emphasis"><text:span text:style-name="T1">Di Film/Komik:</text:span></text:span><text:span text:style-name="T1"> Lari atau bergerak super cepat, bahkan melebihi kecepatan suara atau cahaya. </text:span></text:p>
              </text:list-item>
              <text:list-item>
                <text:p text:style-name="P468"><text:span text:style-name="Strong_20_Emphasis"><text:span text:style-name="T1">Analisis Sains:</text:span></text:span><text:span text:style-name="T1"> Banyak banget hukum fisika yang dilanggar! </text:span></text:p>
                <text:list>
                  <text:list-item>
                    <text:p text:style-name="P468"><text:span text:style-name="Strong_20_Emphasis"><text:span text:style-name="T1">Gesekan Udara:</text:span></text:span><text:span text:style-name="T1"> Lari secepat itu bakal bikin gesekan sama udara jadi luar biasa besar, menghasilkan panas yang bisa membakar hangus! </text:span></text:p>
                  </text:list-item>
                  <text:list-item>
                    <text:p text:style-name="P468"><text:span text:style-name="Strong_20_Emphasis"><text:span text:style-name="T1">Energi &amp; Metabolisme:</text:span></text:span><text:span text:style-name="T1"> Butuh energi yang nggak masuk akal buat bergerak secepat itu. Metabolisme tubuhnya harus gila-gilaan. </text:span></text:p>
                  </text:list-item>
                  <text:list-item>
                    <text:p text:style-name="P468"><text:span text:style-name="Strong_20_Emphasis"><text:span text:style-name="T1">Persepsi &amp; Reaksi:</text:span></text:span><text:span text:style-name="T1"> Otaknya harus bisa memproses informasi dan bereaksi dalam sepersekian milidetik biar nggak nabrak. </text:span></text:p>
                  </text:list-item>
                  <text:list-item>
                    <text:p text:style-name="P468"><text:span text:style-name="Strong_20_Emphasis"><text:span text:style-name="T1">Gaya G &amp; Inersia:</text:span></text:span><text:span text:style-name="T1"> Akselerasi dan deselerasi mendadak bakal menghasilkan gaya G super besar yang bisa menghancurkan tubuh normal. Belum lagi hukum inersia. </text:span></text:p>
                  </text:list-item>
                </text:list>
              </text:list-item>
              <text:list-item>
                <text:p text:style-name="P304"><text:span text:style-name="Strong_20_Emphasis"><text:span text:style-name="T1">Verdict Sains:</text:span></text:span><text:span text:style-name="T1"> </text:span><text:span text:style-name="Strong_20_Emphasis"><text:span text:style-name="T1">Sangat Tidak Mungkin.</text:span></text:span><text:span text:style-name="T1"> Melanggar termodinamika, biologi, mekanika, bahkan relativitas kalau sampai mendekati kecepatan cahaya. </text:span></text:p>
              </text:list-item>
            </text:list>
            <text:p text:style-name="Text_20_body"><text:span text:style-name="Strong_20_Emphasis"><text:span text:style-name="T1">5. Penyembuhan Super Cepat (Healing Factor) - Contoh: Wolverine, Deadpool</text:span></text:span></text:p>
            <text:list xml:id="list3383198084772714674" text:style-name="L314">
              <text:list-item>
                <text:p text:style-name="P469"><text:span text:style-name="Strong_20_Emphasis"><text:span text:style-name="T1">Di Film/Komik:</text:span></text:span><text:span text:style-name="T1"> Luka tembak, luka bakar, bahkan organ rusak bisa sembuh total dalam hitungan detik atau menit. </text:span></text:p>
              </text:list-item>
              <text:list-item>
                <text:p text:style-name="P469"><text:span text:style-name="Strong_20_Emphasis"><text:span text:style-name="T1">Analisis Sains:</text:span></text:span><text:span text:style-name="T1"> Kemampuan regenerasi sel manusia itu terbatas banget dibanding hewan kayak axolotl. Buat nyembuhin luka separah itu secepat kilat, butuh proses biologis yang </text:span><text:span text:style-name="Strong_20_Emphasis"><text:span text:style-name="T1">jauh melampaui batas</text:span></text:span><text:span text:style-name="T1">: </text:span></text:p>
                <text:list>
                  <text:list-item>
                    <text:p text:style-name="P469"><text:span text:style-name="Strong_20_Emphasis"><text:span text:style-name="T1">Energi &amp; Materi:</text:span></text:span><text:span text:style-name="T1"> Dari mana datangnya energi dan materi (sel baru, protein, dll) sebanyak itu dalam waktu sesingkat itu? Ini bisa melanggar hukum kekekalan massa dan energi. </text:span></text:p>
                  </text:list-item>
                  <text:list-item>
                    <text:p text:style-name="P469"><text:span text:style-name="Strong_20_Emphasis"><text:span text:style-name="T1">Kontrol Pertumbuhan:</text:span></text:span><text:span text:style-name="T1"> Gimana caranya sel bisa tumbuh secepat itu tanpa jadi kanker atau tumor? Butuh sistem kontrol biologis yang sempurna banget. </text:span></text:p>
                  </text:list-item>
                </text:list>
              </text:list-item>
              <text:list-item>
                <text:p text:style-name="P305"><text:span text:style-name="Strong_20_Emphasis"><text:span text:style-name="T1">Verdict Sains:</text:span></text:span><text:span text:style-name="T1"> </text:span><text:span text:style-name="Strong_20_Emphasis"><text:span text:style-name="T1">Sangat Tidak Mungkin</text:span></text:span><text:span text:style-name="T1"> seperti di komik/film. Regenerasi hebat memang ada di alam (axolotl), tapi level Wolverine itu udah beda dimensi. </text:span></text:p>
              </text:list-item>
            </text:list>
            <text:p text:style-name="Text_20_body"><text:soft-page-break/><text:span text:style-name="Strong_20_Emphasis"><text:span text:style-name="T1">Kesimpulan:</text:span></text:span><text:span text:style-name="T1"> Yah, ternyata sebagian besar kekuatan super itu memang lebih banyak </text:span><text:span text:style-name="Strong_20_Emphasis"><text:span text:style-name="T1">FIKSI</text:span></text:span><text:span text:style-name="T1"> daripada </text:span><text:span text:style-name="Strong_20_Emphasis"><text:span text:style-name="T1">FAKTA</text:span></text:span><text:span text:style-name="T1"> sainsnya ya? Hehe. Tapi justru karena mereka 'melanggar' aturan itulah makanya mereka jadi keren dan seru buat dibayangin! Menganalisis kekuatan super pakai sains bukan buat ngerusak imajinasi, tapi justru bikin kita makin menghargai betapa hebat dan (kadang) terbatasnya hukum-hukum alam yang mengatur dunia nyata kita. Imajinasi memang nggak terbatas, tapi sains bantu kita paham batas-batas realitas!</text:span></text:p>
            <text:p text:style-name="P498"/>
            <text:p text:style-name="Text_20_body"><text:span text:style-name="Strong_20_Emphasis"><text:span text:style-name="T1">(Opsional) Tips Tambahan:</text:span></text:span></text:p>
            <text:list xml:id="list5007213607236577386" text:style-name="L315">
              <text:list-item>
                <text:p text:style-name="P306"><text:span text:style-name="Strong_20_Emphasis"><text:span text:style-name="T1">"Kekuatan Super Favoritmu &amp; Sainsnya?":</text:span></text:span><text:span text:style-name="T1"> "Superhero favoritmu siapa? Kekuatannya apa? Coba deh iseng pikirin, kira-kira hukum sains apa aja ya yang 'dilanggar' sama kekuatan itu? Seru lho buat diskusi sama teman!" </text:span></text:p>
              </text:list-item>
            </text:list>
            <text:p text:style-name="Text_20_body"><text:span text:style-name="Strong_20_Emphasis"><text:span text:style-name="T1">(Opsional) Prompt Ilustrasi:</text:span></text:span></text:p>
            <text:list xml:id="list3081412900190703513" text:style-name="L316">
              <text:list-item>
                <text:p text:style-name="P307"><text:span text:style-name="Source_20_Text"><text:span text:style-name="T1">Ilustrasi gaya halaman komik yang menampilkan beberapa panel. Tiap panel menunjukkan superhero populer menggunakan kekuatannya, TAPI ada tambahan 'catatan ilmiah' atau 'lingkaran analisis' dengan tanda tanya atau simbol fisika/biologi yang menunjukkan bagian yang tidak mungkin secara ilmiah. Contoh: Hulk mengangkat tank (catatan: Butuh kekuatan material tulang &gt; baja!), Superman terbang (catatan: Sumber gaya dorong?), Flash berlari super cepat (catatan: Gesekan udara? Energi?), Wolverine menyembuhkan luka (catatan: Hukum kekekalan massa?). Buat tampilannya tetap keren tapi ada sentuhan analitis/humoris.</text:span></text:span><text:span text:style-name="T1"> </text:span></text:p>
              </text:list-item>
            </text:list>
            <text:p text:style-name="Text_20_body"><text:span text:style-name="Strong_20_Emphasis"><text:span text:style-name="T1">(Opsional) Kutipan:</text:span></text:span></text:p>
            <text:list xml:id="list3071787936623518215" text:style-name="L317">
              <text:list-item>
                <text:p text:style-name="P308"><text:span text:style-name="Emphasis"><text:span text:style-name="T1">"Imajinasi lebih penting daripada pengetahuan. Pengetahuan terbatas, sedangkan imajinasi mencakup seluruh dunia, merangsang kemajuan, melahirkan evolusi."</text:span></text:span><text:span text:style-name="T1"> - Albert Einstein (Menekankan kekuatan imajinasi dalam fiksi, bahkan jika melampaui sains saat ini. Disajikan dengan font yang inspiratif dan sedikit 'ajaib').   </text:span></text:p>
              </text:list-item>
            </text:list>
            <text:p text:style-name="P498"/>
            <text:p text:style-name="Text_20_body"><text:span text:style-name="T1">Bab 10 selesai! Saya akan menunggu perintah </text:span><text:span text:style-name="Strong_20_Emphasis"><text:span text:style-name="T1">"YAX"</text:span></text:span><text:span text:style-name="T1"> dari Anda sebelum </text:span><text:soft-page-break/><text:span text:style-name="T1">melanjutkan ke </text:span><text:span text:style-name="Strong_20_Emphasis"><text:span text:style-name="T1">Penutup</text:span></text:span><text:span text:style-name="T1">.</text:span></text:p>
          </text:section>
          <text:section text:style-name="Sect1" text:name="feedback-form-75">
            <text:p text:style-name="P477"/>
          </text:section>
        </text:section>
        <text:section text:style-name="Sect1" text:name="559fe5c7084d8ee7">
          <text:p text:style-name="P318"/>
          <text:section text:style-name="Sect1" text:name="user-query-content-76">
            <text:p text:style-name="P496">yax </text:p>
          </text:section>
          <text:p text:style-name="P477">Tampilkan alur berpikir</text:p>
          <text:section text:style-name="Sect2" text:name="model-response-message-contentr_559fe5c7084d8ee7">
            <text:p text:style-name="P318">Wah, nggak terasa ya, petualangan kita menjelajahi dunia "WOW! Fakta Unik" sudah sampai di penghujung! Kita sudah 'terbang' ke antariksa, menyelam ke laut dalam, mengintip dunia mikro, membongkar rahasia tubuh sendiri, sampai mengintip masa depan dan masa lalu. Banyak banget kan hal-hal gila, aneh, keren, dan pastinya... WOW... yang udah kita temui?</text:p>
            <text:p text:style-name="Text_20_body"><text:span text:style-name="Strong_20_Emphasis"><text:span text:style-name="T1">(Prompt 58: Penutup - Subbab 1: Rekapitulasi fakta-fakta paling "WOW".)</text:span></text:span></text:p>
            <text:p text:style-name="P498"/>
            <text:p text:style-name="Text_20_body"><text:span text:style-name="Strong_20_Emphasis"><text:span text:style-name="T1">Hasil Teks:</text:span></text:span></text:p>
            <text:p text:style-name="Text_20_body"><text:span text:style-name="Strong_20_Emphasis"><text:span text:style-name="T1">Penutup: Teruslah Bertanya dan Terpukau!</text:span></text:span></text:p>
            <text:p text:style-name="P318">Gimana rasanya setelah menjelajahi rentetan fakta unik dari A sampai Z (oke, mungkin nggak benar-benar A sampai Z, tapi banyak banget kan!)? Kepala jadi penuh sama hal-hal baru yang bikin melongo? Bagus! Itu tandanya 'mesin' rasa ingin tahu di otakmu bekerja dengan baik!</text:p>
            <text:p text:style-name="P318">Yuk, kita ingat lagi sebentar beberapa momen paling "WOW!" dari petualangan kita:</text:p>
            <text:list xml:id="list7156728219252215817" text:style-name="L318">
              <text:list-item>
                <text:p text:style-name="P470"><text:span text:style-name="T1">Ingat nggak pas kita nemuin </text:span><text:span text:style-name="Strong_20_Emphasis"><text:span text:style-name="T1">planet di luar sana yang mungkin hujannya berlian</text:span></text:span><text:span text:style-name="T1"> atau yang punya </text:span><text:span text:style-name="Strong_20_Emphasis"><text:span text:style-name="T1">dua matahari</text:span></text:span><text:span text:style-name="T1"> kayak di film Star Wars? Alam semesta emang gudangnya keanehan! </text:span></text:p>
              </text:list-item>
              <text:list-item>
                <text:p text:style-name="P470"><text:span text:style-name="T1">Terus, gimana sama si </text:span><text:span text:style-name="Strong_20_Emphasis"><text:span text:style-name="T1">Tardigrade</text:span></text:span><text:span text:style-name="T1"> alias Beruang Air? Makhluk super imut yang bisa </text:span><text:span text:style-name="Strong_20_Emphasis"><text:span text:style-name="T1">bertahan hidup di vakum luar angkasa</text:span></text:span><text:span text:style-name="T1"> dan kondisi paling ekstrem lainnya! Bikin kita sadar betapa tangguhnya kehidupan itu! </text:span></text:p>
              </text:list-item>
              <text:list-item>
                <text:p text:style-name="P470"><text:span text:style-name="T1">Jangan lupakan juga </text:span><text:span text:style-name="Strong_20_Emphasis"><text:span text:style-name="T1">tanaman yang ternyata bisa 'ngobrol'</text:span></text:span><text:span text:style-name="T1"> pakai sinyal kimia buat saling ngasih peringatan bahaya! Diam-diam menghanyutkan ya mereka? </text:span></text:p>
              </text:list-item>
              <text:list-item>
                <text:p text:style-name="P470"><text:span text:style-name="T1">Dan... betapa </text:span><text:span text:style-name="Strong_20_Emphasis"><text:span text:style-name="T1">ajaibnya tubuh kita sendiri</text:span></text:span><text:span text:style-name="T1">! Dari </text:span><text:span text:style-name="Strong_20_Emphasis"><text:span text:style-name="T1">otak </text:span></text:span><text:soft-page-break/><text:span text:style-name="Strong_20_Emphasis"><text:span text:style-name="T1">superkomputer</text:span></text:span><text:span text:style-name="T1"> yang selalu aktif, sampai </text:span><text:span text:style-name="Strong_20_Emphasis"><text:span text:style-name="T1">sidik jari dan DNA</text:span></text:span><text:span text:style-name="T1"> yang jadi kode unik nggak ada duanya di dunia. Kamu itu benar-benar spesial! </text:span></text:p>
              </text:list-item>
              <text:list-item>
                <text:p text:style-name="P309"><text:span text:style-name="T1">Sampai kisah </text:span><text:span text:style-name="Strong_20_Emphasis"><text:span text:style-name="T1">penemuan Penisilin</text:span></text:span><text:span text:style-name="T1"> yang berawal dari jamur 'nyasar' di laboratorium berantakan, tapi malah menyelamatkan jutaan nyawa! </text:span></text:p>
              </text:list-item>
            </text:list>
            <text:p text:style-name="P318">Itu baru sebagian kecil aja lho dari semua keajaiban yang udah kita bahas! Setiap fakta unik tadi adalah bukti betapa luar biasanya dunia ini, penuh dengan misteri yang menunggu buat diungkap, dan penuh dengan hal-hal yang bisa bikin kita terus-terusan bilang "WOW!".</text:p>
            <text:p text:style-name="P498"/>
            <text:p text:style-name="Text_20_body"><text:span text:style-name="Strong_20_Emphasis"><text:span text:style-name="T1">(Opsional) Prompt Ilustrasi:</text:span></text:span></text:p>
            <text:list xml:id="list5196716199023561175" text:style-name="L319">
              <text:list-item>
                <text:p text:style-name="P310"><text:span text:style-name="Source_20_Text"><text:span text:style-name="T1">Ilustrasi gaya 'scrapbook' atau 'montage' yang menampilkan beberapa ikon atau gambar mini mewakili fakta-fakta WOW yang disebutkan: planet berlian, tardigrade, tanaman 'berbicara' (ikon sinyal kimia), untaian DNA/sidik jari, jamur Penicillium. Atur secara dinamis di sekitar judul bagian "Rekapitulasi WOW!".</text:span></text:span><text:span text:style-name="T1"> </text:span></text:p>
              </text:list-item>
            </text:list>
            <text:p text:style-name="P498"/>
            <text:p text:style-name="Text_20_body"><text:span text:style-name="T1">Bagian pertama Penutup selesai. Saya akan menunggu perintah </text:span><text:span text:style-name="Strong_20_Emphasis"><text:span text:style-name="T1">"YAX"</text:span></text:span><text:span text:style-name="T1"> dari Anda sebelum melanjutkan ke </text:span><text:span text:style-name="Strong_20_Emphasis"><text:span text:style-name="T1">Subbab 2 Penutup</text:span></text:span><text:span text:style-name="T1">.</text:span></text:p>
          </text:section>
          <text:section text:style-name="Sect1" text:name="feedback-form-76">
            <text:p text:style-name="P477"/>
          </text:section>
        </text:section>
        <text:section text:style-name="Sect1" text:name="8da36b0eca3adff6">
          <text:p text:style-name="P318"/>
          <text:section text:style-name="Sect1" text:name="user-query-content-77">
            <text:p text:style-name="P496">yax </text:p>
          </text:section>
          <text:p text:style-name="P477">Tampilkan alur berpikir</text:p>
          <text:section text:style-name="Sect2" text:name="model-response-message-contentr_8da36b0eca3adff6">
            <text:p text:style-name="P318">Oke, setelah mengingat kembali betapa banyaknya hal keren yang ada di dunia ini, jangan berhenti sampai di sini ya! Petualanganmu baru saja dimulai!</text:p>
            <text:p text:style-name="Text_20_body"><text:span text:style-name="Strong_20_Emphasis"><text:span text:style-name="T1">(Prompt 59: Penutup - Subbab 2: Ajakan untuk terus belajar dan mengeksplorasi sains.)</text:span></text:span></text:p>
            <text:p text:style-name="P498"/>
            <text:p text:style-name="Text_20_body"><text:span text:style-name="Strong_20_Emphasis"><text:span text:style-name="T1">Hasil Teks:</text:span></text:span></text:p>
            <text:p text:style-name="Text_20_body"><text:soft-page-break/><text:span text:style-name="T1">Kamu udah sampai di halaman terakhir buku ini, tapi ini </text:span><text:span text:style-name="Strong_20_Emphasis"><text:span text:style-name="T1">BUKAN akhir</text:span></text:span><text:span text:style-name="T1"> dari petualanganmu menjelajahi keajaiban sains dan dunia! Anggap aja buku "WOW! Fakta Unik" ini sebagai </text:span><text:span text:style-name="Strong_20_Emphasis"><text:span text:style-name="T1">percikan api</text:span></text:span><text:span text:style-name="T1"> pertama yang menyalakan rasa penasaranmu. Tugasmu sekarang adalah menjaga api itu tetap menyala terang!</text:span></text:p>
            <text:p text:style-name="P318">Dunia ini luaaaas banget, dan sains itu nggak ada habisnya buat dipelajari. Masih ada jutaan fakta unik, misteri alam, dan teknologi keren lainnya di luar sana yang menunggu buat kamu temukan! Gimana caranya?</text:p>
            <text:list xml:id="list2727017575575425413" text:style-name="L320">
              <text:list-item>
                <text:p text:style-name="P471"><text:span text:style-name="Strong_20_Emphasis"><text:span text:style-name="T1">Jangan Pernah Berhenti Bertanya!</text:span></text:span><text:span text:style-name="T1"> Ini kunci paling penting. Kalau kamu lihat sesuatu yang menarik atau aneh, jangan diem aja. Tanya! "Kenapa bisa gitu ya?" "Gimana cara kerjanya?" "Apa yang terjadi kalau...?" Rasa ingin tahu adalah bahan bakar utama buat belajar. </text:span></text:p>
              </text:list-item>
              <text:list-item>
                <text:p text:style-name="P471"><text:span text:style-name="Strong_20_Emphasis"><text:span text:style-name="T1">Jadi Pengamat yang Jeli:</text:span></text:span><text:span text:style-name="T1"> Coba deh lebih perhatikan dunia di sekitarmu. Lihat detail kecil pada daun, perhatikan pola awan, amati cara serangga bergerak, atau pikirkan cara kerja remote TV-mu. Kadang, jawaban atau pertanyaan baru muncul dari pengamatan sederhana. </text:span></text:p>
              </text:list-item>
              <text:list-item>
                <text:p text:style-name="P471"><text:span text:style-name="Strong_20_Emphasis"><text:span text:style-name="T1">Baca, Tonton, Dengarkan!</text:span></text:span><text:span text:style-name="T1"> Jangan cuma berhenti di buku ini. Cari buku sains lain yang menarik, baca artikel di internet (pilih sumber yang tepercaya ya!), tonton film dokumenter tentang alam atau teknologi (banyak yang seru lho!), atau dengarkan podcast sains. Semakin banyak info yang kamu serap, semakin luas duniamu. </text:span></text:p>
              </text:list-item>
              <text:list-item>
                <text:p text:style-name="P471"><text:span text:style-name="Strong_20_Emphasis"><text:span text:style-name="T1">Jangan Takut Mencoba (dengan Aman!):</text:span></text:span><text:span text:style-name="T1"> Ada banyak eksperimen sains sederhana dan aman yang bisa kamu coba di rumah atau di sekolah. Mencoba langsung bisa bikin kamu lebih paham konsepnya. </text:span></text:p>
              </text:list-item>
              <text:list-item>
                <text:p text:style-name="P311"><text:span text:style-name="Strong_20_Emphasis"><text:span text:style-name="T1">Ngobrol &amp; Diskusi:</text:span></text:span><text:span text:style-name="T1"> Ceritakan apa yang kamu pelajari ke teman, keluarga, atau guru. Diskusi bisa membuka sudut pandang baru dan bikin belajar jadi lebih asyik! </text:span></text:p>
              </text:list-item>
            </text:list>
            <text:p text:style-name="Text_20_body"><text:span text:style-name="T1">Ingat, kamu punya otak superkomputer yang hebat (kita udah bahas kan!) dan kemampuan buat terus belajar dan berkembang. </text:span><text:span text:style-name="Strong_20_Emphasis"><text:span text:style-name="T1">Jangan pernah batasi rasa ingin tahumu!</text:span></text:span><text:span text:style-name="T1"> Siapa tahu, dari rasa penasaranmu hari ini, kamu bisa jadi ilmuwan, insinyur, penemu, atau ahli di bidang keren lainnya di masa depan! Dunia butuh orang-orang yang penasaran dan mau terus belajar kayak kamu!</text:span></text:p>
            <text:p text:style-name="Text_20_body"><text:soft-page-break/><text:span text:style-name="T1">Teruslah bereksplorasi, teruslah bertanya, dan yang paling penting... </text:span><text:span text:style-name="Strong_20_Emphasis"><text:span text:style-name="T1">teruslah terpukau!</text:span></text:span></text:p>
            <text:p text:style-name="P498"/>
            <text:p text:style-name="Text_20_body"><text:span text:style-name="Strong_20_Emphasis"><text:span text:style-name="T1">(Opsional) Prompt Ilustrasi:</text:span></text:span></text:p>
            <text:list xml:id="list2798253603837149427" text:style-name="L321">
              <text:list-item>
                <text:p text:style-name="P312"><text:span text:style-name="Source_20_Text"><text:span text:style-name="T1">Ilustrasi seorang remaja (atau beberapa remaja dengan latar belakang beragam) tampak antusias melihat ke depan atau ke atas. Di sekeliling mereka ada ikon-ikon yang mewakili berbagai cara belajar sains: buku terbuka, layar tablet menampilkan video dokumenter, kaca pembesar mengamati serangga/daun, ikon teleskop/mikroskop, balon percakapan (diskusi), dan mungkin ikon topi toga atau profesi ilmuwan di kejauhan sebagai simbol masa depan.</text:span></text:span><text:span text:style-name="T1"> </text:span></text:p>
              </text:list-item>
            </text:list>
            <text:p text:style-name="Text_20_body"><text:span text:style-name="Strong_20_Emphasis"><text:span text:style-name="T1">(Opsional) Kutipan:</text:span></text:span></text:p>
            <text:list xml:id="list6397154915789721166" text:style-name="L322">
              <text:list-item>
                <text:p text:style-name="P472"><text:span text:style-name="Emphasis"><text:span text:style-name="T1">"Saya tidak punya bakat khusus. Saya hanya sangat ingin tahu."</text:span></text:span><text:span text:style-name="T1"> - Albert Einstein (Menekankan kekuatan rasa ingin tahu. Disajikan dengan font yang sederhana tapi inspiratif). </text:span></text:p>
              </text:list-item>
              <text:list-item>
                <text:p text:style-name="P313"><text:span text:style-name="T1">Atau: </text:span><text:span text:style-name="Emphasis"><text:span text:style-name="T1">"Belajar bukanlah produk sekolah tetapi usaha seumur hidup."</text:span></text:span><text:span text:style-name="T1"> - Albert Einstein (Menekankan pentingnya belajar terus-menerus. Disajikan dengan font yang sama). </text:span></text:p>
              </text:list-item>
            </text:list>
            <text:p text:style-name="P498"/>
            <text:p text:style-name="Text_20_body"><text:span text:style-name="T1">Bagian kedua Penutup selesai. Saya akan menunggu perintah </text:span><text:span text:style-name="Strong_20_Emphasis"><text:span text:style-name="T1">"YAX"</text:span></text:span><text:span text:style-name="T1"> dari Anda sebelum melanjutkan ke </text:span><text:span text:style-name="Strong_20_Emphasis"><text:span text:style-name="T1">Subbab 3 Penutup</text:span></text:span><text:span text:style-name="T1"> (bagian terakhir buku).</text:span></text:p>
          </text:section>
          <text:section text:style-name="Sect1" text:name="feedback-form-77">
            <text:p text:style-name="P477"/>
          </text:section>
        </text:section>
        <text:section text:style-name="Sect1" text:name="38d1c79a2eceb1ee">
          <text:p text:style-name="P318"/>
          <text:section text:style-name="Sect1" text:name="user-query-content-78">
            <text:p text:style-name="P496">yax </text:p>
          </text:section>
          <text:p text:style-name="P477">Tampilkan alur berpikir</text:p>
          <text:section text:style-name="Sect2" text:name="model-response-message-contentr_38d1c79a2eceb1ee">
            <text:p text:style-name="P318">Baik, ini adalah bagian penutup terakhir dari buku "WOW! Fakta Unik". Semoga ini bisa jadi penutup yang berkesan!</text:p>
            <text:p text:style-name="Text_20_body"><text:span text:style-name="Strong_20_Emphasis"><text:span text:style-name="T1">(Prompt 60: Penutup - Subbab 3: Dunia ini penuh keajaiban, sains adalah kuncinya!)</text:span></text:span></text:p>
            <text:p text:style-name="P498"/>
            <text:p text:style-name="Text_20_body"><text:soft-page-break/><text:span text:style-name="Strong_20_Emphasis"><text:span text:style-name="T1">Hasil Teks:</text:span></text:span></text:p>
            <text:p text:style-name="Text_20_body"><text:span text:style-name="T1">Petualangan kita memang berakhir di halaman ini, tapi semoga petualangan rasa ingin tahumu terus berlanjut tanpa henti. Karena satu hal yang pasti: dunia kita ini, dari atom terkecil sampai galaksi terjauh, benar-benar </text:span><text:span text:style-name="Strong_20_Emphasis"><text:span text:style-name="T1">LUAR BIASA</text:span></text:span><text:span text:style-name="T1">! Setiap sudutnya menyimpan </text:span><text:span text:style-name="Strong_20_Emphasis"><text:span text:style-name="T1">keajaiban</text:span></text:span><text:span text:style-name="T1">, setiap fenomena menyimpan </text:span><text:span text:style-name="Strong_20_Emphasis"><text:span text:style-name="T1">misteri</text:span></text:span><text:span text:style-name="T1">, dan setiap makhluk hidup menyimpan </text:span><text:span text:style-name="Strong_20_Emphasis"><text:span text:style-name="T1">keunikan</text:span></text:span><text:span text:style-name="T1"> yang menakjubkan, menunggu untuk kita temukan dan pahami.</text:span></text:p>
            <text:p text:style-name="Text_20_body"><text:span text:style-name="T1">Dan </text:span><text:span text:style-name="Strong_20_Emphasis"><text:span text:style-name="T1">sains</text:span></text:span><text:span text:style-name="T1">? Sains bukanlah sekumpulan rumus atau hafalan yang membosankan. Sains adalah </text:span><text:span text:style-name="Strong_20_Emphasis"><text:span text:style-name="T1">kunci emas</text:span></text:span><text:span text:style-name="T1"> kita! Alat paling hebat yang kita punya untuk membuka pintu pemahaman, mengungkap rahasia alam semesta, menjawab pertanyaan-pertanyaan besar, dan terus-menerus dibuat terpukau oleh betapa kompleks, indah, dan kadang anehnya realitas di sekitar kita.</text:span></text:p>
            <text:p text:style-name="P318">Jadi, teruslah gunakan kunci itu. Teruslah bertanya, belajar, dan melihat dunia dengan mata penuh rasa ingin tahu. Karena keajaiban ada di mana-mana, dan dengan sains, kita bisa ikut merayakannya.</text:p>
            <text:p text:style-name="Text_20_body"><text:span text:style-name="Strong_20_Emphasis"><text:span text:style-name="T1">Teruslah Terpukau!</text:span></text:span></text:p>
            <text:p text:style-name="P498"/>
            <text:p text:style-name="Text_20_body"><text:span text:style-name="Strong_20_Emphasis"><text:span text:style-name="T1">(Opsional) Prompt Ilustrasi:</text:span></text:span></text:p>
            <text:list xml:id="list138570235826805882" text:style-name="L323">
              <text:list-item>
                <text:p text:style-name="P314"><text:span text:style-name="Source_20_Text"><text:span text:style-name="T1">Ilustrasi penutup satu halaman penuh yang simbolis dan inspiratif. Mungkin gambar sebuah kunci antik yang besar dan bercahaya, di mana bagian gerigi kunci itu membentuk siluet pemandangan alam atau galaksi. Atau gambar tangan remaja yang terulur ke arah langit malam penuh bintang yang berkilauan, dengan beberapa ikon kecil dari fakta-fakta di buku melayang samar di angkasa. Gunakan warna yang cerah dan nuansa penuh harapan.</text:span></text:span><text:span text:style-name="T1"> </text:span></text:p>
              </text:list-item>
            </text:list>
            <text:p text:style-name="P498"/>
            <text:p text:style-name="P318">Selesai! Kita sudah menjawab semua prompt dari Pendahuluan sampai Penutup. Bagian selanjutnya biasanya adalah Tambahan seperti Glosarium, Sumber Bacaan, dan Indeks, tapi promptnya belum diminta. Apakah ada lagi yang bisa saya bantu untuk penyusunan buku ini?</text:p>
          </text:section>
          <text:section text:style-name="Sect1" text:name="feedback-form-78">
            <text:p text:style-name="P477"/>
          </text:section>
        </text:section>
        <text:section text:style-name="Sect1" text:name="0163adcd06de8be9">
          <text:p text:style-name="P318"><text:soft-page-break/></text:p>
          <text:section text:style-name="Sect1" text:name="user-query-content-79">
            <text:p text:style-name="P496">buat glosarium </text:p>
          </text:section>
          <text:p text:style-name="P477">Tampilkan alur berpikir</text:p>
          <text:section text:style-name="Sect2" text:name="model-response-message-contentr_0163adcd06de8be9">
            <text:p text:style-name="P318">Tentu, ini adalah draf Glosarium yang berisi istilah-istilah penting atau yang mungkin baru bagi pembaca remaja, beserta penjelasan singkat dan mudahnya:</text:p>
            <text:p text:style-name="P498"/>
            <text:p text:style-name="Text_20_body"><text:span text:style-name="Strong_20_Emphasis"><text:span text:style-name="T1">GLOSARIUM: Kamus Mini Istilah Keren di Buku Ini!</text:span></text:span></text:p>
            <text:p text:style-name="P318">Bingung sama istilah aneh pas baca? Tenang! Cek kamus mini ini buat penjelasan singkatnya. Istilah disusun berdasarkan abjad ya!</text:p>
            <text:list xml:id="list6012264671232648284" text:style-name="L324">
              <text:list-item>
                <text:p text:style-name="P473"><text:span text:style-name="Strong_20_Emphasis"><text:span text:style-name="T1">Adaptasi:</text:span></text:span><text:span text:style-name="T1"> Proses penyesuaian diri makhluk hidup terhadap lingkungannya agar bisa bertahan hidup dan berkembang biak. Contoh: duri pada kaktus adalah adaptasi terhadap lingkungan gurun yang kering. </text:span></text:p>
              </text:list-item>
              <text:list-item>
                <text:p text:style-name="P473"><text:span text:style-name="Strong_20_Emphasis"><text:span text:style-name="T1">AI (Artificial Intelligence / Kecerdasan Buatan):</text:span></text:span><text:span text:style-name="T1"> Bidang ilmu komputer yang bertujuan membuat mesin atau program bisa 'berpikir' atau melakukan tugas yang butuh kecerdasan manusia, seperti belajar atau memecahkan masalah. </text:span></text:p>
              </text:list-item>
              <text:list-item>
                <text:p text:style-name="P473"><text:span text:style-name="Strong_20_Emphasis"><text:span text:style-name="T1">Antibiotik:</text:span></text:span><text:span text:style-name="T1"> Obat khusus yang digunakan untuk membunuh atau menghambat pertumbuhan bakteri penyebab infeksi. (Ingat: nggak mempan buat virus!). </text:span></text:p>
              </text:list-item>
              <text:list-item>
                <text:p text:style-name="P473"><text:span text:style-name="Strong_20_Emphasis"><text:span text:style-name="T1">Atmosfer:</text:span></text:span><text:span text:style-name="T1"> Lapisan gas yang menyelimuti sebuah planet (seperti Bumi). Atmosfer Bumi melindungi kita dari radiasi dan menjaga suhu tetap layak huni. </text:span></text:p>
              </text:list-item>
              <text:list-item>
                <text:p text:style-name="P473"><text:span text:style-name="Strong_20_Emphasis"><text:span text:style-name="T1">Autotomi:</text:span></text:span><text:span text:style-name="T1"> Kemampuan beberapa hewan (seperti cicak) untuk sengaja memutuskan bagian tubuhnya sendiri (biasanya ekor) untuk melarikan diri dari predator. </text:span></text:p>
              </text:list-item>
              <text:list-item>
                <text:p text:style-name="P473"><text:span text:style-name="Strong_20_Emphasis"><text:span text:style-name="T1">Avatar:</text:span></text:span><text:span text:style-name="T1"> Representasi atau karakter digital yang digunakan seseorang untuk mewakili dirinya di dunia virtual atau game online. </text:span></text:p>
              </text:list-item>
              <text:list-item>
                <text:p text:style-name="P473"><text:span text:style-name="Strong_20_Emphasis"><text:span text:style-name="T1">Bakteri:</text:span></text:span><text:span text:style-name="T1"> Makhluk hidup bersel satu super kecil (mikroorganisme) yang ada di mana-mana. Ada yang bermanfaat (bakteri baik), ada juga yang menyebabkan penyakit (bakteri jahat/patogen). </text:span></text:p>
              </text:list-item>
              <text:list-item>
                <text:p text:style-name="P473"><text:span text:style-name="Strong_20_Emphasis"><text:span text:style-name="T1">Bakteriofag (Fag/Phage):</text:span></text:span><text:span text:style-name="T1"> Jenis virus yang secara khusus hanya menyerang dan membunuh bakteri. Punya potensi jadi 'senjata' </text:span><text:soft-page-break/><text:span text:style-name="T1">alternatif pengganti antibiotik. </text:span></text:p>
              </text:list-item>
              <text:list-item>
                <text:p text:style-name="P473"><text:span text:style-name="Strong_20_Emphasis"><text:span text:style-name="T1">Bio-ink (Tinta Biologis):</text:span></text:span><text:span text:style-name="T1"> 'Tinta' khusus untuk Bioprinting 3D yang isinya campuran sel hidup manusia dan material pendukung (scaffold) berbentuk gel. </text:span></text:p>
              </text:list-item>
              <text:list-item>
                <text:p text:style-name="P473"><text:span text:style-name="Strong_20_Emphasis"><text:span text:style-name="T1">Bioluminesensi:</text:span></text:span><text:span text:style-name="T1"> Kemampuan makhluk hidup (seperti beberapa ikan laut dalam, jamur, atau plankton) untuk menghasilkan cahayanya sendiri melalui reaksi kimia di tubuhnya. </text:span></text:p>
              </text:list-item>
              <text:list-item>
                <text:p text:style-name="P473"><text:span text:style-name="Strong_20_Emphasis"><text:span text:style-name="T1">Bioprinting:</text:span></text:span><text:span text:style-name="T1"> Teknologi mencetak struktur tiga dimensi menggunakan 'bio-ink' (berisi sel hidup) lapis demi lapis, dengan tujuan membuat jaringan atau organ buatan. </text:span></text:p>
              </text:list-item>
              <text:list-item>
                <text:p text:style-name="P473"><text:span text:style-name="Strong_20_Emphasis"><text:span text:style-name="T1">Bit:</text:span></text:span><text:span text:style-name="T1"> Satuan dasar informasi dalam komputer biasa (klasik). Nilainya hanya bisa 0 (mati) atau 1 (hidup). </text:span></text:p>
              </text:list-item>
              <text:list-item>
                <text:p text:style-name="P473"><text:span text:style-name="Strong_20_Emphasis"><text:span text:style-name="T1">DNA (Asam Deoksiribonukleat):</text:span></text:span><text:span text:style-name="T1"> Molekul super panjang berbentuk heliks ganda (tangga terpilin) yang ada di inti sel kita. Isinya adalah 'kode genetik' atau 'buku instruksi' lengkap untuk membangun dan menjalankan tubuh kita. Unik untuk setiap orang (kecuali kembar identik). </text:span></text:p>
              </text:list-item>
              <text:list-item>
                <text:p text:style-name="P473"><text:span text:style-name="Strong_20_Emphasis"><text:span text:style-name="T1">Emisi:</text:span></text:span><text:span text:style-name="T1"> Pelepasan zat (biasanya gas) ke udara. Contoh: emisi gas buang dari knalpot kendaraan bermotor. </text:span></text:p>
              </text:list-item>
              <text:list-item>
                <text:p text:style-name="P473"><text:span text:style-name="Strong_20_Emphasis"><text:span text:style-name="T1">Entanglement (Keterikatan Kuantum):</text:span></text:span><text:span text:style-name="T1"> Fenomena aneh dalam fisika kuantum di mana dua partikel (misal: qubit) bisa saling terhubung secara 'ajaib'. Apa pun yang terjadi pada satu partikel akan langsung mempengaruhi pasangannya seketika, nggak peduli jaraknya sejauh apa. </text:span></text:p>
              </text:list-item>
              <text:list-item>
                <text:p text:style-name="P473"><text:span text:style-name="Strong_20_Emphasis"><text:span text:style-name="T1">Enzim:</text:span></text:span><text:span text:style-name="T1"> Protein khusus yang bertindak sebagai 'katalis' atau pemicu untuk mempercepat reaksi kimia tertentu di dalam tubuh makhluk hidup (misal: enzim pencernaan untuk memecah makanan). </text:span></text:p>
              </text:list-item>
              <text:list-item>
                <text:p text:style-name="P473"><text:span text:style-name="Strong_20_Emphasis"><text:span text:style-name="T1">Event Horizon (Cakrawala Peristiwa):</text:span></text:span><text:span text:style-name="T1"> Batas imajiner di sekitar lubang hitam. Apa pun (termasuk cahaya) yang sudah melewati batas ini nggak akan bisa kembali lagi keluar. Titik tanpa kembali! </text:span></text:p>
              </text:list-item>
              <text:list-item>
                <text:p text:style-name="P473"><text:span text:style-name="Strong_20_Emphasis"><text:span text:style-name="T1">Exoplanet:</text:span></text:span><text:span text:style-name="T1"> Planet yang berada di luar Tata Surya kita, mengorbit bintang selain Matahari. </text:span></text:p>
              </text:list-item>
              <text:list-item>
                <text:p text:style-name="P473"><text:span text:style-name="Strong_20_Emphasis"><text:span text:style-name="T1">Fermentasi:</text:span></text:span><text:span text:style-name="T1"> Proses pengubahan zat (misalnya gula) menjadi zat lain (misalnya alkohol atau asam) dengan bantuan mikroorganisme seperti ragi atau bakteri, biasanya tanpa kehadiran oksigen. Contoh: pembuatan tape, yogurt, roti. </text:span></text:p>
              </text:list-item>
              <text:list-item>
                <text:p text:style-name="P473"><text:soft-page-break/><text:span text:style-name="Strong_20_Emphasis"><text:span text:style-name="T1">Fitoplankton:</text:span></text:span><text:span text:style-name="T1"> Plankton mikroskopis yang mirip tumbuhan (alga, cyanobacteria). Bisa berfotosintesis, jadi dasar rantai makanan laut, dan penghasil oksigen utama di Bumi. </text:span></text:p>
              </text:list-item>
              <text:list-item>
                <text:p text:style-name="P473"><text:span text:style-name="Strong_20_Emphasis"><text:span text:style-name="T1">Fotosintesis:</text:span></text:span><text:span text:style-name="T1"> Proses yang dilakukan tumbuhan (dan fitoplankton) untuk membuat makanannya sendiri (gula) menggunakan energi cahaya matahari, air, dan karbon dioksida. Hasil sampingannya adalah oksigen. </text:span></text:p>
              </text:list-item>
              <text:list-item>
                <text:p text:style-name="P473"><text:span text:style-name="Strong_20_Emphasis"><text:span text:style-name="T1">Gelombang Elektromagnetik:</text:span></text:span><text:span text:style-name="T1"> Gelombang energi yang bisa merambat tanpa medium (bisa lewat ruang hampa). Contohnya: cahaya tampak, gelombang radio, gelombang mikro, sinar-X. </text:span></text:p>
              </text:list-item>
              <text:list-item>
                <text:p text:style-name="P473"><text:span text:style-name="Strong_20_Emphasis"><text:span text:style-name="T1">Gelombang Mikro (Microwave):</text:span></text:span><text:span text:style-name="T1"> Jenis gelombang elektromagnetik yang digunakan dalam oven microwave untuk memanaskan makanan dengan cara menggetarkan molekul air di dalamnya. </text:span></text:p>
              </text:list-item>
              <text:list-item>
                <text:p text:style-name="P473"><text:span text:style-name="Strong_20_Emphasis"><text:span text:style-name="T1">Hidrofilik:</text:span></text:span><text:span text:style-name="T1"> Sifat suatu zat yang 'suka air' atau mudah larut/bercampur dengan air. Contoh: 'kepala' molekul sabun. </text:span></text:p>
              </text:list-item>
              <text:list-item>
                <text:p text:style-name="P473"><text:span text:style-name="Strong_20_Emphasis"><text:span text:style-name="T1">Hidrofobik:</text:span></text:span><text:span text:style-name="T1"> Sifat suatu zat yang 'benci air' atau sulit larut/bercampur dengan air. Contoh: 'ekor' molekul sabun, minyak. </text:span></text:p>
              </text:list-item>
              <text:list-item>
                <text:p text:style-name="P473"><text:span text:style-name="Strong_20_Emphasis"><text:span text:style-name="T1">IP Address (Internet Protocol Address):</text:span></text:span><text:span text:style-name="T1"> Alamat numerik unik yang diberikan ke setiap perangkat yang terhubung ke internet, fungsinya mirip alamat rumah atau nomor telepon di dunia digital. </text:span></text:p>
              </text:list-item>
              <text:list-item>
                <text:p text:style-name="P473"><text:span text:style-name="Strong_20_Emphasis"><text:span text:style-name="T1">Kapang (Mold):</text:span></text:span><text:span text:style-name="T1"> Jenis jamur mikroskopis multiseluler yang tumbuh membentuk serabut halus (hifa), sering terlihat fuzzy di makanan basi. Ada yang bermanfaat (penghasil antibiotik), ada yang merugikan. </text:span></text:p>
              </text:list-item>
              <text:list-item>
                <text:p text:style-name="P473"><text:span text:style-name="Strong_20_Emphasis"><text:span text:style-name="T1">Kapsid:</text:span></text:span><text:span text:style-name="T1"> Lapisan atau 'cangkang' protein pelindung yang membungkus materi genetik (DNA/RNA) pada virus. </text:span></text:p>
              </text:list-item>
              <text:list-item>
                <text:p text:style-name="P473"><text:span text:style-name="Strong_20_Emphasis"><text:span text:style-name="T1">Klon (Koloni Klon):</text:span></text:span><text:span text:style-name="T1"> Sekelompok organisme yang secara genetik identik satu sama lain, berasal dari satu induk tunggal secara aseksual. Contoh: Hutan Pando. </text:span></text:p>
              </text:list-item>
              <text:list-item>
                <text:p text:style-name="P473"><text:span text:style-name="Strong_20_Emphasis"><text:span text:style-name="T1">Komputer Kuantum:</text:span></text:span><text:span text:style-name="T1"> Jenis komputer baru yang cara kerjanya berdasarkan prinsip fisika kuantum (superposisi, entanglement) menggunakan Qubit. Punya potensi super kuat untuk mecahin masalah kompleks tertentu. </text:span></text:p>
              </text:list-item>
              <text:list-item>
                <text:p text:style-name="P473"><text:span text:style-name="Strong_20_Emphasis"><text:span text:style-name="T1">Kromatofor:</text:span></text:span><text:span text:style-name="T1"> Sel pigmen khusus di kulit beberapa hewan (seperti gurita, cumi, bunglon) yang bisa dikontrol untuk mengubah warna dan pola kulit secara cepat buat kamuflase atau komunikasi. </text:span></text:p>
              </text:list-item>
              <text:list-item>
                <text:p text:style-name="P473"><text:soft-page-break/><text:span text:style-name="Strong_20_Emphasis"><text:span text:style-name="T1">Lubang Hitam (Black Hole):</text:span></text:span><text:span text:style-name="T1"> Objek di luar angkasa dengan gravitasi super kuat sehingga tidak ada apa pun, bahkan cahaya, yang bisa lolos jika sudah melewati Event Horizon-nya. </text:span></text:p>
              </text:list-item>
              <text:list-item>
                <text:p text:style-name="P473"><text:span text:style-name="Strong_20_Emphasis"><text:span text:style-name="T1">Magnetron:</text:span></text:span><text:span text:style-name="T1"> Komponen utama di dalam oven microwave yang berfungsi menghasilkan gelombang mikro. </text:span></text:p>
              </text:list-item>
              <text:list-item>
                <text:p text:style-name="P473"><text:span text:style-name="Strong_20_Emphasis"><text:span text:style-name="T1">Mangrove (Bakau):</text:span></text:span><text:span text:style-name="T1"> Jenis pohon atau komunitas hutan yang tumbuh di daerah pesisir pantai tropis/subtropis yang berlumpur dan tergenang air asin. Punya adaptasi akar yang unik. </text:span></text:p>
              </text:list-item>
              <text:list-item>
                <text:p text:style-name="P473"><text:span text:style-name="Strong_20_Emphasis"><text:span text:style-name="T1">Mekanisme Antikythera:</text:span></text:span><text:span text:style-name="T1"> Artefak Yunani kuno (~2100-2200 tahun lalu) berupa mesin roda gigi perunggu super kompleks yang diduga sebagai 'komputer' analog untuk menghitung posisi benda langit dan gerhana. </text:span></text:p>
              </text:list-item>
              <text:list-item>
                <text:p text:style-name="P473"><text:span text:style-name="Strong_20_Emphasis"><text:span text:style-name="T1">Metaverse:</text:span></text:span><text:span text:style-name="T1"> Konsep atau visi masa depan tentang dunia virtual 3D yang saling terhubung, persisten, dan bisa dihuni bersama oleh banyak orang dalam bentuk avatar untuk sosialisasi, kerja, main, dll. </text:span></text:p>
              </text:list-item>
              <text:list-item>
                <text:p text:style-name="P473"><text:span text:style-name="Strong_20_Emphasis"><text:span text:style-name="T1">Mikrobioma:</text:span></text:span><text:span text:style-name="T1"> Kumpulan semua mikroorganisme (bakteri, virus, jamur, dll) beserta materi genetiknya yang hidup di dalam atau pada tubuh makhluk hidup lain (misalnya mikrobioma usus manusia). </text:span></text:p>
              </text:list-item>
              <text:list-item>
                <text:p text:style-name="P473"><text:span text:style-name="Strong_20_Emphasis"><text:span text:style-name="T1">Mikroorganisme (Mikroba):</text:span></text:span><text:span text:style-name="T1"> Makhluk hidup super kecil yang hanya bisa dilihat dengan mikroskop. Contoh: bakteri, virus (dianggap di perbatasan hidup/mati), ragi, kapang, protozoa, alga mikro. </text:span></text:p>
              </text:list-item>
              <text:list-item>
                <text:p text:style-name="P473"><text:span text:style-name="Strong_20_Emphasis"><text:span text:style-name="T1">Misel (Micelle):</text:span></text:span><text:span text:style-name="T1"> Struktur bulat kecil yang terbentuk saat molekul sabun mengelilingi partikel kotoran/minyak. Ekor sabun (suka minyak) masuk ke dalam mengikat kotoran, kepala sabun (suka air) menghadap ke luar, memungkinkan kotoran terbawa air. </text:span></text:p>
              </text:list-item>
              <text:list-item>
                <text:p text:style-name="P473"><text:span text:style-name="Strong_20_Emphasis"><text:span text:style-name="T1">Neuron:</text:span></text:span><text:span text:style-name="T1"> Sel saraf, unit dasar penyusun sistem saraf (termasuk otak). Berfungsi mengirim dan menerima sinyal listrik/kimia untuk komunikasi di dalam tubuh. </text:span></text:p>
              </text:list-item>
              <text:list-item>
                <text:p text:style-name="P473"><text:span text:style-name="Strong_20_Emphasis"><text:span text:style-name="T1">Neuroplastisitas:</text:span></text:span><text:span text:style-name="T1"> Kemampuan otak untuk berubah, beradaptasi, dan mengatur ulang struktur serta koneksi antar neuronnya sepanjang hidup, terutama sebagai respons terhadap pembelajaran atau pengalaman baru. </text:span></text:p>
              </text:list-item>
              <text:list-item>
                <text:p text:style-name="P473"><text:span text:style-name="Strong_20_Emphasis"><text:span text:style-name="T1">Nukleus (Inti Sel):</text:span></text:span><text:span text:style-name="T1"> Bagian pusat di dalam sel (eukariotik) yang berisi materi genetik utama (DNA) dalam bentuk kromosom. </text:span></text:p>
              </text:list-item>
              <text:list-item>
                <text:p text:style-name="P473"><text:span text:style-name="Strong_20_Emphasis"><text:span text:style-name="T1">Palung Mariana:</text:span></text:span><text:span text:style-name="T1"> Palung atau jurang terdalam di dasar lautan dunia, terletak di Samudra Pasifik Barat. Kedalamannya mencapai sekitar 11 </text:span><text:soft-page-break/><text:span text:style-name="T1">kilometer. </text:span></text:p>
              </text:list-item>
              <text:list-item>
                <text:p text:style-name="P473"><text:span text:style-name="Strong_20_Emphasis"><text:span text:style-name="T1">Paket Data (Data Packet):</text:span></text:span><text:span text:style-name="T1"> Potongan-potongan kecil data yang dikirim melalui jaringan internet. Setiap paket berisi sebagian data asli dan informasi alamat pengirim/tujuan. </text:span></text:p>
              </text:list-item>
              <text:list-item>
                <text:p text:style-name="P473"><text:span text:style-name="Strong_20_Emphasis"><text:span text:style-name="T1">Penisilin:</text:span></text:span><text:span text:style-name="T1"> Antibiotik pertama yang ditemukan secara tidak sengaja oleh Alexander Fleming dari jamur </text:span><text:span text:style-name="Emphasis"><text:span text:style-name="T1">Penicillium</text:span></text:span><text:span text:style-name="T1">. Sangat efektif melawan infeksi bakteri. </text:span></text:p>
              </text:list-item>
              <text:list-item>
                <text:p text:style-name="P473"><text:span text:style-name="Strong_20_Emphasis"><text:span text:style-name="T1">Penyerbukan (Polinasi):</text:span></text:span><text:span text:style-name="T1"> Proses berpindahnya serbuk sari (sel jantan tumbuhan) dari benang sari ke kepala putik (bagian betina tumbuhan), langkah awal sebelum pembuahan dan pembentukan biji/buah. </text:span></text:p>
              </text:list-item>
              <text:list-item>
                <text:p text:style-name="P473"><text:span text:style-name="Strong_20_Emphasis"><text:span text:style-name="T1">Pigmen:</text:span></text:span><text:span text:style-name="T1"> Zat kimia alami yang memberikan warna pada makhluk hidup (misalnya klorofil bikin daun hijau, karotenoid bikin wortel oranye, antosianin bikin bunga ungu/merah). </text:span></text:p>
              </text:list-item>
              <text:list-item>
                <text:p text:style-name="P473"><text:span text:style-name="Strong_20_Emphasis"><text:span text:style-name="T1">Plankton:</text:span></text:span><text:span text:style-name="T1"> Organisme (tumbuhan, hewan, bakteri) yang hidup melayang atau hanyut di perairan dan tidak bisa melawan arus. Ada Fitoplankton (mirip tumbuhan) dan Zooplankton (mirip hewan). </text:span></text:p>
              </text:list-item>
              <text:list-item>
                <text:p text:style-name="P473"><text:span text:style-name="Strong_20_Emphasis"><text:span text:style-name="T1">Plasma:</text:span></text:span><text:span text:style-name="T1"> Status materi keempat (selain padat, cair, gas), berupa gas super panas yang atom-atomnya sudah kehilangan elektron (terionisasi). Contoh: inti matahari, kilat, api las, bilah fiksi lightsaber. </text:span></text:p>
              </text:list-item>
              <text:list-item>
                <text:p text:style-name="P473"><text:span text:style-name="Strong_20_Emphasis"><text:span text:style-name="T1">Pneumatophore (Akar Napas):</text:span></text:span><text:span text:style-name="T1"> Akar khusus pada tumbuhan mangrove yang tumbuh menyembul ke atas permukaan lumpur/air untuk mengambil oksigen dari udara. </text:span></text:p>
              </text:list-item>
              <text:list-item>
                <text:p text:style-name="P473"><text:span text:style-name="Strong_20_Emphasis"><text:span text:style-name="T1">Qubit (Quantum Bit):</text:span></text:span><text:span text:style-name="T1"> Satuan dasar informasi dalam komputer kuantum. Berbeda dari bit biasa, qubit bisa bernilai 0, 1, atau keduanya sekaligus (superposisi) sampai diukur. </text:span></text:p>
              </text:list-item>
              <text:list-item>
                <text:p text:style-name="P473"><text:span text:style-name="Strong_20_Emphasis"><text:span text:style-name="T1">Radiasi:</text:span></text:span><text:span text:style-name="T1"> Pancaran energi dalam bentuk gelombang (seperti cahaya, gelombang radio, sinar-X, sinar gamma) atau partikel berkecepatan tinggi. Radiasi tingkat tinggi bisa berbahaya bagi makhluk hidup. </text:span></text:p>
              </text:list-item>
              <text:list-item>
                <text:p text:style-name="P473"><text:span text:style-name="Strong_20_Emphasis"><text:span text:style-name="T1">Rafflesia Arnoldii (Bunga Bangkai):</text:span></text:span><text:span text:style-name="T1"> Tumbuhan parasit asli Indonesia yang menghasilkan bunga tunggal terbesar di dunia dan mengeluarkan bau busuk seperti bangkai untuk menarik lalat sebagai penyerbuknya. </text:span></text:p>
              </text:list-item>
              <text:list-item>
                <text:p text:style-name="P473"><text:span text:style-name="Strong_20_Emphasis"><text:span text:style-name="T1">Regenerasi:</text:span></text:span><text:span text:style-name="T1"> Kemampuan beberapa makhluk hidup (seperti bintang laut, axolotl, cicak) untuk menumbuhkan kembali bagian tubuh yang hilang atau rusak. </text:span></text:p>
              </text:list-item>
              <text:list-item>
                <text:p text:style-name="P473"><text:soft-page-break/><text:span text:style-name="Strong_20_Emphasis"><text:span text:style-name="T1">Retina:</text:span></text:span><text:span text:style-name="T1"> Lapisan peka cahaya di bagian belakang mata yang berisi sel fotoreseptor (batang dan kerucut) yang berfungsi menangkap cahaya dan mengubahnya jadi sinyal listrik untuk dikirim ke otak. </text:span></text:p>
              </text:list-item>
              <text:list-item>
                <text:p text:style-name="P473"><text:span text:style-name="Strong_20_Emphasis"><text:span text:style-name="T1">Roda Gigi (Gear):</text:span></text:span><text:span text:style-name="T1"> Komponen mesin berbentuk roda bergerigi yang berfungsi mentransmisikan gerakan putar dan tenaga antar poros. Digunakan dalam jam, sepeda, mobil, dan Mekanisme Antikythera. </text:span></text:p>
              </text:list-item>
              <text:list-item>
                <text:p text:style-name="P473"><text:span text:style-name="Strong_20_Emphasis"><text:span text:style-name="T1">Ragi (Yeast):</text:span></text:span><text:span text:style-name="T1"> Jenis jamur mikroskopis bersel tunggal. Banyak digunakan dalam fermentasi pembuatan roti, tape, bir, dll. </text:span></text:p>
              </text:list-item>
              <text:list-item>
                <text:p text:style-name="P473"><text:span text:style-name="Strong_20_Emphasis"><text:span text:style-name="T1">Router:</text:span></text:span><text:span text:style-name="T1"> Perangkat jaringan yang berfungsi meneruskan paket data antar jaringan komputer, misalnya dari modem ke perangkatmu di rumah, atau antar jaringan besar di internet. </text:span></text:p>
              </text:list-item>
              <text:list-item>
                <text:p text:style-name="P473"><text:span text:style-name="Strong_20_Emphasis"><text:span text:style-name="T1">Sel Punca (Stem Cell):</text:span></text:span><text:span text:style-name="T1"> Sel khusus yang belum berdiferensiasi (belum punya tugas spesifik) tapi punya kemampuan luar biasa untuk berkembang menjadi berbagai jenis sel lain di tubuh dan bisa memperbanyak diri. Penting dalam pertumbuhan, perbaikan jaringan, dan riset bioprinting. </text:span></text:p>
              </text:list-item>
              <text:list-item>
                <text:p text:style-name="P473"><text:span text:style-name="Strong_20_Emphasis"><text:span text:style-name="T1">Server:</text:span></text:span><text:span text:style-name="T1"> Komputer super kuat dengan kapasitas besar yang berfungsi menyimpan data, menjalankan aplikasi, dan melayani permintaan dari komputer lain (klien) dalam sebuah jaringan (misalnya internet). </text:span></text:p>
              </text:list-item>
              <text:list-item>
                <text:p text:style-name="P473"><text:span text:style-name="Strong_20_Emphasis"><text:span text:style-name="T1">Serendipity:</text:span></text:span><text:span text:style-name="T1"> Penemuan sesuatu yang berharga atau menyenangkan secara tidak sengaja atau kebetulan, biasanya saat sedang mencari sesuatu yang lain. </text:span></text:p>
              </text:list-item>
              <text:list-item>
                <text:p text:style-name="P473"><text:span text:style-name="Strong_20_Emphasis"><text:span text:style-name="T1">Sidik Jari (Fingerprint):</text:span></text:span><text:span text:style-name="T1"> Pola garis-garis unik di ujung jari manusia yang terbentuk sejak dalam kandungan dan berbeda pada setiap individu (bahkan kembar identik). Digunakan untuk identifikasi. </text:span></text:p>
              </text:list-item>
              <text:list-item>
                <text:p text:style-name="P473"><text:span text:style-name="Strong_20_Emphasis"><text:span text:style-name="T1">Siklon Tropis:</text:span></text:span><text:span text:style-name="T1"> Sistem badai raksasa yang berputar dan terbentuk di atas lautan tropis yang hangat. Membawa angin kencang, hujan lebat, dan gelombang tinggi. Disebut juga badai (hurricane) atau topan (typhoon) tergantung lokasinya. </text:span></text:p>
              </text:list-item>
              <text:list-item>
                <text:p text:style-name="P473"><text:span text:style-name="Strong_20_Emphasis"><text:span text:style-name="T1">Singularitas:</text:span></text:span><text:span text:style-name="T1"> Konsep (teoritis) dalam fisika, terutama terkait lubang hitam atau awal Big Bang, di mana materi dipadatkan ke dalam satu titik dengan volume nol dan kepadatan tak terhingga. Hukum fisika biasa mungkin tidak berlaku di sini. </text:span></text:p>
              </text:list-item>
              <text:list-item>
                <text:p text:style-name="P473"><text:span text:style-name="Strong_20_Emphasis"><text:span text:style-name="T1">Superposisi (Kuantum):</text:span></text:span><text:span text:style-name="T1"> Prinsip aneh dalam fisika kuantum di mana partikel kuantum (seperti qubit) bisa berada dalam kombinasi beberapa keadaan (misalnya 0 dan 1) secara bersamaan sampai </text:span><text:soft-page-break/><text:span text:style-name="T1">dilakukan pengukuran. </text:span></text:p>
              </text:list-item>
              <text:list-item>
                <text:p text:style-name="P473"><text:span text:style-name="Strong_20_Emphasis"><text:span text:style-name="T1">Tardigrade (Beruang Air):</text:span></text:span><text:span text:style-name="T1"> Makhluk mikroskopis super tangguh yang bisa bertahan hidup dalam kondisi paling ekstrem (vakum, radiasi, suhu beku/mendidih, kekeringan) dengan masuk ke kondisi mati suri (kriptobiosis). </text:span></text:p>
              </text:list-item>
              <text:list-item>
                <text:p text:style-name="P473"><text:span text:style-name="Strong_20_Emphasis"><text:span text:style-name="T1">Tekanan Turgor:</text:span></text:span><text:span text:style-name="T1"> Tekanan cairan (air) di dalam sel tumbuhan terhadap dinding selnya. Perubahan tekanan turgor inilah yang menyebabkan gerakan pada tumbuhan seperti mengatupnya daun Putri Malu. </text:span></text:p>
              </text:list-item>
              <text:list-item>
                <text:p text:style-name="P473"><text:span text:style-name="Strong_20_Emphasis"><text:span text:style-name="T1">USWS (Unihemispheric Slow-Wave Sleep / Tidur Separuh Otak):</text:span></text:span><text:span text:style-name="T1"> Kemampuan beberapa hewan (terutama burung yang terbang jauh dan mamalia laut) untuk tidur dengan satu belahan otak saja, sementara belahan otak lainnya tetap terjaga. </text:span></text:p>
              </text:list-item>
              <text:list-item>
                <text:p text:style-name="P473"><text:span text:style-name="Strong_20_Emphasis"><text:span text:style-name="T1">Virus:</text:span></text:span><text:span text:style-name="T1"> Partikel super kecil (lebih kecil dari bakteri) yang berada di perbatasan hidup/mati. Terdiri dari materi genetik (DNA/RNA) dibungkus protein (kapsid). Hanya bisa berkembang biak dengan 'membajak' sel makhluk hidup lain. </text:span></text:p>
              </text:list-item>
              <text:list-item>
                <text:p text:style-name="P473"><text:span text:style-name="Strong_20_Emphasis"><text:span text:style-name="T1">VOC (Volatile Organic Compounds / Senyawa Organik Volatil):</text:span></text:span><text:span text:style-name="T1"> Senyawa kimia organik yang mudah menguap menjadi gas pada suhu ruangan. Diproduksi oleh tumbuhan (misalnya untuk aroma bunga atau sinyal 'komunikasi') dan juga sumber lain. </text:span></text:p>
              </text:list-item>
              <text:list-item>
                <text:p text:style-name="P473"><text:span text:style-name="Strong_20_Emphasis"><text:span text:style-name="T1">VR (Virtual Reality / Realitas Virtual):</text:span></text:span><text:span text:style-name="T1"> Teknologi yang menciptakan lingkungan simulasi tiga dimensi yang imersif (terasa nyata) bagi pengguna, biasanya melalui headset khusus yang menutupi mata dan melacak gerakan kepala. </text:span></text:p>
              </text:list-item>
              <text:list-item>
                <text:p text:style-name="P315"><text:span text:style-name="Strong_20_Emphasis"><text:span text:style-name="T1">Zooplankton:</text:span></text:span><text:span text:style-name="T1"> Plankton mikroskopis yang bersifat hewan. Memakan fitoplankton atau zooplankton lain, dan jadi sumber makanan penting bagi hewan laut yang lebih besar. </text:span></text:p>
              </text:list-item>
            </text:list>
            <text:p text:style-name="P498"/>
            <text:p text:style-name="Text_20_body"><text:span text:style-name="T1">Glosarium selesai! Saya akan menunggu perintah </text:span><text:span text:style-name="Strong_20_Emphasis"><text:span text:style-name="T1">"YAX"</text:span></text:span><text:span text:style-name="T1"> dari Anda jika ada bagian lain yang ingin dibuat, seperti Sumber Bacaan Lanjutan atau Indeks.</text:span></text:p>
          </text:section>
          <text:section text:style-name="Sect1" text:name="feedback-form-79">
            <text:p text:style-name="P477"/>
          </text:section>
        </text:section>
        <text:section text:style-name="Sect1" text:name="77ebe041e460c6bf">
          <text:p text:style-name="P318"/>
          <text:section text:style-name="Sect1" text:name="user-query-content-80">
            <text:p text:style-name="P496">buat daftar pustaka </text:p>
          </text:section>
          <text:p text:style-name="P477"><text:soft-page-break/>Tampilkan alur berpikir</text:p>
          <text:section text:style-name="Sect2" text:name="model-response-message-contentr_77ebe041e460c6bf">
            <text:p text:style-name="Text_20_body"><text:span text:style-name="T1">Tentu, meskipun sebagai AI saya tidak menggunakan daftar pustaka eksternal spesifik saat menghasilkan teks tadi (saya menggunakan basis pengetahuan internal saya yang luas), saya bisa membuat contoh </text:span><text:span text:style-name="Strong_20_Emphasis"><text:span text:style-name="T1">Daftar Pustaka / Sumber Bacaan Lanjutan</text:span></text:span><text:span text:style-name="T1"> yang relevan dan kredibel, yang </text:span><text:span text:style-name="Emphasis"><text:span text:style-name="T1">mungkin</text:span></text:span><text:span text:style-name="T1"> digunakan oleh penulis sungguhan saat menyusun buku seperti "WOW! Fakta Unik", sekaligus bisa jadi rekomendasi bacaan/tontonan buat kamu yang penasaran lebih lanjut!</text:span></text:p>
            <text:p text:style-name="P498"/>
            <text:p text:style-name="Text_20_body"><text:span text:style-name="Strong_20_Emphasis"><text:span text:style-name="T1">DAFTAR PUSTAKA / SUMBER BACAAN LANJUTAN</text:span></text:span></text:p>
            <text:p text:style-name="P318">Untuk menyusun buku ini dan memastikannya seakurat mungkin (sambil tetap seru!), penulis biasanya akan merujuk pada berbagai sumber tepercaya. Kalau kamu ingin tahu lebih banyak tentang topik-topik keren di buku ini, kamu bisa coba cek sumber-sumber seperti ini:</text:p>
            <text:p text:style-name="Text_20_body"><text:span text:style-name="Strong_20_Emphasis"><text:span text:style-name="T1">Website Sains Populer &amp; Tepercaya:</text:span></text:span></text:p>
            <text:list xml:id="list3414153293812569853" text:style-name="L325">
              <text:list-item>
                <text:p text:style-name="P474"><text:span text:style-name="Strong_20_Emphasis"><text:span text:style-name="T1">NASA (nasa.gov):</text:span></text:span><text:span text:style-name="T1"> Sumber utama untuk segala hal tentang luar angkasa, planet, misi antariksa, dan penelitian Bumi dari antariksa. Ada juga bagian khusus anak/remaja seperti </text:span><text:span text:style-name="Emphasis"><text:span text:style-name="T1">NASA Space Place</text:span></text:span><text:span text:style-name="T1"> (spaceplace.nasa.gov). </text:span></text:p>
              </text:list-item>
              <text:list-item>
                <text:p text:style-name="P474"><text:span text:style-name="Strong_20_Emphasis"><text:span text:style-name="T1">National Geographic (nationalgeographic.com / nationalgeographic.co.id):</text:span></text:span><text:span text:style-name="T1"> Menyajikan artikel, foto, dan video menakjubkan tentang alam, hewan, tumbuhan, sejarah, budaya, dan sains secara umum. Ada juga </text:span><text:span text:style-name="Emphasis"><text:span text:style-name="T1">Nat Geo Kids</text:span></text:span><text:span text:style-name="T1"> untuk konten yang lebih ringan. </text:span></text:p>
              </text:list-item>
              <text:list-item>
                <text:p text:style-name="P474"><text:span text:style-name="Strong_20_Emphasis"><text:span text:style-name="T1">HowStuffWorks (howstuffworks.com):</text:span></text:span><text:span text:style-name="T1"> Website keren yang menjelaskan cara kerja berbagai hal, mulai dari teknologi sehari-hari, sains, sampai fenomena sosial, dengan bahasa yang mudah dipahami. </text:span></text:p>
              </text:list-item>
              <text:list-item>
                <text:p text:style-name="P474"><text:span text:style-name="Strong_20_Emphasis"><text:span text:style-name="T1">Scientific American (scientificamerican.com):</text:span></text:span><text:span text:style-name="T1"> Majalah dan website sains populer yang menyajikan perkembangan sains dan teknologi terbaru (bahasanya mungkin sedikit lebih berat tapi sangat informatif). </text:span></text:p>
              </text:list-item>
              <text:list-item>
                <text:p text:style-name="P474"><text:span text:style-name="Strong_20_Emphasis"><text:span text:style-name="T1">InfoAstronomy.org:</text:span></text:span><text:span text:style-name="T1"> Portal astronomi berbahasa Indonesia yang menyajikan berita dan artikel menarik seputar alam semesta. </text:span></text:p>
              </text:list-item>
              <text:list-item>
                <text:p text:style-name="P474"><text:soft-page-break/><text:span text:style-name="Strong_20_Emphasis"><text:span text:style-name="T1">Kompas Sains (</text:span></text:span><text:a xlink:type="simple" xlink:href="https://www.google.com/search?q=https://kompas.com/sains&amp;authuser=3" office:target-frame-name="_blank" xlink:show="new" text:style-name="Internet_20_link" text:visited-style-name="Visited_20_Internet_20_Link"><text:span text:style-name="Strong_20_Emphasis"><text:span text:style-name="T1">kompas.com/sains</text:span></text:span></text:a><text:span text:style-name="Strong_20_Emphasis"><text:span text:style-name="T1">):</text:span></text:span><text:span text:style-name="T1"> Rubrik sains dari Kompas yang sering menyajikan berita dan artikel sains terkini, termasuk dari Indonesia. </text:span></text:p>
              </text:list-item>
              <text:list-item>
                <text:p text:style-name="P474"><text:span text:style-name="Strong_20_Emphasis"><text:span text:style-name="T1">Website Museum Sains &amp; Alam:</text:span></text:span><text:span text:style-name="T1"> Banyak museum sains atau sejarah alam terkenal di dunia (seperti Smithsonian National Museum of Natural History atau Natural History Museum London) punya website informatif tentang koleksi dan topik sains mereka. </text:span></text:p>
              </text:list-item>
              <text:list-item>
                <text:p text:style-name="P316"><text:span text:style-name="Strong_20_Emphasis"><text:span text:style-name="T1">Wikipedia (id.wikipedia.org / en.wikipedia.org):</text:span></text:span><text:span text:style-name="T1"> Sumber awal yang bagus untuk mendapatkan gambaran umum tentang suatu topik, TAPI </text:span><text:span text:style-name="Strong_20_Emphasis"><text:span text:style-name="T1">selalu cek sumber referensi</text:span></text:span><text:span text:style-name="T1"> yang dicantumkan di bagian bawah artikelnya untuk memastikan keakuratan dan kredibilitasnya ya! Jangan cuma percaya Wikipedia saja. </text:span></text:p>
              </text:list-item>
            </text:list>
            <text:p text:style-name="Text_20_body"><text:span text:style-name="Strong_20_Emphasis"><text:span text:style-name="T1">Jenis Buku yang Relevan:</text:span></text:span></text:p>
            <text:list xml:id="list2435235834742685179" text:style-name="L326">
              <text:list-item>
                <text:p text:style-name="P475"><text:span text:style-name="Strong_20_Emphasis"><text:span text:style-name="T1">Ensiklopedia Sains Populer:</text:span></text:span><text:span text:style-name="T1"> Buku-buku tebal yang merangkum berbagai topik sains dengan penjelasan dan gambar menarik. Cari yang diterbitkan oleh penerbit tepercaya. </text:span></text:p>
              </text:list-item>
              <text:list-item>
                <text:p text:style-name="P475"><text:span text:style-name="Strong_20_Emphasis"><text:span text:style-name="T1">Buku "Fakta Menarik" Serupa:</text:span></text:span><text:span text:style-name="T1"> Banyak buku lain yang punya konsep mirip buku ini, menyajikan kumpulan fakta unik dan aneh dari berbagai bidang. </text:span></text:p>
              </text:list-item>
              <text:list-item>
                <text:p text:style-name="P475"><text:span text:style-name="Strong_20_Emphasis"><text:span text:style-name="T1">Buku Fokus Topik Tertentu:</text:span></text:span><text:span text:style-name="T1"> Kalau kamu super tertarik sama dinosaurus, tubuh manusia, lubang hitam, atau hewan tertentu, carilah buku yang khusus membahas topik itu secara mendalam. </text:span></text:p>
              </text:list-item>
              <text:list-item>
                <text:p text:style-name="P317"><text:span text:style-name="Strong_20_Emphasis"><text:span text:style-name="T1">Biografi Ilmuwan:</text:span></text:span><text:span text:style-name="T1"> Membaca kisah hidup dan perjuangan para ilmuwan hebat (seperti Albert Einstein, Marie Curie, Nikola Tesla, dll) bisa sangat inspiratif! </text:span></text:p>
              </text:list-item>
            </text:list>
            <text:p text:style-name="Text_20_body"><text:span text:style-name="Strong_20_Emphasis"><text:span text:style-name="T1">Film Dokumenter &amp; Channel Edukasi:</text:span></text:span></text:p>
            <text:list xml:id="list7514667157720876961" text:style-name="L327">
              <text:list-item>
                <text:p text:style-name="P476"><text:span text:style-name="Strong_20_Emphasis"><text:span text:style-name="T1">Film/Serial Dokumenter:</text:span></text:span><text:span text:style-name="T1"> Cari tontonan dari produser ternama seperti BBC Earth (Planet Earth, Blue Planet), National Geographic, Discovery Channel, PBS Nova, atau dokumenter sains berkualitas di platform streaming seperti Netflix. </text:span></text:p>
              </text:list-item>
              <text:list-item>
                <text:p text:style-name="P476"><text:span text:style-name="Strong_20_Emphasis"><text:span text:style-name="T1">Channel YouTube Sains Keren:</text:span></text:span><text:span text:style-name="T1"> Banyak banget channel edukasi sains yang seru dan informatif di YouTube! Beberapa contoh populer (internasional): </text:span></text:p>
                <text:list>
                  <text:list-item>
                    <text:p text:style-name="P476"><text:span text:style-name="Emphasis"><text:span text:style-name="T1">Kurzgesagt – In a Nutshell</text:span></text:span><text:span text:style-name="T1"> (animasi keren menjelaskan topik </text:span><text:soft-page-break/><text:span text:style-name="T1">kompleks) </text:span></text:p>
                  </text:list-item>
                  <text:list-item>
                    <text:p text:style-name="P476"><text:span text:style-name="Emphasis"><text:span text:style-name="T1">Vsauce</text:span></text:span><text:span text:style-name="T1"> (menjawab pertanyaan aneh dan menarik) </text:span></text:p>
                  </text:list-item>
                  <text:list-item>
                    <text:p text:style-name="P476"><text:span text:style-name="Emphasis"><text:span text:style-name="T1">Veritasium</text:span></text:span><text:span text:style-name="T1"> (eksperimen dan penjelasan fisika/sains yang mendalam) </text:span></text:p>
                  </text:list-item>
                  <text:list-item>
                    <text:p text:style-name="P476"><text:span text:style-name="Emphasis"><text:span text:style-name="T1">SciShow</text:span></text:span><text:span text:style-name="T1"> &amp; </text:span><text:span text:style-name="Emphasis"><text:span text:style-name="T1">SciShow Space</text:span></text:span><text:span text:style-name="T1"> (berita dan penjelasan sains terkini) </text:span></text:p>
                  </text:list-item>
                  <text:list-item>
                    <text:p text:style-name="P476"><text:span text:style-name="Emphasis"><text:span text:style-name="T1">TED-Ed</text:span></text:span><text:span text:style-name="T1"> (animasi pelajaran singkat berbagai topik) </text:span></text:p>
                  </text:list-item>
                  <text:list-item>
                    <text:p text:style-name="P331">Cari juga channel sains berbahasa Indonesia yang kredibel! </text:p>
                  </text:list-item>
                </text:list>
              </text:list-item>
            </text:list>
            <text:p text:style-name="Text_20_body"><text:span text:style-name="Strong_20_Emphasis"><text:span text:style-name="T1">Catatan Penting:</text:span></text:span><text:span text:style-name="T1"> Saat mencari informasi (terutama di internet!), </text:span><text:span text:style-name="Strong_20_Emphasis"><text:span text:style-name="T1">selalu bersikap kritis</text:span></text:span><text:span text:style-name="T1">. Coba cari tahu siapa penulis atau organisasinya, apakah mereka punya reputasi baik di bidang sains? Apakah informasinya didukung oleh bukti atau penelitian? Bandingkan informasi dari beberapa sumber berbeda ya!</text:span></text:p>
            <text:p text:style-name="P318">Selamat terus belajar dan menjelajahi dunia sains yang penuh keajaiban!</text:p>
            <text:p text:style-name="P498"/>
            <text:p text:style-name="P318">Daftar Pustaka / Sumber Bacaan Lanjutan selesai. Apakah ada lagi yang bisa saya bantu?</text:p>
          </text:section>
          <text:section text:style-name="Sect1" text:name="feedback-form-80">
            <text:p text:style-name="P477"/>
          </text:section>
        </text:section>
        <text:section text:style-name="Sect1" text:name="bafd406c718cfb67">
          <text:p text:style-name="P318"/>
          <text:section text:style-name="Sect1" text:name="user-query-content-81">
            <text:p text:style-name="P496">buat prompt pembuatan sampul buku </text:p>
          </text:section>
          <text:p text:style-name="P477">Tampilkan alur berpikir</text:p>
          <text:section text:style-name="Sect2" text:name="model-response-message-contentr_bafd406c718cfb67">
            <text:p text:style-name="P318">Tentu, ini dia prompt yang bisa Anda gunakan (atau adaptasi) untuk diberikan kepada desainer grafis atau dimasukkan ke dalam AI generator gambar untuk membuat sampul buku "WOW! Fakta Unik":</text:p>
            <text:p text:style-name="P498"/>
            <text:p text:style-name="Text_20_body"><text:span text:style-name="Strong_20_Emphasis"><text:span text:style-name="T1">Prompt Pembuatan Sampul Buku:</text:span></text:span></text:p>
            <text:p text:style-name="Text_20_body"><text:span text:style-name="Strong_20_Emphasis"><text:span text:style-name="T1">Judul Proyek:</text:span></text:span><text:span text:style-name="T1"> Desain Sampul Buku Sains Populer Remaja - "WOW! Fakta Unik"</text:span></text:p>
            <text:p text:style-name="Text_20_body"><text:span text:style-name="Strong_20_Emphasis"><text:span text:style-name="T1">1. Informasi Dasar Buku:</text:span></text:span><text:span text:style-name="T1"> * </text:span><text:span text:style-name="Strong_20_Emphasis"><text:span text:style-name="T1">Judul Utama (Harus Paling Menonjol):</text:span></text:span><text:span text:style-name="T1"> WOW! Fakta Unik * </text:span><text:span text:style-name="Strong_20_Emphasis"><text:span text:style-name="T1">Subjudul/Tagline:</text:span></text:span><text:span text:style-name="T1"> Kumpulan Fakta Ilmiah yang Bikin Kamu Terpukau dari A sampai Z * </text:span><text:span text:style-name="Strong_20_Emphasis"><text:span text:style-name="T1">Nama Penulis:</text:span></text:span><text:span text:style-name="T1"> [Nama Penulis Anda] (Letakkan di posisi yang sesuai, biasanya di bawah judul atau di bagian bawah </text:span><text:soft-page-break/><text:span text:style-name="T1">sampul) * </text:span><text:span text:style-name="Strong_20_Emphasis"><text:span text:style-name="T1">Target Pembaca:</text:span></text:span><text:span text:style-name="T1"> Remaja Usia 13-20 Tahun (Indonesia) * </text:span><text:span text:style-name="Strong_20_Emphasis"><text:span text:style-name="T1">Genre:</text:span></text:span><text:span text:style-name="T1"> Non-Fiksi, Sains Populer, Fakta Unik * </text:span><text:span text:style-name="Strong_20_Emphasis"><text:span text:style-name="T1">Ukuran/Rasio Aspek:</text:span></text:span><text:span text:style-name="T1"> (Opsional, jika sudah tahu) Contoh: Ukuran B5 (17.6 x 25 cm) atau rasio aspek sekitar 2:3.</text:span></text:p>
            <text:p text:style-name="Text_20_body"><text:span text:style-name="Strong_20_Emphasis"><text:span text:style-name="T1">2. Konsep Visual Utama:</text:span></text:span><text:span text:style-name="T1"> * </text:span><text:span text:style-name="Strong_20_Emphasis"><text:span text:style-name="T1">Tema:</text:span></text:span><text:span text:style-name="T1"> Keajaiban, keterkejutan (WOW factor), keragaman fakta ilmiah (sains, teknologi, alam, tubuh manusia, sejarah, dll.), rasa ingin tahu. * </text:span><text:span text:style-name="Strong_20_Emphasis"><text:span text:style-name="T1">Gaya Visual:</text:span></text:span><text:span text:style-name="T1"> Modern, </text:span><text:span text:style-name="Strong_20_Emphasis"><text:span text:style-name="T1">Vibrant/Cerah</text:span></text:span><text:span text:style-name="T1">, </text:span><text:span text:style-name="Strong_20_Emphasis"><text:span text:style-name="T1">Eye-catching/Menarik Perhatian</text:span></text:span><text:span text:style-name="T1">, Dinamis, Enerjik. Gaya ilustrasi atau grafis (bukan foto realistis), cocok untuk remaja. Hindari kesan terlalu kaku atau 'buku pelajaran'. * </text:span><text:span text:style-name="Strong_20_Emphasis"><text:span text:style-name="T1">Elemen Visual yang Diinginkan (Pilih salah satu arah atau kombinasi):</text:span></text:span><text:span text:style-name="T1"> * </text:span><text:span text:style-name="Strong_20_Emphasis"><text:span text:style-name="T1">Opsi A (Montase Ikon Dinamis):</text:span></text:span><text:span text:style-name="T1"> Gambarkan berbagai ikon sains yang digambar secara stylish/modern (misal: atom, untaian DNA, planet Saturnus/UFO, otak manusia yang bersinar, roda gigi kuno, robot kecil, mikroskop, gunung berapi mini, hewan/tumbuhan unik) seolah-olah 'meledak' atau keluar secara dinamis dari satu titik pusat atau dari balik judul 'WOW!'. * </text:span><text:span text:style-name="Strong_20_Emphasis"><text:span text:style-name="T1">Opsi B (Abstrak Enerjik):</text:span></text:span><text:span text:style-name="T1"> Gunakan bentuk-bentuk geometris dinamis, garis-garis energi, efek ledakan warna (splash), tanda tanya (?), tanda seru (!) yang besar dan stylish, mungkin siluet kepala remaja dengan 'ledakan ide' atau 'kembang api' pengetahuan keluar dari kepalanya. Fokus pada energi dan rasa 'WOW'. * </text:span><text:span text:style-name="Strong_20_Emphasis"><text:span text:style-name="T1">Opsi C (Karakter Fokus):</text:span></text:span><text:span text:style-name="T1"> Ilustrasi karakter remaja (bisa siluet atau kartun modern) yang menunjukkan ekspresi super kaget, takjub, atau mata berbinar melihat berbagai ikon sains kecil melayang di sekitarnya.</text:span></text:p>
            <text:p text:style-name="Text_20_body"><text:span text:style-name="Strong_20_Emphasis"><text:span text:style-name="T1">3. Warna:</text:span></text:span><text:span text:style-name="T1"> * Gunakan palet warna yang </text:span><text:span text:style-name="Strong_20_Emphasis"><text:span text:style-name="T1">cerah, kontras, dan menarik</text:span></text:span><text:span text:style-name="T1"> perhatian remaja. Misalnya kombinasi biru elektrik, kuning cerah, magenta, oranye, hijau limau. Mungkin dengan latar belakang yang lebih gelap (biru tua, ungu tua, hitam dengan gradasi/tekstur) agar elemen cerah dan judul lebih menonjol (pop-out).</text:span></text:p>
            <text:p text:style-name="Text_20_body"><text:span text:style-name="Strong_20_Emphasis"><text:span text:style-name="T1">4. Tipografi (Font):</text:span></text:span><text:span text:style-name="T1"> * </text:span><text:span text:style-name="Strong_20_Emphasis"><text:span text:style-name="T1">Judul "WOW! Fakta Unik":</text:span></text:span><text:span text:style-name="T1"> Font yang </text:span><text:span text:style-name="Strong_20_Emphasis"><text:span text:style-name="T1">besar, tebal (bold)</text:span></text:span><text:span text:style-name="T1">, </text:span><text:span text:style-name="Strong_20_Emphasis"><text:span text:style-name="T1">menyenangkan, dan punya 'impact'</text:span></text:span><text:span text:style-name="T1">. Kata "WOW!" bisa dibuat lebih besar atau dengan efek visual khusus (misal: efek ledakan, 3D, atau warna super kontras). * </text:span><text:span text:style-name="Strong_20_Emphasis"><text:span text:style-name="T1">Subjudul &amp; Nama Penulis:</text:span></text:span><text:span text:style-name="T1"> Font yang </text:span><text:span text:style-name="Strong_20_Emphasis"><text:span text:style-name="T1">jelas, mudah dibaca</text:span></text:span><text:span text:style-name="T1">, modern, tapi ukurannya lebih kecil dan tidak 'seheboh' judul utama.</text:span></text:p>
            <text:p text:style-name="Text_20_body"><text:span text:style-name="Strong_20_Emphasis"><text:span text:style-name="T1">5. Mood &amp; Atmosfer Keseluruhan:</text:span></text:span><text:span text:style-name="T1"> * </text:span><text:span text:style-name="Strong_20_Emphasis"><text:span text:style-name="T1">Seru, Mengundang Rasa Ingin Tahu, Penuh Energi, Takjub, Keren, Modern.</text:span></text:span><text:span text:style-name="T1"> Sampul harus bisa bikin </text:span><text:soft-page-break/><text:span text:style-name="T1">remaja yang lihat langsung tertarik dan berpikir, "Wow, buku apa nih? Kayaknya seru!"</text:span></text:p>
            <text:p text:style-name="Text_20_body"><text:span text:style-name="Strong_20_Emphasis"><text:span text:style-name="T1">6. Catatan Tambahan:</text:span></text:span><text:span text:style-name="T1"> * Pastikan ada ruang yang cukup dan jelas untuk penempatan judul, subjudul, dan nama penulis agar mudah terbaca. * Komposisi sebaiknya dinamis, jangan terlalu simetris atau kaku. * Desain harus terlihat menarik baik dalam ukuran besar maupun kecil (misalnya saat ditampilkan sebagai thumbnail di toko online).</text:span></text:p>
            <text:p text:style-name="P498"/>
            <text:p text:style-name="P318">Semoga prompt ini bisa membantu menghasilkan desain sampul yang keren dan sesuai dengan target pembaca buku Anda!</text:p>
          </text:section>
          <text:section text:style-name="Sect1" text:name="feedback-form-81">
            <text:p text:style-name="P477"/>
          </text:section>
        </text:section>
      </text:section>
      <text:p text:style-name="P477"><draw:frame draw:style-name="fr1" draw:name="graphics1" text:anchor-type="as-char" svg:width="0.3335in" svg:height="0.3335in" draw:z-index="0"><draw:image xlink:href="https://lh3.googleusercontent.com/a/ACg8ocIW7ulqWVCireYBDVZg9sfHjUbpTtpteKVFoG1BsiEgEQLJvg=s64-c-mo" xlink:type="simple" xlink:show="embed" xlink:actuate="onLoad"/><svg:title>gambar profil</svg:title></draw:frame></text:p>
      <text:p text:style-name="P318">Buat Ringkasan Audio </text:p>
      <text:p text:style-name="P318"/>
      <text:p text:style-name="P477">Deep Research </text:p>
      <text:p text:style-name="P318">Canvas </text:p>
      <text:p text:style-name="P318">Gemini dapat membuat kesalahan, jadi periksa kembali responsnya</text:p>
      <text:p text:style-name="P477">Aplikasi Google</text:p>
      <text:p text:style-name="P477">Akun Google</text:p>
      <text:p text:style-name="P477">Ujang Amadu</text:p>
      <text:p text:style-name="P477">darminahdaryono@gmail.com</text:p>
      <text:section text:style-name="Sect1" text:name="cdk-live-announcer-0">
        <text:p text:style-name="P477"/>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tkinson Hyperlegible Next" svg:font-family="'Atkinson Hyperlegible Next'"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654in" fo:page-height="10.118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Jie </meta:initial-creator>
    <meta:creation-date>2025-04-13T14:19:00.84</meta:creation-date>
    <meta:document-statistic meta:table-count="0" meta:image-count="1" meta:object-count="0" meta:page-count="218" meta:paragraph-count="2205" meta:word-count="55725" meta:character-count="381014"/>
    <dc:date>2025-04-13T14:20:13.30</dc:date>
    <dc:creator>OJie </dc:creator>
    <meta:editing-duration>PT1M13S</meta:editing-duration>
    <meta:editing-cycles>1</meta:editing-cycles>
    <meta:generator>OpenOffice/4.1.15$Win32 OpenOffice.org_project/4115m2$Build-9813</meta:generator>
  </office:meta>
</office:document-meta>
</file>